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arial" svg:font-family="arial" style:font-family-generic="swiss"/>
  </office:font-face-decls>
  <office:automatic-styles>
    <style:style style:name="co1" style:family="table-column">
      <style:table-column-properties fo:break-before="auto" style:column-width="4.839in"/>
    </style:style>
    <style:style style:name="co2" style:family="table-column">
      <style:table-column-properties fo:break-before="auto" style:column-width="0.948in"/>
    </style:style>
    <style:style style:name="co3" style:family="table-column">
      <style:table-column-properties fo:break-before="auto" style:column-width="0.7055in"/>
    </style:style>
    <style:style style:name="co4" style:family="table-column">
      <style:table-column-properties fo:break-before="page" style:column-width="0.7055in"/>
    </style:style>
    <style:style style:name="co5" style:family="table-column">
      <style:table-column-properties fo:break-before="auto" style:column-width="4.0598in"/>
    </style:style>
    <style:style style:name="co6" style:family="table-column">
      <style:table-column-properties fo:break-before="auto" style:column-width="0.7173in"/>
    </style:style>
    <style:style style:name="co7" style:family="table-column">
      <style:table-column-properties fo:break-before="auto" style:column-width="0.6035in"/>
    </style:style>
    <style:style style:name="co8" style:family="table-column">
      <style:table-column-properties fo:break-before="auto" style:column-width="0.7252in"/>
    </style:style>
    <style:style style:name="co9" style:family="table-column">
      <style:table-column-properties fo:break-before="auto" style:column-width="0.889in"/>
    </style:style>
    <style:style style:name="co10" style:family="table-column">
      <style:table-column-properties fo:break-before="auto" style:column-width="2.7807in"/>
    </style:style>
    <style:style style:name="co11" style:family="table-column">
      <style:table-column-properties fo:break-before="auto" style:column-width="0.6016in"/>
    </style:style>
    <style:style style:name="ro1" style:family="table-row">
      <style:table-row-properties style:row-height="0.0311in" fo:break-before="auto" style:use-optimal-row-height="false"/>
    </style:style>
    <style:style style:name="ro2" style:family="table-row">
      <style:table-row-properties style:row-height="0.3543in" fo:break-before="auto" style:use-optimal-row-height="false"/>
    </style:style>
    <style:style style:name="ro3" style:family="table-row">
      <style:table-row-properties style:row-height="0.1917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083in" fo:break-before="auto" style:use-optimal-row-height="false"/>
    </style:style>
    <style:style style:name="ro6" style:family="table-row">
      <style:table-row-properties style:row-height="0.5102in" fo:break-before="auto" style:use-optimal-row-height="false"/>
    </style:style>
    <style:style style:name="ta1" style:family="table" style:master-page-name="PageStyle_5f_CBSA-MET-EST2019-ANNRES">
      <style:table-properties table:display="true" style:writing-mode="lr-tb"/>
    </style:style>
    <style:style style:name="ta2" style:family="table" style:master-page-name="Default">
      <style:table-properties table:display="true" style:writing-mode="lr-tb"/>
    </style:style>
    <number:number-style style:name="N3">
      <number:number number:decimal-places="0" number:min-decimal-places="0" number:min-integer-digits="1" number:grouping="true"/>
    </number:number-style>
    <number:date-style style:name="N76" number:automatic-order="true">
      <number:month number:style="long" number:textual="true"/>
      <number:text> </number:text>
      <number:day/>
      <number:text>, </number:text>
      <number:year number:style="long"/>
    </number:date-style>
    <style:style style:name="ce1" style:family="table-cell" style:parent-style-name="Default">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0.74pt solid #000000"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style>
    <style:style style:name="ce39"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1835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 style:family="table-cell" style:parent-style-name="Default">
      <style:table-cell-properties fo:border-bottom="none" style:cell-protect="none" style:print-content="true" style:diagonal-bl-tr="none" style:diagonal-tl-br="none" fo:border-left="0.74pt solid #000000" fo:border-right="0.74pt solid #000000" style:rotation-align="none" fo:border-top="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1835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1835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cell-protect="none"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fo:border-bottom="none"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9" style:family="table-cell" style:parent-style-name="Default">
      <style:table-cell-properties fo:border-bottom="none" fo:background-color="#ffff9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0" style:family="table-cell" style:parent-style-name="Default">
      <style:table-cell-properties fo:border-bottom="0.74pt solid #000000" fo:background-color="#ffff99" style:cell-protect="none"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table-cell-properties style:cell-protect="none" style:print-content="true" style:rotation-align="none"/>
    </style:style>
    <style:style style:name="ce52"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style>
    <style:style style:name="ce53" style:family="table-cell" style:parent-style-name="Default" style:data-style-name="N76">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data-style-name="N3">
      <style:table-cell-properties fo:border-bottom="none"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style>
    <style:style style:name="ce57" style:family="table-cell" style:parent-style-name="Default" style:data-style-name="N3">
      <style:table-cell-properties fo:border-bottom="0.74pt solid #0000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style>
    <style:style style:name="ce5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0"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2" style:family="table-cell" style:parent-style-name="Default">
      <style:table-cell-properties fo:background-color="#ffffff"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7" style:family="table-cell" style:parent-style-name="Default">
      <style:table-cell-properties fo:background-color="#ffffff" style:cell-protect="none" style:print-content="true" style:rotation-align="none"/>
    </style:style>
    <style:style style:name="ce68"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cell-protect="none" style:print-content="true" style:diagonal-bl-tr="none" style:diagonal-tl-br="none"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data-style-name="N127"/>
    <style:style style:name="ce11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data-style-name="N3">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status="enable" table:steps="1000" table:maximum-difference="0.0001"/>
      </table:calculation-settings>
      <table:table table:name="CBSA-MET-EST2019-ANNRES" table:style-name="ta1" table:print-ranges="'CBSA-MET-EST2019-ANNRES'.A2:'CBSA-MET-EST2019-ANNRES'.M437">
        <office:forms form:automatic-focus="false" form:apply-design-mode="false"/>
        <table:table-header-columns>
          <table:table-column table:style-name="co1" table:default-cell-style-name="ce51"/>
        </table:table-header-columns>
        <table:table-column table:style-name="co2" table:number-columns-repeated="12" table:default-cell-style-name="ce51"/>
        <table:table-column table:style-name="co3" table:number-columns-repeated="3" table:default-cell-style-name="ce51"/>
        <table:table-column table:style-name="co4" table:default-cell-style-name="ce51"/>
        <table:table-column table:style-name="co3" table:number-columns-repeated="1007" table:default-cell-style-name="ce51"/>
        <table:table-row table:style-name="ro1">
          <table:table-cell table:style-name="ce1" office:value-type="string" calcext:value-type="string" table:number-columns-spanned="13" table:number-rows-spanned="1">
            <text:p>table with row headers in column A and column headers in rows 3 through 4 (leading dots indicate sub-parts)</text:p>
          </table:table-cell>
          <table:covered-table-cell table:number-columns-repeated="12" table:style-name="ce1"/>
          <table:table-cell table:number-columns-repeated="1011"/>
        </table:table-row>
        <table:table-header-rows>
          <table:table-row table:style-name="ro2">
            <table:table-cell table:style-name="ce36" office:value-type="string" calcext:value-type="string" table:number-columns-spanned="13" table:number-rows-spanned="1">
              <text:p>Annual Estimates of the Resident Population for Metropolitan Statistical Areas in the United States and Puerto Rico: April 1, 2010 to July 1, 2019</text:p>
            </table:table-cell>
            <table:covered-table-cell table:number-columns-repeated="12" table:style-name="ce52"/>
            <table:table-cell table:number-columns-repeated="1011"/>
          </table:table-row>
        </table:table-header-rows>
        <table:table-row table:style-name="ro3">
          <table:table-cell table:style-name="ce37" office:value-type="string" calcext:value-type="string" table:number-columns-spanned="1" table:number-rows-spanned="2">
            <text:p>Geographic Area</text:p>
          </table:table-cell>
          <table:table-cell table:style-name="ce53" office:value-type="date" office:date-value="2010-04-01" calcext:value-type="date" table:number-columns-spanned="2" table:number-rows-spanned="1">
            <text:p>April 1, 2010</text:p>
          </table:table-cell>
          <table:covered-table-cell table:style-name="ce54"/>
          <table:table-cell table:style-name="ce62" office:value-type="string" calcext:value-type="string" table:number-columns-spanned="10" table:number-rows-spanned="1">
            <text:p>Population Estimate (as of July 1)</text:p>
          </table:table-cell>
          <table:covered-table-cell table:number-columns-repeated="9" table:style-name="ce54"/>
          <table:table-cell table:style-name="ce67" table:number-columns-repeated="1011"/>
        </table:table-row>
        <table:table-row table:style-name="ro4">
          <table:covered-table-cell table:style-name="ce38"/>
          <table:table-cell table:style-name="ce54" office:value-type="string" calcext:value-type="string">
            <text:p>Census</text:p>
          </table:table-cell>
          <table:table-cell table:style-name="ce54" office:value-type="string" calcext:value-type="string">
            <text:p>Estimates Base</text:p>
          </table:table-cell>
          <table:table-cell table:style-name="ce54" office:value-type="float" office:value="2010" calcext:value-type="float">
            <text:p>2010</text:p>
          </table:table-cell>
          <table:table-cell table:style-name="ce54" office:value-type="float" office:value="2011" calcext:value-type="float">
            <text:p>2011</text:p>
          </table:table-cell>
          <table:table-cell table:style-name="ce54" office:value-type="float" office:value="2012" calcext:value-type="float">
            <text:p>2012</text:p>
          </table:table-cell>
          <table:table-cell table:style-name="ce54" office:value-type="float" office:value="2013" calcext:value-type="float">
            <text:p>2013</text:p>
          </table:table-cell>
          <table:table-cell table:style-name="ce54" office:value-type="float" office:value="2014" calcext:value-type="float">
            <text:p>2014</text:p>
          </table:table-cell>
          <table:table-cell table:style-name="ce54" office:value-type="float" office:value="2015" calcext:value-type="float">
            <text:p>2015</text:p>
          </table:table-cell>
          <table:table-cell table:style-name="ce54" office:value-type="float" office:value="2016" calcext:value-type="float">
            <text:p>2016</text:p>
          </table:table-cell>
          <table:table-cell table:style-name="ce54" office:value-type="float" office:value="2017" calcext:value-type="float">
            <text:p>2017</text:p>
          </table:table-cell>
          <table:table-cell table:style-name="ce54" office:value-type="float" office:value="2018" calcext:value-type="float">
            <text:p>2018</text:p>
          </table:table-cell>
          <table:table-cell table:style-name="ce54" office:value-type="float" office:value="2019" calcext:value-type="float">
            <text:p>2019</text:p>
          </table:table-cell>
          <table:table-cell table:style-name="ce68" table:number-columns-repeated="1011"/>
        </table:table-row>
        <table:table-row table:style-name="ro5">
          <table:table-cell table:style-name="ce39" office:value-type="string" calcext:value-type="string">
            <text:p>United States</text:p>
          </table:table-cell>
          <table:table-cell table:style-name="ce55" office:value-type="float" office:value="308745538" calcext:value-type="float">
            <text:p>308,745,538</text:p>
          </table:table-cell>
          <table:table-cell table:style-name="ce55" office:value-type="float" office:value="308758105" calcext:value-type="float">
            <text:p>308,758,105</text:p>
          </table:table-cell>
          <table:table-cell table:style-name="ce55" office:value-type="float" office:value="309321666" calcext:value-type="float">
            <text:p>309,321,666</text:p>
          </table:table-cell>
          <table:table-cell table:style-name="ce55" office:value-type="float" office:value="311556874" calcext:value-type="float">
            <text:p>311,556,874</text:p>
          </table:table-cell>
          <table:table-cell table:style-name="ce55" office:value-type="float" office:value="313830990" calcext:value-type="float">
            <text:p>313,830,990</text:p>
          </table:table-cell>
          <table:table-cell table:style-name="ce55" office:value-type="float" office:value="315993715" calcext:value-type="float">
            <text:p>315,993,715</text:p>
          </table:table-cell>
          <table:table-cell table:style-name="ce55" office:value-type="float" office:value="318301008" calcext:value-type="float">
            <text:p>318,301,008</text:p>
          </table:table-cell>
          <table:table-cell table:style-name="ce55" office:value-type="float" office:value="320635163" calcext:value-type="float">
            <text:p>320,635,163</text:p>
          </table:table-cell>
          <table:table-cell table:style-name="ce55" office:value-type="float" office:value="322941311" calcext:value-type="float">
            <text:p>322,941,311</text:p>
          </table:table-cell>
          <table:table-cell table:style-name="ce55" office:value-type="float" office:value="324985539" calcext:value-type="float">
            <text:p>324,985,539</text:p>
          </table:table-cell>
          <table:table-cell table:style-name="ce55" office:value-type="float" office:value="326687501" calcext:value-type="float">
            <text:p>326,687,501</text:p>
          </table:table-cell>
          <table:table-cell table:style-name="ce55" office:value-type="float" office:value="328239523" calcext:value-type="float">
            <text:p>328,239,523</text:p>
          </table:table-cell>
          <table:table-cell table:number-columns-repeated="1011"/>
        </table:table-row>
        <table:table-row table:style-name="ro3">
          <table:table-cell table:style-name="ce40" office:value-type="string" calcext:value-type="string">
            <text:p>In Metropolitan Statistical Area</text:p>
          </table:table-cell>
          <table:table-cell table:style-name="ce55" office:value-type="float" office:value="263096669" calcext:value-type="float">
            <text:p>263,096,669</text:p>
          </table:table-cell>
          <table:table-cell table:style-name="ce55" office:value-type="float" office:value="263107172" calcext:value-type="float">
            <text:p>263,107,172</text:p>
          </table:table-cell>
          <table:table-cell table:style-name="ce55" office:value-type="float" office:value="263659728" calcext:value-type="float">
            <text:p>263,659,728</text:p>
          </table:table-cell>
          <table:table-cell table:style-name="ce55" office:value-type="float" office:value="265915286" calcext:value-type="float">
            <text:p>265,915,286</text:p>
          </table:table-cell>
          <table:table-cell table:style-name="ce55" office:value-type="float" office:value="268257389" calcext:value-type="float">
            <text:p>268,257,389</text:p>
          </table:table-cell>
          <table:table-cell table:style-name="ce55" office:value-type="float" office:value="270477083" calcext:value-type="float">
            <text:p>270,477,083</text:p>
          </table:table-cell>
          <table:table-cell table:style-name="ce55" office:value-type="float" office:value="272833441" calcext:value-type="float">
            <text:p>272,833,441</text:p>
          </table:table-cell>
          <table:table-cell table:style-name="ce55" office:value-type="float" office:value="275213195" calcext:value-type="float">
            <text:p>275,213,195</text:p>
          </table:table-cell>
          <table:table-cell table:style-name="ce55" office:value-type="float" office:value="277549076" calcext:value-type="float">
            <text:p>277,549,076</text:p>
          </table:table-cell>
          <table:table-cell table:style-name="ce55" office:value-type="float" office:value="279600181" calcext:value-type="float">
            <text:p>279,600,181</text:p>
          </table:table-cell>
          <table:table-cell table:style-name="ce55" office:value-type="float" office:value="281282516" calcext:value-type="float">
            <text:p>281,282,516</text:p>
          </table:table-cell>
          <table:table-cell table:style-name="ce55" office:value-type="float" office:value="282828515" calcext:value-type="float">
            <text:p>282,828,515</text:p>
          </table:table-cell>
          <table:table-cell table:number-columns-repeated="1011"/>
        </table:table-row>
        <table:table-row table:style-name="ro3">
          <table:table-cell table:style-name="ce41" office:value-type="string" calcext:value-type="string">
            <text:p>.<text:span text:style-name="T1">New York-Newark-Jersey City, NY-NJ-PA Metro Area</text:span></text:p>
          </table:table-cell>
          <table:table-cell table:style-name="ce56" office:value-type="float" office:value="18897109" calcext:value-type="float">
            <text:p>18,897,109</text:p>
          </table:table-cell>
          <table:table-cell table:style-name="ce56" office:value-type="float" office:value="18896277" calcext:value-type="float">
            <text:p>18,896,277</text:p>
          </table:table-cell>
          <table:table-cell table:style-name="ce56" office:value-type="float" office:value="18923407" calcext:value-type="float">
            <text:p>18,923,407</text:p>
          </table:table-cell>
          <table:table-cell table:style-name="ce56" office:value-type="float" office:value="19052774" calcext:value-type="float">
            <text:p>19,052,774</text:p>
          </table:table-cell>
          <table:table-cell table:style-name="ce56" office:value-type="float" office:value="19149689" calcext:value-type="float">
            <text:p>19,149,689</text:p>
          </table:table-cell>
          <table:table-cell table:style-name="ce56" office:value-type="float" office:value="19226449" calcext:value-type="float">
            <text:p>19,226,449</text:p>
          </table:table-cell>
          <table:table-cell table:style-name="ce56" office:value-type="float" office:value="19280929" calcext:value-type="float">
            <text:p>19,280,929</text:p>
          </table:table-cell>
          <table:table-cell table:style-name="ce56" office:value-type="float" office:value="19320968" calcext:value-type="float">
            <text:p>19,320,968</text:p>
          </table:table-cell>
          <table:table-cell table:style-name="ce56" office:value-type="float" office:value="19334778" calcext:value-type="float">
            <text:p>19,334,778</text:p>
          </table:table-cell>
          <table:table-cell table:style-name="ce56" office:value-type="float" office:value="19322607" calcext:value-type="float">
            <text:p>19,322,607</text:p>
          </table:table-cell>
          <table:table-cell table:style-name="ce56" office:value-type="float" office:value="19276644" calcext:value-type="float">
            <text:p>19,276,644</text:p>
          </table:table-cell>
          <table:table-cell table:style-name="ce56" office:value-type="float" office:value="19216182" calcext:value-type="float">
            <text:p>19,216,182</text:p>
          </table:table-cell>
          <table:table-cell table:number-columns-repeated="1011"/>
        </table:table-row>
        <table:table-row table:style-name="ro3">
          <table:table-cell table:style-name="ce41" office:value-type="string" calcext:value-type="string">
            <text:p>.<text:span text:style-name="T1">Los Angeles-Long Beach-Anaheim, CA Metro Area</text:span></text:p>
          </table:table-cell>
          <table:table-cell table:style-name="ce56" office:value-type="float" office:value="12828837" calcext:value-type="float">
            <text:p>12,828,837</text:p>
          </table:table-cell>
          <table:table-cell table:style-name="ce56" office:value-type="float" office:value="12828957" calcext:value-type="float">
            <text:p>12,828,957</text:p>
          </table:table-cell>
          <table:table-cell table:style-name="ce56" office:value-type="float" office:value="12838417" calcext:value-type="float">
            <text:p>12,838,417</text:p>
          </table:table-cell>
          <table:table-cell table:style-name="ce56" office:value-type="float" office:value="12925753" calcext:value-type="float">
            <text:p>12,925,753</text:p>
          </table:table-cell>
          <table:table-cell table:style-name="ce56" office:value-type="float" office:value="13013443" calcext:value-type="float">
            <text:p>13,013,443</text:p>
          </table:table-cell>
          <table:table-cell table:style-name="ce56" office:value-type="float" office:value="13097434" calcext:value-type="float">
            <text:p>13,097,434</text:p>
          </table:table-cell>
          <table:table-cell table:style-name="ce56" office:value-type="float" office:value="13166609" calcext:value-type="float">
            <text:p>13,166,609</text:p>
          </table:table-cell>
          <table:table-cell table:style-name="ce56" office:value-type="float" office:value="13234696" calcext:value-type="float">
            <text:p>13,234,696</text:p>
          </table:table-cell>
          <table:table-cell table:style-name="ce56" office:value-type="float" office:value="13270694" calcext:value-type="float">
            <text:p>13,270,694</text:p>
          </table:table-cell>
          <table:table-cell table:style-name="ce56" office:value-type="float" office:value="13278000" calcext:value-type="float">
            <text:p>13,278,000</text:p>
          </table:table-cell>
          <table:table-cell table:style-name="ce56" office:value-type="float" office:value="13249879" calcext:value-type="float">
            <text:p>13,249,879</text:p>
          </table:table-cell>
          <table:table-cell table:style-name="ce56" office:value-type="float" office:value="13214799" calcext:value-type="float">
            <text:p>13,214,799</text:p>
          </table:table-cell>
          <table:table-cell table:number-columns-repeated="1011"/>
        </table:table-row>
        <table:table-row table:style-name="ro3">
          <table:table-cell table:style-name="ce42" office:value-type="string" calcext:value-type="string">
            <text:p>..<text:span text:style-name="T1">New York-Jersey City-White Plains, NY-NJ Metro Division</text:span></text:p>
          </table:table-cell>
          <table:table-cell table:style-name="ce56" office:value-type="float" office:value="11576251" calcext:value-type="float">
            <text:p>11,576,251</text:p>
          </table:table-cell>
          <table:table-cell table:style-name="ce56" office:value-type="float" office:value="11576585" calcext:value-type="float">
            <text:p>11,576,585</text:p>
          </table:table-cell>
          <table:table-cell table:style-name="ce56" office:value-type="float" office:value="11596935" calcext:value-type="float">
            <text:p>11,596,935</text:p>
          </table:table-cell>
          <table:table-cell table:style-name="ce56" office:value-type="float" office:value="11705381" calcext:value-type="float">
            <text:p>11,705,381</text:p>
          </table:table-cell>
          <table:table-cell table:style-name="ce56" office:value-type="float" office:value="11795260" calcext:value-type="float">
            <text:p>11,795,260</text:p>
          </table:table-cell>
          <table:table-cell table:style-name="ce56" office:value-type="float" office:value="11860369" calcext:value-type="float">
            <text:p>11,860,369</text:p>
          </table:table-cell>
          <table:table-cell table:style-name="ce56" office:value-type="float" office:value="11909597" calcext:value-type="float">
            <text:p>11,909,597</text:p>
          </table:table-cell>
          <table:table-cell table:style-name="ce56" office:value-type="float" office:value="11949438" calcext:value-type="float">
            <text:p>11,949,438</text:p>
          </table:table-cell>
          <table:table-cell table:style-name="ce56" office:value-type="float" office:value="11962294" calcext:value-type="float">
            <text:p>11,962,294</text:p>
          </table:table-cell>
          <table:table-cell table:style-name="ce56" office:value-type="float" office:value="11940293" calcext:value-type="float">
            <text:p>11,940,293</text:p>
          </table:table-cell>
          <table:table-cell table:style-name="ce56" office:value-type="float" office:value="11890560" calcext:value-type="float">
            <text:p>11,890,560</text:p>
          </table:table-cell>
          <table:table-cell table:style-name="ce56" office:value-type="float" office:value="11834851" calcext:value-type="float">
            <text:p>11,834,851</text:p>
          </table:table-cell>
          <table:table-cell table:number-columns-repeated="1011"/>
        </table:table-row>
        <table:table-row table:style-name="ro3">
          <table:table-cell table:style-name="ce42" office:value-type="string" calcext:value-type="string">
            <text:p>..<text:span text:style-name="T1">Los Angeles-Long Beach-Glendale, CA Metro Division</text:span></text:p>
          </table:table-cell>
          <table:table-cell table:style-name="ce56" office:value-type="float" office:value="9818605" calcext:value-type="float">
            <text:p>9,818,605</text:p>
          </table:table-cell>
          <table:table-cell table:style-name="ce56" office:value-type="float" office:value="9819968" calcext:value-type="float">
            <text:p>9,819,968</text:p>
          </table:table-cell>
          <table:table-cell table:style-name="ce56" office:value-type="float" office:value="9823246" calcext:value-type="float">
            <text:p>9,823,246</text:p>
          </table:table-cell>
          <table:table-cell table:style-name="ce56" office:value-type="float" office:value="9876482" calcext:value-type="float">
            <text:p>9,876,482</text:p>
          </table:table-cell>
          <table:table-cell table:style-name="ce56" office:value-type="float" office:value="9935375" calcext:value-type="float">
            <text:p>9,935,375</text:p>
          </table:table-cell>
          <table:table-cell table:style-name="ce56" office:value-type="float" office:value="9992484" calcext:value-type="float">
            <text:p>9,992,484</text:p>
          </table:table-cell>
          <table:table-cell table:style-name="ce56" office:value-type="float" office:value="10040072" calcext:value-type="float">
            <text:p>10,040,072</text:p>
          </table:table-cell>
          <table:table-cell table:style-name="ce56" office:value-type="float" office:value="10085416" calcext:value-type="float">
            <text:p>10,085,416</text:p>
          </table:table-cell>
          <table:table-cell table:style-name="ce56" office:value-type="float" office:value="10105708" calcext:value-type="float">
            <text:p>10,105,708</text:p>
          </table:table-cell>
          <table:table-cell table:style-name="ce56" office:value-type="float" office:value="10103711" calcext:value-type="float">
            <text:p>10,103,711</text:p>
          </table:table-cell>
          <table:table-cell table:style-name="ce56" office:value-type="float" office:value="10073906" calcext:value-type="float">
            <text:p>10,073,906</text:p>
          </table:table-cell>
          <table:table-cell table:style-name="ce56" office:value-type="float" office:value="10039107" calcext:value-type="float">
            <text:p>10,039,107</text:p>
          </table:table-cell>
          <table:table-cell table:number-columns-repeated="1011"/>
        </table:table-row>
        <table:table-row table:style-name="ro3">
          <table:table-cell table:style-name="ce41" office:value-type="string" calcext:value-type="string">
            <text:p>.<text:span text:style-name="T1">Chicago-Naperville-Elgin, IL-IN-WI Metro Area</text:span></text:p>
          </table:table-cell>
          <table:table-cell table:style-name="ce56" office:value-type="float" office:value="9461105" calcext:value-type="float">
            <text:p>9,461,105</text:p>
          </table:table-cell>
          <table:table-cell table:style-name="ce56" office:value-type="float" office:value="9461537" calcext:value-type="float">
            <text:p>9,461,537</text:p>
          </table:table-cell>
          <table:table-cell table:style-name="ce56" office:value-type="float" office:value="9470634" calcext:value-type="float">
            <text:p>9,470,634</text:p>
          </table:table-cell>
          <table:table-cell table:style-name="ce56" office:value-type="float" office:value="9500870" calcext:value-type="float">
            <text:p>9,500,870</text:p>
          </table:table-cell>
          <table:table-cell table:style-name="ce56" office:value-type="float" office:value="9528090" calcext:value-type="float">
            <text:p>9,528,090</text:p>
          </table:table-cell>
          <table:table-cell table:style-name="ce56" office:value-type="float" office:value="9550194" calcext:value-type="float">
            <text:p>9,550,194</text:p>
          </table:table-cell>
          <table:table-cell table:style-name="ce56" office:value-type="float" office:value="9560430" calcext:value-type="float">
            <text:p>9,560,430</text:p>
          </table:table-cell>
          <table:table-cell table:style-name="ce56" office:value-type="float" office:value="9552554" calcext:value-type="float">
            <text:p>9,552,554</text:p>
          </table:table-cell>
          <table:table-cell table:style-name="ce56" office:value-type="float" office:value="9533662" calcext:value-type="float">
            <text:p>9,533,662</text:p>
          </table:table-cell>
          <table:table-cell table:style-name="ce56" office:value-type="float" office:value="9514113" calcext:value-type="float">
            <text:p>9,514,113</text:p>
          </table:table-cell>
          <table:table-cell table:style-name="ce56" office:value-type="float" office:value="9484158" calcext:value-type="float">
            <text:p>9,484,158</text:p>
          </table:table-cell>
          <table:table-cell table:style-name="ce56" office:value-type="float" office:value="9458539" calcext:value-type="float">
            <text:p>9,458,539</text:p>
          </table:table-cell>
          <table:table-cell table:number-columns-repeated="1011"/>
        </table:table-row>
        <table:table-row table:style-name="ro3">
          <table:table-cell table:style-name="ce41" office:value-type="string" calcext:value-type="string">
            <text:p>.<text:span text:style-name="T1">Dallas-Fort Worth-Arlington, TX Metro Area</text:span></text:p>
          </table:table-cell>
          <table:table-cell table:style-name="ce56" office:value-type="float" office:value="6366542" calcext:value-type="float">
            <text:p>6,366,542</text:p>
          </table:table-cell>
          <table:table-cell table:style-name="ce56" office:value-type="float" office:value="6366537" calcext:value-type="float">
            <text:p>6,366,537</text:p>
          </table:table-cell>
          <table:table-cell table:style-name="ce56" office:value-type="float" office:value="6392065" calcext:value-type="float">
            <text:p>6,392,065</text:p>
          </table:table-cell>
          <table:table-cell table:style-name="ce56" office:value-type="float" office:value="6510544" calcext:value-type="float">
            <text:p>6,510,544</text:p>
          </table:table-cell>
          <table:table-cell table:style-name="ce56" office:value-type="float" office:value="6644559" calcext:value-type="float">
            <text:p>6,644,559</text:p>
          </table:table-cell>
          <table:table-cell table:style-name="ce56" office:value-type="float" office:value="6753889" calcext:value-type="float">
            <text:p>6,753,889</text:p>
          </table:table-cell>
          <table:table-cell table:style-name="ce56" office:value-type="float" office:value="6889769" calcext:value-type="float">
            <text:p>6,889,769</text:p>
          </table:table-cell>
          <table:table-cell table:style-name="ce56" office:value-type="float" office:value="7042566" calcext:value-type="float">
            <text:p>7,042,566</text:p>
          </table:table-cell>
          <table:table-cell table:style-name="ce56" office:value-type="float" office:value="7194758" calcext:value-type="float">
            <text:p>7,194,758</text:p>
          </table:table-cell>
          <table:table-cell table:style-name="ce56" office:value-type="float" office:value="7337097" calcext:value-type="float">
            <text:p>7,337,097</text:p>
          </table:table-cell>
          <table:table-cell table:style-name="ce56" office:value-type="float" office:value="7455756" calcext:value-type="float">
            <text:p>7,455,756</text:p>
          </table:table-cell>
          <table:table-cell table:style-name="ce56" office:value-type="float" office:value="7573136" calcext:value-type="float">
            <text:p>7,573,136</text:p>
          </table:table-cell>
          <table:table-cell table:number-columns-repeated="1011"/>
        </table:table-row>
        <table:table-row table:style-name="ro3">
          <table:table-cell table:style-name="ce42" office:value-type="string" calcext:value-type="string">
            <text:p>..<text:span text:style-name="T1">Chicago-Naperville-Evanston, IL Metro Division</text:span></text:p>
          </table:table-cell>
          <table:table-cell table:style-name="ce56" office:value-type="float" office:value="7147982" calcext:value-type="float">
            <text:p>7,147,982</text:p>
          </table:table-cell>
          <table:table-cell table:style-name="ce56" office:value-type="float" office:value="7148308" calcext:value-type="float">
            <text:p>7,148,308</text:p>
          </table:table-cell>
          <table:table-cell table:style-name="ce56" office:value-type="float" office:value="7155089" calcext:value-type="float">
            <text:p>7,155,089</text:p>
          </table:table-cell>
          <table:table-cell table:style-name="ce56" office:value-type="float" office:value="7184041" calcext:value-type="float">
            <text:p>7,184,041</text:p>
          </table:table-cell>
          <table:table-cell table:style-name="ce56" office:value-type="float" office:value="7208884" calcext:value-type="float">
            <text:p>7,208,884</text:p>
          </table:table-cell>
          <table:table-cell table:style-name="ce56" office:value-type="float" office:value="7226632" calcext:value-type="float">
            <text:p>7,226,632</text:p>
          </table:table-cell>
          <table:table-cell table:style-name="ce56" office:value-type="float" office:value="7230949" calcext:value-type="float">
            <text:p>7,230,949</text:p>
          </table:table-cell>
          <table:table-cell table:style-name="ce56" office:value-type="float" office:value="7221509" calcext:value-type="float">
            <text:p>7,221,509</text:p>
          </table:table-cell>
          <table:table-cell table:style-name="ce56" office:value-type="float" office:value="7201332" calcext:value-type="float">
            <text:p>7,201,332</text:p>
          </table:table-cell>
          <table:table-cell table:style-name="ce56" office:value-type="float" office:value="7180002" calcext:value-type="float">
            <text:p>7,180,002</text:p>
          </table:table-cell>
          <table:table-cell table:style-name="ce56" office:value-type="float" office:value="7149580" calcext:value-type="float">
            <text:p>7,149,580</text:p>
          </table:table-cell>
          <table:table-cell table:style-name="ce56" office:value-type="float" office:value="7122725" calcext:value-type="float">
            <text:p>7,122,725</text:p>
          </table:table-cell>
          <table:table-cell table:number-columns-repeated="1011"/>
        </table:table-row>
        <table:table-row table:style-name="ro3">
          <table:table-cell table:style-name="ce41" office:value-type="string" calcext:value-type="string">
            <text:p>.<text:span text:style-name="T1">Houston-The Woodlands-Sugar Land, TX Metro Area</text:span></text:p>
          </table:table-cell>
          <table:table-cell table:style-name="ce56" office:value-type="float" office:value="5920416" calcext:value-type="float">
            <text:p>5,920,416</text:p>
          </table:table-cell>
          <table:table-cell table:style-name="ce56" office:value-type="float" office:value="5920487" calcext:value-type="float">
            <text:p>5,920,487</text:p>
          </table:table-cell>
          <table:table-cell table:style-name="ce56" office:value-type="float" office:value="5947236" calcext:value-type="float">
            <text:p>5,947,236</text:p>
          </table:table-cell>
          <table:table-cell table:style-name="ce56" office:value-type="float" office:value="6056193" calcext:value-type="float">
            <text:p>6,056,193</text:p>
          </table:table-cell>
          <table:table-cell table:style-name="ce56" office:value-type="float" office:value="6183531" calcext:value-type="float">
            <text:p>6,183,531</text:p>
          </table:table-cell>
          <table:table-cell table:style-name="ce56" office:value-type="float" office:value="6328208" calcext:value-type="float">
            <text:p>6,328,208</text:p>
          </table:table-cell>
          <table:table-cell table:style-name="ce56" office:value-type="float" office:value="6500199" calcext:value-type="float">
            <text:p>6,500,199</text:p>
          </table:table-cell>
          <table:table-cell table:style-name="ce56" office:value-type="float" office:value="6671808" calcext:value-type="float">
            <text:p>6,671,808</text:p>
          </table:table-cell>
          <table:table-cell table:style-name="ce56" office:value-type="float" office:value="6806503" calcext:value-type="float">
            <text:p>6,806,503</text:p>
          </table:table-cell>
          <table:table-cell table:style-name="ce56" office:value-type="float" office:value="6900090" calcext:value-type="float">
            <text:p>6,900,090</text:p>
          </table:table-cell>
          <table:table-cell table:style-name="ce56" office:value-type="float" office:value="6976147" calcext:value-type="float">
            <text:p>6,976,147</text:p>
          </table:table-cell>
          <table:table-cell table:style-name="ce56" office:value-type="float" office:value="7066141" calcext:value-type="float">
            <text:p>7,066,141</text:p>
          </table:table-cell>
          <table:table-cell table:number-columns-repeated="1011"/>
        </table:table-row>
        <table:table-row table:style-name="ro3">
          <table:table-cell table:style-name="ce41" office:value-type="string" calcext:value-type="string">
            <text:p>.<text:span text:style-name="T1">Washington-Arlington-Alexandria, DC-VA-MD-WV Metro Area</text:span></text:p>
          </table:table-cell>
          <table:table-cell table:style-name="ce56" office:value-type="float" office:value="5649540" calcext:value-type="float">
            <text:p>5,649,540</text:p>
          </table:table-cell>
          <table:table-cell table:style-name="ce56" office:value-type="float" office:value="5649688" calcext:value-type="float">
            <text:p>5,649,688</text:p>
          </table:table-cell>
          <table:table-cell table:style-name="ce56" office:value-type="float" office:value="5678491" calcext:value-type="float">
            <text:p>5,678,491</text:p>
          </table:table-cell>
          <table:table-cell table:style-name="ce56" office:value-type="float" office:value="5782319" calcext:value-type="float">
            <text:p>5,782,319</text:p>
          </table:table-cell>
          <table:table-cell table:style-name="ce56" office:value-type="float" office:value="5878942" calcext:value-type="float">
            <text:p>5,878,942</text:p>
          </table:table-cell>
          <table:table-cell table:style-name="ce56" office:value-type="float" office:value="5963312" calcext:value-type="float">
            <text:p>5,963,312</text:p>
          </table:table-cell>
          <table:table-cell table:style-name="ce56" office:value-type="float" office:value="6031945" calcext:value-type="float">
            <text:p>6,031,945</text:p>
          </table:table-cell>
          <table:table-cell table:style-name="ce56" office:value-type="float" office:value="6093950" calcext:value-type="float">
            <text:p>6,093,950</text:p>
          </table:table-cell>
          <table:table-cell table:style-name="ce56" office:value-type="float" office:value="6149301" calcext:value-type="float">
            <text:p>6,149,301</text:p>
          </table:table-cell>
          <table:table-cell table:style-name="ce56" office:value-type="float" office:value="6211341" calcext:value-type="float">
            <text:p>6,211,341</text:p>
          </table:table-cell>
          <table:table-cell table:style-name="ce56" office:value-type="float" office:value="6247841" calcext:value-type="float">
            <text:p>6,247,841</text:p>
          </table:table-cell>
          <table:table-cell table:style-name="ce56" office:value-type="float" office:value="6280487" calcext:value-type="float">
            <text:p>6,280,487</text:p>
          </table:table-cell>
          <table:table-cell table:number-columns-repeated="1011"/>
        </table:table-row>
        <table:table-row table:style-name="ro3">
          <table:table-cell table:style-name="ce41" office:value-type="string" calcext:value-type="string">
            <text:p>.<text:span text:style-name="T1">Miami-Fort Lauderdale-Pompano Beach, FL Metro Area</text:span></text:p>
          </table:table-cell>
          <table:table-cell table:style-name="ce56" office:value-type="float" office:value="5564635" calcext:value-type="float">
            <text:p>5,564,635</text:p>
          </table:table-cell>
          <table:table-cell table:style-name="ce56" office:value-type="float" office:value="5566274" calcext:value-type="float">
            <text:p>5,566,274</text:p>
          </table:table-cell>
          <table:table-cell table:style-name="ce56" office:value-type="float" office:value="5583394" calcext:value-type="float">
            <text:p>5,583,394</text:p>
          </table:table-cell>
          <table:table-cell table:style-name="ce56" office:value-type="float" office:value="5668271" calcext:value-type="float">
            <text:p>5,668,271</text:p>
          </table:table-cell>
          <table:table-cell table:style-name="ce56" office:value-type="float" office:value="5745743" calcext:value-type="float">
            <text:p>5,745,743</text:p>
          </table:table-cell>
          <table:table-cell table:style-name="ce56" office:value-type="float" office:value="5822754" calcext:value-type="float">
            <text:p>5,822,754</text:p>
          </table:table-cell>
          <table:table-cell table:style-name="ce56" office:value-type="float" office:value="5893858" calcext:value-type="float">
            <text:p>5,893,858</text:p>
          </table:table-cell>
          <table:table-cell table:style-name="ce56" office:value-type="float" office:value="5969135" calcext:value-type="float">
            <text:p>5,969,135</text:p>
          </table:table-cell>
          <table:table-cell table:style-name="ce56" office:value-type="float" office:value="6055686" calcext:value-type="float">
            <text:p>6,055,686</text:p>
          </table:table-cell>
          <table:table-cell table:style-name="ce56" office:value-type="float" office:value="6118155" calcext:value-type="float">
            <text:p>6,118,155</text:p>
          </table:table-cell>
          <table:table-cell table:style-name="ce56" office:value-type="float" office:value="6143837" calcext:value-type="float">
            <text:p>6,143,837</text:p>
          </table:table-cell>
          <table:table-cell table:style-name="ce56" office:value-type="float" office:value="6166488" calcext:value-type="float">
            <text:p>6,166,488</text:p>
          </table:table-cell>
          <table:table-cell table:number-columns-repeated="1011"/>
        </table:table-row>
        <table:table-row table:style-name="ro3">
          <table:table-cell table:style-name="ce41" office:value-type="string" calcext:value-type="string">
            <text:p>.<text:span text:style-name="T1">Philadelphia-Camden-Wilmington, PA-NJ-DE-MD Metro Area</text:span></text:p>
          </table:table-cell>
          <table:table-cell table:style-name="ce56" office:value-type="float" office:value="5965343" calcext:value-type="float">
            <text:p>5,965,343</text:p>
          </table:table-cell>
          <table:table-cell table:style-name="ce56" office:value-type="float" office:value="5965677" calcext:value-type="float">
            <text:p>5,965,677</text:p>
          </table:table-cell>
          <table:table-cell table:style-name="ce56" office:value-type="float" office:value="5970899" calcext:value-type="float">
            <text:p>5,970,899</text:p>
          </table:table-cell>
          <table:table-cell table:style-name="ce56" office:value-type="float" office:value="5996232" calcext:value-type="float">
            <text:p>5,996,232</text:p>
          </table:table-cell>
          <table:table-cell table:style-name="ce56" office:value-type="float" office:value="6016616" calcext:value-type="float">
            <text:p>6,016,616</text:p>
          </table:table-cell>
          <table:table-cell table:style-name="ce56" office:value-type="float" office:value="6030134" calcext:value-type="float">
            <text:p>6,030,134</text:p>
          </table:table-cell>
          <table:table-cell table:style-name="ce56" office:value-type="float" office:value="6046382" calcext:value-type="float">
            <text:p>6,046,382</text:p>
          </table:table-cell>
          <table:table-cell table:style-name="ce56" office:value-type="float" office:value="6056816" calcext:value-type="float">
            <text:p>6,056,816</text:p>
          </table:table-cell>
          <table:table-cell table:style-name="ce56" office:value-type="float" office:value="6066661" calcext:value-type="float">
            <text:p>6,066,661</text:p>
          </table:table-cell>
          <table:table-cell table:style-name="ce56" office:value-type="float" office:value="6078522" calcext:value-type="float">
            <text:p>6,078,522</text:p>
          </table:table-cell>
          <table:table-cell table:style-name="ce56" office:value-type="float" office:value="6091208" calcext:value-type="float">
            <text:p>6,091,208</text:p>
          </table:table-cell>
          <table:table-cell table:style-name="ce56" office:value-type="float" office:value="6102434" calcext:value-type="float">
            <text:p>6,102,434</text:p>
          </table:table-cell>
          <table:table-cell table:number-columns-repeated="1011"/>
        </table:table-row>
        <table:table-row table:style-name="ro3">
          <table:table-cell table:style-name="ce41" office:value-type="string" calcext:value-type="string">
            <text:p>.<text:span text:style-name="T1">Atlanta-Sandy Springs-Alpharetta, GA Metro Area</text:span></text:p>
          </table:table-cell>
          <table:table-cell table:style-name="ce56" office:value-type="float" office:value="5286728" calcext:value-type="float">
            <text:p>5,286,728</text:p>
          </table:table-cell>
          <table:table-cell table:style-name="ce56" office:value-type="float" office:value="5286718" calcext:value-type="float">
            <text:p>5,286,718</text:p>
          </table:table-cell>
          <table:table-cell table:style-name="ce56" office:value-type="float" office:value="5302598" calcext:value-type="float">
            <text:p>5,302,598</text:p>
          </table:table-cell>
          <table:table-cell table:style-name="ce56" office:value-type="float" office:value="5366462" calcext:value-type="float">
            <text:p>5,366,462</text:p>
          </table:table-cell>
          <table:table-cell table:style-name="ce56" office:value-type="float" office:value="5444473" calcext:value-type="float">
            <text:p>5,444,473</text:p>
          </table:table-cell>
          <table:table-cell table:style-name="ce56" office:value-type="float" office:value="5510530" calcext:value-type="float">
            <text:p>5,510,530</text:p>
          </table:table-cell>
          <table:table-cell table:style-name="ce56" office:value-type="float" office:value="5593204" calcext:value-type="float">
            <text:p>5,593,204</text:p>
          </table:table-cell>
          <table:table-cell table:style-name="ce56" office:value-type="float" office:value="5686048" calcext:value-type="float">
            <text:p>5,686,048</text:p>
          </table:table-cell>
          <table:table-cell table:style-name="ce56" office:value-type="float" office:value="5787965" calcext:value-type="float">
            <text:p>5,787,965</text:p>
          </table:table-cell>
          <table:table-cell table:style-name="ce56" office:value-type="float" office:value="5872432" calcext:value-type="float">
            <text:p>5,872,432</text:p>
          </table:table-cell>
          <table:table-cell table:style-name="ce56" office:value-type="float" office:value="5945303" calcext:value-type="float">
            <text:p>5,945,303</text:p>
          </table:table-cell>
          <table:table-cell table:style-name="ce56" office:value-type="float" office:value="6020364" calcext:value-type="float">
            <text:p>6,020,364</text:p>
          </table:table-cell>
          <table:table-cell table:number-columns-repeated="1011"/>
        </table:table-row>
        <table:table-row table:style-name="ro3">
          <table:table-cell table:style-name="ce42" office:value-type="string" calcext:value-type="string">
            <text:p>..<text:span text:style-name="T1">Dallas-Plano-Irving, TX Metro Division</text:span></text:p>
          </table:table-cell>
          <table:table-cell table:style-name="ce56" office:value-type="float" office:value="4230520" calcext:value-type="float">
            <text:p>4,230,520</text:p>
          </table:table-cell>
          <table:table-cell table:style-name="ce56" office:value-type="float" office:value="4228853" calcext:value-type="float">
            <text:p>4,228,853</text:p>
          </table:table-cell>
          <table:table-cell table:style-name="ce56" office:value-type="float" office:value="4246890" calcext:value-type="float">
            <text:p>4,246,890</text:p>
          </table:table-cell>
          <table:table-cell table:style-name="ce56" office:value-type="float" office:value="4332281" calcext:value-type="float">
            <text:p>4,332,281</text:p>
          </table:table-cell>
          <table:table-cell table:style-name="ce56" office:value-type="float" office:value="4429033" calcext:value-type="float">
            <text:p>4,429,033</text:p>
          </table:table-cell>
          <table:table-cell table:style-name="ce56" office:value-type="float" office:value="4505783" calcext:value-type="float">
            <text:p>4,505,783</text:p>
          </table:table-cell>
          <table:table-cell table:style-name="ce56" office:value-type="float" office:value="4603065" calcext:value-type="float">
            <text:p>4,603,065</text:p>
          </table:table-cell>
          <table:table-cell table:style-name="ce56" office:value-type="float" office:value="4709844" calcext:value-type="float">
            <text:p>4,709,844</text:p>
          </table:table-cell>
          <table:table-cell table:style-name="ce56" office:value-type="float" office:value="4814994" calcext:value-type="float">
            <text:p>4,814,994</text:p>
          </table:table-cell>
          <table:table-cell table:style-name="ce56" office:value-type="float" office:value="4914285" calcext:value-type="float">
            <text:p>4,914,285</text:p>
          </table:table-cell>
          <table:table-cell table:style-name="ce56" office:value-type="float" office:value="4996835" calcext:value-type="float">
            <text:p>4,996,835</text:p>
          </table:table-cell>
          <table:table-cell table:style-name="ce56" office:value-type="float" office:value="5081942" calcext:value-type="float">
            <text:p>5,081,942</text:p>
          </table:table-cell>
          <table:table-cell table:number-columns-repeated="1011"/>
        </table:table-row>
        <table:table-row table:style-name="ro3">
          <table:table-cell table:style-name="ce42" office:value-type="string" calcext:value-type="string">
            <text:p>..<text:span text:style-name="T1">Washington-Arlington-Alexandria, DC-VA-MD-WV Metro Division</text:span></text:p>
          </table:table-cell>
          <table:table-cell table:style-name="ce56" office:value-type="float" office:value="4444378" calcext:value-type="float">
            <text:p>4,444,378</text:p>
          </table:table-cell>
          <table:table-cell table:style-name="ce56" office:value-type="float" office:value="4445001" calcext:value-type="float">
            <text:p>4,445,001</text:p>
          </table:table-cell>
          <table:table-cell table:style-name="ce56" office:value-type="float" office:value="4468671" calcext:value-type="float">
            <text:p>4,468,671</text:p>
          </table:table-cell>
          <table:table-cell table:style-name="ce56" office:value-type="float" office:value="4553850" calcext:value-type="float">
            <text:p>4,553,850</text:p>
          </table:table-cell>
          <table:table-cell table:style-name="ce56" office:value-type="float" office:value="4634218" calcext:value-type="float">
            <text:p>4,634,218</text:p>
          </table:table-cell>
          <table:table-cell table:style-name="ce56" office:value-type="float" office:value="4707011" calcext:value-type="float">
            <text:p>4,707,011</text:p>
          </table:table-cell>
          <table:table-cell table:style-name="ce56" office:value-type="float" office:value="4763947" calcext:value-type="float">
            <text:p>4,763,947</text:p>
          </table:table-cell>
          <table:table-cell table:style-name="ce56" office:value-type="float" office:value="4816135" calcext:value-type="float">
            <text:p>4,816,135</text:p>
          </table:table-cell>
          <table:table-cell table:style-name="ce56" office:value-type="float" office:value="4863456" calcext:value-type="float">
            <text:p>4,863,456</text:p>
          </table:table-cell>
          <table:table-cell table:style-name="ce56" office:value-type="float" office:value="4913897" calcext:value-type="float">
            <text:p>4,913,897</text:p>
          </table:table-cell>
          <table:table-cell table:style-name="ce56" office:value-type="float" office:value="4944420" calcext:value-type="float">
            <text:p>4,944,420</text:p>
          </table:table-cell>
          <table:table-cell table:style-name="ce56" office:value-type="float" office:value="4970252" calcext:value-type="float">
            <text:p>4,970,252</text:p>
          </table:table-cell>
          <table:table-cell table:number-columns-repeated="1011"/>
        </table:table-row>
        <table:table-row table:style-name="ro3">
          <table:table-cell table:style-name="ce41" office:value-type="string" calcext:value-type="string">
            <text:p>.<text:span text:style-name="T1">Phoenix-Mesa-Chandler, AZ Metro Area</text:span></text:p>
          </table:table-cell>
          <table:table-cell table:style-name="ce56" office:value-type="float" office:value="4192887" calcext:value-type="float">
            <text:p>4,192,887</text:p>
          </table:table-cell>
          <table:table-cell table:style-name="ce56" office:value-type="float" office:value="4193129" calcext:value-type="float">
            <text:p>4,193,129</text:p>
          </table:table-cell>
          <table:table-cell table:style-name="ce56" office:value-type="float" office:value="4204204" calcext:value-type="float">
            <text:p>4,204,204</text:p>
          </table:table-cell>
          <table:table-cell table:style-name="ce56" office:value-type="float" office:value="4253037" calcext:value-type="float">
            <text:p>4,253,037</text:p>
          </table:table-cell>
          <table:table-cell table:style-name="ce56" office:value-type="float" office:value="4329756" calcext:value-type="float">
            <text:p>4,329,756</text:p>
          </table:table-cell>
          <table:table-cell table:style-name="ce56" office:value-type="float" office:value="4403121" calcext:value-type="float">
            <text:p>4,403,121</text:p>
          </table:table-cell>
          <table:table-cell table:style-name="ce56" office:value-type="float" office:value="4488970" calcext:value-type="float">
            <text:p>4,488,970</text:p>
          </table:table-cell>
          <table:table-cell table:style-name="ce56" office:value-type="float" office:value="4578519" calcext:value-type="float">
            <text:p>4,578,519</text:p>
          </table:table-cell>
          <table:table-cell table:style-name="ce56" office:value-type="float" office:value="4673336" calcext:value-type="float">
            <text:p>4,673,336</text:p>
          </table:table-cell>
          <table:table-cell table:style-name="ce56" office:value-type="float" office:value="4758748" calcext:value-type="float">
            <text:p>4,758,748</text:p>
          </table:table-cell>
          <table:table-cell table:style-name="ce56" office:value-type="float" office:value="4849209" calcext:value-type="float">
            <text:p>4,849,209</text:p>
          </table:table-cell>
          <table:table-cell table:style-name="ce56" office:value-type="float" office:value="4948203" calcext:value-type="float">
            <text:p>4,948,203</text:p>
          </table:table-cell>
          <table:table-cell table:number-columns-repeated="1011"/>
        </table:table-row>
        <table:table-row table:style-name="ro3">
          <table:table-cell table:style-name="ce41" office:value-type="string" calcext:value-type="string">
            <text:p>.<text:span text:style-name="T1">Boston-Cambridge-Newton, MA-NH Metro Area</text:span></text:p>
          </table:table-cell>
          <table:table-cell table:style-name="ce56" office:value-type="float" office:value="4552402" calcext:value-type="float">
            <text:p>4,552,402</text:p>
          </table:table-cell>
          <table:table-cell table:style-name="ce56" office:value-type="float" office:value="4552595" calcext:value-type="float">
            <text:p>4,552,595</text:p>
          </table:table-cell>
          <table:table-cell table:style-name="ce56" office:value-type="float" office:value="4566348" calcext:value-type="float">
            <text:p>4,566,348</text:p>
          </table:table-cell>
          <table:table-cell table:style-name="ce56" office:value-type="float" office:value="4609790" calcext:value-type="float">
            <text:p>4,609,790</text:p>
          </table:table-cell>
          <table:table-cell table:style-name="ce56" office:value-type="float" office:value="4656593" calcext:value-type="float">
            <text:p>4,656,593</text:p>
          </table:table-cell>
          <table:table-cell table:style-name="ce56" office:value-type="float" office:value="4702877" calcext:value-type="float">
            <text:p>4,702,877</text:p>
          </table:table-cell>
          <table:table-cell table:style-name="ce56" office:value-type="float" office:value="4746931" calcext:value-type="float">
            <text:p>4,746,931</text:p>
          </table:table-cell>
          <table:table-cell table:style-name="ce56" office:value-type="float" office:value="4778340" calcext:value-type="float">
            <text:p>4,778,340</text:p>
          </table:table-cell>
          <table:table-cell table:style-name="ce56" office:value-type="float" office:value="4809061" calcext:value-type="float">
            <text:p>4,809,061</text:p>
          </table:table-cell>
          <table:table-cell table:style-name="ce56" office:value-type="float" office:value="4841772" calcext:value-type="float">
            <text:p>4,841,772</text:p>
          </table:table-cell>
          <table:table-cell table:style-name="ce56" office:value-type="float" office:value="4859536" calcext:value-type="float">
            <text:p>4,859,536</text:p>
          </table:table-cell>
          <table:table-cell table:style-name="ce56" office:value-type="float" office:value="4873019" calcext:value-type="float">
            <text:p>4,873,019</text:p>
          </table:table-cell>
          <table:table-cell table:number-columns-repeated="1011"/>
        </table:table-row>
        <table:table-row table:style-name="ro3">
          <table:table-cell table:style-name="ce41" office:value-type="string" calcext:value-type="string">
            <text:p>.<text:span text:style-name="T1">San Francisco-Oakland-Berkeley, CA Metro Area</text:span></text:p>
          </table:table-cell>
          <table:table-cell table:style-name="ce56" office:value-type="float" office:value="4335391" calcext:value-type="float">
            <text:p>4,335,391</text:p>
          </table:table-cell>
          <table:table-cell table:style-name="ce56" office:value-type="float" office:value="4335593" calcext:value-type="float">
            <text:p>4,335,593</text:p>
          </table:table-cell>
          <table:table-cell table:style-name="ce56" office:value-type="float" office:value="4343634" calcext:value-type="float">
            <text:p>4,343,634</text:p>
          </table:table-cell>
          <table:table-cell table:style-name="ce56" office:value-type="float" office:value="4395725" calcext:value-type="float">
            <text:p>4,395,725</text:p>
          </table:table-cell>
          <table:table-cell table:style-name="ce56" office:value-type="float" office:value="4455473" calcext:value-type="float">
            <text:p>4,455,473</text:p>
          </table:table-cell>
          <table:table-cell table:style-name="ce56" office:value-type="float" office:value="4519636" calcext:value-type="float">
            <text:p>4,519,636</text:p>
          </table:table-cell>
          <table:table-cell table:style-name="ce56" office:value-type="float" office:value="4584981" calcext:value-type="float">
            <text:p>4,584,981</text:p>
          </table:table-cell>
          <table:table-cell table:style-name="ce56" office:value-type="float" office:value="4647924" calcext:value-type="float">
            <text:p>4,647,924</text:p>
          </table:table-cell>
          <table:table-cell table:style-name="ce56" office:value-type="float" office:value="4688198" calcext:value-type="float">
            <text:p>4,688,198</text:p>
          </table:table-cell>
          <table:table-cell table:style-name="ce56" office:value-type="float" office:value="4712421" calcext:value-type="float">
            <text:p>4,712,421</text:p>
          </table:table-cell>
          <table:table-cell table:style-name="ce56" office:value-type="float" office:value="4726314" calcext:value-type="float">
            <text:p>4,726,314</text:p>
          </table:table-cell>
          <table:table-cell table:style-name="ce56" office:value-type="float" office:value="4731803" calcext:value-type="float">
            <text:p>4,731,803</text:p>
          </table:table-cell>
          <table:table-cell table:number-columns-repeated="1011"/>
        </table:table-row>
        <table:table-row table:style-name="ro3">
          <table:table-cell table:style-name="ce41" office:value-type="string" calcext:value-type="string">
            <text:p>.<text:span text:style-name="T1">Riverside-San Bernardino-Ontario, CA Metro Area</text:span></text:p>
          </table:table-cell>
          <table:table-cell table:style-name="ce56" office:value-type="float" office:value="4224851" calcext:value-type="float">
            <text:p>4,224,851</text:p>
          </table:table-cell>
          <table:table-cell table:style-name="ce56" office:value-type="float" office:value="4224948" calcext:value-type="float">
            <text:p>4,224,948</text:p>
          </table:table-cell>
          <table:table-cell table:style-name="ce56" office:value-type="float" office:value="4242424" calcext:value-type="float">
            <text:p>4,242,424</text:p>
          </table:table-cell>
          <table:table-cell table:style-name="ce56" office:value-type="float" office:value="4294897" calcext:value-type="float">
            <text:p>4,294,897</text:p>
          </table:table-cell>
          <table:table-cell table:style-name="ce56" office:value-type="float" office:value="4334716" calcext:value-type="float">
            <text:p>4,334,716</text:p>
          </table:table-cell>
          <table:table-cell table:style-name="ce56" office:value-type="float" office:value="4369493" calcext:value-type="float">
            <text:p>4,369,493</text:p>
          </table:table-cell>
          <table:table-cell table:style-name="ce56" office:value-type="float" office:value="4415343" calcext:value-type="float">
            <text:p>4,415,343</text:p>
          </table:table-cell>
          <table:table-cell table:style-name="ce56" office:value-type="float" office:value="4461227" calcext:value-type="float">
            <text:p>4,461,227</text:p>
          </table:table-cell>
          <table:table-cell table:style-name="ce56" office:value-type="float" office:value="4512041" calcext:value-type="float">
            <text:p>4,512,041</text:p>
          </table:table-cell>
          <table:table-cell table:style-name="ce56" office:value-type="float" office:value="4565909" calcext:value-type="float">
            <text:p>4,565,909</text:p>
          </table:table-cell>
          <table:table-cell table:style-name="ce56" office:value-type="float" office:value="4612542" calcext:value-type="float">
            <text:p>4,612,542</text:p>
          </table:table-cell>
          <table:table-cell table:style-name="ce56" office:value-type="float" office:value="4650631" calcext:value-type="float">
            <text:p>4,650,631</text:p>
          </table:table-cell>
          <table:table-cell table:number-columns-repeated="1011"/>
        </table:table-row>
        <table:table-row table:style-name="ro3">
          <table:table-cell table:style-name="ce41" office:value-type="string" calcext:value-type="string">
            <text:p>.<text:span text:style-name="T1">Detroit-Warren-Dearborn, MI Metro Area</text:span></text:p>
          </table:table-cell>
          <table:table-cell table:style-name="ce56" office:value-type="float" office:value="4296250" calcext:value-type="float">
            <text:p>4,296,250</text:p>
          </table:table-cell>
          <table:table-cell table:style-name="ce56" office:value-type="float" office:value="4296227" calcext:value-type="float">
            <text:p>4,296,227</text:p>
          </table:table-cell>
          <table:table-cell table:style-name="ce56" office:value-type="float" office:value="4291508" calcext:value-type="float">
            <text:p>4,291,508</text:p>
          </table:table-cell>
          <table:table-cell table:style-name="ce56" office:value-type="float" office:value="4291696" calcext:value-type="float">
            <text:p>4,291,696</text:p>
          </table:table-cell>
          <table:table-cell table:style-name="ce56" office:value-type="float" office:value="4300864" calcext:value-type="float">
            <text:p>4,300,864</text:p>
          </table:table-cell>
          <table:table-cell table:style-name="ce56" office:value-type="float" office:value="4305587" calcext:value-type="float">
            <text:p>4,305,587</text:p>
          </table:table-cell>
          <table:table-cell table:style-name="ce56" office:value-type="float" office:value="4311194" calcext:value-type="float">
            <text:p>4,311,194</text:p>
          </table:table-cell>
          <table:table-cell table:style-name="ce56" office:value-type="float" office:value="4309673" calcext:value-type="float">
            <text:p>4,309,673</text:p>
          </table:table-cell>
          <table:table-cell table:style-name="ce56" office:value-type="float" office:value="4316260" calcext:value-type="float">
            <text:p>4,316,260</text:p>
          </table:table-cell>
          <table:table-cell table:style-name="ce56" office:value-type="float" office:value="4321593" calcext:value-type="float">
            <text:p>4,321,593</text:p>
          </table:table-cell>
          <table:table-cell table:style-name="ce56" office:value-type="float" office:value="4322084" calcext:value-type="float">
            <text:p>4,322,084</text:p>
          </table:table-cell>
          <table:table-cell table:style-name="ce56" office:value-type="float" office:value="4319629" calcext:value-type="float">
            <text:p>4,319,629</text:p>
          </table:table-cell>
          <table:table-cell table:number-columns-repeated="1011"/>
        </table:table-row>
        <table:table-row table:style-name="ro3">
          <table:table-cell table:style-name="ce41" office:value-type="string" calcext:value-type="string">
            <text:p>.<text:span text:style-name="T1">Seattle-Tacoma-Bellevue, WA Metro Area</text:span></text:p>
          </table:table-cell>
          <table:table-cell table:style-name="ce56" office:value-type="float" office:value="3439809" calcext:value-type="float">
            <text:p>3,439,809</text:p>
          </table:table-cell>
          <table:table-cell table:style-name="ce56" office:value-type="float" office:value="3439808" calcext:value-type="float">
            <text:p>3,439,808</text:p>
          </table:table-cell>
          <table:table-cell table:style-name="ce56" office:value-type="float" office:value="3449241" calcext:value-type="float">
            <text:p>3,449,241</text:p>
          </table:table-cell>
          <table:table-cell table:style-name="ce56" office:value-type="float" office:value="3503891" calcext:value-type="float">
            <text:p>3,503,891</text:p>
          </table:table-cell>
          <table:table-cell table:style-name="ce56" office:value-type="float" office:value="3558829" calcext:value-type="float">
            <text:p>3,558,829</text:p>
          </table:table-cell>
          <table:table-cell table:style-name="ce56" office:value-type="float" office:value="3612347" calcext:value-type="float">
            <text:p>3,612,347</text:p>
          </table:table-cell>
          <table:table-cell table:style-name="ce56" office:value-type="float" office:value="3675160" calcext:value-type="float">
            <text:p>3,675,160</text:p>
          </table:table-cell>
          <table:table-cell table:style-name="ce56" office:value-type="float" office:value="3739654" calcext:value-type="float">
            <text:p>3,739,654</text:p>
          </table:table-cell>
          <table:table-cell table:style-name="ce56" office:value-type="float" office:value="3816355" calcext:value-type="float">
            <text:p>3,816,355</text:p>
          </table:table-cell>
          <table:table-cell table:style-name="ce56" office:value-type="float" office:value="3885579" calcext:value-type="float">
            <text:p>3,885,579</text:p>
          </table:table-cell>
          <table:table-cell table:style-name="ce56" office:value-type="float" office:value="3935179" calcext:value-type="float">
            <text:p>3,935,179</text:p>
          </table:table-cell>
          <table:table-cell table:style-name="ce56" office:value-type="float" office:value="3979845" calcext:value-type="float">
            <text:p>3,979,845</text:p>
          </table:table-cell>
          <table:table-cell table:number-columns-repeated="1011"/>
        </table:table-row>
        <table:table-row table:style-name="ro3">
          <table:table-cell table:style-name="ce41" office:value-type="string" calcext:value-type="string">
            <text:p>.<text:span text:style-name="T1">Minneapolis-St. Paul-Bloomington, MN-WI Metro Area</text:span></text:p>
          </table:table-cell>
          <table:table-cell table:style-name="ce56" office:value-type="float" office:value="3333633" calcext:value-type="float">
            <text:p>3,333,633</text:p>
          </table:table-cell>
          <table:table-cell table:style-name="ce56" office:value-type="float" office:value="3333628" calcext:value-type="float">
            <text:p>3,333,628</text:p>
          </table:table-cell>
          <table:table-cell table:style-name="ce56" office:value-type="float" office:value="3340007" calcext:value-type="float">
            <text:p>3,340,007</text:p>
          </table:table-cell>
          <table:table-cell table:style-name="ce56" office:value-type="float" office:value="3373392" calcext:value-type="float">
            <text:p>3,373,392</text:p>
          </table:table-cell>
          <table:table-cell table:style-name="ce56" office:value-type="float" office:value="3405952" calcext:value-type="float">
            <text:p>3,405,952</text:p>
          </table:table-cell>
          <table:table-cell table:style-name="ce56" office:value-type="float" office:value="3440782" calcext:value-type="float">
            <text:p>3,440,782</text:p>
          </table:table-cell>
          <table:table-cell table:style-name="ce56" office:value-type="float" office:value="3476192" calcext:value-type="float">
            <text:p>3,476,192</text:p>
          </table:table-cell>
          <table:table-cell table:style-name="ce56" office:value-type="float" office:value="3503728" calcext:value-type="float">
            <text:p>3,503,728</text:p>
          </table:table-cell>
          <table:table-cell table:style-name="ce56" office:value-type="float" office:value="3538527" calcext:value-type="float">
            <text:p>3,538,527</text:p>
          </table:table-cell>
          <table:table-cell table:style-name="ce56" office:value-type="float" office:value="3575699" calcext:value-type="float">
            <text:p>3,575,699</text:p>
          </table:table-cell>
          <table:table-cell table:style-name="ce56" office:value-type="float" office:value="3610061" calcext:value-type="float">
            <text:p>3,610,061</text:p>
          </table:table-cell>
          <table:table-cell table:style-name="ce56" office:value-type="float" office:value="3640043" calcext:value-type="float">
            <text:p>3,640,043</text:p>
          </table:table-cell>
          <table:table-cell table:number-columns-repeated="1011"/>
        </table:table-row>
        <table:table-row table:style-name="ro3">
          <table:table-cell table:style-name="ce41" office:value-type="string" calcext:value-type="string">
            <text:p>.<text:span text:style-name="T1">San Diego-Chula Vista-Carlsbad, CA Metro Area</text:span></text:p>
          </table:table-cell>
          <table:table-cell table:style-name="ce56" office:value-type="float" office:value="3095313" calcext:value-type="float">
            <text:p>3,095,313</text:p>
          </table:table-cell>
          <table:table-cell table:style-name="ce56" office:value-type="float" office:value="3095349" calcext:value-type="float">
            <text:p>3,095,349</text:p>
          </table:table-cell>
          <table:table-cell table:style-name="ce56" office:value-type="float" office:value="3103212" calcext:value-type="float">
            <text:p>3,103,212</text:p>
          </table:table-cell>
          <table:table-cell table:style-name="ce56" office:value-type="float" office:value="3137156" calcext:value-type="float">
            <text:p>3,137,156</text:p>
          </table:table-cell>
          <table:table-cell table:style-name="ce56" office:value-type="float" office:value="3174335" calcext:value-type="float">
            <text:p>3,174,335</text:p>
          </table:table-cell>
          <table:table-cell table:style-name="ce56" office:value-type="float" office:value="3209768" calcext:value-type="float">
            <text:p>3,209,768</text:p>
          </table:table-cell>
          <table:table-cell table:style-name="ce56" office:value-type="float" office:value="3248877" calcext:value-type="float">
            <text:p>3,248,877</text:p>
          </table:table-cell>
          <table:table-cell table:style-name="ce56" office:value-type="float" office:value="3280850" calcext:value-type="float">
            <text:p>3,280,850</text:p>
          </table:table-cell>
          <table:table-cell table:style-name="ce56" office:value-type="float" office:value="3306089" calcext:value-type="float">
            <text:p>3,306,089</text:p>
          </table:table-cell>
          <table:table-cell table:style-name="ce56" office:value-type="float" office:value="3321237" calcext:value-type="float">
            <text:p>3,321,237</text:p>
          </table:table-cell>
          <table:table-cell table:style-name="ce56" office:value-type="float" office:value="3333861" calcext:value-type="float">
            <text:p>3,333,861</text:p>
          </table:table-cell>
          <table:table-cell table:style-name="ce56" office:value-type="float" office:value="3338330" calcext:value-type="float">
            <text:p>3,338,330</text:p>
          </table:table-cell>
          <table:table-cell table:number-columns-repeated="1011"/>
        </table:table-row>
        <table:table-row table:style-name="ro3">
          <table:table-cell table:style-name="ce41" office:value-type="string" calcext:value-type="string">
            <text:p>.<text:span text:style-name="T1">Tampa-St. Petersburg-Clearwater, FL Metro Area</text:span></text:p>
          </table:table-cell>
          <table:table-cell table:style-name="ce56" office:value-type="float" office:value="2783243" calcext:value-type="float">
            <text:p>2,783,243</text:p>
          </table:table-cell>
          <table:table-cell table:style-name="ce56" office:value-type="float" office:value="2783485" calcext:value-type="float">
            <text:p>2,783,485</text:p>
          </table:table-cell>
          <table:table-cell table:style-name="ce56" office:value-type="float" office:value="2788366" calcext:value-type="float">
            <text:p>2,788,366</text:p>
          </table:table-cell>
          <table:table-cell table:style-name="ce56" office:value-type="float" office:value="2813269" calcext:value-type="float">
            <text:p>2,813,269</text:p>
          </table:table-cell>
          <table:table-cell table:style-name="ce56" office:value-type="float" office:value="2843636" calcext:value-type="float">
            <text:p>2,843,636</text:p>
          </table:table-cell>
          <table:table-cell table:style-name="ce56" office:value-type="float" office:value="2880536" calcext:value-type="float">
            <text:p>2,880,536</text:p>
          </table:table-cell>
          <table:table-cell table:style-name="ce56" office:value-type="float" office:value="2927395" calcext:value-type="float">
            <text:p>2,927,395</text:p>
          </table:table-cell>
          <table:table-cell table:style-name="ce56" office:value-type="float" office:value="2983928" calcext:value-type="float">
            <text:p>2,983,928</text:p>
          </table:table-cell>
          <table:table-cell table:style-name="ce56" office:value-type="float" office:value="3048963" calcext:value-type="float">
            <text:p>3,048,963</text:p>
          </table:table-cell>
          <table:table-cell table:style-name="ce56" office:value-type="float" office:value="3106922" calcext:value-type="float">
            <text:p>3,106,922</text:p>
          </table:table-cell>
          <table:table-cell table:style-name="ce56" office:value-type="float" office:value="3154649" calcext:value-type="float">
            <text:p>3,154,649</text:p>
          </table:table-cell>
          <table:table-cell table:style-name="ce56" office:value-type="float" office:value="3194831" calcext:value-type="float">
            <text:p>3,194,831</text:p>
          </table:table-cell>
          <table:table-cell table:number-columns-repeated="1011"/>
        </table:table-row>
        <table:table-row table:style-name="ro3">
          <table:table-cell table:style-name="ce42" office:value-type="string" calcext:value-type="string">
            <text:p>..<text:span text:style-name="T1">Anaheim-Santa Ana-Irvine, CA Metro Division</text:span></text:p>
          </table:table-cell>
          <table:table-cell table:style-name="ce56" office:value-type="float" office:value="3010232" calcext:value-type="float">
            <text:p>3,010,232</text:p>
          </table:table-cell>
          <table:table-cell table:style-name="ce56" office:value-type="float" office:value="3008989" calcext:value-type="float">
            <text:p>3,008,989</text:p>
          </table:table-cell>
          <table:table-cell table:style-name="ce56" office:value-type="float" office:value="3015171" calcext:value-type="float">
            <text:p>3,015,171</text:p>
          </table:table-cell>
          <table:table-cell table:style-name="ce56" office:value-type="float" office:value="3049271" calcext:value-type="float">
            <text:p>3,049,271</text:p>
          </table:table-cell>
          <table:table-cell table:style-name="ce56" office:value-type="float" office:value="3078068" calcext:value-type="float">
            <text:p>3,078,068</text:p>
          </table:table-cell>
          <table:table-cell table:style-name="ce56" office:value-type="float" office:value="3104950" calcext:value-type="float">
            <text:p>3,104,950</text:p>
          </table:table-cell>
          <table:table-cell table:style-name="ce56" office:value-type="float" office:value="3126537" calcext:value-type="float">
            <text:p>3,126,537</text:p>
          </table:table-cell>
          <table:table-cell table:style-name="ce56" office:value-type="float" office:value="3149280" calcext:value-type="float">
            <text:p>3,149,280</text:p>
          </table:table-cell>
          <table:table-cell table:style-name="ce56" office:value-type="float" office:value="3164986" calcext:value-type="float">
            <text:p>3,164,986</text:p>
          </table:table-cell>
          <table:table-cell table:style-name="ce56" office:value-type="float" office:value="3174289" calcext:value-type="float">
            <text:p>3,174,289</text:p>
          </table:table-cell>
          <table:table-cell table:style-name="ce56" office:value-type="float" office:value="3175973" calcext:value-type="float">
            <text:p>3,175,973</text:p>
          </table:table-cell>
          <table:table-cell table:style-name="ce56" office:value-type="float" office:value="3175692" calcext:value-type="float">
            <text:p>3,175,692</text:p>
          </table:table-cell>
          <table:table-cell table:number-columns-repeated="1011"/>
        </table:table-row>
        <table:table-row table:style-name="ro3">
          <table:table-cell table:style-name="ce42" office:value-type="string" calcext:value-type="string">
            <text:p>..<text:span text:style-name="T1">Seattle-Bellevue-Kent, WA Metro Division</text:span></text:p>
          </table:table-cell>
          <table:table-cell table:style-name="ce56" office:value-type="float" office:value="2644584" calcext:value-type="float">
            <text:p>2,644,584</text:p>
          </table:table-cell>
          <table:table-cell table:style-name="ce56" office:value-type="float" office:value="2644586" calcext:value-type="float">
            <text:p>2,644,586</text:p>
          </table:table-cell>
          <table:table-cell table:style-name="ce56" office:value-type="float" office:value="2653851" calcext:value-type="float">
            <text:p>2,653,851</text:p>
          </table:table-cell>
          <table:table-cell table:style-name="ce56" office:value-type="float" office:value="2696268" calcext:value-type="float">
            <text:p>2,696,268</text:p>
          </table:table-cell>
          <table:table-cell table:style-name="ce56" office:value-type="float" office:value="2743294" calcext:value-type="float">
            <text:p>2,743,294</text:p>
          </table:table-cell>
          <table:table-cell table:style-name="ce56" office:value-type="float" office:value="2791335" calcext:value-type="float">
            <text:p>2,791,335</text:p>
          </table:table-cell>
          <table:table-cell table:style-name="ce56" office:value-type="float" office:value="2842464" calcext:value-type="float">
            <text:p>2,842,464</text:p>
          </table:table-cell>
          <table:table-cell table:style-name="ce56" office:value-type="float" office:value="2895876" calcext:value-type="float">
            <text:p>2,895,876</text:p>
          </table:table-cell>
          <table:table-cell table:style-name="ce56" office:value-type="float" office:value="2953460" calcext:value-type="float">
            <text:p>2,953,460</text:p>
          </table:table-cell>
          <table:table-cell table:style-name="ce56" office:value-type="float" office:value="3005925" calcext:value-type="float">
            <text:p>3,005,925</text:p>
          </table:table-cell>
          <table:table-cell table:style-name="ce56" office:value-type="float" office:value="3041423" calcext:value-type="float">
            <text:p>3,041,423</text:p>
          </table:table-cell>
          <table:table-cell table:style-name="ce56" office:value-type="float" office:value="3074865" calcext:value-type="float">
            <text:p>3,074,865</text:p>
          </table:table-cell>
          <table:table-cell table:number-columns-repeated="1011"/>
        </table:table-row>
        <table:table-row table:style-name="ro3">
          <table:table-cell table:style-name="ce41" office:value-type="string" calcext:value-type="string">
            <text:p>.<text:span text:style-name="T1">Denver-Aurora-Lakewood, CO Metro Area</text:span></text:p>
          </table:table-cell>
          <table:table-cell table:style-name="ce56" office:value-type="float" office:value="2543482" calcext:value-type="float">
            <text:p>2,543,482</text:p>
          </table:table-cell>
          <table:table-cell table:style-name="ce56" office:value-type="float" office:value="2543608" calcext:value-type="float">
            <text:p>2,543,608</text:p>
          </table:table-cell>
          <table:table-cell table:style-name="ce56" office:value-type="float" office:value="2554523" calcext:value-type="float">
            <text:p>2,554,523</text:p>
          </table:table-cell>
          <table:table-cell table:style-name="ce56" office:value-type="float" office:value="2602918" calcext:value-type="float">
            <text:p>2,602,918</text:p>
          </table:table-cell>
          <table:table-cell table:style-name="ce56" office:value-type="float" office:value="2650274" calcext:value-type="float">
            <text:p>2,650,274</text:p>
          </table:table-cell>
          <table:table-cell table:style-name="ce56" office:value-type="float" office:value="2700529" calcext:value-type="float">
            <text:p>2,700,529</text:p>
          </table:table-cell>
          <table:table-cell table:style-name="ce56" office:value-type="float" office:value="2753973" calcext:value-type="float">
            <text:p>2,753,973</text:p>
          </table:table-cell>
          <table:table-cell table:style-name="ce56" office:value-type="float" office:value="2812896" calcext:value-type="float">
            <text:p>2,812,896</text:p>
          </table:table-cell>
          <table:table-cell table:style-name="ce56" office:value-type="float" office:value="2856755" calcext:value-type="float">
            <text:p>2,856,755</text:p>
          </table:table-cell>
          <table:table-cell table:style-name="ce56" office:value-type="float" office:value="2891776" calcext:value-type="float">
            <text:p>2,891,776</text:p>
          </table:table-cell>
          <table:table-cell table:style-name="ce56" office:value-type="float" office:value="2931665" calcext:value-type="float">
            <text:p>2,931,665</text:p>
          </table:table-cell>
          <table:table-cell table:style-name="ce56" office:value-type="float" office:value="2967239" calcext:value-type="float">
            <text:p>2,967,239</text:p>
          </table:table-cell>
          <table:table-cell table:number-columns-repeated="1011"/>
        </table:table-row>
        <table:table-row table:style-name="ro3">
          <table:table-cell table:style-name="ce42" office:value-type="string" calcext:value-type="string">
            <text:p>..<text:span text:style-name="T1">Nassau County-Suffolk County, NY Metro Division</text:span></text:p>
          </table:table-cell>
          <table:table-cell table:style-name="ce56" office:value-type="float" office:value="2832882" calcext:value-type="float">
            <text:p>2,832,882</text:p>
          </table:table-cell>
          <table:table-cell table:style-name="ce56" office:value-type="float" office:value="2832996" calcext:value-type="float">
            <text:p>2,832,996</text:p>
          </table:table-cell>
          <table:table-cell table:style-name="ce56" office:value-type="float" office:value="2836008" calcext:value-type="float">
            <text:p>2,836,008</text:p>
          </table:table-cell>
          <table:table-cell table:style-name="ce56" office:value-type="float" office:value="2845115" calcext:value-type="float">
            <text:p>2,845,115</text:p>
          </table:table-cell>
          <table:table-cell table:style-name="ce56" office:value-type="float" office:value="2846598" calcext:value-type="float">
            <text:p>2,846,598</text:p>
          </table:table-cell>
          <table:table-cell table:style-name="ce56" office:value-type="float" office:value="2849539" calcext:value-type="float">
            <text:p>2,849,539</text:p>
          </table:table-cell>
          <table:table-cell table:style-name="ce56" office:value-type="float" office:value="2850230" calcext:value-type="float">
            <text:p>2,850,230</text:p>
          </table:table-cell>
          <table:table-cell table:style-name="ce56" office:value-type="float" office:value="2846807" calcext:value-type="float">
            <text:p>2,846,807</text:p>
          </table:table-cell>
          <table:table-cell table:style-name="ce56" office:value-type="float" office:value="2842358" calcext:value-type="float">
            <text:p>2,842,358</text:p>
          </table:table-cell>
          <table:table-cell table:style-name="ce56" office:value-type="float" office:value="2840651" calcext:value-type="float">
            <text:p>2,840,651</text:p>
          </table:table-cell>
          <table:table-cell table:style-name="ce56" office:value-type="float" office:value="2838364" calcext:value-type="float">
            <text:p>2,838,364</text:p>
          </table:table-cell>
          <table:table-cell table:style-name="ce56" office:value-type="float" office:value="2833525" calcext:value-type="float">
            <text:p>2,833,525</text:p>
          </table:table-cell>
          <table:table-cell table:number-columns-repeated="1011"/>
        </table:table-row>
        <table:table-row table:style-name="ro3">
          <table:table-cell table:style-name="ce42" office:value-type="string" calcext:value-type="string">
            <text:p>..<text:span text:style-name="T1">Oakland-Berkeley-Livermore, CA Metro Division</text:span></text:p>
          </table:table-cell>
          <table:table-cell table:style-name="ce56" office:value-type="float" office:value="2559296" calcext:value-type="float">
            <text:p>2,559,296</text:p>
          </table:table-cell>
          <table:table-cell table:style-name="ce56" office:value-type="float" office:value="2559462" calcext:value-type="float">
            <text:p>2,559,462</text:p>
          </table:table-cell>
          <table:table-cell table:style-name="ce56" office:value-type="float" office:value="2565526" calcext:value-type="float">
            <text:p>2,565,526</text:p>
          </table:table-cell>
          <table:table-cell table:style-name="ce56" office:value-type="float" office:value="2596355" calcext:value-type="float">
            <text:p>2,596,355</text:p>
          </table:table-cell>
          <table:table-cell table:style-name="ce56" office:value-type="float" office:value="2631312" calcext:value-type="float">
            <text:p>2,631,312</text:p>
          </table:table-cell>
          <table:table-cell table:style-name="ce56" office:value-type="float" office:value="2672994" calcext:value-type="float">
            <text:p>2,672,994</text:p>
          </table:table-cell>
          <table:table-cell table:style-name="ce56" office:value-type="float" office:value="2716668" calcext:value-type="float">
            <text:p>2,716,668</text:p>
          </table:table-cell>
          <table:table-cell table:style-name="ce56" office:value-type="float" office:value="2758943" calcext:value-type="float">
            <text:p>2,758,943</text:p>
          </table:table-cell>
          <table:table-cell table:style-name="ce56" office:value-type="float" office:value="2788218" calcext:value-type="float">
            <text:p>2,788,218</text:p>
          </table:table-cell>
          <table:table-cell table:style-name="ce56" office:value-type="float" office:value="2805731" calcext:value-type="float">
            <text:p>2,805,731</text:p>
          </table:table-cell>
          <table:table-cell table:style-name="ce56" office:value-type="float" office:value="2817275" calcext:value-type="float">
            <text:p>2,817,275</text:p>
          </table:table-cell>
          <table:table-cell table:style-name="ce56" office:value-type="float" office:value="2824855" calcext:value-type="float">
            <text:p>2,824,855</text:p>
          </table:table-cell>
          <table:table-cell table:number-columns-repeated="1011"/>
        </table:table-row>
        <table:table-row table:style-name="ro3">
          <table:table-cell table:style-name="ce41" office:value-type="string" calcext:value-type="string">
            <text:p>.<text:span text:style-name="T1">St. Louis, MO-IL Metro Area</text:span></text:p>
          </table:table-cell>
          <table:table-cell table:style-name="ce56" office:value-type="float" office:value="2787701" calcext:value-type="float">
            <text:p>2,787,701</text:p>
          </table:table-cell>
          <table:table-cell table:style-name="ce56" office:value-type="float" office:value="2787751" calcext:value-type="float">
            <text:p>2,787,751</text:p>
          </table:table-cell>
          <table:table-cell table:style-name="ce56" office:value-type="float" office:value="2789989" calcext:value-type="float">
            <text:p>2,789,989</text:p>
          </table:table-cell>
          <table:table-cell table:style-name="ce56" office:value-type="float" office:value="2795155" calcext:value-type="float">
            <text:p>2,795,155</text:p>
          </table:table-cell>
          <table:table-cell table:style-name="ce56" office:value-type="float" office:value="2796682" calcext:value-type="float">
            <text:p>2,796,682</text:p>
          </table:table-cell>
          <table:table-cell table:style-name="ce56" office:value-type="float" office:value="2799472" calcext:value-type="float">
            <text:p>2,799,472</text:p>
          </table:table-cell>
          <table:table-cell table:style-name="ce56" office:value-type="float" office:value="2803430" calcext:value-type="float">
            <text:p>2,803,430</text:p>
          </table:table-cell>
          <table:table-cell table:style-name="ce56" office:value-type="float" office:value="2807503" calcext:value-type="float">
            <text:p>2,807,503</text:p>
          </table:table-cell>
          <table:table-cell table:style-name="ce56" office:value-type="float" office:value="2805502" calcext:value-type="float">
            <text:p>2,805,502</text:p>
          </table:table-cell>
          <table:table-cell table:style-name="ce56" office:value-type="float" office:value="2805758" calcext:value-type="float">
            <text:p>2,805,758</text:p>
          </table:table-cell>
          <table:table-cell table:style-name="ce56" office:value-type="float" office:value="2803958" calcext:value-type="float">
            <text:p>2,803,958</text:p>
          </table:table-cell>
          <table:table-cell table:style-name="ce56" office:value-type="float" office:value="2803228" calcext:value-type="float">
            <text:p>2,803,228</text:p>
          </table:table-cell>
          <table:table-cell table:number-columns-repeated="1011"/>
        </table:table-row>
        <table:table-row table:style-name="ro3">
          <table:table-cell table:style-name="ce41" office:value-type="string" calcext:value-type="string">
            <text:p>.<text:span text:style-name="T1">Baltimore-Columbia-Towson, MD Metro Area</text:span></text:p>
          </table:table-cell>
          <table:table-cell table:style-name="ce56" office:value-type="float" office:value="2710489" calcext:value-type="float">
            <text:p>2,710,489</text:p>
          </table:table-cell>
          <table:table-cell table:style-name="ce56" office:value-type="float" office:value="2710598" calcext:value-type="float">
            <text:p>2,710,598</text:p>
          </table:table-cell>
          <table:table-cell table:style-name="ce56" office:value-type="float" office:value="2715738" calcext:value-type="float">
            <text:p>2,715,738</text:p>
          </table:table-cell>
          <table:table-cell table:style-name="ce56" office:value-type="float" office:value="2733785" calcext:value-type="float">
            <text:p>2,733,785</text:p>
          </table:table-cell>
          <table:table-cell table:style-name="ce56" office:value-type="float" office:value="2754637" calcext:value-type="float">
            <text:p>2,754,637</text:p>
          </table:table-cell>
          <table:table-cell table:style-name="ce56" office:value-type="float" office:value="2768233" calcext:value-type="float">
            <text:p>2,768,233</text:p>
          </table:table-cell>
          <table:table-cell table:style-name="ce56" office:value-type="float" office:value="2780055" calcext:value-type="float">
            <text:p>2,780,055</text:p>
          </table:table-cell>
          <table:table-cell table:style-name="ce56" office:value-type="float" office:value="2790053" calcext:value-type="float">
            <text:p>2,790,053</text:p>
          </table:table-cell>
          <table:table-cell table:style-name="ce56" office:value-type="float" office:value="2794111" calcext:value-type="float">
            <text:p>2,794,111</text:p>
          </table:table-cell>
          <table:table-cell table:style-name="ce56" office:value-type="float" office:value="2798707" calcext:value-type="float">
            <text:p>2,798,707</text:p>
          </table:table-cell>
          <table:table-cell table:style-name="ce56" office:value-type="float" office:value="2800743" calcext:value-type="float">
            <text:p>2,800,743</text:p>
          </table:table-cell>
          <table:table-cell table:style-name="ce56" office:value-type="float" office:value="2800053" calcext:value-type="float">
            <text:p>2,800,053</text:p>
          </table:table-cell>
          <table:table-cell table:number-columns-repeated="1011"/>
        </table:table-row>
        <table:table-row table:style-name="ro3">
          <table:table-cell table:style-name="ce42" office:value-type="string" calcext:value-type="string">
            <text:p>..<text:span text:style-name="T1">Miami-Miami Beach-Kendall, FL Metro Division</text:span></text:p>
          </table:table-cell>
          <table:table-cell table:style-name="ce56" office:value-type="float" office:value="2496435" calcext:value-type="float">
            <text:p>2,496,435</text:p>
          </table:table-cell>
          <table:table-cell table:style-name="ce56" office:value-type="float" office:value="2497993" calcext:value-type="float">
            <text:p>2,497,993</text:p>
          </table:table-cell>
          <table:table-cell table:style-name="ce56" office:value-type="float" office:value="2506972" calcext:value-type="float">
            <text:p>2,506,972</text:p>
          </table:table-cell>
          <table:table-cell table:style-name="ce56" office:value-type="float" office:value="2544531" calcext:value-type="float">
            <text:p>2,544,531</text:p>
          </table:table-cell>
          <table:table-cell table:style-name="ce56" office:value-type="float" office:value="2576554" calcext:value-type="float">
            <text:p>2,576,554</text:p>
          </table:table-cell>
          <table:table-cell table:style-name="ce56" office:value-type="float" office:value="2609692" calcext:value-type="float">
            <text:p>2,609,692</text:p>
          </table:table-cell>
          <table:table-cell table:style-name="ce56" office:value-type="float" office:value="2634269" calcext:value-type="float">
            <text:p>2,634,269</text:p>
          </table:table-cell>
          <table:table-cell table:style-name="ce56" office:value-type="float" office:value="2659839" calcext:value-type="float">
            <text:p>2,659,839</text:p>
          </table:table-cell>
          <table:table-cell table:style-name="ce56" office:value-type="float" office:value="2692213" calcext:value-type="float">
            <text:p>2,692,213</text:p>
          </table:table-cell>
          <table:table-cell table:style-name="ce56" office:value-type="float" office:value="2713295" calcext:value-type="float">
            <text:p>2,713,295</text:p>
          </table:table-cell>
          <table:table-cell table:style-name="ce56" office:value-type="float" office:value="2714854" calcext:value-type="float">
            <text:p>2,714,854</text:p>
          </table:table-cell>
          <table:table-cell table:style-name="ce56" office:value-type="float" office:value="2716940" calcext:value-type="float">
            <text:p>2,716,940</text:p>
          </table:table-cell>
          <table:table-cell table:number-columns-repeated="1011"/>
        </table:table-row>
        <table:table-row table:style-name="ro3">
          <table:table-cell table:style-name="ce41" office:value-type="string" calcext:value-type="string">
            <text:p>.<text:span text:style-name="T1">Charlotte-Concord-Gastonia, NC-SC Metro Area</text:span></text:p>
          </table:table-cell>
          <table:table-cell table:style-name="ce56" office:value-type="float" office:value="2243960" calcext:value-type="float">
            <text:p>2,243,960</text:p>
          </table:table-cell>
          <table:table-cell table:style-name="ce56" office:value-type="float" office:value="2243963" calcext:value-type="float">
            <text:p>2,243,963</text:p>
          </table:table-cell>
          <table:table-cell table:style-name="ce56" office:value-type="float" office:value="2250121" calcext:value-type="float">
            <text:p>2,250,121</text:p>
          </table:table-cell>
          <table:table-cell table:style-name="ce56" office:value-type="float" office:value="2281230" calcext:value-type="float">
            <text:p>2,281,230</text:p>
          </table:table-cell>
          <table:table-cell table:style-name="ce56" office:value-type="float" office:value="2318671" calcext:value-type="float">
            <text:p>2,318,671</text:p>
          </table:table-cell>
          <table:table-cell table:style-name="ce56" office:value-type="float" office:value="2358660" calcext:value-type="float">
            <text:p>2,358,660</text:p>
          </table:table-cell>
          <table:table-cell table:style-name="ce56" office:value-type="float" office:value="2400483" calcext:value-type="float">
            <text:p>2,400,483</text:p>
          </table:table-cell>
          <table:table-cell table:style-name="ce56" office:value-type="float" office:value="2447898" calcext:value-type="float">
            <text:p>2,447,898</text:p>
          </table:table-cell>
          <table:table-cell table:style-name="ce56" office:value-type="float" office:value="2499697" calcext:value-type="float">
            <text:p>2,499,697</text:p>
          </table:table-cell>
          <table:table-cell table:style-name="ce56" office:value-type="float" office:value="2550373" calcext:value-type="float">
            <text:p>2,550,373</text:p>
          </table:table-cell>
          <table:table-cell table:style-name="ce56" office:value-type="float" office:value="2592950" calcext:value-type="float">
            <text:p>2,592,950</text:p>
          </table:table-cell>
          <table:table-cell table:style-name="ce56" office:value-type="float" office:value="2636883" calcext:value-type="float">
            <text:p>2,636,883</text:p>
          </table:table-cell>
          <table:table-cell table:number-columns-repeated="1011"/>
        </table:table-row>
        <table:table-row table:style-name="ro3">
          <table:table-cell table:style-name="ce41" office:value-type="string" calcext:value-type="string">
            <text:p>.<text:span text:style-name="T1">Orlando-Kissimmee-Sanford, FL Metro Area</text:span></text:p>
          </table:table-cell>
          <table:table-cell table:style-name="ce56" office:value-type="float" office:value="2134411" calcext:value-type="float">
            <text:p>2,134,411</text:p>
          </table:table-cell>
          <table:table-cell table:style-name="ce56" office:value-type="float" office:value="2134399" calcext:value-type="float">
            <text:p>2,134,399</text:p>
          </table:table-cell>
          <table:table-cell table:style-name="ce56" office:value-type="float" office:value="2139161" calcext:value-type="float">
            <text:p>2,139,161</text:p>
          </table:table-cell>
          <table:table-cell table:style-name="ce56" office:value-type="float" office:value="2176054" calcext:value-type="float">
            <text:p>2,176,054</text:p>
          </table:table-cell>
          <table:table-cell table:style-name="ce56" office:value-type="float" office:value="2225636" calcext:value-type="float">
            <text:p>2,225,636</text:p>
          </table:table-cell>
          <table:table-cell table:style-name="ce56" office:value-type="float" office:value="2270149" calcext:value-type="float">
            <text:p>2,270,149</text:p>
          </table:table-cell>
          <table:table-cell table:style-name="ce56" office:value-type="float" office:value="2324391" calcext:value-type="float">
            <text:p>2,324,391</text:p>
          </table:table-cell>
          <table:table-cell table:style-name="ce56" office:value-type="float" office:value="2388509" calcext:value-type="float">
            <text:p>2,388,509</text:p>
          </table:table-cell>
          <table:table-cell table:style-name="ce56" office:value-type="float" office:value="2455583" calcext:value-type="float">
            <text:p>2,455,583</text:p>
          </table:table-cell>
          <table:table-cell table:style-name="ce56" office:value-type="float" office:value="2517777" calcext:value-type="float">
            <text:p>2,517,777</text:p>
          </table:table-cell>
          <table:table-cell table:style-name="ce56" office:value-type="float" office:value="2574838" calcext:value-type="float">
            <text:p>2,574,838</text:p>
          </table:table-cell>
          <table:table-cell table:style-name="ce56" office:value-type="float" office:value="2608147" calcext:value-type="float">
            <text:p>2,608,147</text:p>
          </table:table-cell>
          <table:table-cell table:number-columns-repeated="1011"/>
        </table:table-row>
        <table:table-row table:style-name="ro3">
          <table:table-cell table:style-name="ce42" office:value-type="string" calcext:value-type="string">
            <text:p>..<text:span text:style-name="T1">Warren-Troy-Farmington Hills, MI Metro Division</text:span></text:p>
          </table:table-cell>
          <table:table-cell table:style-name="ce56" office:value-type="float" office:value="2475666" calcext:value-type="float">
            <text:p>2,475,666</text:p>
          </table:table-cell>
          <table:table-cell table:style-name="ce56" office:value-type="float" office:value="2475754" calcext:value-type="float">
            <text:p>2,475,754</text:p>
          </table:table-cell>
          <table:table-cell table:style-name="ce56" office:value-type="float" office:value="2476427" calcext:value-type="float">
            <text:p>2,476,427</text:p>
          </table:table-cell>
          <table:table-cell table:style-name="ce56" office:value-type="float" office:value="2488507" calcext:value-type="float">
            <text:p>2,488,507</text:p>
          </table:table-cell>
          <table:table-cell table:style-name="ce56" office:value-type="float" office:value="2504935" calcext:value-type="float">
            <text:p>2,504,935</text:p>
          </table:table-cell>
          <table:table-cell table:style-name="ce56" office:value-type="float" office:value="2525362" calcext:value-type="float">
            <text:p>2,525,362</text:p>
          </table:table-cell>
          <table:table-cell table:style-name="ce56" office:value-type="float" office:value="2539515" calcext:value-type="float">
            <text:p>2,539,515</text:p>
          </table:table-cell>
          <table:table-cell table:style-name="ce56" office:value-type="float" office:value="2544801" calcext:value-type="float">
            <text:p>2,544,801</text:p>
          </table:table-cell>
          <table:table-cell table:style-name="ce56" office:value-type="float" office:value="2555648" calcext:value-type="float">
            <text:p>2,555,648</text:p>
          </table:table-cell>
          <table:table-cell table:style-name="ce56" office:value-type="float" office:value="2564376" calcext:value-type="float">
            <text:p>2,564,376</text:p>
          </table:table-cell>
          <table:table-cell table:style-name="ce56" office:value-type="float" office:value="2567631" calcext:value-type="float">
            <text:p>2,567,631</text:p>
          </table:table-cell>
          <table:table-cell table:style-name="ce56" office:value-type="float" office:value="2570286" calcext:value-type="float">
            <text:p>2,570,286</text:p>
          </table:table-cell>
          <table:table-cell table:number-columns-repeated="1011"/>
        </table:table-row>
        <table:table-row table:style-name="ro3">
          <table:table-cell table:style-name="ce41" office:value-type="string" calcext:value-type="string">
            <text:p>.<text:span text:style-name="T1">San Antonio-New Braunfels, TX Metro Area</text:span></text:p>
          </table:table-cell>
          <table:table-cell table:style-name="ce56" office:value-type="float" office:value="2142508" calcext:value-type="float">
            <text:p>2,142,508</text:p>
          </table:table-cell>
          <table:table-cell table:style-name="ce56" office:value-type="float" office:value="2142520" calcext:value-type="float">
            <text:p>2,142,520</text:p>
          </table:table-cell>
          <table:table-cell table:style-name="ce56" office:value-type="float" office:value="2153009" calcext:value-type="float">
            <text:p>2,153,009</text:p>
          </table:table-cell>
          <table:table-cell table:style-name="ce56" office:value-type="float" office:value="2193923" calcext:value-type="float">
            <text:p>2,193,923</text:p>
          </table:table-cell>
          <table:table-cell table:style-name="ce56" office:value-type="float" office:value="2236981" calcext:value-type="float">
            <text:p>2,236,981</text:p>
          </table:table-cell>
          <table:table-cell table:style-name="ce56" office:value-type="float" office:value="2280002" calcext:value-type="float">
            <text:p>2,280,002</text:p>
          </table:table-cell>
          <table:table-cell table:style-name="ce56" office:value-type="float" office:value="2328894" calcext:value-type="float">
            <text:p>2,328,894</text:p>
          </table:table-cell>
          <table:table-cell table:style-name="ce56" office:value-type="float" office:value="2379232" calcext:value-type="float">
            <text:p>2,379,232</text:p>
          </table:table-cell>
          <table:table-cell table:style-name="ce56" office:value-type="float" office:value="2426276" calcext:value-type="float">
            <text:p>2,426,276</text:p>
          </table:table-cell>
          <table:table-cell table:style-name="ce56" office:value-type="float" office:value="2472121" calcext:value-type="float">
            <text:p>2,472,121</text:p>
          </table:table-cell>
          <table:table-cell table:style-name="ce56" office:value-type="float" office:value="2512379" calcext:value-type="float">
            <text:p>2,512,379</text:p>
          </table:table-cell>
          <table:table-cell table:style-name="ce56" office:value-type="float" office:value="2550960" calcext:value-type="float">
            <text:p>2,550,960</text:p>
          </table:table-cell>
          <table:table-cell table:number-columns-repeated="1011"/>
        </table:table-row>
        <table:table-row table:style-name="ro3">
          <table:table-cell table:style-name="ce41" office:value-type="string" calcext:value-type="string">
            <text:p>.<text:span text:style-name="T1">Portland-Vancouver-Hillsboro, OR-WA Metro Area</text:span></text:p>
          </table:table-cell>
          <table:table-cell table:style-name="ce56" office:value-type="float" office:value="2226009" calcext:value-type="float">
            <text:p>2,226,009</text:p>
          </table:table-cell>
          <table:table-cell table:style-name="ce56" office:value-type="float" office:value="2226003" calcext:value-type="float">
            <text:p>2,226,003</text:p>
          </table:table-cell>
          <table:table-cell table:style-name="ce56" office:value-type="float" office:value="2232181" calcext:value-type="float">
            <text:p>2,232,181</text:p>
          </table:table-cell>
          <table:table-cell table:style-name="ce56" office:value-type="float" office:value="2262834" calcext:value-type="float">
            <text:p>2,262,834</text:p>
          </table:table-cell>
          <table:table-cell table:style-name="ce56" office:value-type="float" office:value="2288465" calcext:value-type="float">
            <text:p>2,288,465</text:p>
          </table:table-cell>
          <table:table-cell table:style-name="ce56" office:value-type="float" office:value="2311015" calcext:value-type="float">
            <text:p>2,311,015</text:p>
          </table:table-cell>
          <table:table-cell table:style-name="ce56" office:value-type="float" office:value="2343994" calcext:value-type="float">
            <text:p>2,343,994</text:p>
          </table:table-cell>
          <table:table-cell table:style-name="ce56" office:value-type="float" office:value="2381660" calcext:value-type="float">
            <text:p>2,381,660</text:p>
          </table:table-cell>
          <table:table-cell table:style-name="ce56" office:value-type="float" office:value="2426575" calcext:value-type="float">
            <text:p>2,426,575</text:p>
          </table:table-cell>
          <table:table-cell table:style-name="ce56" office:value-type="float" office:value="2454815" calcext:value-type="float">
            <text:p>2,454,815</text:p>
          </table:table-cell>
          <table:table-cell table:style-name="ce56" office:value-type="float" office:value="2473350" calcext:value-type="float">
            <text:p>2,473,350</text:p>
          </table:table-cell>
          <table:table-cell table:style-name="ce56" office:value-type="float" office:value="2492412" calcext:value-type="float">
            <text:p>2,492,412</text:p>
          </table:table-cell>
          <table:table-cell table:number-columns-repeated="1011"/>
        </table:table-row>
        <table:table-row table:style-name="ro3">
          <table:table-cell table:style-name="ce42" office:value-type="string" calcext:value-type="string">
            <text:p>..<text:span text:style-name="T1">Fort Worth-Arlington-Grapevine, TX Metro Division</text:span></text:p>
          </table:table-cell>
          <table:table-cell table:style-name="ce56" office:value-type="float" office:value="2136022" calcext:value-type="float">
            <text:p>2,136,022</text:p>
          </table:table-cell>
          <table:table-cell table:style-name="ce56" office:value-type="float" office:value="2137684" calcext:value-type="float">
            <text:p>2,137,684</text:p>
          </table:table-cell>
          <table:table-cell table:style-name="ce56" office:value-type="float" office:value="2145175" calcext:value-type="float">
            <text:p>2,145,175</text:p>
          </table:table-cell>
          <table:table-cell table:style-name="ce56" office:value-type="float" office:value="2178263" calcext:value-type="float">
            <text:p>2,178,263</text:p>
          </table:table-cell>
          <table:table-cell table:style-name="ce56" office:value-type="float" office:value="2215526" calcext:value-type="float">
            <text:p>2,215,526</text:p>
          </table:table-cell>
          <table:table-cell table:style-name="ce56" office:value-type="float" office:value="2248106" calcext:value-type="float">
            <text:p>2,248,106</text:p>
          </table:table-cell>
          <table:table-cell table:style-name="ce56" office:value-type="float" office:value="2286704" calcext:value-type="float">
            <text:p>2,286,704</text:p>
          </table:table-cell>
          <table:table-cell table:style-name="ce56" office:value-type="float" office:value="2332722" calcext:value-type="float">
            <text:p>2,332,722</text:p>
          </table:table-cell>
          <table:table-cell table:style-name="ce56" office:value-type="float" office:value="2379764" calcext:value-type="float">
            <text:p>2,379,764</text:p>
          </table:table-cell>
          <table:table-cell table:style-name="ce56" office:value-type="float" office:value="2422812" calcext:value-type="float">
            <text:p>2,422,812</text:p>
          </table:table-cell>
          <table:table-cell table:style-name="ce56" office:value-type="float" office:value="2458921" calcext:value-type="float">
            <text:p>2,458,921</text:p>
          </table:table-cell>
          <table:table-cell table:style-name="ce56" office:value-type="float" office:value="2491194" calcext:value-type="float">
            <text:p>2,491,194</text:p>
          </table:table-cell>
          <table:table-cell table:number-columns-repeated="1011"/>
        </table:table-row>
        <table:table-row table:style-name="ro3">
          <table:table-cell table:style-name="ce42" office:value-type="string" calcext:value-type="string">
            <text:p>..<text:span text:style-name="T1">Cambridge-Newton-Framingham, MA Metro Division</text:span></text:p>
          </table:table-cell>
          <table:table-cell table:style-name="ce56" office:value-type="float" office:value="2246244" calcext:value-type="float">
            <text:p>2,246,244</text:p>
          </table:table-cell>
          <table:table-cell table:style-name="ce56" office:value-type="float" office:value="2246215" calcext:value-type="float">
            <text:p>2,246,215</text:p>
          </table:table-cell>
          <table:table-cell table:style-name="ce56" office:value-type="float" office:value="2253142" calcext:value-type="float">
            <text:p>2,253,142</text:p>
          </table:table-cell>
          <table:table-cell table:style-name="ce56" office:value-type="float" office:value="2276355" calcext:value-type="float">
            <text:p>2,276,355</text:p>
          </table:table-cell>
          <table:table-cell table:style-name="ce56" office:value-type="float" office:value="2300205" calcext:value-type="float">
            <text:p>2,300,205</text:p>
          </table:table-cell>
          <table:table-cell table:style-name="ce56" office:value-type="float" office:value="2324767" calcext:value-type="float">
            <text:p>2,324,767</text:p>
          </table:table-cell>
          <table:table-cell table:style-name="ce56" office:value-type="float" office:value="2346646" calcext:value-type="float">
            <text:p>2,346,646</text:p>
          </table:table-cell>
          <table:table-cell table:style-name="ce56" office:value-type="float" office:value="2362297" calcext:value-type="float">
            <text:p>2,362,297</text:p>
          </table:table-cell>
          <table:table-cell table:style-name="ce56" office:value-type="float" office:value="2374511" calcext:value-type="float">
            <text:p>2,374,511</text:p>
          </table:table-cell>
          <table:table-cell table:style-name="ce56" office:value-type="float" office:value="2388396" calcext:value-type="float">
            <text:p>2,388,396</text:p>
          </table:table-cell>
          <table:table-cell table:style-name="ce56" office:value-type="float" office:value="2396653" calcext:value-type="float">
            <text:p>2,396,653</text:p>
          </table:table-cell>
          <table:table-cell table:style-name="ce56" office:value-type="float" office:value="2400733" calcext:value-type="float">
            <text:p>2,400,733</text:p>
          </table:table-cell>
          <table:table-cell table:number-columns-repeated="1011"/>
        </table:table-row>
        <table:table-row table:style-name="ro3">
          <table:table-cell table:style-name="ce42" office:value-type="string" calcext:value-type="string">
            <text:p>..<text:span text:style-name="T1">New Brunswick-Lakewood, NJ Metro Division</text:span></text:p>
          </table:table-cell>
          <table:table-cell table:style-name="ce56" office:value-type="float" office:value="2340249" calcext:value-type="float">
            <text:p>2,340,249</text:p>
          </table:table-cell>
          <table:table-cell table:style-name="ce56" office:value-type="float" office:value="2340425" calcext:value-type="float">
            <text:p>2,340,425</text:p>
          </table:table-cell>
          <table:table-cell table:style-name="ce56" office:value-type="float" office:value="2342905" calcext:value-type="float">
            <text:p>2,342,905</text:p>
          </table:table-cell>
          <table:table-cell table:style-name="ce56" office:value-type="float" office:value="2349442" calcext:value-type="float">
            <text:p>2,349,442</text:p>
          </table:table-cell>
          <table:table-cell table:style-name="ce56" office:value-type="float" office:value="2354324" calcext:value-type="float">
            <text:p>2,354,324</text:p>
          </table:table-cell>
          <table:table-cell table:style-name="ce56" office:value-type="float" office:value="2359761" calcext:value-type="float">
            <text:p>2,359,761</text:p>
          </table:table-cell>
          <table:table-cell table:style-name="ce56" office:value-type="float" office:value="2363448" calcext:value-type="float">
            <text:p>2,363,448</text:p>
          </table:table-cell>
          <table:table-cell table:style-name="ce56" office:value-type="float" office:value="2366342" calcext:value-type="float">
            <text:p>2,366,342</text:p>
          </table:table-cell>
          <table:table-cell table:style-name="ce56" office:value-type="float" office:value="2369200" calcext:value-type="float">
            <text:p>2,369,200</text:p>
          </table:table-cell>
          <table:table-cell table:style-name="ce56" office:value-type="float" office:value="2375350" calcext:value-type="float">
            <text:p>2,375,350</text:p>
          </table:table-cell>
          <table:table-cell table:style-name="ce56" office:value-type="float" office:value="2378290" calcext:value-type="float">
            <text:p>2,378,290</text:p>
          </table:table-cell>
          <table:table-cell table:style-name="ce56" office:value-type="float" office:value="2379977" calcext:value-type="float">
            <text:p>2,379,977</text:p>
          </table:table-cell>
          <table:table-cell table:number-columns-repeated="1011"/>
        </table:table-row>
        <table:table-row table:style-name="ro3">
          <table:table-cell table:style-name="ce41" office:value-type="string" calcext:value-type="string">
            <text:p>.<text:span text:style-name="T1">Sacramento-Roseville-Folsom, CA Metro Area</text:span></text:p>
          </table:table-cell>
          <table:table-cell table:style-name="ce56" office:value-type="float" office:value="2149127" calcext:value-type="float">
            <text:p>2,149,127</text:p>
          </table:table-cell>
          <table:table-cell table:style-name="ce56" office:value-type="float" office:value="2149150" calcext:value-type="float">
            <text:p>2,149,150</text:p>
          </table:table-cell>
          <table:table-cell table:style-name="ce56" office:value-type="float" office:value="2153613" calcext:value-type="float">
            <text:p>2,153,613</text:p>
          </table:table-cell>
          <table:table-cell table:style-name="ce56" office:value-type="float" office:value="2172948" calcext:value-type="float">
            <text:p>2,172,948</text:p>
          </table:table-cell>
          <table:table-cell table:style-name="ce56" office:value-type="float" office:value="2190266" calcext:value-type="float">
            <text:p>2,190,266</text:p>
          </table:table-cell>
          <table:table-cell table:style-name="ce56" office:value-type="float" office:value="2210512" calcext:value-type="float">
            <text:p>2,210,512</text:p>
          </table:table-cell>
          <table:table-cell table:style-name="ce56" office:value-type="float" office:value="2235640" calcext:value-type="float">
            <text:p>2,235,640</text:p>
          </table:table-cell>
          <table:table-cell table:style-name="ce56" office:value-type="float" office:value="2263121" calcext:value-type="float">
            <text:p>2,263,121</text:p>
          </table:table-cell>
          <table:table-cell table:style-name="ce56" office:value-type="float" office:value="2291533" calcext:value-type="float">
            <text:p>2,291,533</text:p>
          </table:table-cell>
          <table:table-cell table:style-name="ce56" office:value-type="float" office:value="2319572" calcext:value-type="float">
            <text:p>2,319,572</text:p>
          </table:table-cell>
          <table:table-cell table:style-name="ce56" office:value-type="float" office:value="2341940" calcext:value-type="float">
            <text:p>2,341,940</text:p>
          </table:table-cell>
          <table:table-cell table:style-name="ce56" office:value-type="float" office:value="2363730" calcext:value-type="float">
            <text:p>2,363,730</text:p>
          </table:table-cell>
          <table:table-cell table:number-columns-repeated="1011"/>
        </table:table-row>
        <table:table-row table:style-name="ro3">
          <table:table-cell table:style-name="ce41" office:value-type="string" calcext:value-type="string">
            <text:p>.<text:span text:style-name="T1">Pittsburgh, PA Metro Area</text:span></text:p>
          </table:table-cell>
          <table:table-cell table:style-name="ce56" office:value-type="float" office:value="2356285" calcext:value-type="float">
            <text:p>2,356,285</text:p>
          </table:table-cell>
          <table:table-cell table:style-name="ce56" office:value-type="float" office:value="2356294" calcext:value-type="float">
            <text:p>2,356,294</text:p>
          </table:table-cell>
          <table:table-cell table:style-name="ce56" office:value-type="float" office:value="2357090" calcext:value-type="float">
            <text:p>2,357,090</text:p>
          </table:table-cell>
          <table:table-cell table:style-name="ce56" office:value-type="float" office:value="2360417" calcext:value-type="float">
            <text:p>2,360,417</text:p>
          </table:table-cell>
          <table:table-cell table:style-name="ce56" office:value-type="float" office:value="2360443" calcext:value-type="float">
            <text:p>2,360,443</text:p>
          </table:table-cell>
          <table:table-cell table:style-name="ce56" office:value-type="float" office:value="2359803" calcext:value-type="float">
            <text:p>2,359,803</text:p>
          </table:table-cell>
          <table:table-cell table:style-name="ce56" office:value-type="float" office:value="2356189" calcext:value-type="float">
            <text:p>2,356,189</text:p>
          </table:table-cell>
          <table:table-cell table:style-name="ce56" office:value-type="float" office:value="2347757" calcext:value-type="float">
            <text:p>2,347,757</text:p>
          </table:table-cell>
          <table:table-cell table:style-name="ce56" office:value-type="float" office:value="2340222" calcext:value-type="float">
            <text:p>2,340,222</text:p>
          </table:table-cell>
          <table:table-cell table:style-name="ce56" office:value-type="float" office:value="2329004" calcext:value-type="float">
            <text:p>2,329,004</text:p>
          </table:table-cell>
          <table:table-cell table:style-name="ce56" office:value-type="float" office:value="2322653" calcext:value-type="float">
            <text:p>2,322,653</text:p>
          </table:table-cell>
          <table:table-cell table:style-name="ce56" office:value-type="float" office:value="2317600" calcext:value-type="float">
            <text:p>2,317,600</text:p>
          </table:table-cell>
          <table:table-cell table:number-columns-repeated="1011"/>
        </table:table-row>
        <table:table-row table:style-name="ro3">
          <table:table-cell table:style-name="ce41" office:value-type="string" calcext:value-type="string">
            <text:p>.<text:span text:style-name="T1">Las Vegas-Henderson-Paradise, NV Metro Area</text:span></text:p>
          </table:table-cell>
          <table:table-cell table:style-name="ce56" office:value-type="float" office:value="1951269" calcext:value-type="float">
            <text:p>1,951,269</text:p>
          </table:table-cell>
          <table:table-cell table:style-name="ce56" office:value-type="float" office:value="1951268" calcext:value-type="float">
            <text:p>1,951,268</text:p>
          </table:table-cell>
          <table:table-cell table:style-name="ce56" office:value-type="float" office:value="1952587" calcext:value-type="float">
            <text:p>1,952,587</text:p>
          </table:table-cell>
          <table:table-cell table:style-name="ce56" office:value-type="float" office:value="1961925" calcext:value-type="float">
            <text:p>1,961,925</text:p>
          </table:table-cell>
          <table:table-cell table:style-name="ce56" office:value-type="float" office:value="1989224" calcext:value-type="float">
            <text:p>1,989,224</text:p>
          </table:table-cell>
          <table:table-cell table:style-name="ce56" office:value-type="float" office:value="2017193" calcext:value-type="float">
            <text:p>2,017,193</text:p>
          </table:table-cell>
          <table:table-cell table:style-name="ce56" office:value-type="float" office:value="2053134" calcext:value-type="float">
            <text:p>2,053,134</text:p>
          </table:table-cell>
          <table:table-cell table:style-name="ce56" office:value-type="float" office:value="2096717" calcext:value-type="float">
            <text:p>2,096,717</text:p>
          </table:table-cell>
          <table:table-cell table:style-name="ce56" office:value-type="float" office:value="2138836" calcext:value-type="float">
            <text:p>2,138,836</text:p>
          </table:table-cell>
          <table:table-cell table:style-name="ce56" office:value-type="float" office:value="2181635" calcext:value-type="float">
            <text:p>2,181,635</text:p>
          </table:table-cell>
          <table:table-cell table:style-name="ce56" office:value-type="float" office:value="2226115" calcext:value-type="float">
            <text:p>2,226,115</text:p>
          </table:table-cell>
          <table:table-cell table:style-name="ce56" office:value-type="float" office:value="2266715" calcext:value-type="float">
            <text:p>2,266,715</text:p>
          </table:table-cell>
          <table:table-cell table:number-columns-repeated="1011"/>
        </table:table-row>
        <table:table-row table:style-name="ro3">
          <table:table-cell table:style-name="ce41" office:value-type="string" calcext:value-type="string">
            <text:p>.<text:span text:style-name="T1">Austin-Round Rock-Georgetown, TX Metro Area</text:span></text:p>
          </table:table-cell>
          <table:table-cell table:style-name="ce56" office:value-type="float" office:value="1716289" calcext:value-type="float">
            <text:p>1,716,289</text:p>
          </table:table-cell>
          <table:table-cell table:style-name="ce56" office:value-type="float" office:value="1716323" calcext:value-type="float">
            <text:p>1,716,323</text:p>
          </table:table-cell>
          <table:table-cell table:style-name="ce56" office:value-type="float" office:value="1727502" calcext:value-type="float">
            <text:p>1,727,502</text:p>
          </table:table-cell>
          <table:table-cell table:style-name="ce56" office:value-type="float" office:value="1780535" calcext:value-type="float">
            <text:p>1,780,535</text:p>
          </table:table-cell>
          <table:table-cell table:style-name="ce56" office:value-type="float" office:value="1834586" calcext:value-type="float">
            <text:p>1,834,586</text:p>
          </table:table-cell>
          <table:table-cell table:style-name="ce56" office:value-type="float" office:value="1883315" calcext:value-type="float">
            <text:p>1,883,315</text:p>
          </table:table-cell>
          <table:table-cell table:style-name="ce56" office:value-type="float" office:value="1942467" calcext:value-type="float">
            <text:p>1,942,467</text:p>
          </table:table-cell>
          <table:table-cell table:style-name="ce56" office:value-type="float" office:value="2002134" calcext:value-type="float">
            <text:p>2,002,134</text:p>
          </table:table-cell>
          <table:table-cell table:style-name="ce56" office:value-type="float" office:value="2062016" calcext:value-type="float">
            <text:p>2,062,016</text:p>
          </table:table-cell>
          <table:table-cell table:style-name="ce56" office:value-type="float" office:value="2115475" calcext:value-type="float">
            <text:p>2,115,475</text:p>
          </table:table-cell>
          <table:table-cell table:style-name="ce56" office:value-type="float" office:value="2165497" calcext:value-type="float">
            <text:p>2,165,497</text:p>
          </table:table-cell>
          <table:table-cell table:style-name="ce56" office:value-type="float" office:value="2227083" calcext:value-type="float">
            <text:p>2,227,083</text:p>
          </table:table-cell>
          <table:table-cell table:number-columns-repeated="1011"/>
        </table:table-row>
        <table:table-row table:style-name="ro3">
          <table:table-cell table:style-name="ce41" office:value-type="string" calcext:value-type="string">
            <text:p>.<text:span text:style-name="T1">Cincinnati, OH-KY-IN Metro Area</text:span></text:p>
          </table:table-cell>
          <table:table-cell table:style-name="ce56" office:value-type="float" office:value="2137667" calcext:value-type="float">
            <text:p>2,137,667</text:p>
          </table:table-cell>
          <table:table-cell table:style-name="ce56" office:value-type="float" office:value="2137713" calcext:value-type="float">
            <text:p>2,137,713</text:p>
          </table:table-cell>
          <table:table-cell table:style-name="ce56" office:value-type="float" office:value="2140715" calcext:value-type="float">
            <text:p>2,140,715</text:p>
          </table:table-cell>
          <table:table-cell table:style-name="ce56" office:value-type="float" office:value="2146208" calcext:value-type="float">
            <text:p>2,146,208</text:p>
          </table:table-cell>
          <table:table-cell table:style-name="ce56" office:value-type="float" office:value="2152554" calcext:value-type="float">
            <text:p>2,152,554</text:p>
          </table:table-cell>
          <table:table-cell table:style-name="ce56" office:value-type="float" office:value="2162060" calcext:value-type="float">
            <text:p>2,162,060</text:p>
          </table:table-cell>
          <table:table-cell table:style-name="ce56" office:value-type="float" office:value="2172190" calcext:value-type="float">
            <text:p>2,172,190</text:p>
          </table:table-cell>
          <table:table-cell table:style-name="ce56" office:value-type="float" office:value="2181427" calcext:value-type="float">
            <text:p>2,181,427</text:p>
          </table:table-cell>
          <table:table-cell table:style-name="ce56" office:value-type="float" office:value="2191572" calcext:value-type="float">
            <text:p>2,191,572</text:p>
          </table:table-cell>
          <table:table-cell table:style-name="ce56" office:value-type="float" office:value="2202558" calcext:value-type="float">
            <text:p>2,202,558</text:p>
          </table:table-cell>
          <table:table-cell table:style-name="ce56" office:value-type="float" office:value="2211936" calcext:value-type="float">
            <text:p>2,211,936</text:p>
          </table:table-cell>
          <table:table-cell table:style-name="ce56" office:value-type="float" office:value="2221208" calcext:value-type="float">
            <text:p>2,221,208</text:p>
          </table:table-cell>
          <table:table-cell table:number-columns-repeated="1011"/>
        </table:table-row>
        <table:table-row table:style-name="ro3">
          <table:table-cell table:style-name="ce42" office:value-type="string" calcext:value-type="string">
            <text:p>..<text:span text:style-name="T1">Newark, NJ-PA Metro Division</text:span></text:p>
          </table:table-cell>
          <table:table-cell table:style-name="ce56" office:value-type="float" office:value="2147727" calcext:value-type="float">
            <text:p>2,147,727</text:p>
          </table:table-cell>
          <table:table-cell table:style-name="ce56" office:value-type="float" office:value="2146271" calcext:value-type="float">
            <text:p>2,146,271</text:p>
          </table:table-cell>
          <table:table-cell table:style-name="ce56" office:value-type="float" office:value="2147559" calcext:value-type="float">
            <text:p>2,147,559</text:p>
          </table:table-cell>
          <table:table-cell table:style-name="ce56" office:value-type="float" office:value="2152836" calcext:value-type="float">
            <text:p>2,152,836</text:p>
          </table:table-cell>
          <table:table-cell table:style-name="ce56" office:value-type="float" office:value="2153507" calcext:value-type="float">
            <text:p>2,153,507</text:p>
          </table:table-cell>
          <table:table-cell table:style-name="ce56" office:value-type="float" office:value="2156780" calcext:value-type="float">
            <text:p>2,156,780</text:p>
          </table:table-cell>
          <table:table-cell table:style-name="ce56" office:value-type="float" office:value="2157654" calcext:value-type="float">
            <text:p>2,157,654</text:p>
          </table:table-cell>
          <table:table-cell table:style-name="ce56" office:value-type="float" office:value="2158381" calcext:value-type="float">
            <text:p>2,158,381</text:p>
          </table:table-cell>
          <table:table-cell table:style-name="ce56" office:value-type="float" office:value="2160926" calcext:value-type="float">
            <text:p>2,160,926</text:p>
          </table:table-cell>
          <table:table-cell table:style-name="ce56" office:value-type="float" office:value="2166313" calcext:value-type="float">
            <text:p>2,166,313</text:p>
          </table:table-cell>
          <table:table-cell table:style-name="ce56" office:value-type="float" office:value="2169430" calcext:value-type="float">
            <text:p>2,169,430</text:p>
          </table:table-cell>
          <table:table-cell table:style-name="ce56" office:value-type="float" office:value="2167829" calcext:value-type="float">
            <text:p>2,167,829</text:p>
          </table:table-cell>
          <table:table-cell table:number-columns-repeated="1011"/>
        </table:table-row>
        <table:table-row table:style-name="ro3">
          <table:table-cell table:style-name="ce41" office:value-type="string" calcext:value-type="string">
            <text:p>.<text:span text:style-name="T1">Kansas City, MO-KS Metro Area</text:span></text:p>
          </table:table-cell>
          <table:table-cell table:style-name="ce56" office:value-type="float" office:value="2009342" calcext:value-type="float">
            <text:p>2,009,342</text:p>
          </table:table-cell>
          <table:table-cell table:style-name="ce56" office:value-type="float" office:value="2009355" calcext:value-type="float">
            <text:p>2,009,355</text:p>
          </table:table-cell>
          <table:table-cell table:style-name="ce56" office:value-type="float" office:value="2013361" calcext:value-type="float">
            <text:p>2,013,361</text:p>
          </table:table-cell>
          <table:table-cell table:style-name="ce56" office:value-type="float" office:value="2025490" calcext:value-type="float">
            <text:p>2,025,490</text:p>
          </table:table-cell>
          <table:table-cell table:style-name="ce56" office:value-type="float" office:value="2038586" calcext:value-type="float">
            <text:p>2,038,586</text:p>
          </table:table-cell>
          <table:table-cell table:style-name="ce56" office:value-type="float" office:value="2053850" calcext:value-type="float">
            <text:p>2,053,850</text:p>
          </table:table-cell>
          <table:table-cell table:style-name="ce56" office:value-type="float" office:value="2069182" calcext:value-type="float">
            <text:p>2,069,182</text:p>
          </table:table-cell>
          <table:table-cell table:style-name="ce56" office:value-type="float" office:value="2085913" calcext:value-type="float">
            <text:p>2,085,913</text:p>
          </table:table-cell>
          <table:table-cell table:style-name="ce56" office:value-type="float" office:value="2107066" calcext:value-type="float">
            <text:p>2,107,066</text:p>
          </table:table-cell>
          <table:table-cell table:style-name="ce56" office:value-type="float" office:value="2127203" calcext:value-type="float">
            <text:p>2,127,203</text:p>
          </table:table-cell>
          <table:table-cell table:style-name="ce56" office:value-type="float" office:value="2144427" calcext:value-type="float">
            <text:p>2,144,427</text:p>
          </table:table-cell>
          <table:table-cell table:style-name="ce56" office:value-type="float" office:value="2157990" calcext:value-type="float">
            <text:p>2,157,990</text:p>
          </table:table-cell>
          <table:table-cell table:number-columns-repeated="1011"/>
        </table:table-row>
        <table:table-row table:style-name="ro3">
          <table:table-cell table:style-name="ce42" office:value-type="string" calcext:value-type="string">
            <text:p>..<text:span text:style-name="T1">Philadelphia, PA Metro Division</text:span></text:p>
          </table:table-cell>
          <table:table-cell table:style-name="ce56" office:value-type="float" office:value="2084985" calcext:value-type="float">
            <text:p>2,084,985</text:p>
          </table:table-cell>
          <table:table-cell table:style-name="ce56" office:value-type="float" office:value="2084769" calcext:value-type="float">
            <text:p>2,084,769</text:p>
          </table:table-cell>
          <table:table-cell table:style-name="ce56" office:value-type="float" office:value="2087264" calcext:value-type="float">
            <text:p>2,087,264</text:p>
          </table:table-cell>
          <table:table-cell table:style-name="ce56" office:value-type="float" office:value="2099741" calcext:value-type="float">
            <text:p>2,099,741</text:p>
          </table:table-cell>
          <table:table-cell table:style-name="ce56" office:value-type="float" office:value="2112585" calcext:value-type="float">
            <text:p>2,112,585</text:p>
          </table:table-cell>
          <table:table-cell table:style-name="ce56" office:value-type="float" office:value="2119812" calcext:value-type="float">
            <text:p>2,119,812</text:p>
          </table:table-cell>
          <table:table-cell table:style-name="ce56" office:value-type="float" office:value="2128156" calcext:value-type="float">
            <text:p>2,128,156</text:p>
          </table:table-cell>
          <table:table-cell table:style-name="ce56" office:value-type="float" office:value="2134290" calcext:value-type="float">
            <text:p>2,134,290</text:p>
          </table:table-cell>
          <table:table-cell table:style-name="ce56" office:value-type="float" office:value="2139759" calcext:value-type="float">
            <text:p>2,139,759</text:p>
          </table:table-cell>
          <table:table-cell table:style-name="ce56" office:value-type="float" office:value="2144459" calcext:value-type="float">
            <text:p>2,144,459</text:p>
          </table:table-cell>
          <table:table-cell table:style-name="ce56" office:value-type="float" office:value="2148823" calcext:value-type="float">
            <text:p>2,148,823</text:p>
          </table:table-cell>
          <table:table-cell table:style-name="ce56" office:value-type="float" office:value="2150811" calcext:value-type="float">
            <text:p>2,150,811</text:p>
          </table:table-cell>
          <table:table-cell table:number-columns-repeated="1011"/>
        </table:table-row>
        <table:table-row table:style-name="ro3">
          <table:table-cell table:style-name="ce41" office:value-type="string" calcext:value-type="string">
            <text:p>.<text:span text:style-name="T1">Columbus, OH Metro Area</text:span></text:p>
          </table:table-cell>
          <table:table-cell table:style-name="ce56" office:value-type="float" office:value="1901974" calcext:value-type="float">
            <text:p>1,901,974</text:p>
          </table:table-cell>
          <table:table-cell table:style-name="ce56" office:value-type="float" office:value="1902008" calcext:value-type="float">
            <text:p>1,902,008</text:p>
          </table:table-cell>
          <table:table-cell table:style-name="ce56" office:value-type="float" office:value="1906366" calcext:value-type="float">
            <text:p>1,906,366</text:p>
          </table:table-cell>
          <table:table-cell table:style-name="ce56" office:value-type="float" office:value="1926338" calcext:value-type="float">
            <text:p>1,926,338</text:p>
          </table:table-cell>
          <table:table-cell table:style-name="ce56" office:value-type="float" office:value="1947208" calcext:value-type="float">
            <text:p>1,947,208</text:p>
          </table:table-cell>
          <table:table-cell table:style-name="ce56" office:value-type="float" office:value="1974061" calcext:value-type="float">
            <text:p>1,974,061</text:p>
          </table:table-cell>
          <table:table-cell table:style-name="ce56" office:value-type="float" office:value="2001635" calcext:value-type="float">
            <text:p>2,001,635</text:p>
          </table:table-cell>
          <table:table-cell table:style-name="ce56" office:value-type="float" office:value="2027568" calcext:value-type="float">
            <text:p>2,027,568</text:p>
          </table:table-cell>
          <table:table-cell table:style-name="ce56" office:value-type="float" office:value="2052192" calcext:value-type="float">
            <text:p>2,052,192</text:p>
          </table:table-cell>
          <table:table-cell table:style-name="ce56" office:value-type="float" office:value="2082581" calcext:value-type="float">
            <text:p>2,082,581</text:p>
          </table:table-cell>
          <table:table-cell table:style-name="ce56" office:value-type="float" office:value="2104194" calcext:value-type="float">
            <text:p>2,104,194</text:p>
          </table:table-cell>
          <table:table-cell table:style-name="ce56" office:value-type="float" office:value="2122271" calcext:value-type="float">
            <text:p>2,122,271</text:p>
          </table:table-cell>
          <table:table-cell table:number-columns-repeated="1011"/>
        </table:table-row>
        <table:table-row table:style-name="ro3">
          <table:table-cell table:style-name="ce41" office:value-type="string" calcext:value-type="string">
            <text:p>.<text:span text:style-name="T1">Indianapolis-Carmel-Anderson, IN Metro Area</text:span></text:p>
          </table:table-cell>
          <table:table-cell table:style-name="ce56" office:value-type="float" office:value="1887877" calcext:value-type="float">
            <text:p>1,887,877</text:p>
          </table:table-cell>
          <table:table-cell table:style-name="ce56" office:value-type="float" office:value="1888075" calcext:value-type="float">
            <text:p>1,888,075</text:p>
          </table:table-cell>
          <table:table-cell table:style-name="ce56" office:value-type="float" office:value="1892640" calcext:value-type="float">
            <text:p>1,892,640</text:p>
          </table:table-cell>
          <table:table-cell table:style-name="ce56" office:value-type="float" office:value="1910719" calcext:value-type="float">
            <text:p>1,910,719</text:p>
          </table:table-cell>
          <table:table-cell table:style-name="ce56" office:value-type="float" office:value="1929678" calcext:value-type="float">
            <text:p>1,929,678</text:p>
          </table:table-cell>
          <table:table-cell table:style-name="ce56" office:value-type="float" office:value="1953600" calcext:value-type="float">
            <text:p>1,953,600</text:p>
          </table:table-cell>
          <table:table-cell table:style-name="ce56" office:value-type="float" office:value="1971006" calcext:value-type="float">
            <text:p>1,971,006</text:p>
          </table:table-cell>
          <table:table-cell table:style-name="ce56" office:value-type="float" office:value="1986119" calcext:value-type="float">
            <text:p>1,986,119</text:p>
          </table:table-cell>
          <table:table-cell table:style-name="ce56" office:value-type="float" office:value="2006760" calcext:value-type="float">
            <text:p>2,006,760</text:p>
          </table:table-cell>
          <table:table-cell table:style-name="ce56" office:value-type="float" office:value="2027584" calcext:value-type="float">
            <text:p>2,027,584</text:p>
          </table:table-cell>
          <table:table-cell table:style-name="ce56" office:value-type="float" office:value="2052368" calcext:value-type="float">
            <text:p>2,052,368</text:p>
          </table:table-cell>
          <table:table-cell table:style-name="ce56" office:value-type="float" office:value="2074537" calcext:value-type="float">
            <text:p>2,074,537</text:p>
          </table:table-cell>
          <table:table-cell table:number-columns-repeated="1011"/>
        </table:table-row>
        <table:table-row table:style-name="ro3">
          <table:table-cell table:style-name="ce41" office:value-type="string" calcext:value-type="string">
            <text:p>.<text:span text:style-name="T1">Cleveland-Elyria, OH Metro Area</text:span></text:p>
          </table:table-cell>
          <table:table-cell table:style-name="ce56" office:value-type="float" office:value="2077240" calcext:value-type="float">
            <text:p>2,077,240</text:p>
          </table:table-cell>
          <table:table-cell table:style-name="ce56" office:value-type="float" office:value="2077277" calcext:value-type="float">
            <text:p>2,077,277</text:p>
          </table:table-cell>
          <table:table-cell table:style-name="ce56" office:value-type="float" office:value="2075478" calcext:value-type="float">
            <text:p>2,075,478</text:p>
          </table:table-cell>
          <table:table-cell table:style-name="ce56" office:value-type="float" office:value="2068989" calcext:value-type="float">
            <text:p>2,068,989</text:p>
          </table:table-cell>
          <table:table-cell table:style-name="ce56" office:value-type="float" office:value="2064776" calcext:value-type="float">
            <text:p>2,064,776</text:p>
          </table:table-cell>
          <table:table-cell table:style-name="ce56" office:value-type="float" office:value="2067100" calcext:value-type="float">
            <text:p>2,067,100</text:p>
          </table:table-cell>
          <table:table-cell table:style-name="ce56" office:value-type="float" office:value="2067356" calcext:value-type="float">
            <text:p>2,067,356</text:p>
          </table:table-cell>
          <table:table-cell table:style-name="ce56" office:value-type="float" office:value="2064012" calcext:value-type="float">
            <text:p>2,064,012</text:p>
          </table:table-cell>
          <table:table-cell table:style-name="ce56" office:value-type="float" office:value="2060997" calcext:value-type="float">
            <text:p>2,060,997</text:p>
          </table:table-cell>
          <table:table-cell table:style-name="ce56" office:value-type="float" office:value="2057238" calcext:value-type="float">
            <text:p>2,057,238</text:p>
          </table:table-cell>
          <table:table-cell table:style-name="ce56" office:value-type="float" office:value="2053795" calcext:value-type="float">
            <text:p>2,053,795</text:p>
          </table:table-cell>
          <table:table-cell table:style-name="ce56" office:value-type="float" office:value="2048449" calcext:value-type="float">
            <text:p>2,048,449</text:p>
          </table:table-cell>
          <table:table-cell table:number-columns-repeated="1011"/>
        </table:table-row>
        <table:table-row table:style-name="ro3">
          <table:table-cell table:style-name="ce42" office:value-type="string" calcext:value-type="string">
            <text:p>..<text:span text:style-name="T1">Boston, MA Metro Division</text:span></text:p>
          </table:table-cell>
          <table:table-cell table:style-name="ce56" office:value-type="float" office:value="1887792" calcext:value-type="float">
            <text:p>1,887,792</text:p>
          </table:table-cell>
          <table:table-cell table:style-name="ce56" office:value-type="float" office:value="1888025" calcext:value-type="float">
            <text:p>1,888,025</text:p>
          </table:table-cell>
          <table:table-cell table:style-name="ce56" office:value-type="float" office:value="1894717" calcext:value-type="float">
            <text:p>1,894,717</text:p>
          </table:table-cell>
          <table:table-cell table:style-name="ce56" office:value-type="float" office:value="1913107" calcext:value-type="float">
            <text:p>1,913,107</text:p>
          </table:table-cell>
          <table:table-cell table:style-name="ce56" office:value-type="float" office:value="1933463" calcext:value-type="float">
            <text:p>1,933,463</text:p>
          </table:table-cell>
          <table:table-cell table:style-name="ce56" office:value-type="float" office:value="1953625" calcext:value-type="float">
            <text:p>1,953,625</text:p>
          </table:table-cell>
          <table:table-cell table:style-name="ce56" office:value-type="float" office:value="1972382" calcext:value-type="float">
            <text:p>1,972,382</text:p>
          </table:table-cell>
          <table:table-cell table:style-name="ce56" office:value-type="float" office:value="1986314" calcext:value-type="float">
            <text:p>1,986,314</text:p>
          </table:table-cell>
          <table:table-cell table:style-name="ce56" office:value-type="float" office:value="2001862" calcext:value-type="float">
            <text:p>2,001,862</text:p>
          </table:table-cell>
          <table:table-cell table:style-name="ce56" office:value-type="float" office:value="2016866" calcext:value-type="float">
            <text:p>2,016,866</text:p>
          </table:table-cell>
          <table:table-cell table:style-name="ce56" office:value-type="float" office:value="2024799" calcext:value-type="float">
            <text:p>2,024,799</text:p>
          </table:table-cell>
          <table:table-cell table:style-name="ce56" office:value-type="float" office:value="2031884" calcext:value-type="float">
            <text:p>2,031,884</text:p>
          </table:table-cell>
          <table:table-cell table:number-columns-repeated="1011"/>
        </table:table-row>
        <table:table-row table:style-name="ro3">
          <table:table-cell table:style-name="ce41" office:value-type="string" calcext:value-type="string">
            <text:p>.<text:span text:style-name="T1">San Jose-Sunnyvale-Santa Clara, CA Metro Area</text:span></text:p>
          </table:table-cell>
          <table:table-cell table:style-name="ce56" office:value-type="float" office:value="1836911" calcext:value-type="float">
            <text:p>1,836,911</text:p>
          </table:table-cell>
          <table:table-cell table:style-name="ce56" office:value-type="float" office:value="1836951" calcext:value-type="float">
            <text:p>1,836,951</text:p>
          </table:table-cell>
          <table:table-cell table:style-name="ce56" office:value-type="float" office:value="1841556" calcext:value-type="float">
            <text:p>1,841,556</text:p>
          </table:table-cell>
          <table:table-cell table:style-name="ce56" office:value-type="float" office:value="1868031" calcext:value-type="float">
            <text:p>1,868,031</text:p>
          </table:table-cell>
          <table:table-cell table:style-name="ce56" office:value-type="float" office:value="1894452" calcext:value-type="float">
            <text:p>1,894,452</text:p>
          </table:table-cell>
          <table:table-cell table:style-name="ce56" office:value-type="float" office:value="1923664" calcext:value-type="float">
            <text:p>1,923,664</text:p>
          </table:table-cell>
          <table:table-cell table:style-name="ce56" office:value-type="float" office:value="1949578" calcext:value-type="float">
            <text:p>1,949,578</text:p>
          </table:table-cell>
          <table:table-cell table:style-name="ce56" office:value-type="float" office:value="1974501" calcext:value-type="float">
            <text:p>1,974,501</text:p>
          </table:table-cell>
          <table:table-cell table:style-name="ce56" office:value-type="float" office:value="1987593" calcext:value-type="float">
            <text:p>1,987,593</text:p>
          </table:table-cell>
          <table:table-cell table:style-name="ce56" office:value-type="float" office:value="1992674" calcext:value-type="float">
            <text:p>1,992,674</text:p>
          </table:table-cell>
          <table:table-cell table:style-name="ce56" office:value-type="float" office:value="1993804" calcext:value-type="float">
            <text:p>1,993,804</text:p>
          </table:table-cell>
          <table:table-cell table:style-name="ce56" office:value-type="float" office:value="1990660" calcext:value-type="float">
            <text:p>1,990,660</text:p>
          </table:table-cell>
          <table:table-cell table:number-columns-repeated="1011"/>
        </table:table-row>
        <table:table-row table:style-name="ro3">
          <table:table-cell table:style-name="ce42" office:value-type="string" calcext:value-type="string">
            <text:p>..<text:span text:style-name="T1">Montgomery County-Bucks County-Chester County, PA Metro Division</text:span></text:p>
          </table:table-cell>
          <table:table-cell table:style-name="ce56" office:value-type="float" office:value="1924009" calcext:value-type="float">
            <text:p>1,924,009</text:p>
          </table:table-cell>
          <table:table-cell table:style-name="ce56" office:value-type="float" office:value="1924229" calcext:value-type="float">
            <text:p>1,924,229</text:p>
          </table:table-cell>
          <table:table-cell table:style-name="ce56" office:value-type="float" office:value="1926184" calcext:value-type="float">
            <text:p>1,926,184</text:p>
          </table:table-cell>
          <table:table-cell table:style-name="ce56" office:value-type="float" office:value="1934681" calcext:value-type="float">
            <text:p>1,934,681</text:p>
          </table:table-cell>
          <table:table-cell table:style-name="ce56" office:value-type="float" office:value="1940107" calcext:value-type="float">
            <text:p>1,940,107</text:p>
          </table:table-cell>
          <table:table-cell table:style-name="ce56" office:value-type="float" office:value="1946703" calcext:value-type="float">
            <text:p>1,946,703</text:p>
          </table:table-cell>
          <table:table-cell table:style-name="ce56" office:value-type="float" office:value="1953776" calcext:value-type="float">
            <text:p>1,953,776</text:p>
          </table:table-cell>
          <table:table-cell table:style-name="ce56" office:value-type="float" office:value="1957511" calcext:value-type="float">
            <text:p>1,957,511</text:p>
          </table:table-cell>
          <table:table-cell table:style-name="ce56" office:value-type="float" office:value="1962419" calcext:value-type="float">
            <text:p>1,962,419</text:p>
          </table:table-cell>
          <table:table-cell table:style-name="ce56" office:value-type="float" office:value="1970015" calcext:value-type="float">
            <text:p>1,970,015</text:p>
          </table:table-cell>
          <table:table-cell table:style-name="ce56" office:value-type="float" office:value="1976822" calcext:value-type="float">
            <text:p>1,976,822</text:p>
          </table:table-cell>
          <table:table-cell table:style-name="ce56" office:value-type="float" office:value="1984174" calcext:value-type="float">
            <text:p>1,984,174</text:p>
          </table:table-cell>
          <table:table-cell table:number-columns-repeated="1011"/>
        </table:table-row>
        <table:table-row table:style-name="ro3">
          <table:table-cell table:style-name="ce42" office:value-type="string" calcext:value-type="string">
            <text:p>..<text:span text:style-name="T1">Fort Lauderdale-Pompano Beach-Sunrise, FL Metro Division</text:span></text:p>
          </table:table-cell>
          <table:table-cell table:style-name="ce56" office:value-type="float" office:value="1748066" calcext:value-type="float">
            <text:p>1,748,066</text:p>
          </table:table-cell>
          <table:table-cell table:style-name="ce56" office:value-type="float" office:value="1748146" calcext:value-type="float">
            <text:p>1,748,146</text:p>
          </table:table-cell>
          <table:table-cell table:style-name="ce56" office:value-type="float" office:value="1752803" calcext:value-type="float">
            <text:p>1,752,803</text:p>
          </table:table-cell>
          <table:table-cell table:style-name="ce56" office:value-type="float" office:value="1786980" calcext:value-type="float">
            <text:p>1,786,980</text:p>
          </table:table-cell>
          <table:table-cell table:style-name="ce56" office:value-type="float" office:value="1814253" calcext:value-type="float">
            <text:p>1,814,253</text:p>
          </table:table-cell>
          <table:table-cell table:style-name="ce56" office:value-type="float" office:value="1836600" calcext:value-type="float">
            <text:p>1,836,600</text:p>
          </table:table-cell>
          <table:table-cell table:style-name="ce56" office:value-type="float" office:value="1860933" calcext:value-type="float">
            <text:p>1,860,933</text:p>
          </table:table-cell>
          <table:table-cell table:style-name="ce56" office:value-type="float" office:value="1885040" calcext:value-type="float">
            <text:p>1,885,040</text:p>
          </table:table-cell>
          <table:table-cell table:style-name="ce56" office:value-type="float" office:value="1912583" calcext:value-type="float">
            <text:p>1,912,583</text:p>
          </table:table-cell>
          <table:table-cell table:style-name="ce56" office:value-type="float" office:value="1934516" calcext:value-type="float">
            <text:p>1,934,516</text:p>
          </table:table-cell>
          <table:table-cell table:style-name="ce56" office:value-type="float" office:value="1946107" calcext:value-type="float">
            <text:p>1,946,107</text:p>
          </table:table-cell>
          <table:table-cell table:style-name="ce56" office:value-type="float" office:value="1952778" calcext:value-type="float">
            <text:p>1,952,778</text:p>
          </table:table-cell>
          <table:table-cell table:number-columns-repeated="1011"/>
        </table:table-row>
        <table:table-row table:style-name="ro3">
          <table:table-cell table:style-name="ce41" office:value-type="string" calcext:value-type="string">
            <text:p>.<text:span text:style-name="T1">Nashville-Davidson--Murfreesboro--Franklin, TN Metro Area</text:span></text:p>
          </table:table-cell>
          <table:table-cell table:style-name="ce56" office:value-type="float" office:value="1646200" calcext:value-type="float">
            <text:p>1,646,200</text:p>
          </table:table-cell>
          <table:table-cell table:style-name="ce56" office:value-type="float" office:value="1646183" calcext:value-type="float">
            <text:p>1,646,183</text:p>
          </table:table-cell>
          <table:table-cell table:style-name="ce56" office:value-type="float" office:value="1650831" calcext:value-type="float">
            <text:p>1,650,831</text:p>
          </table:table-cell>
          <table:table-cell table:style-name="ce56" office:value-type="float" office:value="1674534" calcext:value-type="float">
            <text:p>1,674,534</text:p>
          </table:table-cell>
          <table:table-cell table:style-name="ce56" office:value-type="float" office:value="1703609" calcext:value-type="float">
            <text:p>1,703,609</text:p>
          </table:table-cell>
          <table:table-cell table:style-name="ce56" office:value-type="float" office:value="1735012" calcext:value-type="float">
            <text:p>1,735,012</text:p>
          </table:table-cell>
          <table:table-cell table:style-name="ce56" office:value-type="float" office:value="1768350" calcext:value-type="float">
            <text:p>1,768,350</text:p>
          </table:table-cell>
          <table:table-cell table:style-name="ce56" office:value-type="float" office:value="1804671" calcext:value-type="float">
            <text:p>1,804,671</text:p>
          </table:table-cell>
          <table:table-cell table:style-name="ce56" office:value-type="float" office:value="1841294" calcext:value-type="float">
            <text:p>1,841,294</text:p>
          </table:table-cell>
          <table:table-cell table:style-name="ce56" office:value-type="float" office:value="1874515" calcext:value-type="float">
            <text:p>1,874,515</text:p>
          </table:table-cell>
          <table:table-cell table:style-name="ce56" office:value-type="float" office:value="1904726" calcext:value-type="float">
            <text:p>1,904,726</text:p>
          </table:table-cell>
          <table:table-cell table:style-name="ce56" office:value-type="float" office:value="1934317" calcext:value-type="float">
            <text:p>1,934,317</text:p>
          </table:table-cell>
          <table:table-cell table:number-columns-repeated="1011"/>
        </table:table-row>
        <table:table-row table:style-name="ro3">
          <table:table-cell table:style-name="ce41" office:value-type="string" calcext:value-type="string">
            <text:p>.<text:span text:style-name="T1">Virginia Beach-Norfolk-Newport News, VA-NC Metro Area</text:span></text:p>
          </table:table-cell>
          <table:table-cell table:style-name="ce56" office:value-type="float" office:value="1713954" calcext:value-type="float">
            <text:p>1,713,954</text:p>
          </table:table-cell>
          <table:table-cell table:style-name="ce56" office:value-type="float" office:value="1713955" calcext:value-type="float">
            <text:p>1,713,955</text:p>
          </table:table-cell>
          <table:table-cell table:style-name="ce56" office:value-type="float" office:value="1717036" calcext:value-type="float">
            <text:p>1,717,036</text:p>
          </table:table-cell>
          <table:table-cell table:style-name="ce56" office:value-type="float" office:value="1723208" calcext:value-type="float">
            <text:p>1,723,208</text:p>
          </table:table-cell>
          <table:table-cell table:style-name="ce56" office:value-type="float" office:value="1734121" calcext:value-type="float">
            <text:p>1,734,121</text:p>
          </table:table-cell>
          <table:table-cell table:style-name="ce56" office:value-type="float" office:value="1741366" calcext:value-type="float">
            <text:p>1,741,366</text:p>
          </table:table-cell>
          <table:table-cell table:style-name="ce56" office:value-type="float" office:value="1750937" calcext:value-type="float">
            <text:p>1,750,937</text:p>
          </table:table-cell>
          <table:table-cell table:style-name="ce56" office:value-type="float" office:value="1756340" calcext:value-type="float">
            <text:p>1,756,340</text:p>
          </table:table-cell>
          <table:table-cell table:style-name="ce56" office:value-type="float" office:value="1758763" calcext:value-type="float">
            <text:p>1,758,763</text:p>
          </table:table-cell>
          <table:table-cell table:style-name="ce56" office:value-type="float" office:value="1760926" calcext:value-type="float">
            <text:p>1,760,926</text:p>
          </table:table-cell>
          <table:table-cell table:style-name="ce56" office:value-type="float" office:value="1763713" calcext:value-type="float">
            <text:p>1,763,713</text:p>
          </table:table-cell>
          <table:table-cell table:style-name="ce56" office:value-type="float" office:value="1768901" calcext:value-type="float">
            <text:p>1,768,901</text:p>
          </table:table-cell>
          <table:table-cell table:number-columns-repeated="1011"/>
        </table:table-row>
        <table:table-row table:style-name="ro3">
          <table:table-cell table:style-name="ce42" office:value-type="string" calcext:value-type="string">
            <text:p>..<text:span text:style-name="T1">Detroit-Dearborn-Livonia, MI Metro Division</text:span></text:p>
          </table:table-cell>
          <table:table-cell table:style-name="ce56" office:value-type="float" office:value="1820584" calcext:value-type="float">
            <text:p>1,820,584</text:p>
          </table:table-cell>
          <table:table-cell table:style-name="ce56" office:value-type="float" office:value="1820473" calcext:value-type="float">
            <text:p>1,820,473</text:p>
          </table:table-cell>
          <table:table-cell table:style-name="ce56" office:value-type="float" office:value="1815081" calcext:value-type="float">
            <text:p>1,815,081</text:p>
          </table:table-cell>
          <table:table-cell table:style-name="ce56" office:value-type="float" office:value="1803189" calcext:value-type="float">
            <text:p>1,803,189</text:p>
          </table:table-cell>
          <table:table-cell table:style-name="ce56" office:value-type="float" office:value="1795929" calcext:value-type="float">
            <text:p>1,795,929</text:p>
          </table:table-cell>
          <table:table-cell table:style-name="ce56" office:value-type="float" office:value="1780225" calcext:value-type="float">
            <text:p>1,780,225</text:p>
          </table:table-cell>
          <table:table-cell table:style-name="ce56" office:value-type="float" office:value="1771679" calcext:value-type="float">
            <text:p>1,771,679</text:p>
          </table:table-cell>
          <table:table-cell table:style-name="ce56" office:value-type="float" office:value="1764872" calcext:value-type="float">
            <text:p>1,764,872</text:p>
          </table:table-cell>
          <table:table-cell table:style-name="ce56" office:value-type="float" office:value="1760612" calcext:value-type="float">
            <text:p>1,760,612</text:p>
          </table:table-cell>
          <table:table-cell table:style-name="ce56" office:value-type="float" office:value="1757217" calcext:value-type="float">
            <text:p>1,757,217</text:p>
          </table:table-cell>
          <table:table-cell table:style-name="ce56" office:value-type="float" office:value="1754453" calcext:value-type="float">
            <text:p>1,754,453</text:p>
          </table:table-cell>
          <table:table-cell table:style-name="ce56" office:value-type="float" office:value="1749343" calcext:value-type="float">
            <text:p>1,749,343</text:p>
          </table:table-cell>
          <table:table-cell table:number-columns-repeated="1011"/>
        </table:table-row>
        <table:table-row table:style-name="ro3">
          <table:table-cell table:style-name="ce42" office:value-type="string" calcext:value-type="string">
            <text:p>..<text:span text:style-name="T1">San Francisco-San Mateo-Redwood City, CA Metro Division</text:span></text:p>
          </table:table-cell>
          <table:table-cell table:style-name="ce56" office:value-type="float" office:value="1523686" calcext:value-type="float">
            <text:p>1,523,686</text:p>
          </table:table-cell>
          <table:table-cell table:style-name="ce56" office:value-type="float" office:value="1523701" calcext:value-type="float">
            <text:p>1,523,701</text:p>
          </table:table-cell>
          <table:table-cell table:style-name="ce56" office:value-type="float" office:value="1525204" calcext:value-type="float">
            <text:p>1,525,204</text:p>
          </table:table-cell>
          <table:table-cell table:style-name="ce56" office:value-type="float" office:value="1543994" calcext:value-type="float">
            <text:p>1,543,994</text:p>
          </table:table-cell>
          <table:table-cell table:style-name="ce56" office:value-type="float" office:value="1568100" calcext:value-type="float">
            <text:p>1,568,100</text:p>
          </table:table-cell>
          <table:table-cell table:style-name="ce56" office:value-type="float" office:value="1588233" calcext:value-type="float">
            <text:p>1,588,233</text:p>
          </table:table-cell>
          <table:table-cell table:style-name="ce56" office:value-type="float" office:value="1607954" calcext:value-type="float">
            <text:p>1,607,954</text:p>
          </table:table-cell>
          <table:table-cell table:style-name="ce56" office:value-type="float" office:value="1628065" calcext:value-type="float">
            <text:p>1,628,065</text:p>
          </table:table-cell>
          <table:table-cell table:style-name="ce56" office:value-type="float" office:value="1639418" calcext:value-type="float">
            <text:p>1,639,418</text:p>
          </table:table-cell>
          <table:table-cell table:style-name="ce56" office:value-type="float" office:value="1646941" calcext:value-type="float">
            <text:p>1,646,941</text:p>
          </table:table-cell>
          <table:table-cell table:style-name="ce56" office:value-type="float" office:value="1649377" calcext:value-type="float">
            <text:p>1,649,377</text:p>
          </table:table-cell>
          <table:table-cell table:style-name="ce56" office:value-type="float" office:value="1648122" calcext:value-type="float">
            <text:p>1,648,122</text:p>
          </table:table-cell>
          <table:table-cell table:number-columns-repeated="1011"/>
        </table:table-row>
        <table:table-row table:style-name="ro3">
          <table:table-cell table:style-name="ce41" office:value-type="string" calcext:value-type="string">
            <text:p>.<text:span text:style-name="T1">Providence-Warwick, RI-MA Metro Area</text:span></text:p>
          </table:table-cell>
          <table:table-cell table:style-name="ce56" office:value-type="float" office:value="1600852" calcext:value-type="float">
            <text:p>1,600,852</text:p>
          </table:table-cell>
          <table:table-cell table:style-name="ce56" office:value-type="float" office:value="1601206" calcext:value-type="float">
            <text:p>1,601,206</text:p>
          </table:table-cell>
          <table:table-cell table:style-name="ce56" office:value-type="float" office:value="1603125" calcext:value-type="float">
            <text:p>1,603,125</text:p>
          </table:table-cell>
          <table:table-cell table:style-name="ce56" office:value-type="float" office:value="1602957" calcext:value-type="float">
            <text:p>1,602,957</text:p>
          </table:table-cell>
          <table:table-cell table:style-name="ce56" office:value-type="float" office:value="1605741" calcext:value-type="float">
            <text:p>1,605,741</text:p>
          </table:table-cell>
          <table:table-cell table:style-name="ce56" office:value-type="float" office:value="1607460" calcext:value-type="float">
            <text:p>1,607,460</text:p>
          </table:table-cell>
          <table:table-cell table:style-name="ce56" office:value-type="float" office:value="1611026" calcext:value-type="float">
            <text:p>1,611,026</text:p>
          </table:table-cell>
          <table:table-cell table:style-name="ce56" office:value-type="float" office:value="1612928" calcext:value-type="float">
            <text:p>1,612,928</text:p>
          </table:table-cell>
          <table:table-cell table:style-name="ce56" office:value-type="float" office:value="1614840" calcext:value-type="float">
            <text:p>1,614,840</text:p>
          </table:table-cell>
          <table:table-cell table:style-name="ce56" office:value-type="float" office:value="1616614" calcext:value-type="float">
            <text:p>1,616,614</text:p>
          </table:table-cell>
          <table:table-cell table:style-name="ce56" office:value-type="float" office:value="1622379" calcext:value-type="float">
            <text:p>1,622,379</text:p>
          </table:table-cell>
          <table:table-cell table:style-name="ce56" office:value-type="float" office:value="1624578" calcext:value-type="float">
            <text:p>1,624,578</text:p>
          </table:table-cell>
          <table:table-cell table:number-columns-repeated="1011"/>
        </table:table-row>
        <table:table-row table:style-name="ro3">
          <table:table-cell table:style-name="ce41" office:value-type="string" calcext:value-type="string">
            <text:p>.<text:span text:style-name="T1">Milwaukee-Waukesha, WI Metro Area</text:span></text:p>
          </table:table-cell>
          <table:table-cell table:style-name="ce56" office:value-type="float" office:value="1555908" calcext:value-type="float">
            <text:p>1,555,908</text:p>
          </table:table-cell>
          <table:table-cell table:style-name="ce56" office:value-type="float" office:value="1555954" calcext:value-type="float">
            <text:p>1,555,954</text:p>
          </table:table-cell>
          <table:table-cell table:style-name="ce56" office:value-type="float" office:value="1556678" calcext:value-type="float">
            <text:p>1,556,678</text:p>
          </table:table-cell>
          <table:table-cell table:style-name="ce56" office:value-type="float" office:value="1561296" calcext:value-type="float">
            <text:p>1,561,296</text:p>
          </table:table-cell>
          <table:table-cell table:style-name="ce56" office:value-type="float" office:value="1567248" calcext:value-type="float">
            <text:p>1,567,248</text:p>
          </table:table-cell>
          <table:table-cell table:style-name="ce56" office:value-type="float" office:value="1571732" calcext:value-type="float">
            <text:p>1,571,732</text:p>
          </table:table-cell>
          <table:table-cell table:style-name="ce56" office:value-type="float" office:value="1575002" calcext:value-type="float">
            <text:p>1,575,002</text:p>
          </table:table-cell>
          <table:table-cell table:style-name="ce56" office:value-type="float" office:value="1576496" calcext:value-type="float">
            <text:p>1,576,496</text:p>
          </table:table-cell>
          <table:table-cell table:style-name="ce56" office:value-type="float" office:value="1576004" calcext:value-type="float">
            <text:p>1,576,004</text:p>
          </table:table-cell>
          <table:table-cell table:style-name="ce56" office:value-type="float" office:value="1574444" calcext:value-type="float">
            <text:p>1,574,444</text:p>
          </table:table-cell>
          <table:table-cell table:style-name="ce56" office:value-type="float" office:value="1573995" calcext:value-type="float">
            <text:p>1,573,995</text:p>
          </table:table-cell>
          <table:table-cell table:style-name="ce56" office:value-type="float" office:value="1575179" calcext:value-type="float">
            <text:p>1,575,179</text:p>
          </table:table-cell>
          <table:table-cell table:number-columns-repeated="1011"/>
        </table:table-row>
        <table:table-row table:style-name="ro3">
          <table:table-cell table:style-name="ce41" office:value-type="string" calcext:value-type="string">
            <text:p>.<text:span text:style-name="T1">Jacksonville, FL Metro Area</text:span></text:p>
          </table:table-cell>
          <table:table-cell table:style-name="ce56" office:value-type="float" office:value="1345596" calcext:value-type="float">
            <text:p>1,345,596</text:p>
          </table:table-cell>
          <table:table-cell table:style-name="ce56" office:value-type="float" office:value="1345594" calcext:value-type="float">
            <text:p>1,345,594</text:p>
          </table:table-cell>
          <table:table-cell table:style-name="ce56" office:value-type="float" office:value="1348907" calcext:value-type="float">
            <text:p>1,348,907</text:p>
          </table:table-cell>
          <table:table-cell table:style-name="ce56" office:value-type="float" office:value="1361972" calcext:value-type="float">
            <text:p>1,361,972</text:p>
          </table:table-cell>
          <table:table-cell table:style-name="ce56" office:value-type="float" office:value="1377607" calcext:value-type="float">
            <text:p>1,377,607</text:p>
          </table:table-cell>
          <table:table-cell table:style-name="ce56" office:value-type="float" office:value="1393432" calcext:value-type="float">
            <text:p>1,393,432</text:p>
          </table:table-cell>
          <table:table-cell table:style-name="ce56" office:value-type="float" office:value="1416446" calcext:value-type="float">
            <text:p>1,416,446</text:p>
          </table:table-cell>
          <table:table-cell table:style-name="ce56" office:value-type="float" office:value="1444638" calcext:value-type="float">
            <text:p>1,444,638</text:p>
          </table:table-cell>
          <table:table-cell table:style-name="ce56" office:value-type="float" office:value="1476023" calcext:value-type="float">
            <text:p>1,476,023</text:p>
          </table:table-cell>
          <table:table-cell table:style-name="ce56" office:value-type="float" office:value="1505033" calcext:value-type="float">
            <text:p>1,505,033</text:p>
          </table:table-cell>
          <table:table-cell table:style-name="ce56" office:value-type="float" office:value="1532663" calcext:value-type="float">
            <text:p>1,532,663</text:p>
          </table:table-cell>
          <table:table-cell table:style-name="ce56" office:value-type="float" office:value="1559514" calcext:value-type="float">
            <text:p>1,559,514</text:p>
          </table:table-cell>
          <table:table-cell table:number-columns-repeated="1011"/>
        </table:table-row>
        <table:table-row table:style-name="ro3">
          <table:table-cell table:style-name="ce42" office:value-type="string" calcext:value-type="string">
            <text:p>..<text:span text:style-name="T1">West Palm Beach-Boca Raton-Boynton Beach, FL Metro Division</text:span></text:p>
          </table:table-cell>
          <table:table-cell table:style-name="ce56" office:value-type="float" office:value="1320134" calcext:value-type="float">
            <text:p>1,320,134</text:p>
          </table:table-cell>
          <table:table-cell table:style-name="ce56" office:value-type="float" office:value="1320135" calcext:value-type="float">
            <text:p>1,320,135</text:p>
          </table:table-cell>
          <table:table-cell table:style-name="ce56" office:value-type="float" office:value="1323619" calcext:value-type="float">
            <text:p>1,323,619</text:p>
          </table:table-cell>
          <table:table-cell table:style-name="ce56" office:value-type="float" office:value="1336760" calcext:value-type="float">
            <text:p>1,336,760</text:p>
          </table:table-cell>
          <table:table-cell table:style-name="ce56" office:value-type="float" office:value="1354936" calcext:value-type="float">
            <text:p>1,354,936</text:p>
          </table:table-cell>
          <table:table-cell table:style-name="ce56" office:value-type="float" office:value="1376462" calcext:value-type="float">
            <text:p>1,376,462</text:p>
          </table:table-cell>
          <table:table-cell table:style-name="ce56" office:value-type="float" office:value="1398656" calcext:value-type="float">
            <text:p>1,398,656</text:p>
          </table:table-cell>
          <table:table-cell table:style-name="ce56" office:value-type="float" office:value="1424256" calcext:value-type="float">
            <text:p>1,424,256</text:p>
          </table:table-cell>
          <table:table-cell table:style-name="ce56" office:value-type="float" office:value="1450890" calcext:value-type="float">
            <text:p>1,450,890</text:p>
          </table:table-cell>
          <table:table-cell table:style-name="ce56" office:value-type="float" office:value="1470344" calcext:value-type="float">
            <text:p>1,470,344</text:p>
          </table:table-cell>
          <table:table-cell table:style-name="ce56" office:value-type="float" office:value="1482876" calcext:value-type="float">
            <text:p>1,482,876</text:p>
          </table:table-cell>
          <table:table-cell table:style-name="ce56" office:value-type="float" office:value="1496770" calcext:value-type="float">
            <text:p>1,496,770</text:p>
          </table:table-cell>
          <table:table-cell table:number-columns-repeated="1011"/>
        </table:table-row>
        <table:table-row table:style-name="ro3">
          <table:table-cell table:style-name="ce41" office:value-type="string" calcext:value-type="string">
            <text:p>.<text:span text:style-name="T1">Oklahoma City, OK Metro Area</text:span></text:p>
          </table:table-cell>
          <table:table-cell table:style-name="ce56" office:value-type="float" office:value="1252987" calcext:value-type="float">
            <text:p>1,252,987</text:p>
          </table:table-cell>
          <table:table-cell table:style-name="ce56" office:value-type="float" office:value="1253002" calcext:value-type="float">
            <text:p>1,253,002</text:p>
          </table:table-cell>
          <table:table-cell table:style-name="ce56" office:value-type="float" office:value="1257793" calcext:value-type="float">
            <text:p>1,257,793</text:p>
          </table:table-cell>
          <table:table-cell table:style-name="ce56" office:value-type="float" office:value="1277045" calcext:value-type="float">
            <text:p>1,277,045</text:p>
          </table:table-cell>
          <table:table-cell table:style-name="ce56" office:value-type="float" office:value="1297857" calcext:value-type="float">
            <text:p>1,297,857</text:p>
          </table:table-cell>
          <table:table-cell table:style-name="ce56" office:value-type="float" office:value="1320148" calcext:value-type="float">
            <text:p>1,320,148</text:p>
          </table:table-cell>
          <table:table-cell table:style-name="ce56" office:value-type="float" office:value="1336256" calcext:value-type="float">
            <text:p>1,336,256</text:p>
          </table:table-cell>
          <table:table-cell table:style-name="ce56" office:value-type="float" office:value="1357178" calcext:value-type="float">
            <text:p>1,357,178</text:p>
          </table:table-cell>
          <table:table-cell table:style-name="ce56" office:value-type="float" office:value="1372985" calcext:value-type="float">
            <text:p>1,372,985</text:p>
          </table:table-cell>
          <table:table-cell table:style-name="ce56" office:value-type="float" office:value="1381492" calcext:value-type="float">
            <text:p>1,381,492</text:p>
          </table:table-cell>
          <table:table-cell table:style-name="ce56" office:value-type="float" office:value="1393605" calcext:value-type="float">
            <text:p>1,393,605</text:p>
          </table:table-cell>
          <table:table-cell table:style-name="ce56" office:value-type="float" office:value="1408950" calcext:value-type="float">
            <text:p>1,408,950</text:p>
          </table:table-cell>
          <table:table-cell table:number-columns-repeated="1011"/>
        </table:table-row>
        <table:table-row table:style-name="ro3">
          <table:table-cell table:style-name="ce41" office:value-type="string" calcext:value-type="string">
            <text:p>.<text:span text:style-name="T1">Raleigh-Cary, NC Metro Area</text:span></text:p>
          </table:table-cell>
          <table:table-cell table:style-name="ce56" office:value-type="float" office:value="1130490" calcext:value-type="float">
            <text:p>1,130,490</text:p>
          </table:table-cell>
          <table:table-cell table:style-name="ce56" office:value-type="float" office:value="1130493" calcext:value-type="float">
            <text:p>1,130,493</text:p>
          </table:table-cell>
          <table:table-cell table:style-name="ce56" office:value-type="float" office:value="1137383" calcext:value-type="float">
            <text:p>1,137,383</text:p>
          </table:table-cell>
          <table:table-cell table:style-name="ce56" office:value-type="float" office:value="1162179" calcext:value-type="float">
            <text:p>1,162,179</text:p>
          </table:table-cell>
          <table:table-cell table:style-name="ce56" office:value-type="float" office:value="1187848" calcext:value-type="float">
            <text:p>1,187,848</text:p>
          </table:table-cell>
          <table:table-cell table:style-name="ce56" office:value-type="float" office:value="1213499" calcext:value-type="float">
            <text:p>1,213,499</text:p>
          </table:table-cell>
          <table:table-cell table:style-name="ce56" office:value-type="float" office:value="1241189" calcext:value-type="float">
            <text:p>1,241,189</text:p>
          </table:table-cell>
          <table:table-cell table:style-name="ce56" office:value-type="float" office:value="1271091" calcext:value-type="float">
            <text:p>1,271,091</text:p>
          </table:table-cell>
          <table:table-cell table:style-name="ce56" office:value-type="float" office:value="1303854" calcext:value-type="float">
            <text:p>1,303,854</text:p>
          </table:table-cell>
          <table:table-cell table:style-name="ce56" office:value-type="float" office:value="1334235" calcext:value-type="float">
            <text:p>1,334,235</text:p>
          </table:table-cell>
          <table:table-cell table:style-name="ce56" office:value-type="float" office:value="1361590" calcext:value-type="float">
            <text:p>1,361,590</text:p>
          </table:table-cell>
          <table:table-cell table:style-name="ce56" office:value-type="float" office:value="1390785" calcext:value-type="float">
            <text:p>1,390,785</text:p>
          </table:table-cell>
          <table:table-cell table:number-columns-repeated="1011"/>
        </table:table-row>
        <table:table-row table:style-name="ro3">
          <table:table-cell table:style-name="ce41" office:value-type="string" calcext:value-type="string">
            <text:p>.<text:span text:style-name="T1">Memphis, TN-MS-AR Metro Area</text:span></text:p>
          </table:table-cell>
          <table:table-cell table:style-name="ce56" office:value-type="float" office:value="1316100" calcext:value-type="float">
            <text:p>1,316,100</text:p>
          </table:table-cell>
          <table:table-cell table:style-name="ce56" office:value-type="float" office:value="1316102" calcext:value-type="float">
            <text:p>1,316,102</text:p>
          </table:table-cell>
          <table:table-cell table:style-name="ce56" office:value-type="float" office:value="1317489" calcext:value-type="float">
            <text:p>1,317,489</text:p>
          </table:table-cell>
          <table:table-cell table:style-name="ce56" office:value-type="float" office:value="1323741" calcext:value-type="float">
            <text:p>1,323,741</text:p>
          </table:table-cell>
          <table:table-cell table:style-name="ce56" office:value-type="float" office:value="1331396" calcext:value-type="float">
            <text:p>1,331,396</text:p>
          </table:table-cell>
          <table:table-cell table:style-name="ce56" office:value-type="float" office:value="1332114" calcext:value-type="float">
            <text:p>1,332,114</text:p>
          </table:table-cell>
          <table:table-cell table:style-name="ce56" office:value-type="float" office:value="1333432" calcext:value-type="float">
            <text:p>1,333,432</text:p>
          </table:table-cell>
          <table:table-cell table:style-name="ce56" office:value-type="float" office:value="1334790" calcext:value-type="float">
            <text:p>1,334,790</text:p>
          </table:table-cell>
          <table:table-cell table:style-name="ce56" office:value-type="float" office:value="1336204" calcext:value-type="float">
            <text:p>1,336,204</text:p>
          </table:table-cell>
          <table:table-cell table:style-name="ce56" office:value-type="float" office:value="1338582" calcext:value-type="float">
            <text:p>1,338,582</text:p>
          </table:table-cell>
          <table:table-cell table:style-name="ce56" office:value-type="float" office:value="1342497" calcext:value-type="float">
            <text:p>1,342,497</text:p>
          </table:table-cell>
          <table:table-cell table:style-name="ce56" office:value-type="float" office:value="1346045" calcext:value-type="float">
            <text:p>1,346,045</text:p>
          </table:table-cell>
          <table:table-cell table:number-columns-repeated="1011"/>
        </table:table-row>
        <table:table-row table:style-name="ro3">
          <table:table-cell table:style-name="ce42" office:value-type="string" calcext:value-type="string">
            <text:p>..<text:span text:style-name="T1">Frederick-Gaithersburg-Rockville, MD Metro Division</text:span></text:p>
          </table:table-cell>
          <table:table-cell table:style-name="ce56" office:value-type="float" office:value="1205162" calcext:value-type="float">
            <text:p>1,205,162</text:p>
          </table:table-cell>
          <table:table-cell table:style-name="ce56" office:value-type="float" office:value="1204687" calcext:value-type="float">
            <text:p>1,204,687</text:p>
          </table:table-cell>
          <table:table-cell table:style-name="ce56" office:value-type="float" office:value="1209820" calcext:value-type="float">
            <text:p>1,209,820</text:p>
          </table:table-cell>
          <table:table-cell table:style-name="ce56" office:value-type="float" office:value="1228469" calcext:value-type="float">
            <text:p>1,228,469</text:p>
          </table:table-cell>
          <table:table-cell table:style-name="ce56" office:value-type="float" office:value="1244724" calcext:value-type="float">
            <text:p>1,244,724</text:p>
          </table:table-cell>
          <table:table-cell table:style-name="ce56" office:value-type="float" office:value="1256301" calcext:value-type="float">
            <text:p>1,256,301</text:p>
          </table:table-cell>
          <table:table-cell table:style-name="ce56" office:value-type="float" office:value="1267998" calcext:value-type="float">
            <text:p>1,267,998</text:p>
          </table:table-cell>
          <table:table-cell table:style-name="ce56" office:value-type="float" office:value="1277815" calcext:value-type="float">
            <text:p>1,277,815</text:p>
          </table:table-cell>
          <table:table-cell table:style-name="ce56" office:value-type="float" office:value="1285845" calcext:value-type="float">
            <text:p>1,285,845</text:p>
          </table:table-cell>
          <table:table-cell table:style-name="ce56" office:value-type="float" office:value="1297444" calcext:value-type="float">
            <text:p>1,297,444</text:p>
          </table:table-cell>
          <table:table-cell table:style-name="ce56" office:value-type="float" office:value="1303421" calcext:value-type="float">
            <text:p>1,303,421</text:p>
          </table:table-cell>
          <table:table-cell table:style-name="ce56" office:value-type="float" office:value="1310235" calcext:value-type="float">
            <text:p>1,310,235</text:p>
          </table:table-cell>
          <table:table-cell table:number-columns-repeated="1011"/>
        </table:table-row>
        <table:table-row table:style-name="ro3">
          <table:table-cell table:style-name="ce41" office:value-type="string" calcext:value-type="string">
            <text:p>.<text:span text:style-name="T1">Richmond, VA Metro Area</text:span></text:p>
          </table:table-cell>
          <table:table-cell table:style-name="ce56" office:value-type="float" office:value="1186501" calcext:value-type="float">
            <text:p>1,186,501</text:p>
          </table:table-cell>
          <table:table-cell table:style-name="ce56" office:value-type="float" office:value="1186471" calcext:value-type="float">
            <text:p>1,186,471</text:p>
          </table:table-cell>
          <table:table-cell table:style-name="ce56" office:value-type="float" office:value="1188246" calcext:value-type="float">
            <text:p>1,188,246</text:p>
          </table:table-cell>
          <table:table-cell table:style-name="ce56" office:value-type="float" office:value="1197059" calcext:value-type="float">
            <text:p>1,197,059</text:p>
          </table:table-cell>
          <table:table-cell table:style-name="ce56" office:value-type="float" office:value="1211015" calcext:value-type="float">
            <text:p>1,211,015</text:p>
          </table:table-cell>
          <table:table-cell table:style-name="ce56" office:value-type="float" office:value="1222549" calcext:value-type="float">
            <text:p>1,222,549</text:p>
          </table:table-cell>
          <table:table-cell table:style-name="ce56" office:value-type="float" office:value="1235006" calcext:value-type="float">
            <text:p>1,235,006</text:p>
          </table:table-cell>
          <table:table-cell table:style-name="ce56" office:value-type="float" office:value="1246665" calcext:value-type="float">
            <text:p>1,246,665</text:p>
          </table:table-cell>
          <table:table-cell table:style-name="ce56" office:value-type="float" office:value="1258471" calcext:value-type="float">
            <text:p>1,258,471</text:p>
          </table:table-cell>
          <table:table-cell table:style-name="ce56" office:value-type="float" office:value="1269566" calcext:value-type="float">
            <text:p>1,269,566</text:p>
          </table:table-cell>
          <table:table-cell table:style-name="ce56" office:value-type="float" office:value="1281053" calcext:value-type="float">
            <text:p>1,281,053</text:p>
          </table:table-cell>
          <table:table-cell table:style-name="ce56" office:value-type="float" office:value="1291900" calcext:value-type="float">
            <text:p>1,291,900</text:p>
          </table:table-cell>
          <table:table-cell table:number-columns-repeated="1011"/>
        </table:table-row>
        <table:table-row table:style-name="ro3">
          <table:table-cell table:style-name="ce41" office:value-type="string" calcext:value-type="string">
            <text:p>.<text:span text:style-name="T1">New Orleans-Metairie, LA Metro Area</text:span></text:p>
          </table:table-cell>
          <table:table-cell table:style-name="ce56" office:value-type="float" office:value="1189866" calcext:value-type="float">
            <text:p>1,189,866</text:p>
          </table:table-cell>
          <table:table-cell table:style-name="ce56" office:value-type="float" office:value="1189891" calcext:value-type="float">
            <text:p>1,189,891</text:p>
          </table:table-cell>
          <table:table-cell table:style-name="ce56" office:value-type="float" office:value="1195324" calcext:value-type="float">
            <text:p>1,195,324</text:p>
          </table:table-cell>
          <table:table-cell table:style-name="ce56" office:value-type="float" office:value="1214008" calcext:value-type="float">
            <text:p>1,214,008</text:p>
          </table:table-cell>
          <table:table-cell table:style-name="ce56" office:value-type="float" office:value="1226887" calcext:value-type="float">
            <text:p>1,226,887</text:p>
          </table:table-cell>
          <table:table-cell table:style-name="ce56" office:value-type="float" office:value="1239584" calcext:value-type="float">
            <text:p>1,239,584</text:p>
          </table:table-cell>
          <table:table-cell table:style-name="ce56" office:value-type="float" office:value="1248905" calcext:value-type="float">
            <text:p>1,248,905</text:p>
          </table:table-cell>
          <table:table-cell table:style-name="ce56" office:value-type="float" office:value="1260281" calcext:value-type="float">
            <text:p>1,260,281</text:p>
          </table:table-cell>
          <table:table-cell table:style-name="ce56" office:value-type="float" office:value="1267613" calcext:value-type="float">
            <text:p>1,267,613</text:p>
          </table:table-cell>
          <table:table-cell table:style-name="ce56" office:value-type="float" office:value="1270326" calcext:value-type="float">
            <text:p>1,270,326</text:p>
          </table:table-cell>
          <table:table-cell table:style-name="ce56" office:value-type="float" office:value="1270133" calcext:value-type="float">
            <text:p>1,270,133</text:p>
          </table:table-cell>
          <table:table-cell table:style-name="ce56" office:value-type="float" office:value="1270530" calcext:value-type="float">
            <text:p>1,270,530</text:p>
          </table:table-cell>
          <table:table-cell table:number-columns-repeated="1011"/>
        </table:table-row>
        <table:table-row table:style-name="ro3">
          <table:table-cell table:style-name="ce41" office:value-type="string" calcext:value-type="string">
            <text:p>.<text:span text:style-name="T1">Louisville/Jefferson County, KY-IN Metro Area</text:span></text:p>
          </table:table-cell>
          <table:table-cell table:style-name="ce56" office:value-type="float" office:value="1202718" calcext:value-type="float">
            <text:p>1,202,718</text:p>
          </table:table-cell>
          <table:table-cell table:style-name="ce56" office:value-type="float" office:value="1202686" calcext:value-type="float">
            <text:p>1,202,686</text:p>
          </table:table-cell>
          <table:table-cell table:style-name="ce56" office:value-type="float" office:value="1204655" calcext:value-type="float">
            <text:p>1,204,655</text:p>
          </table:table-cell>
          <table:table-cell table:style-name="ce56" office:value-type="float" office:value="1211869" calcext:value-type="float">
            <text:p>1,211,869</text:p>
          </table:table-cell>
          <table:table-cell table:style-name="ce56" office:value-type="float" office:value="1220183" calcext:value-type="float">
            <text:p>1,220,183</text:p>
          </table:table-cell>
          <table:table-cell table:style-name="ce56" office:value-type="float" office:value="1232178" calcext:value-type="float">
            <text:p>1,232,178</text:p>
          </table:table-cell>
          <table:table-cell table:style-name="ce56" office:value-type="float" office:value="1239354" calcext:value-type="float">
            <text:p>1,239,354</text:p>
          </table:table-cell>
          <table:table-cell table:style-name="ce56" office:value-type="float" office:value="1246231" calcext:value-type="float">
            <text:p>1,246,231</text:p>
          </table:table-cell>
          <table:table-cell table:style-name="ce56" office:value-type="float" office:value="1252525" calcext:value-type="float">
            <text:p>1,252,525</text:p>
          </table:table-cell>
          <table:table-cell table:style-name="ce56" office:value-type="float" office:value="1259553" calcext:value-type="float">
            <text:p>1,259,553</text:p>
          </table:table-cell>
          <table:table-cell table:style-name="ce56" office:value-type="float" office:value="1262023" calcext:value-type="float">
            <text:p>1,262,023</text:p>
          </table:table-cell>
          <table:table-cell table:style-name="ce56" office:value-type="float" office:value="1265108" calcext:value-type="float">
            <text:p>1,265,108</text:p>
          </table:table-cell>
          <table:table-cell table:number-columns-repeated="1011"/>
        </table:table-row>
        <table:table-row table:style-name="ro3">
          <table:table-cell table:style-name="ce42" office:value-type="string" calcext:value-type="string">
            <text:p>..<text:span text:style-name="T1">Camden, NJ Metro Division</text:span></text:p>
          </table:table-cell>
          <table:table-cell table:style-name="ce56" office:value-type="float" office:value="1250679" calcext:value-type="float">
            <text:p>1,250,679</text:p>
          </table:table-cell>
          <table:table-cell table:style-name="ce56" office:value-type="float" office:value="1251021" calcext:value-type="float">
            <text:p>1,251,021</text:p>
          </table:table-cell>
          <table:table-cell table:style-name="ce56" office:value-type="float" office:value="1251554" calcext:value-type="float">
            <text:p>1,251,554</text:p>
          </table:table-cell>
          <table:table-cell table:style-name="ce56" office:value-type="float" office:value="1252459" calcext:value-type="float">
            <text:p>1,252,459</text:p>
          </table:table-cell>
          <table:table-cell table:style-name="ce56" office:value-type="float" office:value="1251910" calcext:value-type="float">
            <text:p>1,251,910</text:p>
          </table:table-cell>
          <table:table-cell table:style-name="ce56" office:value-type="float" office:value="1248615" calcext:value-type="float">
            <text:p>1,248,615</text:p>
          </table:table-cell>
          <table:table-cell table:style-name="ce56" office:value-type="float" office:value="1247164" calcext:value-type="float">
            <text:p>1,247,164</text:p>
          </table:table-cell>
          <table:table-cell table:style-name="ce56" office:value-type="float" office:value="1245413" calcext:value-type="float">
            <text:p>1,245,413</text:p>
          </table:table-cell>
          <table:table-cell table:style-name="ce56" office:value-type="float" office:value="1243735" calcext:value-type="float">
            <text:p>1,243,735</text:p>
          </table:table-cell>
          <table:table-cell table:style-name="ce56" office:value-type="float" office:value="1242795" calcext:value-type="float">
            <text:p>1,242,795</text:p>
          </table:table-cell>
          <table:table-cell table:style-name="ce56" office:value-type="float" office:value="1242623" calcext:value-type="float">
            <text:p>1,242,623</text:p>
          </table:table-cell>
          <table:table-cell table:style-name="ce56" office:value-type="float" office:value="1243456" calcext:value-type="float">
            <text:p>1,243,456</text:p>
          </table:table-cell>
          <table:table-cell table:number-columns-repeated="1011"/>
        </table:table-row>
        <table:table-row table:style-name="ro3">
          <table:table-cell table:style-name="ce41" office:value-type="string" calcext:value-type="string">
            <text:p>.<text:span text:style-name="T1">Salt Lake City, UT Metro Area</text:span></text:p>
          </table:table-cell>
          <table:table-cell table:style-name="ce56" office:value-type="float" office:value="1087873" calcext:value-type="float">
            <text:p>1,087,873</text:p>
          </table:table-cell>
          <table:table-cell table:style-name="ce56" office:value-type="float" office:value="1087808" calcext:value-type="float">
            <text:p>1,087,808</text:p>
          </table:table-cell>
          <table:table-cell table:style-name="ce56" office:value-type="float" office:value="1091478" calcext:value-type="float">
            <text:p>1,091,478</text:p>
          </table:table-cell>
          <table:table-cell table:style-name="ce56" office:value-type="float" office:value="1106800" calcext:value-type="float">
            <text:p>1,106,800</text:p>
          </table:table-cell>
          <table:table-cell table:style-name="ce56" office:value-type="float" office:value="1123748" calcext:value-type="float">
            <text:p>1,123,748</text:p>
          </table:table-cell>
          <table:table-cell table:style-name="ce56" office:value-type="float" office:value="1140025" calcext:value-type="float">
            <text:p>1,140,025</text:p>
          </table:table-cell>
          <table:table-cell table:style-name="ce56" office:value-type="float" office:value="1151447" calcext:value-type="float">
            <text:p>1,151,447</text:p>
          </table:table-cell>
          <table:table-cell table:style-name="ce56" office:value-type="float" office:value="1164912" calcext:value-type="float">
            <text:p>1,164,912</text:p>
          </table:table-cell>
          <table:table-cell table:style-name="ce56" office:value-type="float" office:value="1184721" calcext:value-type="float">
            <text:p>1,184,721</text:p>
          </table:table-cell>
          <table:table-cell table:style-name="ce56" office:value-type="float" office:value="1204205" calcext:value-type="float">
            <text:p>1,204,205</text:p>
          </table:table-cell>
          <table:table-cell table:style-name="ce56" office:value-type="float" office:value="1218681" calcext:value-type="float">
            <text:p>1,218,681</text:p>
          </table:table-cell>
          <table:table-cell table:style-name="ce56" office:value-type="float" office:value="1232696" calcext:value-type="float">
            <text:p>1,232,696</text:p>
          </table:table-cell>
          <table:table-cell table:number-columns-repeated="1011"/>
        </table:table-row>
        <table:table-row table:style-name="ro3">
          <table:table-cell table:style-name="ce41" office:value-type="string" calcext:value-type="string">
            <text:p>.<text:span text:style-name="T1">Hartford-East Hartford-Middletown, CT Metro Area</text:span></text:p>
          </table:table-cell>
          <table:table-cell table:style-name="ce56" office:value-type="float" office:value="1212381" calcext:value-type="float">
            <text:p>1,212,381</text:p>
          </table:table-cell>
          <table:table-cell table:style-name="ce56" office:value-type="float" office:value="1212471" calcext:value-type="float">
            <text:p>1,212,471</text:p>
          </table:table-cell>
          <table:table-cell table:style-name="ce56" office:value-type="float" office:value="1214091" calcext:value-type="float">
            <text:p>1,214,091</text:p>
          </table:table-cell>
          <table:table-cell table:style-name="ce56" office:value-type="float" office:value="1216088" calcext:value-type="float">
            <text:p>1,216,088</text:p>
          </table:table-cell>
          <table:table-cell table:style-name="ce56" office:value-type="float" office:value="1215307" calcext:value-type="float">
            <text:p>1,215,307</text:p>
          </table:table-cell>
          <table:table-cell table:style-name="ce56" office:value-type="float" office:value="1214785" calcext:value-type="float">
            <text:p>1,214,785</text:p>
          </table:table-cell>
          <table:table-cell table:style-name="ce56" office:value-type="float" office:value="1213886" calcext:value-type="float">
            <text:p>1,213,886</text:p>
          </table:table-cell>
          <table:table-cell table:style-name="ce56" office:value-type="float" office:value="1211748" calcext:value-type="float">
            <text:p>1,211,748</text:p>
          </table:table-cell>
          <table:table-cell table:style-name="ce56" office:value-type="float" office:value="1208595" calcext:value-type="float">
            <text:p>1,208,595</text:p>
          </table:table-cell>
          <table:table-cell table:style-name="ce56" office:value-type="float" office:value="1207027" calcext:value-type="float">
            <text:p>1,207,027</text:p>
          </table:table-cell>
          <table:table-cell table:style-name="ce56" office:value-type="float" office:value="1206139" calcext:value-type="float">
            <text:p>1,206,139</text:p>
          </table:table-cell>
          <table:table-cell table:style-name="ce56" office:value-type="float" office:value="1204877" calcext:value-type="float">
            <text:p>1,204,877</text:p>
          </table:table-cell>
          <table:table-cell table:number-columns-repeated="1011"/>
        </table:table-row>
        <table:table-row table:style-name="ro3">
          <table:table-cell table:style-name="ce41" office:value-type="string" calcext:value-type="string">
            <text:p>.<text:span text:style-name="T1">Buffalo-Cheektowaga, NY Metro Area</text:span></text:p>
          </table:table-cell>
          <table:table-cell table:style-name="ce56" office:value-type="float" office:value="1135509" calcext:value-type="float">
            <text:p>1,135,509</text:p>
          </table:table-cell>
          <table:table-cell table:style-name="ce56" office:value-type="float" office:value="1135614" calcext:value-type="float">
            <text:p>1,135,614</text:p>
          </table:table-cell>
          <table:table-cell table:style-name="ce56" office:value-type="float" office:value="1135627" calcext:value-type="float">
            <text:p>1,135,627</text:p>
          </table:table-cell>
          <table:table-cell table:style-name="ce56" office:value-type="float" office:value="1135562" calcext:value-type="float">
            <text:p>1,135,562</text:p>
          </table:table-cell>
          <table:table-cell table:style-name="ce56" office:value-type="float" office:value="1134619" calcext:value-type="float">
            <text:p>1,134,619</text:p>
          </table:table-cell>
          <table:table-cell table:style-name="ce56" office:value-type="float" office:value="1134974" calcext:value-type="float">
            <text:p>1,134,974</text:p>
          </table:table-cell>
          <table:table-cell table:style-name="ce56" office:value-type="float" office:value="1135060" calcext:value-type="float">
            <text:p>1,135,060</text:p>
          </table:table-cell>
          <table:table-cell table:style-name="ce56" office:value-type="float" office:value="1133002" calcext:value-type="float">
            <text:p>1,133,002</text:p>
          </table:table-cell>
          <table:table-cell table:style-name="ce56" office:value-type="float" office:value="1130232" calcext:value-type="float">
            <text:p>1,130,232</text:p>
          </table:table-cell>
          <table:table-cell table:style-name="ce56" office:value-type="float" office:value="1129882" calcext:value-type="float">
            <text:p>1,129,882</text:p>
          </table:table-cell>
          <table:table-cell table:style-name="ce56" office:value-type="float" office:value="1129777" calcext:value-type="float">
            <text:p>1,129,777</text:p>
          </table:table-cell>
          <table:table-cell table:style-name="ce56" office:value-type="float" office:value="1127983" calcext:value-type="float">
            <text:p>1,127,983</text:p>
          </table:table-cell>
          <table:table-cell table:number-columns-repeated="1011"/>
        </table:table-row>
        <table:table-row table:style-name="ro3">
          <table:table-cell table:style-name="ce41" office:value-type="string" calcext:value-type="string">
            <text:p>.<text:span text:style-name="T1">Birmingham-Hoover, AL Metro Area</text:span></text:p>
          </table:table-cell>
          <table:table-cell table:style-name="ce56" office:value-type="float" office:value="1061024" calcext:value-type="float">
            <text:p>1,061,024</text:p>
          </table:table-cell>
          <table:table-cell table:style-name="ce56" office:value-type="float" office:value="1061039" calcext:value-type="float">
            <text:p>1,061,039</text:p>
          </table:table-cell>
          <table:table-cell table:style-name="ce56" office:value-type="float" office:value="1061717" calcext:value-type="float">
            <text:p>1,061,717</text:p>
          </table:table-cell>
          <table:table-cell table:style-name="ce56" office:value-type="float" office:value="1064030" calcext:value-type="float">
            <text:p>1,064,030</text:p>
          </table:table-cell>
          <table:table-cell table:style-name="ce56" office:value-type="float" office:value="1067563" calcext:value-type="float">
            <text:p>1,067,563</text:p>
          </table:table-cell>
          <table:table-cell table:style-name="ce56" office:value-type="float" office:value="1072882" calcext:value-type="float">
            <text:p>1,072,882</text:p>
          </table:table-cell>
          <table:table-cell table:style-name="ce56" office:value-type="float" office:value="1076087" calcext:value-type="float">
            <text:p>1,076,087</text:p>
          </table:table-cell>
          <table:table-cell table:style-name="ce56" office:value-type="float" office:value="1079752" calcext:value-type="float">
            <text:p>1,079,752</text:p>
          </table:table-cell>
          <table:table-cell table:style-name="ce56" office:value-type="float" office:value="1082877" calcext:value-type="float">
            <text:p>1,082,877</text:p>
          </table:table-cell>
          <table:table-cell table:style-name="ce56" office:value-type="float" office:value="1085615" calcext:value-type="float">
            <text:p>1,085,615</text:p>
          </table:table-cell>
          <table:table-cell table:style-name="ce56" office:value-type="float" office:value="1087967" calcext:value-type="float">
            <text:p>1,087,967</text:p>
          </table:table-cell>
          <table:table-cell table:style-name="ce56" office:value-type="float" office:value="1090435" calcext:value-type="float">
            <text:p>1,090,435</text:p>
          </table:table-cell>
          <table:table-cell table:number-columns-repeated="1011"/>
        </table:table-row>
        <table:table-row table:style-name="ro3">
          <table:table-cell table:style-name="ce41" office:value-type="string" calcext:value-type="string">
            <text:p>.<text:span text:style-name="T1">Grand Rapids-Kentwood, MI Metro Area</text:span></text:p>
          </table:table-cell>
          <table:table-cell table:style-name="ce56" office:value-type="float" office:value="993670" calcext:value-type="float">
            <text:p>993,670</text:p>
          </table:table-cell>
          <table:table-cell table:style-name="ce56" office:value-type="float" office:value="993663" calcext:value-type="float">
            <text:p>993,663</text:p>
          </table:table-cell>
          <table:table-cell table:style-name="ce56" office:value-type="float" office:value="994262" calcext:value-type="float">
            <text:p>994,262</text:p>
          </table:table-cell>
          <table:table-cell table:style-name="ce56" office:value-type="float" office:value="1002556" calcext:value-type="float">
            <text:p>1,002,556</text:p>
          </table:table-cell>
          <table:table-cell table:style-name="ce56" office:value-type="float" office:value="1013655" calcext:value-type="float">
            <text:p>1,013,655</text:p>
          </table:table-cell>
          <table:table-cell table:style-name="ce56" office:value-type="float" office:value="1025473" calcext:value-type="float">
            <text:p>1,025,473</text:p>
          </table:table-cell>
          <table:table-cell table:style-name="ce56" office:value-type="float" office:value="1036234" calcext:value-type="float">
            <text:p>1,036,234</text:p>
          </table:table-cell>
          <table:table-cell table:style-name="ce56" office:value-type="float" office:value="1044842" calcext:value-type="float">
            <text:p>1,044,842</text:p>
          </table:table-cell>
          <table:table-cell table:style-name="ce56" office:value-type="float" office:value="1054710" calcext:value-type="float">
            <text:p>1,054,710</text:p>
          </table:table-cell>
          <table:table-cell table:style-name="ce56" office:value-type="float" office:value="1063670" calcext:value-type="float">
            <text:p>1,063,670</text:p>
          </table:table-cell>
          <table:table-cell table:style-name="ce56" office:value-type="float" office:value="1071370" calcext:value-type="float">
            <text:p>1,071,370</text:p>
          </table:table-cell>
          <table:table-cell table:style-name="ce56" office:value-type="float" office:value="1077370" calcext:value-type="float">
            <text:p>1,077,370</text:p>
          </table:table-cell>
          <table:table-cell table:number-columns-repeated="1011"/>
        </table:table-row>
        <table:table-row table:style-name="ro3">
          <table:table-cell table:style-name="ce41" office:value-type="string" calcext:value-type="string">
            <text:p>.<text:span text:style-name="T1">Rochester, NY Metro Area</text:span></text:p>
          </table:table-cell>
          <table:table-cell table:style-name="ce56" office:value-type="float" office:value="1079671" calcext:value-type="float">
            <text:p>1,079,671</text:p>
          </table:table-cell>
          <table:table-cell table:style-name="ce56" office:value-type="float" office:value="1079704" calcext:value-type="float">
            <text:p>1,079,704</text:p>
          </table:table-cell>
          <table:table-cell table:style-name="ce56" office:value-type="float" office:value="1079974" calcext:value-type="float">
            <text:p>1,079,974</text:p>
          </table:table-cell>
          <table:table-cell table:style-name="ce56" office:value-type="float" office:value="1081557" calcext:value-type="float">
            <text:p>1,081,557</text:p>
          </table:table-cell>
          <table:table-cell table:style-name="ce56" office:value-type="float" office:value="1081508" calcext:value-type="float">
            <text:p>1,081,508</text:p>
          </table:table-cell>
          <table:table-cell table:style-name="ce56" office:value-type="float" office:value="1081736" calcext:value-type="float">
            <text:p>1,081,736</text:p>
          </table:table-cell>
          <table:table-cell table:style-name="ce56" office:value-type="float" office:value="1080094" calcext:value-type="float">
            <text:p>1,080,094</text:p>
          </table:table-cell>
          <table:table-cell table:style-name="ce56" office:value-type="float" office:value="1077092" calcext:value-type="float">
            <text:p>1,077,092</text:p>
          </table:table-cell>
          <table:table-cell table:style-name="ce56" office:value-type="float" office:value="1074063" calcext:value-type="float">
            <text:p>1,074,063</text:p>
          </table:table-cell>
          <table:table-cell table:style-name="ce56" office:value-type="float" office:value="1071962" calcext:value-type="float">
            <text:p>1,071,962</text:p>
          </table:table-cell>
          <table:table-cell table:style-name="ce56" office:value-type="float" office:value="1071621" calcext:value-type="float">
            <text:p>1,071,621</text:p>
          </table:table-cell>
          <table:table-cell table:style-name="ce56" office:value-type="float" office:value="1069644" calcext:value-type="float">
            <text:p>1,069,644</text:p>
          </table:table-cell>
          <table:table-cell table:number-columns-repeated="1011"/>
        </table:table-row>
        <table:table-row table:style-name="ro3">
          <table:table-cell table:style-name="ce41" office:value-type="string" calcext:value-type="string">
            <text:p>.<text:span text:style-name="T1">Tucson, AZ Metro Area</text:span></text:p>
          </table:table-cell>
          <table:table-cell table:number-columns-repeated="2" table:style-name="ce56" office:value-type="float" office:value="980263" calcext:value-type="float">
            <text:p>980,263</text:p>
          </table:table-cell>
          <table:table-cell table:style-name="ce56" office:value-type="float" office:value="981620" calcext:value-type="float">
            <text:p>981,620</text:p>
          </table:table-cell>
          <table:table-cell table:style-name="ce56" office:value-type="float" office:value="988381" calcext:value-type="float">
            <text:p>988,381</text:p>
          </table:table-cell>
          <table:table-cell table:style-name="ce56" office:value-type="float" office:value="993052" calcext:value-type="float">
            <text:p>993,052</text:p>
          </table:table-cell>
          <table:table-cell table:style-name="ce56" office:value-type="float" office:value="997127" calcext:value-type="float">
            <text:p>997,127</text:p>
          </table:table-cell>
          <table:table-cell table:style-name="ce56" office:value-type="float" office:value="1004229" calcext:value-type="float">
            <text:p>1,004,229</text:p>
          </table:table-cell>
          <table:table-cell table:style-name="ce56" office:value-type="float" office:value="1009103" calcext:value-type="float">
            <text:p>1,009,103</text:p>
          </table:table-cell>
          <table:table-cell table:style-name="ce56" office:value-type="float" office:value="1016707" calcext:value-type="float">
            <text:p>1,016,707</text:p>
          </table:table-cell>
          <table:table-cell table:style-name="ce56" office:value-type="float" office:value="1026391" calcext:value-type="float">
            <text:p>1,026,391</text:p>
          </table:table-cell>
          <table:table-cell table:style-name="ce56" office:value-type="float" office:value="1036554" calcext:value-type="float">
            <text:p>1,036,554</text:p>
          </table:table-cell>
          <table:table-cell table:style-name="ce56" office:value-type="float" office:value="1047279" calcext:value-type="float">
            <text:p>1,047,279</text:p>
          </table:table-cell>
          <table:table-cell table:number-columns-repeated="1011"/>
        </table:table-row>
        <table:table-row table:style-name="ro3">
          <table:table-cell table:style-name="ce41" office:value-type="string" calcext:value-type="string">
            <text:p>.<text:span text:style-name="T1">Fresno, CA Metro Area</text:span></text:p>
          </table:table-cell>
          <table:table-cell table:style-name="ce56" office:value-type="float" office:value="930450" calcext:value-type="float">
            <text:p>930,450</text:p>
          </table:table-cell>
          <table:table-cell table:style-name="ce56" office:value-type="float" office:value="930507" calcext:value-type="float">
            <text:p>930,507</text:p>
          </table:table-cell>
          <table:table-cell table:style-name="ce56" office:value-type="float" office:value="932039" calcext:value-type="float">
            <text:p>932,039</text:p>
          </table:table-cell>
          <table:table-cell table:style-name="ce56" office:value-type="float" office:value="939406" calcext:value-type="float">
            <text:p>939,406</text:p>
          </table:table-cell>
          <table:table-cell table:style-name="ce56" office:value-type="float" office:value="945045" calcext:value-type="float">
            <text:p>945,045</text:p>
          </table:table-cell>
          <table:table-cell table:style-name="ce56" office:value-type="float" office:value="951514" calcext:value-type="float">
            <text:p>951,514</text:p>
          </table:table-cell>
          <table:table-cell table:style-name="ce56" office:value-type="float" office:value="960567" calcext:value-type="float">
            <text:p>960,567</text:p>
          </table:table-cell>
          <table:table-cell table:style-name="ce56" office:value-type="float" office:value="969488" calcext:value-type="float">
            <text:p>969,488</text:p>
          </table:table-cell>
          <table:table-cell table:style-name="ce56" office:value-type="float" office:value="976830" calcext:value-type="float">
            <text:p>976,830</text:p>
          </table:table-cell>
          <table:table-cell table:style-name="ce56" office:value-type="float" office:value="985238" calcext:value-type="float">
            <text:p>985,238</text:p>
          </table:table-cell>
          <table:table-cell table:style-name="ce56" office:value-type="float" office:value="991950" calcext:value-type="float">
            <text:p>991,950</text:p>
          </table:table-cell>
          <table:table-cell table:style-name="ce56" office:value-type="float" office:value="999101" calcext:value-type="float">
            <text:p>999,101</text:p>
          </table:table-cell>
          <table:table-cell table:number-columns-repeated="1011"/>
        </table:table-row>
        <table:table-row table:style-name="ro3">
          <table:table-cell table:style-name="ce41" office:value-type="string" calcext:value-type="string">
            <text:p>.<text:span text:style-name="T1">Tulsa, OK Metro Area</text:span></text:p>
          </table:table-cell>
          <table:table-cell table:style-name="ce56" office:value-type="float" office:value="937478" calcext:value-type="float">
            <text:p>937,478</text:p>
          </table:table-cell>
          <table:table-cell table:style-name="ce56" office:value-type="float" office:value="937523" calcext:value-type="float">
            <text:p>937,523</text:p>
          </table:table-cell>
          <table:table-cell table:style-name="ce56" office:value-type="float" office:value="939833" calcext:value-type="float">
            <text:p>939,833</text:p>
          </table:table-cell>
          <table:table-cell table:style-name="ce56" office:value-type="float" office:value="945750" calcext:value-type="float">
            <text:p>945,750</text:p>
          </table:table-cell>
          <table:table-cell table:style-name="ce56" office:value-type="float" office:value="952484" calcext:value-type="float">
            <text:p>952,484</text:p>
          </table:table-cell>
          <table:table-cell table:style-name="ce56" office:value-type="float" office:value="961904" calcext:value-type="float">
            <text:p>961,904</text:p>
          </table:table-cell>
          <table:table-cell table:style-name="ce56" office:value-type="float" office:value="969421" calcext:value-type="float">
            <text:p>969,421</text:p>
          </table:table-cell>
          <table:table-cell table:style-name="ce56" office:value-type="float" office:value="980926" calcext:value-type="float">
            <text:p>980,926</text:p>
          </table:table-cell>
          <table:table-cell table:style-name="ce56" office:value-type="float" office:value="988706" calcext:value-type="float">
            <text:p>988,706</text:p>
          </table:table-cell>
          <table:table-cell table:style-name="ce56" office:value-type="float" office:value="991330" calcext:value-type="float">
            <text:p>991,330</text:p>
          </table:table-cell>
          <table:table-cell table:style-name="ce56" office:value-type="float" office:value="993135" calcext:value-type="float">
            <text:p>993,135</text:p>
          </table:table-cell>
          <table:table-cell table:style-name="ce56" office:value-type="float" office:value="998626" calcext:value-type="float">
            <text:p>998,626</text:p>
          </table:table-cell>
          <table:table-cell table:number-columns-repeated="1011"/>
        </table:table-row>
        <table:table-row table:style-name="ro3">
          <table:table-cell table:style-name="ce41" office:value-type="string" calcext:value-type="string">
            <text:p>.<text:span text:style-name="T1">Urban Honolulu, HI Metro Area</text:span></text:p>
          </table:table-cell>
          <table:table-cell table:style-name="ce56" office:value-type="float" office:value="953207" calcext:value-type="float">
            <text:p>953,207</text:p>
          </table:table-cell>
          <table:table-cell table:style-name="ce56" office:value-type="float" office:value="953206" calcext:value-type="float">
            <text:p>953,206</text:p>
          </table:table-cell>
          <table:table-cell table:style-name="ce56" office:value-type="float" office:value="956285" calcext:value-type="float">
            <text:p>956,285</text:p>
          </table:table-cell>
          <table:table-cell table:style-name="ce56" office:value-type="float" office:value="967336" calcext:value-type="float">
            <text:p>967,336</text:p>
          </table:table-cell>
          <table:table-cell table:style-name="ce56" office:value-type="float" office:value="977994" calcext:value-type="float">
            <text:p>977,994</text:p>
          </table:table-cell>
          <table:table-cell table:style-name="ce56" office:value-type="float" office:value="986059" calcext:value-type="float">
            <text:p>986,059</text:p>
          </table:table-cell>
          <table:table-cell table:style-name="ce56" office:value-type="float" office:value="987414" calcext:value-type="float">
            <text:p>987,414</text:p>
          </table:table-cell>
          <table:table-cell table:style-name="ce56" office:value-type="float" office:value="991064" calcext:value-type="float">
            <text:p>991,064</text:p>
          </table:table-cell>
          <table:table-cell table:style-name="ce56" office:value-type="float" office:value="992268" calcext:value-type="float">
            <text:p>992,268</text:p>
          </table:table-cell>
          <table:table-cell table:style-name="ce56" office:value-type="float" office:value="986353" calcext:value-type="float">
            <text:p>986,353</text:p>
          </table:table-cell>
          <table:table-cell table:style-name="ce56" office:value-type="float" office:value="979858" calcext:value-type="float">
            <text:p>979,858</text:p>
          </table:table-cell>
          <table:table-cell table:style-name="ce56" office:value-type="float" office:value="974563" calcext:value-type="float">
            <text:p>974,563</text:p>
          </table:table-cell>
          <table:table-cell table:number-columns-repeated="1011"/>
        </table:table-row>
        <table:table-row table:style-name="ro3">
          <table:table-cell table:style-name="ce41" office:value-type="string" calcext:value-type="string">
            <text:p>.<text:span text:style-name="T1">Omaha-Council Bluffs, NE-IA Metro Area</text:span></text:p>
          </table:table-cell>
          <table:table-cell table:style-name="ce56" office:value-type="float" office:value="865350" calcext:value-type="float">
            <text:p>865,350</text:p>
          </table:table-cell>
          <table:table-cell table:style-name="ce56" office:value-type="float" office:value="865347" calcext:value-type="float">
            <text:p>865,347</text:p>
          </table:table-cell>
          <table:table-cell table:style-name="ce56" office:value-type="float" office:value="867671" calcext:value-type="float">
            <text:p>867,671</text:p>
          </table:table-cell>
          <table:table-cell table:style-name="ce56" office:value-type="float" office:value="876022" calcext:value-type="float">
            <text:p>876,022</text:p>
          </table:table-cell>
          <table:table-cell table:style-name="ce56" office:value-type="float" office:value="884555" calcext:value-type="float">
            <text:p>884,555</text:p>
          </table:table-cell>
          <table:table-cell table:style-name="ce56" office:value-type="float" office:value="893864" calcext:value-type="float">
            <text:p>893,864</text:p>
          </table:table-cell>
          <table:table-cell table:style-name="ce56" office:value-type="float" office:value="903335" calcext:value-type="float">
            <text:p>903,335</text:p>
          </table:table-cell>
          <table:table-cell table:style-name="ce56" office:value-type="float" office:value="913073" calcext:value-type="float">
            <text:p>913,073</text:p>
          </table:table-cell>
          <table:table-cell table:style-name="ce56" office:value-type="float" office:value="923431" calcext:value-type="float">
            <text:p>923,431</text:p>
          </table:table-cell>
          <table:table-cell table:style-name="ce56" office:value-type="float" office:value="931987" calcext:value-type="float">
            <text:p>931,987</text:p>
          </table:table-cell>
          <table:table-cell table:style-name="ce56" office:value-type="float" office:value="940970" calcext:value-type="float">
            <text:p>940,970</text:p>
          </table:table-cell>
          <table:table-cell table:style-name="ce56" office:value-type="float" office:value="949442" calcext:value-type="float">
            <text:p>949,442</text:p>
          </table:table-cell>
          <table:table-cell table:number-columns-repeated="1011"/>
        </table:table-row>
        <table:table-row table:style-name="ro3">
          <table:table-cell table:style-name="ce41" office:value-type="string" calcext:value-type="string">
            <text:p>.<text:span text:style-name="T1">Worcester, MA-CT Metro Area</text:span></text:p>
          </table:table-cell>
          <table:table-cell table:style-name="ce56" office:value-type="float" office:value="916980" calcext:value-type="float">
            <text:p>916,980</text:p>
          </table:table-cell>
          <table:table-cell table:style-name="ce56" office:value-type="float" office:value="916763" calcext:value-type="float">
            <text:p>916,763</text:p>
          </table:table-cell>
          <table:table-cell table:style-name="ce56" office:value-type="float" office:value="918935" calcext:value-type="float">
            <text:p>918,935</text:p>
          </table:table-cell>
          <table:table-cell table:style-name="ce56" office:value-type="float" office:value="922378" calcext:value-type="float">
            <text:p>922,378</text:p>
          </table:table-cell>
          <table:table-cell table:style-name="ce56" office:value-type="float" office:value="924856" calcext:value-type="float">
            <text:p>924,856</text:p>
          </table:table-cell>
          <table:table-cell table:style-name="ce56" office:value-type="float" office:value="928346" calcext:value-type="float">
            <text:p>928,346</text:p>
          </table:table-cell>
          <table:table-cell table:style-name="ce56" office:value-type="float" office:value="932278" calcext:value-type="float">
            <text:p>932,278</text:p>
          </table:table-cell>
          <table:table-cell table:style-name="ce56" office:value-type="float" office:value="934604" calcext:value-type="float">
            <text:p>934,604</text:p>
          </table:table-cell>
          <table:table-cell table:style-name="ce56" office:value-type="float" office:value="936422" calcext:value-type="float">
            <text:p>936,422</text:p>
          </table:table-cell>
          <table:table-cell table:style-name="ce56" office:value-type="float" office:value="942147" calcext:value-type="float">
            <text:p>942,147</text:p>
          </table:table-cell>
          <table:table-cell table:style-name="ce56" office:value-type="float" office:value="946113" calcext:value-type="float">
            <text:p>946,113</text:p>
          </table:table-cell>
          <table:table-cell table:style-name="ce56" office:value-type="float" office:value="947404" calcext:value-type="float">
            <text:p>947,404</text:p>
          </table:table-cell>
          <table:table-cell table:number-columns-repeated="1011"/>
        </table:table-row>
        <table:table-row table:style-name="ro3">
          <table:table-cell table:style-name="ce41" office:value-type="string" calcext:value-type="string">
            <text:p>.<text:span text:style-name="T1">Bridgeport-Stamford-Norwalk, CT Metro Area</text:span></text:p>
          </table:table-cell>
          <table:table-cell table:style-name="ce56" office:value-type="float" office:value="916829" calcext:value-type="float">
            <text:p>916,829</text:p>
          </table:table-cell>
          <table:table-cell table:style-name="ce56" office:value-type="float" office:value="916904" calcext:value-type="float">
            <text:p>916,904</text:p>
          </table:table-cell>
          <table:table-cell table:style-name="ce56" office:value-type="float" office:value="919355" calcext:value-type="float">
            <text:p>919,355</text:p>
          </table:table-cell>
          <table:table-cell table:style-name="ce56" office:value-type="float" office:value="928000" calcext:value-type="float">
            <text:p>928,000</text:p>
          </table:table-cell>
          <table:table-cell table:style-name="ce56" office:value-type="float" office:value="935099" calcext:value-type="float">
            <text:p>935,099</text:p>
          </table:table-cell>
          <table:table-cell table:style-name="ce56" office:value-type="float" office:value="939924" calcext:value-type="float">
            <text:p>939,924</text:p>
          </table:table-cell>
          <table:table-cell table:style-name="ce56" office:value-type="float" office:value="944196" calcext:value-type="float">
            <text:p>944,196</text:p>
          </table:table-cell>
          <table:table-cell table:style-name="ce56" office:value-type="float" office:value="944943" calcext:value-type="float">
            <text:p>944,943</text:p>
          </table:table-cell>
          <table:table-cell table:style-name="ce56" office:value-type="float" office:value="944347" calcext:value-type="float">
            <text:p>944,347</text:p>
          </table:table-cell>
          <table:table-cell table:style-name="ce56" office:value-type="float" office:value="943038" calcext:value-type="float">
            <text:p>943,038</text:p>
          </table:table-cell>
          <table:table-cell table:style-name="ce56" office:value-type="float" office:value="943971" calcext:value-type="float">
            <text:p>943,971</text:p>
          </table:table-cell>
          <table:table-cell table:style-name="ce56" office:value-type="float" office:value="943332" calcext:value-type="float">
            <text:p>943,332</text:p>
          </table:table-cell>
          <table:table-cell table:number-columns-repeated="1011"/>
        </table:table-row>
        <table:table-row table:style-name="ro3">
          <table:table-cell table:style-name="ce41" office:value-type="string" calcext:value-type="string">
            <text:p>.<text:span text:style-name="T1">Greenville-Anderson, SC Metro Area</text:span></text:p>
          </table:table-cell>
          <table:table-cell table:style-name="ce56" office:value-type="float" office:value="824112" calcext:value-type="float">
            <text:p>824,112</text:p>
          </table:table-cell>
          <table:table-cell table:style-name="ce56" office:value-type="float" office:value="824031" calcext:value-type="float">
            <text:p>824,031</text:p>
          </table:table-cell>
          <table:table-cell table:style-name="ce56" office:value-type="float" office:value="825625" calcext:value-type="float">
            <text:p>825,625</text:p>
          </table:table-cell>
          <table:table-cell table:style-name="ce56" office:value-type="float" office:value="833220" calcext:value-type="float">
            <text:p>833,220</text:p>
          </table:table-cell>
          <table:table-cell table:style-name="ce56" office:value-type="float" office:value="840903" calcext:value-type="float">
            <text:p>840,903</text:p>
          </table:table-cell>
          <table:table-cell table:style-name="ce56" office:value-type="float" office:value="848417" calcext:value-type="float">
            <text:p>848,417</text:p>
          </table:table-cell>
          <table:table-cell table:style-name="ce56" office:value-type="float" office:value="860285" calcext:value-type="float">
            <text:p>860,285</text:p>
          </table:table-cell>
          <table:table-cell table:style-name="ce56" office:value-type="float" office:value="872521" calcext:value-type="float">
            <text:p>872,521</text:p>
          </table:table-cell>
          <table:table-cell table:style-name="ce56" office:value-type="float" office:value="884327" calcext:value-type="float">
            <text:p>884,327</text:p>
          </table:table-cell>
          <table:table-cell table:style-name="ce56" office:value-type="float" office:value="895357" calcext:value-type="float">
            <text:p>895,357</text:p>
          </table:table-cell>
          <table:table-cell table:style-name="ce56" office:value-type="float" office:value="907028" calcext:value-type="float">
            <text:p>907,028</text:p>
          </table:table-cell>
          <table:table-cell table:style-name="ce56" office:value-type="float" office:value="920477" calcext:value-type="float">
            <text:p>920,477</text:p>
          </table:table-cell>
          <table:table-cell table:number-columns-repeated="1011"/>
        </table:table-row>
        <table:table-row table:style-name="ro3">
          <table:table-cell table:style-name="ce41" office:value-type="string" calcext:value-type="string">
            <text:p>.<text:span text:style-name="T1">Albuquerque, NM Metro Area</text:span></text:p>
          </table:table-cell>
          <table:table-cell table:style-name="ce56" office:value-type="float" office:value="887077" calcext:value-type="float">
            <text:p>887,077</text:p>
          </table:table-cell>
          <table:table-cell table:style-name="ce56" office:value-type="float" office:value="887063" calcext:value-type="float">
            <text:p>887,063</text:p>
          </table:table-cell>
          <table:table-cell table:style-name="ce56" office:value-type="float" office:value="889558" calcext:value-type="float">
            <text:p>889,558</text:p>
          </table:table-cell>
          <table:table-cell table:style-name="ce56" office:value-type="float" office:value="898016" calcext:value-type="float">
            <text:p>898,016</text:p>
          </table:table-cell>
          <table:table-cell table:style-name="ce56" office:value-type="float" office:value="901939" calcext:value-type="float">
            <text:p>901,939</text:p>
          </table:table-cell>
          <table:table-cell table:style-name="ce56" office:value-type="float" office:value="904953" calcext:value-type="float">
            <text:p>904,953</text:p>
          </table:table-cell>
          <table:table-cell table:style-name="ce56" office:value-type="float" office:value="904538" calcext:value-type="float">
            <text:p>904,538</text:p>
          </table:table-cell>
          <table:table-cell table:style-name="ce56" office:value-type="float" office:value="906026" calcext:value-type="float">
            <text:p>906,026</text:p>
          </table:table-cell>
          <table:table-cell table:style-name="ce56" office:value-type="float" office:value="909237" calcext:value-type="float">
            <text:p>909,237</text:p>
          </table:table-cell>
          <table:table-cell table:style-name="ce56" office:value-type="float" office:value="912311" calcext:value-type="float">
            <text:p>912,311</text:p>
          </table:table-cell>
          <table:table-cell table:style-name="ce56" office:value-type="float" office:value="914947" calcext:value-type="float">
            <text:p>914,947</text:p>
          </table:table-cell>
          <table:table-cell table:style-name="ce56" office:value-type="float" office:value="918018" calcext:value-type="float">
            <text:p>918,018</text:p>
          </table:table-cell>
          <table:table-cell table:number-columns-repeated="1011"/>
        </table:table-row>
        <table:table-row table:style-name="ro3">
          <table:table-cell table:style-name="ce42" office:value-type="string" calcext:value-type="string">
            <text:p>..<text:span text:style-name="T1">Tacoma-Lakewood, WA Metro Division</text:span></text:p>
          </table:table-cell>
          <table:table-cell table:style-name="ce56" office:value-type="float" office:value="795225" calcext:value-type="float">
            <text:p>795,225</text:p>
          </table:table-cell>
          <table:table-cell table:style-name="ce56" office:value-type="float" office:value="795222" calcext:value-type="float">
            <text:p>795,222</text:p>
          </table:table-cell>
          <table:table-cell table:style-name="ce56" office:value-type="float" office:value="795390" calcext:value-type="float">
            <text:p>795,390</text:p>
          </table:table-cell>
          <table:table-cell table:style-name="ce56" office:value-type="float" office:value="807623" calcext:value-type="float">
            <text:p>807,623</text:p>
          </table:table-cell>
          <table:table-cell table:style-name="ce56" office:value-type="float" office:value="815535" calcext:value-type="float">
            <text:p>815,535</text:p>
          </table:table-cell>
          <table:table-cell table:style-name="ce56" office:value-type="float" office:value="821012" calcext:value-type="float">
            <text:p>821,012</text:p>
          </table:table-cell>
          <table:table-cell table:style-name="ce56" office:value-type="float" office:value="832696" calcext:value-type="float">
            <text:p>832,696</text:p>
          </table:table-cell>
          <table:table-cell table:style-name="ce56" office:value-type="float" office:value="843778" calcext:value-type="float">
            <text:p>843,778</text:p>
          </table:table-cell>
          <table:table-cell table:style-name="ce56" office:value-type="float" office:value="862895" calcext:value-type="float">
            <text:p>862,895</text:p>
          </table:table-cell>
          <table:table-cell table:style-name="ce56" office:value-type="float" office:value="879654" calcext:value-type="float">
            <text:p>879,654</text:p>
          </table:table-cell>
          <table:table-cell table:style-name="ce56" office:value-type="float" office:value="893756" calcext:value-type="float">
            <text:p>893,756</text:p>
          </table:table-cell>
          <table:table-cell table:style-name="ce56" office:value-type="float" office:value="904980" calcext:value-type="float">
            <text:p>904,980</text:p>
          </table:table-cell>
          <table:table-cell table:number-columns-repeated="1011"/>
        </table:table-row>
        <table:table-row table:style-name="ro3">
          <table:table-cell table:style-name="ce41" office:value-type="string" calcext:value-type="string">
            <text:p>.<text:span text:style-name="T1">Bakersfield, CA Metro Area</text:span></text:p>
          </table:table-cell>
          <table:table-cell table:style-name="ce56" office:value-type="float" office:value="839631" calcext:value-type="float">
            <text:p>839,631</text:p>
          </table:table-cell>
          <table:table-cell table:style-name="ce56" office:value-type="float" office:value="839621" calcext:value-type="float">
            <text:p>839,621</text:p>
          </table:table-cell>
          <table:table-cell table:style-name="ce56" office:value-type="float" office:value="840996" calcext:value-type="float">
            <text:p>840,996</text:p>
          </table:table-cell>
          <table:table-cell table:style-name="ce56" office:value-type="float" office:value="847970" calcext:value-type="float">
            <text:p>847,970</text:p>
          </table:table-cell>
          <table:table-cell table:style-name="ce56" office:value-type="float" office:value="853606" calcext:value-type="float">
            <text:p>853,606</text:p>
          </table:table-cell>
          <table:table-cell table:style-name="ce56" office:value-type="float" office:value="862000" calcext:value-type="float">
            <text:p>862,000</text:p>
          </table:table-cell>
          <table:table-cell table:style-name="ce56" office:value-type="float" office:value="869176" calcext:value-type="float">
            <text:p>869,176</text:p>
          </table:table-cell>
          <table:table-cell table:style-name="ce56" office:value-type="float" office:value="876031" calcext:value-type="float">
            <text:p>876,031</text:p>
          </table:table-cell>
          <table:table-cell table:style-name="ce56" office:value-type="float" office:value="880856" calcext:value-type="float">
            <text:p>880,856</text:p>
          </table:table-cell>
          <table:table-cell table:style-name="ce56" office:value-type="float" office:value="887356" calcext:value-type="float">
            <text:p>887,356</text:p>
          </table:table-cell>
          <table:table-cell table:style-name="ce56" office:value-type="float" office:value="893758" calcext:value-type="float">
            <text:p>893,758</text:p>
          </table:table-cell>
          <table:table-cell table:style-name="ce56" office:value-type="float" office:value="900202" calcext:value-type="float">
            <text:p>900,202</text:p>
          </table:table-cell>
          <table:table-cell table:number-columns-repeated="1011"/>
        </table:table-row>
        <table:table-row table:style-name="ro3">
          <table:table-cell table:style-name="ce41" office:value-type="string" calcext:value-type="string">
            <text:p>.<text:span text:style-name="T1">Albany-Schenectady-Troy, NY Metro Area</text:span></text:p>
          </table:table-cell>
          <table:table-cell table:style-name="ce56" office:value-type="float" office:value="870716" calcext:value-type="float">
            <text:p>870,716</text:p>
          </table:table-cell>
          <table:table-cell table:style-name="ce56" office:value-type="float" office:value="870713" calcext:value-type="float">
            <text:p>870,713</text:p>
          </table:table-cell>
          <table:table-cell table:style-name="ce56" office:value-type="float" office:value="871082" calcext:value-type="float">
            <text:p>871,082</text:p>
          </table:table-cell>
          <table:table-cell table:style-name="ce56" office:value-type="float" office:value="872778" calcext:value-type="float">
            <text:p>872,778</text:p>
          </table:table-cell>
          <table:table-cell table:style-name="ce56" office:value-type="float" office:value="874698" calcext:value-type="float">
            <text:p>874,698</text:p>
          </table:table-cell>
          <table:table-cell table:style-name="ce56" office:value-type="float" office:value="877065" calcext:value-type="float">
            <text:p>877,065</text:p>
          </table:table-cell>
          <table:table-cell table:style-name="ce56" office:value-type="float" office:value="878113" calcext:value-type="float">
            <text:p>878,113</text:p>
          </table:table-cell>
          <table:table-cell table:style-name="ce56" office:value-type="float" office:value="879085" calcext:value-type="float">
            <text:p>879,085</text:p>
          </table:table-cell>
          <table:table-cell table:style-name="ce56" office:value-type="float" office:value="879792" calcext:value-type="float">
            <text:p>879,792</text:p>
          </table:table-cell>
          <table:table-cell table:style-name="ce56" office:value-type="float" office:value="882158" calcext:value-type="float">
            <text:p>882,158</text:p>
          </table:table-cell>
          <table:table-cell table:style-name="ce56" office:value-type="float" office:value="882263" calcext:value-type="float">
            <text:p>882,263</text:p>
          </table:table-cell>
          <table:table-cell table:style-name="ce56" office:value-type="float" office:value="880381" calcext:value-type="float">
            <text:p>880,381</text:p>
          </table:table-cell>
          <table:table-cell table:number-columns-repeated="1011"/>
        </table:table-row>
        <table:table-row table:style-name="ro3">
          <table:table-cell table:style-name="ce41" office:value-type="string" calcext:value-type="string">
            <text:p>.<text:span text:style-name="T1">Knoxville, TN Metro Area</text:span></text:p>
          </table:table-cell>
          <table:table-cell table:style-name="ce56" office:value-type="float" office:value="814914" calcext:value-type="float">
            <text:p>814,914</text:p>
          </table:table-cell>
          <table:table-cell table:style-name="ce56" office:value-type="float" office:value="815025" calcext:value-type="float">
            <text:p>815,025</text:p>
          </table:table-cell>
          <table:table-cell table:style-name="ce56" office:value-type="float" office:value="815984" calcext:value-type="float">
            <text:p>815,984</text:p>
          </table:table-cell>
          <table:table-cell table:style-name="ce56" office:value-type="float" office:value="820702" calcext:value-type="float">
            <text:p>820,702</text:p>
          </table:table-cell>
          <table:table-cell table:style-name="ce56" office:value-type="float" office:value="825007" calcext:value-type="float">
            <text:p>825,007</text:p>
          </table:table-cell>
          <table:table-cell table:style-name="ce56" office:value-type="float" office:value="829017" calcext:value-type="float">
            <text:p>829,017</text:p>
          </table:table-cell>
          <table:table-cell table:style-name="ce56" office:value-type="float" office:value="832928" calcext:value-type="float">
            <text:p>832,928</text:p>
          </table:table-cell>
          <table:table-cell table:style-name="ce56" office:value-type="float" office:value="837818" calcext:value-type="float">
            <text:p>837,818</text:p>
          </table:table-cell>
          <table:table-cell table:style-name="ce56" office:value-type="float" office:value="844942" calcext:value-type="float">
            <text:p>844,942</text:p>
          </table:table-cell>
          <table:table-cell table:style-name="ce56" office:value-type="float" office:value="853645" calcext:value-type="float">
            <text:p>853,645</text:p>
          </table:table-cell>
          <table:table-cell table:style-name="ce56" office:value-type="float" office:value="861234" calcext:value-type="float">
            <text:p>861,234</text:p>
          </table:table-cell>
          <table:table-cell table:style-name="ce56" office:value-type="float" office:value="869046" calcext:value-type="float">
            <text:p>869,046</text:p>
          </table:table-cell>
          <table:table-cell table:number-columns-repeated="1011"/>
        </table:table-row>
        <table:table-row table:style-name="ro3">
          <table:table-cell table:style-name="ce41" office:value-type="string" calcext:value-type="string">
            <text:p>.<text:span text:style-name="T1">McAllen-Edinburg-Mission, TX Metro Area</text:span></text:p>
          </table:table-cell>
          <table:table-cell table:style-name="ce56" office:value-type="float" office:value="774769" calcext:value-type="float">
            <text:p>774,769</text:p>
          </table:table-cell>
          <table:table-cell table:style-name="ce56" office:value-type="float" office:value="774764" calcext:value-type="float">
            <text:p>774,764</text:p>
          </table:table-cell>
          <table:table-cell table:style-name="ce56" office:value-type="float" office:value="779149" calcext:value-type="float">
            <text:p>779,149</text:p>
          </table:table-cell>
          <table:table-cell table:style-name="ce56" office:value-type="float" office:value="795517" calcext:value-type="float">
            <text:p>795,517</text:p>
          </table:table-cell>
          <table:table-cell table:style-name="ce56" office:value-type="float" office:value="808334" calcext:value-type="float">
            <text:p>808,334</text:p>
          </table:table-cell>
          <table:table-cell table:style-name="ce56" office:value-type="float" office:value="818619" calcext:value-type="float">
            <text:p>818,619</text:p>
          </table:table-cell>
          <table:table-cell table:style-name="ce56" office:value-type="float" office:value="829819" calcext:value-type="float">
            <text:p>829,819</text:p>
          </table:table-cell>
          <table:table-cell table:style-name="ce56" office:value-type="float" office:value="839667" calcext:value-type="float">
            <text:p>839,667</text:p>
          </table:table-cell>
          <table:table-cell table:style-name="ce56" office:value-type="float" office:value="848960" calcext:value-type="float">
            <text:p>848,960</text:p>
          </table:table-cell>
          <table:table-cell table:style-name="ce56" office:value-type="float" office:value="856249" calcext:value-type="float">
            <text:p>856,249</text:p>
          </table:table-cell>
          <table:table-cell table:style-name="ce56" office:value-type="float" office:value="862298" calcext:value-type="float">
            <text:p>862,298</text:p>
          </table:table-cell>
          <table:table-cell table:style-name="ce56" office:value-type="float" office:value="868707" calcext:value-type="float">
            <text:p>868,707</text:p>
          </table:table-cell>
          <table:table-cell table:number-columns-repeated="1011"/>
        </table:table-row>
        <table:table-row table:style-name="ro3">
          <table:table-cell table:style-name="ce42" office:value-type="string" calcext:value-type="string">
            <text:p>..<text:span text:style-name="T1">Lake County-Kenosha County, IL-WI Metro Division</text:span></text:p>
          </table:table-cell>
          <table:table-cell table:style-name="ce56" office:value-type="float" office:value="869888" calcext:value-type="float">
            <text:p>869,888</text:p>
          </table:table-cell>
          <table:table-cell table:style-name="ce56" office:value-type="float" office:value="869824" calcext:value-type="float">
            <text:p>869,824</text:p>
          </table:table-cell>
          <table:table-cell table:style-name="ce56" office:value-type="float" office:value="870796" calcext:value-type="float">
            <text:p>870,796</text:p>
          </table:table-cell>
          <table:table-cell table:style-name="ce56" office:value-type="float" office:value="868477" calcext:value-type="float">
            <text:p>868,477</text:p>
          </table:table-cell>
          <table:table-cell table:style-name="ce56" office:value-type="float" office:value="869299" calcext:value-type="float">
            <text:p>869,299</text:p>
          </table:table-cell>
          <table:table-cell table:style-name="ce56" office:value-type="float" office:value="871507" calcext:value-type="float">
            <text:p>871,507</text:p>
          </table:table-cell>
          <table:table-cell table:style-name="ce56" office:value-type="float" office:value="872130" calcext:value-type="float">
            <text:p>872,130</text:p>
          </table:table-cell>
          <table:table-cell table:style-name="ce56" office:value-type="float" office:value="872521" calcext:value-type="float">
            <text:p>872,521</text:p>
          </table:table-cell>
          <table:table-cell table:style-name="ce56" office:value-type="float" office:value="872025" calcext:value-type="float">
            <text:p>872,025</text:p>
          </table:table-cell>
          <table:table-cell table:style-name="ce56" office:value-type="float" office:value="870831" calcext:value-type="float">
            <text:p>870,831</text:p>
          </table:table-cell>
          <table:table-cell table:style-name="ce56" office:value-type="float" office:value="868513" calcext:value-type="float">
            <text:p>868,513</text:p>
          </table:table-cell>
          <table:table-cell table:style-name="ce56" office:value-type="float" office:value="866096" calcext:value-type="float">
            <text:p>866,096</text:p>
          </table:table-cell>
          <table:table-cell table:number-columns-repeated="1011"/>
        </table:table-row>
        <table:table-row table:style-name="ro3">
          <table:table-cell table:style-name="ce41" office:value-type="string" calcext:value-type="string">
            <text:p>.<text:span text:style-name="T1">Baton Rouge, LA Metro Area</text:span></text:p>
          </table:table-cell>
          <table:table-cell table:style-name="ce56" office:value-type="float" office:value="825905" calcext:value-type="float">
            <text:p>825,905</text:p>
          </table:table-cell>
          <table:table-cell table:style-name="ce56" office:value-type="float" office:value="825917" calcext:value-type="float">
            <text:p>825,917</text:p>
          </table:table-cell>
          <table:table-cell table:style-name="ce56" office:value-type="float" office:value="827629" calcext:value-type="float">
            <text:p>827,629</text:p>
          </table:table-cell>
          <table:table-cell table:style-name="ce56" office:value-type="float" office:value="831493" calcext:value-type="float">
            <text:p>831,493</text:p>
          </table:table-cell>
          <table:table-cell table:style-name="ce56" office:value-type="float" office:value="836197" calcext:value-type="float">
            <text:p>836,197</text:p>
          </table:table-cell>
          <table:table-cell table:style-name="ce56" office:value-type="float" office:value="841986" calcext:value-type="float">
            <text:p>841,986</text:p>
          </table:table-cell>
          <table:table-cell table:style-name="ce56" office:value-type="float" office:value="846827" calcext:value-type="float">
            <text:p>846,827</text:p>
          </table:table-cell>
          <table:table-cell table:style-name="ce56" office:value-type="float" office:value="851167" calcext:value-type="float">
            <text:p>851,167</text:p>
          </table:table-cell>
          <table:table-cell table:style-name="ce56" office:value-type="float" office:value="856723" calcext:value-type="float">
            <text:p>856,723</text:p>
          </table:table-cell>
          <table:table-cell table:style-name="ce56" office:value-type="float" office:value="854295" calcext:value-type="float">
            <text:p>854,295</text:p>
          </table:table-cell>
          <table:table-cell table:style-name="ce56" office:value-type="float" office:value="854526" calcext:value-type="float">
            <text:p>854,526</text:p>
          </table:table-cell>
          <table:table-cell table:style-name="ce56" office:value-type="float" office:value="854884" calcext:value-type="float">
            <text:p>854,884</text:p>
          </table:table-cell>
          <table:table-cell table:number-columns-repeated="1011"/>
        </table:table-row>
        <table:table-row table:style-name="ro3">
          <table:table-cell table:style-name="ce41" office:value-type="string" calcext:value-type="string">
            <text:p>.<text:span text:style-name="T1">New Haven-Milford, CT Metro Area</text:span></text:p>
          </table:table-cell>
          <table:table-cell table:style-name="ce56" office:value-type="float" office:value="862477" calcext:value-type="float">
            <text:p>862,477</text:p>
          </table:table-cell>
          <table:table-cell table:style-name="ce56" office:value-type="float" office:value="862442" calcext:value-type="float">
            <text:p>862,442</text:p>
          </table:table-cell>
          <table:table-cell table:style-name="ce56" office:value-type="float" office:value="863357" calcext:value-type="float">
            <text:p>863,357</text:p>
          </table:table-cell>
          <table:table-cell table:style-name="ce56" office:value-type="float" office:value="863871" calcext:value-type="float">
            <text:p>863,871</text:p>
          </table:table-cell>
          <table:table-cell table:style-name="ce56" office:value-type="float" office:value="864566" calcext:value-type="float">
            <text:p>864,566</text:p>
          </table:table-cell>
          <table:table-cell table:style-name="ce56" office:value-type="float" office:value="862820" calcext:value-type="float">
            <text:p>862,820</text:p>
          </table:table-cell>
          <table:table-cell table:style-name="ce56" office:value-type="float" office:value="862885" calcext:value-type="float">
            <text:p>862,885</text:p>
          </table:table-cell>
          <table:table-cell table:style-name="ce56" office:value-type="float" office:value="860186" calcext:value-type="float">
            <text:p>860,186</text:p>
          </table:table-cell>
          <table:table-cell table:style-name="ce56" office:value-type="float" office:value="857901" calcext:value-type="float">
            <text:p>857,901</text:p>
          </table:table-cell>
          <table:table-cell table:style-name="ce56" office:value-type="float" office:value="857748" calcext:value-type="float">
            <text:p>857,748</text:p>
          </table:table-cell>
          <table:table-cell table:style-name="ce56" office:value-type="float" office:value="856971" calcext:value-type="float">
            <text:p>856,971</text:p>
          </table:table-cell>
          <table:table-cell table:style-name="ce56" office:value-type="float" office:value="854757" calcext:value-type="float">
            <text:p>854,757</text:p>
          </table:table-cell>
          <table:table-cell table:number-columns-repeated="1011"/>
        </table:table-row>
        <table:table-row table:style-name="ro3">
          <table:table-cell table:style-name="ce41" office:value-type="string" calcext:value-type="string">
            <text:p>.<text:span text:style-name="T1">Oxnard-Thousand Oaks-Ventura, CA Metro Area</text:span></text:p>
          </table:table-cell>
          <table:table-cell table:style-name="ce56" office:value-type="float" office:value="823318" calcext:value-type="float">
            <text:p>823,318</text:p>
          </table:table-cell>
          <table:table-cell table:style-name="ce56" office:value-type="float" office:value="823398" calcext:value-type="float">
            <text:p>823,398</text:p>
          </table:table-cell>
          <table:table-cell table:style-name="ce56" office:value-type="float" office:value="825097" calcext:value-type="float">
            <text:p>825,097</text:p>
          </table:table-cell>
          <table:table-cell table:style-name="ce56" office:value-type="float" office:value="830099" calcext:value-type="float">
            <text:p>830,099</text:p>
          </table:table-cell>
          <table:table-cell table:style-name="ce56" office:value-type="float" office:value="833516" calcext:value-type="float">
            <text:p>833,516</text:p>
          </table:table-cell>
          <table:table-cell table:style-name="ce56" office:value-type="float" office:value="838136" calcext:value-type="float">
            <text:p>838,136</text:p>
          </table:table-cell>
          <table:table-cell table:style-name="ce56" office:value-type="float" office:value="842297" calcext:value-type="float">
            <text:p>842,297</text:p>
          </table:table-cell>
          <table:table-cell table:style-name="ce56" office:value-type="float" office:value="845802" calcext:value-type="float">
            <text:p>845,802</text:p>
          </table:table-cell>
          <table:table-cell table:style-name="ce56" office:value-type="float" office:value="847323" calcext:value-type="float">
            <text:p>847,323</text:p>
          </table:table-cell>
          <table:table-cell table:style-name="ce56" office:value-type="float" office:value="849044" calcext:value-type="float">
            <text:p>849,044</text:p>
          </table:table-cell>
          <table:table-cell table:style-name="ce56" office:value-type="float" office:value="848142" calcext:value-type="float">
            <text:p>848,142</text:p>
          </table:table-cell>
          <table:table-cell table:style-name="ce56" office:value-type="float" office:value="846006" calcext:value-type="float">
            <text:p>846,006</text:p>
          </table:table-cell>
          <table:table-cell table:number-columns-repeated="1011"/>
        </table:table-row>
        <table:table-row table:style-name="ro3">
          <table:table-cell table:style-name="ce41" office:value-type="string" calcext:value-type="string">
            <text:p>.<text:span text:style-name="T1">El Paso, TX Metro Area</text:span></text:p>
          </table:table-cell>
          <table:table-cell table:style-name="ce56" office:value-type="float" office:value="804123" calcext:value-type="float">
            <text:p>804,123</text:p>
          </table:table-cell>
          <table:table-cell table:style-name="ce56" office:value-type="float" office:value="804109" calcext:value-type="float">
            <text:p>804,109</text:p>
          </table:table-cell>
          <table:table-cell table:style-name="ce56" office:value-type="float" office:value="807048" calcext:value-type="float">
            <text:p>807,048</text:p>
          </table:table-cell>
          <table:table-cell table:style-name="ce56" office:value-type="float" office:value="823308" calcext:value-type="float">
            <text:p>823,308</text:p>
          </table:table-cell>
          <table:table-cell table:style-name="ce56" office:value-type="float" office:value="835667" calcext:value-type="float">
            <text:p>835,667</text:p>
          </table:table-cell>
          <table:table-cell table:style-name="ce56" office:value-type="float" office:value="834203" calcext:value-type="float">
            <text:p>834,203</text:p>
          </table:table-cell>
          <table:table-cell table:style-name="ce56" office:value-type="float" office:value="837089" calcext:value-type="float">
            <text:p>837,089</text:p>
          </table:table-cell>
          <table:table-cell table:style-name="ce56" office:value-type="float" office:value="835439" calcext:value-type="float">
            <text:p>835,439</text:p>
          </table:table-cell>
          <table:table-cell table:style-name="ce56" office:value-type="float" office:value="839203" calcext:value-type="float">
            <text:p>839,203</text:p>
          </table:table-cell>
          <table:table-cell table:style-name="ce56" office:value-type="float" office:value="842005" calcext:value-type="float">
            <text:p>842,005</text:p>
          </table:table-cell>
          <table:table-cell table:style-name="ce56" office:value-type="float" office:value="841613" calcext:value-type="float">
            <text:p>841,613</text:p>
          </table:table-cell>
          <table:table-cell table:style-name="ce56" office:value-type="float" office:value="844124" calcext:value-type="float">
            <text:p>844,124</text:p>
          </table:table-cell>
          <table:table-cell table:number-columns-repeated="1011"/>
        </table:table-row>
        <table:table-row table:style-name="ro3">
          <table:table-cell table:style-name="ce41" office:value-type="string" calcext:value-type="string">
            <text:p>.<text:span text:style-name="T1">Allentown-Bethlehem-Easton, PA-NJ Metro Area</text:span></text:p>
          </table:table-cell>
          <table:table-cell table:style-name="ce56" office:value-type="float" office:value="821173" calcext:value-type="float">
            <text:p>821,173</text:p>
          </table:table-cell>
          <table:table-cell table:style-name="ce56" office:value-type="float" office:value="821273" calcext:value-type="float">
            <text:p>821,273</text:p>
          </table:table-cell>
          <table:table-cell table:style-name="ce56" office:value-type="float" office:value="821923" calcext:value-type="float">
            <text:p>821,923</text:p>
          </table:table-cell>
          <table:table-cell table:style-name="ce56" office:value-type="float" office:value="824930" calcext:value-type="float">
            <text:p>824,930</text:p>
          </table:table-cell>
          <table:table-cell table:style-name="ce56" office:value-type="float" office:value="826144" calcext:value-type="float">
            <text:p>826,144</text:p>
          </table:table-cell>
          <table:table-cell table:style-name="ce56" office:value-type="float" office:value="825731" calcext:value-type="float">
            <text:p>825,731</text:p>
          </table:table-cell>
          <table:table-cell table:style-name="ce56" office:value-type="float" office:value="828470" calcext:value-type="float">
            <text:p>828,470</text:p>
          </table:table-cell>
          <table:table-cell table:style-name="ce56" office:value-type="float" office:value="830295" calcext:value-type="float">
            <text:p>830,295</text:p>
          </table:table-cell>
          <table:table-cell table:style-name="ce56" office:value-type="float" office:value="833163" calcext:value-type="float">
            <text:p>833,163</text:p>
          </table:table-cell>
          <table:table-cell table:style-name="ce56" office:value-type="float" office:value="837921" calcext:value-type="float">
            <text:p>837,921</text:p>
          </table:table-cell>
          <table:table-cell table:style-name="ce56" office:value-type="float" office:value="842626" calcext:value-type="float">
            <text:p>842,626</text:p>
          </table:table-cell>
          <table:table-cell table:style-name="ce56" office:value-type="float" office:value="844052" calcext:value-type="float">
            <text:p>844,052</text:p>
          </table:table-cell>
          <table:table-cell table:number-columns-repeated="1011"/>
        </table:table-row>
        <table:table-row table:style-name="ro3">
          <table:table-cell table:style-name="ce41" office:value-type="string" calcext:value-type="string">
            <text:p>.<text:span text:style-name="T1">Columbia, SC Metro Area</text:span></text:p>
          </table:table-cell>
          <table:table-cell table:style-name="ce56" office:value-type="float" office:value="767598" calcext:value-type="float">
            <text:p>767,598</text:p>
          </table:table-cell>
          <table:table-cell table:style-name="ce56" office:value-type="float" office:value="767469" calcext:value-type="float">
            <text:p>767,469</text:p>
          </table:table-cell>
          <table:table-cell table:style-name="ce56" office:value-type="float" office:value="769646" calcext:value-type="float">
            <text:p>769,646</text:p>
          </table:table-cell>
          <table:table-cell table:style-name="ce56" office:value-type="float" office:value="776195" calcext:value-type="float">
            <text:p>776,195</text:p>
          </table:table-cell>
          <table:table-cell table:style-name="ce56" office:value-type="float" office:value="783250" calcext:value-type="float">
            <text:p>783,250</text:p>
          </table:table-cell>
          <table:table-cell table:style-name="ce56" office:value-type="float" office:value="790842" calcext:value-type="float">
            <text:p>790,842</text:p>
          </table:table-cell>
          <table:table-cell table:style-name="ce56" office:value-type="float" office:value="798882" calcext:value-type="float">
            <text:p>798,882</text:p>
          </table:table-cell>
          <table:table-cell table:style-name="ce56" office:value-type="float" office:value="809136" calcext:value-type="float">
            <text:p>809,136</text:p>
          </table:table-cell>
          <table:table-cell table:style-name="ce56" office:value-type="float" office:value="817188" calcext:value-type="float">
            <text:p>817,188</text:p>
          </table:table-cell>
          <table:table-cell table:style-name="ce56" office:value-type="float" office:value="824939" calcext:value-type="float">
            <text:p>824,939</text:p>
          </table:table-cell>
          <table:table-cell table:style-name="ce56" office:value-type="float" office:value="831690" calcext:value-type="float">
            <text:p>831,690</text:p>
          </table:table-cell>
          <table:table-cell table:style-name="ce56" office:value-type="float" office:value="838433" calcext:value-type="float">
            <text:p>838,433</text:p>
          </table:table-cell>
          <table:table-cell table:number-columns-repeated="1011"/>
        </table:table-row>
        <table:table-row table:style-name="ro3">
          <table:table-cell table:style-name="ce41" office:value-type="string" calcext:value-type="string">
            <text:p>.<text:span text:style-name="T1">North Port-Sarasota-Bradenton, FL Metro Area</text:span></text:p>
          </table:table-cell>
          <table:table-cell table:style-name="ce56" office:value-type="float" office:value="702281" calcext:value-type="float">
            <text:p>702,281</text:p>
          </table:table-cell>
          <table:table-cell table:style-name="ce56" office:value-type="float" office:value="702312" calcext:value-type="float">
            <text:p>702,312</text:p>
          </table:table-cell>
          <table:table-cell table:style-name="ce56" office:value-type="float" office:value="703354" calcext:value-type="float">
            <text:p>703,354</text:p>
          </table:table-cell>
          <table:table-cell table:style-name="ce56" office:value-type="float" office:value="709775" calcext:value-type="float">
            <text:p>709,775</text:p>
          </table:table-cell>
          <table:table-cell table:style-name="ce56" office:value-type="float" office:value="720281" calcext:value-type="float">
            <text:p>720,281</text:p>
          </table:table-cell>
          <table:table-cell table:style-name="ce56" office:value-type="float" office:value="731796" calcext:value-type="float">
            <text:p>731,796</text:p>
          </table:table-cell>
          <table:table-cell table:style-name="ce56" office:value-type="float" office:value="747228" calcext:value-type="float">
            <text:p>747,228</text:p>
          </table:table-cell>
          <table:table-cell table:style-name="ce56" office:value-type="float" office:value="767309" calcext:value-type="float">
            <text:p>767,309</text:p>
          </table:table-cell>
          <table:table-cell table:style-name="ce56" office:value-type="float" office:value="788341" calcext:value-type="float">
            <text:p>788,341</text:p>
          </table:table-cell>
          <table:table-cell table:style-name="ce56" office:value-type="float" office:value="805186" calcext:value-type="float">
            <text:p>805,186</text:p>
          </table:table-cell>
          <table:table-cell table:style-name="ce56" office:value-type="float" office:value="820716" calcext:value-type="float">
            <text:p>820,716</text:p>
          </table:table-cell>
          <table:table-cell table:style-name="ce56" office:value-type="float" office:value="836995" calcext:value-type="float">
            <text:p>836,995</text:p>
          </table:table-cell>
          <table:table-cell table:number-columns-repeated="1011"/>
        </table:table-row>
        <table:table-row table:style-name="ro3">
          <table:table-cell table:style-name="ce41" office:value-type="string" calcext:value-type="string">
            <text:p>.<text:span text:style-name="T1">Dayton-Kettering, OH Metro Area</text:span></text:p>
          </table:table-cell>
          <table:table-cell table:style-name="ce56" office:value-type="float" office:value="799232" calcext:value-type="float">
            <text:p>799,232</text:p>
          </table:table-cell>
          <table:table-cell table:style-name="ce56" office:value-type="float" office:value="799280" calcext:value-type="float">
            <text:p>799,280</text:p>
          </table:table-cell>
          <table:table-cell table:style-name="ce56" office:value-type="float" office:value="799672" calcext:value-type="float">
            <text:p>799,672</text:p>
          </table:table-cell>
          <table:table-cell table:style-name="ce56" office:value-type="float" office:value="800858" calcext:value-type="float">
            <text:p>800,858</text:p>
          </table:table-cell>
          <table:table-cell table:style-name="ce56" office:value-type="float" office:value="801603" calcext:value-type="float">
            <text:p>801,603</text:p>
          </table:table-cell>
          <table:table-cell table:style-name="ce56" office:value-type="float" office:value="801390" calcext:value-type="float">
            <text:p>801,390</text:p>
          </table:table-cell>
          <table:table-cell table:style-name="ce56" office:value-type="float" office:value="801017" calcext:value-type="float">
            <text:p>801,017</text:p>
          </table:table-cell>
          <table:table-cell table:style-name="ce56" office:value-type="float" office:value="800124" calcext:value-type="float">
            <text:p>800,124</text:p>
          </table:table-cell>
          <table:table-cell table:style-name="ce56" office:value-type="float" office:value="801661" calcext:value-type="float">
            <text:p>801,661</text:p>
          </table:table-cell>
          <table:table-cell table:style-name="ce56" office:value-type="float" office:value="803233" calcext:value-type="float">
            <text:p>803,233</text:p>
          </table:table-cell>
          <table:table-cell table:style-name="ce56" office:value-type="float" office:value="805088" calcext:value-type="float">
            <text:p>805,088</text:p>
          </table:table-cell>
          <table:table-cell table:style-name="ce56" office:value-type="float" office:value="807611" calcext:value-type="float">
            <text:p>807,611</text:p>
          </table:table-cell>
          <table:table-cell table:number-columns-repeated="1011"/>
        </table:table-row>
        <table:table-row table:style-name="ro3">
          <table:table-cell table:style-name="ce41" office:value-type="string" calcext:value-type="string">
            <text:p>.<text:span text:style-name="T1">Charleston-North Charleston, SC Metro Area</text:span></text:p>
          </table:table-cell>
          <table:table-cell table:style-name="ce56" office:value-type="float" office:value="664607" calcext:value-type="float">
            <text:p>664,607</text:p>
          </table:table-cell>
          <table:table-cell table:style-name="ce56" office:value-type="float" office:value="664645" calcext:value-type="float">
            <text:p>664,645</text:p>
          </table:table-cell>
          <table:table-cell table:style-name="ce56" office:value-type="float" office:value="667450" calcext:value-type="float">
            <text:p>667,450</text:p>
          </table:table-cell>
          <table:table-cell table:style-name="ce56" office:value-type="float" office:value="681262" calcext:value-type="float">
            <text:p>681,262</text:p>
          </table:table-cell>
          <table:table-cell table:style-name="ce56" office:value-type="float" office:value="696839" calcext:value-type="float">
            <text:p>696,839</text:p>
          </table:table-cell>
          <table:table-cell table:style-name="ce56" office:value-type="float" office:value="711272" calcext:value-type="float">
            <text:p>711,272</text:p>
          </table:table-cell>
          <table:table-cell table:style-name="ce56" office:value-type="float" office:value="726836" calcext:value-type="float">
            <text:p>726,836</text:p>
          </table:table-cell>
          <table:table-cell table:style-name="ce56" office:value-type="float" office:value="745185" calcext:value-type="float">
            <text:p>745,185</text:p>
          </table:table-cell>
          <table:table-cell table:style-name="ce56" office:value-type="float" office:value="761578" calcext:value-type="float">
            <text:p>761,578</text:p>
          </table:table-cell>
          <table:table-cell table:style-name="ce56" office:value-type="float" office:value="775537" calcext:value-type="float">
            <text:p>775,537</text:p>
          </table:table-cell>
          <table:table-cell table:style-name="ce56" office:value-type="float" office:value="788122" calcext:value-type="float">
            <text:p>788,122</text:p>
          </table:table-cell>
          <table:table-cell table:style-name="ce56" office:value-type="float" office:value="802122" calcext:value-type="float">
            <text:p>802,122</text:p>
          </table:table-cell>
          <table:table-cell table:number-columns-repeated="1011"/>
        </table:table-row>
        <table:table-row table:style-name="ro3">
          <table:table-cell table:style-name="ce41" office:value-type="string" calcext:value-type="string">
            <text:p>.<text:span text:style-name="T1">Greensboro-High Point, NC Metro Area</text:span></text:p>
          </table:table-cell>
          <table:table-cell table:style-name="ce56" office:value-type="float" office:value="723801" calcext:value-type="float">
            <text:p>723,801</text:p>
          </table:table-cell>
          <table:table-cell table:style-name="ce56" office:value-type="float" office:value="723923" calcext:value-type="float">
            <text:p>723,923</text:p>
          </table:table-cell>
          <table:table-cell table:style-name="ce56" office:value-type="float" office:value="725264" calcext:value-type="float">
            <text:p>725,264</text:p>
          </table:table-cell>
          <table:table-cell table:style-name="ce56" office:value-type="float" office:value="730095" calcext:value-type="float">
            <text:p>730,095</text:p>
          </table:table-cell>
          <table:table-cell table:style-name="ce56" office:value-type="float" office:value="735475" calcext:value-type="float">
            <text:p>735,475</text:p>
          </table:table-cell>
          <table:table-cell table:style-name="ce56" office:value-type="float" office:value="740604" calcext:value-type="float">
            <text:p>740,604</text:p>
          </table:table-cell>
          <table:table-cell table:style-name="ce56" office:value-type="float" office:value="746497" calcext:value-type="float">
            <text:p>746,497</text:p>
          </table:table-cell>
          <table:table-cell table:style-name="ce56" office:value-type="float" office:value="751285" calcext:value-type="float">
            <text:p>751,285</text:p>
          </table:table-cell>
          <table:table-cell table:style-name="ce56" office:value-type="float" office:value="758635" calcext:value-type="float">
            <text:p>758,635</text:p>
          </table:table-cell>
          <table:table-cell table:style-name="ce56" office:value-type="float" office:value="762071" calcext:value-type="float">
            <text:p>762,071</text:p>
          </table:table-cell>
          <table:table-cell table:style-name="ce56" office:value-type="float" office:value="766473" calcext:value-type="float">
            <text:p>766,473</text:p>
          </table:table-cell>
          <table:table-cell table:style-name="ce56" office:value-type="float" office:value="771851" calcext:value-type="float">
            <text:p>771,851</text:p>
          </table:table-cell>
          <table:table-cell table:number-columns-repeated="1011"/>
        </table:table-row>
        <table:table-row table:style-name="ro3">
          <table:table-cell table:style-name="ce41" office:value-type="string" calcext:value-type="string">
            <text:p>.<text:span text:style-name="T1">Cape Coral-Fort Myers, FL Metro Area</text:span></text:p>
          </table:table-cell>
          <table:table-cell table:style-name="ce56" office:value-type="float" office:value="618754" calcext:value-type="float">
            <text:p>618,754</text:p>
          </table:table-cell>
          <table:table-cell table:style-name="ce56" office:value-type="float" office:value="618755" calcext:value-type="float">
            <text:p>618,755</text:p>
          </table:table-cell>
          <table:table-cell table:style-name="ce56" office:value-type="float" office:value="620449" calcext:value-type="float">
            <text:p>620,449</text:p>
          </table:table-cell>
          <table:table-cell table:style-name="ce56" office:value-type="float" office:value="631053" calcext:value-type="float">
            <text:p>631,053</text:p>
          </table:table-cell>
          <table:table-cell table:style-name="ce56" office:value-type="float" office:value="644197" calcext:value-type="float">
            <text:p>644,197</text:p>
          </table:table-cell>
          <table:table-cell table:style-name="ce56" office:value-type="float" office:value="659834" calcext:value-type="float">
            <text:p>659,834</text:p>
          </table:table-cell>
          <table:table-cell table:style-name="ce56" office:value-type="float" office:value="677232" calcext:value-type="float">
            <text:p>677,232</text:p>
          </table:table-cell>
          <table:table-cell table:style-name="ce56" office:value-type="float" office:value="699644" calcext:value-type="float">
            <text:p>699,644</text:p>
          </table:table-cell>
          <table:table-cell table:style-name="ce56" office:value-type="float" office:value="722649" calcext:value-type="float">
            <text:p>722,649</text:p>
          </table:table-cell>
          <table:table-cell table:style-name="ce56" office:value-type="float" office:value="740000" calcext:value-type="float">
            <text:p>740,000</text:p>
          </table:table-cell>
          <table:table-cell table:style-name="ce56" office:value-type="float" office:value="754470" calcext:value-type="float">
            <text:p>754,470</text:p>
          </table:table-cell>
          <table:table-cell table:style-name="ce56" office:value-type="float" office:value="770577" calcext:value-type="float">
            <text:p>770,577</text:p>
          </table:table-cell>
          <table:table-cell table:number-columns-repeated="1011"/>
        </table:table-row>
        <table:table-row table:style-name="ro3">
          <table:table-cell table:style-name="ce42" office:value-type="string" calcext:value-type="string">
            <text:p>..<text:span text:style-name="T1">Elgin, IL Metro Division</text:span></text:p>
          </table:table-cell>
          <table:table-cell table:style-name="ce56" office:value-type="float" office:value="735165" calcext:value-type="float">
            <text:p>735,165</text:p>
          </table:table-cell>
          <table:table-cell table:style-name="ce56" office:value-type="float" office:value="735288" calcext:value-type="float">
            <text:p>735,288</text:p>
          </table:table-cell>
          <table:table-cell table:style-name="ce56" office:value-type="float" office:value="736586" calcext:value-type="float">
            <text:p>736,586</text:p>
          </table:table-cell>
          <table:table-cell table:style-name="ce56" office:value-type="float" office:value="740374" calcext:value-type="float">
            <text:p>740,374</text:p>
          </table:table-cell>
          <table:table-cell table:style-name="ce56" office:value-type="float" office:value="743280" calcext:value-type="float">
            <text:p>743,280</text:p>
          </table:table-cell>
          <table:table-cell table:style-name="ce56" office:value-type="float" office:value="746394" calcext:value-type="float">
            <text:p>746,394</text:p>
          </table:table-cell>
          <table:table-cell table:style-name="ce56" office:value-type="float" office:value="751559" calcext:value-type="float">
            <text:p>751,559</text:p>
          </table:table-cell>
          <table:table-cell table:style-name="ce56" office:value-type="float" office:value="755833" calcext:value-type="float">
            <text:p>755,833</text:p>
          </table:table-cell>
          <table:table-cell table:style-name="ce56" office:value-type="float" office:value="759341" calcext:value-type="float">
            <text:p>759,341</text:p>
          </table:table-cell>
          <table:table-cell table:style-name="ce56" office:value-type="float" office:value="762733" calcext:value-type="float">
            <text:p>762,733</text:p>
          </table:table-cell>
          <table:table-cell table:style-name="ce56" office:value-type="float" office:value="764786" calcext:value-type="float">
            <text:p>764,786</text:p>
          </table:table-cell>
          <table:table-cell table:style-name="ce56" office:value-type="float" office:value="766290" calcext:value-type="float">
            <text:p>766,290</text:p>
          </table:table-cell>
          <table:table-cell table:number-columns-repeated="1011"/>
        </table:table-row>
        <table:table-row table:style-name="ro3">
          <table:table-cell table:style-name="ce41" office:value-type="string" calcext:value-type="string">
            <text:p>.<text:span text:style-name="T1">Stockton, CA Metro Area</text:span></text:p>
          </table:table-cell>
          <table:table-cell table:number-columns-repeated="2" table:style-name="ce56" office:value-type="float" office:value="685306" calcext:value-type="float">
            <text:p>685,306</text:p>
          </table:table-cell>
          <table:table-cell table:style-name="ce56" office:value-type="float" office:value="687127" calcext:value-type="float">
            <text:p>687,127</text:p>
          </table:table-cell>
          <table:table-cell table:style-name="ce56" office:value-type="float" office:value="694354" calcext:value-type="float">
            <text:p>694,354</text:p>
          </table:table-cell>
          <table:table-cell table:style-name="ce56" office:value-type="float" office:value="699593" calcext:value-type="float">
            <text:p>699,593</text:p>
          </table:table-cell>
          <table:table-cell table:style-name="ce56" office:value-type="float" office:value="702046" calcext:value-type="float">
            <text:p>702,046</text:p>
          </table:table-cell>
          <table:table-cell table:style-name="ce56" office:value-type="float" office:value="711579" calcext:value-type="float">
            <text:p>711,579</text:p>
          </table:table-cell>
          <table:table-cell table:style-name="ce56" office:value-type="float" office:value="722271" calcext:value-type="float">
            <text:p>722,271</text:p>
          </table:table-cell>
          <table:table-cell table:style-name="ce56" office:value-type="float" office:value="732809" calcext:value-type="float">
            <text:p>732,809</text:p>
          </table:table-cell>
          <table:table-cell table:style-name="ce56" office:value-type="float" office:value="743296" calcext:value-type="float">
            <text:p>743,296</text:p>
          </table:table-cell>
          <table:table-cell table:style-name="ce56" office:value-type="float" office:value="752491" calcext:value-type="float">
            <text:p>752,491</text:p>
          </table:table-cell>
          <table:table-cell table:style-name="ce56" office:value-type="float" office:value="762148" calcext:value-type="float">
            <text:p>762,148</text:p>
          </table:table-cell>
          <table:table-cell table:number-columns-repeated="1011"/>
        </table:table-row>
        <table:table-row table:style-name="ro3">
          <table:table-cell table:style-name="ce41" office:value-type="string" calcext:value-type="string">
            <text:p>.<text:span text:style-name="T1">Boise City, ID Metro Area</text:span></text:p>
          </table:table-cell>
          <table:table-cell table:style-name="ce56" office:value-type="float" office:value="616561" calcext:value-type="float">
            <text:p>616,561</text:p>
          </table:table-cell>
          <table:table-cell table:style-name="ce56" office:value-type="float" office:value="616566" calcext:value-type="float">
            <text:p>616,566</text:p>
          </table:table-cell>
          <table:table-cell table:style-name="ce56" office:value-type="float" office:value="617866" calcext:value-type="float">
            <text:p>617,866</text:p>
          </table:table-cell>
          <table:table-cell table:style-name="ce56" office:value-type="float" office:value="627670" calcext:value-type="float">
            <text:p>627,670</text:p>
          </table:table-cell>
          <table:table-cell table:style-name="ce56" office:value-type="float" office:value="637425" calcext:value-type="float">
            <text:p>637,425</text:p>
          </table:table-cell>
          <table:table-cell table:style-name="ce56" office:value-type="float" office:value="649224" calcext:value-type="float">
            <text:p>649,224</text:p>
          </table:table-cell>
          <table:table-cell table:style-name="ce56" office:value-type="float" office:value="662624" calcext:value-type="float">
            <text:p>662,624</text:p>
          </table:table-cell>
          <table:table-cell table:style-name="ce56" office:value-type="float" office:value="674640" calcext:value-type="float">
            <text:p>674,640</text:p>
          </table:table-cell>
          <table:table-cell table:style-name="ce56" office:value-type="float" office:value="691285" calcext:value-type="float">
            <text:p>691,285</text:p>
          </table:table-cell>
          <table:table-cell table:style-name="ce56" office:value-type="float" office:value="709682" calcext:value-type="float">
            <text:p>709,682</text:p>
          </table:table-cell>
          <table:table-cell table:style-name="ce56" office:value-type="float" office:value="728911" calcext:value-type="float">
            <text:p>728,911</text:p>
          </table:table-cell>
          <table:table-cell table:style-name="ce56" office:value-type="float" office:value="749202" calcext:value-type="float">
            <text:p>749,202</text:p>
          </table:table-cell>
          <table:table-cell table:number-columns-repeated="1011"/>
        </table:table-row>
        <table:table-row table:style-name="ro3">
          <table:table-cell table:style-name="ce41" office:value-type="string" calcext:value-type="string">
            <text:p>.<text:span text:style-name="T1">Colorado Springs, CO Metro Area</text:span></text:p>
          </table:table-cell>
          <table:table-cell table:style-name="ce56" office:value-type="float" office:value="645613" calcext:value-type="float">
            <text:p>645,613</text:p>
          </table:table-cell>
          <table:table-cell table:style-name="ce56" office:value-type="float" office:value="645612" calcext:value-type="float">
            <text:p>645,612</text:p>
          </table:table-cell>
          <table:table-cell table:style-name="ce56" office:value-type="float" office:value="650500" calcext:value-type="float">
            <text:p>650,500</text:p>
          </table:table-cell>
          <table:table-cell table:style-name="ce56" office:value-type="float" office:value="660674" calcext:value-type="float">
            <text:p>660,674</text:p>
          </table:table-cell>
          <table:table-cell table:style-name="ce56" office:value-type="float" office:value="669448" calcext:value-type="float">
            <text:p>669,448</text:p>
          </table:table-cell>
          <table:table-cell table:style-name="ce56" office:value-type="float" office:value="678565" calcext:value-type="float">
            <text:p>678,565</text:p>
          </table:table-cell>
          <table:table-cell table:style-name="ce56" office:value-type="float" office:value="686562" calcext:value-type="float">
            <text:p>686,562</text:p>
          </table:table-cell>
          <table:table-cell table:style-name="ce56" office:value-type="float" office:value="697389" calcext:value-type="float">
            <text:p>697,389</text:p>
          </table:table-cell>
          <table:table-cell table:style-name="ce56" office:value-type="float" office:value="712335" calcext:value-type="float">
            <text:p>712,335</text:p>
          </table:table-cell>
          <table:table-cell table:style-name="ce56" office:value-type="float" office:value="724773" calcext:value-type="float">
            <text:p>724,773</text:p>
          </table:table-cell>
          <table:table-cell table:style-name="ce56" office:value-type="float" office:value="737202" calcext:value-type="float">
            <text:p>737,202</text:p>
          </table:table-cell>
          <table:table-cell table:style-name="ce56" office:value-type="float" office:value="745791" calcext:value-type="float">
            <text:p>745,791</text:p>
          </table:table-cell>
          <table:table-cell table:number-columns-repeated="1011"/>
        </table:table-row>
        <table:table-row table:style-name="ro3">
          <table:table-cell table:style-name="ce41" office:value-type="string" calcext:value-type="string">
            <text:p>.<text:span text:style-name="T1">Little Rock-North Little Rock-Conway, AR Metro Area</text:span></text:p>
          </table:table-cell>
          <table:table-cell table:style-name="ce56" office:value-type="float" office:value="699757" calcext:value-type="float">
            <text:p>699,757</text:p>
          </table:table-cell>
          <table:table-cell table:style-name="ce56" office:value-type="float" office:value="699790" calcext:value-type="float">
            <text:p>699,790</text:p>
          </table:table-cell>
          <table:table-cell table:style-name="ce56" office:value-type="float" office:value="702294" calcext:value-type="float">
            <text:p>702,294</text:p>
          </table:table-cell>
          <table:table-cell table:style-name="ce56" office:value-type="float" office:value="710682" calcext:value-type="float">
            <text:p>710,682</text:p>
          </table:table-cell>
          <table:table-cell table:style-name="ce56" office:value-type="float" office:value="717665" calcext:value-type="float">
            <text:p>717,665</text:p>
          </table:table-cell>
          <table:table-cell table:style-name="ce56" office:value-type="float" office:value="723159" calcext:value-type="float">
            <text:p>723,159</text:p>
          </table:table-cell>
          <table:table-cell table:style-name="ce56" office:value-type="float" office:value="728190" calcext:value-type="float">
            <text:p>728,190</text:p>
          </table:table-cell>
          <table:table-cell table:style-name="ce56" office:value-type="float" office:value="730889" calcext:value-type="float">
            <text:p>730,889</text:p>
          </table:table-cell>
          <table:table-cell table:style-name="ce56" office:value-type="float" office:value="734166" calcext:value-type="float">
            <text:p>734,166</text:p>
          </table:table-cell>
          <table:table-cell table:style-name="ce56" office:value-type="float" office:value="737557" calcext:value-type="float">
            <text:p>737,557</text:p>
          </table:table-cell>
          <table:table-cell table:style-name="ce56" office:value-type="float" office:value="740081" calcext:value-type="float">
            <text:p>740,081</text:p>
          </table:table-cell>
          <table:table-cell table:style-name="ce56" office:value-type="float" office:value="742384" calcext:value-type="float">
            <text:p>742,384</text:p>
          </table:table-cell>
          <table:table-cell table:number-columns-repeated="1011"/>
        </table:table-row>
        <table:table-row table:style-name="ro3">
          <table:table-cell table:style-name="ce41" office:value-type="string" calcext:value-type="string">
            <text:p>.<text:span text:style-name="T1">Lakeland-Winter Haven, FL Metro Area</text:span></text:p>
          </table:table-cell>
          <table:table-cell table:style-name="ce56" office:value-type="float" office:value="602095" calcext:value-type="float">
            <text:p>602,095</text:p>
          </table:table-cell>
          <table:table-cell table:style-name="ce56" office:value-type="float" office:value="602073" calcext:value-type="float">
            <text:p>602,073</text:p>
          </table:table-cell>
          <table:table-cell table:style-name="ce56" office:value-type="float" office:value="603102" calcext:value-type="float">
            <text:p>603,102</text:p>
          </table:table-cell>
          <table:table-cell table:style-name="ce56" office:value-type="float" office:value="609948" calcext:value-type="float">
            <text:p>609,948</text:p>
          </table:table-cell>
          <table:table-cell table:style-name="ce56" office:value-type="float" office:value="615453" calcext:value-type="float">
            <text:p>615,453</text:p>
          </table:table-cell>
          <table:table-cell table:style-name="ce56" office:value-type="float" office:value="622633" calcext:value-type="float">
            <text:p>622,633</text:p>
          </table:table-cell>
          <table:table-cell table:style-name="ce56" office:value-type="float" office:value="634398" calcext:value-type="float">
            <text:p>634,398</text:p>
          </table:table-cell>
          <table:table-cell table:style-name="ce56" office:value-type="float" office:value="648523" calcext:value-type="float">
            <text:p>648,523</text:p>
          </table:table-cell>
          <table:table-cell table:style-name="ce56" office:value-type="float" office:value="665823" calcext:value-type="float">
            <text:p>665,823</text:p>
          </table:table-cell>
          <table:table-cell table:style-name="ce56" office:value-type="float" office:value="685368" calcext:value-type="float">
            <text:p>685,368</text:p>
          </table:table-cell>
          <table:table-cell table:style-name="ce56" office:value-type="float" office:value="706597" calcext:value-type="float">
            <text:p>706,597</text:p>
          </table:table-cell>
          <table:table-cell table:style-name="ce56" office:value-type="float" office:value="724777" calcext:value-type="float">
            <text:p>724,777</text:p>
          </table:table-cell>
          <table:table-cell table:number-columns-repeated="1011"/>
        </table:table-row>
        <table:table-row table:style-name="ro3">
          <table:table-cell table:style-name="ce42" office:value-type="string" calcext:value-type="string">
            <text:p>..<text:span text:style-name="T1">Wilmington, DE-MD-NJ Metro Division</text:span></text:p>
          </table:table-cell>
          <table:table-cell table:style-name="ce56" office:value-type="float" office:value="705670" calcext:value-type="float">
            <text:p>705,670</text:p>
          </table:table-cell>
          <table:table-cell table:style-name="ce56" office:value-type="float" office:value="705658" calcext:value-type="float">
            <text:p>705,658</text:p>
          </table:table-cell>
          <table:table-cell table:style-name="ce56" office:value-type="float" office:value="705897" calcext:value-type="float">
            <text:p>705,897</text:p>
          </table:table-cell>
          <table:table-cell table:style-name="ce56" office:value-type="float" office:value="709351" calcext:value-type="float">
            <text:p>709,351</text:p>
          </table:table-cell>
          <table:table-cell table:style-name="ce56" office:value-type="float" office:value="712014" calcext:value-type="float">
            <text:p>712,014</text:p>
          </table:table-cell>
          <table:table-cell table:style-name="ce56" office:value-type="float" office:value="715004" calcext:value-type="float">
            <text:p>715,004</text:p>
          </table:table-cell>
          <table:table-cell table:style-name="ce56" office:value-type="float" office:value="717286" calcext:value-type="float">
            <text:p>717,286</text:p>
          </table:table-cell>
          <table:table-cell table:style-name="ce56" office:value-type="float" office:value="719602" calcext:value-type="float">
            <text:p>719,602</text:p>
          </table:table-cell>
          <table:table-cell table:style-name="ce56" office:value-type="float" office:value="720748" calcext:value-type="float">
            <text:p>720,748</text:p>
          </table:table-cell>
          <table:table-cell table:style-name="ce56" office:value-type="float" office:value="721253" calcext:value-type="float">
            <text:p>721,253</text:p>
          </table:table-cell>
          <table:table-cell table:style-name="ce56" office:value-type="float" office:value="722940" calcext:value-type="float">
            <text:p>722,940</text:p>
          </table:table-cell>
          <table:table-cell table:style-name="ce56" office:value-type="float" office:value="723993" calcext:value-type="float">
            <text:p>723,993</text:p>
          </table:table-cell>
          <table:table-cell table:number-columns-repeated="1011"/>
        </table:table-row>
        <table:table-row table:style-name="ro3">
          <table:table-cell table:style-name="ce41" office:value-type="string" calcext:value-type="string">
            <text:p>.<text:span text:style-name="T1">Akron, OH Metro Area</text:span></text:p>
          </table:table-cell>
          <table:table-cell table:style-name="ce56" office:value-type="float" office:value="703200" calcext:value-type="float">
            <text:p>703,200</text:p>
          </table:table-cell>
          <table:table-cell table:style-name="ce56" office:value-type="float" office:value="703196" calcext:value-type="float">
            <text:p>703,196</text:p>
          </table:table-cell>
          <table:table-cell table:style-name="ce56" office:value-type="float" office:value="703031" calcext:value-type="float">
            <text:p>703,031</text:p>
          </table:table-cell>
          <table:table-cell table:style-name="ce56" office:value-type="float" office:value="703200" calcext:value-type="float">
            <text:p>703,200</text:p>
          </table:table-cell>
          <table:table-cell table:style-name="ce56" office:value-type="float" office:value="702109" calcext:value-type="float">
            <text:p>702,109</text:p>
          </table:table-cell>
          <table:table-cell table:style-name="ce56" office:value-type="float" office:value="703621" calcext:value-type="float">
            <text:p>703,621</text:p>
          </table:table-cell>
          <table:table-cell table:style-name="ce56" office:value-type="float" office:value="704908" calcext:value-type="float">
            <text:p>704,908</text:p>
          </table:table-cell>
          <table:table-cell table:style-name="ce56" office:value-type="float" office:value="704382" calcext:value-type="float">
            <text:p>704,382</text:p>
          </table:table-cell>
          <table:table-cell table:style-name="ce56" office:value-type="float" office:value="703524" calcext:value-type="float">
            <text:p>703,524</text:p>
          </table:table-cell>
          <table:table-cell table:style-name="ce56" office:value-type="float" office:value="703987" calcext:value-type="float">
            <text:p>703,987</text:p>
          </table:table-cell>
          <table:table-cell table:style-name="ce56" office:value-type="float" office:value="703855" calcext:value-type="float">
            <text:p>703,855</text:p>
          </table:table-cell>
          <table:table-cell table:style-name="ce56" office:value-type="float" office:value="703479" calcext:value-type="float">
            <text:p>703,479</text:p>
          </table:table-cell>
          <table:table-cell table:number-columns-repeated="1011"/>
        </table:table-row>
        <table:table-row table:style-name="ro3">
          <table:table-cell table:style-name="ce42" office:value-type="string" calcext:value-type="string">
            <text:p>..<text:span text:style-name="T1">Gary, IN Metro Division</text:span></text:p>
          </table:table-cell>
          <table:table-cell table:style-name="ce56" office:value-type="float" office:value="708070" calcext:value-type="float">
            <text:p>708,070</text:p>
          </table:table-cell>
          <table:table-cell table:style-name="ce56" office:value-type="float" office:value="708117" calcext:value-type="float">
            <text:p>708,117</text:p>
          </table:table-cell>
          <table:table-cell table:style-name="ce56" office:value-type="float" office:value="708163" calcext:value-type="float">
            <text:p>708,163</text:p>
          </table:table-cell>
          <table:table-cell table:style-name="ce56" office:value-type="float" office:value="707978" calcext:value-type="float">
            <text:p>707,978</text:p>
          </table:table-cell>
          <table:table-cell table:style-name="ce56" office:value-type="float" office:value="706627" calcext:value-type="float">
            <text:p>706,627</text:p>
          </table:table-cell>
          <table:table-cell table:style-name="ce56" office:value-type="float" office:value="705661" calcext:value-type="float">
            <text:p>705,661</text:p>
          </table:table-cell>
          <table:table-cell table:style-name="ce56" office:value-type="float" office:value="705792" calcext:value-type="float">
            <text:p>705,792</text:p>
          </table:table-cell>
          <table:table-cell table:style-name="ce56" office:value-type="float" office:value="702691" calcext:value-type="float">
            <text:p>702,691</text:p>
          </table:table-cell>
          <table:table-cell table:style-name="ce56" office:value-type="float" office:value="700964" calcext:value-type="float">
            <text:p>700,964</text:p>
          </table:table-cell>
          <table:table-cell table:style-name="ce56" office:value-type="float" office:value="700547" calcext:value-type="float">
            <text:p>700,547</text:p>
          </table:table-cell>
          <table:table-cell table:style-name="ce56" office:value-type="float" office:value="701279" calcext:value-type="float">
            <text:p>701,279</text:p>
          </table:table-cell>
          <table:table-cell table:style-name="ce56" office:value-type="float" office:value="703428" calcext:value-type="float">
            <text:p>703,428</text:p>
          </table:table-cell>
          <table:table-cell table:number-columns-repeated="1011"/>
        </table:table-row>
        <table:table-row table:style-name="ro3">
          <table:table-cell table:style-name="ce41" office:value-type="string" calcext:value-type="string">
            <text:p>.<text:span text:style-name="T1">Des Moines-West Des Moines, IA Metro Area</text:span></text:p>
          </table:table-cell>
          <table:table-cell table:style-name="ce56" office:value-type="float" office:value="606475" calcext:value-type="float">
            <text:p>606,475</text:p>
          </table:table-cell>
          <table:table-cell table:style-name="ce56" office:value-type="float" office:value="606474" calcext:value-type="float">
            <text:p>606,474</text:p>
          </table:table-cell>
          <table:table-cell table:style-name="ce56" office:value-type="float" office:value="608930" calcext:value-type="float">
            <text:p>608,930</text:p>
          </table:table-cell>
          <table:table-cell table:style-name="ce56" office:value-type="float" office:value="618299" calcext:value-type="float">
            <text:p>618,299</text:p>
          </table:table-cell>
          <table:table-cell table:style-name="ce56" office:value-type="float" office:value="626778" calcext:value-type="float">
            <text:p>626,778</text:p>
          </table:table-cell>
          <table:table-cell table:style-name="ce56" office:value-type="float" office:value="637846" calcext:value-type="float">
            <text:p>637,846</text:p>
          </table:table-cell>
          <table:table-cell table:style-name="ce56" office:value-type="float" office:value="649652" calcext:value-type="float">
            <text:p>649,652</text:p>
          </table:table-cell>
          <table:table-cell table:style-name="ce56" office:value-type="float" office:value="659522" calcext:value-type="float">
            <text:p>659,522</text:p>
          </table:table-cell>
          <table:table-cell table:style-name="ce56" office:value-type="float" office:value="671055" calcext:value-type="float">
            <text:p>671,055</text:p>
          </table:table-cell>
          <table:table-cell table:style-name="ce56" office:value-type="float" office:value="681413" calcext:value-type="float">
            <text:p>681,413</text:p>
          </table:table-cell>
          <table:table-cell table:style-name="ce56" office:value-type="float" office:value="690915" calcext:value-type="float">
            <text:p>690,915</text:p>
          </table:table-cell>
          <table:table-cell table:style-name="ce56" office:value-type="float" office:value="699292" calcext:value-type="float">
            <text:p>699,292</text:p>
          </table:table-cell>
          <table:table-cell table:number-columns-repeated="1011"/>
        </table:table-row>
        <table:table-row table:style-name="ro3">
          <table:table-cell table:style-name="ce41" office:value-type="string" calcext:value-type="string">
            <text:p>.<text:span text:style-name="T1">Springfield, MA Metro Area</text:span></text:p>
          </table:table-cell>
          <table:table-cell table:style-name="ce56" office:value-type="float" office:value="692942" calcext:value-type="float">
            <text:p>692,942</text:p>
          </table:table-cell>
          <table:table-cell table:style-name="ce56" office:value-type="float" office:value="693059" calcext:value-type="float">
            <text:p>693,059</text:p>
          </table:table-cell>
          <table:table-cell table:style-name="ce56" office:value-type="float" office:value="694935" calcext:value-type="float">
            <text:p>694,935</text:p>
          </table:table-cell>
          <table:table-cell table:style-name="ce56" office:value-type="float" office:value="698017" calcext:value-type="float">
            <text:p>698,017</text:p>
          </table:table-cell>
          <table:table-cell table:style-name="ce56" office:value-type="float" office:value="699061" calcext:value-type="float">
            <text:p>699,061</text:p>
          </table:table-cell>
          <table:table-cell table:style-name="ce56" office:value-type="float" office:value="699964" calcext:value-type="float">
            <text:p>699,964</text:p>
          </table:table-cell>
          <table:table-cell table:style-name="ce56" office:value-type="float" office:value="701671" calcext:value-type="float">
            <text:p>701,671</text:p>
          </table:table-cell>
          <table:table-cell table:style-name="ce56" office:value-type="float" office:value="700688" calcext:value-type="float">
            <text:p>700,688</text:p>
          </table:table-cell>
          <table:table-cell table:style-name="ce56" office:value-type="float" office:value="699804" calcext:value-type="float">
            <text:p>699,804</text:p>
          </table:table-cell>
          <table:table-cell table:style-name="ce56" office:value-type="float" office:value="699387" calcext:value-type="float">
            <text:p>699,387</text:p>
          </table:table-cell>
          <table:table-cell table:style-name="ce56" office:value-type="float" office:value="700138" calcext:value-type="float">
            <text:p>700,138</text:p>
          </table:table-cell>
          <table:table-cell table:style-name="ce56" office:value-type="float" office:value="697382" calcext:value-type="float">
            <text:p>697,382</text:p>
          </table:table-cell>
          <table:table-cell table:number-columns-repeated="1011"/>
        </table:table-row>
        <table:table-row table:style-name="ro3">
          <table:table-cell table:style-name="ce41" office:value-type="string" calcext:value-type="string">
            <text:p>.<text:span text:style-name="T1">Ogden-Clearfield, UT Metro Area</text:span></text:p>
          </table:table-cell>
          <table:table-cell table:style-name="ce56" office:value-type="float" office:value="597159" calcext:value-type="float">
            <text:p>597,159</text:p>
          </table:table-cell>
          <table:table-cell table:style-name="ce56" office:value-type="float" office:value="597162" calcext:value-type="float">
            <text:p>597,162</text:p>
          </table:table-cell>
          <table:table-cell table:style-name="ce56" office:value-type="float" office:value="599740" calcext:value-type="float">
            <text:p>599,740</text:p>
          </table:table-cell>
          <table:table-cell table:style-name="ce56" office:value-type="float" office:value="605591" calcext:value-type="float">
            <text:p>605,591</text:p>
          </table:table-cell>
          <table:table-cell table:style-name="ce56" office:value-type="float" office:value="612185" calcext:value-type="float">
            <text:p>612,185</text:p>
          </table:table-cell>
          <table:table-cell table:style-name="ce56" office:value-type="float" office:value="621224" calcext:value-type="float">
            <text:p>621,224</text:p>
          </table:table-cell>
          <table:table-cell table:style-name="ce56" office:value-type="float" office:value="630767" calcext:value-type="float">
            <text:p>630,767</text:p>
          </table:table-cell>
          <table:table-cell table:style-name="ce56" office:value-type="float" office:value="640334" calcext:value-type="float">
            <text:p>640,334</text:p>
          </table:table-cell>
          <table:table-cell table:style-name="ce56" office:value-type="float" office:value="652476" calcext:value-type="float">
            <text:p>652,476</text:p>
          </table:table-cell>
          <table:table-cell table:style-name="ce56" office:value-type="float" office:value="664040" calcext:value-type="float">
            <text:p>664,040</text:p>
          </table:table-cell>
          <table:table-cell table:style-name="ce56" office:value-type="float" office:value="673660" calcext:value-type="float">
            <text:p>673,660</text:p>
          </table:table-cell>
          <table:table-cell table:style-name="ce56" office:value-type="float" office:value="683864" calcext:value-type="float">
            <text:p>683,864</text:p>
          </table:table-cell>
          <table:table-cell table:number-columns-repeated="1011"/>
        </table:table-row>
        <table:table-row table:style-name="ro3">
          <table:table-cell table:style-name="ce41" office:value-type="string" calcext:value-type="string">
            <text:p>.<text:span text:style-name="T1">Poughkeepsie-Newburgh-Middletown, NY Metro Area</text:span></text:p>
          </table:table-cell>
          <table:table-cell table:style-name="ce56" office:value-type="float" office:value="670301" calcext:value-type="float">
            <text:p>670,301</text:p>
          </table:table-cell>
          <table:table-cell table:style-name="ce56" office:value-type="float" office:value="670280" calcext:value-type="float">
            <text:p>670,280</text:p>
          </table:table-cell>
          <table:table-cell table:style-name="ce56" office:value-type="float" office:value="671173" calcext:value-type="float">
            <text:p>671,173</text:p>
          </table:table-cell>
          <table:table-cell table:style-name="ce56" office:value-type="float" office:value="672230" calcext:value-type="float">
            <text:p>672,230</text:p>
          </table:table-cell>
          <table:table-cell table:style-name="ce56" office:value-type="float" office:value="670722" calcext:value-type="float">
            <text:p>670,722</text:p>
          </table:table-cell>
          <table:table-cell table:style-name="ce56" office:value-type="float" office:value="670588" calcext:value-type="float">
            <text:p>670,588</text:p>
          </table:table-cell>
          <table:table-cell table:style-name="ce56" office:value-type="float" office:value="669972" calcext:value-type="float">
            <text:p>669,972</text:p>
          </table:table-cell>
          <table:table-cell table:style-name="ce56" office:value-type="float" office:value="669842" calcext:value-type="float">
            <text:p>669,842</text:p>
          </table:table-cell>
          <table:table-cell table:style-name="ce56" office:value-type="float" office:value="670828" calcext:value-type="float">
            <text:p>670,828</text:p>
          </table:table-cell>
          <table:table-cell table:style-name="ce56" office:value-type="float" office:value="673303" calcext:value-type="float">
            <text:p>673,303</text:p>
          </table:table-cell>
          <table:table-cell table:style-name="ce56" office:value-type="float" office:value="676065" calcext:value-type="float">
            <text:p>676,065</text:p>
          </table:table-cell>
          <table:table-cell table:style-name="ce56" office:value-type="float" office:value="679158" calcext:value-type="float">
            <text:p>679,158</text:p>
          </table:table-cell>
          <table:table-cell table:number-columns-repeated="1011"/>
        </table:table-row>
        <table:table-row table:style-name="ro3">
          <table:table-cell table:style-name="ce41" office:value-type="string" calcext:value-type="string">
            <text:p>.<text:span text:style-name="T1">Winston-Salem, NC Metro Area</text:span></text:p>
          </table:table-cell>
          <table:table-cell table:style-name="ce56" office:value-type="float" office:value="640595" calcext:value-type="float">
            <text:p>640,595</text:p>
          </table:table-cell>
          <table:table-cell table:style-name="ce56" office:value-type="float" office:value="640503" calcext:value-type="float">
            <text:p>640,503</text:p>
          </table:table-cell>
          <table:table-cell table:style-name="ce56" office:value-type="float" office:value="641245" calcext:value-type="float">
            <text:p>641,245</text:p>
          </table:table-cell>
          <table:table-cell table:style-name="ce56" office:value-type="float" office:value="644266" calcext:value-type="float">
            <text:p>644,266</text:p>
          </table:table-cell>
          <table:table-cell table:style-name="ce56" office:value-type="float" office:value="646794" calcext:value-type="float">
            <text:p>646,794</text:p>
          </table:table-cell>
          <table:table-cell table:style-name="ce56" office:value-type="float" office:value="649901" calcext:value-type="float">
            <text:p>649,901</text:p>
          </table:table-cell>
          <table:table-cell table:style-name="ce56" office:value-type="float" office:value="653250" calcext:value-type="float">
            <text:p>653,250</text:p>
          </table:table-cell>
          <table:table-cell table:style-name="ce56" office:value-type="float" office:value="656277" calcext:value-type="float">
            <text:p>656,277</text:p>
          </table:table-cell>
          <table:table-cell table:style-name="ce56" office:value-type="float" office:value="661024" calcext:value-type="float">
            <text:p>661,024</text:p>
          </table:table-cell>
          <table:table-cell table:style-name="ce56" office:value-type="float" office:value="666640" calcext:value-type="float">
            <text:p>666,640</text:p>
          </table:table-cell>
          <table:table-cell table:style-name="ce56" office:value-type="float" office:value="671129" calcext:value-type="float">
            <text:p>671,129</text:p>
          </table:table-cell>
          <table:table-cell table:style-name="ce56" office:value-type="float" office:value="676008" calcext:value-type="float">
            <text:p>676,008</text:p>
          </table:table-cell>
          <table:table-cell table:number-columns-repeated="1011"/>
        </table:table-row>
        <table:table-row table:style-name="ro3">
          <table:table-cell table:style-name="ce41" office:value-type="string" calcext:value-type="string">
            <text:p>.<text:span text:style-name="T1">Deltona-Daytona Beach-Ormond Beach, FL Metro Area</text:span></text:p>
          </table:table-cell>
          <table:table-cell table:style-name="ce56" office:value-type="float" office:value="590289" calcext:value-type="float">
            <text:p>590,289</text:p>
          </table:table-cell>
          <table:table-cell table:style-name="ce56" office:value-type="float" office:value="590288" calcext:value-type="float">
            <text:p>590,288</text:p>
          </table:table-cell>
          <table:table-cell table:style-name="ce56" office:value-type="float" office:value="590506" calcext:value-type="float">
            <text:p>590,506</text:p>
          </table:table-cell>
          <table:table-cell table:style-name="ce56" office:value-type="float" office:value="591926" calcext:value-type="float">
            <text:p>591,926</text:p>
          </table:table-cell>
          <table:table-cell table:style-name="ce56" office:value-type="float" office:value="594969" calcext:value-type="float">
            <text:p>594,969</text:p>
          </table:table-cell>
          <table:table-cell table:style-name="ce56" office:value-type="float" office:value="600236" calcext:value-type="float">
            <text:p>600,236</text:p>
          </table:table-cell>
          <table:table-cell table:style-name="ce56" office:value-type="float" office:value="608604" calcext:value-type="float">
            <text:p>608,604</text:p>
          </table:table-cell>
          <table:table-cell table:style-name="ce56" office:value-type="float" office:value="621166" calcext:value-type="float">
            <text:p>621,166</text:p>
          </table:table-cell>
          <table:table-cell table:style-name="ce56" office:value-type="float" office:value="635859" calcext:value-type="float">
            <text:p>635,859</text:p>
          </table:table-cell>
          <table:table-cell table:style-name="ce56" office:value-type="float" office:value="647867" calcext:value-type="float">
            <text:p>647,867</text:p>
          </table:table-cell>
          <table:table-cell table:style-name="ce56" office:value-type="float" office:value="658186" calcext:value-type="float">
            <text:p>658,186</text:p>
          </table:table-cell>
          <table:table-cell table:style-name="ce56" office:value-type="float" office:value="668365" calcext:value-type="float">
            <text:p>668,365</text:p>
          </table:table-cell>
          <table:table-cell table:number-columns-repeated="1011"/>
        </table:table-row>
        <table:table-row table:style-name="ro3">
          <table:table-cell table:style-name="ce41" office:value-type="string" calcext:value-type="string">
            <text:p>.<text:span text:style-name="T1">Madison, WI Metro Area</text:span></text:p>
          </table:table-cell>
          <table:table-cell table:style-name="ce56" office:value-type="float" office:value="605435" calcext:value-type="float">
            <text:p>605,435</text:p>
          </table:table-cell>
          <table:table-cell table:style-name="ce56" office:value-type="float" office:value="605466" calcext:value-type="float">
            <text:p>605,466</text:p>
          </table:table-cell>
          <table:table-cell table:style-name="ce56" office:value-type="float" office:value="606625" calcext:value-type="float">
            <text:p>606,625</text:p>
          </table:table-cell>
          <table:table-cell table:style-name="ce56" office:value-type="float" office:value="613159" calcext:value-type="float">
            <text:p>613,159</text:p>
          </table:table-cell>
          <table:table-cell table:style-name="ce56" office:value-type="float" office:value="619719" calcext:value-type="float">
            <text:p>619,719</text:p>
          </table:table-cell>
          <table:table-cell table:style-name="ce56" office:value-type="float" office:value="626833" calcext:value-type="float">
            <text:p>626,833</text:p>
          </table:table-cell>
          <table:table-cell table:style-name="ce56" office:value-type="float" office:value="633369" calcext:value-type="float">
            <text:p>633,369</text:p>
          </table:table-cell>
          <table:table-cell table:style-name="ce56" office:value-type="float" office:value="640198" calcext:value-type="float">
            <text:p>640,198</text:p>
          </table:table-cell>
          <table:table-cell table:style-name="ce56" office:value-type="float" office:value="648388" calcext:value-type="float">
            <text:p>648,388</text:p>
          </table:table-cell>
          <table:table-cell table:style-name="ce56" office:value-type="float" office:value="655250" calcext:value-type="float">
            <text:p>655,250</text:p>
          </table:table-cell>
          <table:table-cell table:style-name="ce56" office:value-type="float" office:value="659927" calcext:value-type="float">
            <text:p>659,927</text:p>
          </table:table-cell>
          <table:table-cell table:style-name="ce56" office:value-type="float" office:value="664865" calcext:value-type="float">
            <text:p>664,865</text:p>
          </table:table-cell>
          <table:table-cell table:number-columns-repeated="1011"/>
        </table:table-row>
        <table:table-row table:style-name="ro3">
          <table:table-cell table:style-name="ce41" office:value-type="string" calcext:value-type="string">
            <text:p>.<text:span text:style-name="T1">Syracuse, NY Metro Area</text:span></text:p>
          </table:table-cell>
          <table:table-cell table:style-name="ce56" office:value-type="float" office:value="662577" calcext:value-type="float">
            <text:p>662,577</text:p>
          </table:table-cell>
          <table:table-cell table:style-name="ce56" office:value-type="float" office:value="662624" calcext:value-type="float">
            <text:p>662,624</text:p>
          </table:table-cell>
          <table:table-cell table:style-name="ce56" office:value-type="float" office:value="663110" calcext:value-type="float">
            <text:p>663,110</text:p>
          </table:table-cell>
          <table:table-cell table:style-name="ce56" office:value-type="float" office:value="662482" calcext:value-type="float">
            <text:p>662,482</text:p>
          </table:table-cell>
          <table:table-cell table:style-name="ce56" office:value-type="float" office:value="660902" calcext:value-type="float">
            <text:p>660,902</text:p>
          </table:table-cell>
          <table:table-cell table:style-name="ce56" office:value-type="float" office:value="661773" calcext:value-type="float">
            <text:p>661,773</text:p>
          </table:table-cell>
          <table:table-cell table:style-name="ce56" office:value-type="float" office:value="660085" calcext:value-type="float">
            <text:p>660,085</text:p>
          </table:table-cell>
          <table:table-cell table:style-name="ce56" office:value-type="float" office:value="657648" calcext:value-type="float">
            <text:p>657,648</text:p>
          </table:table-cell>
          <table:table-cell table:style-name="ce56" office:value-type="float" office:value="654391" calcext:value-type="float">
            <text:p>654,391</text:p>
          </table:table-cell>
          <table:table-cell table:style-name="ce56" office:value-type="float" office:value="651164" calcext:value-type="float">
            <text:p>651,164</text:p>
          </table:table-cell>
          <table:table-cell table:style-name="ce56" office:value-type="float" office:value="650281" calcext:value-type="float">
            <text:p>650,281</text:p>
          </table:table-cell>
          <table:table-cell table:style-name="ce56" office:value-type="float" office:value="648593" calcext:value-type="float">
            <text:p>648,593</text:p>
          </table:table-cell>
          <table:table-cell table:number-columns-repeated="1011"/>
        </table:table-row>
        <table:table-row table:style-name="ro3">
          <table:table-cell table:style-name="ce41" office:value-type="string" calcext:value-type="string">
            <text:p>.<text:span text:style-name="T1">Provo-Orem, UT Metro Area</text:span></text:p>
          </table:table-cell>
          <table:table-cell table:style-name="ce56" office:value-type="float" office:value="526810" calcext:value-type="float">
            <text:p>526,810</text:p>
          </table:table-cell>
          <table:table-cell table:style-name="ce56" office:value-type="float" office:value="526885" calcext:value-type="float">
            <text:p>526,885</text:p>
          </table:table-cell>
          <table:table-cell table:style-name="ce56" office:value-type="float" office:value="530262" calcext:value-type="float">
            <text:p>530,262</text:p>
          </table:table-cell>
          <table:table-cell table:style-name="ce56" office:value-type="float" office:value="541001" calcext:value-type="float">
            <text:p>541,001</text:p>
          </table:table-cell>
          <table:table-cell table:style-name="ce56" office:value-type="float" office:value="549980" calcext:value-type="float">
            <text:p>549,980</text:p>
          </table:table-cell>
          <table:table-cell table:style-name="ce56" office:value-type="float" office:value="561534" calcext:value-type="float">
            <text:p>561,534</text:p>
          </table:table-cell>
          <table:table-cell table:style-name="ce56" office:value-type="float" office:value="571059" calcext:value-type="float">
            <text:p>571,059</text:p>
          </table:table-cell>
          <table:table-cell table:style-name="ce56" office:value-type="float" office:value="583218" calcext:value-type="float">
            <text:p>583,218</text:p>
          </table:table-cell>
          <table:table-cell table:style-name="ce56" office:value-type="float" office:value="601304" calcext:value-type="float">
            <text:p>601,304</text:p>
          </table:table-cell>
          <table:table-cell table:style-name="ce56" office:value-type="float" office:value="618035" calcext:value-type="float">
            <text:p>618,035</text:p>
          </table:table-cell>
          <table:table-cell table:style-name="ce56" office:value-type="float" office:value="633149" calcext:value-type="float">
            <text:p>633,149</text:p>
          </table:table-cell>
          <table:table-cell table:style-name="ce56" office:value-type="float" office:value="648252" calcext:value-type="float">
            <text:p>648,252</text:p>
          </table:table-cell>
          <table:table-cell table:number-columns-repeated="1011"/>
        </table:table-row>
        <table:table-row table:style-name="ro3">
          <table:table-cell table:style-name="ce41" office:value-type="string" calcext:value-type="string">
            <text:p>.<text:span text:style-name="T1">Durham-Chapel Hill, NC Metro Area</text:span></text:p>
          </table:table-cell>
          <table:table-cell table:style-name="ce56" office:value-type="float" office:value="564273" calcext:value-type="float">
            <text:p>564,273</text:p>
          </table:table-cell>
          <table:table-cell table:style-name="ce56" office:value-type="float" office:value="564193" calcext:value-type="float">
            <text:p>564,193</text:p>
          </table:table-cell>
          <table:table-cell table:style-name="ce56" office:value-type="float" office:value="566267" calcext:value-type="float">
            <text:p>566,267</text:p>
          </table:table-cell>
          <table:table-cell table:style-name="ce56" office:value-type="float" office:value="572520" calcext:value-type="float">
            <text:p>572,520</text:p>
          </table:table-cell>
          <table:table-cell table:style-name="ce56" office:value-type="float" office:value="581735" calcext:value-type="float">
            <text:p>581,735</text:p>
          </table:table-cell>
          <table:table-cell table:style-name="ce56" office:value-type="float" office:value="590364" calcext:value-type="float">
            <text:p>590,364</text:p>
          </table:table-cell>
          <table:table-cell table:style-name="ce56" office:value-type="float" office:value="599236" calcext:value-type="float">
            <text:p>599,236</text:p>
          </table:table-cell>
          <table:table-cell table:style-name="ce56" office:value-type="float" office:value="607706" calcext:value-type="float">
            <text:p>607,706</text:p>
          </table:table-cell>
          <table:table-cell table:style-name="ce56" office:value-type="float" office:value="618222" calcext:value-type="float">
            <text:p>618,222</text:p>
          </table:table-cell>
          <table:table-cell table:style-name="ce56" office:value-type="float" office:value="625678" calcext:value-type="float">
            <text:p>625,678</text:p>
          </table:table-cell>
          <table:table-cell table:style-name="ce56" office:value-type="float" office:value="637501" calcext:value-type="float">
            <text:p>637,501</text:p>
          </table:table-cell>
          <table:table-cell table:style-name="ce56" office:value-type="float" office:value="644367" calcext:value-type="float">
            <text:p>644,367</text:p>
          </table:table-cell>
          <table:table-cell table:number-columns-repeated="1011"/>
        </table:table-row>
        <table:table-row table:style-name="ro3">
          <table:table-cell table:style-name="ce41" office:value-type="string" calcext:value-type="string">
            <text:p>.<text:span text:style-name="T1">Toledo, OH Metro Area</text:span></text:p>
          </table:table-cell>
          <table:table-cell table:style-name="ce56" office:value-type="float" office:value="651429" calcext:value-type="float">
            <text:p>651,429</text:p>
          </table:table-cell>
          <table:table-cell table:style-name="ce56" office:value-type="float" office:value="651435" calcext:value-type="float">
            <text:p>651,435</text:p>
          </table:table-cell>
          <table:table-cell table:style-name="ce56" office:value-type="float" office:value="651372" calcext:value-type="float">
            <text:p>651,372</text:p>
          </table:table-cell>
          <table:table-cell table:style-name="ce56" office:value-type="float" office:value="650166" calcext:value-type="float">
            <text:p>650,166</text:p>
          </table:table-cell>
          <table:table-cell table:style-name="ce56" office:value-type="float" office:value="648750" calcext:value-type="float">
            <text:p>648,750</text:p>
          </table:table-cell>
          <table:table-cell table:style-name="ce56" office:value-type="float" office:value="648403" calcext:value-type="float">
            <text:p>648,403</text:p>
          </table:table-cell>
          <table:table-cell table:style-name="ce56" office:value-type="float" office:value="647228" calcext:value-type="float">
            <text:p>647,228</text:p>
          </table:table-cell>
          <table:table-cell table:style-name="ce56" office:value-type="float" office:value="645973" calcext:value-type="float">
            <text:p>645,973</text:p>
          </table:table-cell>
          <table:table-cell table:style-name="ce56" office:value-type="float" office:value="645441" calcext:value-type="float">
            <text:p>645,441</text:p>
          </table:table-cell>
          <table:table-cell table:style-name="ce56" office:value-type="float" office:value="644364" calcext:value-type="float">
            <text:p>644,364</text:p>
          </table:table-cell>
          <table:table-cell table:style-name="ce56" office:value-type="float" office:value="643089" calcext:value-type="float">
            <text:p>643,089</text:p>
          </table:table-cell>
          <table:table-cell table:style-name="ce56" office:value-type="float" office:value="641816" calcext:value-type="float">
            <text:p>641,816</text:p>
          </table:table-cell>
          <table:table-cell table:number-columns-repeated="1011"/>
        </table:table-row>
        <table:table-row table:style-name="ro3">
          <table:table-cell table:style-name="ce41" office:value-type="string" calcext:value-type="string">
            <text:p>.<text:span text:style-name="T1">Wichita, KS Metro Area</text:span></text:p>
          </table:table-cell>
          <table:table-cell table:number-columns-repeated="2" table:style-name="ce56" office:value-type="float" office:value="623061" calcext:value-type="float">
            <text:p>623,061</text:p>
          </table:table-cell>
          <table:table-cell table:style-name="ce56" office:value-type="float" office:value="623887" calcext:value-type="float">
            <text:p>623,887</text:p>
          </table:table-cell>
          <table:table-cell table:style-name="ce56" office:value-type="float" office:value="625327" calcext:value-type="float">
            <text:p>625,327</text:p>
          </table:table-cell>
          <table:table-cell table:style-name="ce56" office:value-type="float" office:value="628159" calcext:value-type="float">
            <text:p>628,159</text:p>
          </table:table-cell>
          <table:table-cell table:style-name="ce56" office:value-type="float" office:value="630365" calcext:value-type="float">
            <text:p>630,365</text:p>
          </table:table-cell>
          <table:table-cell table:style-name="ce56" office:value-type="float" office:value="632810" calcext:value-type="float">
            <text:p>632,810</text:p>
          </table:table-cell>
          <table:table-cell table:style-name="ce56" office:value-type="float" office:value="635551" calcext:value-type="float">
            <text:p>635,551</text:p>
          </table:table-cell>
          <table:table-cell table:style-name="ce56" office:value-type="float" office:value="637653" calcext:value-type="float">
            <text:p>637,653</text:p>
          </table:table-cell>
          <table:table-cell table:style-name="ce56" office:value-type="float" office:value="637511" calcext:value-type="float">
            <text:p>637,511</text:p>
          </table:table-cell>
          <table:table-cell table:style-name="ce56" office:value-type="float" office:value="637519" calcext:value-type="float">
            <text:p>637,519</text:p>
          </table:table-cell>
          <table:table-cell table:style-name="ce56" office:value-type="float" office:value="640218" calcext:value-type="float">
            <text:p>640,218</text:p>
          </table:table-cell>
          <table:table-cell table:number-columns-repeated="1011"/>
        </table:table-row>
        <table:table-row table:style-name="ro3">
          <table:table-cell table:style-name="ce41" office:value-type="string" calcext:value-type="string">
            <text:p>.<text:span text:style-name="T1">Augusta-Richmond County, GA-SC Metro Area</text:span></text:p>
          </table:table-cell>
          <table:table-cell table:style-name="ce56" office:value-type="float" office:value="564873" calcext:value-type="float">
            <text:p>564,873</text:p>
          </table:table-cell>
          <table:table-cell table:style-name="ce56" office:value-type="float" office:value="564893" calcext:value-type="float">
            <text:p>564,893</text:p>
          </table:table-cell>
          <table:table-cell table:style-name="ce56" office:value-type="float" office:value="566694" calcext:value-type="float">
            <text:p>566,694</text:p>
          </table:table-cell>
          <table:table-cell table:style-name="ce56" office:value-type="float" office:value="570849" calcext:value-type="float">
            <text:p>570,849</text:p>
          </table:table-cell>
          <table:table-cell table:style-name="ce56" office:value-type="float" office:value="576206" calcext:value-type="float">
            <text:p>576,206</text:p>
          </table:table-cell>
          <table:table-cell table:style-name="ce56" office:value-type="float" office:value="579802" calcext:value-type="float">
            <text:p>579,802</text:p>
          </table:table-cell>
          <table:table-cell table:style-name="ce56" office:value-type="float" office:value="583046" calcext:value-type="float">
            <text:p>583,046</text:p>
          </table:table-cell>
          <table:table-cell table:style-name="ce56" office:value-type="float" office:value="589574" calcext:value-type="float">
            <text:p>589,574</text:p>
          </table:table-cell>
          <table:table-cell table:style-name="ce56" office:value-type="float" office:value="595029" calcext:value-type="float">
            <text:p>595,029</text:p>
          </table:table-cell>
          <table:table-cell table:style-name="ce56" office:value-type="float" office:value="600276" calcext:value-type="float">
            <text:p>600,276</text:p>
          </table:table-cell>
          <table:table-cell table:style-name="ce56" office:value-type="float" office:value="604221" calcext:value-type="float">
            <text:p>604,221</text:p>
          </table:table-cell>
          <table:table-cell table:style-name="ce56" office:value-type="float" office:value="608980" calcext:value-type="float">
            <text:p>608,980</text:p>
          </table:table-cell>
          <table:table-cell table:number-columns-repeated="1011"/>
        </table:table-row>
        <table:table-row table:style-name="ro3">
          <table:table-cell table:style-name="ce41" office:value-type="string" calcext:value-type="string">
            <text:p>.<text:span text:style-name="T1">Palm Bay-Melbourne-Titusville, FL Metro Area</text:span></text:p>
          </table:table-cell>
          <table:table-cell table:style-name="ce56" office:value-type="float" office:value="543376" calcext:value-type="float">
            <text:p>543,376</text:p>
          </table:table-cell>
          <table:table-cell table:style-name="ce56" office:value-type="float" office:value="543372" calcext:value-type="float">
            <text:p>543,372</text:p>
          </table:table-cell>
          <table:table-cell table:style-name="ce56" office:value-type="float" office:value="543965" calcext:value-type="float">
            <text:p>543,965</text:p>
          </table:table-cell>
          <table:table-cell table:style-name="ce56" office:value-type="float" office:value="544359" calcext:value-type="float">
            <text:p>544,359</text:p>
          </table:table-cell>
          <table:table-cell table:style-name="ce56" office:value-type="float" office:value="546966" calcext:value-type="float">
            <text:p>546,966</text:p>
          </table:table-cell>
          <table:table-cell table:style-name="ce56" office:value-type="float" office:value="550255" calcext:value-type="float">
            <text:p>550,255</text:p>
          </table:table-cell>
          <table:table-cell table:style-name="ce56" office:value-type="float" office:value="555548" calcext:value-type="float">
            <text:p>555,548</text:p>
          </table:table-cell>
          <table:table-cell table:style-name="ce56" office:value-type="float" office:value="565746" calcext:value-type="float">
            <text:p>565,746</text:p>
          </table:table-cell>
          <table:table-cell table:style-name="ce56" office:value-type="float" office:value="576874" calcext:value-type="float">
            <text:p>576,874</text:p>
          </table:table-cell>
          <table:table-cell table:style-name="ce56" office:value-type="float" office:value="587769" calcext:value-type="float">
            <text:p>587,769</text:p>
          </table:table-cell>
          <table:table-cell table:style-name="ce56" office:value-type="float" office:value="595203" calcext:value-type="float">
            <text:p>595,203</text:p>
          </table:table-cell>
          <table:table-cell table:style-name="ce56" office:value-type="float" office:value="601942" calcext:value-type="float">
            <text:p>601,942</text:p>
          </table:table-cell>
          <table:table-cell table:number-columns-repeated="1011"/>
        </table:table-row>
        <table:table-row table:style-name="ro3">
          <table:table-cell table:style-name="ce41" office:value-type="string" calcext:value-type="string">
            <text:p>.<text:span text:style-name="T1">Jackson, MS Metro Area</text:span></text:p>
          </table:table-cell>
          <table:table-cell table:style-name="ce56" office:value-type="float" office:value="586320" calcext:value-type="float">
            <text:p>586,320</text:p>
          </table:table-cell>
          <table:table-cell table:style-name="ce56" office:value-type="float" office:value="587115" calcext:value-type="float">
            <text:p>587,115</text:p>
          </table:table-cell>
          <table:table-cell table:style-name="ce56" office:value-type="float" office:value="588272" calcext:value-type="float">
            <text:p>588,272</text:p>
          </table:table-cell>
          <table:table-cell table:style-name="ce56" office:value-type="float" office:value="593409" calcext:value-type="float">
            <text:p>593,409</text:p>
          </table:table-cell>
          <table:table-cell table:style-name="ce56" office:value-type="float" office:value="595585" calcext:value-type="float">
            <text:p>595,585</text:p>
          </table:table-cell>
          <table:table-cell table:style-name="ce56" office:value-type="float" office:value="596325" calcext:value-type="float">
            <text:p>596,325</text:p>
          </table:table-cell>
          <table:table-cell table:style-name="ce56" office:value-type="float" office:value="597357" calcext:value-type="float">
            <text:p>597,357</text:p>
          </table:table-cell>
          <table:table-cell table:style-name="ce56" office:value-type="float" office:value="597928" calcext:value-type="float">
            <text:p>597,928</text:p>
          </table:table-cell>
          <table:table-cell table:style-name="ce56" office:value-type="float" office:value="599170" calcext:value-type="float">
            <text:p>599,170</text:p>
          </table:table-cell>
          <table:table-cell table:style-name="ce56" office:value-type="float" office:value="599358" calcext:value-type="float">
            <text:p>599,358</text:p>
          </table:table-cell>
          <table:table-cell table:style-name="ce56" office:value-type="float" office:value="597376" calcext:value-type="float">
            <text:p>597,376</text:p>
          </table:table-cell>
          <table:table-cell table:style-name="ce56" office:value-type="float" office:value="594806" calcext:value-type="float">
            <text:p>594,806</text:p>
          </table:table-cell>
          <table:table-cell table:number-columns-repeated="1011"/>
        </table:table-row>
        <table:table-row table:style-name="ro3">
          <table:table-cell table:style-name="ce41" office:value-type="string" calcext:value-type="string">
            <text:p>.<text:span text:style-name="T1">Harrisburg-Carlisle, PA Metro Area</text:span></text:p>
          </table:table-cell>
          <table:table-cell table:style-name="ce56" office:value-type="float" office:value="549475" calcext:value-type="float">
            <text:p>549,475</text:p>
          </table:table-cell>
          <table:table-cell table:style-name="ce56" office:value-type="float" office:value="549444" calcext:value-type="float">
            <text:p>549,444</text:p>
          </table:table-cell>
          <table:table-cell table:style-name="ce56" office:value-type="float" office:value="550088" calcext:value-type="float">
            <text:p>550,088</text:p>
          </table:table-cell>
          <table:table-cell table:style-name="ce56" office:value-type="float" office:value="552280" calcext:value-type="float">
            <text:p>552,280</text:p>
          </table:table-cell>
          <table:table-cell table:style-name="ce56" office:value-type="float" office:value="555057" calcext:value-type="float">
            <text:p>555,057</text:p>
          </table:table-cell>
          <table:table-cell table:style-name="ce56" office:value-type="float" office:value="558139" calcext:value-type="float">
            <text:p>558,139</text:p>
          </table:table-cell>
          <table:table-cell table:style-name="ce56" office:value-type="float" office:value="561164" calcext:value-type="float">
            <text:p>561,164</text:p>
          </table:table-cell>
          <table:table-cell table:style-name="ce56" office:value-type="float" office:value="564678" calcext:value-type="float">
            <text:p>564,678</text:p>
          </table:table-cell>
          <table:table-cell table:style-name="ce56" office:value-type="float" office:value="567510" calcext:value-type="float">
            <text:p>567,510</text:p>
          </table:table-cell>
          <table:table-cell table:style-name="ce56" office:value-type="float" office:value="570784" calcext:value-type="float">
            <text:p>570,784</text:p>
          </table:table-cell>
          <table:table-cell table:style-name="ce56" office:value-type="float" office:value="574149" calcext:value-type="float">
            <text:p>574,149</text:p>
          </table:table-cell>
          <table:table-cell table:style-name="ce56" office:value-type="float" office:value="577941" calcext:value-type="float">
            <text:p>577,941</text:p>
          </table:table-cell>
          <table:table-cell table:number-columns-repeated="1011"/>
        </table:table-row>
        <table:table-row table:style-name="ro3">
          <table:table-cell table:style-name="ce41" office:value-type="string" calcext:value-type="string">
            <text:p>.<text:span text:style-name="T1">Spokane-Spokane Valley, WA Metro Area</text:span></text:p>
          </table:table-cell>
          <table:table-cell table:number-columns-repeated="2" table:style-name="ce56" office:value-type="float" office:value="514752" calcext:value-type="float">
            <text:p>514,752</text:p>
          </table:table-cell>
          <table:table-cell table:style-name="ce56" office:value-type="float" office:value="515553" calcext:value-type="float">
            <text:p>515,553</text:p>
          </table:table-cell>
          <table:table-cell table:style-name="ce56" office:value-type="float" office:value="516889" calcext:value-type="float">
            <text:p>516,889</text:p>
          </table:table-cell>
          <table:table-cell table:style-name="ce56" office:value-type="float" office:value="518930" calcext:value-type="float">
            <text:p>518,930</text:p>
          </table:table-cell>
          <table:table-cell table:style-name="ce56" office:value-type="float" office:value="521603" calcext:value-type="float">
            <text:p>521,603</text:p>
          </table:table-cell>
          <table:table-cell table:style-name="ce56" office:value-type="float" office:value="526336" calcext:value-type="float">
            <text:p>526,336</text:p>
          </table:table-cell>
          <table:table-cell table:style-name="ce56" office:value-type="float" office:value="532163" calcext:value-type="float">
            <text:p>532,163</text:p>
          </table:table-cell>
          <table:table-cell table:style-name="ce56" office:value-type="float" office:value="541030" calcext:value-type="float">
            <text:p>541,030</text:p>
          </table:table-cell>
          <table:table-cell table:style-name="ce56" office:value-type="float" office:value="550259" calcext:value-type="float">
            <text:p>550,259</text:p>
          </table:table-cell>
          <table:table-cell table:style-name="ce56" office:value-type="float" office:value="558827" calcext:value-type="float">
            <text:p>558,827</text:p>
          </table:table-cell>
          <table:table-cell table:style-name="ce56" office:value-type="float" office:value="568521" calcext:value-type="float">
            <text:p>568,521</text:p>
          </table:table-cell>
          <table:table-cell table:number-columns-repeated="1011"/>
        </table:table-row>
        <table:table-row table:style-name="ro3">
          <table:table-cell table:style-name="ce41" office:value-type="string" calcext:value-type="string">
            <text:p>.<text:span text:style-name="T1">Chattanooga, TN-GA Metro Area</text:span></text:p>
          </table:table-cell>
          <table:table-cell table:style-name="ce56" office:value-type="float" office:value="528143" calcext:value-type="float">
            <text:p>528,143</text:p>
          </table:table-cell>
          <table:table-cell table:style-name="ce56" office:value-type="float" office:value="528126" calcext:value-type="float">
            <text:p>528,126</text:p>
          </table:table-cell>
          <table:table-cell table:style-name="ce56" office:value-type="float" office:value="529131" calcext:value-type="float">
            <text:p>529,131</text:p>
          </table:table-cell>
          <table:table-cell table:style-name="ce56" office:value-type="float" office:value="533621" calcext:value-type="float">
            <text:p>533,621</text:p>
          </table:table-cell>
          <table:table-cell table:style-name="ce56" office:value-type="float" office:value="538103" calcext:value-type="float">
            <text:p>538,103</text:p>
          </table:table-cell>
          <table:table-cell table:style-name="ce56" office:value-type="float" office:value="542181" calcext:value-type="float">
            <text:p>542,181</text:p>
          </table:table-cell>
          <table:table-cell table:style-name="ce56" office:value-type="float" office:value="544183" calcext:value-type="float">
            <text:p>544,183</text:p>
          </table:table-cell>
          <table:table-cell table:style-name="ce56" office:value-type="float" office:value="547205" calcext:value-type="float">
            <text:p>547,205</text:p>
          </table:table-cell>
          <table:table-cell table:style-name="ce56" office:value-type="float" office:value="551859" calcext:value-type="float">
            <text:p>551,859</text:p>
          </table:table-cell>
          <table:table-cell table:style-name="ce56" office:value-type="float" office:value="555953" calcext:value-type="float">
            <text:p>555,953</text:p>
          </table:table-cell>
          <table:table-cell table:style-name="ce56" office:value-type="float" office:value="560832" calcext:value-type="float">
            <text:p>560,832</text:p>
          </table:table-cell>
          <table:table-cell table:style-name="ce56" office:value-type="float" office:value="565194" calcext:value-type="float">
            <text:p>565,194</text:p>
          </table:table-cell>
          <table:table-cell table:number-columns-repeated="1011"/>
        </table:table-row>
        <table:table-row table:style-name="ro3">
          <table:table-cell table:style-name="ce41" office:value-type="string" calcext:value-type="string">
            <text:p>.<text:span text:style-name="T1">Scranton--Wilkes-Barre, PA Metro Area</text:span></text:p>
          </table:table-cell>
          <table:table-cell table:style-name="ce56" office:value-type="float" office:value="563631" calcext:value-type="float">
            <text:p>563,631</text:p>
          </table:table-cell>
          <table:table-cell table:style-name="ce56" office:value-type="float" office:value="563604" calcext:value-type="float">
            <text:p>563,604</text:p>
          </table:table-cell>
          <table:table-cell table:style-name="ce56" office:value-type="float" office:value="563740" calcext:value-type="float">
            <text:p>563,740</text:p>
          </table:table-cell>
          <table:table-cell table:style-name="ce56" office:value-type="float" office:value="563676" calcext:value-type="float">
            <text:p>563,676</text:p>
          </table:table-cell>
          <table:table-cell table:style-name="ce56" office:value-type="float" office:value="563704" calcext:value-type="float">
            <text:p>563,704</text:p>
          </table:table-cell>
          <table:table-cell table:style-name="ce56" office:value-type="float" office:value="561495" calcext:value-type="float">
            <text:p>561,495</text:p>
          </table:table-cell>
          <table:table-cell table:style-name="ce56" office:value-type="float" office:value="560146" calcext:value-type="float">
            <text:p>560,146</text:p>
          </table:table-cell>
          <table:table-cell table:style-name="ce56" office:value-type="float" office:value="557734" calcext:value-type="float">
            <text:p>557,734</text:p>
          </table:table-cell>
          <table:table-cell table:style-name="ce56" office:value-type="float" office:value="555722" calcext:value-type="float">
            <text:p>555,722</text:p>
          </table:table-cell>
          <table:table-cell table:style-name="ce56" office:value-type="float" office:value="555655" calcext:value-type="float">
            <text:p>555,655</text:p>
          </table:table-cell>
          <table:table-cell table:style-name="ce56" office:value-type="float" office:value="555215" calcext:value-type="float">
            <text:p>555,215</text:p>
          </table:table-cell>
          <table:table-cell table:style-name="ce56" office:value-type="float" office:value="553885" calcext:value-type="float">
            <text:p>553,885</text:p>
          </table:table-cell>
          <table:table-cell table:number-columns-repeated="1011"/>
        </table:table-row>
        <table:table-row table:style-name="ro3">
          <table:table-cell table:style-name="ce41" office:value-type="string" calcext:value-type="string">
            <text:p>.<text:span text:style-name="T1">Modesto, CA Metro Area</text:span></text:p>
          </table:table-cell>
          <table:table-cell table:style-name="ce56" office:value-type="float" office:value="514453" calcext:value-type="float">
            <text:p>514,453</text:p>
          </table:table-cell>
          <table:table-cell table:style-name="ce56" office:value-type="float" office:value="514450" calcext:value-type="float">
            <text:p>514,450</text:p>
          </table:table-cell>
          <table:table-cell table:style-name="ce56" office:value-type="float" office:value="515145" calcext:value-type="float">
            <text:p>515,145</text:p>
          </table:table-cell>
          <table:table-cell table:style-name="ce56" office:value-type="float" office:value="517560" calcext:value-type="float">
            <text:p>517,560</text:p>
          </table:table-cell>
          <table:table-cell table:style-name="ce56" office:value-type="float" office:value="520424" calcext:value-type="float">
            <text:p>520,424</text:p>
          </table:table-cell>
          <table:table-cell table:style-name="ce56" office:value-type="float" office:value="523451" calcext:value-type="float">
            <text:p>523,451</text:p>
          </table:table-cell>
          <table:table-cell table:style-name="ce56" office:value-type="float" office:value="528015" calcext:value-type="float">
            <text:p>528,015</text:p>
          </table:table-cell>
          <table:table-cell table:style-name="ce56" office:value-type="float" office:value="533211" calcext:value-type="float">
            <text:p>533,211</text:p>
          </table:table-cell>
          <table:table-cell table:style-name="ce56" office:value-type="float" office:value="539255" calcext:value-type="float">
            <text:p>539,255</text:p>
          </table:table-cell>
          <table:table-cell table:style-name="ce56" office:value-type="float" office:value="544717" calcext:value-type="float">
            <text:p>544,717</text:p>
          </table:table-cell>
          <table:table-cell table:style-name="ce56" office:value-type="float" office:value="548126" calcext:value-type="float">
            <text:p>548,126</text:p>
          </table:table-cell>
          <table:table-cell table:style-name="ce56" office:value-type="float" office:value="550660" calcext:value-type="float">
            <text:p>550,660</text:p>
          </table:table-cell>
          <table:table-cell table:number-columns-repeated="1011"/>
        </table:table-row>
        <table:table-row table:style-name="ro3">
          <table:table-cell table:style-name="ce41" office:value-type="string" calcext:value-type="string">
            <text:p>.<text:span text:style-name="T1">Lansing-East Lansing, MI Metro Area</text:span></text:p>
          </table:table-cell>
          <table:table-cell table:number-columns-repeated="2" table:style-name="ce56" office:value-type="float" office:value="534684" calcext:value-type="float">
            <text:p>534,684</text:p>
          </table:table-cell>
          <table:table-cell table:style-name="ce56" office:value-type="float" office:value="534899" calcext:value-type="float">
            <text:p>534,899</text:p>
          </table:table-cell>
          <table:table-cell table:style-name="ce56" office:value-type="float" office:value="536605" calcext:value-type="float">
            <text:p>536,605</text:p>
          </table:table-cell>
          <table:table-cell table:style-name="ce56" office:value-type="float" office:value="537005" calcext:value-type="float">
            <text:p>537,005</text:p>
          </table:table-cell>
          <table:table-cell table:style-name="ce56" office:value-type="float" office:value="538089" calcext:value-type="float">
            <text:p>538,089</text:p>
          </table:table-cell>
          <table:table-cell table:style-name="ce56" office:value-type="float" office:value="540028" calcext:value-type="float">
            <text:p>540,028</text:p>
          </table:table-cell>
          <table:table-cell table:style-name="ce56" office:value-type="float" office:value="541271" calcext:value-type="float">
            <text:p>541,271</text:p>
          </table:table-cell>
          <table:table-cell table:style-name="ce56" office:value-type="float" office:value="545146" calcext:value-type="float">
            <text:p>545,146</text:p>
          </table:table-cell>
          <table:table-cell table:style-name="ce56" office:value-type="float" office:value="548380" calcext:value-type="float">
            <text:p>548,380</text:p>
          </table:table-cell>
          <table:table-cell table:style-name="ce56" office:value-type="float" office:value="548674" calcext:value-type="float">
            <text:p>548,674</text:p>
          </table:table-cell>
          <table:table-cell table:style-name="ce56" office:value-type="float" office:value="550391" calcext:value-type="float">
            <text:p>550,391</text:p>
          </table:table-cell>
          <table:table-cell table:number-columns-repeated="1011"/>
        </table:table-row>
        <table:table-row table:style-name="ro3">
          <table:table-cell table:style-name="ce41" office:value-type="string" calcext:value-type="string">
            <text:p>.<text:span text:style-name="T1">Lancaster, PA Metro Area</text:span></text:p>
          </table:table-cell>
          <table:table-cell table:style-name="ce56" office:value-type="float" office:value="519445" calcext:value-type="float">
            <text:p>519,445</text:p>
          </table:table-cell>
          <table:table-cell table:style-name="ce56" office:value-type="float" office:value="519443" calcext:value-type="float">
            <text:p>519,443</text:p>
          </table:table-cell>
          <table:table-cell table:style-name="ce56" office:value-type="float" office:value="520319" calcext:value-type="float">
            <text:p>520,319</text:p>
          </table:table-cell>
          <table:table-cell table:style-name="ce56" office:value-type="float" office:value="523957" calcext:value-type="float">
            <text:p>523,957</text:p>
          </table:table-cell>
          <table:table-cell table:style-name="ce56" office:value-type="float" office:value="526878" calcext:value-type="float">
            <text:p>526,878</text:p>
          </table:table-cell>
          <table:table-cell table:style-name="ce56" office:value-type="float" office:value="530012" calcext:value-type="float">
            <text:p>530,012</text:p>
          </table:table-cell>
          <table:table-cell table:style-name="ce56" office:value-type="float" office:value="533289" calcext:value-type="float">
            <text:p>533,289</text:p>
          </table:table-cell>
          <table:table-cell table:style-name="ce56" office:value-type="float" office:value="535811" calcext:value-type="float">
            <text:p>535,811</text:p>
          </table:table-cell>
          <table:table-cell table:style-name="ce56" office:value-type="float" office:value="538160" calcext:value-type="float">
            <text:p>538,160</text:p>
          </table:table-cell>
          <table:table-cell table:style-name="ce56" office:value-type="float" office:value="541332" calcext:value-type="float">
            <text:p>541,332</text:p>
          </table:table-cell>
          <table:table-cell table:style-name="ce56" office:value-type="float" office:value="543969" calcext:value-type="float">
            <text:p>543,969</text:p>
          </table:table-cell>
          <table:table-cell table:style-name="ce56" office:value-type="float" office:value="545724" calcext:value-type="float">
            <text:p>545,724</text:p>
          </table:table-cell>
          <table:table-cell table:number-columns-repeated="1011"/>
        </table:table-row>
        <table:table-row table:style-name="ro3">
          <table:table-cell table:style-name="ce41" office:value-type="string" calcext:value-type="string">
            <text:p>.<text:span text:style-name="T1">Portland-South Portland, ME Metro Area</text:span></text:p>
          </table:table-cell>
          <table:table-cell table:style-name="ce56" office:value-type="float" office:value="514098" calcext:value-type="float">
            <text:p>514,098</text:p>
          </table:table-cell>
          <table:table-cell table:style-name="ce56" office:value-type="float" office:value="514108" calcext:value-type="float">
            <text:p>514,108</text:p>
          </table:table-cell>
          <table:table-cell table:style-name="ce56" office:value-type="float" office:value="513911" calcext:value-type="float">
            <text:p>513,911</text:p>
          </table:table-cell>
          <table:table-cell table:style-name="ce56" office:value-type="float" office:value="516070" calcext:value-type="float">
            <text:p>516,070</text:p>
          </table:table-cell>
          <table:table-cell table:style-name="ce56" office:value-type="float" office:value="517632" calcext:value-type="float">
            <text:p>517,632</text:p>
          </table:table-cell>
          <table:table-cell table:style-name="ce56" office:value-type="float" office:value="519987" calcext:value-type="float">
            <text:p>519,987</text:p>
          </table:table-cell>
          <table:table-cell table:style-name="ce56" office:value-type="float" office:value="523989" calcext:value-type="float">
            <text:p>523,989</text:p>
          </table:table-cell>
          <table:table-cell table:style-name="ce56" office:value-type="float" office:value="525831" calcext:value-type="float">
            <text:p>525,831</text:p>
          </table:table-cell>
          <table:table-cell table:style-name="ce56" office:value-type="float" office:value="528912" calcext:value-type="float">
            <text:p>528,912</text:p>
          </table:table-cell>
          <table:table-cell table:style-name="ce56" office:value-type="float" office:value="531899" calcext:value-type="float">
            <text:p>531,899</text:p>
          </table:table-cell>
          <table:table-cell table:style-name="ce56" office:value-type="float" office:value="535232" calcext:value-type="float">
            <text:p>535,232</text:p>
          </table:table-cell>
          <table:table-cell table:style-name="ce56" office:value-type="float" office:value="538500" calcext:value-type="float">
            <text:p>538,500</text:p>
          </table:table-cell>
          <table:table-cell table:number-columns-repeated="1011"/>
        </table:table-row>
        <table:table-row table:style-name="ro3">
          <table:table-cell table:style-name="ce41" office:value-type="string" calcext:value-type="string">
            <text:p>.<text:span text:style-name="T1">Youngstown-Warren-Boardman, OH-PA Metro Area</text:span></text:p>
          </table:table-cell>
          <table:table-cell table:style-name="ce56" office:value-type="float" office:value="565773" calcext:value-type="float">
            <text:p>565,773</text:p>
          </table:table-cell>
          <table:table-cell table:style-name="ce56" office:value-type="float" office:value="565782" calcext:value-type="float">
            <text:p>565,782</text:p>
          </table:table-cell>
          <table:table-cell table:style-name="ce56" office:value-type="float" office:value="564826" calcext:value-type="float">
            <text:p>564,826</text:p>
          </table:table-cell>
          <table:table-cell table:style-name="ce56" office:value-type="float" office:value="562347" calcext:value-type="float">
            <text:p>562,347</text:p>
          </table:table-cell>
          <table:table-cell table:style-name="ce56" office:value-type="float" office:value="558530" calcext:value-type="float">
            <text:p>558,530</text:p>
          </table:table-cell>
          <table:table-cell table:style-name="ce56" office:value-type="float" office:value="555850" calcext:value-type="float">
            <text:p>555,850</text:p>
          </table:table-cell>
          <table:table-cell table:style-name="ce56" office:value-type="float" office:value="553039" calcext:value-type="float">
            <text:p>553,039</text:p>
          </table:table-cell>
          <table:table-cell table:style-name="ce56" office:value-type="float" office:value="548798" calcext:value-type="float">
            <text:p>548,798</text:p>
          </table:table-cell>
          <table:table-cell table:style-name="ce56" office:value-type="float" office:value="544582" calcext:value-type="float">
            <text:p>544,582</text:p>
          </table:table-cell>
          <table:table-cell table:style-name="ce56" office:value-type="float" office:value="541545" calcext:value-type="float">
            <text:p>541,545</text:p>
          </table:table-cell>
          <table:table-cell table:style-name="ce56" office:value-type="float" office:value="538226" calcext:value-type="float">
            <text:p>538,226</text:p>
          </table:table-cell>
          <table:table-cell table:style-name="ce56" office:value-type="float" office:value="536081" calcext:value-type="float">
            <text:p>536,081</text:p>
          </table:table-cell>
          <table:table-cell table:number-columns-repeated="1011"/>
        </table:table-row>
        <table:table-row table:style-name="ro3">
          <table:table-cell table:style-name="ce41" office:value-type="string" calcext:value-type="string">
            <text:p>.<text:span text:style-name="T1">Fayetteville-Springdale-Rogers, AR Metro Area</text:span></text:p>
          </table:table-cell>
          <table:table-cell table:number-columns-repeated="2" table:style-name="ce56" office:value-type="float" office:value="440121" calcext:value-type="float">
            <text:p>440,121</text:p>
          </table:table-cell>
          <table:table-cell table:style-name="ce56" office:value-type="float" office:value="442301" calcext:value-type="float">
            <text:p>442,301</text:p>
          </table:table-cell>
          <table:table-cell table:style-name="ce56" office:value-type="float" office:value="452884" calcext:value-type="float">
            <text:p>452,884</text:p>
          </table:table-cell>
          <table:table-cell table:style-name="ce56" office:value-type="float" office:value="462291" calcext:value-type="float">
            <text:p>462,291</text:p>
          </table:table-cell>
          <table:table-cell table:style-name="ce56" office:value-type="float" office:value="471140" calcext:value-type="float">
            <text:p>471,140</text:p>
          </table:table-cell>
          <table:table-cell table:style-name="ce56" office:value-type="float" office:value="480513" calcext:value-type="float">
            <text:p>480,513</text:p>
          </table:table-cell>
          <table:table-cell table:style-name="ce56" office:value-type="float" office:value="491730" calcext:value-type="float">
            <text:p>491,730</text:p>
          </table:table-cell>
          <table:table-cell table:style-name="ce56" office:value-type="float" office:value="503806" calcext:value-type="float">
            <text:p>503,806</text:p>
          </table:table-cell>
          <table:table-cell table:style-name="ce56" office:value-type="float" office:value="515616" calcext:value-type="float">
            <text:p>515,616</text:p>
          </table:table-cell>
          <table:table-cell table:style-name="ce56" office:value-type="float" office:value="525239" calcext:value-type="float">
            <text:p>525,239</text:p>
          </table:table-cell>
          <table:table-cell table:style-name="ce56" office:value-type="float" office:value="534904" calcext:value-type="float">
            <text:p>534,904</text:p>
          </table:table-cell>
          <table:table-cell table:number-columns-repeated="1011"/>
        </table:table-row>
        <table:table-row table:style-name="ro3">
          <table:table-cell table:style-name="ce41" office:value-type="string" calcext:value-type="string">
            <text:p>.<text:span text:style-name="T1">Fayetteville, NC Metro Area</text:span></text:p>
          </table:table-cell>
          <table:table-cell table:style-name="ce56" office:value-type="float" office:value="481061" calcext:value-type="float">
            <text:p>481,061</text:p>
          </table:table-cell>
          <table:table-cell table:style-name="ce56" office:value-type="float" office:value="481011" calcext:value-type="float">
            <text:p>481,011</text:p>
          </table:table-cell>
          <table:table-cell table:style-name="ce56" office:value-type="float" office:value="490446" calcext:value-type="float">
            <text:p>490,446</text:p>
          </table:table-cell>
          <table:table-cell table:style-name="ce56" office:value-type="float" office:value="499149" calcext:value-type="float">
            <text:p>499,149</text:p>
          </table:table-cell>
          <table:table-cell table:style-name="ce56" office:value-type="float" office:value="502672" calcext:value-type="float">
            <text:p>502,672</text:p>
          </table:table-cell>
          <table:table-cell table:style-name="ce56" office:value-type="float" office:value="509180" calcext:value-type="float">
            <text:p>509,180</text:p>
          </table:table-cell>
          <table:table-cell table:style-name="ce56" office:value-type="float" office:value="510635" calcext:value-type="float">
            <text:p>510,635</text:p>
          </table:table-cell>
          <table:table-cell table:style-name="ce56" office:value-type="float" office:value="511976" calcext:value-type="float">
            <text:p>511,976</text:p>
          </table:table-cell>
          <table:table-cell table:style-name="ce56" office:value-type="float" office:value="516822" calcext:value-type="float">
            <text:p>516,822</text:p>
          </table:table-cell>
          <table:table-cell table:style-name="ce56" office:value-type="float" office:value="517527" calcext:value-type="float">
            <text:p>517,527</text:p>
          </table:table-cell>
          <table:table-cell table:style-name="ce56" office:value-type="float" office:value="522461" calcext:value-type="float">
            <text:p>522,461</text:p>
          </table:table-cell>
          <table:table-cell table:style-name="ce56" office:value-type="float" office:value="526719" calcext:value-type="float">
            <text:p>526,719</text:p>
          </table:table-cell>
          <table:table-cell table:number-columns-repeated="1011"/>
        </table:table-row>
        <table:table-row table:style-name="ro3">
          <table:table-cell table:style-name="ce41" office:value-type="string" calcext:value-type="string">
            <text:p>.<text:span text:style-name="T1">Lexington-Fayette, KY Metro Area</text:span></text:p>
          </table:table-cell>
          <table:table-cell table:style-name="ce56" office:value-type="float" office:value="472099" calcext:value-type="float">
            <text:p>472,099</text:p>
          </table:table-cell>
          <table:table-cell table:style-name="ce56" office:value-type="float" office:value="472103" calcext:value-type="float">
            <text:p>472,103</text:p>
          </table:table-cell>
          <table:table-cell table:style-name="ce56" office:value-type="float" office:value="473412" calcext:value-type="float">
            <text:p>473,412</text:p>
          </table:table-cell>
          <table:table-cell table:style-name="ce56" office:value-type="float" office:value="478930" calcext:value-type="float">
            <text:p>478,930</text:p>
          </table:table-cell>
          <table:table-cell table:style-name="ce56" office:value-type="float" office:value="485236" calcext:value-type="float">
            <text:p>485,236</text:p>
          </table:table-cell>
          <table:table-cell table:style-name="ce56" office:value-type="float" office:value="490906" calcext:value-type="float">
            <text:p>490,906</text:p>
          </table:table-cell>
          <table:table-cell table:style-name="ce56" office:value-type="float" office:value="495137" calcext:value-type="float">
            <text:p>495,137</text:p>
          </table:table-cell>
          <table:table-cell table:style-name="ce56" office:value-type="float" office:value="501469" calcext:value-type="float">
            <text:p>501,469</text:p>
          </table:table-cell>
          <table:table-cell table:style-name="ce56" office:value-type="float" office:value="507387" calcext:value-type="float">
            <text:p>507,387</text:p>
          </table:table-cell>
          <table:table-cell table:style-name="ce56" office:value-type="float" office:value="512381" calcext:value-type="float">
            <text:p>512,381</text:p>
          </table:table-cell>
          <table:table-cell table:style-name="ce56" office:value-type="float" office:value="514938" calcext:value-type="float">
            <text:p>514,938</text:p>
          </table:table-cell>
          <table:table-cell table:style-name="ce56" office:value-type="float" office:value="517056" calcext:value-type="float">
            <text:p>517,056</text:p>
          </table:table-cell>
          <table:table-cell table:number-columns-repeated="1011"/>
        </table:table-row>
        <table:table-row table:style-name="ro3">
          <table:table-cell table:style-name="ce41" office:value-type="string" calcext:value-type="string">
            <text:p>.<text:span text:style-name="T1">Pensacola-Ferry Pass-Brent, FL Metro Area</text:span></text:p>
          </table:table-cell>
          <table:table-cell table:number-columns-repeated="2" table:style-name="ce56" office:value-type="float" office:value="448991" calcext:value-type="float">
            <text:p>448,991</text:p>
          </table:table-cell>
          <table:table-cell table:style-name="ce56" office:value-type="float" office:value="450946" calcext:value-type="float">
            <text:p>450,946</text:p>
          </table:table-cell>
          <table:table-cell table:style-name="ce56" office:value-type="float" office:value="455139" calcext:value-type="float">
            <text:p>455,139</text:p>
          </table:table-cell>
          <table:table-cell table:style-name="ce56" office:value-type="float" office:value="461613" calcext:value-type="float">
            <text:p>461,613</text:p>
          </table:table-cell>
          <table:table-cell table:style-name="ce56" office:value-type="float" office:value="467086" calcext:value-type="float">
            <text:p>467,086</text:p>
          </table:table-cell>
          <table:table-cell table:style-name="ce56" office:value-type="float" office:value="470628" calcext:value-type="float">
            <text:p>470,628</text:p>
          </table:table-cell>
          <table:table-cell table:style-name="ce56" office:value-type="float" office:value="475537" calcext:value-type="float">
            <text:p>475,537</text:p>
          </table:table-cell>
          <table:table-cell table:style-name="ce56" office:value-type="float" office:value="481367" calcext:value-type="float">
            <text:p>481,367</text:p>
          </table:table-cell>
          <table:table-cell table:style-name="ce56" office:value-type="float" office:value="487298" calcext:value-type="float">
            <text:p>487,298</text:p>
          </table:table-cell>
          <table:table-cell table:style-name="ce56" office:value-type="float" office:value="494399" calcext:value-type="float">
            <text:p>494,399</text:p>
          </table:table-cell>
          <table:table-cell table:style-name="ce56" office:value-type="float" office:value="502629" calcext:value-type="float">
            <text:p>502,629</text:p>
          </table:table-cell>
          <table:table-cell table:number-columns-repeated="1011"/>
        </table:table-row>
        <table:table-row table:style-name="ro3">
          <table:table-cell table:style-name="ce41" office:value-type="string" calcext:value-type="string">
            <text:p>.<text:span text:style-name="T1">Myrtle Beach-Conway-North Myrtle Beach, SC-NC Metro Area</text:span></text:p>
          </table:table-cell>
          <table:table-cell table:style-name="ce56" office:value-type="float" office:value="376722" calcext:value-type="float">
            <text:p>376,722</text:p>
          </table:table-cell>
          <table:table-cell table:style-name="ce56" office:value-type="float" office:value="376575" calcext:value-type="float">
            <text:p>376,575</text:p>
          </table:table-cell>
          <table:table-cell table:style-name="ce56" office:value-type="float" office:value="378343" calcext:value-type="float">
            <text:p>378,343</text:p>
          </table:table-cell>
          <table:table-cell table:style-name="ce56" office:value-type="float" office:value="385650" calcext:value-type="float">
            <text:p>385,650</text:p>
          </table:table-cell>
          <table:table-cell table:style-name="ce56" office:value-type="float" office:value="393299" calcext:value-type="float">
            <text:p>393,299</text:p>
          </table:table-cell>
          <table:table-cell table:style-name="ce56" office:value-type="float" office:value="403705" calcext:value-type="float">
            <text:p>403,705</text:p>
          </table:table-cell>
          <table:table-cell table:style-name="ce56" office:value-type="float" office:value="416065" calcext:value-type="float">
            <text:p>416,065</text:p>
          </table:table-cell>
          <table:table-cell table:style-name="ce56" office:value-type="float" office:value="431198" calcext:value-type="float">
            <text:p>431,198</text:p>
          </table:table-cell>
          <table:table-cell table:style-name="ce56" office:value-type="float" office:value="447337" calcext:value-type="float">
            <text:p>447,337</text:p>
          </table:table-cell>
          <table:table-cell table:style-name="ce56" office:value-type="float" office:value="463514" calcext:value-type="float">
            <text:p>463,514</text:p>
          </table:table-cell>
          <table:table-cell table:style-name="ce56" office:value-type="float" office:value="480985" calcext:value-type="float">
            <text:p>480,985</text:p>
          </table:table-cell>
          <table:table-cell table:style-name="ce56" office:value-type="float" office:value="496901" calcext:value-type="float">
            <text:p>496,901</text:p>
          </table:table-cell>
          <table:table-cell table:number-columns-repeated="1011"/>
        </table:table-row>
        <table:table-row table:style-name="ro3">
          <table:table-cell table:style-name="ce41" office:value-type="string" calcext:value-type="string">
            <text:p>.<text:span text:style-name="T1">Santa Rosa-Petaluma, CA Metro Area</text:span></text:p>
          </table:table-cell>
          <table:table-cell table:style-name="ce56" office:value-type="float" office:value="483878" calcext:value-type="float">
            <text:p>483,878</text:p>
          </table:table-cell>
          <table:table-cell table:style-name="ce56" office:value-type="float" office:value="483861" calcext:value-type="float">
            <text:p>483,861</text:p>
          </table:table-cell>
          <table:table-cell table:style-name="ce56" office:value-type="float" office:value="484755" calcext:value-type="float">
            <text:p>484,755</text:p>
          </table:table-cell>
          <table:table-cell table:style-name="ce56" office:value-type="float" office:value="487421" calcext:value-type="float">
            <text:p>487,421</text:p>
          </table:table-cell>
          <table:table-cell table:style-name="ce56" office:value-type="float" office:value="489993" calcext:value-type="float">
            <text:p>489,993</text:p>
          </table:table-cell>
          <table:table-cell table:style-name="ce56" office:value-type="float" office:value="494073" calcext:value-type="float">
            <text:p>494,073</text:p>
          </table:table-cell>
          <table:table-cell table:style-name="ce56" office:value-type="float" office:value="498560" calcext:value-type="float">
            <text:p>498,560</text:p>
          </table:table-cell>
          <table:table-cell table:style-name="ce56" office:value-type="float" office:value="500863" calcext:value-type="float">
            <text:p>500,863</text:p>
          </table:table-cell>
          <table:table-cell table:style-name="ce56" office:value-type="float" office:value="502547" calcext:value-type="float">
            <text:p>502,547</text:p>
          </table:table-cell>
          <table:table-cell table:style-name="ce56" office:value-type="float" office:value="502469" calcext:value-type="float">
            <text:p>502,469</text:p>
          </table:table-cell>
          <table:table-cell table:style-name="ce56" office:value-type="float" office:value="498643" calcext:value-type="float">
            <text:p>498,643</text:p>
          </table:table-cell>
          <table:table-cell table:style-name="ce56" office:value-type="float" office:value="494336" calcext:value-type="float">
            <text:p>494,336</text:p>
          </table:table-cell>
          <table:table-cell table:number-columns-repeated="1011"/>
        </table:table-row>
        <table:table-row table:style-name="ro3">
          <table:table-cell table:style-name="ce41" office:value-type="string" calcext:value-type="string">
            <text:p>.<text:span text:style-name="T1">Port St. Lucie, FL Metro Area</text:span></text:p>
          </table:table-cell>
          <table:table-cell table:number-columns-repeated="2" table:style-name="ce56" office:value-type="float" office:value="424107" calcext:value-type="float">
            <text:p>424,107</text:p>
          </table:table-cell>
          <table:table-cell table:style-name="ce56" office:value-type="float" office:value="425173" calcext:value-type="float">
            <text:p>425,173</text:p>
          </table:table-cell>
          <table:table-cell table:style-name="ce56" office:value-type="float" office:value="428287" calcext:value-type="float">
            <text:p>428,287</text:p>
          </table:table-cell>
          <table:table-cell table:style-name="ce56" office:value-type="float" office:value="431912" calcext:value-type="float">
            <text:p>431,912</text:p>
          </table:table-cell>
          <table:table-cell table:style-name="ce56" office:value-type="float" office:value="436425" calcext:value-type="float">
            <text:p>436,425</text:p>
          </table:table-cell>
          <table:table-cell table:style-name="ce56" office:value-type="float" office:value="443164" calcext:value-type="float">
            <text:p>443,164</text:p>
          </table:table-cell>
          <table:table-cell table:style-name="ce56" office:value-type="float" office:value="452841" calcext:value-type="float">
            <text:p>452,841</text:p>
          </table:table-cell>
          <table:table-cell table:style-name="ce56" office:value-type="float" office:value="463891" calcext:value-type="float">
            <text:p>463,891</text:p>
          </table:table-cell>
          <table:table-cell table:style-name="ce56" office:value-type="float" office:value="472864" calcext:value-type="float">
            <text:p>472,864</text:p>
          </table:table-cell>
          <table:table-cell table:style-name="ce56" office:value-type="float" office:value="481167" calcext:value-type="float">
            <text:p>481,167</text:p>
          </table:table-cell>
          <table:table-cell table:style-name="ce56" office:value-type="float" office:value="489297" calcext:value-type="float">
            <text:p>489,297</text:p>
          </table:table-cell>
          <table:table-cell table:number-columns-repeated="1011"/>
        </table:table-row>
        <table:table-row table:style-name="ro3">
          <table:table-cell table:style-name="ce41" office:value-type="string" calcext:value-type="string">
            <text:p>.<text:span text:style-name="T1">Lafayette, LA Metro Area</text:span></text:p>
          </table:table-cell>
          <table:table-cell table:style-name="ce56" office:value-type="float" office:value="466750" calcext:value-type="float">
            <text:p>466,750</text:p>
          </table:table-cell>
          <table:table-cell table:style-name="ce56" office:value-type="float" office:value="466733" calcext:value-type="float">
            <text:p>466,733</text:p>
          </table:table-cell>
          <table:table-cell table:style-name="ce56" office:value-type="float" office:value="467612" calcext:value-type="float">
            <text:p>467,612</text:p>
          </table:table-cell>
          <table:table-cell table:style-name="ce56" office:value-type="float" office:value="470935" calcext:value-type="float">
            <text:p>470,935</text:p>
          </table:table-cell>
          <table:table-cell table:style-name="ce56" office:value-type="float" office:value="474205" calcext:value-type="float">
            <text:p>474,205</text:p>
          </table:table-cell>
          <table:table-cell table:style-name="ce56" office:value-type="float" office:value="479794" calcext:value-type="float">
            <text:p>479,794</text:p>
          </table:table-cell>
          <table:table-cell table:style-name="ce56" office:value-type="float" office:value="484876" calcext:value-type="float">
            <text:p>484,876</text:p>
          </table:table-cell>
          <table:table-cell table:style-name="ce56" office:value-type="float" office:value="489507" calcext:value-type="float">
            <text:p>489,507</text:p>
          </table:table-cell>
          <table:table-cell table:style-name="ce56" office:value-type="float" office:value="490877" calcext:value-type="float">
            <text:p>490,877</text:p>
          </table:table-cell>
          <table:table-cell table:style-name="ce56" office:value-type="float" office:value="490299" calcext:value-type="float">
            <text:p>490,299</text:p>
          </table:table-cell>
          <table:table-cell table:style-name="ce56" office:value-type="float" office:value="489680" calcext:value-type="float">
            <text:p>489,680</text:p>
          </table:table-cell>
          <table:table-cell table:style-name="ce56" office:value-type="float" office:value="489207" calcext:value-type="float">
            <text:p>489,207</text:p>
          </table:table-cell>
          <table:table-cell table:number-columns-repeated="1011"/>
        </table:table-row>
        <table:table-row table:style-name="ro3">
          <table:table-cell table:style-name="ce41" office:value-type="string" calcext:value-type="string">
            <text:p>.<text:span text:style-name="T1">Reno, NV Metro Area</text:span></text:p>
          </table:table-cell>
          <table:table-cell table:style-name="ce56" office:value-type="float" office:value="425417" calcext:value-type="float">
            <text:p>425,417</text:p>
          </table:table-cell>
          <table:table-cell table:style-name="ce56" office:value-type="float" office:value="425442" calcext:value-type="float">
            <text:p>425,442</text:p>
          </table:table-cell>
          <table:table-cell table:style-name="ce56" office:value-type="float" office:value="425951" calcext:value-type="float">
            <text:p>425,951</text:p>
          </table:table-cell>
          <table:table-cell table:style-name="ce56" office:value-type="float" office:value="427901" calcext:value-type="float">
            <text:p>427,901</text:p>
          </table:table-cell>
          <table:table-cell table:style-name="ce56" office:value-type="float" office:value="431208" calcext:value-type="float">
            <text:p>431,208</text:p>
          </table:table-cell>
          <table:table-cell table:style-name="ce56" office:value-type="float" office:value="434878" calcext:value-type="float">
            <text:p>434,878</text:p>
          </table:table-cell>
          <table:table-cell table:style-name="ce56" office:value-type="float" office:value="440110" calcext:value-type="float">
            <text:p>440,110</text:p>
          </table:table-cell>
          <table:table-cell table:style-name="ce56" office:value-type="float" office:value="446329" calcext:value-type="float">
            <text:p>446,329</text:p>
          </table:table-cell>
          <table:table-cell table:style-name="ce56" office:value-type="float" office:value="453709" calcext:value-type="float">
            <text:p>453,709</text:p>
          </table:table-cell>
          <table:table-cell table:style-name="ce56" office:value-type="float" office:value="460605" calcext:value-type="float">
            <text:p>460,605</text:p>
          </table:table-cell>
          <table:table-cell table:style-name="ce56" office:value-type="float" office:value="468335" calcext:value-type="float">
            <text:p>468,335</text:p>
          </table:table-cell>
          <table:table-cell table:style-name="ce56" office:value-type="float" office:value="475642" calcext:value-type="float">
            <text:p>475,642</text:p>
          </table:table-cell>
          <table:table-cell table:number-columns-repeated="1011"/>
        </table:table-row>
        <table:table-row table:style-name="ro3">
          <table:table-cell table:style-name="ce41" office:value-type="string" calcext:value-type="string">
            <text:p>.<text:span text:style-name="T1">Huntsville, AL Metro Area</text:span></text:p>
          </table:table-cell>
          <table:table-cell table:number-columns-repeated="2" table:style-name="ce56" office:value-type="float" office:value="417593" calcext:value-type="float">
            <text:p>417,593</text:p>
          </table:table-cell>
          <table:table-cell table:style-name="ce56" office:value-type="float" office:value="419276" calcext:value-type="float">
            <text:p>419,276</text:p>
          </table:table-cell>
          <table:table-cell table:style-name="ce56" office:value-type="float" office:value="425122" calcext:value-type="float">
            <text:p>425,122</text:p>
          </table:table-cell>
          <table:table-cell table:style-name="ce56" office:value-type="float" office:value="430056" calcext:value-type="float">
            <text:p>430,056</text:p>
          </table:table-cell>
          <table:table-cell table:style-name="ce56" office:value-type="float" office:value="435541" calcext:value-type="float">
            <text:p>435,541</text:p>
          </table:table-cell>
          <table:table-cell table:style-name="ce56" office:value-type="float" office:value="440395" calcext:value-type="float">
            <text:p>440,395</text:p>
          </table:table-cell>
          <table:table-cell table:style-name="ce56" office:value-type="float" office:value="444542" calcext:value-type="float">
            <text:p>444,542</text:p>
          </table:table-cell>
          <table:table-cell table:style-name="ce56" office:value-type="float" office:value="449576" calcext:value-type="float">
            <text:p>449,576</text:p>
          </table:table-cell>
          <table:table-cell table:style-name="ce56" office:value-type="float" office:value="455892" calcext:value-type="float">
            <text:p>455,892</text:p>
          </table:table-cell>
          <table:table-cell table:style-name="ce56" office:value-type="float" office:value="463181" calcext:value-type="float">
            <text:p>463,181</text:p>
          </table:table-cell>
          <table:table-cell table:style-name="ce56" office:value-type="float" office:value="471824" calcext:value-type="float">
            <text:p>471,824</text:p>
          </table:table-cell>
          <table:table-cell table:number-columns-repeated="1011"/>
        </table:table-row>
        <table:table-row table:style-name="ro3">
          <table:table-cell table:style-name="ce41" office:value-type="string" calcext:value-type="string">
            <text:p>.<text:span text:style-name="T1">Springfield, MO Metro Area</text:span></text:p>
          </table:table-cell>
          <table:table-cell table:style-name="ce56" office:value-type="float" office:value="436712" calcext:value-type="float">
            <text:p>436,712</text:p>
          </table:table-cell>
          <table:table-cell table:style-name="ce56" office:value-type="float" office:value="436756" calcext:value-type="float">
            <text:p>436,756</text:p>
          </table:table-cell>
          <table:table-cell table:style-name="ce56" office:value-type="float" office:value="437349" calcext:value-type="float">
            <text:p>437,349</text:p>
          </table:table-cell>
          <table:table-cell table:style-name="ce56" office:value-type="float" office:value="440432" calcext:value-type="float">
            <text:p>440,432</text:p>
          </table:table-cell>
          <table:table-cell table:style-name="ce56" office:value-type="float" office:value="444329" calcext:value-type="float">
            <text:p>444,329</text:p>
          </table:table-cell>
          <table:table-cell table:style-name="ce56" office:value-type="float" office:value="448427" calcext:value-type="float">
            <text:p>448,427</text:p>
          </table:table-cell>
          <table:table-cell table:style-name="ce56" office:value-type="float" office:value="451556" calcext:value-type="float">
            <text:p>451,556</text:p>
          </table:table-cell>
          <table:table-cell table:style-name="ce56" office:value-type="float" office:value="455593" calcext:value-type="float">
            <text:p>455,593</text:p>
          </table:table-cell>
          <table:table-cell table:style-name="ce56" office:value-type="float" office:value="457917" calcext:value-type="float">
            <text:p>457,917</text:p>
          </table:table-cell>
          <table:table-cell table:style-name="ce56" office:value-type="float" office:value="462090" calcext:value-type="float">
            <text:p>462,090</text:p>
          </table:table-cell>
          <table:table-cell table:style-name="ce56" office:value-type="float" office:value="466273" calcext:value-type="float">
            <text:p>466,273</text:p>
          </table:table-cell>
          <table:table-cell table:style-name="ce56" office:value-type="float" office:value="470300" calcext:value-type="float">
            <text:p>470,300</text:p>
          </table:table-cell>
          <table:table-cell table:number-columns-repeated="1011"/>
        </table:table-row>
        <table:table-row table:style-name="ro3">
          <table:table-cell table:style-name="ce41" office:value-type="string" calcext:value-type="string">
            <text:p>.<text:span text:style-name="T1">Visalia, CA Metro Area</text:span></text:p>
          </table:table-cell>
          <table:table-cell table:style-name="ce56" office:value-type="float" office:value="442179" calcext:value-type="float">
            <text:p>442,179</text:p>
          </table:table-cell>
          <table:table-cell table:style-name="ce56" office:value-type="float" office:value="442182" calcext:value-type="float">
            <text:p>442,182</text:p>
          </table:table-cell>
          <table:table-cell table:style-name="ce56" office:value-type="float" office:value="442969" calcext:value-type="float">
            <text:p>442,969</text:p>
          </table:table-cell>
          <table:table-cell table:style-name="ce56" office:value-type="float" office:value="446784" calcext:value-type="float">
            <text:p>446,784</text:p>
          </table:table-cell>
          <table:table-cell table:style-name="ce56" office:value-type="float" office:value="449779" calcext:value-type="float">
            <text:p>449,779</text:p>
          </table:table-cell>
          <table:table-cell table:style-name="ce56" office:value-type="float" office:value="452460" calcext:value-type="float">
            <text:p>452,460</text:p>
          </table:table-cell>
          <table:table-cell table:style-name="ce56" office:value-type="float" office:value="455138" calcext:value-type="float">
            <text:p>455,138</text:p>
          </table:table-cell>
          <table:table-cell table:style-name="ce56" office:value-type="float" office:value="457161" calcext:value-type="float">
            <text:p>457,161</text:p>
          </table:table-cell>
          <table:table-cell table:style-name="ce56" office:value-type="float" office:value="459235" calcext:value-type="float">
            <text:p>459,235</text:p>
          </table:table-cell>
          <table:table-cell table:style-name="ce56" office:value-type="float" office:value="462308" calcext:value-type="float">
            <text:p>462,308</text:p>
          </table:table-cell>
          <table:table-cell table:style-name="ce56" office:value-type="float" office:value="464589" calcext:value-type="float">
            <text:p>464,589</text:p>
          </table:table-cell>
          <table:table-cell table:style-name="ce56" office:value-type="float" office:value="466195" calcext:value-type="float">
            <text:p>466,195</text:p>
          </table:table-cell>
          <table:table-cell table:number-columns-repeated="1011"/>
        </table:table-row>
        <table:table-row table:style-name="ro3">
          <table:table-cell table:style-name="ce41" office:value-type="string" calcext:value-type="string">
            <text:p>.<text:span text:style-name="T1">Asheville, NC Metro Area</text:span></text:p>
          </table:table-cell>
          <table:table-cell table:style-name="ce56" office:value-type="float" office:value="424858" calcext:value-type="float">
            <text:p>424,858</text:p>
          </table:table-cell>
          <table:table-cell table:style-name="ce56" office:value-type="float" office:value="424863" calcext:value-type="float">
            <text:p>424,863</text:p>
          </table:table-cell>
          <table:table-cell table:style-name="ce56" office:value-type="float" office:value="425338" calcext:value-type="float">
            <text:p>425,338</text:p>
          </table:table-cell>
          <table:table-cell table:style-name="ce56" office:value-type="float" office:value="428113" calcext:value-type="float">
            <text:p>428,113</text:p>
          </table:table-cell>
          <table:table-cell table:style-name="ce56" office:value-type="float" office:value="430945" calcext:value-type="float">
            <text:p>430,945</text:p>
          </table:table-cell>
          <table:table-cell table:style-name="ce56" office:value-type="float" office:value="435795" calcext:value-type="float">
            <text:p>435,795</text:p>
          </table:table-cell>
          <table:table-cell table:style-name="ce56" office:value-type="float" office:value="439661" calcext:value-type="float">
            <text:p>439,661</text:p>
          </table:table-cell>
          <table:table-cell table:style-name="ce56" office:value-type="float" office:value="444593" calcext:value-type="float">
            <text:p>444,593</text:p>
          </table:table-cell>
          <table:table-cell table:style-name="ce56" office:value-type="float" office:value="450310" calcext:value-type="float">
            <text:p>450,310</text:p>
          </table:table-cell>
          <table:table-cell table:style-name="ce56" office:value-type="float" office:value="454855" calcext:value-type="float">
            <text:p>454,855</text:p>
          </table:table-cell>
          <table:table-cell table:style-name="ce56" office:value-type="float" office:value="459314" calcext:value-type="float">
            <text:p>459,314</text:p>
          </table:table-cell>
          <table:table-cell table:style-name="ce56" office:value-type="float" office:value="462680" calcext:value-type="float">
            <text:p>462,680</text:p>
          </table:table-cell>
          <table:table-cell table:number-columns-repeated="1011"/>
        </table:table-row>
        <table:table-row table:style-name="ro3">
          <table:table-cell table:style-name="ce41" office:value-type="string" calcext:value-type="string">
            <text:p>.<text:span text:style-name="T1">Killeen-Temple, TX Metro Area</text:span></text:p>
          </table:table-cell>
          <table:table-cell table:style-name="ce56" office:value-type="float" office:value="405300" calcext:value-type="float">
            <text:p>405,300</text:p>
          </table:table-cell>
          <table:table-cell table:style-name="ce56" office:value-type="float" office:value="405308" calcext:value-type="float">
            <text:p>405,308</text:p>
          </table:table-cell>
          <table:table-cell table:style-name="ce56" office:value-type="float" office:value="408262" calcext:value-type="float">
            <text:p>408,262</text:p>
          </table:table-cell>
          <table:table-cell table:style-name="ce56" office:value-type="float" office:value="412348" calcext:value-type="float">
            <text:p>412,348</text:p>
          </table:table-cell>
          <table:table-cell table:style-name="ce56" office:value-type="float" office:value="423475" calcext:value-type="float">
            <text:p>423,475</text:p>
          </table:table-cell>
          <table:table-cell table:style-name="ce56" office:value-type="float" office:value="423931" calcext:value-type="float">
            <text:p>423,931</text:p>
          </table:table-cell>
          <table:table-cell table:style-name="ce56" office:value-type="float" office:value="426421" calcext:value-type="float">
            <text:p>426,421</text:p>
          </table:table-cell>
          <table:table-cell table:style-name="ce56" office:value-type="float" office:value="432583" calcext:value-type="float">
            <text:p>432,583</text:p>
          </table:table-cell>
          <table:table-cell table:style-name="ce56" office:value-type="float" office:value="436421" calcext:value-type="float">
            <text:p>436,421</text:p>
          </table:table-cell>
          <table:table-cell table:style-name="ce56" office:value-type="float" office:value="442998" calcext:value-type="float">
            <text:p>442,998</text:p>
          </table:table-cell>
          <table:table-cell table:style-name="ce56" office:value-type="float" office:value="451272" calcext:value-type="float">
            <text:p>451,272</text:p>
          </table:table-cell>
          <table:table-cell table:style-name="ce56" office:value-type="float" office:value="460303" calcext:value-type="float">
            <text:p>460,303</text:p>
          </table:table-cell>
          <table:table-cell table:number-columns-repeated="1011"/>
        </table:table-row>
        <table:table-row table:style-name="ro3">
          <table:table-cell table:style-name="ce41" office:value-type="string" calcext:value-type="string">
            <text:p>.<text:span text:style-name="T1">York-Hanover, PA Metro Area</text:span></text:p>
          </table:table-cell>
          <table:table-cell table:style-name="ce56" office:value-type="float" office:value="434972" calcext:value-type="float">
            <text:p>434,972</text:p>
          </table:table-cell>
          <table:table-cell table:style-name="ce56" office:value-type="float" office:value="435015" calcext:value-type="float">
            <text:p>435,015</text:p>
          </table:table-cell>
          <table:table-cell table:style-name="ce56" office:value-type="float" office:value="435413" calcext:value-type="float">
            <text:p>435,413</text:p>
          </table:table-cell>
          <table:table-cell table:style-name="ce56" office:value-type="float" office:value="436701" calcext:value-type="float">
            <text:p>436,701</text:p>
          </table:table-cell>
          <table:table-cell table:style-name="ce56" office:value-type="float" office:value="437466" calcext:value-type="float">
            <text:p>437,466</text:p>
          </table:table-cell>
          <table:table-cell table:style-name="ce56" office:value-type="float" office:value="438932" calcext:value-type="float">
            <text:p>438,932</text:p>
          </table:table-cell>
          <table:table-cell table:style-name="ce56" office:value-type="float" office:value="440475" calcext:value-type="float">
            <text:p>440,475</text:p>
          </table:table-cell>
          <table:table-cell table:style-name="ce56" office:value-type="float" office:value="441741" calcext:value-type="float">
            <text:p>441,741</text:p>
          </table:table-cell>
          <table:table-cell table:style-name="ce56" office:value-type="float" office:value="443693" calcext:value-type="float">
            <text:p>443,693</text:p>
          </table:table-cell>
          <table:table-cell table:style-name="ce56" office:value-type="float" office:value="445484" calcext:value-type="float">
            <text:p>445,484</text:p>
          </table:table-cell>
          <table:table-cell table:style-name="ce56" office:value-type="float" office:value="447847" calcext:value-type="float">
            <text:p>447,847</text:p>
          </table:table-cell>
          <table:table-cell table:style-name="ce56" office:value-type="float" office:value="449058" calcext:value-type="float">
            <text:p>449,058</text:p>
          </table:table-cell>
          <table:table-cell table:number-columns-repeated="1011"/>
        </table:table-row>
        <table:table-row table:style-name="ro3">
          <table:table-cell table:style-name="ce41" office:value-type="string" calcext:value-type="string">
            <text:p>.<text:span text:style-name="T1">Vallejo, CA Metro Area</text:span></text:p>
          </table:table-cell>
          <table:table-cell table:style-name="ce56" office:value-type="float" office:value="413344" calcext:value-type="float">
            <text:p>413,344</text:p>
          </table:table-cell>
          <table:table-cell table:style-name="ce56" office:value-type="float" office:value="413343" calcext:value-type="float">
            <text:p>413,343</text:p>
          </table:table-cell>
          <table:table-cell table:style-name="ce56" office:value-type="float" office:value="413967" calcext:value-type="float">
            <text:p>413,967</text:p>
          </table:table-cell>
          <table:table-cell table:style-name="ce56" office:value-type="float" office:value="416342" calcext:value-type="float">
            <text:p>416,342</text:p>
          </table:table-cell>
          <table:table-cell table:style-name="ce56" office:value-type="float" office:value="419674" calcext:value-type="float">
            <text:p>419,674</text:p>
          </table:table-cell>
          <table:table-cell table:style-name="ce56" office:value-type="float" office:value="423659" calcext:value-type="float">
            <text:p>423,659</text:p>
          </table:table-cell>
          <table:table-cell table:style-name="ce56" office:value-type="float" office:value="429006" calcext:value-type="float">
            <text:p>429,006</text:p>
          </table:table-cell>
          <table:table-cell table:style-name="ce56" office:value-type="float" office:value="433409" calcext:value-type="float">
            <text:p>433,409</text:p>
          </table:table-cell>
          <table:table-cell table:style-name="ce56" office:value-type="float" office:value="438858" calcext:value-type="float">
            <text:p>438,858</text:p>
          </table:table-cell>
          <table:table-cell table:style-name="ce56" office:value-type="float" office:value="443511" calcext:value-type="float">
            <text:p>443,511</text:p>
          </table:table-cell>
          <table:table-cell table:style-name="ce56" office:value-type="float" office:value="445725" calcext:value-type="float">
            <text:p>445,725</text:p>
          </table:table-cell>
          <table:table-cell table:style-name="ce56" office:value-type="float" office:value="447643" calcext:value-type="float">
            <text:p>447,643</text:p>
          </table:table-cell>
          <table:table-cell table:number-columns-repeated="1011"/>
        </table:table-row>
        <table:table-row table:style-name="ro3">
          <table:table-cell table:style-name="ce41" office:value-type="string" calcext:value-type="string">
            <text:p>.<text:span text:style-name="T1">Santa Maria-Santa Barbara, CA Metro Area</text:span></text:p>
          </table:table-cell>
          <table:table-cell table:style-name="ce56" office:value-type="float" office:value="423895" calcext:value-type="float">
            <text:p>423,895</text:p>
          </table:table-cell>
          <table:table-cell table:style-name="ce56" office:value-type="float" office:value="423947" calcext:value-type="float">
            <text:p>423,947</text:p>
          </table:table-cell>
          <table:table-cell table:style-name="ce56" office:value-type="float" office:value="424231" calcext:value-type="float">
            <text:p>424,231</text:p>
          </table:table-cell>
          <table:table-cell table:style-name="ce56" office:value-type="float" office:value="425453" calcext:value-type="float">
            <text:p>425,453</text:p>
          </table:table-cell>
          <table:table-cell table:style-name="ce56" office:value-type="float" office:value="429699" calcext:value-type="float">
            <text:p>429,699</text:p>
          </table:table-cell>
          <table:table-cell table:style-name="ce56" office:value-type="float" office:value="434601" calcext:value-type="float">
            <text:p>434,601</text:p>
          </table:table-cell>
          <table:table-cell table:style-name="ce56" office:value-type="float" office:value="439045" calcext:value-type="float">
            <text:p>439,045</text:p>
          </table:table-cell>
          <table:table-cell table:style-name="ce56" office:value-type="float" office:value="442229" calcext:value-type="float">
            <text:p>442,229</text:p>
          </table:table-cell>
          <table:table-cell table:style-name="ce56" office:value-type="float" office:value="444340" calcext:value-type="float">
            <text:p>444,340</text:p>
          </table:table-cell>
          <table:table-cell table:style-name="ce56" office:value-type="float" office:value="445298" calcext:value-type="float">
            <text:p>445,298</text:p>
          </table:table-cell>
          <table:table-cell table:style-name="ce56" office:value-type="float" office:value="445780" calcext:value-type="float">
            <text:p>445,780</text:p>
          </table:table-cell>
          <table:table-cell table:style-name="ce56" office:value-type="float" office:value="446499" calcext:value-type="float">
            <text:p>446,499</text:p>
          </table:table-cell>
          <table:table-cell table:number-columns-repeated="1011"/>
        </table:table-row>
        <table:table-row table:style-name="ro3">
          <table:table-cell table:style-name="ce42" office:value-type="string" calcext:value-type="string">
            <text:p>..<text:span text:style-name="T1">Rockingham County-Strafford County, NH Metro Division</text:span></text:p>
          </table:table-cell>
          <table:table-cell table:style-name="ce56" office:value-type="float" office:value="418366" calcext:value-type="float">
            <text:p>418,366</text:p>
          </table:table-cell>
          <table:table-cell table:style-name="ce56" office:value-type="float" office:value="418355" calcext:value-type="float">
            <text:p>418,355</text:p>
          </table:table-cell>
          <table:table-cell table:style-name="ce56" office:value-type="float" office:value="418489" calcext:value-type="float">
            <text:p>418,489</text:p>
          </table:table-cell>
          <table:table-cell table:style-name="ce56" office:value-type="float" office:value="420328" calcext:value-type="float">
            <text:p>420,328</text:p>
          </table:table-cell>
          <table:table-cell table:style-name="ce56" office:value-type="float" office:value="422925" calcext:value-type="float">
            <text:p>422,925</text:p>
          </table:table-cell>
          <table:table-cell table:style-name="ce56" office:value-type="float" office:value="424485" calcext:value-type="float">
            <text:p>424,485</text:p>
          </table:table-cell>
          <table:table-cell table:style-name="ce56" office:value-type="float" office:value="427903" calcext:value-type="float">
            <text:p>427,903</text:p>
          </table:table-cell>
          <table:table-cell table:style-name="ce56" office:value-type="float" office:value="429729" calcext:value-type="float">
            <text:p>429,729</text:p>
          </table:table-cell>
          <table:table-cell table:style-name="ce56" office:value-type="float" office:value="432688" calcext:value-type="float">
            <text:p>432,688</text:p>
          </table:table-cell>
          <table:table-cell table:style-name="ce56" office:value-type="float" office:value="436510" calcext:value-type="float">
            <text:p>436,510</text:p>
          </table:table-cell>
          <table:table-cell table:style-name="ce56" office:value-type="float" office:value="438084" calcext:value-type="float">
            <text:p>438,084</text:p>
          </table:table-cell>
          <table:table-cell table:style-name="ce56" office:value-type="float" office:value="440402" calcext:value-type="float">
            <text:p>440,402</text:p>
          </table:table-cell>
          <table:table-cell table:number-columns-repeated="1011"/>
        </table:table-row>
        <table:table-row table:style-name="ro3">
          <table:table-cell table:style-name="ce41" office:value-type="string" calcext:value-type="string">
            <text:p>.<text:span text:style-name="T1">Salinas, CA Metro Area</text:span></text:p>
          </table:table-cell>
          <table:table-cell table:style-name="ce56" office:value-type="float" office:value="415057" calcext:value-type="float">
            <text:p>415,057</text:p>
          </table:table-cell>
          <table:table-cell table:style-name="ce56" office:value-type="float" office:value="415059" calcext:value-type="float">
            <text:p>415,059</text:p>
          </table:table-cell>
          <table:table-cell table:style-name="ce56" office:value-type="float" office:value="416373" calcext:value-type="float">
            <text:p>416,373</text:p>
          </table:table-cell>
          <table:table-cell table:style-name="ce56" office:value-type="float" office:value="420456" calcext:value-type="float">
            <text:p>420,456</text:p>
          </table:table-cell>
          <table:table-cell table:style-name="ce56" office:value-type="float" office:value="424788" calcext:value-type="float">
            <text:p>424,788</text:p>
          </table:table-cell>
          <table:table-cell table:style-name="ce56" office:value-type="float" office:value="426712" calcext:value-type="float">
            <text:p>426,712</text:p>
          </table:table-cell>
          <table:table-cell table:style-name="ce56" office:value-type="float" office:value="428475" calcext:value-type="float">
            <text:p>428,475</text:p>
          </table:table-cell>
          <table:table-cell table:style-name="ce56" office:value-type="float" office:value="430552" calcext:value-type="float">
            <text:p>430,552</text:p>
          </table:table-cell>
          <table:table-cell table:style-name="ce56" office:value-type="float" office:value="433953" calcext:value-type="float">
            <text:p>433,953</text:p>
          </table:table-cell>
          <table:table-cell table:style-name="ce56" office:value-type="float" office:value="434534" calcext:value-type="float">
            <text:p>434,534</text:p>
          </table:table-cell>
          <table:table-cell table:style-name="ce56" office:value-type="float" office:value="433950" calcext:value-type="float">
            <text:p>433,950</text:p>
          </table:table-cell>
          <table:table-cell table:style-name="ce56" office:value-type="float" office:value="434061" calcext:value-type="float">
            <text:p>434,061</text:p>
          </table:table-cell>
          <table:table-cell table:number-columns-repeated="1011"/>
        </table:table-row>
        <table:table-row table:style-name="ro3">
          <table:table-cell table:style-name="ce41" office:value-type="string" calcext:value-type="string">
            <text:p>.<text:span text:style-name="T1">Salem, OR Metro Area</text:span></text:p>
          </table:table-cell>
          <table:table-cell table:number-columns-repeated="2" table:style-name="ce56" office:value-type="float" office:value="390738" calcext:value-type="float">
            <text:p>390,738</text:p>
          </table:table-cell>
          <table:table-cell table:style-name="ce56" office:value-type="float" office:value="391479" calcext:value-type="float">
            <text:p>391,479</text:p>
          </table:table-cell>
          <table:table-cell table:style-name="ce56" office:value-type="float" office:value="393978" calcext:value-type="float">
            <text:p>393,978</text:p>
          </table:table-cell>
          <table:table-cell table:style-name="ce56" office:value-type="float" office:value="396076" calcext:value-type="float">
            <text:p>396,076</text:p>
          </table:table-cell>
          <table:table-cell table:style-name="ce56" office:value-type="float" office:value="398015" calcext:value-type="float">
            <text:p>398,015</text:p>
          </table:table-cell>
          <table:table-cell table:style-name="ce56" office:value-type="float" office:value="402092" calcext:value-type="float">
            <text:p>402,092</text:p>
          </table:table-cell>
          <table:table-cell table:style-name="ce56" office:value-type="float" office:value="408022" calcext:value-type="float">
            <text:p>408,022</text:p>
          </table:table-cell>
          <table:table-cell table:style-name="ce56" office:value-type="float" office:value="416818" calcext:value-type="float">
            <text:p>416,818</text:p>
          </table:table-cell>
          <table:table-cell table:style-name="ce56" office:value-type="float" office:value="424242" calcext:value-type="float">
            <text:p>424,242</text:p>
          </table:table-cell>
          <table:table-cell table:style-name="ce56" office:value-type="float" office:value="430404" calcext:value-type="float">
            <text:p>430,404</text:p>
          </table:table-cell>
          <table:table-cell table:style-name="ce56" office:value-type="float" office:value="433903" calcext:value-type="float">
            <text:p>433,903</text:p>
          </table:table-cell>
          <table:table-cell table:number-columns-repeated="1011"/>
        </table:table-row>
        <table:table-row table:style-name="ro3">
          <table:table-cell table:style-name="ce41" office:value-type="string" calcext:value-type="string">
            <text:p>.<text:span text:style-name="T1">Mobile, AL Metro Area</text:span></text:p>
          </table:table-cell>
          <table:table-cell table:style-name="ce56" office:value-type="float" office:value="430573" calcext:value-type="float">
            <text:p>430,573</text:p>
          </table:table-cell>
          <table:table-cell table:style-name="ce56" office:value-type="float" office:value="430719" calcext:value-type="float">
            <text:p>430,719</text:p>
          </table:table-cell>
          <table:table-cell table:style-name="ce56" office:value-type="float" office:value="430941" calcext:value-type="float">
            <text:p>430,941</text:p>
          </table:table-cell>
          <table:table-cell table:style-name="ce56" office:value-type="float" office:value="430423" calcext:value-type="float">
            <text:p>430,423</text:p>
          </table:table-cell>
          <table:table-cell table:style-name="ce56" office:value-type="float" office:value="430962" calcext:value-type="float">
            <text:p>430,962</text:p>
          </table:table-cell>
          <table:table-cell table:style-name="ce56" office:value-type="float" office:value="430815" calcext:value-type="float">
            <text:p>430,815</text:p>
          </table:table-cell>
          <table:table-cell table:style-name="ce56" office:value-type="float" office:value="431017" calcext:value-type="float">
            <text:p>431,017</text:p>
          </table:table-cell>
          <table:table-cell table:style-name="ce56" office:value-type="float" office:value="431294" calcext:value-type="float">
            <text:p>431,294</text:p>
          </table:table-cell>
          <table:table-cell table:style-name="ce56" office:value-type="float" office:value="431566" calcext:value-type="float">
            <text:p>431,566</text:p>
          </table:table-cell>
          <table:table-cell table:style-name="ce56" office:value-type="float" office:value="430567" calcext:value-type="float">
            <text:p>430,567</text:p>
          </table:table-cell>
          <table:table-cell table:style-name="ce56" office:value-type="float" office:value="430310" calcext:value-type="float">
            <text:p>430,310</text:p>
          </table:table-cell>
          <table:table-cell table:style-name="ce56" office:value-type="float" office:value="429536" calcext:value-type="float">
            <text:p>429,536</text:p>
          </table:table-cell>
          <table:table-cell table:number-columns-repeated="1011"/>
        </table:table-row>
        <table:table-row table:style-name="ro3">
          <table:table-cell table:style-name="ce41" office:value-type="string" calcext:value-type="string">
            <text:p>.<text:span text:style-name="T1">Corpus Christi, TX Metro Area</text:span></text:p>
          </table:table-cell>
          <table:table-cell table:style-name="ce56" office:value-type="float" office:value="405027" calcext:value-type="float">
            <text:p>405,027</text:p>
          </table:table-cell>
          <table:table-cell table:style-name="ce56" office:value-type="float" office:value="405025" calcext:value-type="float">
            <text:p>405,025</text:p>
          </table:table-cell>
          <table:table-cell table:style-name="ce56" office:value-type="float" office:value="404676" calcext:value-type="float">
            <text:p>404,676</text:p>
          </table:table-cell>
          <table:table-cell table:style-name="ce56" office:value-type="float" office:value="407721" calcext:value-type="float">
            <text:p>407,721</text:p>
          </table:table-cell>
          <table:table-cell table:style-name="ce56" office:value-type="float" office:value="413199" calcext:value-type="float">
            <text:p>413,199</text:p>
          </table:table-cell>
          <table:table-cell table:style-name="ce56" office:value-type="float" office:value="419080" calcext:value-type="float">
            <text:p>419,080</text:p>
          </table:table-cell>
          <table:table-cell table:style-name="ce56" office:value-type="float" office:value="423313" calcext:value-type="float">
            <text:p>423,313</text:p>
          </table:table-cell>
          <table:table-cell table:style-name="ce56" office:value-type="float" office:value="427621" calcext:value-type="float">
            <text:p>427,621</text:p>
          </table:table-cell>
          <table:table-cell table:style-name="ce56" office:value-type="float" office:value="428953" calcext:value-type="float">
            <text:p>428,953</text:p>
          </table:table-cell>
          <table:table-cell table:style-name="ce56" office:value-type="float" office:value="428445" calcext:value-type="float">
            <text:p>428,445</text:p>
          </table:table-cell>
          <table:table-cell table:style-name="ce56" office:value-type="float" office:value="428697" calcext:value-type="float">
            <text:p>428,697</text:p>
          </table:table-cell>
          <table:table-cell table:style-name="ce56" office:value-type="float" office:value="429024" calcext:value-type="float">
            <text:p>429,024</text:p>
          </table:table-cell>
          <table:table-cell table:number-columns-repeated="1011"/>
        </table:table-row>
        <table:table-row table:style-name="ro3">
          <table:table-cell table:style-name="ce41" office:value-type="string" calcext:value-type="string">
            <text:p>.<text:span text:style-name="T1">Brownsville-Harlingen, TX Metro Area</text:span></text:p>
          </table:table-cell>
          <table:table-cell table:style-name="ce56" office:value-type="float" office:value="406220" calcext:value-type="float">
            <text:p>406,220</text:p>
          </table:table-cell>
          <table:table-cell table:style-name="ce56" office:value-type="float" office:value="406215" calcext:value-type="float">
            <text:p>406,215</text:p>
          </table:table-cell>
          <table:table-cell table:style-name="ce56" office:value-type="float" office:value="407630" calcext:value-type="float">
            <text:p>407,630</text:p>
          </table:table-cell>
          <table:table-cell table:style-name="ce56" office:value-type="float" office:value="413201" calcext:value-type="float">
            <text:p>413,201</text:p>
          </table:table-cell>
          <table:table-cell table:style-name="ce56" office:value-type="float" office:value="415877" calcext:value-type="float">
            <text:p>415,877</text:p>
          </table:table-cell>
          <table:table-cell table:style-name="ce56" office:value-type="float" office:value="417357" calcext:value-type="float">
            <text:p>417,357</text:p>
          </table:table-cell>
          <table:table-cell table:style-name="ce56" office:value-type="float" office:value="419005" calcext:value-type="float">
            <text:p>419,005</text:p>
          </table:table-cell>
          <table:table-cell table:style-name="ce56" office:value-type="float" office:value="419450" calcext:value-type="float">
            <text:p>419,450</text:p>
          </table:table-cell>
          <table:table-cell table:style-name="ce56" office:value-type="float" office:value="421350" calcext:value-type="float">
            <text:p>421,350</text:p>
          </table:table-cell>
          <table:table-cell table:style-name="ce56" office:value-type="float" office:value="422227" calcext:value-type="float">
            <text:p>422,227</text:p>
          </table:table-cell>
          <table:table-cell table:style-name="ce56" office:value-type="float" office:value="422139" calcext:value-type="float">
            <text:p>422,139</text:p>
          </table:table-cell>
          <table:table-cell table:style-name="ce56" office:value-type="float" office:value="423163" calcext:value-type="float">
            <text:p>423,163</text:p>
          </table:table-cell>
          <table:table-cell table:number-columns-repeated="1011"/>
        </table:table-row>
        <table:table-row table:style-name="ro3">
          <table:table-cell table:style-name="ce41" office:value-type="string" calcext:value-type="string">
            <text:p>.<text:span text:style-name="T1">Reading, PA Metro Area</text:span></text:p>
          </table:table-cell>
          <table:table-cell table:style-name="ce56" office:value-type="float" office:value="411442" calcext:value-type="float">
            <text:p>411,442</text:p>
          </table:table-cell>
          <table:table-cell table:style-name="ce56" office:value-type="float" office:value="411570" calcext:value-type="float">
            <text:p>411,570</text:p>
          </table:table-cell>
          <table:table-cell table:style-name="ce56" office:value-type="float" office:value="412039" calcext:value-type="float">
            <text:p>412,039</text:p>
          </table:table-cell>
          <table:table-cell table:style-name="ce56" office:value-type="float" office:value="413008" calcext:value-type="float">
            <text:p>413,008</text:p>
          </table:table-cell>
          <table:table-cell table:style-name="ce56" office:value-type="float" office:value="413518" calcext:value-type="float">
            <text:p>413,518</text:p>
          </table:table-cell>
          <table:table-cell table:style-name="ce56" office:value-type="float" office:value="413915" calcext:value-type="float">
            <text:p>413,915</text:p>
          </table:table-cell>
          <table:table-cell table:style-name="ce56" office:value-type="float" office:value="414559" calcext:value-type="float">
            <text:p>414,559</text:p>
          </table:table-cell>
          <table:table-cell table:style-name="ce56" office:value-type="float" office:value="415138" calcext:value-type="float">
            <text:p>415,138</text:p>
          </table:table-cell>
          <table:table-cell table:style-name="ce56" office:value-type="float" office:value="415784" calcext:value-type="float">
            <text:p>415,784</text:p>
          </table:table-cell>
          <table:table-cell table:style-name="ce56" office:value-type="float" office:value="417511" calcext:value-type="float">
            <text:p>417,511</text:p>
          </table:table-cell>
          <table:table-cell table:style-name="ce56" office:value-type="float" office:value="420529" calcext:value-type="float">
            <text:p>420,529</text:p>
          </table:table-cell>
          <table:table-cell table:style-name="ce56" office:value-type="float" office:value="421164" calcext:value-type="float">
            <text:p>421,164</text:p>
          </table:table-cell>
          <table:table-cell table:number-columns-repeated="1011"/>
        </table:table-row>
        <table:table-row table:style-name="ro3">
          <table:table-cell table:style-name="ce41" office:value-type="string" calcext:value-type="string">
            <text:p>.<text:span text:style-name="T1">Gulfport-Biloxi, MS Metro Area</text:span></text:p>
          </table:table-cell>
          <table:table-cell table:style-name="ce56" office:value-type="float" office:value="388488" calcext:value-type="float">
            <text:p>388,488</text:p>
          </table:table-cell>
          <table:table-cell table:style-name="ce56" office:value-type="float" office:value="388591" calcext:value-type="float">
            <text:p>388,591</text:p>
          </table:table-cell>
          <table:table-cell table:style-name="ce56" office:value-type="float" office:value="389324" calcext:value-type="float">
            <text:p>389,324</text:p>
          </table:table-cell>
          <table:table-cell table:style-name="ce56" office:value-type="float" office:value="393744" calcext:value-type="float">
            <text:p>393,744</text:p>
          </table:table-cell>
          <table:table-cell table:style-name="ce56" office:value-type="float" office:value="396803" calcext:value-type="float">
            <text:p>396,803</text:p>
          </table:table-cell>
          <table:table-cell table:style-name="ce56" office:value-type="float" office:value="399940" calcext:value-type="float">
            <text:p>399,940</text:p>
          </table:table-cell>
          <table:table-cell table:style-name="ce56" office:value-type="float" office:value="403841" calcext:value-type="float">
            <text:p>403,841</text:p>
          </table:table-cell>
          <table:table-cell table:style-name="ce56" office:value-type="float" office:value="406604" calcext:value-type="float">
            <text:p>406,604</text:p>
          </table:table-cell>
          <table:table-cell table:style-name="ce56" office:value-type="float" office:value="408865" calcext:value-type="float">
            <text:p>408,865</text:p>
          </table:table-cell>
          <table:table-cell table:style-name="ce56" office:value-type="float" office:value="412754" calcext:value-type="float">
            <text:p>412,754</text:p>
          </table:table-cell>
          <table:table-cell table:style-name="ce56" office:value-type="float" office:value="414686" calcext:value-type="float">
            <text:p>414,686</text:p>
          </table:table-cell>
          <table:table-cell table:style-name="ce56" office:value-type="float" office:value="417665" calcext:value-type="float">
            <text:p>417,665</text:p>
          </table:table-cell>
          <table:table-cell table:number-columns-repeated="1011"/>
        </table:table-row>
        <table:table-row table:style-name="ro3">
          <table:table-cell table:style-name="ce41" office:value-type="string" calcext:value-type="string">
            <text:p>.<text:span text:style-name="T1">Manchester-Nashua, NH Metro Area</text:span></text:p>
          </table:table-cell>
          <table:table-cell table:style-name="ce56" office:value-type="float" office:value="400721" calcext:value-type="float">
            <text:p>400,721</text:p>
          </table:table-cell>
          <table:table-cell table:style-name="ce56" office:value-type="float" office:value="400706" calcext:value-type="float">
            <text:p>400,706</text:p>
          </table:table-cell>
          <table:table-cell table:style-name="ce56" office:value-type="float" office:value="401055" calcext:value-type="float">
            <text:p>401,055</text:p>
          </table:table-cell>
          <table:table-cell table:style-name="ce56" office:value-type="float" office:value="402774" calcext:value-type="float">
            <text:p>402,774</text:p>
          </table:table-cell>
          <table:table-cell table:style-name="ce56" office:value-type="float" office:value="404344" calcext:value-type="float">
            <text:p>404,344</text:p>
          </table:table-cell>
          <table:table-cell table:style-name="ce56" office:value-type="float" office:value="405281" calcext:value-type="float">
            <text:p>405,281</text:p>
          </table:table-cell>
          <table:table-cell table:style-name="ce56" office:value-type="float" office:value="407275" calcext:value-type="float">
            <text:p>407,275</text:p>
          </table:table-cell>
          <table:table-cell table:style-name="ce56" office:value-type="float" office:value="408985" calcext:value-type="float">
            <text:p>408,985</text:p>
          </table:table-cell>
          <table:table-cell table:style-name="ce56" office:value-type="float" office:value="411333" calcext:value-type="float">
            <text:p>411,333</text:p>
          </table:table-cell>
          <table:table-cell table:style-name="ce56" office:value-type="float" office:value="413204" calcext:value-type="float">
            <text:p>413,204</text:p>
          </table:table-cell>
          <table:table-cell table:style-name="ce56" office:value-type="float" office:value="414630" calcext:value-type="float">
            <text:p>414,630</text:p>
          </table:table-cell>
          <table:table-cell table:style-name="ce56" office:value-type="float" office:value="417025" calcext:value-type="float">
            <text:p>417,025</text:p>
          </table:table-cell>
          <table:table-cell table:number-columns-repeated="1011"/>
        </table:table-row>
        <table:table-row table:style-name="ro3">
          <table:table-cell table:style-name="ce41" office:value-type="string" calcext:value-type="string">
            <text:p>.<text:span text:style-name="T1">Salisbury, MD-DE Metro Area</text:span></text:p>
          </table:table-cell>
          <table:table-cell table:style-name="ce56" office:value-type="float" office:value="373802" calcext:value-type="float">
            <text:p>373,802</text:p>
          </table:table-cell>
          <table:table-cell table:style-name="ce56" office:value-type="float" office:value="373754" calcext:value-type="float">
            <text:p>373,754</text:p>
          </table:table-cell>
          <table:table-cell table:style-name="ce56" office:value-type="float" office:value="374821" calcext:value-type="float">
            <text:p>374,821</text:p>
          </table:table-cell>
          <table:table-cell table:style-name="ce56" office:value-type="float" office:value="378196" calcext:value-type="float">
            <text:p>378,196</text:p>
          </table:table-cell>
          <table:table-cell table:style-name="ce56" office:value-type="float" office:value="381216" calcext:value-type="float">
            <text:p>381,216</text:p>
          </table:table-cell>
          <table:table-cell table:style-name="ce56" office:value-type="float" office:value="384567" calcext:value-type="float">
            <text:p>384,567</text:p>
          </table:table-cell>
          <table:table-cell table:style-name="ce56" office:value-type="float" office:value="388766" calcext:value-type="float">
            <text:p>388,766</text:p>
          </table:table-cell>
          <table:table-cell table:style-name="ce56" office:value-type="float" office:value="393526" calcext:value-type="float">
            <text:p>393,526</text:p>
          </table:table-cell>
          <table:table-cell table:style-name="ce56" office:value-type="float" office:value="398676" calcext:value-type="float">
            <text:p>398,676</text:p>
          </table:table-cell>
          <table:table-cell table:style-name="ce56" office:value-type="float" office:value="404155" calcext:value-type="float">
            <text:p>404,155</text:p>
          </table:table-cell>
          <table:table-cell table:style-name="ce56" office:value-type="float" office:value="409999" calcext:value-type="float">
            <text:p>409,999</text:p>
          </table:table-cell>
          <table:table-cell table:style-name="ce56" office:value-type="float" office:value="415726" calcext:value-type="float">
            <text:p>415,726</text:p>
          </table:table-cell>
          <table:table-cell table:number-columns-repeated="1011"/>
        </table:table-row>
        <table:table-row table:style-name="ro3">
          <table:table-cell table:style-name="ce41" office:value-type="string" calcext:value-type="string">
            <text:p>.<text:span text:style-name="T1">Fort Wayne, IN Metro Area</text:span></text:p>
          </table:table-cell>
          <table:table-cell table:style-name="ce56" office:value-type="float" office:value="388621" calcext:value-type="float">
            <text:p>388,621</text:p>
          </table:table-cell>
          <table:table-cell table:style-name="ce56" office:value-type="float" office:value="388626" calcext:value-type="float">
            <text:p>388,626</text:p>
          </table:table-cell>
          <table:table-cell table:style-name="ce56" office:value-type="float" office:value="389298" calcext:value-type="float">
            <text:p>389,298</text:p>
          </table:table-cell>
          <table:table-cell table:style-name="ce56" office:value-type="float" office:value="392332" calcext:value-type="float">
            <text:p>392,332</text:p>
          </table:table-cell>
          <table:table-cell table:style-name="ce56" office:value-type="float" office:value="394225" calcext:value-type="float">
            <text:p>394,225</text:p>
          </table:table-cell>
          <table:table-cell table:style-name="ce56" office:value-type="float" office:value="396638" calcext:value-type="float">
            <text:p>396,638</text:p>
          </table:table-cell>
          <table:table-cell table:style-name="ce56" office:value-type="float" office:value="398591" calcext:value-type="float">
            <text:p>398,591</text:p>
          </table:table-cell>
          <table:table-cell table:style-name="ce56" office:value-type="float" office:value="400806" calcext:value-type="float">
            <text:p>400,806</text:p>
          </table:table-cell>
          <table:table-cell table:style-name="ce56" office:value-type="float" office:value="402887" calcext:value-type="float">
            <text:p>402,887</text:p>
          </table:table-cell>
          <table:table-cell table:style-name="ce56" office:value-type="float" office:value="405445" calcext:value-type="float">
            <text:p>405,445</text:p>
          </table:table-cell>
          <table:table-cell table:style-name="ce56" office:value-type="float" office:value="409126" calcext:value-type="float">
            <text:p>409,126</text:p>
          </table:table-cell>
          <table:table-cell table:style-name="ce56" office:value-type="float" office:value="413263" calcext:value-type="float">
            <text:p>413,263</text:p>
          </table:table-cell>
          <table:table-cell table:number-columns-repeated="1011"/>
        </table:table-row>
        <table:table-row table:style-name="ro3">
          <table:table-cell table:style-name="ce41" office:value-type="string" calcext:value-type="string">
            <text:p>.<text:span text:style-name="T1">Flint, MI Metro Area</text:span></text:p>
          </table:table-cell>
          <table:table-cell table:style-name="ce56" office:value-type="float" office:value="425790" calcext:value-type="float">
            <text:p>425,790</text:p>
          </table:table-cell>
          <table:table-cell table:style-name="ce56" office:value-type="float" office:value="425787" calcext:value-type="float">
            <text:p>425,787</text:p>
          </table:table-cell>
          <table:table-cell table:style-name="ce56" office:value-type="float" office:value="424953" calcext:value-type="float">
            <text:p>424,953</text:p>
          </table:table-cell>
          <table:table-cell table:style-name="ce56" office:value-type="float" office:value="422026" calcext:value-type="float">
            <text:p>422,026</text:p>
          </table:table-cell>
          <table:table-cell table:style-name="ce56" office:value-type="float" office:value="418193" calcext:value-type="float">
            <text:p>418,193</text:p>
          </table:table-cell>
          <table:table-cell table:style-name="ce56" office:value-type="float" office:value="415639" calcext:value-type="float">
            <text:p>415,639</text:p>
          </table:table-cell>
          <table:table-cell table:style-name="ce56" office:value-type="float" office:value="412859" calcext:value-type="float">
            <text:p>412,859</text:p>
          </table:table-cell>
          <table:table-cell table:style-name="ce56" office:value-type="float" office:value="410461" calcext:value-type="float">
            <text:p>410,461</text:p>
          </table:table-cell>
          <table:table-cell table:style-name="ce56" office:value-type="float" office:value="408926" calcext:value-type="float">
            <text:p>408,926</text:p>
          </table:table-cell>
          <table:table-cell table:style-name="ce56" office:value-type="float" office:value="407488" calcext:value-type="float">
            <text:p>407,488</text:p>
          </table:table-cell>
          <table:table-cell table:style-name="ce56" office:value-type="float" office:value="406688" calcext:value-type="float">
            <text:p>406,688</text:p>
          </table:table-cell>
          <table:table-cell table:style-name="ce56" office:value-type="float" office:value="405813" calcext:value-type="float">
            <text:p>405,813</text:p>
          </table:table-cell>
          <table:table-cell table:number-columns-repeated="1011"/>
        </table:table-row>
        <table:table-row table:style-name="ro3">
          <table:table-cell table:style-name="ce41" office:value-type="string" calcext:value-type="string">
            <text:p>.<text:span text:style-name="T1">Peoria, IL Metro Area</text:span></text:p>
          </table:table-cell>
          <table:table-cell table:style-name="ce56" office:value-type="float" office:value="416255" calcext:value-type="float">
            <text:p>416,255</text:p>
          </table:table-cell>
          <table:table-cell table:style-name="ce56" office:value-type="float" office:value="416253" calcext:value-type="float">
            <text:p>416,253</text:p>
          </table:table-cell>
          <table:table-cell table:style-name="ce56" office:value-type="float" office:value="416051" calcext:value-type="float">
            <text:p>416,051</text:p>
          </table:table-cell>
          <table:table-cell table:style-name="ce56" office:value-type="float" office:value="416687" calcext:value-type="float">
            <text:p>416,687</text:p>
          </table:table-cell>
          <table:table-cell table:style-name="ce56" office:value-type="float" office:value="416866" calcext:value-type="float">
            <text:p>416,866</text:p>
          </table:table-cell>
          <table:table-cell table:style-name="ce56" office:value-type="float" office:value="418092" calcext:value-type="float">
            <text:p>418,092</text:p>
          </table:table-cell>
          <table:table-cell table:style-name="ce56" office:value-type="float" office:value="415479" calcext:value-type="float">
            <text:p>415,479</text:p>
          </table:table-cell>
          <table:table-cell table:style-name="ce56" office:value-type="float" office:value="412856" calcext:value-type="float">
            <text:p>412,856</text:p>
          </table:table-cell>
          <table:table-cell table:style-name="ce56" office:value-type="float" office:value="410754" calcext:value-type="float">
            <text:p>410,754</text:p>
          </table:table-cell>
          <table:table-cell table:style-name="ce56" office:value-type="float" office:value="406913" calcext:value-type="float">
            <text:p>406,913</text:p>
          </table:table-cell>
          <table:table-cell table:style-name="ce56" office:value-type="float" office:value="403328" calcext:value-type="float">
            <text:p>403,328</text:p>
          </table:table-cell>
          <table:table-cell table:style-name="ce56" office:value-type="float" office:value="400561" calcext:value-type="float">
            <text:p>400,561</text:p>
          </table:table-cell>
          <table:table-cell table:number-columns-repeated="1011"/>
        </table:table-row>
        <table:table-row table:style-name="ro3">
          <table:table-cell table:style-name="ce41" office:value-type="string" calcext:value-type="string">
            <text:p>.<text:span text:style-name="T1">Canton-Massillon, OH Metro Area</text:span></text:p>
          </table:table-cell>
          <table:table-cell table:style-name="ce56" office:value-type="float" office:value="404422" calcext:value-type="float">
            <text:p>404,422</text:p>
          </table:table-cell>
          <table:table-cell table:style-name="ce56" office:value-type="float" office:value="404425" calcext:value-type="float">
            <text:p>404,425</text:p>
          </table:table-cell>
          <table:table-cell table:style-name="ce56" office:value-type="float" office:value="404218" calcext:value-type="float">
            <text:p>404,218</text:p>
          </table:table-cell>
          <table:table-cell table:style-name="ce56" office:value-type="float" office:value="403331" calcext:value-type="float">
            <text:p>403,331</text:p>
          </table:table-cell>
          <table:table-cell table:style-name="ce56" office:value-type="float" office:value="403429" calcext:value-type="float">
            <text:p>403,429</text:p>
          </table:table-cell>
          <table:table-cell table:style-name="ce56" office:value-type="float" office:value="403365" calcext:value-type="float">
            <text:p>403,365</text:p>
          </table:table-cell>
          <table:table-cell table:style-name="ce56" office:value-type="float" office:value="403675" calcext:value-type="float">
            <text:p>403,675</text:p>
          </table:table-cell>
          <table:table-cell table:style-name="ce56" office:value-type="float" office:value="402433" calcext:value-type="float">
            <text:p>402,433</text:p>
          </table:table-cell>
          <table:table-cell table:style-name="ce56" office:value-type="float" office:value="401068" calcext:value-type="float">
            <text:p>401,068</text:p>
          </table:table-cell>
          <table:table-cell table:style-name="ce56" office:value-type="float" office:value="399327" calcext:value-type="float">
            <text:p>399,327</text:p>
          </table:table-cell>
          <table:table-cell table:style-name="ce56" office:value-type="float" office:value="398330" calcext:value-type="float">
            <text:p>398,330</text:p>
          </table:table-cell>
          <table:table-cell table:style-name="ce56" office:value-type="float" office:value="397520" calcext:value-type="float">
            <text:p>397,520</text:p>
          </table:table-cell>
          <table:table-cell table:number-columns-repeated="1011"/>
        </table:table-row>
        <table:table-row table:style-name="ro3">
          <table:table-cell table:style-name="ce41" office:value-type="string" calcext:value-type="string">
            <text:p>.<text:span text:style-name="T1">Anchorage, AK Metro Area</text:span></text:p>
          </table:table-cell>
          <table:table-cell table:number-columns-repeated="2" table:style-name="ce56" office:value-type="float" office:value="380821" calcext:value-type="float">
            <text:p>380,821</text:p>
          </table:table-cell>
          <table:table-cell table:style-name="ce56" office:value-type="float" office:value="383053" calcext:value-type="float">
            <text:p>383,053</text:p>
          </table:table-cell>
          <table:table-cell table:style-name="ce56" office:value-type="float" office:value="387922" calcext:value-type="float">
            <text:p>387,922</text:p>
          </table:table-cell>
          <table:table-cell table:style-name="ce56" office:value-type="float" office:value="391932" calcext:value-type="float">
            <text:p>391,932</text:p>
          </table:table-cell>
          <table:table-cell table:style-name="ce56" office:value-type="float" office:value="397022" calcext:value-type="float">
            <text:p>397,022</text:p>
          </table:table-cell>
          <table:table-cell table:style-name="ce56" office:value-type="float" office:value="397996" calcext:value-type="float">
            <text:p>397,996</text:p>
          </table:table-cell>
          <table:table-cell table:style-name="ce56" office:value-type="float" office:value="398609" calcext:value-type="float">
            <text:p>398,609</text:p>
          </table:table-cell>
          <table:table-cell table:style-name="ce56" office:value-type="float" office:value="401368" calcext:value-type="float">
            <text:p>401,368</text:p>
          </table:table-cell>
          <table:table-cell table:style-name="ce56" office:value-type="float" office:value="400570" calcext:value-type="float">
            <text:p>400,570</text:p>
          </table:table-cell>
          <table:table-cell table:style-name="ce56" office:value-type="float" office:value="397636" calcext:value-type="float">
            <text:p>397,636</text:p>
          </table:table-cell>
          <table:table-cell table:style-name="ce56" office:value-type="float" office:value="396317" calcext:value-type="float">
            <text:p>396,317</text:p>
          </table:table-cell>
          <table:table-cell table:number-columns-repeated="1011"/>
        </table:table-row>
        <table:table-row table:style-name="ro3">
          <table:table-cell table:style-name="ce41" office:value-type="string" calcext:value-type="string">
            <text:p>.<text:span text:style-name="T1">Shreveport-Bossier City, LA Metro Area</text:span></text:p>
          </table:table-cell>
          <table:table-cell table:style-name="ce56" office:value-type="float" office:value="398604" calcext:value-type="float">
            <text:p>398,604</text:p>
          </table:table-cell>
          <table:table-cell table:style-name="ce56" office:value-type="float" office:value="398606" calcext:value-type="float">
            <text:p>398,606</text:p>
          </table:table-cell>
          <table:table-cell table:style-name="ce56" office:value-type="float" office:value="399935" calcext:value-type="float">
            <text:p>399,935</text:p>
          </table:table-cell>
          <table:table-cell table:style-name="ce56" office:value-type="float" office:value="403880" calcext:value-type="float">
            <text:p>403,880</text:p>
          </table:table-cell>
          <table:table-cell table:style-name="ce56" office:value-type="float" office:value="407435" calcext:value-type="float">
            <text:p>407,435</text:p>
          </table:table-cell>
          <table:table-cell table:style-name="ce56" office:value-type="float" office:value="406237" calcext:value-type="float">
            <text:p>406,237</text:p>
          </table:table-cell>
          <table:table-cell table:style-name="ce56" office:value-type="float" office:value="404534" calcext:value-type="float">
            <text:p>404,534</text:p>
          </table:table-cell>
          <table:table-cell table:style-name="ce56" office:value-type="float" office:value="404000" calcext:value-type="float">
            <text:p>404,000</text:p>
          </table:table-cell>
          <table:table-cell table:style-name="ce56" office:value-type="float" office:value="401947" calcext:value-type="float">
            <text:p>401,947</text:p>
          </table:table-cell>
          <table:table-cell table:style-name="ce56" office:value-type="float" office:value="400161" calcext:value-type="float">
            <text:p>400,161</text:p>
          </table:table-cell>
          <table:table-cell table:style-name="ce56" office:value-type="float" office:value="397281" calcext:value-type="float">
            <text:p>397,281</text:p>
          </table:table-cell>
          <table:table-cell table:style-name="ce56" office:value-type="float" office:value="394706" calcext:value-type="float">
            <text:p>394,706</text:p>
          </table:table-cell>
          <table:table-cell table:number-columns-repeated="1011"/>
        </table:table-row>
        <table:table-row table:style-name="ro3">
          <table:table-cell table:style-name="ce41" office:value-type="string" calcext:value-type="string">
            <text:p>.<text:span text:style-name="T1">Savannah, GA Metro Area</text:span></text:p>
          </table:table-cell>
          <table:table-cell table:style-name="ce56" office:value-type="float" office:value="347611" calcext:value-type="float">
            <text:p>347,611</text:p>
          </table:table-cell>
          <table:table-cell table:style-name="ce56" office:value-type="float" office:value="347597" calcext:value-type="float">
            <text:p>347,597</text:p>
          </table:table-cell>
          <table:table-cell table:style-name="ce56" office:value-type="float" office:value="348640" calcext:value-type="float">
            <text:p>348,640</text:p>
          </table:table-cell>
          <table:table-cell table:style-name="ce56" office:value-type="float" office:value="355582" calcext:value-type="float">
            <text:p>355,582</text:p>
          </table:table-cell>
          <table:table-cell table:style-name="ce56" office:value-type="float" office:value="361745" calcext:value-type="float">
            <text:p>361,745</text:p>
          </table:table-cell>
          <table:table-cell table:style-name="ce56" office:value-type="float" office:value="365103" calcext:value-type="float">
            <text:p>365,103</text:p>
          </table:table-cell>
          <table:table-cell table:style-name="ce56" office:value-type="float" office:value="371275" calcext:value-type="float">
            <text:p>371,275</text:p>
          </table:table-cell>
          <table:table-cell table:style-name="ce56" office:value-type="float" office:value="377827" calcext:value-type="float">
            <text:p>377,827</text:p>
          </table:table-cell>
          <table:table-cell table:style-name="ce56" office:value-type="float" office:value="383153" calcext:value-type="float">
            <text:p>383,153</text:p>
          </table:table-cell>
          <table:table-cell table:style-name="ce56" office:value-type="float" office:value="386394" calcext:value-type="float">
            <text:p>386,394</text:p>
          </table:table-cell>
          <table:table-cell table:style-name="ce56" office:value-type="float" office:value="389453" calcext:value-type="float">
            <text:p>389,453</text:p>
          </table:table-cell>
          <table:table-cell table:style-name="ce56" office:value-type="float" office:value="393353" calcext:value-type="float">
            <text:p>393,353</text:p>
          </table:table-cell>
          <table:table-cell table:number-columns-repeated="1011"/>
        </table:table-row>
        <table:table-row table:style-name="ro3">
          <table:table-cell table:style-name="ce41" office:value-type="string" calcext:value-type="string">
            <text:p>.<text:span text:style-name="T1">Beaumont-Port Arthur, TX Metro Area</text:span></text:p>
          </table:table-cell>
          <table:table-cell table:style-name="ce56" office:value-type="float" office:value="388745" calcext:value-type="float">
            <text:p>388,745</text:p>
          </table:table-cell>
          <table:table-cell table:style-name="ce56" office:value-type="float" office:value="388749" calcext:value-type="float">
            <text:p>388,749</text:p>
          </table:table-cell>
          <table:table-cell table:style-name="ce56" office:value-type="float" office:value="389251" calcext:value-type="float">
            <text:p>389,251</text:p>
          </table:table-cell>
          <table:table-cell table:style-name="ce56" office:value-type="float" office:value="390905" calcext:value-type="float">
            <text:p>390,905</text:p>
          </table:table-cell>
          <table:table-cell table:style-name="ce56" office:value-type="float" office:value="389614" calcext:value-type="float">
            <text:p>389,614</text:p>
          </table:table-cell>
          <table:table-cell table:style-name="ce56" office:value-type="float" office:value="391195" calcext:value-type="float">
            <text:p>391,195</text:p>
          </table:table-cell>
          <table:table-cell table:style-name="ce56" office:value-type="float" office:value="391651" calcext:value-type="float">
            <text:p>391,651</text:p>
          </table:table-cell>
          <table:table-cell table:style-name="ce56" office:value-type="float" office:value="394825" calcext:value-type="float">
            <text:p>394,825</text:p>
          </table:table-cell>
          <table:table-cell table:style-name="ce56" office:value-type="float" office:value="396539" calcext:value-type="float">
            <text:p>396,539</text:p>
          </table:table-cell>
          <table:table-cell table:style-name="ce56" office:value-type="float" office:value="398129" calcext:value-type="float">
            <text:p>398,129</text:p>
          </table:table-cell>
          <table:table-cell table:style-name="ce56" office:value-type="float" office:value="393815" calcext:value-type="float">
            <text:p>393,815</text:p>
          </table:table-cell>
          <table:table-cell table:style-name="ce56" office:value-type="float" office:value="392563" calcext:value-type="float">
            <text:p>392,563</text:p>
          </table:table-cell>
          <table:table-cell table:number-columns-repeated="1011"/>
        </table:table-row>
        <table:table-row table:style-name="ro3">
          <table:table-cell table:style-name="ce41" office:value-type="string" calcext:value-type="string">
            <text:p>.<text:span text:style-name="T1">Tallahassee, FL Metro Area</text:span></text:p>
          </table:table-cell>
          <table:table-cell table:style-name="ce56" office:value-type="float" office:value="367413" calcext:value-type="float">
            <text:p>367,413</text:p>
          </table:table-cell>
          <table:table-cell table:style-name="ce56" office:value-type="float" office:value="368771" calcext:value-type="float">
            <text:p>368,771</text:p>
          </table:table-cell>
          <table:table-cell table:style-name="ce56" office:value-type="float" office:value="369345" calcext:value-type="float">
            <text:p>369,345</text:p>
          </table:table-cell>
          <table:table-cell table:style-name="ce56" office:value-type="float" office:value="371246" calcext:value-type="float">
            <text:p>371,246</text:p>
          </table:table-cell>
          <table:table-cell table:style-name="ce56" office:value-type="float" office:value="375272" calcext:value-type="float">
            <text:p>375,272</text:p>
          </table:table-cell>
          <table:table-cell table:style-name="ce56" office:value-type="float" office:value="373187" calcext:value-type="float">
            <text:p>373,187</text:p>
          </table:table-cell>
          <table:table-cell table:style-name="ce56" office:value-type="float" office:value="375356" calcext:value-type="float">
            <text:p>375,356</text:p>
          </table:table-cell>
          <table:table-cell table:style-name="ce56" office:value-type="float" office:value="377602" calcext:value-type="float">
            <text:p>377,602</text:p>
          </table:table-cell>
          <table:table-cell table:style-name="ce56" office:value-type="float" office:value="378672" calcext:value-type="float">
            <text:p>378,672</text:p>
          </table:table-cell>
          <table:table-cell table:style-name="ce56" office:value-type="float" office:value="383173" calcext:value-type="float">
            <text:p>383,173</text:p>
          </table:table-cell>
          <table:table-cell table:style-name="ce56" office:value-type="float" office:value="384318" calcext:value-type="float">
            <text:p>384,318</text:p>
          </table:table-cell>
          <table:table-cell table:style-name="ce56" office:value-type="float" office:value="387227" calcext:value-type="float">
            <text:p>387,227</text:p>
          </table:table-cell>
          <table:table-cell table:number-columns-repeated="1011"/>
        </table:table-row>
        <table:table-row table:style-name="ro3">
          <table:table-cell table:style-name="ce41" office:value-type="string" calcext:value-type="string">
            <text:p>.<text:span text:style-name="T1">Naples-Marco Island, FL Metro Area</text:span></text:p>
          </table:table-cell>
          <table:table-cell table:style-name="ce56" office:value-type="float" office:value="321520" calcext:value-type="float">
            <text:p>321,520</text:p>
          </table:table-cell>
          <table:table-cell table:style-name="ce56" office:value-type="float" office:value="321522" calcext:value-type="float">
            <text:p>321,522</text:p>
          </table:table-cell>
          <table:table-cell table:style-name="ce56" office:value-type="float" office:value="322581" calcext:value-type="float">
            <text:p>322,581</text:p>
          </table:table-cell>
          <table:table-cell table:style-name="ce56" office:value-type="float" office:value="327629" calcext:value-type="float">
            <text:p>327,629</text:p>
          </table:table-cell>
          <table:table-cell table:style-name="ce56" office:value-type="float" office:value="332233" calcext:value-type="float">
            <text:p>332,233</text:p>
          </table:table-cell>
          <table:table-cell table:style-name="ce56" office:value-type="float" office:value="338987" calcext:value-type="float">
            <text:p>338,987</text:p>
          </table:table-cell>
          <table:table-cell table:style-name="ce56" office:value-type="float" office:value="347211" calcext:value-type="float">
            <text:p>347,211</text:p>
          </table:table-cell>
          <table:table-cell table:style-name="ce56" office:value-type="float" office:value="356041" calcext:value-type="float">
            <text:p>356,041</text:p>
          </table:table-cell>
          <table:table-cell table:style-name="ce56" office:value-type="float" office:value="365445" calcext:value-type="float">
            <text:p>365,445</text:p>
          </table:table-cell>
          <table:table-cell table:style-name="ce56" office:value-type="float" office:value="372678" calcext:value-type="float">
            <text:p>372,678</text:p>
          </table:table-cell>
          <table:table-cell table:style-name="ce56" office:value-type="float" office:value="378201" calcext:value-type="float">
            <text:p>378,201</text:p>
          </table:table-cell>
          <table:table-cell table:style-name="ce56" office:value-type="float" office:value="384902" calcext:value-type="float">
            <text:p>384,902</text:p>
          </table:table-cell>
          <table:table-cell table:number-columns-repeated="1011"/>
        </table:table-row>
        <table:table-row table:style-name="ro3">
          <table:table-cell table:style-name="ce41" office:value-type="string" calcext:value-type="string">
            <text:p>.<text:span text:style-name="T1">Eugene-Springfield, OR Metro Area</text:span></text:p>
          </table:table-cell>
          <table:table-cell table:style-name="ce56" office:value-type="float" office:value="351715" calcext:value-type="float">
            <text:p>351,715</text:p>
          </table:table-cell>
          <table:table-cell table:style-name="ce56" office:value-type="float" office:value="351705" calcext:value-type="float">
            <text:p>351,705</text:p>
          </table:table-cell>
          <table:table-cell table:style-name="ce56" office:value-type="float" office:value="351920" calcext:value-type="float">
            <text:p>351,920</text:p>
          </table:table-cell>
          <table:table-cell table:style-name="ce56" office:value-type="float" office:value="354034" calcext:value-type="float">
            <text:p>354,034</text:p>
          </table:table-cell>
          <table:table-cell table:style-name="ce56" office:value-type="float" office:value="355075" calcext:value-type="float">
            <text:p>355,075</text:p>
          </table:table-cell>
          <table:table-cell table:style-name="ce56" office:value-type="float" office:value="355481" calcext:value-type="float">
            <text:p>355,481</text:p>
          </table:table-cell>
          <table:table-cell table:style-name="ce56" office:value-type="float" office:value="358027" calcext:value-type="float">
            <text:p>358,027</text:p>
          </table:table-cell>
          <table:table-cell table:style-name="ce56" office:value-type="float" office:value="361946" calcext:value-type="float">
            <text:p>361,946</text:p>
          </table:table-cell>
          <table:table-cell table:style-name="ce56" office:value-type="float" office:value="368874" calcext:value-type="float">
            <text:p>368,874</text:p>
          </table:table-cell>
          <table:table-cell table:style-name="ce56" office:value-type="float" office:value="375264" calcext:value-type="float">
            <text:p>375,264</text:p>
          </table:table-cell>
          <table:table-cell table:style-name="ce56" office:value-type="float" office:value="378549" calcext:value-type="float">
            <text:p>378,549</text:p>
          </table:table-cell>
          <table:table-cell table:style-name="ce56" office:value-type="float" office:value="382067" calcext:value-type="float">
            <text:p>382,067</text:p>
          </table:table-cell>
          <table:table-cell table:number-columns-repeated="1011"/>
        </table:table-row>
        <table:table-row table:style-name="ro3">
          <table:table-cell table:style-name="ce41" office:value-type="string" calcext:value-type="string">
            <text:p>.<text:span text:style-name="T1">Davenport-Moline-Rock Island, IA-IL Metro Area</text:span></text:p>
          </table:table-cell>
          <table:table-cell table:style-name="ce56" office:value-type="float" office:value="379690" calcext:value-type="float">
            <text:p>379,690</text:p>
          </table:table-cell>
          <table:table-cell table:style-name="ce56" office:value-type="float" office:value="379681" calcext:value-type="float">
            <text:p>379,681</text:p>
          </table:table-cell>
          <table:table-cell table:style-name="ce56" office:value-type="float" office:value="379743" calcext:value-type="float">
            <text:p>379,743</text:p>
          </table:table-cell>
          <table:table-cell table:style-name="ce56" office:value-type="float" office:value="380685" calcext:value-type="float">
            <text:p>380,685</text:p>
          </table:table-cell>
          <table:table-cell table:style-name="ce56" office:value-type="float" office:value="382431" calcext:value-type="float">
            <text:p>382,431</text:p>
          </table:table-cell>
          <table:table-cell table:style-name="ce56" office:value-type="float" office:value="383843" calcext:value-type="float">
            <text:p>383,843</text:p>
          </table:table-cell>
          <table:table-cell table:style-name="ce56" office:value-type="float" office:value="384070" calcext:value-type="float">
            <text:p>384,070</text:p>
          </table:table-cell>
          <table:table-cell table:style-name="ce56" office:value-type="float" office:value="383381" calcext:value-type="float">
            <text:p>383,381</text:p>
          </table:table-cell>
          <table:table-cell table:style-name="ce56" office:value-type="float" office:value="382178" calcext:value-type="float">
            <text:p>382,178</text:p>
          </table:table-cell>
          <table:table-cell table:style-name="ce56" office:value-type="float" office:value="381103" calcext:value-type="float">
            <text:p>381,103</text:p>
          </table:table-cell>
          <table:table-cell table:style-name="ce56" office:value-type="float" office:value="380044" calcext:value-type="float">
            <text:p>380,044</text:p>
          </table:table-cell>
          <table:table-cell table:style-name="ce56" office:value-type="float" office:value="379172" calcext:value-type="float">
            <text:p>379,172</text:p>
          </table:table-cell>
          <table:table-cell table:number-columns-repeated="1011"/>
        </table:table-row>
        <table:table-row table:style-name="ro3">
          <table:table-cell table:style-name="ce41" office:value-type="string" calcext:value-type="string">
            <text:p>.<text:span text:style-name="T1">Montgomery, AL Metro Area</text:span></text:p>
          </table:table-cell>
          <table:table-cell table:style-name="ce56" office:value-type="float" office:value="374536" calcext:value-type="float">
            <text:p>374,536</text:p>
          </table:table-cell>
          <table:table-cell table:style-name="ce56" office:value-type="float" office:value="374540" calcext:value-type="float">
            <text:p>374,540</text:p>
          </table:table-cell>
          <table:table-cell table:style-name="ce56" office:value-type="float" office:value="375119" calcext:value-type="float">
            <text:p>375,119</text:p>
          </table:table-cell>
          <table:table-cell table:style-name="ce56" office:value-type="float" office:value="375549" calcext:value-type="float">
            <text:p>375,549</text:p>
          </table:table-cell>
          <table:table-cell table:style-name="ce56" office:value-type="float" office:value="374872" calcext:value-type="float">
            <text:p>374,872</text:p>
          </table:table-cell>
          <table:table-cell table:style-name="ce56" office:value-type="float" office:value="374114" calcext:value-type="float">
            <text:p>374,114</text:p>
          </table:table-cell>
          <table:table-cell table:style-name="ce56" office:value-type="float" office:value="373476" calcext:value-type="float">
            <text:p>373,476</text:p>
          </table:table-cell>
          <table:table-cell table:style-name="ce56" office:value-type="float" office:value="373365" calcext:value-type="float">
            <text:p>373,365</text:p>
          </table:table-cell>
          <table:table-cell table:style-name="ce56" office:value-type="float" office:value="373865" calcext:value-type="float">
            <text:p>373,865</text:p>
          </table:table-cell>
          <table:table-cell table:style-name="ce56" office:value-type="float" office:value="374174" calcext:value-type="float">
            <text:p>374,174</text:p>
          </table:table-cell>
          <table:table-cell table:style-name="ce56" office:value-type="float" office:value="373022" calcext:value-type="float">
            <text:p>373,022</text:p>
          </table:table-cell>
          <table:table-cell table:style-name="ce56" office:value-type="float" office:value="373290" calcext:value-type="float">
            <text:p>373,290</text:p>
          </table:table-cell>
          <table:table-cell table:number-columns-repeated="1011"/>
        </table:table-row>
        <table:table-row table:style-name="ro3">
          <table:table-cell table:style-name="ce41" office:value-type="string" calcext:value-type="string">
            <text:p>.<text:span text:style-name="T1">Hickory-Lenoir-Morganton, NC Metro Area</text:span></text:p>
          </table:table-cell>
          <table:table-cell table:style-name="ce56" office:value-type="float" office:value="365497" calcext:value-type="float">
            <text:p>365,497</text:p>
          </table:table-cell>
          <table:table-cell table:style-name="ce56" office:value-type="float" office:value="365794" calcext:value-type="float">
            <text:p>365,794</text:p>
          </table:table-cell>
          <table:table-cell table:style-name="ce56" office:value-type="float" office:value="365565" calcext:value-type="float">
            <text:p>365,565</text:p>
          </table:table-cell>
          <table:table-cell table:style-name="ce56" office:value-type="float" office:value="364478" calcext:value-type="float">
            <text:p>364,478</text:p>
          </table:table-cell>
          <table:table-cell table:style-name="ce56" office:value-type="float" office:value="363670" calcext:value-type="float">
            <text:p>363,670</text:p>
          </table:table-cell>
          <table:table-cell table:style-name="ce56" office:value-type="float" office:value="363379" calcext:value-type="float">
            <text:p>363,379</text:p>
          </table:table-cell>
          <table:table-cell table:style-name="ce56" office:value-type="float" office:value="363035" calcext:value-type="float">
            <text:p>363,035</text:p>
          </table:table-cell>
          <table:table-cell table:style-name="ce56" office:value-type="float" office:value="363346" calcext:value-type="float">
            <text:p>363,346</text:p>
          </table:table-cell>
          <table:table-cell table:style-name="ce56" office:value-type="float" office:value="364798" calcext:value-type="float">
            <text:p>364,798</text:p>
          </table:table-cell>
          <table:table-cell table:style-name="ce56" office:value-type="float" office:value="367085" calcext:value-type="float">
            <text:p>367,085</text:p>
          </table:table-cell>
          <table:table-cell table:style-name="ce56" office:value-type="float" office:value="368449" calcext:value-type="float">
            <text:p>368,449</text:p>
          </table:table-cell>
          <table:table-cell table:style-name="ce56" office:value-type="float" office:value="369711" calcext:value-type="float">
            <text:p>369,711</text:p>
          </table:table-cell>
          <table:table-cell table:number-columns-repeated="1011"/>
        </table:table-row>
        <table:table-row table:style-name="ro3">
          <table:table-cell table:style-name="ce41" office:value-type="string" calcext:value-type="string">
            <text:p>.<text:span text:style-name="T1">Ann Arbor, MI Metro Area</text:span></text:p>
          </table:table-cell>
          <table:table-cell table:style-name="ce56" office:value-type="float" office:value="344791" calcext:value-type="float">
            <text:p>344,791</text:p>
          </table:table-cell>
          <table:table-cell table:style-name="ce56" office:value-type="float" office:value="345163" calcext:value-type="float">
            <text:p>345,163</text:p>
          </table:table-cell>
          <table:table-cell table:style-name="ce56" office:value-type="float" office:value="345717" calcext:value-type="float">
            <text:p>345,717</text:p>
          </table:table-cell>
          <table:table-cell table:style-name="ce56" office:value-type="float" office:value="349753" calcext:value-type="float">
            <text:p>349,753</text:p>
          </table:table-cell>
          <table:table-cell table:style-name="ce56" office:value-type="float" office:value="352303" calcext:value-type="float">
            <text:p>352,303</text:p>
          </table:table-cell>
          <table:table-cell table:style-name="ce56" office:value-type="float" office:value="356040" calcext:value-type="float">
            <text:p>356,040</text:p>
          </table:table-cell>
          <table:table-cell table:style-name="ce56" office:value-type="float" office:value="360021" calcext:value-type="float">
            <text:p>360,021</text:p>
          </table:table-cell>
          <table:table-cell table:style-name="ce56" office:value-type="float" office:value="362975" calcext:value-type="float">
            <text:p>362,975</text:p>
          </table:table-cell>
          <table:table-cell table:style-name="ce56" office:value-type="float" office:value="366135" calcext:value-type="float">
            <text:p>366,135</text:p>
          </table:table-cell>
          <table:table-cell table:style-name="ce56" office:value-type="float" office:value="368807" calcext:value-type="float">
            <text:p>368,807</text:p>
          </table:table-cell>
          <table:table-cell table:style-name="ce56" office:value-type="float" office:value="369483" calcext:value-type="float">
            <text:p>369,483</text:p>
          </table:table-cell>
          <table:table-cell table:style-name="ce56" office:value-type="float" office:value="367601" calcext:value-type="float">
            <text:p>367,601</text:p>
          </table:table-cell>
          <table:table-cell table:number-columns-repeated="1011"/>
        </table:table-row>
        <table:table-row table:style-name="ro3">
          <table:table-cell table:style-name="ce41" office:value-type="string" calcext:value-type="string">
            <text:p>.<text:span text:style-name="T1">Trenton-Princeton, NJ Metro Area</text:span></text:p>
          </table:table-cell>
          <table:table-cell table:style-name="ce56" office:value-type="float" office:value="366513" calcext:value-type="float">
            <text:p>366,513</text:p>
          </table:table-cell>
          <table:table-cell table:style-name="ce56" office:value-type="float" office:value="367485" calcext:value-type="float">
            <text:p>367,485</text:p>
          </table:table-cell>
          <table:table-cell table:style-name="ce56" office:value-type="float" office:value="367713" calcext:value-type="float">
            <text:p>367,713</text:p>
          </table:table-cell>
          <table:table-cell table:style-name="ce56" office:value-type="float" office:value="367378" calcext:value-type="float">
            <text:p>367,378</text:p>
          </table:table-cell>
          <table:table-cell table:style-name="ce56" office:value-type="float" office:value="368554" calcext:value-type="float">
            <text:p>368,554</text:p>
          </table:table-cell>
          <table:table-cell table:style-name="ce56" office:value-type="float" office:value="369429" calcext:value-type="float">
            <text:p>369,429</text:p>
          </table:table-cell>
          <table:table-cell table:style-name="ce56" office:value-type="float" office:value="368909" calcext:value-type="float">
            <text:p>368,909</text:p>
          </table:table-cell>
          <table:table-cell table:style-name="ce56" office:value-type="float" office:value="368124" calcext:value-type="float">
            <text:p>368,124</text:p>
          </table:table-cell>
          <table:table-cell table:style-name="ce56" office:value-type="float" office:value="367699" calcext:value-type="float">
            <text:p>367,699</text:p>
          </table:table-cell>
          <table:table-cell table:style-name="ce56" office:value-type="float" office:value="368168" calcext:value-type="float">
            <text:p>368,168</text:p>
          </table:table-cell>
          <table:table-cell table:style-name="ce56" office:value-type="float" office:value="368188" calcext:value-type="float">
            <text:p>368,188</text:p>
          </table:table-cell>
          <table:table-cell table:style-name="ce56" office:value-type="float" office:value="367430" calcext:value-type="float">
            <text:p>367,430</text:p>
          </table:table-cell>
          <table:table-cell table:number-columns-repeated="1011"/>
        </table:table-row>
        <table:table-row table:style-name="ro3">
          <table:table-cell table:style-name="ce41" office:value-type="string" calcext:value-type="string">
            <text:p>.<text:span text:style-name="T1">Ocala, FL Metro Area</text:span></text:p>
          </table:table-cell>
          <table:table-cell table:style-name="ce56" office:value-type="float" office:value="331298" calcext:value-type="float">
            <text:p>331,298</text:p>
          </table:table-cell>
          <table:table-cell table:style-name="ce56" office:value-type="float" office:value="331299" calcext:value-type="float">
            <text:p>331,299</text:p>
          </table:table-cell>
          <table:table-cell table:style-name="ce56" office:value-type="float" office:value="331331" calcext:value-type="float">
            <text:p>331,331</text:p>
          </table:table-cell>
          <table:table-cell table:style-name="ce56" office:value-type="float" office:value="332286" calcext:value-type="float">
            <text:p>332,286</text:p>
          </table:table-cell>
          <table:table-cell table:style-name="ce56" office:value-type="float" office:value="333873" calcext:value-type="float">
            <text:p>333,873</text:p>
          </table:table-cell>
          <table:table-cell table:style-name="ce56" office:value-type="float" office:value="335083" calcext:value-type="float">
            <text:p>335,083</text:p>
          </table:table-cell>
          <table:table-cell table:style-name="ce56" office:value-type="float" office:value="338005" calcext:value-type="float">
            <text:p>338,005</text:p>
          </table:table-cell>
          <table:table-cell table:style-name="ce56" office:value-type="float" office:value="342182" calcext:value-type="float">
            <text:p>342,182</text:p>
          </table:table-cell>
          <table:table-cell table:style-name="ce56" office:value-type="float" office:value="347469" calcext:value-type="float">
            <text:p>347,469</text:p>
          </table:table-cell>
          <table:table-cell table:style-name="ce56" office:value-type="float" office:value="353339" calcext:value-type="float">
            <text:p>353,339</text:p>
          </table:table-cell>
          <table:table-cell table:style-name="ce56" office:value-type="float" office:value="359062" calcext:value-type="float">
            <text:p>359,062</text:p>
          </table:table-cell>
          <table:table-cell table:style-name="ce56" office:value-type="float" office:value="365579" calcext:value-type="float">
            <text:p>365,579</text:p>
          </table:table-cell>
          <table:table-cell table:number-columns-repeated="1011"/>
        </table:table-row>
        <table:table-row table:style-name="ro3">
          <table:table-cell table:style-name="ce41" office:value-type="string" calcext:value-type="string">
            <text:p>.<text:span text:style-name="T1">Fort Collins, CO Metro Area</text:span></text:p>
          </table:table-cell>
          <table:table-cell table:number-columns-repeated="2" table:style-name="ce56" office:value-type="float" office:value="299630" calcext:value-type="float">
            <text:p>299,630</text:p>
          </table:table-cell>
          <table:table-cell table:style-name="ce56" office:value-type="float" office:value="300441" calcext:value-type="float">
            <text:p>300,441</text:p>
          </table:table-cell>
          <table:table-cell table:style-name="ce56" office:value-type="float" office:value="305246" calcext:value-type="float">
            <text:p>305,246</text:p>
          </table:table-cell>
          <table:table-cell table:style-name="ce56" office:value-type="float" office:value="310842" calcext:value-type="float">
            <text:p>310,842</text:p>
          </table:table-cell>
          <table:table-cell table:style-name="ce56" office:value-type="float" office:value="316225" calcext:value-type="float">
            <text:p>316,225</text:p>
          </table:table-cell>
          <table:table-cell table:style-name="ce56" office:value-type="float" office:value="324008" calcext:value-type="float">
            <text:p>324,008</text:p>
          </table:table-cell>
          <table:table-cell table:style-name="ce56" office:value-type="float" office:value="333303" calcext:value-type="float">
            <text:p>333,303</text:p>
          </table:table-cell>
          <table:table-cell table:style-name="ce56" office:value-type="float" office:value="338984" calcext:value-type="float">
            <text:p>338,984</text:p>
          </table:table-cell>
          <table:table-cell table:style-name="ce56" office:value-type="float" office:value="344084" calcext:value-type="float">
            <text:p>344,084</text:p>
          </table:table-cell>
          <table:table-cell table:style-name="ce56" office:value-type="float" office:value="350660" calcext:value-type="float">
            <text:p>350,660</text:p>
          </table:table-cell>
          <table:table-cell table:style-name="ce56" office:value-type="float" office:value="356899" calcext:value-type="float">
            <text:p>356,899</text:p>
          </table:table-cell>
          <table:table-cell table:number-columns-repeated="1011"/>
        </table:table-row>
        <table:table-row table:style-name="ro3">
          <table:table-cell table:style-name="ce41" office:value-type="string" calcext:value-type="string">
            <text:p>.<text:span text:style-name="T1">Huntington-Ashland, WV-KY-OH Metro Area</text:span></text:p>
          </table:table-cell>
          <table:table-cell table:style-name="ce56" office:value-type="float" office:value="370908" calcext:value-type="float">
            <text:p>370,908</text:p>
          </table:table-cell>
          <table:table-cell table:style-name="ce56" office:value-type="float" office:value="370899" calcext:value-type="float">
            <text:p>370,899</text:p>
          </table:table-cell>
          <table:table-cell table:style-name="ce56" office:value-type="float" office:value="371065" calcext:value-type="float">
            <text:p>371,065</text:p>
          </table:table-cell>
          <table:table-cell table:style-name="ce56" office:value-type="float" office:value="371126" calcext:value-type="float">
            <text:p>371,126</text:p>
          </table:table-cell>
          <table:table-cell table:style-name="ce56" office:value-type="float" office:value="370972" calcext:value-type="float">
            <text:p>370,972</text:p>
          </table:table-cell>
          <table:table-cell table:style-name="ce56" office:value-type="float" office:value="370179" calcext:value-type="float">
            <text:p>370,179</text:p>
          </table:table-cell>
          <table:table-cell table:style-name="ce56" office:value-type="float" office:value="368938" calcext:value-type="float">
            <text:p>368,938</text:p>
          </table:table-cell>
          <table:table-cell table:style-name="ce56" office:value-type="float" office:value="367224" calcext:value-type="float">
            <text:p>367,224</text:p>
          </table:table-cell>
          <table:table-cell table:style-name="ce56" office:value-type="float" office:value="365020" calcext:value-type="float">
            <text:p>365,020</text:p>
          </table:table-cell>
          <table:table-cell table:style-name="ce56" office:value-type="float" office:value="361970" calcext:value-type="float">
            <text:p>361,970</text:p>
          </table:table-cell>
          <table:table-cell table:style-name="ce56" office:value-type="float" office:value="359069" calcext:value-type="float">
            <text:p>359,069</text:p>
          </table:table-cell>
          <table:table-cell table:style-name="ce56" office:value-type="float" office:value="355873" calcext:value-type="float">
            <text:p>355,873</text:p>
          </table:table-cell>
          <table:table-cell table:number-columns-repeated="1011"/>
        </table:table-row>
        <table:table-row table:style-name="ro3">
          <table:table-cell table:style-name="ce41" office:value-type="string" calcext:value-type="string">
            <text:p>.<text:span text:style-name="T1">Lincoln, NE Metro Area</text:span></text:p>
          </table:table-cell>
          <table:table-cell table:number-columns-repeated="2" table:style-name="ce56" office:value-type="float" office:value="302157" calcext:value-type="float">
            <text:p>302,157</text:p>
          </table:table-cell>
          <table:table-cell table:style-name="ce56" office:value-type="float" office:value="302961" calcext:value-type="float">
            <text:p>302,961</text:p>
          </table:table-cell>
          <table:table-cell table:style-name="ce56" office:value-type="float" office:value="306619" calcext:value-type="float">
            <text:p>306,619</text:p>
          </table:table-cell>
          <table:table-cell table:style-name="ce56" office:value-type="float" office:value="310328" calcext:value-type="float">
            <text:p>310,328</text:p>
          </table:table-cell>
          <table:table-cell table:style-name="ce56" office:value-type="float" office:value="314103" calcext:value-type="float">
            <text:p>314,103</text:p>
          </table:table-cell>
          <table:table-cell table:style-name="ce56" office:value-type="float" office:value="319634" calcext:value-type="float">
            <text:p>319,634</text:p>
          </table:table-cell>
          <table:table-cell table:style-name="ce56" office:value-type="float" office:value="323090" calcext:value-type="float">
            <text:p>323,090</text:p>
          </table:table-cell>
          <table:table-cell table:style-name="ce56" office:value-type="float" office:value="327409" calcext:value-type="float">
            <text:p>327,409</text:p>
          </table:table-cell>
          <table:table-cell table:style-name="ce56" office:value-type="float" office:value="330975" calcext:value-type="float">
            <text:p>330,975</text:p>
          </table:table-cell>
          <table:table-cell table:style-name="ce56" office:value-type="float" office:value="333800" calcext:value-type="float">
            <text:p>333,800</text:p>
          </table:table-cell>
          <table:table-cell table:style-name="ce56" office:value-type="float" office:value="336374" calcext:value-type="float">
            <text:p>336,374</text:p>
          </table:table-cell>
          <table:table-cell table:number-columns-repeated="1011"/>
        </table:table-row>
        <table:table-row table:style-name="ro3">
          <table:table-cell table:style-name="ce41" office:value-type="string" calcext:value-type="string">
            <text:p>.<text:span text:style-name="T1">Rockford, IL Metro Area</text:span></text:p>
          </table:table-cell>
          <table:table-cell table:number-columns-repeated="2" table:style-name="ce56" office:value-type="float" office:value="349431" calcext:value-type="float">
            <text:p>349,431</text:p>
          </table:table-cell>
          <table:table-cell table:style-name="ce56" office:value-type="float" office:value="349184" calcext:value-type="float">
            <text:p>349,184</text:p>
          </table:table-cell>
          <table:table-cell table:style-name="ce56" office:value-type="float" office:value="347773" calcext:value-type="float">
            <text:p>347,773</text:p>
          </table:table-cell>
          <table:table-cell table:style-name="ce56" office:value-type="float" office:value="345819" calcext:value-type="float">
            <text:p>345,819</text:p>
          </table:table-cell>
          <table:table-cell table:style-name="ce56" office:value-type="float" office:value="344692" calcext:value-type="float">
            <text:p>344,692</text:p>
          </table:table-cell>
          <table:table-cell table:style-name="ce56" office:value-type="float" office:value="342409" calcext:value-type="float">
            <text:p>342,409</text:p>
          </table:table-cell>
          <table:table-cell table:style-name="ce56" office:value-type="float" office:value="340727" calcext:value-type="float">
            <text:p>340,727</text:p>
          </table:table-cell>
          <table:table-cell table:style-name="ce56" office:value-type="float" office:value="339635" calcext:value-type="float">
            <text:p>339,635</text:p>
          </table:table-cell>
          <table:table-cell table:style-name="ce56" office:value-type="float" office:value="338194" calcext:value-type="float">
            <text:p>338,194</text:p>
          </table:table-cell>
          <table:table-cell table:style-name="ce56" office:value-type="float" office:value="337110" calcext:value-type="float">
            <text:p>337,110</text:p>
          </table:table-cell>
          <table:table-cell table:style-name="ce56" office:value-type="float" office:value="336116" calcext:value-type="float">
            <text:p>336,116</text:p>
          </table:table-cell>
          <table:table-cell table:number-columns-repeated="1011"/>
        </table:table-row>
        <table:table-row table:style-name="ro3">
          <table:table-cell table:style-name="ce41" office:value-type="string" calcext:value-type="string">
            <text:p>.<text:span text:style-name="T1">Gainesville, FL Metro Area</text:span></text:p>
          </table:table-cell>
          <table:table-cell table:number-columns-repeated="2" table:style-name="ce56" office:value-type="float" office:value="305076" calcext:value-type="float">
            <text:p>305,076</text:p>
          </table:table-cell>
          <table:table-cell table:style-name="ce56" office:value-type="float" office:value="305334" calcext:value-type="float">
            <text:p>305,334</text:p>
          </table:table-cell>
          <table:table-cell table:style-name="ce56" office:value-type="float" office:value="306979" calcext:value-type="float">
            <text:p>306,979</text:p>
          </table:table-cell>
          <table:table-cell table:style-name="ce56" office:value-type="float" office:value="308240" calcext:value-type="float">
            <text:p>308,240</text:p>
          </table:table-cell>
          <table:table-cell table:style-name="ce56" office:value-type="float" office:value="308865" calcext:value-type="float">
            <text:p>308,865</text:p>
          </table:table-cell>
          <table:table-cell table:style-name="ce56" office:value-type="float" office:value="311743" calcext:value-type="float">
            <text:p>311,743</text:p>
          </table:table-cell>
          <table:table-cell table:style-name="ce56" office:value-type="float" office:value="316031" calcext:value-type="float">
            <text:p>316,031</text:p>
          </table:table-cell>
          <table:table-cell table:style-name="ce56" office:value-type="float" office:value="321418" calcext:value-type="float">
            <text:p>321,418</text:p>
          </table:table-cell>
          <table:table-cell table:style-name="ce56" office:value-type="float" office:value="324485" calcext:value-type="float">
            <text:p>324,485</text:p>
          </table:table-cell>
          <table:table-cell table:style-name="ce56" office:value-type="float" office:value="327933" calcext:value-type="float">
            <text:p>327,933</text:p>
          </table:table-cell>
          <table:table-cell table:style-name="ce56" office:value-type="float" office:value="329128" calcext:value-type="float">
            <text:p>329,128</text:p>
          </table:table-cell>
          <table:table-cell table:number-columns-repeated="1011"/>
        </table:table-row>
        <table:table-row table:style-name="ro3">
          <table:table-cell table:style-name="ce41" office:value-type="string" calcext:value-type="string">
            <text:p>.<text:span text:style-name="T1">Boulder, CO Metro Area</text:span></text:p>
          </table:table-cell>
          <table:table-cell table:style-name="ce56" office:value-type="float" office:value="294567" calcext:value-type="float">
            <text:p>294,567</text:p>
          </table:table-cell>
          <table:table-cell table:style-name="ce56" office:value-type="float" office:value="294560" calcext:value-type="float">
            <text:p>294,560</text:p>
          </table:table-cell>
          <table:table-cell table:style-name="ce56" office:value-type="float" office:value="295037" calcext:value-type="float">
            <text:p>295,037</text:p>
          </table:table-cell>
          <table:table-cell table:style-name="ce56" office:value-type="float" office:value="299957" calcext:value-type="float">
            <text:p>299,957</text:p>
          </table:table-cell>
          <table:table-cell table:style-name="ce56" office:value-type="float" office:value="304570" calcext:value-type="float">
            <text:p>304,570</text:p>
          </table:table-cell>
          <table:table-cell table:style-name="ce56" office:value-type="float" office:value="309323" calcext:value-type="float">
            <text:p>309,323</text:p>
          </table:table-cell>
          <table:table-cell table:style-name="ce56" office:value-type="float" office:value="312233" calcext:value-type="float">
            <text:p>312,233</text:p>
          </table:table-cell>
          <table:table-cell table:style-name="ce56" office:value-type="float" office:value="318027" calcext:value-type="float">
            <text:p>318,027</text:p>
          </table:table-cell>
          <table:table-cell table:style-name="ce56" office:value-type="float" office:value="321250" calcext:value-type="float">
            <text:p>321,250</text:p>
          </table:table-cell>
          <table:table-cell table:style-name="ce56" office:value-type="float" office:value="322441" calcext:value-type="float">
            <text:p>322,441</text:p>
          </table:table-cell>
          <table:table-cell table:style-name="ce56" office:value-type="float" office:value="324636" calcext:value-type="float">
            <text:p>324,636</text:p>
          </table:table-cell>
          <table:table-cell table:style-name="ce56" office:value-type="float" office:value="326196" calcext:value-type="float">
            <text:p>326,196</text:p>
          </table:table-cell>
          <table:table-cell table:number-columns-repeated="1011"/>
        </table:table-row>
        <table:table-row table:style-name="ro3">
          <table:table-cell table:style-name="ce41" office:value-type="string" calcext:value-type="string">
            <text:p>.<text:span text:style-name="T1">Greeley, CO Metro Area</text:span></text:p>
          </table:table-cell>
          <table:table-cell table:style-name="ce56" office:value-type="float" office:value="252825" calcext:value-type="float">
            <text:p>252,825</text:p>
          </table:table-cell>
          <table:table-cell table:style-name="ce56" office:value-type="float" office:value="252827" calcext:value-type="float">
            <text:p>252,827</text:p>
          </table:table-cell>
          <table:table-cell table:style-name="ce56" office:value-type="float" office:value="254207" calcext:value-type="float">
            <text:p>254,207</text:p>
          </table:table-cell>
          <table:table-cell table:style-name="ce56" office:value-type="float" office:value="258827" calcext:value-type="float">
            <text:p>258,827</text:p>
          </table:table-cell>
          <table:table-cell table:style-name="ce56" office:value-type="float" office:value="264131" calcext:value-type="float">
            <text:p>264,131</text:p>
          </table:table-cell>
          <table:table-cell table:style-name="ce56" office:value-type="float" office:value="270165" calcext:value-type="float">
            <text:p>270,165</text:p>
          </table:table-cell>
          <table:table-cell table:style-name="ce56" office:value-type="float" office:value="277112" calcext:value-type="float">
            <text:p>277,112</text:p>
          </table:table-cell>
          <table:table-cell table:style-name="ce56" office:value-type="float" office:value="285819" calcext:value-type="float">
            <text:p>285,819</text:p>
          </table:table-cell>
          <table:table-cell table:style-name="ce56" office:value-type="float" office:value="295712" calcext:value-type="float">
            <text:p>295,712</text:p>
          </table:table-cell>
          <table:table-cell table:style-name="ce56" office:value-type="float" office:value="305885" calcext:value-type="float">
            <text:p>305,885</text:p>
          </table:table-cell>
          <table:table-cell table:style-name="ce56" office:value-type="float" office:value="314815" calcext:value-type="float">
            <text:p>314,815</text:p>
          </table:table-cell>
          <table:table-cell table:style-name="ce56" office:value-type="float" office:value="324492" calcext:value-type="float">
            <text:p>324,492</text:p>
          </table:table-cell>
          <table:table-cell table:number-columns-repeated="1011"/>
        </table:table-row>
        <table:table-row table:style-name="ro3">
          <table:table-cell table:style-name="ce41" office:value-type="string" calcext:value-type="string">
            <text:p>.<text:span text:style-name="T1">South Bend-Mishawaka, IN-MI Metro Area</text:span></text:p>
          </table:table-cell>
          <table:table-cell table:style-name="ce56" office:value-type="float" office:value="319224" calcext:value-type="float">
            <text:p>319,224</text:p>
          </table:table-cell>
          <table:table-cell table:style-name="ce56" office:value-type="float" office:value="319203" calcext:value-type="float">
            <text:p>319,203</text:p>
          </table:table-cell>
          <table:table-cell table:style-name="ce56" office:value-type="float" office:value="319044" calcext:value-type="float">
            <text:p>319,044</text:p>
          </table:table-cell>
          <table:table-cell table:style-name="ce56" office:value-type="float" office:value="318884" calcext:value-type="float">
            <text:p>318,884</text:p>
          </table:table-cell>
          <table:table-cell table:style-name="ce56" office:value-type="float" office:value="318296" calcext:value-type="float">
            <text:p>318,296</text:p>
          </table:table-cell>
          <table:table-cell table:style-name="ce56" office:value-type="float" office:value="318639" calcext:value-type="float">
            <text:p>318,639</text:p>
          </table:table-cell>
          <table:table-cell table:style-name="ce56" office:value-type="float" office:value="319410" calcext:value-type="float">
            <text:p>319,410</text:p>
          </table:table-cell>
          <table:table-cell table:style-name="ce56" office:value-type="float" office:value="319703" calcext:value-type="float">
            <text:p>319,703</text:p>
          </table:table-cell>
          <table:table-cell table:style-name="ce56" office:value-type="float" office:value="321144" calcext:value-type="float">
            <text:p>321,144</text:p>
          </table:table-cell>
          <table:table-cell table:style-name="ce56" office:value-type="float" office:value="321538" calcext:value-type="float">
            <text:p>321,538</text:p>
          </table:table-cell>
          <table:table-cell table:style-name="ce56" office:value-type="float" office:value="322697" calcext:value-type="float">
            <text:p>322,697</text:p>
          </table:table-cell>
          <table:table-cell table:style-name="ce56" office:value-type="float" office:value="323613" calcext:value-type="float">
            <text:p>323,613</text:p>
          </table:table-cell>
          <table:table-cell table:number-columns-repeated="1011"/>
        </table:table-row>
        <table:table-row table:style-name="ro3">
          <table:table-cell table:style-name="ce41" office:value-type="string" calcext:value-type="string">
            <text:p>.<text:span text:style-name="T1">Green Bay, WI Metro Area</text:span></text:p>
          </table:table-cell>
          <table:table-cell table:number-columns-repeated="2" table:style-name="ce56" office:value-type="float" office:value="306241" calcext:value-type="float">
            <text:p>306,241</text:p>
          </table:table-cell>
          <table:table-cell table:style-name="ce56" office:value-type="float" office:value="306754" calcext:value-type="float">
            <text:p>306,754</text:p>
          </table:table-cell>
          <table:table-cell table:style-name="ce56" office:value-type="float" office:value="308613" calcext:value-type="float">
            <text:p>308,613</text:p>
          </table:table-cell>
          <table:table-cell table:style-name="ce56" office:value-type="float" office:value="310605" calcext:value-type="float">
            <text:p>310,605</text:p>
          </table:table-cell>
          <table:table-cell table:style-name="ce56" office:value-type="float" office:value="311947" calcext:value-type="float">
            <text:p>311,947</text:p>
          </table:table-cell>
          <table:table-cell table:style-name="ce56" office:value-type="float" office:value="314003" calcext:value-type="float">
            <text:p>314,003</text:p>
          </table:table-cell>
          <table:table-cell table:style-name="ce56" office:value-type="float" office:value="315652" calcext:value-type="float">
            <text:p>315,652</text:p>
          </table:table-cell>
          <table:table-cell table:style-name="ce56" office:value-type="float" office:value="317369" calcext:value-type="float">
            <text:p>317,369</text:p>
          </table:table-cell>
          <table:table-cell table:style-name="ce56" office:value-type="float" office:value="319694" calcext:value-type="float">
            <text:p>319,694</text:p>
          </table:table-cell>
          <table:table-cell table:style-name="ce56" office:value-type="float" office:value="321384" calcext:value-type="float">
            <text:p>321,384</text:p>
          </table:table-cell>
          <table:table-cell table:style-name="ce56" office:value-type="float" office:value="322906" calcext:value-type="float">
            <text:p>322,906</text:p>
          </table:table-cell>
          <table:table-cell table:number-columns-repeated="1011"/>
        </table:table-row>
        <table:table-row table:style-name="ro3">
          <table:table-cell table:style-name="ce41" office:value-type="string" calcext:value-type="string">
            <text:p>.<text:span text:style-name="T1">Lubbock, TX Metro Area</text:span></text:p>
          </table:table-cell>
          <table:table-cell table:style-name="ce56" office:value-type="float" office:value="290805" calcext:value-type="float">
            <text:p>290,805</text:p>
          </table:table-cell>
          <table:table-cell table:style-name="ce56" office:value-type="float" office:value="290889" calcext:value-type="float">
            <text:p>290,889</text:p>
          </table:table-cell>
          <table:table-cell table:style-name="ce56" office:value-type="float" office:value="292241" calcext:value-type="float">
            <text:p>292,241</text:p>
          </table:table-cell>
          <table:table-cell table:style-name="ce56" office:value-type="float" office:value="295338" calcext:value-type="float">
            <text:p>295,338</text:p>
          </table:table-cell>
          <table:table-cell table:style-name="ce56" office:value-type="float" office:value="297793" calcext:value-type="float">
            <text:p>297,793</text:p>
          </table:table-cell>
          <table:table-cell table:style-name="ce56" office:value-type="float" office:value="301167" calcext:value-type="float">
            <text:p>301,167</text:p>
          </table:table-cell>
          <table:table-cell table:style-name="ce56" office:value-type="float" office:value="306056" calcext:value-type="float">
            <text:p>306,056</text:p>
          </table:table-cell>
          <table:table-cell table:style-name="ce56" office:value-type="float" office:value="310001" calcext:value-type="float">
            <text:p>310,001</text:p>
          </table:table-cell>
          <table:table-cell table:style-name="ce56" office:value-type="float" office:value="313780" calcext:value-type="float">
            <text:p>313,780</text:p>
          </table:table-cell>
          <table:table-cell table:style-name="ce56" office:value-type="float" office:value="317094" calcext:value-type="float">
            <text:p>317,094</text:p>
          </table:table-cell>
          <table:table-cell table:style-name="ce56" office:value-type="float" office:value="319239" calcext:value-type="float">
            <text:p>319,239</text:p>
          </table:table-cell>
          <table:table-cell table:style-name="ce56" office:value-type="float" office:value="322257" calcext:value-type="float">
            <text:p>322,257</text:p>
          </table:table-cell>
          <table:table-cell table:number-columns-repeated="1011"/>
        </table:table-row>
        <table:table-row table:style-name="ro3">
          <table:table-cell table:style-name="ce41" office:value-type="string" calcext:value-type="string">
            <text:p>.<text:span text:style-name="T1">Columbus, GA-AL Metro Area</text:span></text:p>
          </table:table-cell>
          <table:table-cell table:style-name="ce56" office:value-type="float" office:value="307788" calcext:value-type="float">
            <text:p>307,788</text:p>
          </table:table-cell>
          <table:table-cell table:style-name="ce56" office:value-type="float" office:value="308478" calcext:value-type="float">
            <text:p>308,478</text:p>
          </table:table-cell>
          <table:table-cell table:style-name="ce56" office:value-type="float" office:value="309476" calcext:value-type="float">
            <text:p>309,476</text:p>
          </table:table-cell>
          <table:table-cell table:style-name="ce56" office:value-type="float" office:value="315305" calcext:value-type="float">
            <text:p>315,305</text:p>
          </table:table-cell>
          <table:table-cell table:style-name="ce56" office:value-type="float" office:value="322721" calcext:value-type="float">
            <text:p>322,721</text:p>
          </table:table-cell>
          <table:table-cell table:style-name="ce56" office:value-type="float" office:value="327844" calcext:value-type="float">
            <text:p>327,844</text:p>
          </table:table-cell>
          <table:table-cell table:style-name="ce56" office:value-type="float" office:value="325273" calcext:value-type="float">
            <text:p>325,273</text:p>
          </table:table-cell>
          <table:table-cell table:style-name="ce56" office:value-type="float" office:value="322772" calcext:value-type="float">
            <text:p>322,772</text:p>
          </table:table-cell>
          <table:table-cell table:style-name="ce56" office:value-type="float" office:value="319040" calcext:value-type="float">
            <text:p>319,040</text:p>
          </table:table-cell>
          <table:table-cell table:style-name="ce56" office:value-type="float" office:value="315942" calcext:value-type="float">
            <text:p>315,942</text:p>
          </table:table-cell>
          <table:table-cell table:style-name="ce56" office:value-type="float" office:value="318211" calcext:value-type="float">
            <text:p>318,211</text:p>
          </table:table-cell>
          <table:table-cell table:style-name="ce56" office:value-type="float" office:value="321048" calcext:value-type="float">
            <text:p>321,048</text:p>
          </table:table-cell>
          <table:table-cell table:number-columns-repeated="1011"/>
        </table:table-row>
        <table:table-row table:style-name="ro3">
          <table:table-cell table:style-name="ce41" office:value-type="string" calcext:value-type="string">
            <text:p>.<text:span text:style-name="T1">Spartanburg, SC Metro Area</text:span></text:p>
          </table:table-cell>
          <table:table-cell table:style-name="ce56" office:value-type="float" office:value="284307" calcext:value-type="float">
            <text:p>284,307</text:p>
          </table:table-cell>
          <table:table-cell table:style-name="ce56" office:value-type="float" office:value="284304" calcext:value-type="float">
            <text:p>284,304</text:p>
          </table:table-cell>
          <table:table-cell table:style-name="ce56" office:value-type="float" office:value="284731" calcext:value-type="float">
            <text:p>284,731</text:p>
          </table:table-cell>
          <table:table-cell table:style-name="ce56" office:value-type="float" office:value="286102" calcext:value-type="float">
            <text:p>286,102</text:p>
          </table:table-cell>
          <table:table-cell table:style-name="ce56" office:value-type="float" office:value="288176" calcext:value-type="float">
            <text:p>288,176</text:p>
          </table:table-cell>
          <table:table-cell table:style-name="ce56" office:value-type="float" office:value="290414" calcext:value-type="float">
            <text:p>290,414</text:p>
          </table:table-cell>
          <table:table-cell table:style-name="ce56" office:value-type="float" office:value="292981" calcext:value-type="float">
            <text:p>292,981</text:p>
          </table:table-cell>
          <table:table-cell table:style-name="ce56" office:value-type="float" office:value="296558" calcext:value-type="float">
            <text:p>296,558</text:p>
          </table:table-cell>
          <table:table-cell table:style-name="ce56" office:value-type="float" office:value="300867" calcext:value-type="float">
            <text:p>300,867</text:p>
          </table:table-cell>
          <table:table-cell table:style-name="ce56" office:value-type="float" office:value="306740" calcext:value-type="float">
            <text:p>306,740</text:p>
          </table:table-cell>
          <table:table-cell table:style-name="ce56" office:value-type="float" office:value="314137" calcext:value-type="float">
            <text:p>314,137</text:p>
          </table:table-cell>
          <table:table-cell table:style-name="ce56" office:value-type="float" office:value="319785" calcext:value-type="float">
            <text:p>319,785</text:p>
          </table:table-cell>
          <table:table-cell table:number-columns-repeated="1011"/>
        </table:table-row>
        <table:table-row table:style-name="ro3">
          <table:table-cell table:style-name="ce41" office:value-type="string" calcext:value-type="string">
            <text:p>.<text:span text:style-name="T1">Evansville, IN-KY Metro Area</text:span></text:p>
          </table:table-cell>
          <table:table-cell table:style-name="ce56" office:value-type="float" office:value="311552" calcext:value-type="float">
            <text:p>311,552</text:p>
          </table:table-cell>
          <table:table-cell table:style-name="ce56" office:value-type="float" office:value="311548" calcext:value-type="float">
            <text:p>311,548</text:p>
          </table:table-cell>
          <table:table-cell table:style-name="ce56" office:value-type="float" office:value="311802" calcext:value-type="float">
            <text:p>311,802</text:p>
          </table:table-cell>
          <table:table-cell table:style-name="ce56" office:value-type="float" office:value="312698" calcext:value-type="float">
            <text:p>312,698</text:p>
          </table:table-cell>
          <table:table-cell table:style-name="ce56" office:value-type="float" office:value="313422" calcext:value-type="float">
            <text:p>313,422</text:p>
          </table:table-cell>
          <table:table-cell table:style-name="ce56" office:value-type="float" office:value="314331" calcext:value-type="float">
            <text:p>314,331</text:p>
          </table:table-cell>
          <table:table-cell table:style-name="ce56" office:value-type="float" office:value="314859" calcext:value-type="float">
            <text:p>314,859</text:p>
          </table:table-cell>
          <table:table-cell table:style-name="ce56" office:value-type="float" office:value="314983" calcext:value-type="float">
            <text:p>314,983</text:p>
          </table:table-cell>
          <table:table-cell table:style-name="ce56" office:value-type="float" office:value="315283" calcext:value-type="float">
            <text:p>315,283</text:p>
          </table:table-cell>
          <table:table-cell table:style-name="ce56" office:value-type="float" office:value="314791" calcext:value-type="float">
            <text:p>314,791</text:p>
          </table:table-cell>
          <table:table-cell table:style-name="ce56" office:value-type="float" office:value="314660" calcext:value-type="float">
            <text:p>314,660</text:p>
          </table:table-cell>
          <table:table-cell table:style-name="ce56" office:value-type="float" office:value="315086" calcext:value-type="float">
            <text:p>315,086</text:p>
          </table:table-cell>
          <table:table-cell table:number-columns-repeated="1011"/>
        </table:table-row>
        <table:table-row table:style-name="ro3">
          <table:table-cell table:style-name="ce41" office:value-type="string" calcext:value-type="string">
            <text:p>.<text:span text:style-name="T1">Roanoke, VA Metro Area</text:span></text:p>
          </table:table-cell>
          <table:table-cell table:style-name="ce56" office:value-type="float" office:value="308707" calcext:value-type="float">
            <text:p>308,707</text:p>
          </table:table-cell>
          <table:table-cell table:style-name="ce56" office:value-type="float" office:value="308666" calcext:value-type="float">
            <text:p>308,666</text:p>
          </table:table-cell>
          <table:table-cell table:style-name="ce56" office:value-type="float" office:value="308589" calcext:value-type="float">
            <text:p>308,589</text:p>
          </table:table-cell>
          <table:table-cell table:style-name="ce56" office:value-type="float" office:value="309134" calcext:value-type="float">
            <text:p>309,134</text:p>
          </table:table-cell>
          <table:table-cell table:style-name="ce56" office:value-type="float" office:value="310479" calcext:value-type="float">
            <text:p>310,479</text:p>
          </table:table-cell>
          <table:table-cell table:style-name="ce56" office:value-type="float" office:value="311878" calcext:value-type="float">
            <text:p>311,878</text:p>
          </table:table-cell>
          <table:table-cell table:style-name="ce56" office:value-type="float" office:value="312747" calcext:value-type="float">
            <text:p>312,747</text:p>
          </table:table-cell>
          <table:table-cell table:style-name="ce56" office:value-type="float" office:value="313152" calcext:value-type="float">
            <text:p>313,152</text:p>
          </table:table-cell>
          <table:table-cell table:style-name="ce56" office:value-type="float" office:value="312647" calcext:value-type="float">
            <text:p>312,647</text:p>
          </table:table-cell>
          <table:table-cell table:style-name="ce56" office:value-type="float" office:value="312988" calcext:value-type="float">
            <text:p>312,988</text:p>
          </table:table-cell>
          <table:table-cell table:style-name="ce56" office:value-type="float" office:value="313033" calcext:value-type="float">
            <text:p>313,033</text:p>
          </table:table-cell>
          <table:table-cell table:style-name="ce56" office:value-type="float" office:value="313222" calcext:value-type="float">
            <text:p>313,222</text:p>
          </table:table-cell>
          <table:table-cell table:number-columns-repeated="1011"/>
        </table:table-row>
        <table:table-row table:style-name="ro3">
          <table:table-cell table:style-name="ce41" office:value-type="string" calcext:value-type="string">
            <text:p>.<text:span text:style-name="T1">Clarksville, TN-KY Metro Area</text:span></text:p>
          </table:table-cell>
          <table:table-cell table:style-name="ce56" office:value-type="float" office:value="273949" calcext:value-type="float">
            <text:p>273,949</text:p>
          </table:table-cell>
          <table:table-cell table:style-name="ce56" office:value-type="float" office:value="273942" calcext:value-type="float">
            <text:p>273,942</text:p>
          </table:table-cell>
          <table:table-cell table:style-name="ce56" office:value-type="float" office:value="274959" calcext:value-type="float">
            <text:p>274,959</text:p>
          </table:table-cell>
          <table:table-cell table:style-name="ce56" office:value-type="float" office:value="277405" calcext:value-type="float">
            <text:p>277,405</text:p>
          </table:table-cell>
          <table:table-cell table:style-name="ce56" office:value-type="float" office:value="287393" calcext:value-type="float">
            <text:p>287,393</text:p>
          </table:table-cell>
          <table:table-cell table:style-name="ce56" office:value-type="float" office:value="285441" calcext:value-type="float">
            <text:p>285,441</text:p>
          </table:table-cell>
          <table:table-cell table:style-name="ce56" office:value-type="float" office:value="289628" calcext:value-type="float">
            <text:p>289,628</text:p>
          </table:table-cell>
          <table:table-cell table:style-name="ce56" office:value-type="float" office:value="292878" calcext:value-type="float">
            <text:p>292,878</text:p>
          </table:table-cell>
          <table:table-cell table:style-name="ce56" office:value-type="float" office:value="293712" calcext:value-type="float">
            <text:p>293,712</text:p>
          </table:table-cell>
          <table:table-cell table:style-name="ce56" office:value-type="float" office:value="298635" calcext:value-type="float">
            <text:p>298,635</text:p>
          </table:table-cell>
          <table:table-cell table:style-name="ce56" office:value-type="float" office:value="304301" calcext:value-type="float">
            <text:p>304,301</text:p>
          </table:table-cell>
          <table:table-cell table:style-name="ce56" office:value-type="float" office:value="307820" calcext:value-type="float">
            <text:p>307,820</text:p>
          </table:table-cell>
          <table:table-cell table:number-columns-repeated="1011"/>
        </table:table-row>
        <table:table-row table:style-name="ro3">
          <table:table-cell table:style-name="ce41" office:value-type="string" calcext:value-type="string">
            <text:p>.<text:span text:style-name="T1">Kingsport-Bristol, TN-VA Metro Area</text:span></text:p>
          </table:table-cell>
          <table:table-cell table:style-name="ce56" office:value-type="float" office:value="309544" calcext:value-type="float">
            <text:p>309,544</text:p>
          </table:table-cell>
          <table:table-cell table:style-name="ce56" office:value-type="float" office:value="309493" calcext:value-type="float">
            <text:p>309,493</text:p>
          </table:table-cell>
          <table:table-cell table:style-name="ce56" office:value-type="float" office:value="309480" calcext:value-type="float">
            <text:p>309,480</text:p>
          </table:table-cell>
          <table:table-cell table:style-name="ce56" office:value-type="float" office:value="309098" calcext:value-type="float">
            <text:p>309,098</text:p>
          </table:table-cell>
          <table:table-cell table:style-name="ce56" office:value-type="float" office:value="308623" calcext:value-type="float">
            <text:p>308,623</text:p>
          </table:table-cell>
          <table:table-cell table:style-name="ce56" office:value-type="float" office:value="307811" calcext:value-type="float">
            <text:p>307,811</text:p>
          </table:table-cell>
          <table:table-cell table:style-name="ce56" office:value-type="float" office:value="307198" calcext:value-type="float">
            <text:p>307,198</text:p>
          </table:table-cell>
          <table:table-cell table:style-name="ce56" office:value-type="float" office:value="306279" calcext:value-type="float">
            <text:p>306,279</text:p>
          </table:table-cell>
          <table:table-cell table:style-name="ce56" office:value-type="float" office:value="306017" calcext:value-type="float">
            <text:p>306,017</text:p>
          </table:table-cell>
          <table:table-cell table:style-name="ce56" office:value-type="float" office:value="306496" calcext:value-type="float">
            <text:p>306,496</text:p>
          </table:table-cell>
          <table:table-cell table:style-name="ce56" office:value-type="float" office:value="306736" calcext:value-type="float">
            <text:p>306,736</text:p>
          </table:table-cell>
          <table:table-cell table:style-name="ce56" office:value-type="float" office:value="307202" calcext:value-type="float">
            <text:p>307,202</text:p>
          </table:table-cell>
          <table:table-cell table:number-columns-repeated="1011"/>
        </table:table-row>
        <table:table-row table:style-name="ro3">
          <table:table-cell table:style-name="ce41" office:value-type="string" calcext:value-type="string">
            <text:p>.<text:span text:style-name="T1">Kennewick-Richland, WA Metro Area</text:span></text:p>
          </table:table-cell>
          <table:table-cell table:style-name="ce56" office:value-type="float" office:value="253340" calcext:value-type="float">
            <text:p>253,340</text:p>
          </table:table-cell>
          <table:table-cell table:style-name="ce56" office:value-type="float" office:value="253328" calcext:value-type="float">
            <text:p>253,328</text:p>
          </table:table-cell>
          <table:table-cell table:style-name="ce56" office:value-type="float" office:value="255542" calcext:value-type="float">
            <text:p>255,542</text:p>
          </table:table-cell>
          <table:table-cell table:style-name="ce56" office:value-type="float" office:value="263487" calcext:value-type="float">
            <text:p>263,487</text:p>
          </table:table-cell>
          <table:table-cell table:style-name="ce56" office:value-type="float" office:value="268071" calcext:value-type="float">
            <text:p>268,071</text:p>
          </table:table-cell>
          <table:table-cell table:style-name="ce56" office:value-type="float" office:value="270766" calcext:value-type="float">
            <text:p>270,766</text:p>
          </table:table-cell>
          <table:table-cell table:style-name="ce56" office:value-type="float" office:value="274154" calcext:value-type="float">
            <text:p>274,154</text:p>
          </table:table-cell>
          <table:table-cell table:style-name="ce56" office:value-type="float" office:value="278945" calcext:value-type="float">
            <text:p>278,945</text:p>
          </table:table-cell>
          <table:table-cell table:style-name="ce56" office:value-type="float" office:value="283693" calcext:value-type="float">
            <text:p>283,693</text:p>
          </table:table-cell>
          <table:table-cell table:style-name="ce56" office:value-type="float" office:value="290096" calcext:value-type="float">
            <text:p>290,096</text:p>
          </table:table-cell>
          <table:table-cell table:style-name="ce56" office:value-type="float" office:value="295289" calcext:value-type="float">
            <text:p>295,289</text:p>
          </table:table-cell>
          <table:table-cell table:style-name="ce56" office:value-type="float" office:value="299612" calcext:value-type="float">
            <text:p>299,612</text:p>
          </table:table-cell>
          <table:table-cell table:number-columns-repeated="1011"/>
        </table:table-row>
        <table:table-row table:style-name="ro3">
          <table:table-cell table:style-name="ce41" office:value-type="string" calcext:value-type="string">
            <text:p>.<text:span text:style-name="T1">Wilmington, NC Metro Area</text:span></text:p>
          </table:table-cell>
          <table:table-cell table:style-name="ce56" office:value-type="float" office:value="254884" calcext:value-type="float">
            <text:p>254,884</text:p>
          </table:table-cell>
          <table:table-cell table:style-name="ce56" office:value-type="float" office:value="254879" calcext:value-type="float">
            <text:p>254,879</text:p>
          </table:table-cell>
          <table:table-cell table:style-name="ce56" office:value-type="float" office:value="255699" calcext:value-type="float">
            <text:p>255,699</text:p>
          </table:table-cell>
          <table:table-cell table:style-name="ce56" office:value-type="float" office:value="259141" calcext:value-type="float">
            <text:p>259,141</text:p>
          </table:table-cell>
          <table:table-cell table:style-name="ce56" office:value-type="float" office:value="262759" calcext:value-type="float">
            <text:p>262,759</text:p>
          </table:table-cell>
          <table:table-cell table:style-name="ce56" office:value-type="float" office:value="267700" calcext:value-type="float">
            <text:p>267,700</text:p>
          </table:table-cell>
          <table:table-cell table:style-name="ce56" office:value-type="float" office:value="271863" calcext:value-type="float">
            <text:p>271,863</text:p>
          </table:table-cell>
          <table:table-cell table:style-name="ce56" office:value-type="float" office:value="276848" calcext:value-type="float">
            <text:p>276,848</text:p>
          </table:table-cell>
          <table:table-cell table:style-name="ce56" office:value-type="float" office:value="283580" calcext:value-type="float">
            <text:p>283,580</text:p>
          </table:table-cell>
          <table:table-cell table:style-name="ce56" office:value-type="float" office:value="289447" calcext:value-type="float">
            <text:p>289,447</text:p>
          </table:table-cell>
          <table:table-cell table:style-name="ce56" office:value-type="float" office:value="294273" calcext:value-type="float">
            <text:p>294,273</text:p>
          </table:table-cell>
          <table:table-cell table:style-name="ce56" office:value-type="float" office:value="297533" calcext:value-type="float">
            <text:p>297,533</text:p>
          </table:table-cell>
          <table:table-cell table:number-columns-repeated="1011"/>
        </table:table-row>
        <table:table-row table:style-name="ro3">
          <table:table-cell table:style-name="ce41" office:value-type="string" calcext:value-type="string">
            <text:p>.<text:span text:style-name="T1">Olympia-Lacey-Tumwater, WA Metro Area</text:span></text:p>
          </table:table-cell>
          <table:table-cell table:style-name="ce56" office:value-type="float" office:value="252264" calcext:value-type="float">
            <text:p>252,264</text:p>
          </table:table-cell>
          <table:table-cell table:style-name="ce56" office:value-type="float" office:value="252260" calcext:value-type="float">
            <text:p>252,260</text:p>
          </table:table-cell>
          <table:table-cell table:style-name="ce56" office:value-type="float" office:value="253001" calcext:value-type="float">
            <text:p>253,001</text:p>
          </table:table-cell>
          <table:table-cell table:style-name="ce56" office:value-type="float" office:value="256386" calcext:value-type="float">
            <text:p>256,386</text:p>
          </table:table-cell>
          <table:table-cell table:style-name="ce56" office:value-type="float" office:value="258527" calcext:value-type="float">
            <text:p>258,527</text:p>
          </table:table-cell>
          <table:table-cell table:style-name="ce56" office:value-type="float" office:value="261852" calcext:value-type="float">
            <text:p>261,852</text:p>
          </table:table-cell>
          <table:table-cell table:style-name="ce56" office:value-type="float" office:value="264909" calcext:value-type="float">
            <text:p>264,909</text:p>
          </table:table-cell>
          <table:table-cell table:style-name="ce56" office:value-type="float" office:value="267978" calcext:value-type="float">
            <text:p>267,978</text:p>
          </table:table-cell>
          <table:table-cell table:style-name="ce56" office:value-type="float" office:value="273714" calcext:value-type="float">
            <text:p>273,714</text:p>
          </table:table-cell>
          <table:table-cell table:style-name="ce56" office:value-type="float" office:value="280269" calcext:value-type="float">
            <text:p>280,269</text:p>
          </table:table-cell>
          <table:table-cell table:style-name="ce56" office:value-type="float" office:value="286056" calcext:value-type="float">
            <text:p>286,056</text:p>
          </table:table-cell>
          <table:table-cell table:style-name="ce56" office:value-type="float" office:value="290536" calcext:value-type="float">
            <text:p>290,536</text:p>
          </table:table-cell>
          <table:table-cell table:number-columns-repeated="1011"/>
        </table:table-row>
        <table:table-row table:style-name="ro3">
          <table:table-cell table:style-name="ce41" office:value-type="string" calcext:value-type="string">
            <text:p>.<text:span text:style-name="T1">Utica-Rome, NY Metro Area</text:span></text:p>
          </table:table-cell>
          <table:table-cell table:style-name="ce56" office:value-type="float" office:value="299397" calcext:value-type="float">
            <text:p>299,397</text:p>
          </table:table-cell>
          <table:table-cell table:style-name="ce56" office:value-type="float" office:value="299329" calcext:value-type="float">
            <text:p>299,329</text:p>
          </table:table-cell>
          <table:table-cell table:style-name="ce56" office:value-type="float" office:value="299226" calcext:value-type="float">
            <text:p>299,226</text:p>
          </table:table-cell>
          <table:table-cell table:style-name="ce56" office:value-type="float" office:value="298604" calcext:value-type="float">
            <text:p>298,604</text:p>
          </table:table-cell>
          <table:table-cell table:style-name="ce56" office:value-type="float" office:value="297992" calcext:value-type="float">
            <text:p>297,992</text:p>
          </table:table-cell>
          <table:table-cell table:style-name="ce56" office:value-type="float" office:value="297230" calcext:value-type="float">
            <text:p>297,230</text:p>
          </table:table-cell>
          <table:table-cell table:style-name="ce56" office:value-type="float" office:value="295982" calcext:value-type="float">
            <text:p>295,982</text:p>
          </table:table-cell>
          <table:table-cell table:style-name="ce56" office:value-type="float" office:value="293916" calcext:value-type="float">
            <text:p>293,916</text:p>
          </table:table-cell>
          <table:table-cell table:style-name="ce56" office:value-type="float" office:value="292811" calcext:value-type="float">
            <text:p>292,811</text:p>
          </table:table-cell>
          <table:table-cell table:style-name="ce56" office:value-type="float" office:value="292174" calcext:value-type="float">
            <text:p>292,174</text:p>
          </table:table-cell>
          <table:table-cell table:style-name="ce56" office:value-type="float" office:value="291187" calcext:value-type="float">
            <text:p>291,187</text:p>
          </table:table-cell>
          <table:table-cell table:style-name="ce56" office:value-type="float" office:value="289990" calcext:value-type="float">
            <text:p>289,990</text:p>
          </table:table-cell>
          <table:table-cell table:number-columns-repeated="1011"/>
        </table:table-row>
        <table:table-row table:style-name="ro3">
          <table:table-cell table:style-name="ce41" office:value-type="string" calcext:value-type="string">
            <text:p>.<text:span text:style-name="T1">Duluth, MN-WI Metro Area</text:span></text:p>
          </table:table-cell>
          <table:table-cell table:style-name="ce56" office:value-type="float" office:value="290637" calcext:value-type="float">
            <text:p>290,637</text:p>
          </table:table-cell>
          <table:table-cell table:style-name="ce56" office:value-type="float" office:value="290636" calcext:value-type="float">
            <text:p>290,636</text:p>
          </table:table-cell>
          <table:table-cell table:style-name="ce56" office:value-type="float" office:value="290542" calcext:value-type="float">
            <text:p>290,542</text:p>
          </table:table-cell>
          <table:table-cell table:style-name="ce56" office:value-type="float" office:value="290594" calcext:value-type="float">
            <text:p>290,594</text:p>
          </table:table-cell>
          <table:table-cell table:style-name="ce56" office:value-type="float" office:value="290176" calcext:value-type="float">
            <text:p>290,176</text:p>
          </table:table-cell>
          <table:table-cell table:style-name="ce56" office:value-type="float" office:value="290193" calcext:value-type="float">
            <text:p>290,193</text:p>
          </table:table-cell>
          <table:table-cell table:style-name="ce56" office:value-type="float" office:value="290261" calcext:value-type="float">
            <text:p>290,261</text:p>
          </table:table-cell>
          <table:table-cell table:style-name="ce56" office:value-type="float" office:value="289741" calcext:value-type="float">
            <text:p>289,741</text:p>
          </table:table-cell>
          <table:table-cell table:style-name="ce56" office:value-type="float" office:value="289395" calcext:value-type="float">
            <text:p>289,395</text:p>
          </table:table-cell>
          <table:table-cell table:style-name="ce56" office:value-type="float" office:value="289108" calcext:value-type="float">
            <text:p>289,108</text:p>
          </table:table-cell>
          <table:table-cell table:style-name="ce56" office:value-type="float" office:value="289260" calcext:value-type="float">
            <text:p>289,260</text:p>
          </table:table-cell>
          <table:table-cell table:style-name="ce56" office:value-type="float" office:value="288732" calcext:value-type="float">
            <text:p>288,732</text:p>
          </table:table-cell>
          <table:table-cell table:number-columns-repeated="1011"/>
        </table:table-row>
        <table:table-row table:style-name="ro3">
          <table:table-cell table:style-name="ce41" office:value-type="string" calcext:value-type="string">
            <text:p>.<text:span text:style-name="T1">Hagerstown-Martinsburg, MD-WV Metro Area</text:span></text:p>
          </table:table-cell>
          <table:table-cell table:style-name="ce56" office:value-type="float" office:value="269140" calcext:value-type="float">
            <text:p>269,140</text:p>
          </table:table-cell>
          <table:table-cell table:style-name="ce56" office:value-type="float" office:value="269146" calcext:value-type="float">
            <text:p>269,146</text:p>
          </table:table-cell>
          <table:table-cell table:style-name="ce56" office:value-type="float" office:value="269833" calcext:value-type="float">
            <text:p>269,833</text:p>
          </table:table-cell>
          <table:table-cell table:style-name="ce56" office:value-type="float" office:value="271983" calcext:value-type="float">
            <text:p>271,983</text:p>
          </table:table-cell>
          <table:table-cell table:style-name="ce56" office:value-type="float" office:value="273429" calcext:value-type="float">
            <text:p>273,429</text:p>
          </table:table-cell>
          <table:table-cell table:style-name="ce56" office:value-type="float" office:value="274926" calcext:value-type="float">
            <text:p>274,926</text:p>
          </table:table-cell>
          <table:table-cell table:style-name="ce56" office:value-type="float" office:value="276755" calcext:value-type="float">
            <text:p>276,755</text:p>
          </table:table-cell>
          <table:table-cell table:style-name="ce56" office:value-type="float" office:value="278236" calcext:value-type="float">
            <text:p>278,236</text:p>
          </table:table-cell>
          <table:table-cell table:style-name="ce56" office:value-type="float" office:value="280717" calcext:value-type="float">
            <text:p>280,717</text:p>
          </table:table-cell>
          <table:table-cell table:style-name="ce56" office:value-type="float" office:value="282958" calcext:value-type="float">
            <text:p>282,958</text:p>
          </table:table-cell>
          <table:table-cell table:style-name="ce56" office:value-type="float" office:value="285722" calcext:value-type="float">
            <text:p>285,722</text:p>
          </table:table-cell>
          <table:table-cell table:style-name="ce56" office:value-type="float" office:value="288104" calcext:value-type="float">
            <text:p>288,104</text:p>
          </table:table-cell>
          <table:table-cell table:number-columns-repeated="1011"/>
        </table:table-row>
        <table:table-row table:style-name="ro3">
          <table:table-cell table:style-name="ce41" office:value-type="string" calcext:value-type="string">
            <text:p>.<text:span text:style-name="T1">Longview, TX Metro Area</text:span></text:p>
          </table:table-cell>
          <table:table-cell table:style-name="ce56" office:value-type="float" office:value="280000" calcext:value-type="float">
            <text:p>280,000</text:p>
          </table:table-cell>
          <table:table-cell table:style-name="ce56" office:value-type="float" office:value="280007" calcext:value-type="float">
            <text:p>280,007</text:p>
          </table:table-cell>
          <table:table-cell table:style-name="ce56" office:value-type="float" office:value="280487" calcext:value-type="float">
            <text:p>280,487</text:p>
          </table:table-cell>
          <table:table-cell table:style-name="ce56" office:value-type="float" office:value="282427" calcext:value-type="float">
            <text:p>282,427</text:p>
          </table:table-cell>
          <table:table-cell table:style-name="ce56" office:value-type="float" office:value="283056" calcext:value-type="float">
            <text:p>283,056</text:p>
          </table:table-cell>
          <table:table-cell table:style-name="ce56" office:value-type="float" office:value="282589" calcext:value-type="float">
            <text:p>282,589</text:p>
          </table:table-cell>
          <table:table-cell table:style-name="ce56" office:value-type="float" office:value="283219" calcext:value-type="float">
            <text:p>283,219</text:p>
          </table:table-cell>
          <table:table-cell table:style-name="ce56" office:value-type="float" office:value="283767" calcext:value-type="float">
            <text:p>283,767</text:p>
          </table:table-cell>
          <table:table-cell table:style-name="ce56" office:value-type="float" office:value="283641" calcext:value-type="float">
            <text:p>283,641</text:p>
          </table:table-cell>
          <table:table-cell table:style-name="ce56" office:value-type="float" office:value="284602" calcext:value-type="float">
            <text:p>284,602</text:p>
          </table:table-cell>
          <table:table-cell table:style-name="ce56" office:value-type="float" office:value="285315" calcext:value-type="float">
            <text:p>285,315</text:p>
          </table:table-cell>
          <table:table-cell table:style-name="ce56" office:value-type="float" office:value="286657" calcext:value-type="float">
            <text:p>286,657</text:p>
          </table:table-cell>
          <table:table-cell table:number-columns-repeated="1011"/>
        </table:table-row>
        <table:table-row table:style-name="ro3">
          <table:table-cell table:style-name="ce41" office:value-type="string" calcext:value-type="string">
            <text:p>.<text:span text:style-name="T1">Crestview-Fort Walton Beach-Destin, FL Metro Area</text:span></text:p>
          </table:table-cell>
          <table:table-cell table:style-name="ce56" office:value-type="float" office:value="235865" calcext:value-type="float">
            <text:p>235,865</text:p>
          </table:table-cell>
          <table:table-cell table:style-name="ce56" office:value-type="float" office:value="235870" calcext:value-type="float">
            <text:p>235,870</text:p>
          </table:table-cell>
          <table:table-cell table:style-name="ce56" office:value-type="float" office:value="235932" calcext:value-type="float">
            <text:p>235,932</text:p>
          </table:table-cell>
          <table:table-cell table:style-name="ce56" office:value-type="float" office:value="238704" calcext:value-type="float">
            <text:p>238,704</text:p>
          </table:table-cell>
          <table:table-cell table:style-name="ce56" office:value-type="float" office:value="246952" calcext:value-type="float">
            <text:p>246,952</text:p>
          </table:table-cell>
          <table:table-cell table:style-name="ce56" office:value-type="float" office:value="251881" calcext:value-type="float">
            <text:p>251,881</text:p>
          </table:table-cell>
          <table:table-cell table:style-name="ce56" office:value-type="float" office:value="255801" calcext:value-type="float">
            <text:p>255,801</text:p>
          </table:table-cell>
          <table:table-cell table:style-name="ce56" office:value-type="float" office:value="260814" calcext:value-type="float">
            <text:p>260,814</text:p>
          </table:table-cell>
          <table:table-cell table:style-name="ce56" office:value-type="float" office:value="265492" calcext:value-type="float">
            <text:p>265,492</text:p>
          </table:table-cell>
          <table:table-cell table:style-name="ce56" office:value-type="float" office:value="271499" calcext:value-type="float">
            <text:p>271,499</text:p>
          </table:table-cell>
          <table:table-cell table:style-name="ce56" office:value-type="float" office:value="277666" calcext:value-type="float">
            <text:p>277,666</text:p>
          </table:table-cell>
          <table:table-cell table:style-name="ce56" office:value-type="float" office:value="284809" calcext:value-type="float">
            <text:p>284,809</text:p>
          </table:table-cell>
          <table:table-cell table:number-columns-repeated="1011"/>
        </table:table-row>
        <table:table-row table:style-name="ro3">
          <table:table-cell table:style-name="ce41" office:value-type="string" calcext:value-type="string">
            <text:p>.<text:span text:style-name="T1">San Luis Obispo-Paso Robles, CA Metro Area</text:span></text:p>
          </table:table-cell>
          <table:table-cell table:style-name="ce56" office:value-type="float" office:value="269637" calcext:value-type="float">
            <text:p>269,637</text:p>
          </table:table-cell>
          <table:table-cell table:style-name="ce56" office:value-type="float" office:value="269597" calcext:value-type="float">
            <text:p>269,597</text:p>
          </table:table-cell>
          <table:table-cell table:style-name="ce56" office:value-type="float" office:value="269802" calcext:value-type="float">
            <text:p>269,802</text:p>
          </table:table-cell>
          <table:table-cell table:style-name="ce56" office:value-type="float" office:value="271058" calcext:value-type="float">
            <text:p>271,058</text:p>
          </table:table-cell>
          <table:table-cell table:style-name="ce56" office:value-type="float" office:value="274160" calcext:value-type="float">
            <text:p>274,160</text:p>
          </table:table-cell>
          <table:table-cell table:style-name="ce56" office:value-type="float" office:value="275696" calcext:value-type="float">
            <text:p>275,696</text:p>
          </table:table-cell>
          <table:table-cell table:style-name="ce56" office:value-type="float" office:value="278227" calcext:value-type="float">
            <text:p>278,227</text:p>
          </table:table-cell>
          <table:table-cell table:style-name="ce56" office:value-type="float" office:value="280077" calcext:value-type="float">
            <text:p>280,077</text:p>
          </table:table-cell>
          <table:table-cell table:style-name="ce56" office:value-type="float" office:value="281803" calcext:value-type="float">
            <text:p>281,803</text:p>
          </table:table-cell>
          <table:table-cell table:style-name="ce56" office:value-type="float" office:value="282481" calcext:value-type="float">
            <text:p>282,481</text:p>
          </table:table-cell>
          <table:table-cell table:style-name="ce56" office:value-type="float" office:value="283354" calcext:value-type="float">
            <text:p>283,354</text:p>
          </table:table-cell>
          <table:table-cell table:style-name="ce56" office:value-type="float" office:value="283111" calcext:value-type="float">
            <text:p>283,111</text:p>
          </table:table-cell>
          <table:table-cell table:number-columns-repeated="1011"/>
        </table:table-row>
        <table:table-row table:style-name="ro3">
          <table:table-cell table:style-name="ce41" office:value-type="string" calcext:value-type="string">
            <text:p>.<text:span text:style-name="T1">Merced, CA Metro Area</text:span></text:p>
          </table:table-cell>
          <table:table-cell table:style-name="ce56" office:value-type="float" office:value="255793" calcext:value-type="float">
            <text:p>255,793</text:p>
          </table:table-cell>
          <table:table-cell table:style-name="ce56" office:value-type="float" office:value="255796" calcext:value-type="float">
            <text:p>255,796</text:p>
          </table:table-cell>
          <table:table-cell table:style-name="ce56" office:value-type="float" office:value="256721" calcext:value-type="float">
            <text:p>256,721</text:p>
          </table:table-cell>
          <table:table-cell table:style-name="ce56" office:value-type="float" office:value="259297" calcext:value-type="float">
            <text:p>259,297</text:p>
          </table:table-cell>
          <table:table-cell table:style-name="ce56" office:value-type="float" office:value="260867" calcext:value-type="float">
            <text:p>260,867</text:p>
          </table:table-cell>
          <table:table-cell table:style-name="ce56" office:value-type="float" office:value="262026" calcext:value-type="float">
            <text:p>262,026</text:p>
          </table:table-cell>
          <table:table-cell table:style-name="ce56" office:value-type="float" office:value="264419" calcext:value-type="float">
            <text:p>264,419</text:p>
          </table:table-cell>
          <table:table-cell table:style-name="ce56" office:value-type="float" office:value="266353" calcext:value-type="float">
            <text:p>266,353</text:p>
          </table:table-cell>
          <table:table-cell table:style-name="ce56" office:value-type="float" office:value="267628" calcext:value-type="float">
            <text:p>267,628</text:p>
          </table:table-cell>
          <table:table-cell table:style-name="ce56" office:value-type="float" office:value="271096" calcext:value-type="float">
            <text:p>271,096</text:p>
          </table:table-cell>
          <table:table-cell table:style-name="ce56" office:value-type="float" office:value="274151" calcext:value-type="float">
            <text:p>274,151</text:p>
          </table:table-cell>
          <table:table-cell table:style-name="ce56" office:value-type="float" office:value="277680" calcext:value-type="float">
            <text:p>277,680</text:p>
          </table:table-cell>
          <table:table-cell table:number-columns-repeated="1011"/>
        </table:table-row>
        <table:table-row table:style-name="ro3">
          <table:table-cell table:style-name="ce41" office:value-type="string" calcext:value-type="string">
            <text:p>.<text:span text:style-name="T1">Laredo, TX Metro Area</text:span></text:p>
          </table:table-cell>
          <table:table-cell table:number-columns-repeated="2" table:style-name="ce56" office:value-type="float" office:value="250304" calcext:value-type="float">
            <text:p>250,304</text:p>
          </table:table-cell>
          <table:table-cell table:style-name="ce56" office:value-type="float" office:value="251370" calcext:value-type="float">
            <text:p>251,370</text:p>
          </table:table-cell>
          <table:table-cell table:style-name="ce56" office:value-type="float" office:value="255935" calcext:value-type="float">
            <text:p>255,935</text:p>
          </table:table-cell>
          <table:table-cell table:style-name="ce56" office:value-type="float" office:value="260595" calcext:value-type="float">
            <text:p>260,595</text:p>
          </table:table-cell>
          <table:table-cell table:style-name="ce56" office:value-type="float" office:value="264430" calcext:value-type="float">
            <text:p>264,430</text:p>
          </table:table-cell>
          <table:table-cell table:style-name="ce56" office:value-type="float" office:value="267465" calcext:value-type="float">
            <text:p>267,465</text:p>
          </table:table-cell>
          <table:table-cell table:style-name="ce56" office:value-type="float" office:value="269865" calcext:value-type="float">
            <text:p>269,865</text:p>
          </table:table-cell>
          <table:table-cell table:style-name="ce56" office:value-type="float" office:value="272301" calcext:value-type="float">
            <text:p>272,301</text:p>
          </table:table-cell>
          <table:table-cell table:style-name="ce56" office:value-type="float" office:value="273691" calcext:value-type="float">
            <text:p>273,691</text:p>
          </table:table-cell>
          <table:table-cell table:style-name="ce56" office:value-type="float" office:value="275120" calcext:value-type="float">
            <text:p>275,120</text:p>
          </table:table-cell>
          <table:table-cell table:style-name="ce56" office:value-type="float" office:value="276652" calcext:value-type="float">
            <text:p>276,652</text:p>
          </table:table-cell>
          <table:table-cell table:number-columns-repeated="1011"/>
        </table:table-row>
        <table:table-row table:style-name="ro3">
          <table:table-cell table:style-name="ce41" office:value-type="string" calcext:value-type="string">
            <text:p>.<text:span text:style-name="T1">Waco, TX Metro Area</text:span></text:p>
          </table:table-cell>
          <table:table-cell table:style-name="ce56" office:value-type="float" office:value="252772" calcext:value-type="float">
            <text:p>252,772</text:p>
          </table:table-cell>
          <table:table-cell table:style-name="ce56" office:value-type="float" office:value="252766" calcext:value-type="float">
            <text:p>252,766</text:p>
          </table:table-cell>
          <table:table-cell table:style-name="ce56" office:value-type="float" office:value="253808" calcext:value-type="float">
            <text:p>253,808</text:p>
          </table:table-cell>
          <table:table-cell table:style-name="ce56" office:value-type="float" office:value="255700" calcext:value-type="float">
            <text:p>255,700</text:p>
          </table:table-cell>
          <table:table-cell table:style-name="ce56" office:value-type="float" office:value="256938" calcext:value-type="float">
            <text:p>256,938</text:p>
          </table:table-cell>
          <table:table-cell table:style-name="ce56" office:value-type="float" office:value="258685" calcext:value-type="float">
            <text:p>258,685</text:p>
          </table:table-cell>
          <table:table-cell table:style-name="ce56" office:value-type="float" office:value="260376" calcext:value-type="float">
            <text:p>260,376</text:p>
          </table:table-cell>
          <table:table-cell table:style-name="ce56" office:value-type="float" office:value="262660" calcext:value-type="float">
            <text:p>262,660</text:p>
          </table:table-cell>
          <table:table-cell table:style-name="ce56" office:value-type="float" office:value="264829" calcext:value-type="float">
            <text:p>264,829</text:p>
          </table:table-cell>
          <table:table-cell table:style-name="ce56" office:value-type="float" office:value="268971" calcext:value-type="float">
            <text:p>268,971</text:p>
          </table:table-cell>
          <table:table-cell table:style-name="ce56" office:value-type="float" office:value="271427" calcext:value-type="float">
            <text:p>271,427</text:p>
          </table:table-cell>
          <table:table-cell table:style-name="ce56" office:value-type="float" office:value="273920" calcext:value-type="float">
            <text:p>273,920</text:p>
          </table:table-cell>
          <table:table-cell table:number-columns-repeated="1011"/>
        </table:table-row>
        <table:table-row table:style-name="ro3">
          <table:table-cell table:style-name="ce41" office:value-type="string" calcext:value-type="string">
            <text:p>.<text:span text:style-name="T1">Santa Cruz-Watsonville, CA Metro Area</text:span></text:p>
          </table:table-cell>
          <table:table-cell table:style-name="ce56" office:value-type="float" office:value="262382" calcext:value-type="float">
            <text:p>262,382</text:p>
          </table:table-cell>
          <table:table-cell table:style-name="ce56" office:value-type="float" office:value="262350" calcext:value-type="float">
            <text:p>262,350</text:p>
          </table:table-cell>
          <table:table-cell table:style-name="ce56" office:value-type="float" office:value="263147" calcext:value-type="float">
            <text:p>263,147</text:p>
          </table:table-cell>
          <table:table-cell table:style-name="ce56" office:value-type="float" office:value="264858" calcext:value-type="float">
            <text:p>264,858</text:p>
          </table:table-cell>
          <table:table-cell table:style-name="ce56" office:value-type="float" office:value="266340" calcext:value-type="float">
            <text:p>266,340</text:p>
          </table:table-cell>
          <table:table-cell table:style-name="ce56" office:value-type="float" office:value="268816" calcext:value-type="float">
            <text:p>268,816</text:p>
          </table:table-cell>
          <table:table-cell table:style-name="ce56" office:value-type="float" office:value="270861" calcext:value-type="float">
            <text:p>270,861</text:p>
          </table:table-cell>
          <table:table-cell table:style-name="ce56" office:value-type="float" office:value="273503" calcext:value-type="float">
            <text:p>273,503</text:p>
          </table:table-cell>
          <table:table-cell table:style-name="ce56" office:value-type="float" office:value="274396" calcext:value-type="float">
            <text:p>274,396</text:p>
          </table:table-cell>
          <table:table-cell table:style-name="ce56" office:value-type="float" office:value="274856" calcext:value-type="float">
            <text:p>274,856</text:p>
          </table:table-cell>
          <table:table-cell table:style-name="ce56" office:value-type="float" office:value="273841" calcext:value-type="float">
            <text:p>273,841</text:p>
          </table:table-cell>
          <table:table-cell table:style-name="ce56" office:value-type="float" office:value="273213" calcext:value-type="float">
            <text:p>273,213</text:p>
          </table:table-cell>
          <table:table-cell table:number-columns-repeated="1011"/>
        </table:table-row>
        <table:table-row table:style-name="ro3">
          <table:table-cell table:style-name="ce41" office:value-type="string" calcext:value-type="string">
            <text:p>.<text:span text:style-name="T1">Cedar Rapids, IA Metro Area</text:span></text:p>
          </table:table-cell>
          <table:table-cell table:style-name="ce56" office:value-type="float" office:value="257940" calcext:value-type="float">
            <text:p>257,940</text:p>
          </table:table-cell>
          <table:table-cell table:style-name="ce56" office:value-type="float" office:value="257948" calcext:value-type="float">
            <text:p>257,948</text:p>
          </table:table-cell>
          <table:table-cell table:style-name="ce56" office:value-type="float" office:value="258440" calcext:value-type="float">
            <text:p>258,440</text:p>
          </table:table-cell>
          <table:table-cell table:style-name="ce56" office:value-type="float" office:value="261028" calcext:value-type="float">
            <text:p>261,028</text:p>
          </table:table-cell>
          <table:table-cell table:style-name="ce56" office:value-type="float" office:value="261916" calcext:value-type="float">
            <text:p>261,916</text:p>
          </table:table-cell>
          <table:table-cell table:style-name="ce56" office:value-type="float" office:value="262706" calcext:value-type="float">
            <text:p>262,706</text:p>
          </table:table-cell>
          <table:table-cell table:style-name="ce56" office:value-type="float" office:value="264300" calcext:value-type="float">
            <text:p>264,300</text:p>
          </table:table-cell>
          <table:table-cell table:style-name="ce56" office:value-type="float" office:value="266312" calcext:value-type="float">
            <text:p>266,312</text:p>
          </table:table-cell>
          <table:table-cell table:style-name="ce56" office:value-type="float" office:value="268224" calcext:value-type="float">
            <text:p>268,224</text:p>
          </table:table-cell>
          <table:table-cell table:style-name="ce56" office:value-type="float" office:value="270653" calcext:value-type="float">
            <text:p>270,653</text:p>
          </table:table-cell>
          <table:table-cell table:style-name="ce56" office:value-type="float" office:value="272061" calcext:value-type="float">
            <text:p>272,061</text:p>
          </table:table-cell>
          <table:table-cell table:style-name="ce56" office:value-type="float" office:value="273032" calcext:value-type="float">
            <text:p>273,032</text:p>
          </table:table-cell>
          <table:table-cell table:number-columns-repeated="1011"/>
        </table:table-row>
        <table:table-row table:style-name="ro3">
          <table:table-cell table:style-name="ce41" office:value-type="string" calcext:value-type="string">
            <text:p>.<text:span text:style-name="T1">Bremerton-Silverdale-Port Orchard, WA Metro Area</text:span></text:p>
          </table:table-cell>
          <table:table-cell table:style-name="ce56" office:value-type="float" office:value="251133" calcext:value-type="float">
            <text:p>251,133</text:p>
          </table:table-cell>
          <table:table-cell table:style-name="ce56" office:value-type="float" office:value="251143" calcext:value-type="float">
            <text:p>251,143</text:p>
          </table:table-cell>
          <table:table-cell table:style-name="ce56" office:value-type="float" office:value="251681" calcext:value-type="float">
            <text:p>251,681</text:p>
          </table:table-cell>
          <table:table-cell table:style-name="ce56" office:value-type="float" office:value="254297" calcext:value-type="float">
            <text:p>254,297</text:p>
          </table:table-cell>
          <table:table-cell table:style-name="ce56" office:value-type="float" office:value="254339" calcext:value-type="float">
            <text:p>254,339</text:p>
          </table:table-cell>
          <table:table-cell table:style-name="ce56" office:value-type="float" office:value="252401" calcext:value-type="float">
            <text:p>252,401</text:p>
          </table:table-cell>
          <table:table-cell table:style-name="ce56" office:value-type="float" office:value="253387" calcext:value-type="float">
            <text:p>253,387</text:p>
          </table:table-cell>
          <table:table-cell table:style-name="ce56" office:value-type="float" office:value="259232" calcext:value-type="float">
            <text:p>259,232</text:p>
          </table:table-cell>
          <table:table-cell table:style-name="ce56" office:value-type="float" office:value="263142" calcext:value-type="float">
            <text:p>263,142</text:p>
          </table:table-cell>
          <table:table-cell table:style-name="ce56" office:value-type="float" office:value="266289" calcext:value-type="float">
            <text:p>266,289</text:p>
          </table:table-cell>
          <table:table-cell table:style-name="ce56" office:value-type="float" office:value="269276" calcext:value-type="float">
            <text:p>269,276</text:p>
          </table:table-cell>
          <table:table-cell table:style-name="ce56" office:value-type="float" office:value="271473" calcext:value-type="float">
            <text:p>271,473</text:p>
          </table:table-cell>
          <table:table-cell table:number-columns-repeated="1011"/>
        </table:table-row>
        <table:table-row table:style-name="ro3">
          <table:table-cell table:style-name="ce41" office:value-type="string" calcext:value-type="string">
            <text:p>.<text:span text:style-name="T1">Erie, PA Metro Area</text:span></text:p>
          </table:table-cell>
          <table:table-cell table:style-name="ce56" office:value-type="float" office:value="280566" calcext:value-type="float">
            <text:p>280,566</text:p>
          </table:table-cell>
          <table:table-cell table:style-name="ce56" office:value-type="float" office:value="280584" calcext:value-type="float">
            <text:p>280,584</text:p>
          </table:table-cell>
          <table:table-cell table:style-name="ce56" office:value-type="float" office:value="280799" calcext:value-type="float">
            <text:p>280,799</text:p>
          </table:table-cell>
          <table:table-cell table:style-name="ce56" office:value-type="float" office:value="281327" calcext:value-type="float">
            <text:p>281,327</text:p>
          </table:table-cell>
          <table:table-cell table:style-name="ce56" office:value-type="float" office:value="281532" calcext:value-type="float">
            <text:p>281,532</text:p>
          </table:table-cell>
          <table:table-cell table:style-name="ce56" office:value-type="float" office:value="280717" calcext:value-type="float">
            <text:p>280,717</text:p>
          </table:table-cell>
          <table:table-cell table:style-name="ce56" office:value-type="float" office:value="279423" calcext:value-type="float">
            <text:p>279,423</text:p>
          </table:table-cell>
          <table:table-cell table:style-name="ce56" office:value-type="float" office:value="278174" calcext:value-type="float">
            <text:p>278,174</text:p>
          </table:table-cell>
          <table:table-cell table:style-name="ce56" office:value-type="float" office:value="276170" calcext:value-type="float">
            <text:p>276,170</text:p>
          </table:table-cell>
          <table:table-cell table:style-name="ce56" office:value-type="float" office:value="273558" calcext:value-type="float">
            <text:p>273,558</text:p>
          </table:table-cell>
          <table:table-cell table:style-name="ce56" office:value-type="float" office:value="271544" calcext:value-type="float">
            <text:p>271,544</text:p>
          </table:table-cell>
          <table:table-cell table:style-name="ce56" office:value-type="float" office:value="269728" calcext:value-type="float">
            <text:p>269,728</text:p>
          </table:table-cell>
          <table:table-cell table:number-columns-repeated="1011"/>
        </table:table-row>
        <table:table-row table:style-name="ro3">
          <table:table-cell table:style-name="ce41" office:value-type="string" calcext:value-type="string">
            <text:p>.<text:span text:style-name="T1">Sioux Falls, SD Metro Area</text:span></text:p>
          </table:table-cell>
          <table:table-cell table:style-name="ce56" office:value-type="float" office:value="228261" calcext:value-type="float">
            <text:p>228,261</text:p>
          </table:table-cell>
          <table:table-cell table:style-name="ce56" office:value-type="float" office:value="228264" calcext:value-type="float">
            <text:p>228,264</text:p>
          </table:table-cell>
          <table:table-cell table:style-name="ce56" office:value-type="float" office:value="229099" calcext:value-type="float">
            <text:p>229,099</text:p>
          </table:table-cell>
          <table:table-cell table:style-name="ce56" office:value-type="float" office:value="232150" calcext:value-type="float">
            <text:p>232,150</text:p>
          </table:table-cell>
          <table:table-cell table:style-name="ce56" office:value-type="float" office:value="237032" calcext:value-type="float">
            <text:p>237,032</text:p>
          </table:table-cell>
          <table:table-cell table:style-name="ce56" office:value-type="float" office:value="241772" calcext:value-type="float">
            <text:p>241,772</text:p>
          </table:table-cell>
          <table:table-cell table:style-name="ce56" office:value-type="float" office:value="246133" calcext:value-type="float">
            <text:p>246,133</text:p>
          </table:table-cell>
          <table:table-cell table:style-name="ce56" office:value-type="float" office:value="250012" calcext:value-type="float">
            <text:p>250,012</text:p>
          </table:table-cell>
          <table:table-cell table:style-name="ce56" office:value-type="float" office:value="254602" calcext:value-type="float">
            <text:p>254,602</text:p>
          </table:table-cell>
          <table:table-cell table:style-name="ce56" office:value-type="float" office:value="260083" calcext:value-type="float">
            <text:p>260,083</text:p>
          </table:table-cell>
          <table:table-cell table:style-name="ce56" office:value-type="float" office:value="263810" calcext:value-type="float">
            <text:p>263,810</text:p>
          </table:table-cell>
          <table:table-cell table:style-name="ce56" office:value-type="float" office:value="268232" calcext:value-type="float">
            <text:p>268,232</text:p>
          </table:table-cell>
          <table:table-cell table:number-columns-repeated="1011"/>
        </table:table-row>
        <table:table-row table:style-name="ro3">
          <table:table-cell table:style-name="ce41" office:value-type="string" calcext:value-type="string">
            <text:p>.<text:span text:style-name="T1">Norwich-New London, CT Metro Area</text:span></text:p>
          </table:table-cell>
          <table:table-cell table:style-name="ce56" office:value-type="float" office:value="274055" calcext:value-type="float">
            <text:p>274,055</text:p>
          </table:table-cell>
          <table:table-cell table:style-name="ce56" office:value-type="float" office:value="274070" calcext:value-type="float">
            <text:p>274,070</text:p>
          </table:table-cell>
          <table:table-cell table:style-name="ce56" office:value-type="float" office:value="274004" calcext:value-type="float">
            <text:p>274,004</text:p>
          </table:table-cell>
          <table:table-cell table:style-name="ce56" office:value-type="float" office:value="273037" calcext:value-type="float">
            <text:p>273,037</text:p>
          </table:table-cell>
          <table:table-cell table:style-name="ce56" office:value-type="float" office:value="274091" calcext:value-type="float">
            <text:p>274,091</text:p>
          </table:table-cell>
          <table:table-cell table:style-name="ce56" office:value-type="float" office:value="272976" calcext:value-type="float">
            <text:p>272,976</text:p>
          </table:table-cell>
          <table:table-cell table:style-name="ce56" office:value-type="float" office:value="271462" calcext:value-type="float">
            <text:p>271,462</text:p>
          </table:table-cell>
          <table:table-cell table:style-name="ce56" office:value-type="float" office:value="269636" calcext:value-type="float">
            <text:p>269,636</text:p>
          </table:table-cell>
          <table:table-cell table:style-name="ce56" office:value-type="float" office:value="268403" calcext:value-type="float">
            <text:p>268,403</text:p>
          </table:table-cell>
          <table:table-cell table:style-name="ce56" office:value-type="float" office:value="267419" calcext:value-type="float">
            <text:p>267,419</text:p>
          </table:table-cell>
          <table:table-cell table:style-name="ce56" office:value-type="float" office:value="266285" calcext:value-type="float">
            <text:p>266,285</text:p>
          </table:table-cell>
          <table:table-cell table:style-name="ce56" office:value-type="float" office:value="265206" calcext:value-type="float">
            <text:p>265,206</text:p>
          </table:table-cell>
          <table:table-cell table:number-columns-repeated="1011"/>
        </table:table-row>
        <table:table-row table:style-name="ro3">
          <table:table-cell table:style-name="ce41" office:value-type="string" calcext:value-type="string">
            <text:p>.<text:span text:style-name="T1">Kalamazoo-Portage, MI Metro Area</text:span></text:p>
          </table:table-cell>
          <table:table-cell table:style-name="ce56" office:value-type="float" office:value="250331" calcext:value-type="float">
            <text:p>250,331</text:p>
          </table:table-cell>
          <table:table-cell table:style-name="ce56" office:value-type="float" office:value="250327" calcext:value-type="float">
            <text:p>250,327</text:p>
          </table:table-cell>
          <table:table-cell table:style-name="ce56" office:value-type="float" office:value="250751" calcext:value-type="float">
            <text:p>250,751</text:p>
          </table:table-cell>
          <table:table-cell table:style-name="ce56" office:value-type="float" office:value="252600" calcext:value-type="float">
            <text:p>252,600</text:p>
          </table:table-cell>
          <table:table-cell table:style-name="ce56" office:value-type="float" office:value="255353" calcext:value-type="float">
            <text:p>255,353</text:p>
          </table:table-cell>
          <table:table-cell table:style-name="ce56" office:value-type="float" office:value="257311" calcext:value-type="float">
            <text:p>257,311</text:p>
          </table:table-cell>
          <table:table-cell table:style-name="ce56" office:value-type="float" office:value="258951" calcext:value-type="float">
            <text:p>258,951</text:p>
          </table:table-cell>
          <table:table-cell table:style-name="ce56" office:value-type="float" office:value="259676" calcext:value-type="float">
            <text:p>259,676</text:p>
          </table:table-cell>
          <table:table-cell table:style-name="ce56" office:value-type="float" office:value="261304" calcext:value-type="float">
            <text:p>261,304</text:p>
          </table:table-cell>
          <table:table-cell table:style-name="ce56" office:value-type="float" office:value="262998" calcext:value-type="float">
            <text:p>262,998</text:p>
          </table:table-cell>
          <table:table-cell table:style-name="ce56" office:value-type="float" office:value="264680" calcext:value-type="float">
            <text:p>264,680</text:p>
          </table:table-cell>
          <table:table-cell table:style-name="ce56" office:value-type="float" office:value="265066" calcext:value-type="float">
            <text:p>265,066</text:p>
          </table:table-cell>
          <table:table-cell table:number-columns-repeated="1011"/>
        </table:table-row>
        <table:table-row table:style-name="ro3">
          <table:table-cell table:style-name="ce41" office:value-type="string" calcext:value-type="string">
            <text:p>.<text:span text:style-name="T1">Amarillo, TX Metro Area</text:span></text:p>
          </table:table-cell>
          <table:table-cell table:style-name="ce56" office:value-type="float" office:value="251933" calcext:value-type="float">
            <text:p>251,933</text:p>
          </table:table-cell>
          <table:table-cell table:style-name="ce56" office:value-type="float" office:value="251935" calcext:value-type="float">
            <text:p>251,935</text:p>
          </table:table-cell>
          <table:table-cell table:style-name="ce56" office:value-type="float" office:value="252664" calcext:value-type="float">
            <text:p>252,664</text:p>
          </table:table-cell>
          <table:table-cell table:style-name="ce56" office:value-type="float" office:value="255975" calcext:value-type="float">
            <text:p>255,975</text:p>
          </table:table-cell>
          <table:table-cell table:style-name="ce56" office:value-type="float" office:value="257802" calcext:value-type="float">
            <text:p>257,802</text:p>
          </table:table-cell>
          <table:table-cell table:style-name="ce56" office:value-type="float" office:value="258896" calcext:value-type="float">
            <text:p>258,896</text:p>
          </table:table-cell>
          <table:table-cell table:style-name="ce56" office:value-type="float" office:value="260812" calcext:value-type="float">
            <text:p>260,812</text:p>
          </table:table-cell>
          <table:table-cell table:style-name="ce56" office:value-type="float" office:value="261618" calcext:value-type="float">
            <text:p>261,618</text:p>
          </table:table-cell>
          <table:table-cell table:style-name="ce56" office:value-type="float" office:value="262987" calcext:value-type="float">
            <text:p>262,987</text:p>
          </table:table-cell>
          <table:table-cell table:style-name="ce56" office:value-type="float" office:value="264331" calcext:value-type="float">
            <text:p>264,331</text:p>
          </table:table-cell>
          <table:table-cell table:style-name="ce56" office:value-type="float" office:value="264406" calcext:value-type="float">
            <text:p>264,406</text:p>
          </table:table-cell>
          <table:table-cell table:style-name="ce56" office:value-type="float" office:value="265053" calcext:value-type="float">
            <text:p>265,053</text:p>
          </table:table-cell>
          <table:table-cell table:number-columns-repeated="1011"/>
        </table:table-row>
        <table:table-row table:style-name="ro3">
          <table:table-cell table:style-name="ce41" office:value-type="string" calcext:value-type="string">
            <text:p>.<text:span text:style-name="T1">College Station-Bryan, TX Metro Area</text:span></text:p>
          </table:table-cell>
          <table:table-cell table:style-name="ce56" office:value-type="float" office:value="228660" calcext:value-type="float">
            <text:p>228,660</text:p>
          </table:table-cell>
          <table:table-cell table:style-name="ce56" office:value-type="float" office:value="228668" calcext:value-type="float">
            <text:p>228,668</text:p>
          </table:table-cell>
          <table:table-cell table:style-name="ce56" office:value-type="float" office:value="229458" calcext:value-type="float">
            <text:p>229,458</text:p>
          </table:table-cell>
          <table:table-cell table:style-name="ce56" office:value-type="float" office:value="231435" calcext:value-type="float">
            <text:p>231,435</text:p>
          </table:table-cell>
          <table:table-cell table:style-name="ce56" office:value-type="float" office:value="234148" calcext:value-type="float">
            <text:p>234,148</text:p>
          </table:table-cell>
          <table:table-cell table:style-name="ce56" office:value-type="float" office:value="237816" calcext:value-type="float">
            <text:p>237,816</text:p>
          </table:table-cell>
          <table:table-cell table:style-name="ce56" office:value-type="float" office:value="242830" calcext:value-type="float">
            <text:p>242,830</text:p>
          </table:table-cell>
          <table:table-cell table:style-name="ce56" office:value-type="float" office:value="250567" calcext:value-type="float">
            <text:p>250,567</text:p>
          </table:table-cell>
          <table:table-cell table:style-name="ce56" office:value-type="float" office:value="254391" calcext:value-type="float">
            <text:p>254,391</text:p>
          </table:table-cell>
          <table:table-cell table:style-name="ce56" office:value-type="float" office:value="259123" calcext:value-type="float">
            <text:p>259,123</text:p>
          </table:table-cell>
          <table:table-cell table:style-name="ce56" office:value-type="float" office:value="261335" calcext:value-type="float">
            <text:p>261,335</text:p>
          </table:table-cell>
          <table:table-cell table:style-name="ce56" office:value-type="float" office:value="264728" calcext:value-type="float">
            <text:p>264,728</text:p>
          </table:table-cell>
          <table:table-cell table:number-columns-repeated="1011"/>
        </table:table-row>
        <table:table-row table:style-name="ro3">
          <table:table-cell table:style-name="ce41" office:value-type="string" calcext:value-type="string">
            <text:p>.<text:span text:style-name="T1">Atlantic City-Hammonton, NJ Metro Area</text:span></text:p>
          </table:table-cell>
          <table:table-cell table:style-name="ce56" office:value-type="float" office:value="274549" calcext:value-type="float">
            <text:p>274,549</text:p>
          </table:table-cell>
          <table:table-cell table:style-name="ce56" office:value-type="float" office:value="274525" calcext:value-type="float">
            <text:p>274,525</text:p>
          </table:table-cell>
          <table:table-cell table:style-name="ce56" office:value-type="float" office:value="274648" calcext:value-type="float">
            <text:p>274,648</text:p>
          </table:table-cell>
          <table:table-cell table:style-name="ce56" office:value-type="float" office:value="274621" calcext:value-type="float">
            <text:p>274,621</text:p>
          </table:table-cell>
          <table:table-cell table:style-name="ce56" office:value-type="float" office:value="274629" calcext:value-type="float">
            <text:p>274,629</text:p>
          </table:table-cell>
          <table:table-cell table:style-name="ce56" office:value-type="float" office:value="274314" calcext:value-type="float">
            <text:p>274,314</text:p>
          </table:table-cell>
          <table:table-cell table:style-name="ce56" office:value-type="float" office:value="272578" calcext:value-type="float">
            <text:p>272,578</text:p>
          </table:table-cell>
          <table:table-cell table:style-name="ce56" office:value-type="float" office:value="270153" calcext:value-type="float">
            <text:p>270,153</text:p>
          </table:table-cell>
          <table:table-cell table:style-name="ce56" office:value-type="float" office:value="267217" calcext:value-type="float">
            <text:p>267,217</text:p>
          </table:table-cell>
          <table:table-cell table:style-name="ce56" office:value-type="float" office:value="265498" calcext:value-type="float">
            <text:p>265,498</text:p>
          </table:table-cell>
          <table:table-cell table:style-name="ce56" office:value-type="float" office:value="263989" calcext:value-type="float">
            <text:p>263,989</text:p>
          </table:table-cell>
          <table:table-cell table:style-name="ce56" office:value-type="float" office:value="263670" calcext:value-type="float">
            <text:p>263,670</text:p>
          </table:table-cell>
          <table:table-cell table:number-columns-repeated="1011"/>
        </table:table-row>
        <table:table-row table:style-name="ro3">
          <table:table-cell table:style-name="ce41" office:value-type="string" calcext:value-type="string">
            <text:p>.<text:span text:style-name="T1">Lynchburg, VA Metro Area</text:span></text:p>
          </table:table-cell>
          <table:table-cell table:style-name="ce56" office:value-type="float" office:value="252634" calcext:value-type="float">
            <text:p>252,634</text:p>
          </table:table-cell>
          <table:table-cell table:style-name="ce56" office:value-type="float" office:value="252654" calcext:value-type="float">
            <text:p>252,654</text:p>
          </table:table-cell>
          <table:table-cell table:style-name="ce56" office:value-type="float" office:value="252969" calcext:value-type="float">
            <text:p>252,969</text:p>
          </table:table-cell>
          <table:table-cell table:style-name="ce56" office:value-type="float" office:value="254190" calcext:value-type="float">
            <text:p>254,190</text:p>
          </table:table-cell>
          <table:table-cell table:style-name="ce56" office:value-type="float" office:value="255725" calcext:value-type="float">
            <text:p>255,725</text:p>
          </table:table-cell>
          <table:table-cell table:style-name="ce56" office:value-type="float" office:value="256832" calcext:value-type="float">
            <text:p>256,832</text:p>
          </table:table-cell>
          <table:table-cell table:style-name="ce56" office:value-type="float" office:value="257953" calcext:value-type="float">
            <text:p>257,953</text:p>
          </table:table-cell>
          <table:table-cell table:style-name="ce56" office:value-type="float" office:value="259447" calcext:value-type="float">
            <text:p>259,447</text:p>
          </table:table-cell>
          <table:table-cell table:style-name="ce56" office:value-type="float" office:value="260537" calcext:value-type="float">
            <text:p>260,537</text:p>
          </table:table-cell>
          <table:table-cell table:style-name="ce56" office:value-type="float" office:value="261813" calcext:value-type="float">
            <text:p>261,813</text:p>
          </table:table-cell>
          <table:table-cell table:style-name="ce56" office:value-type="float" office:value="262893" calcext:value-type="float">
            <text:p>262,893</text:p>
          </table:table-cell>
          <table:table-cell table:style-name="ce56" office:value-type="float" office:value="263566" calcext:value-type="float">
            <text:p>263,566</text:p>
          </table:table-cell>
          <table:table-cell table:number-columns-repeated="1011"/>
        </table:table-row>
        <table:table-row table:style-name="ro3">
          <table:table-cell table:style-name="ce42" office:value-type="string" calcext:value-type="string">
            <text:p>..<text:span text:style-name="T1">San Rafael, CA Metro Division</text:span></text:p>
          </table:table-cell>
          <table:table-cell table:style-name="ce56" office:value-type="float" office:value="252409" calcext:value-type="float">
            <text:p>252,409</text:p>
          </table:table-cell>
          <table:table-cell table:style-name="ce56" office:value-type="float" office:value="252430" calcext:value-type="float">
            <text:p>252,430</text:p>
          </table:table-cell>
          <table:table-cell table:style-name="ce56" office:value-type="float" office:value="252904" calcext:value-type="float">
            <text:p>252,904</text:p>
          </table:table-cell>
          <table:table-cell table:style-name="ce56" office:value-type="float" office:value="255376" calcext:value-type="float">
            <text:p>255,376</text:p>
          </table:table-cell>
          <table:table-cell table:style-name="ce56" office:value-type="float" office:value="256061" calcext:value-type="float">
            <text:p>256,061</text:p>
          </table:table-cell>
          <table:table-cell table:style-name="ce56" office:value-type="float" office:value="258409" calcext:value-type="float">
            <text:p>258,409</text:p>
          </table:table-cell>
          <table:table-cell table:style-name="ce56" office:value-type="float" office:value="260359" calcext:value-type="float">
            <text:p>260,359</text:p>
          </table:table-cell>
          <table:table-cell table:style-name="ce56" office:value-type="float" office:value="260916" calcext:value-type="float">
            <text:p>260,916</text:p>
          </table:table-cell>
          <table:table-cell table:style-name="ce56" office:value-type="float" office:value="260562" calcext:value-type="float">
            <text:p>260,562</text:p>
          </table:table-cell>
          <table:table-cell table:style-name="ce56" office:value-type="float" office:value="259749" calcext:value-type="float">
            <text:p>259,749</text:p>
          </table:table-cell>
          <table:table-cell table:style-name="ce56" office:value-type="float" office:value="259662" calcext:value-type="float">
            <text:p>259,662</text:p>
          </table:table-cell>
          <table:table-cell table:style-name="ce56" office:value-type="float" office:value="258826" calcext:value-type="float">
            <text:p>258,826</text:p>
          </table:table-cell>
          <table:table-cell table:number-columns-repeated="1011"/>
        </table:table-row>
        <table:table-row table:style-name="ro3">
          <table:table-cell table:style-name="ce41" office:value-type="string" calcext:value-type="string">
            <text:p>.<text:span text:style-name="T1">Charleston, WV Metro Area</text:span></text:p>
          </table:table-cell>
          <table:table-cell table:style-name="ce56" office:value-type="float" office:value="278009" calcext:value-type="float">
            <text:p>278,009</text:p>
          </table:table-cell>
          <table:table-cell table:style-name="ce56" office:value-type="float" office:value="277985" calcext:value-type="float">
            <text:p>277,985</text:p>
          </table:table-cell>
          <table:table-cell table:style-name="ce56" office:value-type="float" office:value="277805" calcext:value-type="float">
            <text:p>277,805</text:p>
          </table:table-cell>
          <table:table-cell table:style-name="ce56" office:value-type="float" office:value="276817" calcext:value-type="float">
            <text:p>276,817</text:p>
          </table:table-cell>
          <table:table-cell table:style-name="ce56" office:value-type="float" office:value="276704" calcext:value-type="float">
            <text:p>276,704</text:p>
          </table:table-cell>
          <table:table-cell table:style-name="ce56" office:value-type="float" office:value="275412" calcext:value-type="float">
            <text:p>275,412</text:p>
          </table:table-cell>
          <table:table-cell table:style-name="ce56" office:value-type="float" office:value="273606" calcext:value-type="float">
            <text:p>273,606</text:p>
          </table:table-cell>
          <table:table-cell table:style-name="ce56" office:value-type="float" office:value="270858" calcext:value-type="float">
            <text:p>270,858</text:p>
          </table:table-cell>
          <table:table-cell table:style-name="ce56" office:value-type="float" office:value="268130" calcext:value-type="float">
            <text:p>268,130</text:p>
          </table:table-cell>
          <table:table-cell table:style-name="ce56" office:value-type="float" office:value="264227" calcext:value-type="float">
            <text:p>264,227</text:p>
          </table:table-cell>
          <table:table-cell table:style-name="ce56" office:value-type="float" office:value="260280" calcext:value-type="float">
            <text:p>260,280</text:p>
          </table:table-cell>
          <table:table-cell table:style-name="ce56" office:value-type="float" office:value="257074" calcext:value-type="float">
            <text:p>257,074</text:p>
          </table:table-cell>
          <table:table-cell table:number-columns-repeated="1011"/>
        </table:table-row>
        <table:table-row table:style-name="ro3">
          <table:table-cell table:style-name="ce41" office:value-type="string" calcext:value-type="string">
            <text:p>.<text:span text:style-name="T1">Tuscaloosa, AL Metro Area</text:span></text:p>
          </table:table-cell>
          <table:table-cell table:style-name="ce56" office:value-type="float" office:value="239207" calcext:value-type="float">
            <text:p>239,207</text:p>
          </table:table-cell>
          <table:table-cell table:style-name="ce56" office:value-type="float" office:value="239214" calcext:value-type="float">
            <text:p>239,214</text:p>
          </table:table-cell>
          <table:table-cell table:style-name="ce56" office:value-type="float" office:value="239481" calcext:value-type="float">
            <text:p>239,481</text:p>
          </table:table-cell>
          <table:table-cell table:style-name="ce56" office:value-type="float" office:value="240363" calcext:value-type="float">
            <text:p>240,363</text:p>
          </table:table-cell>
          <table:table-cell table:style-name="ce56" office:value-type="float" office:value="242328" calcext:value-type="float">
            <text:p>242,328</text:p>
          </table:table-cell>
          <table:table-cell table:style-name="ce56" office:value-type="float" office:value="244378" calcext:value-type="float">
            <text:p>244,378</text:p>
          </table:table-cell>
          <table:table-cell table:style-name="ce56" office:value-type="float" office:value="246988" calcext:value-type="float">
            <text:p>246,988</text:p>
          </table:table-cell>
          <table:table-cell table:style-name="ce56" office:value-type="float" office:value="249066" calcext:value-type="float">
            <text:p>249,066</text:p>
          </table:table-cell>
          <table:table-cell table:style-name="ce56" office:value-type="float" office:value="250099" calcext:value-type="float">
            <text:p>250,099</text:p>
          </table:table-cell>
          <table:table-cell table:style-name="ce56" office:value-type="float" office:value="250933" calcext:value-type="float">
            <text:p>250,933</text:p>
          </table:table-cell>
          <table:table-cell table:style-name="ce56" office:value-type="float" office:value="251257" calcext:value-type="float">
            <text:p>251,257</text:p>
          </table:table-cell>
          <table:table-cell table:style-name="ce56" office:value-type="float" office:value="252047" calcext:value-type="float">
            <text:p>252,047</text:p>
          </table:table-cell>
          <table:table-cell table:number-columns-repeated="1011"/>
        </table:table-row>
        <table:table-row table:style-name="ro3">
          <table:table-cell table:style-name="ce41" office:value-type="string" calcext:value-type="string">
            <text:p>.<text:span text:style-name="T1">Yakima, WA Metro Area</text:span></text:p>
          </table:table-cell>
          <table:table-cell table:style-name="ce56" office:value-type="float" office:value="243231" calcext:value-type="float">
            <text:p>243,231</text:p>
          </table:table-cell>
          <table:table-cell table:style-name="ce56" office:value-type="float" office:value="243240" calcext:value-type="float">
            <text:p>243,240</text:p>
          </table:table-cell>
          <table:table-cell table:style-name="ce56" office:value-type="float" office:value="244256" calcext:value-type="float">
            <text:p>244,256</text:p>
          </table:table-cell>
          <table:table-cell table:style-name="ce56" office:value-type="float" office:value="245926" calcext:value-type="float">
            <text:p>245,926</text:p>
          </table:table-cell>
          <table:table-cell table:style-name="ce56" office:value-type="float" office:value="246127" calcext:value-type="float">
            <text:p>246,127</text:p>
          </table:table-cell>
          <table:table-cell table:style-name="ce56" office:value-type="float" office:value="246485" calcext:value-type="float">
            <text:p>246,485</text:p>
          </table:table-cell>
          <table:table-cell table:style-name="ce56" office:value-type="float" office:value="246870" calcext:value-type="float">
            <text:p>246,870</text:p>
          </table:table-cell>
          <table:table-cell table:style-name="ce56" office:value-type="float" office:value="247800" calcext:value-type="float">
            <text:p>247,800</text:p>
          </table:table-cell>
          <table:table-cell table:style-name="ce56" office:value-type="float" office:value="249327" calcext:value-type="float">
            <text:p>249,327</text:p>
          </table:table-cell>
          <table:table-cell table:style-name="ce56" office:value-type="float" office:value="249922" calcext:value-type="float">
            <text:p>249,922</text:p>
          </table:table-cell>
          <table:table-cell table:style-name="ce56" office:value-type="float" office:value="250562" calcext:value-type="float">
            <text:p>250,562</text:p>
          </table:table-cell>
          <table:table-cell table:style-name="ce56" office:value-type="float" office:value="250873" calcext:value-type="float">
            <text:p>250,873</text:p>
          </table:table-cell>
          <table:table-cell table:number-columns-repeated="1011"/>
        </table:table-row>
        <table:table-row table:style-name="ro3">
          <table:table-cell table:style-name="ce41" office:value-type="string" calcext:value-type="string">
            <text:p>.<text:span text:style-name="T1">Fort Smith, AR-OK Metro Area</text:span></text:p>
          </table:table-cell>
          <table:table-cell table:style-name="ce56" office:value-type="float" office:value="248208" calcext:value-type="float">
            <text:p>248,208</text:p>
          </table:table-cell>
          <table:table-cell table:style-name="ce56" office:value-type="float" office:value="248240" calcext:value-type="float">
            <text:p>248,240</text:p>
          </table:table-cell>
          <table:table-cell table:style-name="ce56" office:value-type="float" office:value="248344" calcext:value-type="float">
            <text:p>248,344</text:p>
          </table:table-cell>
          <table:table-cell table:style-name="ce56" office:value-type="float" office:value="249236" calcext:value-type="float">
            <text:p>249,236</text:p>
          </table:table-cell>
          <table:table-cell table:style-name="ce56" office:value-type="float" office:value="249491" calcext:value-type="float">
            <text:p>249,491</text:p>
          </table:table-cell>
          <table:table-cell table:style-name="ce56" office:value-type="float" office:value="248569" calcext:value-type="float">
            <text:p>248,569</text:p>
          </table:table-cell>
          <table:table-cell table:style-name="ce56" office:value-type="float" office:value="248220" calcext:value-type="float">
            <text:p>248,220</text:p>
          </table:table-cell>
          <table:table-cell table:style-name="ce56" office:value-type="float" office:value="248820" calcext:value-type="float">
            <text:p>248,820</text:p>
          </table:table-cell>
          <table:table-cell table:style-name="ce56" office:value-type="float" office:value="249170" calcext:value-type="float">
            <text:p>249,170</text:p>
          </table:table-cell>
          <table:table-cell table:style-name="ce56" office:value-type="float" office:value="250231" calcext:value-type="float">
            <text:p>250,231</text:p>
          </table:table-cell>
          <table:table-cell table:style-name="ce56" office:value-type="float" office:value="250298" calcext:value-type="float">
            <text:p>250,298</text:p>
          </table:table-cell>
          <table:table-cell table:style-name="ce56" office:value-type="float" office:value="250368" calcext:value-type="float">
            <text:p>250,368</text:p>
          </table:table-cell>
          <table:table-cell table:number-columns-repeated="1011"/>
        </table:table-row>
        <table:table-row table:style-name="ro3">
          <table:table-cell table:style-name="ce41" office:value-type="string" calcext:value-type="string">
            <text:p>.<text:span text:style-name="T1">Fargo, ND-MN Metro Area</text:span></text:p>
          </table:table-cell>
          <table:table-cell table:number-columns-repeated="2" table:style-name="ce56" office:value-type="float" office:value="208777" calcext:value-type="float">
            <text:p>208,777</text:p>
          </table:table-cell>
          <table:table-cell table:style-name="ce56" office:value-type="float" office:value="209455" calcext:value-type="float">
            <text:p>209,455</text:p>
          </table:table-cell>
          <table:table-cell table:style-name="ce56" office:value-type="float" office:value="213222" calcext:value-type="float">
            <text:p>213,222</text:p>
          </table:table-cell>
          <table:table-cell table:style-name="ce56" office:value-type="float" office:value="217610" calcext:value-type="float">
            <text:p>217,610</text:p>
          </table:table-cell>
          <table:table-cell table:style-name="ce56" office:value-type="float" office:value="223360" calcext:value-type="float">
            <text:p>223,360</text:p>
          </table:table-cell>
          <table:table-cell table:style-name="ce56" office:value-type="float" office:value="227790" calcext:value-type="float">
            <text:p>227,790</text:p>
          </table:table-cell>
          <table:table-cell table:style-name="ce56" office:value-type="float" office:value="232891" calcext:value-type="float">
            <text:p>232,891</text:p>
          </table:table-cell>
          <table:table-cell table:style-name="ce56" office:value-type="float" office:value="237244" calcext:value-type="float">
            <text:p>237,244</text:p>
          </table:table-cell>
          <table:table-cell table:style-name="ce56" office:value-type="float" office:value="241511" calcext:value-type="float">
            <text:p>241,511</text:p>
          </table:table-cell>
          <table:table-cell table:style-name="ce56" office:value-type="float" office:value="244311" calcext:value-type="float">
            <text:p>244,311</text:p>
          </table:table-cell>
          <table:table-cell table:style-name="ce56" office:value-type="float" office:value="246145" calcext:value-type="float">
            <text:p>246,145</text:p>
          </table:table-cell>
          <table:table-cell table:number-columns-repeated="1011"/>
        </table:table-row>
        <table:table-row table:style-name="ro3">
          <table:table-cell table:style-name="ce41" office:value-type="string" calcext:value-type="string">
            <text:p>.<text:span text:style-name="T1">Binghamton, NY Metro Area</text:span></text:p>
          </table:table-cell>
          <table:table-cell table:style-name="ce56" office:value-type="float" office:value="251725" calcext:value-type="float">
            <text:p>251,725</text:p>
          </table:table-cell>
          <table:table-cell table:style-name="ce56" office:value-type="float" office:value="251724" calcext:value-type="float">
            <text:p>251,724</text:p>
          </table:table-cell>
          <table:table-cell table:style-name="ce56" office:value-type="float" office:value="251489" calcext:value-type="float">
            <text:p>251,489</text:p>
          </table:table-cell>
          <table:table-cell table:style-name="ce56" office:value-type="float" office:value="250238" calcext:value-type="float">
            <text:p>250,238</text:p>
          </table:table-cell>
          <table:table-cell table:style-name="ce56" office:value-type="float" office:value="248945" calcext:value-type="float">
            <text:p>248,945</text:p>
          </table:table-cell>
          <table:table-cell table:style-name="ce56" office:value-type="float" office:value="248017" calcext:value-type="float">
            <text:p>248,017</text:p>
          </table:table-cell>
          <table:table-cell table:style-name="ce56" office:value-type="float" office:value="247075" calcext:value-type="float">
            <text:p>247,075</text:p>
          </table:table-cell>
          <table:table-cell table:style-name="ce56" office:value-type="float" office:value="245283" calcext:value-type="float">
            <text:p>245,283</text:p>
          </table:table-cell>
          <table:table-cell table:style-name="ce56" office:value-type="float" office:value="243322" calcext:value-type="float">
            <text:p>243,322</text:p>
          </table:table-cell>
          <table:table-cell table:style-name="ce56" office:value-type="float" office:value="241709" calcext:value-type="float">
            <text:p>241,709</text:p>
          </table:table-cell>
          <table:table-cell table:style-name="ce56" office:value-type="float" office:value="240366" calcext:value-type="float">
            <text:p>240,366</text:p>
          </table:table-cell>
          <table:table-cell table:style-name="ce56" office:value-type="float" office:value="238691" calcext:value-type="float">
            <text:p>238,691</text:p>
          </table:table-cell>
          <table:table-cell table:number-columns-repeated="1011"/>
        </table:table-row>
        <table:table-row table:style-name="ro3">
          <table:table-cell table:style-name="ce41" office:value-type="string" calcext:value-type="string">
            <text:p>.<text:span text:style-name="T1">Appleton, WI Metro Area</text:span></text:p>
          </table:table-cell>
          <table:table-cell table:style-name="ce56" office:value-type="float" office:value="225666" calcext:value-type="float">
            <text:p>225,666</text:p>
          </table:table-cell>
          <table:table-cell table:style-name="ce56" office:value-type="float" office:value="225667" calcext:value-type="float">
            <text:p>225,667</text:p>
          </table:table-cell>
          <table:table-cell table:style-name="ce56" office:value-type="float" office:value="225948" calcext:value-type="float">
            <text:p>225,948</text:p>
          </table:table-cell>
          <table:table-cell table:style-name="ce56" office:value-type="float" office:value="227548" calcext:value-type="float">
            <text:p>227,548</text:p>
          </table:table-cell>
          <table:table-cell table:style-name="ce56" office:value-type="float" office:value="228656" calcext:value-type="float">
            <text:p>228,656</text:p>
          </table:table-cell>
          <table:table-cell table:style-name="ce56" office:value-type="float" office:value="229978" calcext:value-type="float">
            <text:p>229,978</text:p>
          </table:table-cell>
          <table:table-cell table:style-name="ce56" office:value-type="float" office:value="231627" calcext:value-type="float">
            <text:p>231,627</text:p>
          </table:table-cell>
          <table:table-cell table:style-name="ce56" office:value-type="float" office:value="233146" calcext:value-type="float">
            <text:p>233,146</text:p>
          </table:table-cell>
          <table:table-cell table:style-name="ce56" office:value-type="float" office:value="234200" calcext:value-type="float">
            <text:p>234,200</text:p>
          </table:table-cell>
          <table:table-cell table:style-name="ce56" office:value-type="float" office:value="235811" calcext:value-type="float">
            <text:p>235,811</text:p>
          </table:table-cell>
          <table:table-cell table:style-name="ce56" office:value-type="float" office:value="237011" calcext:value-type="float">
            <text:p>237,011</text:p>
          </table:table-cell>
          <table:table-cell table:style-name="ce56" office:value-type="float" office:value="237974" calcext:value-type="float">
            <text:p>237,974</text:p>
          </table:table-cell>
          <table:table-cell table:number-columns-repeated="1011"/>
        </table:table-row>
        <table:table-row table:style-name="ro3">
          <table:table-cell table:style-name="ce41" office:value-type="string" calcext:value-type="string">
            <text:p>.<text:span text:style-name="T1">Prescott Valley-Prescott, AZ Metro Area</text:span></text:p>
          </table:table-cell>
          <table:table-cell table:style-name="ce56" office:value-type="float" office:value="211033" calcext:value-type="float">
            <text:p>211,033</text:p>
          </table:table-cell>
          <table:table-cell table:style-name="ce56" office:value-type="float" office:value="211017" calcext:value-type="float">
            <text:p>211,017</text:p>
          </table:table-cell>
          <table:table-cell table:style-name="ce56" office:value-type="float" office:value="210983" calcext:value-type="float">
            <text:p>210,983</text:p>
          </table:table-cell>
          <table:table-cell table:style-name="ce56" office:value-type="float" office:value="211044" calcext:value-type="float">
            <text:p>211,044</text:p>
          </table:table-cell>
          <table:table-cell table:style-name="ce56" office:value-type="float" office:value="211990" calcext:value-type="float">
            <text:p>211,990</text:p>
          </table:table-cell>
          <table:table-cell table:style-name="ce56" office:value-type="float" office:value="214421" calcext:value-type="float">
            <text:p>214,421</text:p>
          </table:table-cell>
          <table:table-cell table:style-name="ce56" office:value-type="float" office:value="217716" calcext:value-type="float">
            <text:p>217,716</text:p>
          </table:table-cell>
          <table:table-cell table:style-name="ce56" office:value-type="float" office:value="220805" calcext:value-type="float">
            <text:p>220,805</text:p>
          </table:table-cell>
          <table:table-cell table:style-name="ce56" office:value-type="float" office:value="224575" calcext:value-type="float">
            <text:p>224,575</text:p>
          </table:table-cell>
          <table:table-cell table:style-name="ce56" office:value-type="float" office:value="228082" calcext:value-type="float">
            <text:p>228,082</text:p>
          </table:table-cell>
          <table:table-cell table:style-name="ce56" office:value-type="float" office:value="231772" calcext:value-type="float">
            <text:p>231,772</text:p>
          </table:table-cell>
          <table:table-cell table:style-name="ce56" office:value-type="float" office:value="235099" calcext:value-type="float">
            <text:p>235,099</text:p>
          </table:table-cell>
          <table:table-cell table:number-columns-repeated="1011"/>
        </table:table-row>
        <table:table-row table:style-name="ro3">
          <table:table-cell table:style-name="ce41" office:value-type="string" calcext:value-type="string">
            <text:p>.<text:span text:style-name="T1">Lafayette-West Lafayette, IN Metro Area</text:span></text:p>
          </table:table-cell>
          <table:table-cell table:style-name="ce56" office:value-type="float" office:value="210297" calcext:value-type="float">
            <text:p>210,297</text:p>
          </table:table-cell>
          <table:table-cell table:style-name="ce56" office:value-type="float" office:value="210310" calcext:value-type="float">
            <text:p>210,310</text:p>
          </table:table-cell>
          <table:table-cell table:style-name="ce56" office:value-type="float" office:value="210687" calcext:value-type="float">
            <text:p>210,687</text:p>
          </table:table-cell>
          <table:table-cell table:style-name="ce56" office:value-type="float" office:value="213230" calcext:value-type="float">
            <text:p>213,230</text:p>
          </table:table-cell>
          <table:table-cell table:style-name="ce56" office:value-type="float" office:value="216449" calcext:value-type="float">
            <text:p>216,449</text:p>
          </table:table-cell>
          <table:table-cell table:style-name="ce56" office:value-type="float" office:value="219183" calcext:value-type="float">
            <text:p>219,183</text:p>
          </table:table-cell>
          <table:table-cell table:style-name="ce56" office:value-type="float" office:value="221445" calcext:value-type="float">
            <text:p>221,445</text:p>
          </table:table-cell>
          <table:table-cell table:style-name="ce56" office:value-type="float" office:value="223573" calcext:value-type="float">
            <text:p>223,573</text:p>
          </table:table-cell>
          <table:table-cell table:style-name="ce56" office:value-type="float" office:value="227088" calcext:value-type="float">
            <text:p>227,088</text:p>
          </table:table-cell>
          <table:table-cell table:style-name="ce56" office:value-type="float" office:value="228101" calcext:value-type="float">
            <text:p>228,101</text:p>
          </table:table-cell>
          <table:table-cell table:style-name="ce56" office:value-type="float" office:value="230938" calcext:value-type="float">
            <text:p>230,938</text:p>
          </table:table-cell>
          <table:table-cell table:style-name="ce56" office:value-type="float" office:value="233002" calcext:value-type="float">
            <text:p>233,002</text:p>
          </table:table-cell>
          <table:table-cell table:number-columns-repeated="1011"/>
        </table:table-row>
        <table:table-row table:style-name="ro3">
          <table:table-cell table:style-name="ce41" office:value-type="string" calcext:value-type="string">
            <text:p>.<text:span text:style-name="T1">Tyler, TX Metro Area</text:span></text:p>
          </table:table-cell>
          <table:table-cell table:style-name="ce56" office:value-type="float" office:value="209714" calcext:value-type="float">
            <text:p>209,714</text:p>
          </table:table-cell>
          <table:table-cell table:style-name="ce56" office:value-type="float" office:value="209725" calcext:value-type="float">
            <text:p>209,725</text:p>
          </table:table-cell>
          <table:table-cell table:style-name="ce56" office:value-type="float" office:value="210408" calcext:value-type="float">
            <text:p>210,408</text:p>
          </table:table-cell>
          <table:table-cell table:style-name="ce56" office:value-type="float" office:value="212764" calcext:value-type="float">
            <text:p>212,764</text:p>
          </table:table-cell>
          <table:table-cell table:style-name="ce56" office:value-type="float" office:value="214811" calcext:value-type="float">
            <text:p>214,811</text:p>
          </table:table-cell>
          <table:table-cell table:style-name="ce56" office:value-type="float" office:value="216475" calcext:value-type="float">
            <text:p>216,475</text:p>
          </table:table-cell>
          <table:table-cell table:style-name="ce56" office:value-type="float" office:value="219642" calcext:value-type="float">
            <text:p>219,642</text:p>
          </table:table-cell>
          <table:table-cell table:style-name="ce56" office:value-type="float" office:value="222390" calcext:value-type="float">
            <text:p>222,390</text:p>
          </table:table-cell>
          <table:table-cell table:style-name="ce56" office:value-type="float" office:value="225161" calcext:value-type="float">
            <text:p>225,161</text:p>
          </table:table-cell>
          <table:table-cell table:style-name="ce56" office:value-type="float" office:value="227195" calcext:value-type="float">
            <text:p>227,195</text:p>
          </table:table-cell>
          <table:table-cell table:style-name="ce56" office:value-type="float" office:value="229749" calcext:value-type="float">
            <text:p>229,749</text:p>
          </table:table-cell>
          <table:table-cell table:style-name="ce56" office:value-type="float" office:value="232751" calcext:value-type="float">
            <text:p>232,751</text:p>
          </table:table-cell>
          <table:table-cell table:number-columns-repeated="1011"/>
        </table:table-row>
        <table:table-row table:style-name="ro3">
          <table:table-cell table:style-name="ce41" office:value-type="string" calcext:value-type="string">
            <text:p>.<text:span text:style-name="T1">Topeka, KS Metro Area</text:span></text:p>
          </table:table-cell>
          <table:table-cell table:style-name="ce56" office:value-type="float" office:value="233870" calcext:value-type="float">
            <text:p>233,870</text:p>
          </table:table-cell>
          <table:table-cell table:style-name="ce56" office:value-type="float" office:value="233860" calcext:value-type="float">
            <text:p>233,860</text:p>
          </table:table-cell>
          <table:table-cell table:style-name="ce56" office:value-type="float" office:value="234266" calcext:value-type="float">
            <text:p>234,266</text:p>
          </table:table-cell>
          <table:table-cell table:style-name="ce56" office:value-type="float" office:value="234696" calcext:value-type="float">
            <text:p>234,696</text:p>
          </table:table-cell>
          <table:table-cell table:style-name="ce56" office:value-type="float" office:value="234407" calcext:value-type="float">
            <text:p>234,407</text:p>
          </table:table-cell>
          <table:table-cell table:style-name="ce56" office:value-type="float" office:value="233838" calcext:value-type="float">
            <text:p>233,838</text:p>
          </table:table-cell>
          <table:table-cell table:style-name="ce56" office:value-type="float" office:value="233717" calcext:value-type="float">
            <text:p>233,717</text:p>
          </table:table-cell>
          <table:table-cell table:style-name="ce56" office:value-type="float" office:value="233520" calcext:value-type="float">
            <text:p>233,520</text:p>
          </table:table-cell>
          <table:table-cell table:style-name="ce56" office:value-type="float" office:value="233139" calcext:value-type="float">
            <text:p>233,139</text:p>
          </table:table-cell>
          <table:table-cell table:style-name="ce56" office:value-type="float" office:value="232994" calcext:value-type="float">
            <text:p>232,994</text:p>
          </table:table-cell>
          <table:table-cell table:style-name="ce56" office:value-type="float" office:value="232266" calcext:value-type="float">
            <text:p>232,266</text:p>
          </table:table-cell>
          <table:table-cell table:style-name="ce56" office:value-type="float" office:value="231969" calcext:value-type="float">
            <text:p>231,969</text:p>
          </table:table-cell>
          <table:table-cell table:number-columns-repeated="1011"/>
        </table:table-row>
        <table:table-row table:style-name="ro3">
          <table:table-cell table:style-name="ce41" office:value-type="string" calcext:value-type="string">
            <text:p>.<text:span text:style-name="T1">Macon-Bibb County, GA Metro Area</text:span></text:p>
          </table:table-cell>
          <table:table-cell table:style-name="ce56" office:value-type="float" office:value="232293" calcext:value-type="float">
            <text:p>232,293</text:p>
          </table:table-cell>
          <table:table-cell table:style-name="ce56" office:value-type="float" office:value="232245" calcext:value-type="float">
            <text:p>232,245</text:p>
          </table:table-cell>
          <table:table-cell table:style-name="ce56" office:value-type="float" office:value="232199" calcext:value-type="float">
            <text:p>232,199</text:p>
          </table:table-cell>
          <table:table-cell table:style-name="ce56" office:value-type="float" office:value="232707" calcext:value-type="float">
            <text:p>232,707</text:p>
          </table:table-cell>
          <table:table-cell table:style-name="ce56" office:value-type="float" office:value="232734" calcext:value-type="float">
            <text:p>232,734</text:p>
          </table:table-cell>
          <table:table-cell table:style-name="ce56" office:value-type="float" office:value="231225" calcext:value-type="float">
            <text:p>231,225</text:p>
          </table:table-cell>
          <table:table-cell table:style-name="ce56" office:value-type="float" office:value="230441" calcext:value-type="float">
            <text:p>230,441</text:p>
          </table:table-cell>
          <table:table-cell table:style-name="ce56" office:value-type="float" office:value="229795" calcext:value-type="float">
            <text:p>229,795</text:p>
          </table:table-cell>
          <table:table-cell table:style-name="ce56" office:value-type="float" office:value="229148" calcext:value-type="float">
            <text:p>229,148</text:p>
          </table:table-cell>
          <table:table-cell table:style-name="ce56" office:value-type="float" office:value="228985" calcext:value-type="float">
            <text:p>228,985</text:p>
          </table:table-cell>
          <table:table-cell table:style-name="ce56" office:value-type="float" office:value="229594" calcext:value-type="float">
            <text:p>229,594</text:p>
          </table:table-cell>
          <table:table-cell table:style-name="ce56" office:value-type="float" office:value="229996" calcext:value-type="float">
            <text:p>229,996</text:p>
          </table:table-cell>
          <table:table-cell table:number-columns-repeated="1011"/>
        </table:table-row>
        <table:table-row table:style-name="ro3">
          <table:table-cell table:style-name="ce41" office:value-type="string" calcext:value-type="string">
            <text:p>.<text:span text:style-name="T1">Bellingham, WA Metro Area</text:span></text:p>
          </table:table-cell>
          <table:table-cell table:style-name="ce56" office:value-type="float" office:value="201140" calcext:value-type="float">
            <text:p>201,140</text:p>
          </table:table-cell>
          <table:table-cell table:style-name="ce56" office:value-type="float" office:value="201146" calcext:value-type="float">
            <text:p>201,146</text:p>
          </table:table-cell>
          <table:table-cell table:style-name="ce56" office:value-type="float" office:value="201545" calcext:value-type="float">
            <text:p>201,545</text:p>
          </table:table-cell>
          <table:table-cell table:style-name="ce56" office:value-type="float" office:value="203490" calcext:value-type="float">
            <text:p>203,490</text:p>
          </table:table-cell>
          <table:table-cell table:style-name="ce56" office:value-type="float" office:value="204863" calcext:value-type="float">
            <text:p>204,863</text:p>
          </table:table-cell>
          <table:table-cell table:style-name="ce56" office:value-type="float" office:value="206073" calcext:value-type="float">
            <text:p>206,073</text:p>
          </table:table-cell>
          <table:table-cell table:style-name="ce56" office:value-type="float" office:value="208154" calcext:value-type="float">
            <text:p>208,154</text:p>
          </table:table-cell>
          <table:table-cell table:style-name="ce56" office:value-type="float" office:value="211836" calcext:value-type="float">
            <text:p>211,836</text:p>
          </table:table-cell>
          <table:table-cell table:style-name="ce56" office:value-type="float" office:value="216417" calcext:value-type="float">
            <text:p>216,417</text:p>
          </table:table-cell>
          <table:table-cell table:style-name="ce56" office:value-type="float" office:value="221410" calcext:value-type="float">
            <text:p>221,410</text:p>
          </table:table-cell>
          <table:table-cell table:style-name="ce56" office:value-type="float" office:value="225197" calcext:value-type="float">
            <text:p>225,197</text:p>
          </table:table-cell>
          <table:table-cell table:style-name="ce56" office:value-type="float" office:value="229247" calcext:value-type="float">
            <text:p>229,247</text:p>
          </table:table-cell>
          <table:table-cell table:number-columns-repeated="1011"/>
        </table:table-row>
        <table:table-row table:style-name="ro3">
          <table:table-cell table:style-name="ce41" office:value-type="string" calcext:value-type="string">
            <text:p>.<text:span text:style-name="T1">Champaign-Urbana, IL Metro Area</text:span></text:p>
          </table:table-cell>
          <table:table-cell table:style-name="ce56" office:value-type="float" office:value="217810" calcext:value-type="float">
            <text:p>217,810</text:p>
          </table:table-cell>
          <table:table-cell table:style-name="ce56" office:value-type="float" office:value="217806" calcext:value-type="float">
            <text:p>217,806</text:p>
          </table:table-cell>
          <table:table-cell table:style-name="ce56" office:value-type="float" office:value="218255" calcext:value-type="float">
            <text:p>218,255</text:p>
          </table:table-cell>
          <table:table-cell table:style-name="ce56" office:value-type="float" office:value="219876" calcext:value-type="float">
            <text:p>219,876</text:p>
          </table:table-cell>
          <table:table-cell table:style-name="ce56" office:value-type="float" office:value="221131" calcext:value-type="float">
            <text:p>221,131</text:p>
          </table:table-cell>
          <table:table-cell table:style-name="ce56" office:value-type="float" office:value="222854" calcext:value-type="float">
            <text:p>222,854</text:p>
          </table:table-cell>
          <table:table-cell table:style-name="ce56" office:value-type="float" office:value="224351" calcext:value-type="float">
            <text:p>224,351</text:p>
          </table:table-cell>
          <table:table-cell table:style-name="ce56" office:value-type="float" office:value="225732" calcext:value-type="float">
            <text:p>225,732</text:p>
          </table:table-cell>
          <table:table-cell table:style-name="ce56" office:value-type="float" office:value="226722" calcext:value-type="float">
            <text:p>226,722</text:p>
          </table:table-cell>
          <table:table-cell table:style-name="ce56" office:value-type="float" office:value="226847" calcext:value-type="float">
            <text:p>226,847</text:p>
          </table:table-cell>
          <table:table-cell table:style-name="ce56" office:value-type="float" office:value="226284" calcext:value-type="float">
            <text:p>226,284</text:p>
          </table:table-cell>
          <table:table-cell table:style-name="ce56" office:value-type="float" office:value="226033" calcext:value-type="float">
            <text:p>226,033</text:p>
          </table:table-cell>
          <table:table-cell table:number-columns-repeated="1011"/>
        </table:table-row>
        <table:table-row table:style-name="ro3">
          <table:table-cell table:style-name="ce41" office:value-type="string" calcext:value-type="string">
            <text:p>.<text:span text:style-name="T1">Daphne-Fairhope-Foley, AL Metro Area</text:span></text:p>
          </table:table-cell>
          <table:table-cell table:number-columns-repeated="2" table:style-name="ce56" office:value-type="float" office:value="182265" calcext:value-type="float">
            <text:p>182,265</text:p>
          </table:table-cell>
          <table:table-cell table:style-name="ce56" office:value-type="float" office:value="183112" calcext:value-type="float">
            <text:p>183,112</text:p>
          </table:table-cell>
          <table:table-cell table:style-name="ce56" office:value-type="float" office:value="186558" calcext:value-type="float">
            <text:p>186,558</text:p>
          </table:table-cell>
          <table:table-cell table:style-name="ce56" office:value-type="float" office:value="190145" calcext:value-type="float">
            <text:p>190,145</text:p>
          </table:table-cell>
          <table:table-cell table:style-name="ce56" office:value-type="float" office:value="194885" calcext:value-type="float">
            <text:p>194,885</text:p>
          </table:table-cell>
          <table:table-cell table:style-name="ce56" office:value-type="float" office:value="199183" calcext:value-type="float">
            <text:p>199,183</text:p>
          </table:table-cell>
          <table:table-cell table:style-name="ce56" office:value-type="float" office:value="202939" calcext:value-type="float">
            <text:p>202,939</text:p>
          </table:table-cell>
          <table:table-cell table:style-name="ce56" office:value-type="float" office:value="207601" calcext:value-type="float">
            <text:p>207,601</text:p>
          </table:table-cell>
          <table:table-cell table:style-name="ce56" office:value-type="float" office:value="212521" calcext:value-type="float">
            <text:p>212,521</text:p>
          </table:table-cell>
          <table:table-cell table:style-name="ce56" office:value-type="float" office:value="217855" calcext:value-type="float">
            <text:p>217,855</text:p>
          </table:table-cell>
          <table:table-cell table:style-name="ce56" office:value-type="float" office:value="223234" calcext:value-type="float">
            <text:p>223,234</text:p>
          </table:table-cell>
          <table:table-cell table:number-columns-repeated="1011"/>
        </table:table-row>
        <table:table-row table:style-name="ro3">
          <table:table-cell table:style-name="ce41" office:value-type="string" calcext:value-type="string">
            <text:p>.<text:span text:style-name="T1">Hilton Head Island-Bluffton, SC Metro Area</text:span></text:p>
          </table:table-cell>
          <table:table-cell table:number-columns-repeated="2" table:style-name="ce56" office:value-type="float" office:value="187010" calcext:value-type="float">
            <text:p>187,010</text:p>
          </table:table-cell>
          <table:table-cell table:style-name="ce56" office:value-type="float" office:value="187777" calcext:value-type="float">
            <text:p>187,777</text:p>
          </table:table-cell>
          <table:table-cell table:style-name="ce56" office:value-type="float" office:value="189330" calcext:value-type="float">
            <text:p>189,330</text:p>
          </table:table-cell>
          <table:table-cell table:style-name="ce56" office:value-type="float" office:value="193145" calcext:value-type="float">
            <text:p>193,145</text:p>
          </table:table-cell>
          <table:table-cell table:style-name="ce56" office:value-type="float" office:value="197292" calcext:value-type="float">
            <text:p>197,292</text:p>
          </table:table-cell>
          <table:table-cell table:style-name="ce56" office:value-type="float" office:value="201725" calcext:value-type="float">
            <text:p>201,725</text:p>
          </table:table-cell>
          <table:table-cell table:style-name="ce56" office:value-type="float" office:value="207256" calcext:value-type="float">
            <text:p>207,256</text:p>
          </table:table-cell>
          <table:table-cell table:style-name="ce56" office:value-type="float" office:value="211269" calcext:value-type="float">
            <text:p>211,269</text:p>
          </table:table-cell>
          <table:table-cell table:style-name="ce56" office:value-type="float" office:value="215019" calcext:value-type="float">
            <text:p>215,019</text:p>
          </table:table-cell>
          <table:table-cell table:style-name="ce56" office:value-type="float" office:value="218023" calcext:value-type="float">
            <text:p>218,023</text:p>
          </table:table-cell>
          <table:table-cell table:style-name="ce56" office:value-type="float" office:value="222195" calcext:value-type="float">
            <text:p>222,195</text:p>
          </table:table-cell>
          <table:table-cell table:number-columns-repeated="1011"/>
        </table:table-row>
        <table:table-row table:style-name="ro3">
          <table:table-cell table:style-name="ce41" office:value-type="string" calcext:value-type="string">
            <text:p>.<text:span text:style-name="T1">Rochester, MN Metro Area</text:span></text:p>
          </table:table-cell>
          <table:table-cell table:style-name="ce56" office:value-type="float" office:value="206877" calcext:value-type="float">
            <text:p>206,877</text:p>
          </table:table-cell>
          <table:table-cell table:style-name="ce56" office:value-type="float" office:value="206888" calcext:value-type="float">
            <text:p>206,888</text:p>
          </table:table-cell>
          <table:table-cell table:style-name="ce56" office:value-type="float" office:value="207222" calcext:value-type="float">
            <text:p>207,222</text:p>
          </table:table-cell>
          <table:table-cell table:style-name="ce56" office:value-type="float" office:value="208473" calcext:value-type="float">
            <text:p>208,473</text:p>
          </table:table-cell>
          <table:table-cell table:style-name="ce56" office:value-type="float" office:value="209547" calcext:value-type="float">
            <text:p>209,547</text:p>
          </table:table-cell>
          <table:table-cell table:style-name="ce56" office:value-type="float" office:value="211502" calcext:value-type="float">
            <text:p>211,502</text:p>
          </table:table-cell>
          <table:table-cell table:style-name="ce56" office:value-type="float" office:value="212659" calcext:value-type="float">
            <text:p>212,659</text:p>
          </table:table-cell>
          <table:table-cell table:style-name="ce56" office:value-type="float" office:value="213933" calcext:value-type="float">
            <text:p>213,933</text:p>
          </table:table-cell>
          <table:table-cell table:style-name="ce56" office:value-type="float" office:value="216163" calcext:value-type="float">
            <text:p>216,163</text:p>
          </table:table-cell>
          <table:table-cell table:style-name="ce56" office:value-type="float" office:value="217993" calcext:value-type="float">
            <text:p>217,993</text:p>
          </table:table-cell>
          <table:table-cell table:style-name="ce56" office:value-type="float" office:value="219814" calcext:value-type="float">
            <text:p>219,814</text:p>
          </table:table-cell>
          <table:table-cell table:style-name="ce56" office:value-type="float" office:value="221921" calcext:value-type="float">
            <text:p>221,921</text:p>
          </table:table-cell>
          <table:table-cell table:number-columns-repeated="1011"/>
        </table:table-row>
        <table:table-row table:style-name="ro3">
          <table:table-cell table:style-name="ce41" office:value-type="string" calcext:value-type="string">
            <text:p>.<text:span text:style-name="T1">Medford, OR Metro Area</text:span></text:p>
          </table:table-cell>
          <table:table-cell table:style-name="ce56" office:value-type="float" office:value="203206" calcext:value-type="float">
            <text:p>203,206</text:p>
          </table:table-cell>
          <table:table-cell table:style-name="ce56" office:value-type="float" office:value="203204" calcext:value-type="float">
            <text:p>203,204</text:p>
          </table:table-cell>
          <table:table-cell table:style-name="ce56" office:value-type="float" office:value="203341" calcext:value-type="float">
            <text:p>203,341</text:p>
          </table:table-cell>
          <table:table-cell table:style-name="ce56" office:value-type="float" office:value="204747" calcext:value-type="float">
            <text:p>204,747</text:p>
          </table:table-cell>
          <table:table-cell table:style-name="ce56" office:value-type="float" office:value="205852" calcext:value-type="float">
            <text:p>205,852</text:p>
          </table:table-cell>
          <table:table-cell table:style-name="ce56" office:value-type="float" office:value="207179" calcext:value-type="float">
            <text:p>207,179</text:p>
          </table:table-cell>
          <table:table-cell table:style-name="ce56" office:value-type="float" office:value="209189" calcext:value-type="float">
            <text:p>209,189</text:p>
          </table:table-cell>
          <table:table-cell table:style-name="ce56" office:value-type="float" office:value="211403" calcext:value-type="float">
            <text:p>211,403</text:p>
          </table:table-cell>
          <table:table-cell table:style-name="ce56" office:value-type="float" office:value="214366" calcext:value-type="float">
            <text:p>214,366</text:p>
          </table:table-cell>
          <table:table-cell table:style-name="ce56" office:value-type="float" office:value="216746" calcext:value-type="float">
            <text:p>216,746</text:p>
          </table:table-cell>
          <table:table-cell table:style-name="ce56" office:value-type="float" office:value="219411" calcext:value-type="float">
            <text:p>219,411</text:p>
          </table:table-cell>
          <table:table-cell table:style-name="ce56" office:value-type="float" office:value="220944" calcext:value-type="float">
            <text:p>220,944</text:p>
          </table:table-cell>
          <table:table-cell table:number-columns-repeated="1011"/>
        </table:table-row>
        <table:table-row table:style-name="ro3">
          <table:table-cell table:style-name="ce41" office:value-type="string" calcext:value-type="string">
            <text:p>.<text:span text:style-name="T1">Burlington-South Burlington, VT Metro Area</text:span></text:p>
          </table:table-cell>
          <table:table-cell table:style-name="ce56" office:value-type="float" office:value="211261" calcext:value-type="float">
            <text:p>211,261</text:p>
          </table:table-cell>
          <table:table-cell table:style-name="ce56" office:value-type="float" office:value="211264" calcext:value-type="float">
            <text:p>211,264</text:p>
          </table:table-cell>
          <table:table-cell table:style-name="ce56" office:value-type="float" office:value="211538" calcext:value-type="float">
            <text:p>211,538</text:p>
          </table:table-cell>
          <table:table-cell table:style-name="ce56" office:value-type="float" office:value="213235" calcext:value-type="float">
            <text:p>213,235</text:p>
          </table:table-cell>
          <table:table-cell table:style-name="ce56" office:value-type="float" office:value="213962" calcext:value-type="float">
            <text:p>213,962</text:p>
          </table:table-cell>
          <table:table-cell table:style-name="ce56" office:value-type="float" office:value="214827" calcext:value-type="float">
            <text:p>214,827</text:p>
          </table:table-cell>
          <table:table-cell table:style-name="ce56" office:value-type="float" office:value="215676" calcext:value-type="float">
            <text:p>215,676</text:p>
          </table:table-cell>
          <table:table-cell table:style-name="ce56" office:value-type="float" office:value="217152" calcext:value-type="float">
            <text:p>217,152</text:p>
          </table:table-cell>
          <table:table-cell table:style-name="ce56" office:value-type="float" office:value="217447" calcext:value-type="float">
            <text:p>217,447</text:p>
          </table:table-cell>
          <table:table-cell table:style-name="ce56" office:value-type="float" office:value="218975" calcext:value-type="float">
            <text:p>218,975</text:p>
          </table:table-cell>
          <table:table-cell table:style-name="ce56" office:value-type="float" office:value="219939" calcext:value-type="float">
            <text:p>219,939</text:p>
          </table:table-cell>
          <table:table-cell table:style-name="ce56" office:value-type="float" office:value="220411" calcext:value-type="float">
            <text:p>220,411</text:p>
          </table:table-cell>
          <table:table-cell table:number-columns-repeated="1011"/>
        </table:table-row>
        <table:table-row table:style-name="ro3">
          <table:table-cell table:style-name="ce41" office:value-type="string" calcext:value-type="string">
            <text:p>.<text:span text:style-name="T1">Chico, CA Metro Area</text:span></text:p>
          </table:table-cell>
          <table:table-cell table:style-name="ce56" office:value-type="float" office:value="220000" calcext:value-type="float">
            <text:p>220,000</text:p>
          </table:table-cell>
          <table:table-cell table:style-name="ce56" office:value-type="float" office:value="220005" calcext:value-type="float">
            <text:p>220,005</text:p>
          </table:table-cell>
          <table:table-cell table:style-name="ce56" office:value-type="float" office:value="219949" calcext:value-type="float">
            <text:p>219,949</text:p>
          </table:table-cell>
          <table:table-cell table:style-name="ce56" office:value-type="float" office:value="219975" calcext:value-type="float">
            <text:p>219,975</text:p>
          </table:table-cell>
          <table:table-cell table:style-name="ce56" office:value-type="float" office:value="220869" calcext:value-type="float">
            <text:p>220,869</text:p>
          </table:table-cell>
          <table:table-cell table:style-name="ce56" office:value-type="float" office:value="221641" calcext:value-type="float">
            <text:p>221,641</text:p>
          </table:table-cell>
          <table:table-cell table:style-name="ce56" office:value-type="float" office:value="223516" calcext:value-type="float">
            <text:p>223,516</text:p>
          </table:table-cell>
          <table:table-cell table:style-name="ce56" office:value-type="float" office:value="224631" calcext:value-type="float">
            <text:p>224,631</text:p>
          </table:table-cell>
          <table:table-cell table:style-name="ce56" office:value-type="float" office:value="226231" calcext:value-type="float">
            <text:p>226,231</text:p>
          </table:table-cell>
          <table:table-cell table:style-name="ce56" office:value-type="float" office:value="228696" calcext:value-type="float">
            <text:p>228,696</text:p>
          </table:table-cell>
          <table:table-cell table:style-name="ce56" office:value-type="float" office:value="230339" calcext:value-type="float">
            <text:p>230,339</text:p>
          </table:table-cell>
          <table:table-cell table:style-name="ce56" office:value-type="float" office:value="219186" calcext:value-type="float">
            <text:p>219,186</text:p>
          </table:table-cell>
          <table:table-cell table:number-columns-repeated="1011"/>
        </table:table-row>
        <table:table-row table:style-name="ro3">
          <table:table-cell table:style-name="ce41" office:value-type="string" calcext:value-type="string">
            <text:p>.<text:span text:style-name="T1">Charlottesville, VA Metro Area</text:span></text:p>
          </table:table-cell>
          <table:table-cell table:style-name="ce56" office:value-type="float" office:value="201559" calcext:value-type="float">
            <text:p>201,559</text:p>
          </table:table-cell>
          <table:table-cell table:style-name="ce56" office:value-type="float" office:value="201569" calcext:value-type="float">
            <text:p>201,569</text:p>
          </table:table-cell>
          <table:table-cell table:style-name="ce56" office:value-type="float" office:value="201891" calcext:value-type="float">
            <text:p>201,891</text:p>
          </table:table-cell>
          <table:table-cell table:style-name="ce56" office:value-type="float" office:value="203617" calcext:value-type="float">
            <text:p>203,617</text:p>
          </table:table-cell>
          <table:table-cell table:style-name="ce56" office:value-type="float" office:value="205532" calcext:value-type="float">
            <text:p>205,532</text:p>
          </table:table-cell>
          <table:table-cell table:style-name="ce56" office:value-type="float" office:value="206755" calcext:value-type="float">
            <text:p>206,755</text:p>
          </table:table-cell>
          <table:table-cell table:style-name="ce56" office:value-type="float" office:value="209187" calcext:value-type="float">
            <text:p>209,187</text:p>
          </table:table-cell>
          <table:table-cell table:style-name="ce56" office:value-type="float" office:value="211494" calcext:value-type="float">
            <text:p>211,494</text:p>
          </table:table-cell>
          <table:table-cell table:style-name="ce56" office:value-type="float" office:value="213675" calcext:value-type="float">
            <text:p>213,675</text:p>
          </table:table-cell>
          <table:table-cell table:style-name="ce56" office:value-type="float" office:value="216104" calcext:value-type="float">
            <text:p>216,104</text:p>
          </table:table-cell>
          <table:table-cell table:style-name="ce56" office:value-type="float" office:value="217335" calcext:value-type="float">
            <text:p>217,335</text:p>
          </table:table-cell>
          <table:table-cell table:style-name="ce56" office:value-type="float" office:value="218615" calcext:value-type="float">
            <text:p>218,615</text:p>
          </table:table-cell>
          <table:table-cell table:number-columns-repeated="1011"/>
        </table:table-row>
        <table:table-row table:style-name="ro3">
          <table:table-cell table:style-name="ce41" office:value-type="string" calcext:value-type="string">
            <text:p>.<text:span text:style-name="T1">Las Cruces, NM Metro Area</text:span></text:p>
          </table:table-cell>
          <table:table-cell table:style-name="ce56" office:value-type="float" office:value="209233" calcext:value-type="float">
            <text:p>209,233</text:p>
          </table:table-cell>
          <table:table-cell table:style-name="ce56" office:value-type="float" office:value="209217" calcext:value-type="float">
            <text:p>209,217</text:p>
          </table:table-cell>
          <table:table-cell table:style-name="ce56" office:value-type="float" office:value="210097" calcext:value-type="float">
            <text:p>210,097</text:p>
          </table:table-cell>
          <table:table-cell table:style-name="ce56" office:value-type="float" office:value="213126" calcext:value-type="float">
            <text:p>213,126</text:p>
          </table:table-cell>
          <table:table-cell table:style-name="ce56" office:value-type="float" office:value="214450" calcext:value-type="float">
            <text:p>214,450</text:p>
          </table:table-cell>
          <table:table-cell table:style-name="ce56" office:value-type="float" office:value="214288" calcext:value-type="float">
            <text:p>214,288</text:p>
          </table:table-cell>
          <table:table-cell table:style-name="ce56" office:value-type="float" office:value="213933" calcext:value-type="float">
            <text:p>213,933</text:p>
          </table:table-cell>
          <table:table-cell table:style-name="ce56" office:value-type="float" office:value="214034" calcext:value-type="float">
            <text:p>214,034</text:p>
          </table:table-cell>
          <table:table-cell table:style-name="ce56" office:value-type="float" office:value="214663" calcext:value-type="float">
            <text:p>214,663</text:p>
          </table:table-cell>
          <table:table-cell table:style-name="ce56" office:value-type="float" office:value="216174" calcext:value-type="float">
            <text:p>216,174</text:p>
          </table:table-cell>
          <table:table-cell table:style-name="ce56" office:value-type="float" office:value="217278" calcext:value-type="float">
            <text:p>217,278</text:p>
          </table:table-cell>
          <table:table-cell table:style-name="ce56" office:value-type="float" office:value="218195" calcext:value-type="float">
            <text:p>218,195</text:p>
          </table:table-cell>
          <table:table-cell table:number-columns-repeated="1011"/>
        </table:table-row>
        <table:table-row table:style-name="ro3">
          <table:table-cell table:style-name="ce41" office:value-type="string" calcext:value-type="string">
            <text:p>.<text:span text:style-name="T1">Yuma, AZ Metro Area</text:span></text:p>
          </table:table-cell>
          <table:table-cell table:style-name="ce56" office:value-type="float" office:value="195751" calcext:value-type="float">
            <text:p>195,751</text:p>
          </table:table-cell>
          <table:table-cell table:style-name="ce56" office:value-type="float" office:value="195750" calcext:value-type="float">
            <text:p>195,750</text:p>
          </table:table-cell>
          <table:table-cell table:style-name="ce56" office:value-type="float" office:value="197127" calcext:value-type="float">
            <text:p>197,127</text:p>
          </table:table-cell>
          <table:table-cell table:style-name="ce56" office:value-type="float" office:value="202841" calcext:value-type="float">
            <text:p>202,841</text:p>
          </table:table-cell>
          <table:table-cell table:style-name="ce56" office:value-type="float" office:value="202475" calcext:value-type="float">
            <text:p>202,475</text:p>
          </table:table-cell>
          <table:table-cell table:style-name="ce56" office:value-type="float" office:value="202420" calcext:value-type="float">
            <text:p>202,420</text:p>
          </table:table-cell>
          <table:table-cell table:style-name="ce56" office:value-type="float" office:value="204054" calcext:value-type="float">
            <text:p>204,054</text:p>
          </table:table-cell>
          <table:table-cell table:style-name="ce56" office:value-type="float" office:value="205186" calcext:value-type="float">
            <text:p>205,186</text:p>
          </table:table-cell>
          <table:table-cell table:style-name="ce56" office:value-type="float" office:value="207247" calcext:value-type="float">
            <text:p>207,247</text:p>
          </table:table-cell>
          <table:table-cell table:style-name="ce56" office:value-type="float" office:value="209507" calcext:value-type="float">
            <text:p>209,507</text:p>
          </table:table-cell>
          <table:table-cell table:style-name="ce56" office:value-type="float" office:value="211612" calcext:value-type="float">
            <text:p>211,612</text:p>
          </table:table-cell>
          <table:table-cell table:style-name="ce56" office:value-type="float" office:value="213787" calcext:value-type="float">
            <text:p>213,787</text:p>
          </table:table-cell>
          <table:table-cell table:number-columns-repeated="1011"/>
        </table:table-row>
        <table:table-row table:style-name="ro3">
          <table:table-cell table:style-name="ce41" office:value-type="string" calcext:value-type="string">
            <text:p>.<text:span text:style-name="T1">Athens-Clarke County, GA Metro Area</text:span></text:p>
          </table:table-cell>
          <table:table-cell table:style-name="ce56" office:value-type="float" office:value="192541" calcext:value-type="float">
            <text:p>192,541</text:p>
          </table:table-cell>
          <table:table-cell table:style-name="ce56" office:value-type="float" office:value="192567" calcext:value-type="float">
            <text:p>192,567</text:p>
          </table:table-cell>
          <table:table-cell table:style-name="ce56" office:value-type="float" office:value="193439" calcext:value-type="float">
            <text:p>193,439</text:p>
          </table:table-cell>
          <table:table-cell table:style-name="ce56" office:value-type="float" office:value="194375" calcext:value-type="float">
            <text:p>194,375</text:p>
          </table:table-cell>
          <table:table-cell table:style-name="ce56" office:value-type="float" office:value="195984" calcext:value-type="float">
            <text:p>195,984</text:p>
          </table:table-cell>
          <table:table-cell table:style-name="ce56" office:value-type="float" office:value="197590" calcext:value-type="float">
            <text:p>197,590</text:p>
          </table:table-cell>
          <table:table-cell table:style-name="ce56" office:value-type="float" office:value="198361" calcext:value-type="float">
            <text:p>198,361</text:p>
          </table:table-cell>
          <table:table-cell table:style-name="ce56" office:value-type="float" office:value="202565" calcext:value-type="float">
            <text:p>202,565</text:p>
          </table:table-cell>
          <table:table-cell table:style-name="ce56" office:value-type="float" office:value="205402" calcext:value-type="float">
            <text:p>205,402</text:p>
          </table:table-cell>
          <table:table-cell table:style-name="ce56" office:value-type="float" office:value="209106" calcext:value-type="float">
            <text:p>209,106</text:p>
          </table:table-cell>
          <table:table-cell table:style-name="ce56" office:value-type="float" office:value="211468" calcext:value-type="float">
            <text:p>211,468</text:p>
          </table:table-cell>
          <table:table-cell table:style-name="ce56" office:value-type="float" office:value="213750" calcext:value-type="float">
            <text:p>213,750</text:p>
          </table:table-cell>
          <table:table-cell table:number-columns-repeated="1011"/>
        </table:table-row>
        <table:table-row table:style-name="ro3">
          <table:table-cell table:style-name="ce41" office:value-type="string" calcext:value-type="string">
            <text:p>.<text:span text:style-name="T1">Barnstable Town, MA Metro Area</text:span></text:p>
          </table:table-cell>
          <table:table-cell table:style-name="ce56" office:value-type="float" office:value="215888" calcext:value-type="float">
            <text:p>215,888</text:p>
          </table:table-cell>
          <table:table-cell table:style-name="ce56" office:value-type="float" office:value="215880" calcext:value-type="float">
            <text:p>215,880</text:p>
          </table:table-cell>
          <table:table-cell table:style-name="ce56" office:value-type="float" office:value="215899" calcext:value-type="float">
            <text:p>215,899</text:p>
          </table:table-cell>
          <table:table-cell table:style-name="ce56" office:value-type="float" office:value="215356" calcext:value-type="float">
            <text:p>215,356</text:p>
          </table:table-cell>
          <table:table-cell table:style-name="ce56" office:value-type="float" office:value="214788" calcext:value-type="float">
            <text:p>214,788</text:p>
          </table:table-cell>
          <table:table-cell table:style-name="ce56" office:value-type="float" office:value="214518" calcext:value-type="float">
            <text:p>214,518</text:p>
          </table:table-cell>
          <table:table-cell table:style-name="ce56" office:value-type="float" office:value="214289" calcext:value-type="float">
            <text:p>214,289</text:p>
          </table:table-cell>
          <table:table-cell table:style-name="ce56" office:value-type="float" office:value="213877" calcext:value-type="float">
            <text:p>213,877</text:p>
          </table:table-cell>
          <table:table-cell table:style-name="ce56" office:value-type="float" office:value="213559" calcext:value-type="float">
            <text:p>213,559</text:p>
          </table:table-cell>
          <table:table-cell table:style-name="ce56" office:value-type="float" office:value="213581" calcext:value-type="float">
            <text:p>213,581</text:p>
          </table:table-cell>
          <table:table-cell table:style-name="ce56" office:value-type="float" office:value="213471" calcext:value-type="float">
            <text:p>213,471</text:p>
          </table:table-cell>
          <table:table-cell table:style-name="ce56" office:value-type="float" office:value="212990" calcext:value-type="float">
            <text:p>212,990</text:p>
          </table:table-cell>
          <table:table-cell table:number-columns-repeated="1011"/>
        </table:table-row>
        <table:table-row table:style-name="ro3">
          <table:table-cell table:style-name="ce41" office:value-type="string" calcext:value-type="string">
            <text:p>.<text:span text:style-name="T1">Lake Havasu City-Kingman, AZ Metro Area</text:span></text:p>
          </table:table-cell>
          <table:table-cell table:style-name="ce56" office:value-type="float" office:value="200186" calcext:value-type="float">
            <text:p>200,186</text:p>
          </table:table-cell>
          <table:table-cell table:style-name="ce56" office:value-type="float" office:value="200182" calcext:value-type="float">
            <text:p>200,182</text:p>
          </table:table-cell>
          <table:table-cell table:style-name="ce56" office:value-type="float" office:value="200314" calcext:value-type="float">
            <text:p>200,314</text:p>
          </table:table-cell>
          <table:table-cell table:style-name="ce56" office:value-type="float" office:value="202812" calcext:value-type="float">
            <text:p>202,812</text:p>
          </table:table-cell>
          <table:table-cell table:style-name="ce56" office:value-type="float" office:value="203347" calcext:value-type="float">
            <text:p>203,347</text:p>
          </table:table-cell>
          <table:table-cell table:style-name="ce56" office:value-type="float" office:value="203126" calcext:value-type="float">
            <text:p>203,126</text:p>
          </table:table-cell>
          <table:table-cell table:style-name="ce56" office:value-type="float" office:value="203423" calcext:value-type="float">
            <text:p>203,423</text:p>
          </table:table-cell>
          <table:table-cell table:style-name="ce56" office:value-type="float" office:value="204574" calcext:value-type="float">
            <text:p>204,574</text:p>
          </table:table-cell>
          <table:table-cell table:style-name="ce56" office:value-type="float" office:value="205412" calcext:value-type="float">
            <text:p>205,412</text:p>
          </table:table-cell>
          <table:table-cell table:style-name="ce56" office:value-type="float" office:value="207017" calcext:value-type="float">
            <text:p>207,017</text:p>
          </table:table-cell>
          <table:table-cell table:style-name="ce56" office:value-type="float" office:value="209292" calcext:value-type="float">
            <text:p>209,292</text:p>
          </table:table-cell>
          <table:table-cell table:style-name="ce56" office:value-type="float" office:value="212181" calcext:value-type="float">
            <text:p>212,181</text:p>
          </table:table-cell>
          <table:table-cell table:number-columns-repeated="1011"/>
        </table:table-row>
        <table:table-row table:style-name="ro3">
          <table:table-cell table:style-name="ce41" office:value-type="string" calcext:value-type="string">
            <text:p>.<text:span text:style-name="T1">Lake Charles, LA Metro Area</text:span></text:p>
          </table:table-cell>
          <table:table-cell table:style-name="ce56" office:value-type="float" office:value="199607" calcext:value-type="float">
            <text:p>199,607</text:p>
          </table:table-cell>
          <table:table-cell table:style-name="ce56" office:value-type="float" office:value="199640" calcext:value-type="float">
            <text:p>199,640</text:p>
          </table:table-cell>
          <table:table-cell table:style-name="ce56" office:value-type="float" office:value="199943" calcext:value-type="float">
            <text:p>199,943</text:p>
          </table:table-cell>
          <table:table-cell table:style-name="ce56" office:value-type="float" office:value="200534" calcext:value-type="float">
            <text:p>200,534</text:p>
          </table:table-cell>
          <table:table-cell table:style-name="ce56" office:value-type="float" office:value="201110" calcext:value-type="float">
            <text:p>201,110</text:p>
          </table:table-cell>
          <table:table-cell table:style-name="ce56" office:value-type="float" office:value="202205" calcext:value-type="float">
            <text:p>202,205</text:p>
          </table:table-cell>
          <table:table-cell table:style-name="ce56" office:value-type="float" office:value="203296" calcext:value-type="float">
            <text:p>203,296</text:p>
          </table:table-cell>
          <table:table-cell table:style-name="ce56" office:value-type="float" office:value="205275" calcext:value-type="float">
            <text:p>205,275</text:p>
          </table:table-cell>
          <table:table-cell table:style-name="ce56" office:value-type="float" office:value="207464" calcext:value-type="float">
            <text:p>207,464</text:p>
          </table:table-cell>
          <table:table-cell table:style-name="ce56" office:value-type="float" office:value="209410" calcext:value-type="float">
            <text:p>209,410</text:p>
          </table:table-cell>
          <table:table-cell table:style-name="ce56" office:value-type="float" office:value="210190" calcext:value-type="float">
            <text:p>210,190</text:p>
          </table:table-cell>
          <table:table-cell table:style-name="ce56" office:value-type="float" office:value="210409" calcext:value-type="float">
            <text:p>210,409</text:p>
          </table:table-cell>
          <table:table-cell table:number-columns-repeated="1011"/>
        </table:table-row>
        <table:table-row table:style-name="ro3">
          <table:table-cell table:style-name="ce41" office:value-type="string" calcext:value-type="string">
            <text:p>.<text:span text:style-name="T1">Columbia, MO Metro Area</text:span></text:p>
          </table:table-cell>
          <table:table-cell table:style-name="ce56" office:value-type="float" office:value="190387" calcext:value-type="float">
            <text:p>190,387</text:p>
          </table:table-cell>
          <table:table-cell table:style-name="ce56" office:value-type="float" office:value="190398" calcext:value-type="float">
            <text:p>190,398</text:p>
          </table:table-cell>
          <table:table-cell table:style-name="ce56" office:value-type="float" office:value="190947" calcext:value-type="float">
            <text:p>190,947</text:p>
          </table:table-cell>
          <table:table-cell table:style-name="ce56" office:value-type="float" office:value="194030" calcext:value-type="float">
            <text:p>194,030</text:p>
          </table:table-cell>
          <table:table-cell table:style-name="ce56" office:value-type="float" office:value="196540" calcext:value-type="float">
            <text:p>196,540</text:p>
          </table:table-cell>
          <table:table-cell table:style-name="ce56" office:value-type="float" office:value="198824" calcext:value-type="float">
            <text:p>198,824</text:p>
          </table:table-cell>
          <table:table-cell table:style-name="ce56" office:value-type="float" office:value="200492" calcext:value-type="float">
            <text:p>200,492</text:p>
          </table:table-cell>
          <table:table-cell table:style-name="ce56" office:value-type="float" office:value="202152" calcext:value-type="float">
            <text:p>202,152</text:p>
          </table:table-cell>
          <table:table-cell table:style-name="ce56" office:value-type="float" office:value="204049" calcext:value-type="float">
            <text:p>204,049</text:p>
          </table:table-cell>
          <table:table-cell table:style-name="ce56" office:value-type="float" office:value="205725" calcext:value-type="float">
            <text:p>205,725</text:p>
          </table:table-cell>
          <table:table-cell table:style-name="ce56" office:value-type="float" office:value="206746" calcext:value-type="float">
            <text:p>206,746</text:p>
          </table:table-cell>
          <table:table-cell table:style-name="ce56" office:value-type="float" office:value="208173" calcext:value-type="float">
            <text:p>208,173</text:p>
          </table:table-cell>
          <table:table-cell table:number-columns-repeated="1011"/>
        </table:table-row>
        <table:table-row table:style-name="ro3">
          <table:table-cell table:style-name="ce41" office:value-type="string" calcext:value-type="string">
            <text:p>.<text:span text:style-name="T1">Houma-Thibodaux, LA Metro Area</text:span></text:p>
          </table:table-cell>
          <table:table-cell table:style-name="ce56" office:value-type="float" office:value="208178" calcext:value-type="float">
            <text:p>208,178</text:p>
          </table:table-cell>
          <table:table-cell table:style-name="ce56" office:value-type="float" office:value="208185" calcext:value-type="float">
            <text:p>208,185</text:p>
          </table:table-cell>
          <table:table-cell table:style-name="ce56" office:value-type="float" office:value="208251" calcext:value-type="float">
            <text:p>208,251</text:p>
          </table:table-cell>
          <table:table-cell table:style-name="ce56" office:value-type="float" office:value="208713" calcext:value-type="float">
            <text:p>208,713</text:p>
          </table:table-cell>
          <table:table-cell table:style-name="ce56" office:value-type="float" office:value="208885" calcext:value-type="float">
            <text:p>208,885</text:p>
          </table:table-cell>
          <table:table-cell table:style-name="ce56" office:value-type="float" office:value="209983" calcext:value-type="float">
            <text:p>209,983</text:p>
          </table:table-cell>
          <table:table-cell table:style-name="ce56" office:value-type="float" office:value="211368" calcext:value-type="float">
            <text:p>211,368</text:p>
          </table:table-cell>
          <table:table-cell table:style-name="ce56" office:value-type="float" office:value="212131" calcext:value-type="float">
            <text:p>212,131</text:p>
          </table:table-cell>
          <table:table-cell table:style-name="ce56" office:value-type="float" office:value="211512" calcext:value-type="float">
            <text:p>211,512</text:p>
          </table:table-cell>
          <table:table-cell table:style-name="ce56" office:value-type="float" office:value="209946" calcext:value-type="float">
            <text:p>209,946</text:p>
          </table:table-cell>
          <table:table-cell table:style-name="ce56" office:value-type="float" office:value="209144" calcext:value-type="float">
            <text:p>209,144</text:p>
          </table:table-cell>
          <table:table-cell table:style-name="ce56" office:value-type="float" office:value="208075" calcext:value-type="float">
            <text:p>208,075</text:p>
          </table:table-cell>
          <table:table-cell table:number-columns-repeated="1011"/>
        </table:table-row>
        <table:table-row table:style-name="ro3">
          <table:table-cell table:style-name="ce41" office:value-type="string" calcext:value-type="string">
            <text:p>.<text:span text:style-name="T1">Springfield, IL Metro Area</text:span></text:p>
          </table:table-cell>
          <table:table-cell table:number-columns-repeated="2" table:style-name="ce56" office:value-type="float" office:value="210170" calcext:value-type="float">
            <text:p>210,170</text:p>
          </table:table-cell>
          <table:table-cell table:style-name="ce56" office:value-type="float" office:value="210465" calcext:value-type="float">
            <text:p>210,465</text:p>
          </table:table-cell>
          <table:table-cell table:style-name="ce56" office:value-type="float" office:value="211736" calcext:value-type="float">
            <text:p>211,736</text:p>
          </table:table-cell>
          <table:table-cell table:style-name="ce56" office:value-type="float" office:value="212095" calcext:value-type="float">
            <text:p>212,095</text:p>
          </table:table-cell>
          <table:table-cell table:style-name="ce56" office:value-type="float" office:value="211713" calcext:value-type="float">
            <text:p>211,713</text:p>
          </table:table-cell>
          <table:table-cell table:style-name="ce56" office:value-type="float" office:value="211692" calcext:value-type="float">
            <text:p>211,692</text:p>
          </table:table-cell>
          <table:table-cell table:style-name="ce56" office:value-type="float" office:value="211254" calcext:value-type="float">
            <text:p>211,254</text:p>
          </table:table-cell>
          <table:table-cell table:style-name="ce56" office:value-type="float" office:value="210424" calcext:value-type="float">
            <text:p>210,424</text:p>
          </table:table-cell>
          <table:table-cell table:style-name="ce56" office:value-type="float" office:value="209365" calcext:value-type="float">
            <text:p>209,365</text:p>
          </table:table-cell>
          <table:table-cell table:style-name="ce56" office:value-type="float" office:value="207928" calcext:value-type="float">
            <text:p>207,928</text:p>
          </table:table-cell>
          <table:table-cell table:style-name="ce56" office:value-type="float" office:value="206868" calcext:value-type="float">
            <text:p>206,868</text:p>
          </table:table-cell>
          <table:table-cell table:number-columns-repeated="1011"/>
        </table:table-row>
        <table:table-row table:style-name="ro3">
          <table:table-cell table:style-name="ce41" office:value-type="string" calcext:value-type="string">
            <text:p>.<text:span text:style-name="T1">Elkhart-Goshen, IN Metro Area</text:span></text:p>
          </table:table-cell>
          <table:table-cell table:style-name="ce56" office:value-type="float" office:value="197559" calcext:value-type="float">
            <text:p>197,559</text:p>
          </table:table-cell>
          <table:table-cell table:style-name="ce56" office:value-type="float" office:value="197569" calcext:value-type="float">
            <text:p>197,569</text:p>
          </table:table-cell>
          <table:table-cell table:style-name="ce56" office:value-type="float" office:value="197451" calcext:value-type="float">
            <text:p>197,451</text:p>
          </table:table-cell>
          <table:table-cell table:style-name="ce56" office:value-type="float" office:value="198279" calcext:value-type="float">
            <text:p>198,279</text:p>
          </table:table-cell>
          <table:table-cell table:style-name="ce56" office:value-type="float" office:value="198968" calcext:value-type="float">
            <text:p>198,968</text:p>
          </table:table-cell>
          <table:table-cell table:style-name="ce56" office:value-type="float" office:value="200205" calcext:value-type="float">
            <text:p>200,205</text:p>
          </table:table-cell>
          <table:table-cell table:style-name="ce56" office:value-type="float" office:value="201423" calcext:value-type="float">
            <text:p>201,423</text:p>
          </table:table-cell>
          <table:table-cell table:style-name="ce56" office:value-type="float" office:value="202995" calcext:value-type="float">
            <text:p>202,995</text:p>
          </table:table-cell>
          <table:table-cell table:style-name="ce56" office:value-type="float" office:value="203642" calcext:value-type="float">
            <text:p>203,642</text:p>
          </table:table-cell>
          <table:table-cell table:style-name="ce56" office:value-type="float" office:value="204194" calcext:value-type="float">
            <text:p>204,194</text:p>
          </table:table-cell>
          <table:table-cell table:style-name="ce56" office:value-type="float" office:value="205617" calcext:value-type="float">
            <text:p>205,617</text:p>
          </table:table-cell>
          <table:table-cell table:style-name="ce56" office:value-type="float" office:value="206341" calcext:value-type="float">
            <text:p>206,341</text:p>
          </table:table-cell>
          <table:table-cell table:number-columns-repeated="1011"/>
        </table:table-row>
        <table:table-row table:style-name="ro3">
          <table:table-cell table:style-name="ce41" office:value-type="string" calcext:value-type="string">
            <text:p>.<text:span text:style-name="T1">Florence, SC Metro Area</text:span></text:p>
          </table:table-cell>
          <table:table-cell table:style-name="ce56" office:value-type="float" office:value="205566" calcext:value-type="float">
            <text:p>205,566</text:p>
          </table:table-cell>
          <table:table-cell table:style-name="ce56" office:value-type="float" office:value="205576" calcext:value-type="float">
            <text:p>205,576</text:p>
          </table:table-cell>
          <table:table-cell table:style-name="ce56" office:value-type="float" office:value="205662" calcext:value-type="float">
            <text:p>205,662</text:p>
          </table:table-cell>
          <table:table-cell table:style-name="ce56" office:value-type="float" office:value="205800" calcext:value-type="float">
            <text:p>205,800</text:p>
          </table:table-cell>
          <table:table-cell table:style-name="ce56" office:value-type="float" office:value="206041" calcext:value-type="float">
            <text:p>206,041</text:p>
          </table:table-cell>
          <table:table-cell table:style-name="ce56" office:value-type="float" office:value="205986" calcext:value-type="float">
            <text:p>205,986</text:p>
          </table:table-cell>
          <table:table-cell table:style-name="ce56" office:value-type="float" office:value="206426" calcext:value-type="float">
            <text:p>206,426</text:p>
          </table:table-cell>
          <table:table-cell table:style-name="ce56" office:value-type="float" office:value="206235" calcext:value-type="float">
            <text:p>206,235</text:p>
          </table:table-cell>
          <table:table-cell table:style-name="ce56" office:value-type="float" office:value="205854" calcext:value-type="float">
            <text:p>205,854</text:p>
          </table:table-cell>
          <table:table-cell table:style-name="ce56" office:value-type="float" office:value="205476" calcext:value-type="float">
            <text:p>205,476</text:p>
          </table:table-cell>
          <table:table-cell table:style-name="ce56" office:value-type="float" office:value="205036" calcext:value-type="float">
            <text:p>205,036</text:p>
          </table:table-cell>
          <table:table-cell table:style-name="ce56" office:value-type="float" office:value="204911" calcext:value-type="float">
            <text:p>204,911</text:p>
          </table:table-cell>
          <table:table-cell table:number-columns-repeated="1011"/>
        </table:table-row>
        <table:table-row table:style-name="ro3">
          <table:table-cell table:style-name="ce41" office:value-type="string" calcext:value-type="string">
            <text:p>.<text:span text:style-name="T1">Gainesville, GA Metro Area</text:span></text:p>
          </table:table-cell>
          <table:table-cell table:style-name="ce56" office:value-type="float" office:value="179684" calcext:value-type="float">
            <text:p>179,684</text:p>
          </table:table-cell>
          <table:table-cell table:style-name="ce56" office:value-type="float" office:value="179724" calcext:value-type="float">
            <text:p>179,724</text:p>
          </table:table-cell>
          <table:table-cell table:style-name="ce56" office:value-type="float" office:value="180033" calcext:value-type="float">
            <text:p>180,033</text:p>
          </table:table-cell>
          <table:table-cell table:style-name="ce56" office:value-type="float" office:value="182269" calcext:value-type="float">
            <text:p>182,269</text:p>
          </table:table-cell>
          <table:table-cell table:style-name="ce56" office:value-type="float" office:value="184102" calcext:value-type="float">
            <text:p>184,102</text:p>
          </table:table-cell>
          <table:table-cell table:style-name="ce56" office:value-type="float" office:value="186431" calcext:value-type="float">
            <text:p>186,431</text:p>
          </table:table-cell>
          <table:table-cell table:style-name="ce56" office:value-type="float" office:value="189142" calcext:value-type="float">
            <text:p>189,142</text:p>
          </table:table-cell>
          <table:table-cell table:style-name="ce56" office:value-type="float" office:value="192245" calcext:value-type="float">
            <text:p>192,245</text:p>
          </table:table-cell>
          <table:table-cell table:style-name="ce56" office:value-type="float" office:value="196159" calcext:value-type="float">
            <text:p>196,159</text:p>
          </table:table-cell>
          <table:table-cell table:style-name="ce56" office:value-type="float" office:value="198953" calcext:value-type="float">
            <text:p>198,953</text:p>
          </table:table-cell>
          <table:table-cell table:style-name="ce56" office:value-type="float" office:value="201538" calcext:value-type="float">
            <text:p>201,538</text:p>
          </table:table-cell>
          <table:table-cell table:style-name="ce56" office:value-type="float" office:value="204441" calcext:value-type="float">
            <text:p>204,441</text:p>
          </table:table-cell>
          <table:table-cell table:number-columns-repeated="1011"/>
        </table:table-row>
        <table:table-row table:style-name="ro3">
          <table:table-cell table:style-name="ce41" office:value-type="string" calcext:value-type="string">
            <text:p>.<text:span text:style-name="T1">Johnson City, TN Metro Area</text:span></text:p>
          </table:table-cell>
          <table:table-cell table:style-name="ce56" office:value-type="float" office:value="198716" calcext:value-type="float">
            <text:p>198,716</text:p>
          </table:table-cell>
          <table:table-cell table:style-name="ce56" office:value-type="float" office:value="198757" calcext:value-type="float">
            <text:p>198,757</text:p>
          </table:table-cell>
          <table:table-cell table:style-name="ce56" office:value-type="float" office:value="199010" calcext:value-type="float">
            <text:p>199,010</text:p>
          </table:table-cell>
          <table:table-cell table:style-name="ce56" office:value-type="float" office:value="199574" calcext:value-type="float">
            <text:p>199,574</text:p>
          </table:table-cell>
          <table:table-cell table:style-name="ce56" office:value-type="float" office:value="200473" calcext:value-type="float">
            <text:p>200,473</text:p>
          </table:table-cell>
          <table:table-cell table:style-name="ce56" office:value-type="float" office:value="200470" calcext:value-type="float">
            <text:p>200,470</text:p>
          </table:table-cell>
          <table:table-cell table:style-name="ce56" office:value-type="float" office:value="200021" calcext:value-type="float">
            <text:p>200,021</text:p>
          </table:table-cell>
          <table:table-cell table:style-name="ce56" office:value-type="float" office:value="200331" calcext:value-type="float">
            <text:p>200,331</text:p>
          </table:table-cell>
          <table:table-cell table:style-name="ce56" office:value-type="float" office:value="201457" calcext:value-type="float">
            <text:p>201,457</text:p>
          </table:table-cell>
          <table:table-cell table:style-name="ce56" office:value-type="float" office:value="201909" calcext:value-type="float">
            <text:p>201,909</text:p>
          </table:table-cell>
          <table:table-cell table:style-name="ce56" office:value-type="float" office:value="202900" calcext:value-type="float">
            <text:p>202,900</text:p>
          </table:table-cell>
          <table:table-cell table:style-name="ce56" office:value-type="float" office:value="203649" calcext:value-type="float">
            <text:p>203,649</text:p>
          </table:table-cell>
          <table:table-cell table:number-columns-repeated="1011"/>
        </table:table-row>
        <table:table-row table:style-name="ro3">
          <table:table-cell table:style-name="ce41" office:value-type="string" calcext:value-type="string">
            <text:p>.<text:span text:style-name="T1">St. Cloud, MN Metro Area</text:span></text:p>
          </table:table-cell>
          <table:table-cell table:number-columns-repeated="2" table:style-name="ce56" office:value-type="float" office:value="189093" calcext:value-type="float">
            <text:p>189,093</text:p>
          </table:table-cell>
          <table:table-cell table:style-name="ce56" office:value-type="float" office:value="189218" calcext:value-type="float">
            <text:p>189,218</text:p>
          </table:table-cell>
          <table:table-cell table:style-name="ce56" office:value-type="float" office:value="190090" calcext:value-type="float">
            <text:p>190,090</text:p>
          </table:table-cell>
          <table:table-cell table:style-name="ce56" office:value-type="float" office:value="190562" calcext:value-type="float">
            <text:p>190,562</text:p>
          </table:table-cell>
          <table:table-cell table:style-name="ce56" office:value-type="float" office:value="191552" calcext:value-type="float">
            <text:p>191,552</text:p>
          </table:table-cell>
          <table:table-cell table:style-name="ce56" office:value-type="float" office:value="193109" calcext:value-type="float">
            <text:p>193,109</text:p>
          </table:table-cell>
          <table:table-cell table:style-name="ce56" office:value-type="float" office:value="195425" calcext:value-type="float">
            <text:p>195,425</text:p>
          </table:table-cell>
          <table:table-cell table:style-name="ce56" office:value-type="float" office:value="196912" calcext:value-type="float">
            <text:p>196,912</text:p>
          </table:table-cell>
          <table:table-cell table:style-name="ce56" office:value-type="float" office:value="198436" calcext:value-type="float">
            <text:p>198,436</text:p>
          </table:table-cell>
          <table:table-cell table:style-name="ce56" office:value-type="float" office:value="200166" calcext:value-type="float">
            <text:p>200,166</text:p>
          </table:table-cell>
          <table:table-cell table:style-name="ce56" office:value-type="float" office:value="201964" calcext:value-type="float">
            <text:p>201,964</text:p>
          </table:table-cell>
          <table:table-cell table:number-columns-repeated="1011"/>
        </table:table-row>
        <table:table-row table:style-name="ro3">
          <table:table-cell table:style-name="ce41" office:value-type="string" calcext:value-type="string">
            <text:p>.<text:span text:style-name="T1">Monroe, LA Metro Area</text:span></text:p>
          </table:table-cell>
          <table:table-cell table:style-name="ce56" office:value-type="float" office:value="204420" calcext:value-type="float">
            <text:p>204,420</text:p>
          </table:table-cell>
          <table:table-cell table:style-name="ce56" office:value-type="float" office:value="204487" calcext:value-type="float">
            <text:p>204,487</text:p>
          </table:table-cell>
          <table:table-cell table:style-name="ce56" office:value-type="float" office:value="204675" calcext:value-type="float">
            <text:p>204,675</text:p>
          </table:table-cell>
          <table:table-cell table:style-name="ce56" office:value-type="float" office:value="204886" calcext:value-type="float">
            <text:p>204,886</text:p>
          </table:table-cell>
          <table:table-cell table:style-name="ce56" office:value-type="float" office:value="205151" calcext:value-type="float">
            <text:p>205,151</text:p>
          </table:table-cell>
          <table:table-cell table:style-name="ce56" office:value-type="float" office:value="205454" calcext:value-type="float">
            <text:p>205,454</text:p>
          </table:table-cell>
          <table:table-cell table:style-name="ce56" office:value-type="float" office:value="205570" calcext:value-type="float">
            <text:p>205,570</text:p>
          </table:table-cell>
          <table:table-cell table:style-name="ce56" office:value-type="float" office:value="205668" calcext:value-type="float">
            <text:p>205,668</text:p>
          </table:table-cell>
          <table:table-cell table:style-name="ce56" office:value-type="float" office:value="205319" calcext:value-type="float">
            <text:p>205,319</text:p>
          </table:table-cell>
          <table:table-cell table:style-name="ce56" office:value-type="float" office:value="203894" calcext:value-type="float">
            <text:p>203,894</text:p>
          </table:table-cell>
          <table:table-cell table:style-name="ce56" office:value-type="float" office:value="202138" calcext:value-type="float">
            <text:p>202,138</text:p>
          </table:table-cell>
          <table:table-cell table:style-name="ce56" office:value-type="float" office:value="200261" calcext:value-type="float">
            <text:p>200,261</text:p>
          </table:table-cell>
          <table:table-cell table:number-columns-repeated="1011"/>
        </table:table-row>
        <table:table-row table:style-name="ro3">
          <table:table-cell table:style-name="ce41" office:value-type="string" calcext:value-type="string">
            <text:p>.<text:span text:style-name="T1">Jacksonville, NC Metro Area</text:span></text:p>
          </table:table-cell>
          <table:table-cell table:style-name="ce56" office:value-type="float" office:value="177772" calcext:value-type="float">
            <text:p>177,772</text:p>
          </table:table-cell>
          <table:table-cell table:style-name="ce56" office:value-type="float" office:value="177801" calcext:value-type="float">
            <text:p>177,801</text:p>
          </table:table-cell>
          <table:table-cell table:style-name="ce56" office:value-type="float" office:value="186892" calcext:value-type="float">
            <text:p>186,892</text:p>
          </table:table-cell>
          <table:table-cell table:style-name="ce56" office:value-type="float" office:value="184993" calcext:value-type="float">
            <text:p>184,993</text:p>
          </table:table-cell>
          <table:table-cell table:style-name="ce56" office:value-type="float" office:value="190678" calcext:value-type="float">
            <text:p>190,678</text:p>
          </table:table-cell>
          <table:table-cell table:style-name="ce56" office:value-type="float" office:value="192354" calcext:value-type="float">
            <text:p>192,354</text:p>
          </table:table-cell>
          <table:table-cell table:style-name="ce56" office:value-type="float" office:value="191822" calcext:value-type="float">
            <text:p>191,822</text:p>
          </table:table-cell>
          <table:table-cell table:style-name="ce56" office:value-type="float" office:value="193114" calcext:value-type="float">
            <text:p>193,114</text:p>
          </table:table-cell>
          <table:table-cell table:style-name="ce56" office:value-type="float" office:value="192314" calcext:value-type="float">
            <text:p>192,314</text:p>
          </table:table-cell>
          <table:table-cell table:style-name="ce56" office:value-type="float" office:value="195066" calcext:value-type="float">
            <text:p>195,066</text:p>
          </table:table-cell>
          <table:table-cell table:style-name="ce56" office:value-type="float" office:value="196915" calcext:value-type="float">
            <text:p>196,915</text:p>
          </table:table-cell>
          <table:table-cell table:style-name="ce56" office:value-type="float" office:value="197938" calcext:value-type="float">
            <text:p>197,938</text:p>
          </table:table-cell>
          <table:table-cell table:number-columns-repeated="1011"/>
        </table:table-row>
        <table:table-row table:style-name="ro3">
          <table:table-cell table:style-name="ce41" office:value-type="string" calcext:value-type="string">
            <text:p>.<text:span text:style-name="T1">Bend, OR Metro Area</text:span></text:p>
          </table:table-cell>
          <table:table-cell table:style-name="ce56" office:value-type="float" office:value="157733" calcext:value-type="float">
            <text:p>157,733</text:p>
          </table:table-cell>
          <table:table-cell table:style-name="ce56" office:value-type="float" office:value="157728" calcext:value-type="float">
            <text:p>157,728</text:p>
          </table:table-cell>
          <table:table-cell table:style-name="ce56" office:value-type="float" office:value="157742" calcext:value-type="float">
            <text:p>157,742</text:p>
          </table:table-cell>
          <table:table-cell table:style-name="ce56" office:value-type="float" office:value="159660" calcext:value-type="float">
            <text:p>159,660</text:p>
          </table:table-cell>
          <table:table-cell table:style-name="ce56" office:value-type="float" office:value="161359" calcext:value-type="float">
            <text:p>161,359</text:p>
          </table:table-cell>
          <table:table-cell table:style-name="ce56" office:value-type="float" office:value="165299" calcext:value-type="float">
            <text:p>165,299</text:p>
          </table:table-cell>
          <table:table-cell table:style-name="ce56" office:value-type="float" office:value="169512" calcext:value-type="float">
            <text:p>169,512</text:p>
          </table:table-cell>
          <table:table-cell table:style-name="ce56" office:value-type="float" office:value="174246" calcext:value-type="float">
            <text:p>174,246</text:p>
          </table:table-cell>
          <table:table-cell table:style-name="ce56" office:value-type="float" office:value="180666" calcext:value-type="float">
            <text:p>180,666</text:p>
          </table:table-cell>
          <table:table-cell table:style-name="ce56" office:value-type="float" office:value="186744" calcext:value-type="float">
            <text:p>186,744</text:p>
          </table:table-cell>
          <table:table-cell table:style-name="ce56" office:value-type="float" office:value="191905" calcext:value-type="float">
            <text:p>191,905</text:p>
          </table:table-cell>
          <table:table-cell table:style-name="ce56" office:value-type="float" office:value="197692" calcext:value-type="float">
            <text:p>197,692</text:p>
          </table:table-cell>
          <table:table-cell table:number-columns-repeated="1011"/>
        </table:table-row>
        <table:table-row table:style-name="ro3">
          <table:table-cell table:style-name="ce41" office:value-type="string" calcext:value-type="string">
            <text:p>.<text:span text:style-name="T1">Racine, WI Metro Area</text:span></text:p>
          </table:table-cell>
          <table:table-cell table:style-name="ce56" office:value-type="float" office:value="195408" calcext:value-type="float">
            <text:p>195,408</text:p>
          </table:table-cell>
          <table:table-cell table:style-name="ce56" office:value-type="float" office:value="195428" calcext:value-type="float">
            <text:p>195,428</text:p>
          </table:table-cell>
          <table:table-cell table:style-name="ce56" office:value-type="float" office:value="195406" calcext:value-type="float">
            <text:p>195,406</text:p>
          </table:table-cell>
          <table:table-cell table:style-name="ce56" office:value-type="float" office:value="194908" calcext:value-type="float">
            <text:p>194,908</text:p>
          </table:table-cell>
          <table:table-cell table:style-name="ce56" office:value-type="float" office:value="194594" calcext:value-type="float">
            <text:p>194,594</text:p>
          </table:table-cell>
          <table:table-cell table:style-name="ce56" office:value-type="float" office:value="194680" calcext:value-type="float">
            <text:p>194,680</text:p>
          </table:table-cell>
          <table:table-cell table:style-name="ce56" office:value-type="float" office:value="194786" calcext:value-type="float">
            <text:p>194,786</text:p>
          </table:table-cell>
          <table:table-cell table:style-name="ce56" office:value-type="float" office:value="194672" calcext:value-type="float">
            <text:p>194,672</text:p>
          </table:table-cell>
          <table:table-cell table:style-name="ce56" office:value-type="float" office:value="194846" calcext:value-type="float">
            <text:p>194,846</text:p>
          </table:table-cell>
          <table:table-cell table:style-name="ce56" office:value-type="float" office:value="195825" calcext:value-type="float">
            <text:p>195,825</text:p>
          </table:table-cell>
          <table:table-cell table:style-name="ce56" office:value-type="float" office:value="196357" calcext:value-type="float">
            <text:p>196,357</text:p>
          </table:table-cell>
          <table:table-cell table:style-name="ce56" office:value-type="float" office:value="196311" calcext:value-type="float">
            <text:p>196,311</text:p>
          </table:table-cell>
          <table:table-cell table:number-columns-repeated="1011"/>
        </table:table-row>
        <table:table-row table:style-name="ro3">
          <table:table-cell table:style-name="ce41" office:value-type="string" calcext:value-type="string">
            <text:p>.<text:span text:style-name="T1">Saginaw, MI Metro Area</text:span></text:p>
          </table:table-cell>
          <table:table-cell table:number-columns-repeated="2" table:style-name="ce56" office:value-type="float" office:value="200169" calcext:value-type="float">
            <text:p>200,169</text:p>
          </table:table-cell>
          <table:table-cell table:style-name="ce56" office:value-type="float" office:value="199862" calcext:value-type="float">
            <text:p>199,862</text:p>
          </table:table-cell>
          <table:table-cell table:style-name="ce56" office:value-type="float" office:value="198899" calcext:value-type="float">
            <text:p>198,899</text:p>
          </table:table-cell>
          <table:table-cell table:style-name="ce56" office:value-type="float" office:value="198363" calcext:value-type="float">
            <text:p>198,363</text:p>
          </table:table-cell>
          <table:table-cell table:style-name="ce56" office:value-type="float" office:value="196794" calcext:value-type="float">
            <text:p>196,794</text:p>
          </table:table-cell>
          <table:table-cell table:style-name="ce56" office:value-type="float" office:value="195248" calcext:value-type="float">
            <text:p>195,248</text:p>
          </table:table-cell>
          <table:table-cell table:style-name="ce56" office:value-type="float" office:value="193305" calcext:value-type="float">
            <text:p>193,305</text:p>
          </table:table-cell>
          <table:table-cell table:style-name="ce56" office:value-type="float" office:value="192507" calcext:value-type="float">
            <text:p>192,507</text:p>
          </table:table-cell>
          <table:table-cell table:style-name="ce56" office:value-type="float" office:value="191965" calcext:value-type="float">
            <text:p>191,965</text:p>
          </table:table-cell>
          <table:table-cell table:style-name="ce56" office:value-type="float" office:value="190791" calcext:value-type="float">
            <text:p>190,791</text:p>
          </table:table-cell>
          <table:table-cell table:style-name="ce56" office:value-type="float" office:value="190539" calcext:value-type="float">
            <text:p>190,539</text:p>
          </table:table-cell>
          <table:table-cell table:number-columns-repeated="1011"/>
        </table:table-row>
        <table:table-row table:style-name="ro3">
          <table:table-cell table:style-name="ce41" office:value-type="string" calcext:value-type="string">
            <text:p>.<text:span text:style-name="T1">Punta Gorda, FL Metro Area</text:span></text:p>
          </table:table-cell>
          <table:table-cell table:style-name="ce56" office:value-type="float" office:value="159978" calcext:value-type="float">
            <text:p>159,978</text:p>
          </table:table-cell>
          <table:table-cell table:style-name="ce56" office:value-type="float" office:value="159967" calcext:value-type="float">
            <text:p>159,967</text:p>
          </table:table-cell>
          <table:table-cell table:style-name="ce56" office:value-type="float" office:value="159875" calcext:value-type="float">
            <text:p>159,875</text:p>
          </table:table-cell>
          <table:table-cell table:style-name="ce56" office:value-type="float" office:value="159869" calcext:value-type="float">
            <text:p>159,869</text:p>
          </table:table-cell>
          <table:table-cell table:style-name="ce56" office:value-type="float" office:value="162744" calcext:value-type="float">
            <text:p>162,744</text:p>
          </table:table-cell>
          <table:table-cell table:style-name="ce56" office:value-type="float" office:value="164671" calcext:value-type="float">
            <text:p>164,671</text:p>
          </table:table-cell>
          <table:table-cell table:style-name="ce56" office:value-type="float" office:value="168041" calcext:value-type="float">
            <text:p>168,041</text:p>
          </table:table-cell>
          <table:table-cell table:style-name="ce56" office:value-type="float" office:value="172382" calcext:value-type="float">
            <text:p>172,382</text:p>
          </table:table-cell>
          <table:table-cell table:style-name="ce56" office:value-type="float" office:value="177671" calcext:value-type="float">
            <text:p>177,671</text:p>
          </table:table-cell>
          <table:table-cell table:style-name="ce56" office:value-type="float" office:value="181522" calcext:value-type="float">
            <text:p>181,522</text:p>
          </table:table-cell>
          <table:table-cell table:style-name="ce56" office:value-type="float" office:value="184849" calcext:value-type="float">
            <text:p>184,849</text:p>
          </table:table-cell>
          <table:table-cell table:style-name="ce56" office:value-type="float" office:value="188910" calcext:value-type="float">
            <text:p>188,910</text:p>
          </table:table-cell>
          <table:table-cell table:number-columns-repeated="1011"/>
        </table:table-row>
        <table:table-row table:style-name="ro3">
          <table:table-cell table:style-name="ce41" office:value-type="string" calcext:value-type="string">
            <text:p>.<text:span text:style-name="T1">Terre Haute, IN Metro Area</text:span></text:p>
          </table:table-cell>
          <table:table-cell table:style-name="ce56" office:value-type="float" office:value="189764" calcext:value-type="float">
            <text:p>189,764</text:p>
          </table:table-cell>
          <table:table-cell table:style-name="ce56" office:value-type="float" office:value="189774" calcext:value-type="float">
            <text:p>189,774</text:p>
          </table:table-cell>
          <table:table-cell table:style-name="ce56" office:value-type="float" office:value="189523" calcext:value-type="float">
            <text:p>189,523</text:p>
          </table:table-cell>
          <table:table-cell table:style-name="ce56" office:value-type="float" office:value="189541" calcext:value-type="float">
            <text:p>189,541</text:p>
          </table:table-cell>
          <table:table-cell table:style-name="ce56" office:value-type="float" office:value="189555" calcext:value-type="float">
            <text:p>189,555</text:p>
          </table:table-cell>
          <table:table-cell table:style-name="ce56" office:value-type="float" office:value="189089" calcext:value-type="float">
            <text:p>189,089</text:p>
          </table:table-cell>
          <table:table-cell table:style-name="ce56" office:value-type="float" office:value="188240" calcext:value-type="float">
            <text:p>188,240</text:p>
          </table:table-cell>
          <table:table-cell table:style-name="ce56" office:value-type="float" office:value="187365" calcext:value-type="float">
            <text:p>187,365</text:p>
          </table:table-cell>
          <table:table-cell table:style-name="ce56" office:value-type="float" office:value="187241" calcext:value-type="float">
            <text:p>187,241</text:p>
          </table:table-cell>
          <table:table-cell table:style-name="ce56" office:value-type="float" office:value="186846" calcext:value-type="float">
            <text:p>186,846</text:p>
          </table:table-cell>
          <table:table-cell table:style-name="ce56" office:value-type="float" office:value="186726" calcext:value-type="float">
            <text:p>186,726</text:p>
          </table:table-cell>
          <table:table-cell table:style-name="ce56" office:value-type="float" office:value="186367" calcext:value-type="float">
            <text:p>186,367</text:p>
          </table:table-cell>
          <table:table-cell table:number-columns-repeated="1011"/>
        </table:table-row>
        <table:table-row table:style-name="ro3">
          <table:table-cell table:style-name="ce41" office:value-type="string" calcext:value-type="string">
            <text:p>.<text:span text:style-name="T1">Warner Robins, GA Metro Area</text:span></text:p>
          </table:table-cell>
          <table:table-cell table:style-name="ce56" office:value-type="float" office:value="167595" calcext:value-type="float">
            <text:p>167,595</text:p>
          </table:table-cell>
          <table:table-cell table:style-name="ce56" office:value-type="float" office:value="167626" calcext:value-type="float">
            <text:p>167,626</text:p>
          </table:table-cell>
          <table:table-cell table:style-name="ce56" office:value-type="float" office:value="168508" calcext:value-type="float">
            <text:p>168,508</text:p>
          </table:table-cell>
          <table:table-cell table:style-name="ce56" office:value-type="float" office:value="171561" calcext:value-type="float">
            <text:p>171,561</text:p>
          </table:table-cell>
          <table:table-cell table:style-name="ce56" office:value-type="float" office:value="173592" calcext:value-type="float">
            <text:p>173,592</text:p>
          </table:table-cell>
          <table:table-cell table:style-name="ce56" office:value-type="float" office:value="174689" calcext:value-type="float">
            <text:p>174,689</text:p>
          </table:table-cell>
          <table:table-cell table:style-name="ce56" office:value-type="float" office:value="175717" calcext:value-type="float">
            <text:p>175,717</text:p>
          </table:table-cell>
          <table:table-cell table:style-name="ce56" office:value-type="float" office:value="176293" calcext:value-type="float">
            <text:p>176,293</text:p>
          </table:table-cell>
          <table:table-cell table:style-name="ce56" office:value-type="float" office:value="178507" calcext:value-type="float">
            <text:p>178,507</text:p>
          </table:table-cell>
          <table:table-cell table:style-name="ce56" office:value-type="float" office:value="180163" calcext:value-type="float">
            <text:p>180,163</text:p>
          </table:table-cell>
          <table:table-cell table:style-name="ce56" office:value-type="float" office:value="182886" calcext:value-type="float">
            <text:p>182,886</text:p>
          </table:table-cell>
          <table:table-cell table:style-name="ce56" office:value-type="float" office:value="185409" calcext:value-type="float">
            <text:p>185,409</text:p>
          </table:table-cell>
          <table:table-cell table:number-columns-repeated="1011"/>
        </table:table-row>
        <table:table-row table:style-name="ro3">
          <table:table-cell table:style-name="ce41" office:value-type="string" calcext:value-type="string">
            <text:p>.<text:span text:style-name="T1">Midland, TX Metro Area</text:span></text:p>
          </table:table-cell>
          <table:table-cell table:number-columns-repeated="2" table:style-name="ce56" office:value-type="float" office:value="141671" calcext:value-type="float">
            <text:p>141,671</text:p>
          </table:table-cell>
          <table:table-cell table:style-name="ce56" office:value-type="float" office:value="141783" calcext:value-type="float">
            <text:p>141,783</text:p>
          </table:table-cell>
          <table:table-cell table:style-name="ce56" office:value-type="float" office:value="145108" calcext:value-type="float">
            <text:p>145,108</text:p>
          </table:table-cell>
          <table:table-cell table:style-name="ce56" office:value-type="float" office:value="152312" calcext:value-type="float">
            <text:p>152,312</text:p>
          </table:table-cell>
          <table:table-cell table:style-name="ce56" office:value-type="float" office:value="157628" calcext:value-type="float">
            <text:p>157,628</text:p>
          </table:table-cell>
          <table:table-cell table:style-name="ce56" office:value-type="float" office:value="162187" calcext:value-type="float">
            <text:p>162,187</text:p>
          </table:table-cell>
          <table:table-cell table:style-name="ce56" office:value-type="float" office:value="167974" calcext:value-type="float">
            <text:p>167,974</text:p>
          </table:table-cell>
          <table:table-cell table:style-name="ce56" office:value-type="float" office:value="169466" calcext:value-type="float">
            <text:p>169,466</text:p>
          </table:table-cell>
          <table:table-cell table:style-name="ce56" office:value-type="float" office:value="170849" calcext:value-type="float">
            <text:p>170,849</text:p>
          </table:table-cell>
          <table:table-cell table:style-name="ce56" office:value-type="float" office:value="178186" calcext:value-type="float">
            <text:p>178,186</text:p>
          </table:table-cell>
          <table:table-cell table:style-name="ce56" office:value-type="float" office:value="182603" calcext:value-type="float">
            <text:p>182,603</text:p>
          </table:table-cell>
          <table:table-cell table:number-columns-repeated="1011"/>
        </table:table-row>
        <table:table-row table:style-name="ro3">
          <table:table-cell table:style-name="ce41" office:value-type="string" calcext:value-type="string">
            <text:p>.<text:span text:style-name="T1">Billings, MT Metro Area</text:span></text:p>
          </table:table-cell>
          <table:table-cell table:style-name="ce56" office:value-type="float" office:value="167167" calcext:value-type="float">
            <text:p>167,167</text:p>
          </table:table-cell>
          <table:table-cell table:style-name="ce56" office:value-type="float" office:value="167165" calcext:value-type="float">
            <text:p>167,165</text:p>
          </table:table-cell>
          <table:table-cell table:style-name="ce56" office:value-type="float" office:value="167571" calcext:value-type="float">
            <text:p>167,571</text:p>
          </table:table-cell>
          <table:table-cell table:style-name="ce56" office:value-type="float" office:value="169017" calcext:value-type="float">
            <text:p>169,017</text:p>
          </table:table-cell>
          <table:table-cell table:style-name="ce56" office:value-type="float" office:value="170942" calcext:value-type="float">
            <text:p>170,942</text:p>
          </table:table-cell>
          <table:table-cell table:style-name="ce56" office:value-type="float" office:value="173367" calcext:value-type="float">
            <text:p>173,367</text:p>
          </table:table-cell>
          <table:table-cell table:style-name="ce56" office:value-type="float" office:value="174952" calcext:value-type="float">
            <text:p>174,952</text:p>
          </table:table-cell>
          <table:table-cell table:style-name="ce56" office:value-type="float" office:value="176357" calcext:value-type="float">
            <text:p>176,357</text:p>
          </table:table-cell>
          <table:table-cell table:style-name="ce56" office:value-type="float" office:value="177759" calcext:value-type="float">
            <text:p>177,759</text:p>
          </table:table-cell>
          <table:table-cell table:style-name="ce56" office:value-type="float" office:value="179365" calcext:value-type="float">
            <text:p>179,365</text:p>
          </table:table-cell>
          <table:table-cell table:style-name="ce56" office:value-type="float" office:value="180203" calcext:value-type="float">
            <text:p>180,203</text:p>
          </table:table-cell>
          <table:table-cell table:style-name="ce56" office:value-type="float" office:value="181667" calcext:value-type="float">
            <text:p>181,667</text:p>
          </table:table-cell>
          <table:table-cell table:number-columns-repeated="1011"/>
        </table:table-row>
        <table:table-row table:style-name="ro3">
          <table:table-cell table:style-name="ce41" office:value-type="string" calcext:value-type="string">
            <text:p>.<text:span text:style-name="T1">El Centro, CA Metro Area</text:span></text:p>
          </table:table-cell>
          <table:table-cell table:style-name="ce56" office:value-type="float" office:value="174528" calcext:value-type="float">
            <text:p>174,528</text:p>
          </table:table-cell>
          <table:table-cell table:style-name="ce56" office:value-type="float" office:value="174524" calcext:value-type="float">
            <text:p>174,524</text:p>
          </table:table-cell>
          <table:table-cell table:style-name="ce56" office:value-type="float" office:value="174716" calcext:value-type="float">
            <text:p>174,716</text:p>
          </table:table-cell>
          <table:table-cell table:style-name="ce56" office:value-type="float" office:value="175786" calcext:value-type="float">
            <text:p>175,786</text:p>
          </table:table-cell>
          <table:table-cell table:style-name="ce56" office:value-type="float" office:value="176575" calcext:value-type="float">
            <text:p>176,575</text:p>
          </table:table-cell>
          <table:table-cell table:style-name="ce56" office:value-type="float" office:value="176438" calcext:value-type="float">
            <text:p>176,438</text:p>
          </table:table-cell>
          <table:table-cell table:style-name="ce56" office:value-type="float" office:value="177974" calcext:value-type="float">
            <text:p>177,974</text:p>
          </table:table-cell>
          <table:table-cell table:style-name="ce56" office:value-type="float" office:value="178937" calcext:value-type="float">
            <text:p>178,937</text:p>
          </table:table-cell>
          <table:table-cell table:style-name="ce56" office:value-type="float" office:value="180179" calcext:value-type="float">
            <text:p>180,179</text:p>
          </table:table-cell>
          <table:table-cell table:style-name="ce56" office:value-type="float" office:value="181649" calcext:value-type="float">
            <text:p>181,649</text:p>
          </table:table-cell>
          <table:table-cell table:style-name="ce56" office:value-type="float" office:value="181523" calcext:value-type="float">
            <text:p>181,523</text:p>
          </table:table-cell>
          <table:table-cell table:style-name="ce56" office:value-type="float" office:value="181215" calcext:value-type="float">
            <text:p>181,215</text:p>
          </table:table-cell>
          <table:table-cell table:number-columns-repeated="1011"/>
        </table:table-row>
        <table:table-row table:style-name="ro3">
          <table:table-cell table:style-name="ce41" office:value-type="string" calcext:value-type="string">
            <text:p>.<text:span text:style-name="T1">Dover, DE Metro Area</text:span></text:p>
          </table:table-cell>
          <table:table-cell table:style-name="ce56" office:value-type="float" office:value="162310" calcext:value-type="float">
            <text:p>162,310</text:p>
          </table:table-cell>
          <table:table-cell table:style-name="ce56" office:value-type="float" office:value="162350" calcext:value-type="float">
            <text:p>162,350</text:p>
          </table:table-cell>
          <table:table-cell table:style-name="ce56" office:value-type="float" office:value="162956" calcext:value-type="float">
            <text:p>162,956</text:p>
          </table:table-cell>
          <table:table-cell table:style-name="ce56" office:value-type="float" office:value="165110" calcext:value-type="float">
            <text:p>165,110</text:p>
          </table:table-cell>
          <table:table-cell table:style-name="ce56" office:value-type="float" office:value="167297" calcext:value-type="float">
            <text:p>167,297</text:p>
          </table:table-cell>
          <table:table-cell table:style-name="ce56" office:value-type="float" office:value="169038" calcext:value-type="float">
            <text:p>169,038</text:p>
          </table:table-cell>
          <table:table-cell table:style-name="ce56" office:value-type="float" office:value="171456" calcext:value-type="float">
            <text:p>171,456</text:p>
          </table:table-cell>
          <table:table-cell table:style-name="ce56" office:value-type="float" office:value="173128" calcext:value-type="float">
            <text:p>173,128</text:p>
          </table:table-cell>
          <table:table-cell table:style-name="ce56" office:value-type="float" office:value="174542" calcext:value-type="float">
            <text:p>174,542</text:p>
          </table:table-cell>
          <table:table-cell table:style-name="ce56" office:value-type="float" office:value="176499" calcext:value-type="float">
            <text:p>176,499</text:p>
          </table:table-cell>
          <table:table-cell table:style-name="ce56" office:value-type="float" office:value="178540" calcext:value-type="float">
            <text:p>178,540</text:p>
          </table:table-cell>
          <table:table-cell table:style-name="ce56" office:value-type="float" office:value="180786" calcext:value-type="float">
            <text:p>180,786</text:p>
          </table:table-cell>
          <table:table-cell table:number-columns-repeated="1011"/>
        </table:table-row>
        <table:table-row table:style-name="ro3">
          <table:table-cell table:style-name="ce41" office:value-type="string" calcext:value-type="string">
            <text:p>.<text:span text:style-name="T1">Greenville, NC Metro Area</text:span></text:p>
          </table:table-cell>
          <table:table-cell table:style-name="ce56" office:value-type="float" office:value="168148" calcext:value-type="float">
            <text:p>168,148</text:p>
          </table:table-cell>
          <table:table-cell table:style-name="ce56" office:value-type="float" office:value="168176" calcext:value-type="float">
            <text:p>168,176</text:p>
          </table:table-cell>
          <table:table-cell table:style-name="ce56" office:value-type="float" office:value="168863" calcext:value-type="float">
            <text:p>168,863</text:p>
          </table:table-cell>
          <table:table-cell table:style-name="ce56" office:value-type="float" office:value="170791" calcext:value-type="float">
            <text:p>170,791</text:p>
          </table:table-cell>
          <table:table-cell table:style-name="ce56" office:value-type="float" office:value="172980" calcext:value-type="float">
            <text:p>172,980</text:p>
          </table:table-cell>
          <table:table-cell table:style-name="ce56" office:value-type="float" office:value="174380" calcext:value-type="float">
            <text:p>174,380</text:p>
          </table:table-cell>
          <table:table-cell table:style-name="ce56" office:value-type="float" office:value="174974" calcext:value-type="float">
            <text:p>174,974</text:p>
          </table:table-cell>
          <table:table-cell table:style-name="ce56" office:value-type="float" office:value="176071" calcext:value-type="float">
            <text:p>176,071</text:p>
          </table:table-cell>
          <table:table-cell table:style-name="ce56" office:value-type="float" office:value="177171" calcext:value-type="float">
            <text:p>177,171</text:p>
          </table:table-cell>
          <table:table-cell table:style-name="ce56" office:value-type="float" office:value="178607" calcext:value-type="float">
            <text:p>178,607</text:p>
          </table:table-cell>
          <table:table-cell table:style-name="ce56" office:value-type="float" office:value="179575" calcext:value-type="float">
            <text:p>179,575</text:p>
          </table:table-cell>
          <table:table-cell table:style-name="ce56" office:value-type="float" office:value="180742" calcext:value-type="float">
            <text:p>180,742</text:p>
          </table:table-cell>
          <table:table-cell table:number-columns-repeated="1011"/>
        </table:table-row>
        <table:table-row table:style-name="ro3">
          <table:table-cell table:style-name="ce41" office:value-type="string" calcext:value-type="string">
            <text:p>.<text:span text:style-name="T1">Redding, CA Metro Area</text:span></text:p>
          </table:table-cell>
          <table:table-cell table:style-name="ce56" office:value-type="float" office:value="177223" calcext:value-type="float">
            <text:p>177,223</text:p>
          </table:table-cell>
          <table:table-cell table:style-name="ce56" office:value-type="float" office:value="177221" calcext:value-type="float">
            <text:p>177,221</text:p>
          </table:table-cell>
          <table:table-cell table:style-name="ce56" office:value-type="float" office:value="177274" calcext:value-type="float">
            <text:p>177,274</text:p>
          </table:table-cell>
          <table:table-cell table:style-name="ce56" office:value-type="float" office:value="177588" calcext:value-type="float">
            <text:p>177,588</text:p>
          </table:table-cell>
          <table:table-cell table:style-name="ce56" office:value-type="float" office:value="177875" calcext:value-type="float">
            <text:p>177,875</text:p>
          </table:table-cell>
          <table:table-cell table:style-name="ce56" office:value-type="float" office:value="178397" calcext:value-type="float">
            <text:p>178,397</text:p>
          </table:table-cell>
          <table:table-cell table:style-name="ce56" office:value-type="float" office:value="178844" calcext:value-type="float">
            <text:p>178,844</text:p>
          </table:table-cell>
          <table:table-cell table:style-name="ce56" office:value-type="float" office:value="178314" calcext:value-type="float">
            <text:p>178,314</text:p>
          </table:table-cell>
          <table:table-cell table:style-name="ce56" office:value-type="float" office:value="178571" calcext:value-type="float">
            <text:p>178,571</text:p>
          </table:table-cell>
          <table:table-cell table:style-name="ce56" office:value-type="float" office:value="179384" calcext:value-type="float">
            <text:p>179,384</text:p>
          </table:table-cell>
          <table:table-cell table:style-name="ce56" office:value-type="float" office:value="179709" calcext:value-type="float">
            <text:p>179,709</text:p>
          </table:table-cell>
          <table:table-cell table:style-name="ce56" office:value-type="float" office:value="180080" calcext:value-type="float">
            <text:p>180,080</text:p>
          </table:table-cell>
          <table:table-cell table:number-columns-repeated="1011"/>
        </table:table-row>
        <table:table-row table:style-name="ro3">
          <table:table-cell table:style-name="ce41" office:value-type="string" calcext:value-type="string">
            <text:p>.<text:span text:style-name="T1">Joplin, MO Metro Area</text:span></text:p>
          </table:table-cell>
          <table:table-cell table:style-name="ce56" office:value-type="float" office:value="175518" calcext:value-type="float">
            <text:p>175,518</text:p>
          </table:table-cell>
          <table:table-cell table:style-name="ce56" office:value-type="float" office:value="175509" calcext:value-type="float">
            <text:p>175,509</text:p>
          </table:table-cell>
          <table:table-cell table:style-name="ce56" office:value-type="float" office:value="175833" calcext:value-type="float">
            <text:p>175,833</text:p>
          </table:table-cell>
          <table:table-cell table:style-name="ce56" office:value-type="float" office:value="173846" calcext:value-type="float">
            <text:p>173,846</text:p>
          </table:table-cell>
          <table:table-cell table:style-name="ce56" office:value-type="float" office:value="174407" calcext:value-type="float">
            <text:p>174,407</text:p>
          </table:table-cell>
          <table:table-cell table:style-name="ce56" office:value-type="float" office:value="175144" calcext:value-type="float">
            <text:p>175,144</text:p>
          </table:table-cell>
          <table:table-cell table:style-name="ce56" office:value-type="float" office:value="175869" calcext:value-type="float">
            <text:p>175,869</text:p>
          </table:table-cell>
          <table:table-cell table:style-name="ce56" office:value-type="float" office:value="176686" calcext:value-type="float">
            <text:p>176,686</text:p>
          </table:table-cell>
          <table:table-cell table:style-name="ce56" office:value-type="float" office:value="177397" calcext:value-type="float">
            <text:p>177,397</text:p>
          </table:table-cell>
          <table:table-cell table:style-name="ce56" office:value-type="float" office:value="178239" calcext:value-type="float">
            <text:p>178,239</text:p>
          </table:table-cell>
          <table:table-cell table:style-name="ce56" office:value-type="float" office:value="178613" calcext:value-type="float">
            <text:p>178,613</text:p>
          </table:table-cell>
          <table:table-cell table:style-name="ce56" office:value-type="float" office:value="179564" calcext:value-type="float">
            <text:p>179,564</text:p>
          </table:table-cell>
          <table:table-cell table:number-columns-repeated="1011"/>
        </table:table-row>
        <table:table-row table:style-name="ro3">
          <table:table-cell table:style-name="ce41" office:value-type="string" calcext:value-type="string">
            <text:p>.<text:span text:style-name="T1">Bowling Green, KY Metro Area</text:span></text:p>
          </table:table-cell>
          <table:table-cell table:style-name="ce56" office:value-type="float" office:value="158599" calcext:value-type="float">
            <text:p>158,599</text:p>
          </table:table-cell>
          <table:table-cell table:style-name="ce56" office:value-type="float" office:value="158613" calcext:value-type="float">
            <text:p>158,613</text:p>
          </table:table-cell>
          <table:table-cell table:style-name="ce56" office:value-type="float" office:value="159341" calcext:value-type="float">
            <text:p>159,341</text:p>
          </table:table-cell>
          <table:table-cell table:style-name="ce56" office:value-type="float" office:value="160985" calcext:value-type="float">
            <text:p>160,985</text:p>
          </table:table-cell>
          <table:table-cell table:style-name="ce56" office:value-type="float" office:value="162450" calcext:value-type="float">
            <text:p>162,450</text:p>
          </table:table-cell>
          <table:table-cell table:style-name="ce56" office:value-type="float" office:value="164653" calcext:value-type="float">
            <text:p>164,653</text:p>
          </table:table-cell>
          <table:table-cell table:style-name="ce56" office:value-type="float" office:value="166630" calcext:value-type="float">
            <text:p>166,630</text:p>
          </table:table-cell>
          <table:table-cell table:style-name="ce56" office:value-type="float" office:value="169507" calcext:value-type="float">
            <text:p>169,507</text:p>
          </table:table-cell>
          <table:table-cell table:style-name="ce56" office:value-type="float" office:value="171902" calcext:value-type="float">
            <text:p>171,902</text:p>
          </table:table-cell>
          <table:table-cell table:style-name="ce56" office:value-type="float" office:value="174981" calcext:value-type="float">
            <text:p>174,981</text:p>
          </table:table-cell>
          <table:table-cell table:style-name="ce56" office:value-type="float" office:value="176864" calcext:value-type="float">
            <text:p>176,864</text:p>
          </table:table-cell>
          <table:table-cell table:style-name="ce56" office:value-type="float" office:value="179240" calcext:value-type="float">
            <text:p>179,240</text:p>
          </table:table-cell>
          <table:table-cell table:number-columns-repeated="1011"/>
        </table:table-row>
        <table:table-row table:style-name="ro3">
          <table:table-cell table:style-name="ce41" office:value-type="string" calcext:value-type="string">
            <text:p>.<text:span text:style-name="T1">Jackson, TN Metro Area</text:span></text:p>
          </table:table-cell>
          <table:table-cell table:style-name="ce56" office:value-type="float" office:value="179694" calcext:value-type="float">
            <text:p>179,694</text:p>
          </table:table-cell>
          <table:table-cell table:style-name="ce56" office:value-type="float" office:value="179711" calcext:value-type="float">
            <text:p>179,711</text:p>
          </table:table-cell>
          <table:table-cell table:style-name="ce56" office:value-type="float" office:value="179762" calcext:value-type="float">
            <text:p>179,762</text:p>
          </table:table-cell>
          <table:table-cell table:style-name="ce56" office:value-type="float" office:value="179692" calcext:value-type="float">
            <text:p>179,692</text:p>
          </table:table-cell>
          <table:table-cell table:style-name="ce56" office:value-type="float" office:value="179857" calcext:value-type="float">
            <text:p>179,857</text:p>
          </table:table-cell>
          <table:table-cell table:style-name="ce56" office:value-type="float" office:value="179836" calcext:value-type="float">
            <text:p>179,836</text:p>
          </table:table-cell>
          <table:table-cell table:style-name="ce56" office:value-type="float" office:value="179358" calcext:value-type="float">
            <text:p>179,358</text:p>
          </table:table-cell>
          <table:table-cell table:style-name="ce56" office:value-type="float" office:value="178607" calcext:value-type="float">
            <text:p>178,607</text:p>
          </table:table-cell>
          <table:table-cell table:style-name="ce56" office:value-type="float" office:value="178306" calcext:value-type="float">
            <text:p>178,306</text:p>
          </table:table-cell>
          <table:table-cell table:style-name="ce56" office:value-type="float" office:value="178336" calcext:value-type="float">
            <text:p>178,336</text:p>
          </table:table-cell>
          <table:table-cell table:style-name="ce56" office:value-type="float" office:value="178315" calcext:value-type="float">
            <text:p>178,315</text:p>
          </table:table-cell>
          <table:table-cell table:style-name="ce56" office:value-type="float" office:value="178644" calcext:value-type="float">
            <text:p>178,644</text:p>
          </table:table-cell>
          <table:table-cell table:number-columns-repeated="1011"/>
        </table:table-row>
        <table:table-row table:style-name="ro3">
          <table:table-cell table:style-name="ce41" office:value-type="string" calcext:value-type="string">
            <text:p>.<text:span text:style-name="T1">Kingston, NY Metro Area</text:span></text:p>
          </table:table-cell>
          <table:table-cell table:style-name="ce56" office:value-type="float" office:value="182493" calcext:value-type="float">
            <text:p>182,493</text:p>
          </table:table-cell>
          <table:table-cell table:style-name="ce56" office:value-type="float" office:value="182519" calcext:value-type="float">
            <text:p>182,519</text:p>
          </table:table-cell>
          <table:table-cell table:style-name="ce56" office:value-type="float" office:value="182418" calcext:value-type="float">
            <text:p>182,418</text:p>
          </table:table-cell>
          <table:table-cell table:style-name="ce56" office:value-type="float" office:value="182448" calcext:value-type="float">
            <text:p>182,448</text:p>
          </table:table-cell>
          <table:table-cell table:style-name="ce56" office:value-type="float" office:value="181538" calcext:value-type="float">
            <text:p>181,538</text:p>
          </table:table-cell>
          <table:table-cell table:style-name="ce56" office:value-type="float" office:value="180698" calcext:value-type="float">
            <text:p>180,698</text:p>
          </table:table-cell>
          <table:table-cell table:style-name="ce56" office:value-type="float" office:value="180400" calcext:value-type="float">
            <text:p>180,400</text:p>
          </table:table-cell>
          <table:table-cell table:style-name="ce56" office:value-type="float" office:value="179658" calcext:value-type="float">
            <text:p>179,658</text:p>
          </table:table-cell>
          <table:table-cell table:style-name="ce56" office:value-type="float" office:value="179042" calcext:value-type="float">
            <text:p>179,042</text:p>
          </table:table-cell>
          <table:table-cell table:style-name="ce56" office:value-type="float" office:value="178635" calcext:value-type="float">
            <text:p>178,635</text:p>
          </table:table-cell>
          <table:table-cell table:style-name="ce56" office:value-type="float" office:value="178418" calcext:value-type="float">
            <text:p>178,418</text:p>
          </table:table-cell>
          <table:table-cell table:style-name="ce56" office:value-type="float" office:value="177573" calcext:value-type="float">
            <text:p>177,573</text:p>
          </table:table-cell>
          <table:table-cell table:number-columns-repeated="1011"/>
        </table:table-row>
        <table:table-row table:style-name="ro3">
          <table:table-cell table:style-name="ce41" office:value-type="string" calcext:value-type="string">
            <text:p>.<text:span text:style-name="T1">St. George, UT Metro Area</text:span></text:p>
          </table:table-cell>
          <table:table-cell table:number-columns-repeated="2" table:style-name="ce56" office:value-type="float" office:value="138115" calcext:value-type="float">
            <text:p>138,115</text:p>
          </table:table-cell>
          <table:table-cell table:style-name="ce56" office:value-type="float" office:value="138389" calcext:value-type="float">
            <text:p>138,389</text:p>
          </table:table-cell>
          <table:table-cell table:style-name="ce56" office:value-type="float" office:value="141249" calcext:value-type="float">
            <text:p>141,249</text:p>
          </table:table-cell>
          <table:table-cell table:style-name="ce56" office:value-type="float" office:value="144139" calcext:value-type="float">
            <text:p>144,139</text:p>
          </table:table-cell>
          <table:table-cell table:style-name="ce56" office:value-type="float" office:value="146987" calcext:value-type="float">
            <text:p>146,987</text:p>
          </table:table-cell>
          <table:table-cell table:style-name="ce56" office:value-type="float" office:value="151081" calcext:value-type="float">
            <text:p>151,081</text:p>
          </table:table-cell>
          <table:table-cell table:style-name="ce56" office:value-type="float" office:value="154650" calcext:value-type="float">
            <text:p>154,650</text:p>
          </table:table-cell>
          <table:table-cell table:style-name="ce56" office:value-type="float" office:value="159352" calcext:value-type="float">
            <text:p>159,352</text:p>
          </table:table-cell>
          <table:table-cell table:style-name="ce56" office:value-type="float" office:value="165929" calcext:value-type="float">
            <text:p>165,929</text:p>
          </table:table-cell>
          <table:table-cell table:style-name="ce56" office:value-type="float" office:value="171567" calcext:value-type="float">
            <text:p>171,567</text:p>
          </table:table-cell>
          <table:table-cell table:style-name="ce56" office:value-type="float" office:value="177556" calcext:value-type="float">
            <text:p>177,556</text:p>
          </table:table-cell>
          <table:table-cell table:number-columns-repeated="1011"/>
        </table:table-row>
        <table:table-row table:style-name="ro3">
          <table:table-cell table:style-name="ce41" office:value-type="string" calcext:value-type="string">
            <text:p>.<text:span text:style-name="T1">Yuba City, CA Metro Area</text:span></text:p>
          </table:table-cell>
          <table:table-cell table:style-name="ce56" office:value-type="float" office:value="166892" calcext:value-type="float">
            <text:p>166,892</text:p>
          </table:table-cell>
          <table:table-cell table:style-name="ce56" office:value-type="float" office:value="166898" calcext:value-type="float">
            <text:p>166,898</text:p>
          </table:table-cell>
          <table:table-cell table:style-name="ce56" office:value-type="float" office:value="167099" calcext:value-type="float">
            <text:p>167,099</text:p>
          </table:table-cell>
          <table:table-cell table:style-name="ce56" office:value-type="float" office:value="166971" calcext:value-type="float">
            <text:p>166,971</text:p>
          </table:table-cell>
          <table:table-cell table:style-name="ce56" office:value-type="float" office:value="166963" calcext:value-type="float">
            <text:p>166,963</text:p>
          </table:table-cell>
          <table:table-cell table:style-name="ce56" office:value-type="float" office:value="167597" calcext:value-type="float">
            <text:p>167,597</text:p>
          </table:table-cell>
          <table:table-cell table:style-name="ce56" office:value-type="float" office:value="168311" calcext:value-type="float">
            <text:p>168,311</text:p>
          </table:table-cell>
          <table:table-cell table:style-name="ce56" office:value-type="float" office:value="169327" calcext:value-type="float">
            <text:p>169,327</text:p>
          </table:table-cell>
          <table:table-cell table:style-name="ce56" office:value-type="float" office:value="170694" calcext:value-type="float">
            <text:p>170,694</text:p>
          </table:table-cell>
          <table:table-cell table:style-name="ce56" office:value-type="float" office:value="172782" calcext:value-type="float">
            <text:p>172,782</text:p>
          </table:table-cell>
          <table:table-cell table:style-name="ce56" office:value-type="float" office:value="173905" calcext:value-type="float">
            <text:p>173,905</text:p>
          </table:table-cell>
          <table:table-cell table:style-name="ce56" office:value-type="float" office:value="175639" calcext:value-type="float">
            <text:p>175,639</text:p>
          </table:table-cell>
          <table:table-cell table:number-columns-repeated="1011"/>
        </table:table-row>
        <table:table-row table:style-name="ro3">
          <table:table-cell table:style-name="ce41" office:value-type="string" calcext:value-type="string">
            <text:p>.<text:span text:style-name="T1">Panama City, FL Metro Area</text:span></text:p>
          </table:table-cell>
          <table:table-cell table:style-name="ce56" office:value-type="float" office:value="168852" calcext:value-type="float">
            <text:p>168,852</text:p>
          </table:table-cell>
          <table:table-cell table:style-name="ce56" office:value-type="float" office:value="168850" calcext:value-type="float">
            <text:p>168,850</text:p>
          </table:table-cell>
          <table:table-cell table:style-name="ce56" office:value-type="float" office:value="169206" calcext:value-type="float">
            <text:p>169,206</text:p>
          </table:table-cell>
          <table:table-cell table:style-name="ce56" office:value-type="float" office:value="169555" calcext:value-type="float">
            <text:p>169,555</text:p>
          </table:table-cell>
          <table:table-cell table:style-name="ce56" office:value-type="float" office:value="171757" calcext:value-type="float">
            <text:p>171,757</text:p>
          </table:table-cell>
          <table:table-cell table:style-name="ce56" office:value-type="float" office:value="174596" calcext:value-type="float">
            <text:p>174,596</text:p>
          </table:table-cell>
          <table:table-cell table:style-name="ce56" office:value-type="float" office:value="178289" calcext:value-type="float">
            <text:p>178,289</text:p>
          </table:table-cell>
          <table:table-cell table:style-name="ce56" office:value-type="float" office:value="181488" calcext:value-type="float">
            <text:p>181,488</text:p>
          </table:table-cell>
          <table:table-cell table:style-name="ce56" office:value-type="float" office:value="183634" calcext:value-type="float">
            <text:p>183,634</text:p>
          </table:table-cell>
          <table:table-cell table:style-name="ce56" office:value-type="float" office:value="184736" calcext:value-type="float">
            <text:p>184,736</text:p>
          </table:table-cell>
          <table:table-cell table:style-name="ce56" office:value-type="float" office:value="186240" calcext:value-type="float">
            <text:p>186,240</text:p>
          </table:table-cell>
          <table:table-cell table:style-name="ce56" office:value-type="float" office:value="174705" calcext:value-type="float">
            <text:p>174,705</text:p>
          </table:table-cell>
          <table:table-cell table:number-columns-repeated="1011"/>
        </table:table-row>
        <table:table-row table:style-name="ro3">
          <table:table-cell table:style-name="ce41" office:value-type="string" calcext:value-type="string">
            <text:p>.<text:span text:style-name="T1">Muskegon, MI Metro Area</text:span></text:p>
          </table:table-cell>
          <table:table-cell table:style-name="ce56" office:value-type="float" office:value="172188" calcext:value-type="float">
            <text:p>172,188</text:p>
          </table:table-cell>
          <table:table-cell table:style-name="ce56" office:value-type="float" office:value="172194" calcext:value-type="float">
            <text:p>172,194</text:p>
          </table:table-cell>
          <table:table-cell table:style-name="ce56" office:value-type="float" office:value="171913" calcext:value-type="float">
            <text:p>171,913</text:p>
          </table:table-cell>
          <table:table-cell table:style-name="ce56" office:value-type="float" office:value="170026" calcext:value-type="float">
            <text:p>170,026</text:p>
          </table:table-cell>
          <table:table-cell table:style-name="ce56" office:value-type="float" office:value="170159" calcext:value-type="float">
            <text:p>170,159</text:p>
          </table:table-cell>
          <table:table-cell table:style-name="ce56" office:value-type="float" office:value="172273" calcext:value-type="float">
            <text:p>172,273</text:p>
          </table:table-cell>
          <table:table-cell table:style-name="ce56" office:value-type="float" office:value="172254" calcext:value-type="float">
            <text:p>172,254</text:p>
          </table:table-cell>
          <table:table-cell table:style-name="ce56" office:value-type="float" office:value="172447" calcext:value-type="float">
            <text:p>172,447</text:p>
          </table:table-cell>
          <table:table-cell table:style-name="ce56" office:value-type="float" office:value="173227" calcext:value-type="float">
            <text:p>173,227</text:p>
          </table:table-cell>
          <table:table-cell table:style-name="ce56" office:value-type="float" office:value="173645" calcext:value-type="float">
            <text:p>173,645</text:p>
          </table:table-cell>
          <table:table-cell table:style-name="ce56" office:value-type="float" office:value="173599" calcext:value-type="float">
            <text:p>173,599</text:p>
          </table:table-cell>
          <table:table-cell table:style-name="ce56" office:value-type="float" office:value="173566" calcext:value-type="float">
            <text:p>173,566</text:p>
          </table:table-cell>
          <table:table-cell table:number-columns-repeated="1011"/>
        </table:table-row>
        <table:table-row table:style-name="ro3">
          <table:table-cell table:style-name="ce41" office:value-type="string" calcext:value-type="string">
            <text:p>.<text:span text:style-name="T1">Iowa City, IA Metro Area</text:span></text:p>
          </table:table-cell>
          <table:table-cell table:number-columns-repeated="2" table:style-name="ce56" office:value-type="float" office:value="152586" calcext:value-type="float">
            <text:p>152,586</text:p>
          </table:table-cell>
          <table:table-cell table:style-name="ce56" office:value-type="float" office:value="153025" calcext:value-type="float">
            <text:p>153,025</text:p>
          </table:table-cell>
          <table:table-cell table:style-name="ce56" office:value-type="float" office:value="155908" calcext:value-type="float">
            <text:p>155,908</text:p>
          </table:table-cell>
          <table:table-cell table:style-name="ce56" office:value-type="float" office:value="159006" calcext:value-type="float">
            <text:p>159,006</text:p>
          </table:table-cell>
          <table:table-cell table:style-name="ce56" office:value-type="float" office:value="162095" calcext:value-type="float">
            <text:p>162,095</text:p>
          </table:table-cell>
          <table:table-cell table:style-name="ce56" office:value-type="float" office:value="164759" calcext:value-type="float">
            <text:p>164,759</text:p>
          </table:table-cell>
          <table:table-cell table:style-name="ce56" office:value-type="float" office:value="167088" calcext:value-type="float">
            <text:p>167,088</text:p>
          </table:table-cell>
          <table:table-cell table:style-name="ce56" office:value-type="float" office:value="169054" calcext:value-type="float">
            <text:p>169,054</text:p>
          </table:table-cell>
          <table:table-cell table:style-name="ce56" office:value-type="float" office:value="171529" calcext:value-type="float">
            <text:p>171,529</text:p>
          </table:table-cell>
          <table:table-cell table:style-name="ce56" office:value-type="float" office:value="172607" calcext:value-type="float">
            <text:p>172,607</text:p>
          </table:table-cell>
          <table:table-cell table:style-name="ce56" office:value-type="float" office:value="173105" calcext:value-type="float">
            <text:p>173,105</text:p>
          </table:table-cell>
          <table:table-cell table:number-columns-repeated="1011"/>
        </table:table-row>
        <table:table-row table:style-name="ro3">
          <table:table-cell table:style-name="ce41" office:value-type="string" calcext:value-type="string">
            <text:p>.<text:span text:style-name="T1">Abilene, TX Metro Area</text:span></text:p>
          </table:table-cell>
          <table:table-cell table:number-columns-repeated="2" table:style-name="ce56" office:value-type="float" office:value="165252" calcext:value-type="float">
            <text:p>165,252</text:p>
          </table:table-cell>
          <table:table-cell table:style-name="ce56" office:value-type="float" office:value="165585" calcext:value-type="float">
            <text:p>165,585</text:p>
          </table:table-cell>
          <table:table-cell table:style-name="ce56" office:value-type="float" office:value="166634" calcext:value-type="float">
            <text:p>166,634</text:p>
          </table:table-cell>
          <table:table-cell table:style-name="ce56" office:value-type="float" office:value="167442" calcext:value-type="float">
            <text:p>167,442</text:p>
          </table:table-cell>
          <table:table-cell table:style-name="ce56" office:value-type="float" office:value="167473" calcext:value-type="float">
            <text:p>167,473</text:p>
          </table:table-cell>
          <table:table-cell table:style-name="ce56" office:value-type="float" office:value="168342" calcext:value-type="float">
            <text:p>168,342</text:p>
          </table:table-cell>
          <table:table-cell table:style-name="ce56" office:value-type="float" office:value="169688" calcext:value-type="float">
            <text:p>169,688</text:p>
          </table:table-cell>
          <table:table-cell table:style-name="ce56" office:value-type="float" office:value="170017" calcext:value-type="float">
            <text:p>170,017</text:p>
          </table:table-cell>
          <table:table-cell table:style-name="ce56" office:value-type="float" office:value="170429" calcext:value-type="float">
            <text:p>170,429</text:p>
          </table:table-cell>
          <table:table-cell table:style-name="ce56" office:value-type="float" office:value="171150" calcext:value-type="float">
            <text:p>171,150</text:p>
          </table:table-cell>
          <table:table-cell table:style-name="ce56" office:value-type="float" office:value="172060" calcext:value-type="float">
            <text:p>172,060</text:p>
          </table:table-cell>
          <table:table-cell table:number-columns-repeated="1011"/>
        </table:table-row>
        <table:table-row table:style-name="ro3">
          <table:table-cell table:style-name="ce41" office:value-type="string" calcext:value-type="string">
            <text:p>.<text:span text:style-name="T1">Oshkosh-Neenah, WI Metro Area</text:span></text:p>
          </table:table-cell>
          <table:table-cell table:style-name="ce56" office:value-type="float" office:value="166994" calcext:value-type="float">
            <text:p>166,994</text:p>
          </table:table-cell>
          <table:table-cell table:style-name="ce56" office:value-type="float" office:value="167000" calcext:value-type="float">
            <text:p>167,000</text:p>
          </table:table-cell>
          <table:table-cell table:style-name="ce56" office:value-type="float" office:value="167073" calcext:value-type="float">
            <text:p>167,073</text:p>
          </table:table-cell>
          <table:table-cell table:style-name="ce56" office:value-type="float" office:value="167493" calcext:value-type="float">
            <text:p>167,493</text:p>
          </table:table-cell>
          <table:table-cell table:style-name="ce56" office:value-type="float" office:value="168525" calcext:value-type="float">
            <text:p>168,525</text:p>
          </table:table-cell>
          <table:table-cell table:style-name="ce56" office:value-type="float" office:value="169283" calcext:value-type="float">
            <text:p>169,283</text:p>
          </table:table-cell>
          <table:table-cell table:style-name="ce56" office:value-type="float" office:value="169324" calcext:value-type="float">
            <text:p>169,324</text:p>
          </table:table-cell>
          <table:table-cell table:style-name="ce56" office:value-type="float" office:value="169246" calcext:value-type="float">
            <text:p>169,246</text:p>
          </table:table-cell>
          <table:table-cell table:style-name="ce56" office:value-type="float" office:value="169629" calcext:value-type="float">
            <text:p>169,629</text:p>
          </table:table-cell>
          <table:table-cell table:style-name="ce56" office:value-type="float" office:value="170394" calcext:value-type="float">
            <text:p>170,394</text:p>
          </table:table-cell>
          <table:table-cell table:style-name="ce56" office:value-type="float" office:value="170878" calcext:value-type="float">
            <text:p>170,878</text:p>
          </table:table-cell>
          <table:table-cell table:style-name="ce56" office:value-type="float" office:value="171907" calcext:value-type="float">
            <text:p>171,907</text:p>
          </table:table-cell>
          <table:table-cell table:number-columns-repeated="1011"/>
        </table:table-row>
        <table:table-row table:style-name="ro3">
          <table:table-cell table:style-name="ce41" office:value-type="string" calcext:value-type="string">
            <text:p>.<text:span text:style-name="T1">Bloomington, IL Metro Area</text:span></text:p>
          </table:table-cell>
          <table:table-cell table:style-name="ce56" office:value-type="float" office:value="169572" calcext:value-type="float">
            <text:p>169,572</text:p>
          </table:table-cell>
          <table:table-cell table:style-name="ce56" office:value-type="float" office:value="169577" calcext:value-type="float">
            <text:p>169,577</text:p>
          </table:table-cell>
          <table:table-cell table:style-name="ce56" office:value-type="float" office:value="169810" calcext:value-type="float">
            <text:p>169,810</text:p>
          </table:table-cell>
          <table:table-cell table:style-name="ce56" office:value-type="float" office:value="170909" calcext:value-type="float">
            <text:p>170,909</text:p>
          </table:table-cell>
          <table:table-cell table:style-name="ce56" office:value-type="float" office:value="172721" calcext:value-type="float">
            <text:p>172,721</text:p>
          </table:table-cell>
          <table:table-cell table:style-name="ce56" office:value-type="float" office:value="175037" calcext:value-type="float">
            <text:p>175,037</text:p>
          </table:table-cell>
          <table:table-cell table:style-name="ce56" office:value-type="float" office:value="174105" calcext:value-type="float">
            <text:p>174,105</text:p>
          </table:table-cell>
          <table:table-cell table:style-name="ce56" office:value-type="float" office:value="173141" calcext:value-type="float">
            <text:p>173,141</text:p>
          </table:table-cell>
          <table:table-cell table:style-name="ce56" office:value-type="float" office:value="173070" calcext:value-type="float">
            <text:p>173,070</text:p>
          </table:table-cell>
          <table:table-cell table:style-name="ce56" office:value-type="float" office:value="172754" calcext:value-type="float">
            <text:p>172,754</text:p>
          </table:table-cell>
          <table:table-cell table:style-name="ce56" office:value-type="float" office:value="172410" calcext:value-type="float">
            <text:p>172,410</text:p>
          </table:table-cell>
          <table:table-cell table:style-name="ce56" office:value-type="float" office:value="171517" calcext:value-type="float">
            <text:p>171,517</text:p>
          </table:table-cell>
          <table:table-cell table:number-columns-repeated="1011"/>
        </table:table-row>
        <table:table-row table:style-name="ro3">
          <table:table-cell table:style-name="ce41" office:value-type="string" calcext:value-type="string">
            <text:p>.<text:span text:style-name="T1">East Stroudsburg, PA Metro Area</text:span></text:p>
          </table:table-cell>
          <table:table-cell table:style-name="ce56" office:value-type="float" office:value="169842" calcext:value-type="float">
            <text:p>169,842</text:p>
          </table:table-cell>
          <table:table-cell table:style-name="ce56" office:value-type="float" office:value="169841" calcext:value-type="float">
            <text:p>169,841</text:p>
          </table:table-cell>
          <table:table-cell table:style-name="ce56" office:value-type="float" office:value="169849" calcext:value-type="float">
            <text:p>169,849</text:p>
          </table:table-cell>
          <table:table-cell table:style-name="ce56" office:value-type="float" office:value="169891" calcext:value-type="float">
            <text:p>169,891</text:p>
          </table:table-cell>
          <table:table-cell table:style-name="ce56" office:value-type="float" office:value="168628" calcext:value-type="float">
            <text:p>168,628</text:p>
          </table:table-cell>
          <table:table-cell table:style-name="ce56" office:value-type="float" office:value="167355" calcext:value-type="float">
            <text:p>167,355</text:p>
          </table:table-cell>
          <table:table-cell table:style-name="ce56" office:value-type="float" office:value="167285" calcext:value-type="float">
            <text:p>167,285</text:p>
          </table:table-cell>
          <table:table-cell table:style-name="ce56" office:value-type="float" office:value="166481" calcext:value-type="float">
            <text:p>166,481</text:p>
          </table:table-cell>
          <table:table-cell table:style-name="ce56" office:value-type="float" office:value="166220" calcext:value-type="float">
            <text:p>166,220</text:p>
          </table:table-cell>
          <table:table-cell table:style-name="ce56" office:value-type="float" office:value="167895" calcext:value-type="float">
            <text:p>167,895</text:p>
          </table:table-cell>
          <table:table-cell table:style-name="ce56" office:value-type="float" office:value="169294" calcext:value-type="float">
            <text:p>169,294</text:p>
          </table:table-cell>
          <table:table-cell table:style-name="ce56" office:value-type="float" office:value="170271" calcext:value-type="float">
            <text:p>170,271</text:p>
          </table:table-cell>
          <table:table-cell table:number-columns-repeated="1011"/>
        </table:table-row>
        <table:table-row table:style-name="ro3">
          <table:table-cell table:style-name="ce41" office:value-type="string" calcext:value-type="string">
            <text:p>.<text:span text:style-name="T1">Burlington, NC Metro Area</text:span></text:p>
          </table:table-cell>
          <table:table-cell table:style-name="ce56" office:value-type="float" office:value="151131" calcext:value-type="float">
            <text:p>151,131</text:p>
          </table:table-cell>
          <table:table-cell table:style-name="ce56" office:value-type="float" office:value="151155" calcext:value-type="float">
            <text:p>151,155</text:p>
          </table:table-cell>
          <table:table-cell table:style-name="ce56" office:value-type="float" office:value="151431" calcext:value-type="float">
            <text:p>151,431</text:p>
          </table:table-cell>
          <table:table-cell table:style-name="ce56" office:value-type="float" office:value="152692" calcext:value-type="float">
            <text:p>152,692</text:p>
          </table:table-cell>
          <table:table-cell table:style-name="ce56" office:value-type="float" office:value="153265" calcext:value-type="float">
            <text:p>153,265</text:p>
          </table:table-cell>
          <table:table-cell table:style-name="ce56" office:value-type="float" office:value="154162" calcext:value-type="float">
            <text:p>154,162</text:p>
          </table:table-cell>
          <table:table-cell table:style-name="ce56" office:value-type="float" office:value="155384" calcext:value-type="float">
            <text:p>155,384</text:p>
          </table:table-cell>
          <table:table-cell table:style-name="ce56" office:value-type="float" office:value="157037" calcext:value-type="float">
            <text:p>157,037</text:p>
          </table:table-cell>
          <table:table-cell table:style-name="ce56" office:value-type="float" office:value="160283" calcext:value-type="float">
            <text:p>160,283</text:p>
          </table:table-cell>
          <table:table-cell table:style-name="ce56" office:value-type="float" office:value="163276" calcext:value-type="float">
            <text:p>163,276</text:p>
          </table:table-cell>
          <table:table-cell table:style-name="ce56" office:value-type="float" office:value="166514" calcext:value-type="float">
            <text:p>166,514</text:p>
          </table:table-cell>
          <table:table-cell table:style-name="ce56" office:value-type="float" office:value="169509" calcext:value-type="float">
            <text:p>169,509</text:p>
          </table:table-cell>
          <table:table-cell table:number-columns-repeated="1011"/>
        </table:table-row>
        <table:table-row table:style-name="ro3">
          <table:table-cell table:style-name="ce41" office:value-type="string" calcext:value-type="string">
            <text:p>.<text:span text:style-name="T1">Eau Claire, WI Metro Area</text:span></text:p>
          </table:table-cell>
          <table:table-cell table:style-name="ce56" office:value-type="float" office:value="161151" calcext:value-type="float">
            <text:p>161,151</text:p>
          </table:table-cell>
          <table:table-cell table:style-name="ce56" office:value-type="float" office:value="161383" calcext:value-type="float">
            <text:p>161,383</text:p>
          </table:table-cell>
          <table:table-cell table:style-name="ce56" office:value-type="float" office:value="161655" calcext:value-type="float">
            <text:p>161,655</text:p>
          </table:table-cell>
          <table:table-cell table:style-name="ce56" office:value-type="float" office:value="162886" calcext:value-type="float">
            <text:p>162,886</text:p>
          </table:table-cell>
          <table:table-cell table:style-name="ce56" office:value-type="float" office:value="163892" calcext:value-type="float">
            <text:p>163,892</text:p>
          </table:table-cell>
          <table:table-cell table:style-name="ce56" office:value-type="float" office:value="164822" calcext:value-type="float">
            <text:p>164,822</text:p>
          </table:table-cell>
          <table:table-cell table:style-name="ce56" office:value-type="float" office:value="165023" calcext:value-type="float">
            <text:p>165,023</text:p>
          </table:table-cell>
          <table:table-cell table:style-name="ce56" office:value-type="float" office:value="165501" calcext:value-type="float">
            <text:p>165,501</text:p>
          </table:table-cell>
          <table:table-cell table:style-name="ce56" office:value-type="float" office:value="166430" calcext:value-type="float">
            <text:p>166,430</text:p>
          </table:table-cell>
          <table:table-cell table:style-name="ce56" office:value-type="float" office:value="167329" calcext:value-type="float">
            <text:p>167,329</text:p>
          </table:table-cell>
          <table:table-cell table:style-name="ce56" office:value-type="float" office:value="168464" calcext:value-type="float">
            <text:p>168,464</text:p>
          </table:table-cell>
          <table:table-cell table:style-name="ce56" office:value-type="float" office:value="169304" calcext:value-type="float">
            <text:p>169,304</text:p>
          </table:table-cell>
          <table:table-cell table:number-columns-repeated="1011"/>
        </table:table-row>
        <table:table-row table:style-name="ro3">
          <table:table-cell table:style-name="ce41" office:value-type="string" calcext:value-type="string">
            <text:p>.<text:span text:style-name="T1">Bloomington, IN Metro Area</text:span></text:p>
          </table:table-cell>
          <table:table-cell table:style-name="ce56" office:value-type="float" office:value="159549" calcext:value-type="float">
            <text:p>159,549</text:p>
          </table:table-cell>
          <table:table-cell table:style-name="ce56" office:value-type="float" office:value="159535" calcext:value-type="float">
            <text:p>159,535</text:p>
          </table:table-cell>
          <table:table-cell table:style-name="ce56" office:value-type="float" office:value="160132" calcext:value-type="float">
            <text:p>160,132</text:p>
          </table:table-cell>
          <table:table-cell table:style-name="ce56" office:value-type="float" office:value="161722" calcext:value-type="float">
            <text:p>161,722</text:p>
          </table:table-cell>
          <table:table-cell table:style-name="ce56" office:value-type="float" office:value="162852" calcext:value-type="float">
            <text:p>162,852</text:p>
          </table:table-cell>
          <table:table-cell table:style-name="ce56" office:value-type="float" office:value="163221" calcext:value-type="float">
            <text:p>163,221</text:p>
          </table:table-cell>
          <table:table-cell table:style-name="ce56" office:value-type="float" office:value="164422" calcext:value-type="float">
            <text:p>164,422</text:p>
          </table:table-cell>
          <table:table-cell table:style-name="ce56" office:value-type="float" office:value="165073" calcext:value-type="float">
            <text:p>165,073</text:p>
          </table:table-cell>
          <table:table-cell table:style-name="ce56" office:value-type="float" office:value="166655" calcext:value-type="float">
            <text:p>166,655</text:p>
          </table:table-cell>
          <table:table-cell table:style-name="ce56" office:value-type="float" office:value="167429" calcext:value-type="float">
            <text:p>167,429</text:p>
          </table:table-cell>
          <table:table-cell table:style-name="ce56" office:value-type="float" office:value="168092" calcext:value-type="float">
            <text:p>168,092</text:p>
          </table:table-cell>
          <table:table-cell table:style-name="ce56" office:value-type="float" office:value="169230" calcext:value-type="float">
            <text:p>169,230</text:p>
          </table:table-cell>
          <table:table-cell table:number-columns-repeated="1011"/>
        </table:table-row>
        <table:table-row table:style-name="ro3">
          <table:table-cell table:style-name="ce41" office:value-type="string" calcext:value-type="string">
            <text:p>.<text:span text:style-name="T1">Hattiesburg, MS Metro Area</text:span></text:p>
          </table:table-cell>
          <table:table-cell table:style-name="ce56" office:value-type="float" office:value="162410" calcext:value-type="float">
            <text:p>162,410</text:p>
          </table:table-cell>
          <table:table-cell table:style-name="ce56" office:value-type="float" office:value="162418" calcext:value-type="float">
            <text:p>162,418</text:p>
          </table:table-cell>
          <table:table-cell table:style-name="ce56" office:value-type="float" office:value="162856" calcext:value-type="float">
            <text:p>162,856</text:p>
          </table:table-cell>
          <table:table-cell table:style-name="ce56" office:value-type="float" office:value="164801" calcext:value-type="float">
            <text:p>164,801</text:p>
          </table:table-cell>
          <table:table-cell table:style-name="ce56" office:value-type="float" office:value="165994" calcext:value-type="float">
            <text:p>165,994</text:p>
          </table:table-cell>
          <table:table-cell table:style-name="ce56" office:value-type="float" office:value="166971" calcext:value-type="float">
            <text:p>166,971</text:p>
          </table:table-cell>
          <table:table-cell table:style-name="ce56" office:value-type="float" office:value="167179" calcext:value-type="float">
            <text:p>167,179</text:p>
          </table:table-cell>
          <table:table-cell table:style-name="ce56" office:value-type="float" office:value="167873" calcext:value-type="float">
            <text:p>167,873</text:p>
          </table:table-cell>
          <table:table-cell table:style-name="ce56" office:value-type="float" office:value="168158" calcext:value-type="float">
            <text:p>168,158</text:p>
          </table:table-cell>
          <table:table-cell table:style-name="ce56" office:value-type="float" office:value="167719" calcext:value-type="float">
            <text:p>167,719</text:p>
          </table:table-cell>
          <table:table-cell table:style-name="ce56" office:value-type="float" office:value="168292" calcext:value-type="float">
            <text:p>168,292</text:p>
          </table:table-cell>
          <table:table-cell table:style-name="ce56" office:value-type="float" office:value="168849" calcext:value-type="float">
            <text:p>168,849</text:p>
          </table:table-cell>
          <table:table-cell table:number-columns-repeated="1011"/>
        </table:table-row>
        <table:table-row table:style-name="ro3">
          <table:table-cell table:style-name="ce41" office:value-type="string" calcext:value-type="string">
            <text:p>.<text:span text:style-name="T1">Waterloo-Cedar Falls, IA Metro Area</text:span></text:p>
          </table:table-cell>
          <table:table-cell table:number-columns-repeated="2" table:style-name="ce56" office:value-type="float" office:value="167819" calcext:value-type="float">
            <text:p>167,819</text:p>
          </table:table-cell>
          <table:table-cell table:style-name="ce56" office:value-type="float" office:value="167920" calcext:value-type="float">
            <text:p>167,920</text:p>
          </table:table-cell>
          <table:table-cell table:style-name="ce56" office:value-type="float" office:value="168443" calcext:value-type="float">
            <text:p>168,443</text:p>
          </table:table-cell>
          <table:table-cell table:style-name="ce56" office:value-type="float" office:value="168811" calcext:value-type="float">
            <text:p>168,811</text:p>
          </table:table-cell>
          <table:table-cell table:style-name="ce56" office:value-type="float" office:value="169853" calcext:value-type="float">
            <text:p>169,853</text:p>
          </table:table-cell>
          <table:table-cell table:style-name="ce56" office:value-type="float" office:value="170450" calcext:value-type="float">
            <text:p>170,450</text:p>
          </table:table-cell>
          <table:table-cell table:style-name="ce56" office:value-type="float" office:value="170852" calcext:value-type="float">
            <text:p>170,852</text:p>
          </table:table-cell>
          <table:table-cell table:style-name="ce56" office:value-type="float" office:value="170110" calcext:value-type="float">
            <text:p>170,110</text:p>
          </table:table-cell>
          <table:table-cell table:style-name="ce56" office:value-type="float" office:value="169359" calcext:value-type="float">
            <text:p>169,359</text:p>
          </table:table-cell>
          <table:table-cell table:style-name="ce56" office:value-type="float" office:value="168936" calcext:value-type="float">
            <text:p>168,936</text:p>
          </table:table-cell>
          <table:table-cell table:style-name="ce56" office:value-type="float" office:value="168522" calcext:value-type="float">
            <text:p>168,522</text:p>
          </table:table-cell>
          <table:table-cell table:number-columns-repeated="1011"/>
        </table:table-row>
        <table:table-row table:style-name="ro3">
          <table:table-cell table:style-name="ce41" office:value-type="string" calcext:value-type="string">
            <text:p>.<text:span text:style-name="T1">Pueblo, CO Metro Area</text:span></text:p>
          </table:table-cell>
          <table:table-cell table:number-columns-repeated="2" table:style-name="ce56" office:value-type="float" office:value="159063" calcext:value-type="float">
            <text:p>159,063</text:p>
          </table:table-cell>
          <table:table-cell table:style-name="ce56" office:value-type="float" office:value="159390" calcext:value-type="float">
            <text:p>159,390</text:p>
          </table:table-cell>
          <table:table-cell table:style-name="ce56" office:value-type="float" office:value="160184" calcext:value-type="float">
            <text:p>160,184</text:p>
          </table:table-cell>
          <table:table-cell table:style-name="ce56" office:value-type="float" office:value="160721" calcext:value-type="float">
            <text:p>160,721</text:p>
          </table:table-cell>
          <table:table-cell table:style-name="ce56" office:value-type="float" office:value="161033" calcext:value-type="float">
            <text:p>161,033</text:p>
          </table:table-cell>
          <table:table-cell table:style-name="ce56" office:value-type="float" office:value="161356" calcext:value-type="float">
            <text:p>161,356</text:p>
          </table:table-cell>
          <table:table-cell table:style-name="ce56" office:value-type="float" office:value="163006" calcext:value-type="float">
            <text:p>163,006</text:p>
          </table:table-cell>
          <table:table-cell table:style-name="ce56" office:value-type="float" office:value="164774" calcext:value-type="float">
            <text:p>164,774</text:p>
          </table:table-cell>
          <table:table-cell table:style-name="ce56" office:value-type="float" office:value="166283" calcext:value-type="float">
            <text:p>166,283</text:p>
          </table:table-cell>
          <table:table-cell table:style-name="ce56" office:value-type="float" office:value="167422" calcext:value-type="float">
            <text:p>167,422</text:p>
          </table:table-cell>
          <table:table-cell table:style-name="ce56" office:value-type="float" office:value="168424" calcext:value-type="float">
            <text:p>168,424</text:p>
          </table:table-cell>
          <table:table-cell table:number-columns-repeated="1011"/>
        </table:table-row>
        <table:table-row table:style-name="ro3">
          <table:table-cell table:style-name="ce41" office:value-type="string" calcext:value-type="string">
            <text:p>.<text:span text:style-name="T1">Blacksburg-Christiansburg, VA Metro Area</text:span></text:p>
          </table:table-cell>
          <table:table-cell table:style-name="ce56" office:value-type="float" office:value="162958" calcext:value-type="float">
            <text:p>162,958</text:p>
          </table:table-cell>
          <table:table-cell table:style-name="ce56" office:value-type="float" office:value="162960" calcext:value-type="float">
            <text:p>162,960</text:p>
          </table:table-cell>
          <table:table-cell table:style-name="ce56" office:value-type="float" office:value="163131" calcext:value-type="float">
            <text:p>163,131</text:p>
          </table:table-cell>
          <table:table-cell table:style-name="ce56" office:value-type="float" office:value="163442" calcext:value-type="float">
            <text:p>163,442</text:p>
          </table:table-cell>
          <table:table-cell table:style-name="ce56" office:value-type="float" office:value="164120" calcext:value-type="float">
            <text:p>164,120</text:p>
          </table:table-cell>
          <table:table-cell table:style-name="ce56" office:value-type="float" office:value="165240" calcext:value-type="float">
            <text:p>165,240</text:p>
          </table:table-cell>
          <table:table-cell table:style-name="ce56" office:value-type="float" office:value="165688" calcext:value-type="float">
            <text:p>165,688</text:p>
          </table:table-cell>
          <table:table-cell table:style-name="ce56" office:value-type="float" office:value="165725" calcext:value-type="float">
            <text:p>165,725</text:p>
          </table:table-cell>
          <table:table-cell table:style-name="ce56" office:value-type="float" office:value="166572" calcext:value-type="float">
            <text:p>166,572</text:p>
          </table:table-cell>
          <table:table-cell table:style-name="ce56" office:value-type="float" office:value="166605" calcext:value-type="float">
            <text:p>166,605</text:p>
          </table:table-cell>
          <table:table-cell table:style-name="ce56" office:value-type="float" office:value="167492" calcext:value-type="float">
            <text:p>167,492</text:p>
          </table:table-cell>
          <table:table-cell table:style-name="ce56" office:value-type="float" office:value="167531" calcext:value-type="float">
            <text:p>167,531</text:p>
          </table:table-cell>
          <table:table-cell table:number-columns-repeated="1011"/>
        </table:table-row>
        <table:table-row table:style-name="ro3">
          <table:table-cell table:style-name="ce41" office:value-type="string" calcext:value-type="string">
            <text:p>.<text:span text:style-name="T1">Kahului-Wailuku-Lahaina, HI Metro Area</text:span></text:p>
          </table:table-cell>
          <table:table-cell table:style-name="ce56" office:value-type="float" office:value="154834" calcext:value-type="float">
            <text:p>154,834</text:p>
          </table:table-cell>
          <table:table-cell table:style-name="ce56" office:value-type="float" office:value="154840" calcext:value-type="float">
            <text:p>154,840</text:p>
          </table:table-cell>
          <table:table-cell table:style-name="ce56" office:value-type="float" office:value="155020" calcext:value-type="float">
            <text:p>155,020</text:p>
          </table:table-cell>
          <table:table-cell table:style-name="ce56" office:value-type="float" office:value="156936" calcext:value-type="float">
            <text:p>156,936</text:p>
          </table:table-cell>
          <table:table-cell table:style-name="ce56" office:value-type="float" office:value="158889" calcext:value-type="float">
            <text:p>158,889</text:p>
          </table:table-cell>
          <table:table-cell table:style-name="ce56" office:value-type="float" office:value="161004" calcext:value-type="float">
            <text:p>161,004</text:p>
          </table:table-cell>
          <table:table-cell table:style-name="ce56" office:value-type="float" office:value="163036" calcext:value-type="float">
            <text:p>163,036</text:p>
          </table:table-cell>
          <table:table-cell table:style-name="ce56" office:value-type="float" office:value="163904" calcext:value-type="float">
            <text:p>163,904</text:p>
          </table:table-cell>
          <table:table-cell table:style-name="ce56" office:value-type="float" office:value="165350" calcext:value-type="float">
            <text:p>165,350</text:p>
          </table:table-cell>
          <table:table-cell table:style-name="ce56" office:value-type="float" office:value="166146" calcext:value-type="float">
            <text:p>166,146</text:p>
          </table:table-cell>
          <table:table-cell table:style-name="ce56" office:value-type="float" office:value="166972" calcext:value-type="float">
            <text:p>166,972</text:p>
          </table:table-cell>
          <table:table-cell table:style-name="ce56" office:value-type="float" office:value="167417" calcext:value-type="float">
            <text:p>167,417</text:p>
          </table:table-cell>
          <table:table-cell table:number-columns-repeated="1011"/>
        </table:table-row>
        <table:table-row table:style-name="ro3">
          <table:table-cell table:style-name="ce41" office:value-type="string" calcext:value-type="string">
            <text:p>.<text:span text:style-name="T1">Odessa, TX Metro Area</text:span></text:p>
          </table:table-cell>
          <table:table-cell table:style-name="ce56" office:value-type="float" office:value="137130" calcext:value-type="float">
            <text:p>137,130</text:p>
          </table:table-cell>
          <table:table-cell table:style-name="ce56" office:value-type="float" office:value="137136" calcext:value-type="float">
            <text:p>137,136</text:p>
          </table:table-cell>
          <table:table-cell table:style-name="ce56" office:value-type="float" office:value="137075" calcext:value-type="float">
            <text:p>137,075</text:p>
          </table:table-cell>
          <table:table-cell table:style-name="ce56" office:value-type="float" office:value="139642" calcext:value-type="float">
            <text:p>139,642</text:p>
          </table:table-cell>
          <table:table-cell table:style-name="ce56" office:value-type="float" office:value="144495" calcext:value-type="float">
            <text:p>144,495</text:p>
          </table:table-cell>
          <table:table-cell table:style-name="ce56" office:value-type="float" office:value="149656" calcext:value-type="float">
            <text:p>149,656</text:p>
          </table:table-cell>
          <table:table-cell table:style-name="ce56" office:value-type="float" office:value="154588" calcext:value-type="float">
            <text:p>154,588</text:p>
          </table:table-cell>
          <table:table-cell table:style-name="ce56" office:value-type="float" office:value="159903" calcext:value-type="float">
            <text:p>159,903</text:p>
          </table:table-cell>
          <table:table-cell table:style-name="ce56" office:value-type="float" office:value="157858" calcext:value-type="float">
            <text:p>157,858</text:p>
          </table:table-cell>
          <table:table-cell table:style-name="ce56" office:value-type="float" office:value="156951" calcext:value-type="float">
            <text:p>156,951</text:p>
          </table:table-cell>
          <table:table-cell table:style-name="ce56" office:value-type="float" office:value="161960" calcext:value-type="float">
            <text:p>161,960</text:p>
          </table:table-cell>
          <table:table-cell table:style-name="ce56" office:value-type="float" office:value="166223" calcext:value-type="float">
            <text:p>166,223</text:p>
          </table:table-cell>
          <table:table-cell table:number-columns-repeated="1011"/>
        </table:table-row>
        <table:table-row table:style-name="ro3">
          <table:table-cell table:style-name="ce41" office:value-type="string" calcext:value-type="string">
            <text:p>.<text:span text:style-name="T1">Coeur d'Alene, ID Metro Area</text:span></text:p>
          </table:table-cell>
          <table:table-cell table:style-name="ce56" office:value-type="float" office:value="138494" calcext:value-type="float">
            <text:p>138,494</text:p>
          </table:table-cell>
          <table:table-cell table:style-name="ce56" office:value-type="float" office:value="138466" calcext:value-type="float">
            <text:p>138,466</text:p>
          </table:table-cell>
          <table:table-cell table:style-name="ce56" office:value-type="float" office:value="138848" calcext:value-type="float">
            <text:p>138,848</text:p>
          </table:table-cell>
          <table:table-cell table:style-name="ce56" office:value-type="float" office:value="140932" calcext:value-type="float">
            <text:p>140,932</text:p>
          </table:table-cell>
          <table:table-cell table:style-name="ce56" office:value-type="float" office:value="142084" calcext:value-type="float">
            <text:p>142,084</text:p>
          </table:table-cell>
          <table:table-cell table:style-name="ce56" office:value-type="float" office:value="143897" calcext:value-type="float">
            <text:p>143,897</text:p>
          </table:table-cell>
          <table:table-cell table:style-name="ce56" office:value-type="float" office:value="146529" calcext:value-type="float">
            <text:p>146,529</text:p>
          </table:table-cell>
          <table:table-cell table:style-name="ce56" office:value-type="float" office:value="149367" calcext:value-type="float">
            <text:p>149,367</text:p>
          </table:table-cell>
          <table:table-cell table:style-name="ce56" office:value-type="float" office:value="153019" calcext:value-type="float">
            <text:p>153,019</text:p>
          </table:table-cell>
          <table:table-cell table:style-name="ce56" office:value-type="float" office:value="157320" calcext:value-type="float">
            <text:p>157,320</text:p>
          </table:table-cell>
          <table:table-cell table:style-name="ce56" office:value-type="float" office:value="161209" calcext:value-type="float">
            <text:p>161,209</text:p>
          </table:table-cell>
          <table:table-cell table:style-name="ce56" office:value-type="float" office:value="165697" calcext:value-type="float">
            <text:p>165,697</text:p>
          </table:table-cell>
          <table:table-cell table:number-columns-repeated="1011"/>
        </table:table-row>
        <table:table-row table:style-name="ro3">
          <table:table-cell table:style-name="ce41" office:value-type="string" calcext:value-type="string">
            <text:p>.<text:span text:style-name="T1">Auburn-Opelika, AL Metro Area</text:span></text:p>
          </table:table-cell>
          <table:table-cell table:style-name="ce56" office:value-type="float" office:value="140247" calcext:value-type="float">
            <text:p>140,247</text:p>
          </table:table-cell>
          <table:table-cell table:style-name="ce56" office:value-type="float" office:value="140287" calcext:value-type="float">
            <text:p>140,287</text:p>
          </table:table-cell>
          <table:table-cell table:style-name="ce56" office:value-type="float" office:value="140794" calcext:value-type="float">
            <text:p>140,794</text:p>
          </table:table-cell>
          <table:table-cell table:style-name="ce56" office:value-type="float" office:value="144130" calcext:value-type="float">
            <text:p>144,130</text:p>
          </table:table-cell>
          <table:table-cell table:style-name="ce56" office:value-type="float" office:value="148567" calcext:value-type="float">
            <text:p>148,567</text:p>
          </table:table-cell>
          <table:table-cell table:style-name="ce56" office:value-type="float" office:value="151809" calcext:value-type="float">
            <text:p>151,809</text:p>
          </table:table-cell>
          <table:table-cell table:style-name="ce56" office:value-type="float" office:value="154511" calcext:value-type="float">
            <text:p>154,511</text:p>
          </table:table-cell>
          <table:table-cell table:style-name="ce56" office:value-type="float" office:value="156954" calcext:value-type="float">
            <text:p>156,954</text:p>
          </table:table-cell>
          <table:table-cell table:style-name="ce56" office:value-type="float" office:value="159168" calcext:value-type="float">
            <text:p>159,168</text:p>
          </table:table-cell>
          <table:table-cell table:style-name="ce56" office:value-type="float" office:value="161440" calcext:value-type="float">
            <text:p>161,440</text:p>
          </table:table-cell>
          <table:table-cell table:style-name="ce56" office:value-type="float" office:value="163656" calcext:value-type="float">
            <text:p>163,656</text:p>
          </table:table-cell>
          <table:table-cell table:style-name="ce56" office:value-type="float" office:value="164542" calcext:value-type="float">
            <text:p>164,542</text:p>
          </table:table-cell>
          <table:table-cell table:number-columns-repeated="1011"/>
        </table:table-row>
        <table:table-row table:style-name="ro3">
          <table:table-cell table:style-name="ce41" office:value-type="string" calcext:value-type="string">
            <text:p>.<text:span text:style-name="T1">Janesville-Beloit, WI Metro Area</text:span></text:p>
          </table:table-cell>
          <table:table-cell table:style-name="ce56" office:value-type="float" office:value="160331" calcext:value-type="float">
            <text:p>160,331</text:p>
          </table:table-cell>
          <table:table-cell table:style-name="ce56" office:value-type="float" office:value="160325" calcext:value-type="float">
            <text:p>160,325</text:p>
          </table:table-cell>
          <table:table-cell table:style-name="ce56" office:value-type="float" office:value="160260" calcext:value-type="float">
            <text:p>160,260</text:p>
          </table:table-cell>
          <table:table-cell table:style-name="ce56" office:value-type="float" office:value="159867" calcext:value-type="float">
            <text:p>159,867</text:p>
          </table:table-cell>
          <table:table-cell table:style-name="ce56" office:value-type="float" office:value="160065" calcext:value-type="float">
            <text:p>160,065</text:p>
          </table:table-cell>
          <table:table-cell table:style-name="ce56" office:value-type="float" office:value="160341" calcext:value-type="float">
            <text:p>160,341</text:p>
          </table:table-cell>
          <table:table-cell table:style-name="ce56" office:value-type="float" office:value="160920" calcext:value-type="float">
            <text:p>160,920</text:p>
          </table:table-cell>
          <table:table-cell table:style-name="ce56" office:value-type="float" office:value="161006" calcext:value-type="float">
            <text:p>161,006</text:p>
          </table:table-cell>
          <table:table-cell table:style-name="ce56" office:value-type="float" office:value="161320" calcext:value-type="float">
            <text:p>161,320</text:p>
          </table:table-cell>
          <table:table-cell table:style-name="ce56" office:value-type="float" office:value="162205" calcext:value-type="float">
            <text:p>162,205</text:p>
          </table:table-cell>
          <table:table-cell table:style-name="ce56" office:value-type="float" office:value="162874" calcext:value-type="float">
            <text:p>162,874</text:p>
          </table:table-cell>
          <table:table-cell table:style-name="ce56" office:value-type="float" office:value="163354" calcext:value-type="float">
            <text:p>163,354</text:p>
          </table:table-cell>
          <table:table-cell table:number-columns-repeated="1011"/>
        </table:table-row>
        <table:table-row table:style-name="ro3">
          <table:table-cell table:style-name="ce41" office:value-type="string" calcext:value-type="string">
            <text:p>.<text:span text:style-name="T1">Wausau-Weston, WI Metro Area</text:span></text:p>
          </table:table-cell>
          <table:table-cell table:style-name="ce56" office:value-type="float" office:value="162806" calcext:value-type="float">
            <text:p>162,806</text:p>
          </table:table-cell>
          <table:table-cell table:style-name="ce56" office:value-type="float" office:value="162804" calcext:value-type="float">
            <text:p>162,804</text:p>
          </table:table-cell>
          <table:table-cell table:style-name="ce56" office:value-type="float" office:value="162829" calcext:value-type="float">
            <text:p>162,829</text:p>
          </table:table-cell>
          <table:table-cell table:style-name="ce56" office:value-type="float" office:value="162844" calcext:value-type="float">
            <text:p>162,844</text:p>
          </table:table-cell>
          <table:table-cell table:style-name="ce56" office:value-type="float" office:value="162870" calcext:value-type="float">
            <text:p>162,870</text:p>
          </table:table-cell>
          <table:table-cell table:style-name="ce56" office:value-type="float" office:value="163189" calcext:value-type="float">
            <text:p>163,189</text:p>
          </table:table-cell>
          <table:table-cell table:style-name="ce56" office:value-type="float" office:value="163241" calcext:value-type="float">
            <text:p>163,241</text:p>
          </table:table-cell>
          <table:table-cell table:style-name="ce56" office:value-type="float" office:value="163181" calcext:value-type="float">
            <text:p>163,181</text:p>
          </table:table-cell>
          <table:table-cell table:style-name="ce56" office:value-type="float" office:value="162935" calcext:value-type="float">
            <text:p>162,935</text:p>
          </table:table-cell>
          <table:table-cell table:style-name="ce56" office:value-type="float" office:value="163203" calcext:value-type="float">
            <text:p>163,203</text:p>
          </table:table-cell>
          <table:table-cell table:style-name="ce56" office:value-type="float" office:value="163094" calcext:value-type="float">
            <text:p>163,094</text:p>
          </table:table-cell>
          <table:table-cell table:style-name="ce56" office:value-type="float" office:value="163285" calcext:value-type="float">
            <text:p>163,285</text:p>
          </table:table-cell>
          <table:table-cell table:number-columns-repeated="1011"/>
        </table:table-row>
        <table:table-row table:style-name="ro3">
          <table:table-cell table:style-name="ce41" office:value-type="string" calcext:value-type="string">
            <text:p>.<text:span text:style-name="T1">State College, PA Metro Area</text:span></text:p>
          </table:table-cell>
          <table:table-cell table:style-name="ce56" office:value-type="float" office:value="153990" calcext:value-type="float">
            <text:p>153,990</text:p>
          </table:table-cell>
          <table:table-cell table:style-name="ce56" office:value-type="float" office:value="154005" calcext:value-type="float">
            <text:p>154,005</text:p>
          </table:table-cell>
          <table:table-cell table:style-name="ce56" office:value-type="float" office:value="154230" calcext:value-type="float">
            <text:p>154,230</text:p>
          </table:table-cell>
          <table:table-cell table:style-name="ce56" office:value-type="float" office:value="155067" calcext:value-type="float">
            <text:p>155,067</text:p>
          </table:table-cell>
          <table:table-cell table:style-name="ce56" office:value-type="float" office:value="155826" calcext:value-type="float">
            <text:p>155,826</text:p>
          </table:table-cell>
          <table:table-cell table:style-name="ce56" office:value-type="float" office:value="158231" calcext:value-type="float">
            <text:p>158,231</text:p>
          </table:table-cell>
          <table:table-cell table:style-name="ce56" office:value-type="float" office:value="159653" calcext:value-type="float">
            <text:p>159,653</text:p>
          </table:table-cell>
          <table:table-cell table:style-name="ce56" office:value-type="float" office:value="160466" calcext:value-type="float">
            <text:p>160,466</text:p>
          </table:table-cell>
          <table:table-cell table:style-name="ce56" office:value-type="float" office:value="162034" calcext:value-type="float">
            <text:p>162,034</text:p>
          </table:table-cell>
          <table:table-cell table:style-name="ce56" office:value-type="float" office:value="162316" calcext:value-type="float">
            <text:p>162,316</text:p>
          </table:table-cell>
          <table:table-cell table:style-name="ce56" office:value-type="float" office:value="162601" calcext:value-type="float">
            <text:p>162,601</text:p>
          </table:table-cell>
          <table:table-cell table:style-name="ce56" office:value-type="float" office:value="162385" calcext:value-type="float">
            <text:p>162,385</text:p>
          </table:table-cell>
          <table:table-cell table:number-columns-repeated="1011"/>
        </table:table-row>
        <table:table-row table:style-name="ro3">
          <table:table-cell table:style-name="ce41" office:value-type="string" calcext:value-type="string">
            <text:p>.<text:span text:style-name="T1">Sebastian-Vero Beach, FL Metro Area</text:span></text:p>
          </table:table-cell>
          <table:table-cell table:number-columns-repeated="2" table:style-name="ce56" office:value-type="float" office:value="138028" calcext:value-type="float">
            <text:p>138,028</text:p>
          </table:table-cell>
          <table:table-cell table:style-name="ce56" office:value-type="float" office:value="138270" calcext:value-type="float">
            <text:p>138,270</text:p>
          </table:table-cell>
          <table:table-cell table:style-name="ce56" office:value-type="float" office:value="139103" calcext:value-type="float">
            <text:p>139,103</text:p>
          </table:table-cell>
          <table:table-cell table:style-name="ce56" office:value-type="float" office:value="140473" calcext:value-type="float">
            <text:p>140,473</text:p>
          </table:table-cell>
          <table:table-cell table:style-name="ce56" office:value-type="float" office:value="141895" calcext:value-type="float">
            <text:p>141,895</text:p>
          </table:table-cell>
          <table:table-cell table:style-name="ce56" office:value-type="float" office:value="144445" calcext:value-type="float">
            <text:p>144,445</text:p>
          </table:table-cell>
          <table:table-cell table:style-name="ce56" office:value-type="float" office:value="147434" calcext:value-type="float">
            <text:p>147,434</text:p>
          </table:table-cell>
          <table:table-cell table:style-name="ce56" office:value-type="float" office:value="151159" calcext:value-type="float">
            <text:p>151,159</text:p>
          </table:table-cell>
          <table:table-cell table:style-name="ce56" office:value-type="float" office:value="154241" calcext:value-type="float">
            <text:p>154,241</text:p>
          </table:table-cell>
          <table:table-cell table:style-name="ce56" office:value-type="float" office:value="157187" calcext:value-type="float">
            <text:p>157,187</text:p>
          </table:table-cell>
          <table:table-cell table:style-name="ce56" office:value-type="float" office:value="159923" calcext:value-type="float">
            <text:p>159,923</text:p>
          </table:table-cell>
          <table:table-cell table:number-columns-repeated="1011"/>
        </table:table-row>
        <table:table-row table:style-name="ro3">
          <table:table-cell table:style-name="ce41" office:value-type="string" calcext:value-type="string">
            <text:p>.<text:span text:style-name="T1">Jackson, MI Metro Area</text:span></text:p>
          </table:table-cell>
          <table:table-cell table:style-name="ce56" office:value-type="float" office:value="160248" calcext:value-type="float">
            <text:p>160,248</text:p>
          </table:table-cell>
          <table:table-cell table:style-name="ce56" office:value-type="float" office:value="160233" calcext:value-type="float">
            <text:p>160,233</text:p>
          </table:table-cell>
          <table:table-cell table:style-name="ce56" office:value-type="float" office:value="160109" calcext:value-type="float">
            <text:p>160,109</text:p>
          </table:table-cell>
          <table:table-cell table:style-name="ce56" office:value-type="float" office:value="159658" calcext:value-type="float">
            <text:p>159,658</text:p>
          </table:table-cell>
          <table:table-cell table:style-name="ce56" office:value-type="float" office:value="159962" calcext:value-type="float">
            <text:p>159,962</text:p>
          </table:table-cell>
          <table:table-cell table:style-name="ce56" office:value-type="float" office:value="159628" calcext:value-type="float">
            <text:p>159,628</text:p>
          </table:table-cell>
          <table:table-cell table:style-name="ce56" office:value-type="float" office:value="159421" calcext:value-type="float">
            <text:p>159,421</text:p>
          </table:table-cell>
          <table:table-cell table:style-name="ce56" office:value-type="float" office:value="159264" calcext:value-type="float">
            <text:p>159,264</text:p>
          </table:table-cell>
          <table:table-cell table:style-name="ce56" office:value-type="float" office:value="158277" calcext:value-type="float">
            <text:p>158,277</text:p>
          </table:table-cell>
          <table:table-cell table:style-name="ce56" office:value-type="float" office:value="158563" calcext:value-type="float">
            <text:p>158,563</text:p>
          </table:table-cell>
          <table:table-cell table:style-name="ce56" office:value-type="float" office:value="158566" calcext:value-type="float">
            <text:p>158,566</text:p>
          </table:table-cell>
          <table:table-cell table:style-name="ce56" office:value-type="float" office:value="158510" calcext:value-type="float">
            <text:p>158,510</text:p>
          </table:table-cell>
          <table:table-cell table:number-columns-repeated="1011"/>
        </table:table-row>
        <table:table-row table:style-name="ro3">
          <table:table-cell table:style-name="ce41" office:value-type="string" calcext:value-type="string">
            <text:p>.<text:span text:style-name="T1">Madera, CA Metro Area</text:span></text:p>
          </table:table-cell>
          <table:table-cell table:style-name="ce56" office:value-type="float" office:value="150865" calcext:value-type="float">
            <text:p>150,865</text:p>
          </table:table-cell>
          <table:table-cell table:style-name="ce56" office:value-type="float" office:value="150834" calcext:value-type="float">
            <text:p>150,834</text:p>
          </table:table-cell>
          <table:table-cell table:style-name="ce56" office:value-type="float" office:value="150986" calcext:value-type="float">
            <text:p>150,986</text:p>
          </table:table-cell>
          <table:table-cell table:style-name="ce56" office:value-type="float" office:value="151675" calcext:value-type="float">
            <text:p>151,675</text:p>
          </table:table-cell>
          <table:table-cell table:style-name="ce56" office:value-type="float" office:value="151527" calcext:value-type="float">
            <text:p>151,527</text:p>
          </table:table-cell>
          <table:table-cell table:style-name="ce56" office:value-type="float" office:value="151370" calcext:value-type="float">
            <text:p>151,370</text:p>
          </table:table-cell>
          <table:table-cell table:style-name="ce56" office:value-type="float" office:value="153456" calcext:value-type="float">
            <text:p>153,456</text:p>
          </table:table-cell>
          <table:table-cell table:style-name="ce56" office:value-type="float" office:value="153576" calcext:value-type="float">
            <text:p>153,576</text:p>
          </table:table-cell>
          <table:table-cell table:style-name="ce56" office:value-type="float" office:value="153956" calcext:value-type="float">
            <text:p>153,956</text:p>
          </table:table-cell>
          <table:table-cell table:style-name="ce56" office:value-type="float" office:value="155423" calcext:value-type="float">
            <text:p>155,423</text:p>
          </table:table-cell>
          <table:table-cell table:style-name="ce56" office:value-type="float" office:value="156882" calcext:value-type="float">
            <text:p>156,882</text:p>
          </table:table-cell>
          <table:table-cell table:style-name="ce56" office:value-type="float" office:value="157327" calcext:value-type="float">
            <text:p>157,327</text:p>
          </table:table-cell>
          <table:table-cell table:number-columns-repeated="1011"/>
        </table:table-row>
        <table:table-row table:style-name="ro3">
          <table:table-cell table:style-name="ce41" office:value-type="string" calcext:value-type="string">
            <text:p>.<text:span text:style-name="T1">Chambersburg-Waynesboro, PA Metro Area</text:span></text:p>
          </table:table-cell>
          <table:table-cell table:style-name="ce56" office:value-type="float" office:value="149618" calcext:value-type="float">
            <text:p>149,618</text:p>
          </table:table-cell>
          <table:table-cell table:style-name="ce56" office:value-type="float" office:value="149631" calcext:value-type="float">
            <text:p>149,631</text:p>
          </table:table-cell>
          <table:table-cell table:style-name="ce56" office:value-type="float" office:value="149925" calcext:value-type="float">
            <text:p>149,925</text:p>
          </table:table-cell>
          <table:table-cell table:style-name="ce56" office:value-type="float" office:value="150934" calcext:value-type="float">
            <text:p>150,934</text:p>
          </table:table-cell>
          <table:table-cell table:style-name="ce56" office:value-type="float" office:value="151482" calcext:value-type="float">
            <text:p>151,482</text:p>
          </table:table-cell>
          <table:table-cell table:style-name="ce56" office:value-type="float" office:value="151945" calcext:value-type="float">
            <text:p>151,945</text:p>
          </table:table-cell>
          <table:table-cell table:style-name="ce56" office:value-type="float" office:value="152607" calcext:value-type="float">
            <text:p>152,607</text:p>
          </table:table-cell>
          <table:table-cell table:style-name="ce56" office:value-type="float" office:value="153048" calcext:value-type="float">
            <text:p>153,048</text:p>
          </table:table-cell>
          <table:table-cell table:style-name="ce56" office:value-type="float" office:value="153705" calcext:value-type="float">
            <text:p>153,705</text:p>
          </table:table-cell>
          <table:table-cell table:style-name="ce56" office:value-type="float" office:value="154376" calcext:value-type="float">
            <text:p>154,376</text:p>
          </table:table-cell>
          <table:table-cell table:style-name="ce56" office:value-type="float" office:value="154579" calcext:value-type="float">
            <text:p>154,579</text:p>
          </table:table-cell>
          <table:table-cell table:style-name="ce56" office:value-type="float" office:value="155027" calcext:value-type="float">
            <text:p>155,027</text:p>
          </table:table-cell>
          <table:table-cell table:number-columns-repeated="1011"/>
        </table:table-row>
        <table:table-row table:style-name="ro3">
          <table:table-cell table:style-name="ce41" office:value-type="string" calcext:value-type="string">
            <text:p>.<text:span text:style-name="T1">Grand Junction, CO Metro Area</text:span></text:p>
          </table:table-cell>
          <table:table-cell table:style-name="ce56" office:value-type="float" office:value="146723" calcext:value-type="float">
            <text:p>146,723</text:p>
          </table:table-cell>
          <table:table-cell table:style-name="ce56" office:value-type="float" office:value="146733" calcext:value-type="float">
            <text:p>146,733</text:p>
          </table:table-cell>
          <table:table-cell table:style-name="ce56" office:value-type="float" office:value="146259" calcext:value-type="float">
            <text:p>146,259</text:p>
          </table:table-cell>
          <table:table-cell table:style-name="ce56" office:value-type="float" office:value="147174" calcext:value-type="float">
            <text:p>147,174</text:p>
          </table:table-cell>
          <table:table-cell table:style-name="ce56" office:value-type="float" office:value="147317" calcext:value-type="float">
            <text:p>147,317</text:p>
          </table:table-cell>
          <table:table-cell table:style-name="ce56" office:value-type="float" office:value="147175" calcext:value-type="float">
            <text:p>147,175</text:p>
          </table:table-cell>
          <table:table-cell table:style-name="ce56" office:value-type="float" office:value="147113" calcext:value-type="float">
            <text:p>147,113</text:p>
          </table:table-cell>
          <table:table-cell table:style-name="ce56" office:value-type="float" office:value="148025" calcext:value-type="float">
            <text:p>148,025</text:p>
          </table:table-cell>
          <table:table-cell table:style-name="ce56" office:value-type="float" office:value="149736" calcext:value-type="float">
            <text:p>149,736</text:p>
          </table:table-cell>
          <table:table-cell table:style-name="ce56" office:value-type="float" office:value="151170" calcext:value-type="float">
            <text:p>151,170</text:p>
          </table:table-cell>
          <table:table-cell table:style-name="ce56" office:value-type="float" office:value="152951" calcext:value-type="float">
            <text:p>152,951</text:p>
          </table:table-cell>
          <table:table-cell table:style-name="ce56" office:value-type="float" office:value="154210" calcext:value-type="float">
            <text:p>154,210</text:p>
          </table:table-cell>
          <table:table-cell table:number-columns-repeated="1011"/>
        </table:table-row>
        <table:table-row table:style-name="ro3">
          <table:table-cell table:style-name="ce41" office:value-type="string" calcext:value-type="string">
            <text:p>.<text:span text:style-name="T1">Elizabethtown-Fort Knox, KY Metro Area</text:span></text:p>
          </table:table-cell>
          <table:table-cell table:style-name="ce56" office:value-type="float" office:value="148338" calcext:value-type="float">
            <text:p>148,338</text:p>
          </table:table-cell>
          <table:table-cell table:style-name="ce56" office:value-type="float" office:value="148331" calcext:value-type="float">
            <text:p>148,331</text:p>
          </table:table-cell>
          <table:table-cell table:style-name="ce56" office:value-type="float" office:value="149833" calcext:value-type="float">
            <text:p>149,833</text:p>
          </table:table-cell>
          <table:table-cell table:style-name="ce56" office:value-type="float" office:value="151319" calcext:value-type="float">
            <text:p>151,319</text:p>
          </table:table-cell>
          <table:table-cell table:style-name="ce56" office:value-type="float" office:value="151501" calcext:value-type="float">
            <text:p>151,501</text:p>
          </table:table-cell>
          <table:table-cell table:style-name="ce56" office:value-type="float" office:value="152228" calcext:value-type="float">
            <text:p>152,228</text:p>
          </table:table-cell>
          <table:table-cell table:style-name="ce56" office:value-type="float" office:value="151675" calcext:value-type="float">
            <text:p>151,675</text:p>
          </table:table-cell>
          <table:table-cell table:style-name="ce56" office:value-type="float" office:value="148107" calcext:value-type="float">
            <text:p>148,107</text:p>
          </table:table-cell>
          <table:table-cell table:style-name="ce56" office:value-type="float" office:value="148941" calcext:value-type="float">
            <text:p>148,941</text:p>
          </table:table-cell>
          <table:table-cell table:style-name="ce56" office:value-type="float" office:value="150390" calcext:value-type="float">
            <text:p>150,390</text:p>
          </table:table-cell>
          <table:table-cell table:style-name="ce56" office:value-type="float" office:value="153201" calcext:value-type="float">
            <text:p>153,201</text:p>
          </table:table-cell>
          <table:table-cell table:style-name="ce56" office:value-type="float" office:value="153928" calcext:value-type="float">
            <text:p>153,928</text:p>
          </table:table-cell>
          <table:table-cell table:number-columns-repeated="1011"/>
        </table:table-row>
        <table:table-row table:style-name="ro3">
          <table:table-cell table:style-name="ce41" office:value-type="string" calcext:value-type="string">
            <text:p>.<text:span text:style-name="T1">Niles, MI Metro Area</text:span></text:p>
          </table:table-cell>
          <table:table-cell table:style-name="ce56" office:value-type="float" office:value="156813" calcext:value-type="float">
            <text:p>156,813</text:p>
          </table:table-cell>
          <table:table-cell table:style-name="ce56" office:value-type="float" office:value="156808" calcext:value-type="float">
            <text:p>156,808</text:p>
          </table:table-cell>
          <table:table-cell table:style-name="ce56" office:value-type="float" office:value="156737" calcext:value-type="float">
            <text:p>156,737</text:p>
          </table:table-cell>
          <table:table-cell table:style-name="ce56" office:value-type="float" office:value="156885" calcext:value-type="float">
            <text:p>156,885</text:p>
          </table:table-cell>
          <table:table-cell table:style-name="ce56" office:value-type="float" office:value="156621" calcext:value-type="float">
            <text:p>156,621</text:p>
          </table:table-cell>
          <table:table-cell table:style-name="ce56" office:value-type="float" office:value="156129" calcext:value-type="float">
            <text:p>156,129</text:p>
          </table:table-cell>
          <table:table-cell table:style-name="ce56" office:value-type="float" office:value="155977" calcext:value-type="float">
            <text:p>155,977</text:p>
          </table:table-cell>
          <table:table-cell table:style-name="ce56" office:value-type="float" office:value="155022" calcext:value-type="float">
            <text:p>155,022</text:p>
          </table:table-cell>
          <table:table-cell table:style-name="ce56" office:value-type="float" office:value="154325" calcext:value-type="float">
            <text:p>154,325</text:p>
          </table:table-cell>
          <table:table-cell table:style-name="ce56" office:value-type="float" office:value="154128" calcext:value-type="float">
            <text:p>154,128</text:p>
          </table:table-cell>
          <table:table-cell table:style-name="ce56" office:value-type="float" office:value="153790" calcext:value-type="float">
            <text:p>153,790</text:p>
          </table:table-cell>
          <table:table-cell table:style-name="ce56" office:value-type="float" office:value="153401" calcext:value-type="float">
            <text:p>153,401</text:p>
          </table:table-cell>
          <table:table-cell table:number-columns-repeated="1011"/>
        </table:table-row>
        <table:table-row table:style-name="ro3">
          <table:table-cell table:style-name="ce41" office:value-type="string" calcext:value-type="string">
            <text:p>.<text:span text:style-name="T1">Hanford-Corcoran, CA Metro Area</text:span></text:p>
          </table:table-cell>
          <table:table-cell table:style-name="ce56" office:value-type="float" office:value="152982" calcext:value-type="float">
            <text:p>152,982</text:p>
          </table:table-cell>
          <table:table-cell table:style-name="ce56" office:value-type="float" office:value="152974" calcext:value-type="float">
            <text:p>152,974</text:p>
          </table:table-cell>
          <table:table-cell table:style-name="ce56" office:value-type="float" office:value="152370" calcext:value-type="float">
            <text:p>152,370</text:p>
          </table:table-cell>
          <table:table-cell table:style-name="ce56" office:value-type="float" office:value="151868" calcext:value-type="float">
            <text:p>151,868</text:p>
          </table:table-cell>
          <table:table-cell table:style-name="ce56" office:value-type="float" office:value="150991" calcext:value-type="float">
            <text:p>150,991</text:p>
          </table:table-cell>
          <table:table-cell table:style-name="ce56" office:value-type="float" office:value="150337" calcext:value-type="float">
            <text:p>150,337</text:p>
          </table:table-cell>
          <table:table-cell table:style-name="ce56" office:value-type="float" office:value="149495" calcext:value-type="float">
            <text:p>149,495</text:p>
          </table:table-cell>
          <table:table-cell table:style-name="ce56" office:value-type="float" office:value="150085" calcext:value-type="float">
            <text:p>150,085</text:p>
          </table:table-cell>
          <table:table-cell table:style-name="ce56" office:value-type="float" office:value="149382" calcext:value-type="float">
            <text:p>149,382</text:p>
          </table:table-cell>
          <table:table-cell table:style-name="ce56" office:value-type="float" office:value="149665" calcext:value-type="float">
            <text:p>149,665</text:p>
          </table:table-cell>
          <table:table-cell table:style-name="ce56" office:value-type="float" office:value="151382" calcext:value-type="float">
            <text:p>151,382</text:p>
          </table:table-cell>
          <table:table-cell table:style-name="ce56" office:value-type="float" office:value="152940" calcext:value-type="float">
            <text:p>152,940</text:p>
          </table:table-cell>
          <table:table-cell table:number-columns-repeated="1011"/>
        </table:table-row>
        <table:table-row table:style-name="ro3">
          <table:table-cell table:style-name="ce41" office:value-type="string" calcext:value-type="string">
            <text:p>.<text:span text:style-name="T1">Decatur, AL Metro Area</text:span></text:p>
          </table:table-cell>
          <table:table-cell table:style-name="ce56" office:value-type="float" office:value="153829" calcext:value-type="float">
            <text:p>153,829</text:p>
          </table:table-cell>
          <table:table-cell table:style-name="ce56" office:value-type="float" office:value="153827" calcext:value-type="float">
            <text:p>153,827</text:p>
          </table:table-cell>
          <table:table-cell table:style-name="ce56" office:value-type="float" office:value="153950" calcext:value-type="float">
            <text:p>153,950</text:p>
          </table:table-cell>
          <table:table-cell table:style-name="ce56" office:value-type="float" office:value="154075" calcext:value-type="float">
            <text:p>154,075</text:p>
          </table:table-cell>
          <table:table-cell table:style-name="ce56" office:value-type="float" office:value="153908" calcext:value-type="float">
            <text:p>153,908</text:p>
          </table:table-cell>
          <table:table-cell table:style-name="ce56" office:value-type="float" office:value="153146" calcext:value-type="float">
            <text:p>153,146</text:p>
          </table:table-cell>
          <table:table-cell table:style-name="ce56" office:value-type="float" office:value="152888" calcext:value-type="float">
            <text:p>152,888</text:p>
          </table:table-cell>
          <table:table-cell table:style-name="ce56" office:value-type="float" office:value="152392" calcext:value-type="float">
            <text:p>152,392</text:p>
          </table:table-cell>
          <table:table-cell table:style-name="ce56" office:value-type="float" office:value="152233" calcext:value-type="float">
            <text:p>152,233</text:p>
          </table:table-cell>
          <table:table-cell table:style-name="ce56" office:value-type="float" office:value="151981" calcext:value-type="float">
            <text:p>151,981</text:p>
          </table:table-cell>
          <table:table-cell table:style-name="ce56" office:value-type="float" office:value="152144" calcext:value-type="float">
            <text:p>152,144</text:p>
          </table:table-cell>
          <table:table-cell table:style-name="ce56" office:value-type="float" office:value="152603" calcext:value-type="float">
            <text:p>152,603</text:p>
          </table:table-cell>
          <table:table-cell table:number-columns-repeated="1011"/>
        </table:table-row>
        <table:table-row table:style-name="ro3">
          <table:table-cell table:style-name="ce41" office:value-type="string" calcext:value-type="string">
            <text:p>.<text:span text:style-name="T1">Bangor, ME Metro Area</text:span></text:p>
          </table:table-cell>
          <table:table-cell table:style-name="ce56" office:value-type="float" office:value="153923" calcext:value-type="float">
            <text:p>153,923</text:p>
          </table:table-cell>
          <table:table-cell table:style-name="ce56" office:value-type="float" office:value="153931" calcext:value-type="float">
            <text:p>153,931</text:p>
          </table:table-cell>
          <table:table-cell table:style-name="ce56" office:value-type="float" office:value="153861" calcext:value-type="float">
            <text:p>153,861</text:p>
          </table:table-cell>
          <table:table-cell table:style-name="ce56" office:value-type="float" office:value="153759" calcext:value-type="float">
            <text:p>153,759</text:p>
          </table:table-cell>
          <table:table-cell table:style-name="ce56" office:value-type="float" office:value="153347" calcext:value-type="float">
            <text:p>153,347</text:p>
          </table:table-cell>
          <table:table-cell table:style-name="ce56" office:value-type="float" office:value="153222" calcext:value-type="float">
            <text:p>153,222</text:p>
          </table:table-cell>
          <table:table-cell table:style-name="ce56" office:value-type="float" office:value="153201" calcext:value-type="float">
            <text:p>153,201</text:p>
          </table:table-cell>
          <table:table-cell table:style-name="ce56" office:value-type="float" office:value="151929" calcext:value-type="float">
            <text:p>151,929</text:p>
          </table:table-cell>
          <table:table-cell table:style-name="ce56" office:value-type="float" office:value="151333" calcext:value-type="float">
            <text:p>151,333</text:p>
          </table:table-cell>
          <table:table-cell table:style-name="ce56" office:value-type="float" office:value="151645" calcext:value-type="float">
            <text:p>151,645</text:p>
          </table:table-cell>
          <table:table-cell table:style-name="ce56" office:value-type="float" office:value="151817" calcext:value-type="float">
            <text:p>151,817</text:p>
          </table:table-cell>
          <table:table-cell table:style-name="ce56" office:value-type="float" office:value="152148" calcext:value-type="float">
            <text:p>152,148</text:p>
          </table:table-cell>
          <table:table-cell table:number-columns-repeated="1011"/>
        </table:table-row>
        <table:table-row table:style-name="ro3">
          <table:table-cell table:style-name="ce41" office:value-type="string" calcext:value-type="string">
            <text:p>.<text:span text:style-name="T1">Alexandria, LA Metro Area</text:span></text:p>
          </table:table-cell>
          <table:table-cell table:style-name="ce56" office:value-type="float" office:value="153922" calcext:value-type="float">
            <text:p>153,922</text:p>
          </table:table-cell>
          <table:table-cell table:style-name="ce56" office:value-type="float" office:value="153918" calcext:value-type="float">
            <text:p>153,918</text:p>
          </table:table-cell>
          <table:table-cell table:style-name="ce56" office:value-type="float" office:value="154096" calcext:value-type="float">
            <text:p>154,096</text:p>
          </table:table-cell>
          <table:table-cell table:style-name="ce56" office:value-type="float" office:value="154402" calcext:value-type="float">
            <text:p>154,402</text:p>
          </table:table-cell>
          <table:table-cell table:style-name="ce56" office:value-type="float" office:value="154400" calcext:value-type="float">
            <text:p>154,400</text:p>
          </table:table-cell>
          <table:table-cell table:style-name="ce56" office:value-type="float" office:value="154623" calcext:value-type="float">
            <text:p>154,623</text:p>
          </table:table-cell>
          <table:table-cell table:style-name="ce56" office:value-type="float" office:value="154558" calcext:value-type="float">
            <text:p>154,558</text:p>
          </table:table-cell>
          <table:table-cell table:style-name="ce56" office:value-type="float" office:value="154082" calcext:value-type="float">
            <text:p>154,082</text:p>
          </table:table-cell>
          <table:table-cell table:style-name="ce56" office:value-type="float" office:value="154124" calcext:value-type="float">
            <text:p>154,124</text:p>
          </table:table-cell>
          <table:table-cell table:style-name="ce56" office:value-type="float" office:value="153549" calcext:value-type="float">
            <text:p>153,549</text:p>
          </table:table-cell>
          <table:table-cell table:style-name="ce56" office:value-type="float" office:value="152762" calcext:value-type="float">
            <text:p>152,762</text:p>
          </table:table-cell>
          <table:table-cell table:style-name="ce56" office:value-type="float" office:value="152037" calcext:value-type="float">
            <text:p>152,037</text:p>
          </table:table-cell>
          <table:table-cell table:number-columns-repeated="1011"/>
        </table:table-row>
        <table:table-row table:style-name="ro3">
          <table:table-cell table:style-name="ce41" office:value-type="string" calcext:value-type="string">
            <text:p>.<text:span text:style-name="T1">Idaho Falls, ID Metro Area</text:span></text:p>
          </table:table-cell>
          <table:table-cell table:style-name="ce56" office:value-type="float" office:value="133265" calcext:value-type="float">
            <text:p>133,265</text:p>
          </table:table-cell>
          <table:table-cell table:style-name="ce56" office:value-type="float" office:value="133331" calcext:value-type="float">
            <text:p>133,331</text:p>
          </table:table-cell>
          <table:table-cell table:style-name="ce56" office:value-type="float" office:value="133813" calcext:value-type="float">
            <text:p>133,813</text:p>
          </table:table-cell>
          <table:table-cell table:style-name="ce56" office:value-type="float" office:value="134959" calcext:value-type="float">
            <text:p>134,959</text:p>
          </table:table-cell>
          <table:table-cell table:style-name="ce56" office:value-type="float" office:value="136165" calcext:value-type="float">
            <text:p>136,165</text:p>
          </table:table-cell>
          <table:table-cell table:style-name="ce56" office:value-type="float" office:value="136840" calcext:value-type="float">
            <text:p>136,840</text:p>
          </table:table-cell>
          <table:table-cell table:style-name="ce56" office:value-type="float" office:value="137838" calcext:value-type="float">
            <text:p>137,838</text:p>
          </table:table-cell>
          <table:table-cell table:style-name="ce56" office:value-type="float" office:value="139542" calcext:value-type="float">
            <text:p>139,542</text:p>
          </table:table-cell>
          <table:table-cell table:style-name="ce56" office:value-type="float" office:value="142520" calcext:value-type="float">
            <text:p>142,520</text:p>
          </table:table-cell>
          <table:table-cell table:style-name="ce56" office:value-type="float" office:value="145512" calcext:value-type="float">
            <text:p>145,512</text:p>
          </table:table-cell>
          <table:table-cell table:style-name="ce56" office:value-type="float" office:value="148436" calcext:value-type="float">
            <text:p>148,436</text:p>
          </table:table-cell>
          <table:table-cell table:style-name="ce56" office:value-type="float" office:value="151530" calcext:value-type="float">
            <text:p>151,530</text:p>
          </table:table-cell>
          <table:table-cell table:number-columns-repeated="1011"/>
        </table:table-row>
        <table:table-row table:style-name="ro3">
          <table:table-cell table:style-name="ce41" office:value-type="string" calcext:value-type="string">
            <text:p>.<text:span text:style-name="T1">Wichita Falls, TX Metro Area</text:span></text:p>
          </table:table-cell>
          <table:table-cell table:style-name="ce56" office:value-type="float" office:value="151306" calcext:value-type="float">
            <text:p>151,306</text:p>
          </table:table-cell>
          <table:table-cell table:style-name="ce56" office:value-type="float" office:value="151474" calcext:value-type="float">
            <text:p>151,474</text:p>
          </table:table-cell>
          <table:table-cell table:style-name="ce56" office:value-type="float" office:value="151649" calcext:value-type="float">
            <text:p>151,649</text:p>
          </table:table-cell>
          <table:table-cell table:style-name="ce56" office:value-type="float" office:value="150311" calcext:value-type="float">
            <text:p>150,311</text:p>
          </table:table-cell>
          <table:table-cell table:style-name="ce56" office:value-type="float" office:value="151040" calcext:value-type="float">
            <text:p>151,040</text:p>
          </table:table-cell>
          <table:table-cell table:style-name="ce56" office:value-type="float" office:value="151448" calcext:value-type="float">
            <text:p>151,448</text:p>
          </table:table-cell>
          <table:table-cell table:style-name="ce56" office:value-type="float" office:value="151867" calcext:value-type="float">
            <text:p>151,867</text:p>
          </table:table-cell>
          <table:table-cell table:style-name="ce56" office:value-type="float" office:value="150083" calcext:value-type="float">
            <text:p>150,083</text:p>
          </table:table-cell>
          <table:table-cell table:style-name="ce56" office:value-type="float" office:value="150327" calcext:value-type="float">
            <text:p>150,327</text:p>
          </table:table-cell>
          <table:table-cell table:style-name="ce56" office:value-type="float" office:value="150956" calcext:value-type="float">
            <text:p>150,956</text:p>
          </table:table-cell>
          <table:table-cell table:style-name="ce56" office:value-type="float" office:value="150955" calcext:value-type="float">
            <text:p>150,955</text:p>
          </table:table-cell>
          <table:table-cell table:style-name="ce56" office:value-type="float" office:value="151254" calcext:value-type="float">
            <text:p>151,254</text:p>
          </table:table-cell>
          <table:table-cell table:number-columns-repeated="1011"/>
        </table:table-row>
        <table:table-row table:style-name="ro3">
          <table:table-cell table:style-name="ce41" office:value-type="string" calcext:value-type="string">
            <text:p>.<text:span text:style-name="T1">Jefferson City, MO Metro Area</text:span></text:p>
          </table:table-cell>
          <table:table-cell table:style-name="ce56" office:value-type="float" office:value="149807" calcext:value-type="float">
            <text:p>149,807</text:p>
          </table:table-cell>
          <table:table-cell table:style-name="ce56" office:value-type="float" office:value="149820" calcext:value-type="float">
            <text:p>149,820</text:p>
          </table:table-cell>
          <table:table-cell table:style-name="ce56" office:value-type="float" office:value="149991" calcext:value-type="float">
            <text:p>149,991</text:p>
          </table:table-cell>
          <table:table-cell table:style-name="ce56" office:value-type="float" office:value="150413" calcext:value-type="float">
            <text:p>150,413</text:p>
          </table:table-cell>
          <table:table-cell table:style-name="ce56" office:value-type="float" office:value="150391" calcext:value-type="float">
            <text:p>150,391</text:p>
          </table:table-cell>
          <table:table-cell table:style-name="ce56" office:value-type="float" office:value="150669" calcext:value-type="float">
            <text:p>150,669</text:p>
          </table:table-cell>
          <table:table-cell table:style-name="ce56" office:value-type="float" office:value="150727" calcext:value-type="float">
            <text:p>150,727</text:p>
          </table:table-cell>
          <table:table-cell table:style-name="ce56" office:value-type="float" office:value="150928" calcext:value-type="float">
            <text:p>150,928</text:p>
          </table:table-cell>
          <table:table-cell table:style-name="ce56" office:value-type="float" office:value="151375" calcext:value-type="float">
            <text:p>151,375</text:p>
          </table:table-cell>
          <table:table-cell table:style-name="ce56" office:value-type="float" office:value="151319" calcext:value-type="float">
            <text:p>151,319</text:p>
          </table:table-cell>
          <table:table-cell table:style-name="ce56" office:value-type="float" office:value="151512" calcext:value-type="float">
            <text:p>151,512</text:p>
          </table:table-cell>
          <table:table-cell table:style-name="ce56" office:value-type="float" office:value="151235" calcext:value-type="float">
            <text:p>151,235</text:p>
          </table:table-cell>
          <table:table-cell table:number-columns-repeated="1011"/>
        </table:table-row>
        <table:table-row table:style-name="ro3">
          <table:table-cell table:style-name="ce41" office:value-type="string" calcext:value-type="string">
            <text:p>.<text:span text:style-name="T1">Monroe, MI Metro Area</text:span></text:p>
          </table:table-cell>
          <table:table-cell table:style-name="ce56" office:value-type="float" office:value="152021" calcext:value-type="float">
            <text:p>152,021</text:p>
          </table:table-cell>
          <table:table-cell table:style-name="ce56" office:value-type="float" office:value="152031" calcext:value-type="float">
            <text:p>152,031</text:p>
          </table:table-cell>
          <table:table-cell table:style-name="ce56" office:value-type="float" office:value="151936" calcext:value-type="float">
            <text:p>151,936</text:p>
          </table:table-cell>
          <table:table-cell table:style-name="ce56" office:value-type="float" office:value="151496" calcext:value-type="float">
            <text:p>151,496</text:p>
          </table:table-cell>
          <table:table-cell table:style-name="ce56" office:value-type="float" office:value="150804" calcext:value-type="float">
            <text:p>150,804</text:p>
          </table:table-cell>
          <table:table-cell table:style-name="ce56" office:value-type="float" office:value="150139" calcext:value-type="float">
            <text:p>150,139</text:p>
          </table:table-cell>
          <table:table-cell table:style-name="ce56" office:value-type="float" office:value="149847" calcext:value-type="float">
            <text:p>149,847</text:p>
          </table:table-cell>
          <table:table-cell table:style-name="ce56" office:value-type="float" office:value="149353" calcext:value-type="float">
            <text:p>149,353</text:p>
          </table:table-cell>
          <table:table-cell table:style-name="ce56" office:value-type="float" office:value="149159" calcext:value-type="float">
            <text:p>149,159</text:p>
          </table:table-cell>
          <table:table-cell table:style-name="ce56" office:value-type="float" office:value="149449" calcext:value-type="float">
            <text:p>149,449</text:p>
          </table:table-cell>
          <table:table-cell table:style-name="ce56" office:value-type="float" office:value="150174" calcext:value-type="float">
            <text:p>150,174</text:p>
          </table:table-cell>
          <table:table-cell table:style-name="ce56" office:value-type="float" office:value="150500" calcext:value-type="float">
            <text:p>150,500</text:p>
          </table:table-cell>
          <table:table-cell table:number-columns-repeated="1011"/>
        </table:table-row>
        <table:table-row table:style-name="ro3">
          <table:table-cell table:style-name="ce41" office:value-type="string" calcext:value-type="string">
            <text:p>.<text:span text:style-name="T1">Santa Fe, NM Metro Area</text:span></text:p>
          </table:table-cell>
          <table:table-cell table:style-name="ce56" office:value-type="float" office:value="144170" calcext:value-type="float">
            <text:p>144,170</text:p>
          </table:table-cell>
          <table:table-cell table:style-name="ce56" office:value-type="float" office:value="144232" calcext:value-type="float">
            <text:p>144,232</text:p>
          </table:table-cell>
          <table:table-cell table:style-name="ce56" office:value-type="float" office:value="144522" calcext:value-type="float">
            <text:p>144,522</text:p>
          </table:table-cell>
          <table:table-cell table:style-name="ce56" office:value-type="float" office:value="145847" calcext:value-type="float">
            <text:p>145,847</text:p>
          </table:table-cell>
          <table:table-cell table:style-name="ce56" office:value-type="float" office:value="146722" calcext:value-type="float">
            <text:p>146,722</text:p>
          </table:table-cell>
          <table:table-cell table:style-name="ce56" office:value-type="float" office:value="147465" calcext:value-type="float">
            <text:p>147,465</text:p>
          </table:table-cell>
          <table:table-cell table:style-name="ce56" office:value-type="float" office:value="147782" calcext:value-type="float">
            <text:p>147,782</text:p>
          </table:table-cell>
          <table:table-cell table:style-name="ce56" office:value-type="float" office:value="148098" calcext:value-type="float">
            <text:p>148,098</text:p>
          </table:table-cell>
          <table:table-cell table:style-name="ce56" office:value-type="float" office:value="148758" calcext:value-type="float">
            <text:p>148,758</text:p>
          </table:table-cell>
          <table:table-cell table:style-name="ce56" office:value-type="float" office:value="149491" calcext:value-type="float">
            <text:p>149,491</text:p>
          </table:table-cell>
          <table:table-cell table:style-name="ce56" office:value-type="float" office:value="149761" calcext:value-type="float">
            <text:p>149,761</text:p>
          </table:table-cell>
          <table:table-cell table:style-name="ce56" office:value-type="float" office:value="150358" calcext:value-type="float">
            <text:p>150,358</text:p>
          </table:table-cell>
          <table:table-cell table:number-columns-repeated="1011"/>
        </table:table-row>
        <table:table-row table:style-name="ro3">
          <table:table-cell table:style-name="ce41" office:value-type="string" calcext:value-type="string">
            <text:p>.<text:span text:style-name="T1">Homosassa Springs, FL Metro Area</text:span></text:p>
          </table:table-cell>
          <table:table-cell table:style-name="ce56" office:value-type="float" office:value="141236" calcext:value-type="float">
            <text:p>141,236</text:p>
          </table:table-cell>
          <table:table-cell table:style-name="ce56" office:value-type="float" office:value="141230" calcext:value-type="float">
            <text:p>141,230</text:p>
          </table:table-cell>
          <table:table-cell table:style-name="ce56" office:value-type="float" office:value="141173" calcext:value-type="float">
            <text:p>141,173</text:p>
          </table:table-cell>
          <table:table-cell table:style-name="ce56" office:value-type="float" office:value="139764" calcext:value-type="float">
            <text:p>139,764</text:p>
          </table:table-cell>
          <table:table-cell table:style-name="ce56" office:value-type="float" office:value="139180" calcext:value-type="float">
            <text:p>139,180</text:p>
          </table:table-cell>
          <table:table-cell table:style-name="ce56" office:value-type="float" office:value="138829" calcext:value-type="float">
            <text:p>138,829</text:p>
          </table:table-cell>
          <table:table-cell table:style-name="ce56" office:value-type="float" office:value="138828" calcext:value-type="float">
            <text:p>138,828</text:p>
          </table:table-cell>
          <table:table-cell table:style-name="ce56" office:value-type="float" office:value="140287" calcext:value-type="float">
            <text:p>140,287</text:p>
          </table:table-cell>
          <table:table-cell table:style-name="ce56" office:value-type="float" office:value="142804" calcext:value-type="float">
            <text:p>142,804</text:p>
          </table:table-cell>
          <table:table-cell table:style-name="ce56" office:value-type="float" office:value="145415" calcext:value-type="float">
            <text:p>145,415</text:p>
          </table:table-cell>
          <table:table-cell table:style-name="ce56" office:value-type="float" office:value="147682" calcext:value-type="float">
            <text:p>147,682</text:p>
          </table:table-cell>
          <table:table-cell table:style-name="ce56" office:value-type="float" office:value="149657" calcext:value-type="float">
            <text:p>149,657</text:p>
          </table:table-cell>
          <table:table-cell table:number-columns-repeated="1011"/>
        </table:table-row>
        <table:table-row table:style-name="ro3">
          <table:table-cell table:style-name="ce41" office:value-type="string" calcext:value-type="string">
            <text:p>.<text:span text:style-name="T1">Vineland-Bridgeton, NJ Metro Area</text:span></text:p>
          </table:table-cell>
          <table:table-cell table:style-name="ce56" office:value-type="float" office:value="156898" calcext:value-type="float">
            <text:p>156,898</text:p>
          </table:table-cell>
          <table:table-cell table:style-name="ce56" office:value-type="float" office:value="156627" calcext:value-type="float">
            <text:p>156,627</text:p>
          </table:table-cell>
          <table:table-cell table:style-name="ce56" office:value-type="float" office:value="156699" calcext:value-type="float">
            <text:p>156,699</text:p>
          </table:table-cell>
          <table:table-cell table:style-name="ce56" office:value-type="float" office:value="157043" calcext:value-type="float">
            <text:p>157,043</text:p>
          </table:table-cell>
          <table:table-cell table:style-name="ce56" office:value-type="float" office:value="156934" calcext:value-type="float">
            <text:p>156,934</text:p>
          </table:table-cell>
          <table:table-cell table:style-name="ce56" office:value-type="float" office:value="156098" calcext:value-type="float">
            <text:p>156,098</text:p>
          </table:table-cell>
          <table:table-cell table:style-name="ce56" office:value-type="float" office:value="156009" calcext:value-type="float">
            <text:p>156,009</text:p>
          </table:table-cell>
          <table:table-cell table:style-name="ce56" office:value-type="float" office:value="154712" calcext:value-type="float">
            <text:p>154,712</text:p>
          </table:table-cell>
          <table:table-cell table:style-name="ce56" office:value-type="float" office:value="153233" calcext:value-type="float">
            <text:p>153,233</text:p>
          </table:table-cell>
          <table:table-cell table:style-name="ce56" office:value-type="float" office:value="151423" calcext:value-type="float">
            <text:p>151,423</text:p>
          </table:table-cell>
          <table:table-cell table:style-name="ce56" office:value-type="float" office:value="150635" calcext:value-type="float">
            <text:p>150,635</text:p>
          </table:table-cell>
          <table:table-cell table:style-name="ce56" office:value-type="float" office:value="149527" calcext:value-type="float">
            <text:p>149,527</text:p>
          </table:table-cell>
          <table:table-cell table:number-columns-repeated="1011"/>
        </table:table-row>
        <table:table-row table:style-name="ro3">
          <table:table-cell table:style-name="ce41" office:value-type="string" calcext:value-type="string">
            <text:p>.<text:span text:style-name="T1">Dothan, AL Metro Area</text:span></text:p>
          </table:table-cell>
          <table:table-cell table:style-name="ce56" office:value-type="float" office:value="145639" calcext:value-type="float">
            <text:p>145,639</text:p>
          </table:table-cell>
          <table:table-cell table:style-name="ce56" office:value-type="float" office:value="145640" calcext:value-type="float">
            <text:p>145,640</text:p>
          </table:table-cell>
          <table:table-cell table:style-name="ce56" office:value-type="float" office:value="145871" calcext:value-type="float">
            <text:p>145,871</text:p>
          </table:table-cell>
          <table:table-cell table:style-name="ce56" office:value-type="float" office:value="146621" calcext:value-type="float">
            <text:p>146,621</text:p>
          </table:table-cell>
          <table:table-cell table:style-name="ce56" office:value-type="float" office:value="147448" calcext:value-type="float">
            <text:p>147,448</text:p>
          </table:table-cell>
          <table:table-cell table:style-name="ce56" office:value-type="float" office:value="147449" calcext:value-type="float">
            <text:p>147,449</text:p>
          </table:table-cell>
          <table:table-cell table:style-name="ce56" office:value-type="float" office:value="147830" calcext:value-type="float">
            <text:p>147,830</text:p>
          </table:table-cell>
          <table:table-cell table:style-name="ce56" office:value-type="float" office:value="147992" calcext:value-type="float">
            <text:p>147,992</text:p>
          </table:table-cell>
          <table:table-cell table:style-name="ce56" office:value-type="float" office:value="147784" calcext:value-type="float">
            <text:p>147,784</text:p>
          </table:table-cell>
          <table:table-cell table:style-name="ce56" office:value-type="float" office:value="147878" calcext:value-type="float">
            <text:p>147,878</text:p>
          </table:table-cell>
          <table:table-cell table:style-name="ce56" office:value-type="float" office:value="148249" calcext:value-type="float">
            <text:p>148,249</text:p>
          </table:table-cell>
          <table:table-cell table:style-name="ce56" office:value-type="float" office:value="149358" calcext:value-type="float">
            <text:p>149,358</text:p>
          </table:table-cell>
          <table:table-cell table:number-columns-repeated="1011"/>
        </table:table-row>
        <table:table-row table:style-name="ro3">
          <table:table-cell table:style-name="ce41" office:value-type="string" calcext:value-type="string">
            <text:p>.<text:span text:style-name="T1">Texarkana, TX-AR Metro Area</text:span></text:p>
          </table:table-cell>
          <table:table-cell table:style-name="ce56" office:value-type="float" office:value="149198" calcext:value-type="float">
            <text:p>149,198</text:p>
          </table:table-cell>
          <table:table-cell table:style-name="ce56" office:value-type="float" office:value="149194" calcext:value-type="float">
            <text:p>149,194</text:p>
          </table:table-cell>
          <table:table-cell table:style-name="ce56" office:value-type="float" office:value="149332" calcext:value-type="float">
            <text:p>149,332</text:p>
          </table:table-cell>
          <table:table-cell table:style-name="ce56" office:value-type="float" office:value="149515" calcext:value-type="float">
            <text:p>149,515</text:p>
          </table:table-cell>
          <table:table-cell table:style-name="ce56" office:value-type="float" office:value="149609" calcext:value-type="float">
            <text:p>149,609</text:p>
          </table:table-cell>
          <table:table-cell table:style-name="ce56" office:value-type="float" office:value="149509" calcext:value-type="float">
            <text:p>149,509</text:p>
          </table:table-cell>
          <table:table-cell table:style-name="ce56" office:value-type="float" office:value="149229" calcext:value-type="float">
            <text:p>149,229</text:p>
          </table:table-cell>
          <table:table-cell table:style-name="ce56" office:value-type="float" office:value="149244" calcext:value-type="float">
            <text:p>149,244</text:p>
          </table:table-cell>
          <table:table-cell table:style-name="ce56" office:value-type="float" office:value="149543" calcext:value-type="float">
            <text:p>149,543</text:p>
          </table:table-cell>
          <table:table-cell table:style-name="ce56" office:value-type="float" office:value="149567" calcext:value-type="float">
            <text:p>149,567</text:p>
          </table:table-cell>
          <table:table-cell table:style-name="ce56" office:value-type="float" office:value="149347" calcext:value-type="float">
            <text:p>149,347</text:p>
          </table:table-cell>
          <table:table-cell table:style-name="ce56" office:value-type="float" office:value="148761" calcext:value-type="float">
            <text:p>148,761</text:p>
          </table:table-cell>
          <table:table-cell table:number-columns-repeated="1011"/>
        </table:table-row>
        <table:table-row table:style-name="ro3">
          <table:table-cell table:style-name="ce41" office:value-type="string" calcext:value-type="string">
            <text:p>.<text:span text:style-name="T1">Florence-Muscle Shoals, AL Metro Area</text:span></text:p>
          </table:table-cell>
          <table:table-cell table:number-columns-repeated="2" table:style-name="ce56" office:value-type="float" office:value="147137" calcext:value-type="float">
            <text:p>147,137</text:p>
          </table:table-cell>
          <table:table-cell table:style-name="ce56" office:value-type="float" office:value="147261" calcext:value-type="float">
            <text:p>147,261</text:p>
          </table:table-cell>
          <table:table-cell table:style-name="ce56" office:value-type="float" office:value="147146" calcext:value-type="float">
            <text:p>147,146</text:p>
          </table:table-cell>
          <table:table-cell table:style-name="ce56" office:value-type="float" office:value="147232" calcext:value-type="float">
            <text:p>147,232</text:p>
          </table:table-cell>
          <table:table-cell table:style-name="ce56" office:value-type="float" office:value="147230" calcext:value-type="float">
            <text:p>147,230</text:p>
          </table:table-cell>
          <table:table-cell table:style-name="ce56" office:value-type="float" office:value="147462" calcext:value-type="float">
            <text:p>147,462</text:p>
          </table:table-cell>
          <table:table-cell table:style-name="ce56" office:value-type="float" office:value="146876" calcext:value-type="float">
            <text:p>146,876</text:p>
          </table:table-cell>
          <table:table-cell table:style-name="ce56" office:value-type="float" office:value="146922" calcext:value-type="float">
            <text:p>146,922</text:p>
          </table:table-cell>
          <table:table-cell table:style-name="ce56" office:value-type="float" office:value="147259" calcext:value-type="float">
            <text:p>147,259</text:p>
          </table:table-cell>
          <table:table-cell table:style-name="ce56" office:value-type="float" office:value="147608" calcext:value-type="float">
            <text:p>147,608</text:p>
          </table:table-cell>
          <table:table-cell table:style-name="ce56" office:value-type="float" office:value="147970" calcext:value-type="float">
            <text:p>147,970</text:p>
          </table:table-cell>
          <table:table-cell table:number-columns-repeated="1011"/>
        </table:table-row>
        <table:table-row table:style-name="ro3">
          <table:table-cell table:style-name="ce41" office:value-type="string" calcext:value-type="string">
            <text:p>.<text:span text:style-name="T1">Valdosta, GA Metro Area</text:span></text:p>
          </table:table-cell>
          <table:table-cell table:style-name="ce56" office:value-type="float" office:value="139588" calcext:value-type="float">
            <text:p>139,588</text:p>
          </table:table-cell>
          <table:table-cell table:style-name="ce56" office:value-type="float" office:value="139662" calcext:value-type="float">
            <text:p>139,662</text:p>
          </table:table-cell>
          <table:table-cell table:style-name="ce56" office:value-type="float" office:value="140054" calcext:value-type="float">
            <text:p>140,054</text:p>
          </table:table-cell>
          <table:table-cell table:style-name="ce56" office:value-type="float" office:value="142007" calcext:value-type="float">
            <text:p>142,007</text:p>
          </table:table-cell>
          <table:table-cell table:style-name="ce56" office:value-type="float" office:value="144121" calcext:value-type="float">
            <text:p>144,121</text:p>
          </table:table-cell>
          <table:table-cell table:style-name="ce56" office:value-type="float" office:value="142937" calcext:value-type="float">
            <text:p>142,937</text:p>
          </table:table-cell>
          <table:table-cell table:style-name="ce56" office:value-type="float" office:value="143433" calcext:value-type="float">
            <text:p>143,433</text:p>
          </table:table-cell>
          <table:table-cell table:style-name="ce56" office:value-type="float" office:value="143311" calcext:value-type="float">
            <text:p>143,311</text:p>
          </table:table-cell>
          <table:table-cell table:style-name="ce56" office:value-type="float" office:value="144471" calcext:value-type="float">
            <text:p>144,471</text:p>
          </table:table-cell>
          <table:table-cell table:style-name="ce56" office:value-type="float" office:value="145360" calcext:value-type="float">
            <text:p>145,360</text:p>
          </table:table-cell>
          <table:table-cell table:style-name="ce56" office:value-type="float" office:value="146143" calcext:value-type="float">
            <text:p>146,143</text:p>
          </table:table-cell>
          <table:table-cell table:style-name="ce56" office:value-type="float" office:value="147292" calcext:value-type="float">
            <text:p>147,292</text:p>
          </table:table-cell>
          <table:table-cell table:number-columns-repeated="1011"/>
        </table:table-row>
        <table:table-row table:style-name="ro3">
          <table:table-cell table:style-name="ce41" office:value-type="string" calcext:value-type="string">
            <text:p>.<text:span text:style-name="T1">Albany, GA Metro Area</text:span></text:p>
          </table:table-cell>
          <table:table-cell table:style-name="ce56" office:value-type="float" office:value="153857" calcext:value-type="float">
            <text:p>153,857</text:p>
          </table:table-cell>
          <table:table-cell table:style-name="ce56" office:value-type="float" office:value="154033" calcext:value-type="float">
            <text:p>154,033</text:p>
          </table:table-cell>
          <table:table-cell table:style-name="ce56" office:value-type="float" office:value="154145" calcext:value-type="float">
            <text:p>154,145</text:p>
          </table:table-cell>
          <table:table-cell table:style-name="ce56" office:value-type="float" office:value="154545" calcext:value-type="float">
            <text:p>154,545</text:p>
          </table:table-cell>
          <table:table-cell table:style-name="ce56" office:value-type="float" office:value="153976" calcext:value-type="float">
            <text:p>153,976</text:p>
          </table:table-cell>
          <table:table-cell table:style-name="ce56" office:value-type="float" office:value="152667" calcext:value-type="float">
            <text:p>152,667</text:p>
          </table:table-cell>
          <table:table-cell table:style-name="ce56" office:value-type="float" office:value="151949" calcext:value-type="float">
            <text:p>151,949</text:p>
          </table:table-cell>
          <table:table-cell table:style-name="ce56" office:value-type="float" office:value="150387" calcext:value-type="float">
            <text:p>150,387</text:p>
          </table:table-cell>
          <table:table-cell table:style-name="ce56" office:value-type="float" office:value="149137" calcext:value-type="float">
            <text:p>149,137</text:p>
          </table:table-cell>
          <table:table-cell table:style-name="ce56" office:value-type="float" office:value="148090" calcext:value-type="float">
            <text:p>148,090</text:p>
          </table:table-cell>
          <table:table-cell table:style-name="ce56" office:value-type="float" office:value="147840" calcext:value-type="float">
            <text:p>147,840</text:p>
          </table:table-cell>
          <table:table-cell table:style-name="ce56" office:value-type="float" office:value="146726" calcext:value-type="float">
            <text:p>146,726</text:p>
          </table:table-cell>
          <table:table-cell table:number-columns-repeated="1011"/>
        </table:table-row>
        <table:table-row table:style-name="ro3">
          <table:table-cell table:style-name="ce41" office:value-type="string" calcext:value-type="string">
            <text:p>.<text:span text:style-name="T1">Rocky Mount, NC Metro Area</text:span></text:p>
          </table:table-cell>
          <table:table-cell table:style-name="ce56" office:value-type="float" office:value="152392" calcext:value-type="float">
            <text:p>152,392</text:p>
          </table:table-cell>
          <table:table-cell table:style-name="ce56" office:value-type="float" office:value="152368" calcext:value-type="float">
            <text:p>152,368</text:p>
          </table:table-cell>
          <table:table-cell table:style-name="ce56" office:value-type="float" office:value="152405" calcext:value-type="float">
            <text:p>152,405</text:p>
          </table:table-cell>
          <table:table-cell table:style-name="ce56" office:value-type="float" office:value="151790" calcext:value-type="float">
            <text:p>151,790</text:p>
          </table:table-cell>
          <table:table-cell table:style-name="ce56" office:value-type="float" office:value="150862" calcext:value-type="float">
            <text:p>150,862</text:p>
          </table:table-cell>
          <table:table-cell table:style-name="ce56" office:value-type="float" office:value="149843" calcext:value-type="float">
            <text:p>149,843</text:p>
          </table:table-cell>
          <table:table-cell table:style-name="ce56" office:value-type="float" office:value="149066" calcext:value-type="float">
            <text:p>149,066</text:p>
          </table:table-cell>
          <table:table-cell table:style-name="ce56" office:value-type="float" office:value="147529" calcext:value-type="float">
            <text:p>147,529</text:p>
          </table:table-cell>
          <table:table-cell table:style-name="ce56" office:value-type="float" office:value="147236" calcext:value-type="float">
            <text:p>147,236</text:p>
          </table:table-cell>
          <table:table-cell table:style-name="ce56" office:value-type="float" office:value="146775" calcext:value-type="float">
            <text:p>146,775</text:p>
          </table:table-cell>
          <table:table-cell table:style-name="ce56" office:value-type="float" office:value="146078" calcext:value-type="float">
            <text:p>146,078</text:p>
          </table:table-cell>
          <table:table-cell table:style-name="ce56" office:value-type="float" office:value="145770" calcext:value-type="float">
            <text:p>145,770</text:p>
          </table:table-cell>
          <table:table-cell table:number-columns-repeated="1011"/>
        </table:table-row>
        <table:table-row table:style-name="ro3">
          <table:table-cell table:style-name="ce41" office:value-type="string" calcext:value-type="string">
            <text:p>.<text:span text:style-name="T1">Dalton, GA Metro Area</text:span></text:p>
          </table:table-cell>
          <table:table-cell table:style-name="ce56" office:value-type="float" office:value="142227" calcext:value-type="float">
            <text:p>142,227</text:p>
          </table:table-cell>
          <table:table-cell table:style-name="ce56" office:value-type="float" office:value="142233" calcext:value-type="float">
            <text:p>142,233</text:p>
          </table:table-cell>
          <table:table-cell table:style-name="ce56" office:value-type="float" office:value="142278" calcext:value-type="float">
            <text:p>142,278</text:p>
          </table:table-cell>
          <table:table-cell table:style-name="ce56" office:value-type="float" office:value="142285" calcext:value-type="float">
            <text:p>142,285</text:p>
          </table:table-cell>
          <table:table-cell table:style-name="ce56" office:value-type="float" office:value="142259" calcext:value-type="float">
            <text:p>142,259</text:p>
          </table:table-cell>
          <table:table-cell table:style-name="ce56" office:value-type="float" office:value="141906" calcext:value-type="float">
            <text:p>141,906</text:p>
          </table:table-cell>
          <table:table-cell table:style-name="ce56" office:value-type="float" office:value="142298" calcext:value-type="float">
            <text:p>142,298</text:p>
          </table:table-cell>
          <table:table-cell table:style-name="ce56" office:value-type="float" office:value="143099" calcext:value-type="float">
            <text:p>143,099</text:p>
          </table:table-cell>
          <table:table-cell table:style-name="ce56" office:value-type="float" office:value="143753" calcext:value-type="float">
            <text:p>143,753</text:p>
          </table:table-cell>
          <table:table-cell table:style-name="ce56" office:value-type="float" office:value="144037" calcext:value-type="float">
            <text:p>144,037</text:p>
          </table:table-cell>
          <table:table-cell table:style-name="ce56" office:value-type="float" office:value="144192" calcext:value-type="float">
            <text:p>144,192</text:p>
          </table:table-cell>
          <table:table-cell table:style-name="ce56" office:value-type="float" office:value="144724" calcext:value-type="float">
            <text:p>144,724</text:p>
          </table:table-cell>
          <table:table-cell table:number-columns-repeated="1011"/>
        </table:table-row>
        <table:table-row table:style-name="ro3">
          <table:table-cell table:style-name="ce41" office:value-type="string" calcext:value-type="string">
            <text:p>.<text:span text:style-name="T1">Sioux City, IA-NE-SD Metro Area</text:span></text:p>
          </table:table-cell>
          <table:table-cell table:style-name="ce56" office:value-type="float" office:value="143577" calcext:value-type="float">
            <text:p>143,577</text:p>
          </table:table-cell>
          <table:table-cell table:style-name="ce56" office:value-type="float" office:value="143582" calcext:value-type="float">
            <text:p>143,582</text:p>
          </table:table-cell>
          <table:table-cell table:style-name="ce56" office:value-type="float" office:value="143901" calcext:value-type="float">
            <text:p>143,901</text:p>
          </table:table-cell>
          <table:table-cell table:style-name="ce56" office:value-type="float" office:value="144171" calcext:value-type="float">
            <text:p>144,171</text:p>
          </table:table-cell>
          <table:table-cell table:style-name="ce56" office:value-type="float" office:value="143723" calcext:value-type="float">
            <text:p>143,723</text:p>
          </table:table-cell>
          <table:table-cell table:style-name="ce56" office:value-type="float" office:value="143623" calcext:value-type="float">
            <text:p>143,623</text:p>
          </table:table-cell>
          <table:table-cell table:style-name="ce56" office:value-type="float" office:value="143590" calcext:value-type="float">
            <text:p>143,590</text:p>
          </table:table-cell>
          <table:table-cell table:style-name="ce56" office:value-type="float" office:value="143736" calcext:value-type="float">
            <text:p>143,736</text:p>
          </table:table-cell>
          <table:table-cell table:style-name="ce56" office:value-type="float" office:value="143844" calcext:value-type="float">
            <text:p>143,844</text:p>
          </table:table-cell>
          <table:table-cell table:style-name="ce56" office:value-type="float" office:value="143165" calcext:value-type="float">
            <text:p>143,165</text:p>
          </table:table-cell>
          <table:table-cell table:style-name="ce56" office:value-type="float" office:value="143787" calcext:value-type="float">
            <text:p>143,787</text:p>
          </table:table-cell>
          <table:table-cell table:style-name="ce56" office:value-type="float" office:value="144701" calcext:value-type="float">
            <text:p>144,701</text:p>
          </table:table-cell>
          <table:table-cell table:number-columns-repeated="1011"/>
        </table:table-row>
        <table:table-row table:style-name="ro3">
          <table:table-cell table:style-name="ce41" office:value-type="string" calcext:value-type="string">
            <text:p>.<text:span text:style-name="T1">Flagstaff, AZ Metro Area</text:span></text:p>
          </table:table-cell>
          <table:table-cell table:style-name="ce56" office:value-type="float" office:value="134421" calcext:value-type="float">
            <text:p>134,421</text:p>
          </table:table-cell>
          <table:table-cell table:style-name="ce56" office:value-type="float" office:value="134426" calcext:value-type="float">
            <text:p>134,426</text:p>
          </table:table-cell>
          <table:table-cell table:style-name="ce56" office:value-type="float" office:value="134612" calcext:value-type="float">
            <text:p>134,612</text:p>
          </table:table-cell>
          <table:table-cell table:style-name="ce56" office:value-type="float" office:value="134275" calcext:value-type="float">
            <text:p>134,275</text:p>
          </table:table-cell>
          <table:table-cell table:style-name="ce56" office:value-type="float" office:value="136146" calcext:value-type="float">
            <text:p>136,146</text:p>
          </table:table-cell>
          <table:table-cell table:style-name="ce56" office:value-type="float" office:value="136699" calcext:value-type="float">
            <text:p>136,699</text:p>
          </table:table-cell>
          <table:table-cell table:style-name="ce56" office:value-type="float" office:value="137566" calcext:value-type="float">
            <text:p>137,566</text:p>
          </table:table-cell>
          <table:table-cell table:style-name="ce56" office:value-type="float" office:value="138962" calcext:value-type="float">
            <text:p>138,962</text:p>
          </table:table-cell>
          <table:table-cell table:style-name="ce56" office:value-type="float" office:value="140407" calcext:value-type="float">
            <text:p>140,407</text:p>
          </table:table-cell>
          <table:table-cell table:style-name="ce56" office:value-type="float" office:value="141001" calcext:value-type="float">
            <text:p>141,001</text:p>
          </table:table-cell>
          <table:table-cell table:style-name="ce56" office:value-type="float" office:value="142523" calcext:value-type="float">
            <text:p>142,523</text:p>
          </table:table-cell>
          <table:table-cell table:style-name="ce56" office:value-type="float" office:value="143476" calcext:value-type="float">
            <text:p>143,476</text:p>
          </table:table-cell>
          <table:table-cell table:number-columns-repeated="1011"/>
        </table:table-row>
        <table:table-row table:style-name="ro3">
          <table:table-cell table:style-name="ce41" office:value-type="string" calcext:value-type="string">
            <text:p>.<text:span text:style-name="T1">Morristown, TN Metro Area</text:span></text:p>
          </table:table-cell>
          <table:table-cell table:style-name="ce56" office:value-type="float" office:value="136608" calcext:value-type="float">
            <text:p>136,608</text:p>
          </table:table-cell>
          <table:table-cell table:style-name="ce56" office:value-type="float" office:value="136858" calcext:value-type="float">
            <text:p>136,858</text:p>
          </table:table-cell>
          <table:table-cell table:style-name="ce56" office:value-type="float" office:value="136945" calcext:value-type="float">
            <text:p>136,945</text:p>
          </table:table-cell>
          <table:table-cell table:style-name="ce56" office:value-type="float" office:value="137560" calcext:value-type="float">
            <text:p>137,560</text:p>
          </table:table-cell>
          <table:table-cell table:style-name="ce56" office:value-type="float" office:value="137753" calcext:value-type="float">
            <text:p>137,753</text:p>
          </table:table-cell>
          <table:table-cell table:style-name="ce56" office:value-type="float" office:value="137924" calcext:value-type="float">
            <text:p>137,924</text:p>
          </table:table-cell>
          <table:table-cell table:style-name="ce56" office:value-type="float" office:value="138280" calcext:value-type="float">
            <text:p>138,280</text:p>
          </table:table-cell>
          <table:table-cell table:style-name="ce56" office:value-type="float" office:value="139212" calcext:value-type="float">
            <text:p>139,212</text:p>
          </table:table-cell>
          <table:table-cell table:style-name="ce56" office:value-type="float" office:value="139924" calcext:value-type="float">
            <text:p>139,924</text:p>
          </table:table-cell>
          <table:table-cell table:style-name="ce56" office:value-type="float" office:value="140898" calcext:value-type="float">
            <text:p>140,898</text:p>
          </table:table-cell>
          <table:table-cell table:style-name="ce56" office:value-type="float" office:value="141778" calcext:value-type="float">
            <text:p>141,778</text:p>
          </table:table-cell>
          <table:table-cell table:style-name="ce56" office:value-type="float" office:value="142749" calcext:value-type="float">
            <text:p>142,749</text:p>
          </table:table-cell>
          <table:table-cell table:number-columns-repeated="1011"/>
        </table:table-row>
        <table:table-row table:style-name="ro3">
          <table:table-cell table:style-name="ce41" office:value-type="string" calcext:value-type="string">
            <text:p>.<text:span text:style-name="T1">Logan, UT-ID Metro Area</text:span></text:p>
          </table:table-cell>
          <table:table-cell table:number-columns-repeated="2" table:style-name="ce56" office:value-type="float" office:value="125442" calcext:value-type="float">
            <text:p>125,442</text:p>
          </table:table-cell>
          <table:table-cell table:style-name="ce56" office:value-type="float" office:value="126167" calcext:value-type="float">
            <text:p>126,167</text:p>
          </table:table-cell>
          <table:table-cell table:style-name="ce56" office:value-type="float" office:value="127591" calcext:value-type="float">
            <text:p>127,591</text:p>
          </table:table-cell>
          <table:table-cell table:style-name="ce56" office:value-type="float" office:value="128693" calcext:value-type="float">
            <text:p>128,693</text:p>
          </table:table-cell>
          <table:table-cell table:style-name="ce56" office:value-type="float" office:value="129827" calcext:value-type="float">
            <text:p>129,827</text:p>
          </table:table-cell>
          <table:table-cell table:style-name="ce56" office:value-type="float" office:value="130804" calcext:value-type="float">
            <text:p>130,804</text:p>
          </table:table-cell>
          <table:table-cell table:style-name="ce56" office:value-type="float" office:value="132652" calcext:value-type="float">
            <text:p>132,652</text:p>
          </table:table-cell>
          <table:table-cell table:style-name="ce56" office:value-type="float" office:value="135521" calcext:value-type="float">
            <text:p>135,521</text:p>
          </table:table-cell>
          <table:table-cell table:style-name="ce56" office:value-type="float" office:value="137703" calcext:value-type="float">
            <text:p>137,703</text:p>
          </table:table-cell>
          <table:table-cell table:style-name="ce56" office:value-type="float" office:value="140104" calcext:value-type="float">
            <text:p>140,104</text:p>
          </table:table-cell>
          <table:table-cell table:style-name="ce56" office:value-type="float" office:value="142165" calcext:value-type="float">
            <text:p>142,165</text:p>
          </table:table-cell>
          <table:table-cell table:number-columns-repeated="1011"/>
        </table:table-row>
        <table:table-row table:style-name="ro3">
          <table:table-cell table:style-name="ce41" office:value-type="string" calcext:value-type="string">
            <text:p>.<text:span text:style-name="T1">Rapid City, SD Metro Area</text:span></text:p>
          </table:table-cell>
          <table:table-cell table:style-name="ce56" office:value-type="float" office:value="126382" calcext:value-type="float">
            <text:p>126,382</text:p>
          </table:table-cell>
          <table:table-cell table:style-name="ce56" office:value-type="float" office:value="126400" calcext:value-type="float">
            <text:p>126,400</text:p>
          </table:table-cell>
          <table:table-cell table:style-name="ce56" office:value-type="float" office:value="126727" calcext:value-type="float">
            <text:p>126,727</text:p>
          </table:table-cell>
          <table:table-cell table:style-name="ce56" office:value-type="float" office:value="127903" calcext:value-type="float">
            <text:p>127,903</text:p>
          </table:table-cell>
          <table:table-cell table:style-name="ce56" office:value-type="float" office:value="130075" calcext:value-type="float">
            <text:p>130,075</text:p>
          </table:table-cell>
          <table:table-cell table:style-name="ce56" office:value-type="float" office:value="132320" calcext:value-type="float">
            <text:p>132,320</text:p>
          </table:table-cell>
          <table:table-cell table:style-name="ce56" office:value-type="float" office:value="134231" calcext:value-type="float">
            <text:p>134,231</text:p>
          </table:table-cell>
          <table:table-cell table:style-name="ce56" office:value-type="float" office:value="134858" calcext:value-type="float">
            <text:p>134,858</text:p>
          </table:table-cell>
          <table:table-cell table:style-name="ce56" office:value-type="float" office:value="136450" calcext:value-type="float">
            <text:p>136,450</text:p>
          </table:table-cell>
          <table:table-cell table:style-name="ce56" office:value-type="float" office:value="138444" calcext:value-type="float">
            <text:p>138,444</text:p>
          </table:table-cell>
          <table:table-cell table:style-name="ce56" office:value-type="float" office:value="140154" calcext:value-type="float">
            <text:p>140,154</text:p>
          </table:table-cell>
          <table:table-cell table:style-name="ce56" office:value-type="float" office:value="142107" calcext:value-type="float">
            <text:p>142,107</text:p>
          </table:table-cell>
          <table:table-cell table:number-columns-repeated="1011"/>
        </table:table-row>
        <table:table-row table:style-name="ro3">
          <table:table-cell table:style-name="ce41" office:value-type="string" calcext:value-type="string">
            <text:p>.<text:span text:style-name="T1">Lebanon, PA Metro Area</text:span></text:p>
          </table:table-cell>
          <table:table-cell table:style-name="ce56" office:value-type="float" office:value="133568" calcext:value-type="float">
            <text:p>133,568</text:p>
          </table:table-cell>
          <table:table-cell table:style-name="ce56" office:value-type="float" office:value="133597" calcext:value-type="float">
            <text:p>133,597</text:p>
          </table:table-cell>
          <table:table-cell table:style-name="ce56" office:value-type="float" office:value="133664" calcext:value-type="float">
            <text:p>133,664</text:p>
          </table:table-cell>
          <table:table-cell table:style-name="ce56" office:value-type="float" office:value="134529" calcext:value-type="float">
            <text:p>134,529</text:p>
          </table:table-cell>
          <table:table-cell table:style-name="ce56" office:value-type="float" office:value="135545" calcext:value-type="float">
            <text:p>135,545</text:p>
          </table:table-cell>
          <table:table-cell table:style-name="ce56" office:value-type="float" office:value="135804" calcext:value-type="float">
            <text:p>135,804</text:p>
          </table:table-cell>
          <table:table-cell table:style-name="ce56" office:value-type="float" office:value="136538" calcext:value-type="float">
            <text:p>136,538</text:p>
          </table:table-cell>
          <table:table-cell table:style-name="ce56" office:value-type="float" office:value="137479" calcext:value-type="float">
            <text:p>137,479</text:p>
          </table:table-cell>
          <table:table-cell table:style-name="ce56" office:value-type="float" office:value="138480" calcext:value-type="float">
            <text:p>138,480</text:p>
          </table:table-cell>
          <table:table-cell table:style-name="ce56" office:value-type="float" office:value="139553" calcext:value-type="float">
            <text:p>139,553</text:p>
          </table:table-cell>
          <table:table-cell table:style-name="ce56" office:value-type="float" office:value="141339" calcext:value-type="float">
            <text:p>141,339</text:p>
          </table:table-cell>
          <table:table-cell table:style-name="ce56" office:value-type="float" office:value="141793" calcext:value-type="float">
            <text:p>141,793</text:p>
          </table:table-cell>
          <table:table-cell table:number-columns-repeated="1011"/>
        </table:table-row>
        <table:table-row table:style-name="ro3">
          <table:table-cell table:style-name="ce41" office:value-type="string" calcext:value-type="string">
            <text:p>.<text:span text:style-name="T1">Winchester, VA-WV Metro Area</text:span></text:p>
          </table:table-cell>
          <table:table-cell table:style-name="ce56" office:value-type="float" office:value="128472" calcext:value-type="float">
            <text:p>128,472</text:p>
          </table:table-cell>
          <table:table-cell table:style-name="ce56" office:value-type="float" office:value="128452" calcext:value-type="float">
            <text:p>128,452</text:p>
          </table:table-cell>
          <table:table-cell table:style-name="ce56" office:value-type="float" office:value="128652" calcext:value-type="float">
            <text:p>128,652</text:p>
          </table:table-cell>
          <table:table-cell table:style-name="ce56" office:value-type="float" office:value="129954" calcext:value-type="float">
            <text:p>129,954</text:p>
          </table:table-cell>
          <table:table-cell table:style-name="ce56" office:value-type="float" office:value="130910" calcext:value-type="float">
            <text:p>130,910</text:p>
          </table:table-cell>
          <table:table-cell table:style-name="ce56" office:value-type="float" office:value="132278" calcext:value-type="float">
            <text:p>132,278</text:p>
          </table:table-cell>
          <table:table-cell table:style-name="ce56" office:value-type="float" office:value="133526" calcext:value-type="float">
            <text:p>133,526</text:p>
          </table:table-cell>
          <table:table-cell table:style-name="ce56" office:value-type="float" office:value="134284" calcext:value-type="float">
            <text:p>134,284</text:p>
          </table:table-cell>
          <table:table-cell table:style-name="ce56" office:value-type="float" office:value="135739" calcext:value-type="float">
            <text:p>135,739</text:p>
          </table:table-cell>
          <table:table-cell table:style-name="ce56" office:value-type="float" office:value="138020" calcext:value-type="float">
            <text:p>138,020</text:p>
          </table:table-cell>
          <table:table-cell table:style-name="ce56" office:value-type="float" office:value="139492" calcext:value-type="float">
            <text:p>139,492</text:p>
          </table:table-cell>
          <table:table-cell table:style-name="ce56" office:value-type="float" office:value="140566" calcext:value-type="float">
            <text:p>140,566</text:p>
          </table:table-cell>
          <table:table-cell table:number-columns-repeated="1011"/>
        </table:table-row>
        <table:table-row table:style-name="ro3">
          <table:table-cell table:style-name="ce41" office:value-type="string" calcext:value-type="string">
            <text:p>.<text:span text:style-name="T1">Sumter, SC Metro Area</text:span></text:p>
          </table:table-cell>
          <table:table-cell table:style-name="ce56" office:value-type="float" office:value="142427" calcext:value-type="float">
            <text:p>142,427</text:p>
          </table:table-cell>
          <table:table-cell table:style-name="ce56" office:value-type="float" office:value="142434" calcext:value-type="float">
            <text:p>142,434</text:p>
          </table:table-cell>
          <table:table-cell table:style-name="ce56" office:value-type="float" office:value="142555" calcext:value-type="float">
            <text:p>142,555</text:p>
          </table:table-cell>
          <table:table-cell table:style-name="ce56" office:value-type="float" office:value="142018" calcext:value-type="float">
            <text:p>142,018</text:p>
          </table:table-cell>
          <table:table-cell table:style-name="ce56" office:value-type="float" office:value="142126" calcext:value-type="float">
            <text:p>142,126</text:p>
          </table:table-cell>
          <table:table-cell table:style-name="ce56" office:value-type="float" office:value="142007" calcext:value-type="float">
            <text:p>142,007</text:p>
          </table:table-cell>
          <table:table-cell table:style-name="ce56" office:value-type="float" office:value="141877" calcext:value-type="float">
            <text:p>141,877</text:p>
          </table:table-cell>
          <table:table-cell table:style-name="ce56" office:value-type="float" office:value="141180" calcext:value-type="float">
            <text:p>141,180</text:p>
          </table:table-cell>
          <table:table-cell table:style-name="ce56" office:value-type="float" office:value="141334" calcext:value-type="float">
            <text:p>141,334</text:p>
          </table:table-cell>
          <table:table-cell table:style-name="ce56" office:value-type="float" office:value="140443" calcext:value-type="float">
            <text:p>140,443</text:p>
          </table:table-cell>
          <table:table-cell table:style-name="ce56" office:value-type="float" office:value="140151" calcext:value-type="float">
            <text:p>140,151</text:p>
          </table:table-cell>
          <table:table-cell table:style-name="ce56" office:value-type="float" office:value="140466" calcext:value-type="float">
            <text:p>140,466</text:p>
          </table:table-cell>
          <table:table-cell table:number-columns-repeated="1011"/>
        </table:table-row>
        <table:table-row table:style-name="ro3">
          <table:table-cell table:style-name="ce41" office:value-type="string" calcext:value-type="string">
            <text:p>.<text:span text:style-name="T1">Morgantown, WV Metro Area</text:span></text:p>
          </table:table-cell>
          <table:table-cell table:style-name="ce56" office:value-type="float" office:value="129709" calcext:value-type="float">
            <text:p>129,709</text:p>
          </table:table-cell>
          <table:table-cell table:style-name="ce56" office:value-type="float" office:value="129702" calcext:value-type="float">
            <text:p>129,702</text:p>
          </table:table-cell>
          <table:table-cell table:style-name="ce56" office:value-type="float" office:value="130308" calcext:value-type="float">
            <text:p>130,308</text:p>
          </table:table-cell>
          <table:table-cell table:style-name="ce56" office:value-type="float" office:value="132678" calcext:value-type="float">
            <text:p>132,678</text:p>
          </table:table-cell>
          <table:table-cell table:style-name="ce56" office:value-type="float" office:value="134813" calcext:value-type="float">
            <text:p>134,813</text:p>
          </table:table-cell>
          <table:table-cell table:style-name="ce56" office:value-type="float" office:value="135948" calcext:value-type="float">
            <text:p>135,948</text:p>
          </table:table-cell>
          <table:table-cell table:style-name="ce56" office:value-type="float" office:value="137396" calcext:value-type="float">
            <text:p>137,396</text:p>
          </table:table-cell>
          <table:table-cell table:style-name="ce56" office:value-type="float" office:value="138523" calcext:value-type="float">
            <text:p>138,523</text:p>
          </table:table-cell>
          <table:table-cell table:style-name="ce56" office:value-type="float" office:value="139403" calcext:value-type="float">
            <text:p>139,403</text:p>
          </table:table-cell>
          <table:table-cell table:style-name="ce56" office:value-type="float" office:value="139608" calcext:value-type="float">
            <text:p>139,608</text:p>
          </table:table-cell>
          <table:table-cell table:style-name="ce56" office:value-type="float" office:value="139204" calcext:value-type="float">
            <text:p>139,204</text:p>
          </table:table-cell>
          <table:table-cell table:style-name="ce56" office:value-type="float" office:value="139044" calcext:value-type="float">
            <text:p>139,044</text:p>
          </table:table-cell>
          <table:table-cell table:number-columns-repeated="1011"/>
        </table:table-row>
        <table:table-row table:style-name="ro3">
          <table:table-cell table:style-name="ce41" office:value-type="string" calcext:value-type="string">
            <text:p>.<text:span text:style-name="T1">Wheeling, WV-OH Metro Area</text:span></text:p>
          </table:table-cell>
          <table:table-cell table:style-name="ce56" office:value-type="float" office:value="147950" calcext:value-type="float">
            <text:p>147,950</text:p>
          </table:table-cell>
          <table:table-cell table:style-name="ce56" office:value-type="float" office:value="147957" calcext:value-type="float">
            <text:p>147,957</text:p>
          </table:table-cell>
          <table:table-cell table:style-name="ce56" office:value-type="float" office:value="147899" calcext:value-type="float">
            <text:p>147,899</text:p>
          </table:table-cell>
          <table:table-cell table:style-name="ce56" office:value-type="float" office:value="147260" calcext:value-type="float">
            <text:p>147,260</text:p>
          </table:table-cell>
          <table:table-cell table:style-name="ce56" office:value-type="float" office:value="146527" calcext:value-type="float">
            <text:p>146,527</text:p>
          </table:table-cell>
          <table:table-cell table:style-name="ce56" office:value-type="float" office:value="145938" calcext:value-type="float">
            <text:p>145,938</text:p>
          </table:table-cell>
          <table:table-cell table:style-name="ce56" office:value-type="float" office:value="144968" calcext:value-type="float">
            <text:p>144,968</text:p>
          </table:table-cell>
          <table:table-cell table:style-name="ce56" office:value-type="float" office:value="144157" calcext:value-type="float">
            <text:p>144,157</text:p>
          </table:table-cell>
          <table:table-cell table:style-name="ce56" office:value-type="float" office:value="142955" calcext:value-type="float">
            <text:p>142,955</text:p>
          </table:table-cell>
          <table:table-cell table:style-name="ce56" office:value-type="float" office:value="141255" calcext:value-type="float">
            <text:p>141,255</text:p>
          </table:table-cell>
          <table:table-cell table:style-name="ce56" office:value-type="float" office:value="140059" calcext:value-type="float">
            <text:p>140,059</text:p>
          </table:table-cell>
          <table:table-cell table:style-name="ce56" office:value-type="float" office:value="138948" calcext:value-type="float">
            <text:p>138,948</text:p>
          </table:table-cell>
          <table:table-cell table:number-columns-repeated="1011"/>
        </table:table-row>
        <table:table-row table:style-name="ro3">
          <table:table-cell table:style-name="ce41" office:value-type="string" calcext:value-type="string">
            <text:p>.<text:span text:style-name="T1">Napa, CA Metro Area</text:span></text:p>
          </table:table-cell>
          <table:table-cell table:style-name="ce56" office:value-type="float" office:value="136484" calcext:value-type="float">
            <text:p>136,484</text:p>
          </table:table-cell>
          <table:table-cell table:style-name="ce56" office:value-type="float" office:value="136535" calcext:value-type="float">
            <text:p>136,535</text:p>
          </table:table-cell>
          <table:table-cell table:style-name="ce56" office:value-type="float" office:value="136759" calcext:value-type="float">
            <text:p>136,759</text:p>
          </table:table-cell>
          <table:table-cell table:style-name="ce56" office:value-type="float" office:value="137691" calcext:value-type="float">
            <text:p>137,691</text:p>
          </table:table-cell>
          <table:table-cell table:style-name="ce56" office:value-type="float" office:value="138538" calcext:value-type="float">
            <text:p>138,538</text:p>
          </table:table-cell>
          <table:table-cell table:style-name="ce56" office:value-type="float" office:value="139580" calcext:value-type="float">
            <text:p>139,580</text:p>
          </table:table-cell>
          <table:table-cell table:style-name="ce56" office:value-type="float" office:value="140405" calcext:value-type="float">
            <text:p>140,405</text:p>
          </table:table-cell>
          <table:table-cell table:style-name="ce56" office:value-type="float" office:value="140862" calcext:value-type="float">
            <text:p>140,862</text:p>
          </table:table-cell>
          <table:table-cell table:style-name="ce56" office:value-type="float" office:value="140840" calcext:value-type="float">
            <text:p>140,840</text:p>
          </table:table-cell>
          <table:table-cell table:style-name="ce56" office:value-type="float" office:value="139878" calcext:value-type="float">
            <text:p>139,878</text:p>
          </table:table-cell>
          <table:table-cell table:style-name="ce56" office:value-type="float" office:value="138789" calcext:value-type="float">
            <text:p>138,789</text:p>
          </table:table-cell>
          <table:table-cell table:style-name="ce56" office:value-type="float" office:value="137744" calcext:value-type="float">
            <text:p>137,744</text:p>
          </table:table-cell>
          <table:table-cell table:number-columns-repeated="1011"/>
        </table:table-row>
        <table:table-row table:style-name="ro3">
          <table:table-cell table:style-name="ce41" office:value-type="string" calcext:value-type="string">
            <text:p>.<text:span text:style-name="T1">La Crosse-Onalaska, WI-MN Metro Area</text:span></text:p>
          </table:table-cell>
          <table:table-cell table:style-name="ce56" office:value-type="float" office:value="133665" calcext:value-type="float">
            <text:p>133,665</text:p>
          </table:table-cell>
          <table:table-cell table:style-name="ce56" office:value-type="float" office:value="133658" calcext:value-type="float">
            <text:p>133,658</text:p>
          </table:table-cell>
          <table:table-cell table:style-name="ce56" office:value-type="float" office:value="133897" calcext:value-type="float">
            <text:p>133,897</text:p>
          </table:table-cell>
          <table:table-cell table:style-name="ce56" office:value-type="float" office:value="134106" calcext:value-type="float">
            <text:p>134,106</text:p>
          </table:table-cell>
          <table:table-cell table:style-name="ce56" office:value-type="float" office:value="135307" calcext:value-type="float">
            <text:p>135,307</text:p>
          </table:table-cell>
          <table:table-cell table:style-name="ce56" office:value-type="float" office:value="135655" calcext:value-type="float">
            <text:p>135,655</text:p>
          </table:table-cell>
          <table:table-cell table:style-name="ce56" office:value-type="float" office:value="136140" calcext:value-type="float">
            <text:p>136,140</text:p>
          </table:table-cell>
          <table:table-cell table:style-name="ce56" office:value-type="float" office:value="136385" calcext:value-type="float">
            <text:p>136,385</text:p>
          </table:table-cell>
          <table:table-cell table:style-name="ce56" office:value-type="float" office:value="136384" calcext:value-type="float">
            <text:p>136,384</text:p>
          </table:table-cell>
          <table:table-cell table:style-name="ce56" office:value-type="float" office:value="136710" calcext:value-type="float">
            <text:p>136,710</text:p>
          </table:table-cell>
          <table:table-cell table:style-name="ce56" office:value-type="float" office:value="136613" calcext:value-type="float">
            <text:p>136,613</text:p>
          </table:table-cell>
          <table:table-cell table:style-name="ce56" office:value-type="float" office:value="136616" calcext:value-type="float">
            <text:p>136,616</text:p>
          </table:table-cell>
          <table:table-cell table:number-columns-repeated="1011"/>
        </table:table-row>
        <table:table-row table:style-name="ro3">
          <table:table-cell table:style-name="ce41" office:value-type="string" calcext:value-type="string">
            <text:p>.<text:span text:style-name="T1">Sherman-Denison, TX Metro Area</text:span></text:p>
          </table:table-cell>
          <table:table-cell table:number-columns-repeated="2" table:style-name="ce56" office:value-type="float" office:value="120877" calcext:value-type="float">
            <text:p>120,877</text:p>
          </table:table-cell>
          <table:table-cell table:style-name="ce56" office:value-type="float" office:value="121034" calcext:value-type="float">
            <text:p>121,034</text:p>
          </table:table-cell>
          <table:table-cell table:style-name="ce56" office:value-type="float" office:value="121430" calcext:value-type="float">
            <text:p>121,430</text:p>
          </table:table-cell>
          <table:table-cell table:style-name="ce56" office:value-type="float" office:value="121854" calcext:value-type="float">
            <text:p>121,854</text:p>
          </table:table-cell>
          <table:table-cell table:style-name="ce56" office:value-type="float" office:value="122362" calcext:value-type="float">
            <text:p>122,362</text:p>
          </table:table-cell>
          <table:table-cell table:style-name="ce56" office:value-type="float" office:value="123599" calcext:value-type="float">
            <text:p>123,599</text:p>
          </table:table-cell>
          <table:table-cell table:style-name="ce56" office:value-type="float" office:value="125628" calcext:value-type="float">
            <text:p>125,628</text:p>
          </table:table-cell>
          <table:table-cell table:style-name="ce56" office:value-type="float" office:value="128291" calcext:value-type="float">
            <text:p>128,291</text:p>
          </table:table-cell>
          <table:table-cell table:style-name="ce56" office:value-type="float" office:value="131152" calcext:value-type="float">
            <text:p>131,152</text:p>
          </table:table-cell>
          <table:table-cell table:style-name="ce56" office:value-type="float" office:value="133787" calcext:value-type="float">
            <text:p>133,787</text:p>
          </table:table-cell>
          <table:table-cell table:style-name="ce56" office:value-type="float" office:value="136212" calcext:value-type="float">
            <text:p>136,212</text:p>
          </table:table-cell>
          <table:table-cell table:number-columns-repeated="1011"/>
        </table:table-row>
        <table:table-row table:style-name="ro3">
          <table:table-cell table:style-name="ce41" office:value-type="string" calcext:value-type="string">
            <text:p>.<text:span text:style-name="T1">Carbondale-Marion, IL Metro Area</text:span></text:p>
          </table:table-cell>
          <table:table-cell table:style-name="ce56" office:value-type="float" office:value="139157" calcext:value-type="float">
            <text:p>139,157</text:p>
          </table:table-cell>
          <table:table-cell table:style-name="ce56" office:value-type="float" office:value="139148" calcext:value-type="float">
            <text:p>139,148</text:p>
          </table:table-cell>
          <table:table-cell table:style-name="ce56" office:value-type="float" office:value="139409" calcext:value-type="float">
            <text:p>139,409</text:p>
          </table:table-cell>
          <table:table-cell table:style-name="ce56" office:value-type="float" office:value="139956" calcext:value-type="float">
            <text:p>139,956</text:p>
          </table:table-cell>
          <table:table-cell table:style-name="ce56" office:value-type="float" office:value="138698" calcext:value-type="float">
            <text:p>138,698</text:p>
          </table:table-cell>
          <table:table-cell table:style-name="ce56" office:value-type="float" office:value="140077" calcext:value-type="float">
            <text:p>140,077</text:p>
          </table:table-cell>
          <table:table-cell table:style-name="ce56" office:value-type="float" office:value="139658" calcext:value-type="float">
            <text:p>139,658</text:p>
          </table:table-cell>
          <table:table-cell table:style-name="ce56" office:value-type="float" office:value="139419" calcext:value-type="float">
            <text:p>139,419</text:p>
          </table:table-cell>
          <table:table-cell table:style-name="ce56" office:value-type="float" office:value="138634" calcext:value-type="float">
            <text:p>138,634</text:p>
          </table:table-cell>
          <table:table-cell table:style-name="ce56" office:value-type="float" office:value="137352" calcext:value-type="float">
            <text:p>137,352</text:p>
          </table:table-cell>
          <table:table-cell table:style-name="ce56" office:value-type="float" office:value="136694" calcext:value-type="float">
            <text:p>136,694</text:p>
          </table:table-cell>
          <table:table-cell table:style-name="ce56" office:value-type="float" office:value="135764" calcext:value-type="float">
            <text:p>135,764</text:p>
          </table:table-cell>
          <table:table-cell table:number-columns-repeated="1011"/>
        </table:table-row>
        <table:table-row table:style-name="ro3">
          <table:table-cell table:style-name="ce41" office:value-type="string" calcext:value-type="string">
            <text:p>.<text:span text:style-name="T1">Harrisonburg, VA Metro Area</text:span></text:p>
          </table:table-cell>
          <table:table-cell table:style-name="ce56" office:value-type="float" office:value="125228" calcext:value-type="float">
            <text:p>125,228</text:p>
          </table:table-cell>
          <table:table-cell table:style-name="ce56" office:value-type="float" office:value="125221" calcext:value-type="float">
            <text:p>125,221</text:p>
          </table:table-cell>
          <table:table-cell table:style-name="ce56" office:value-type="float" office:value="125401" calcext:value-type="float">
            <text:p>125,401</text:p>
          </table:table-cell>
          <table:table-cell table:style-name="ce56" office:value-type="float" office:value="126796" calcext:value-type="float">
            <text:p>126,796</text:p>
          </table:table-cell>
          <table:table-cell table:style-name="ce56" office:value-type="float" office:value="128449" calcext:value-type="float">
            <text:p>128,449</text:p>
          </table:table-cell>
          <table:table-cell table:style-name="ce56" office:value-type="float" office:value="128956" calcext:value-type="float">
            <text:p>128,956</text:p>
          </table:table-cell>
          <table:table-cell table:style-name="ce56" office:value-type="float" office:value="130420" calcext:value-type="float">
            <text:p>130,420</text:p>
          </table:table-cell>
          <table:table-cell table:style-name="ce56" office:value-type="float" office:value="131120" calcext:value-type="float">
            <text:p>131,120</text:p>
          </table:table-cell>
          <table:table-cell table:style-name="ce56" office:value-type="float" office:value="132909" calcext:value-type="float">
            <text:p>132,909</text:p>
          </table:table-cell>
          <table:table-cell table:style-name="ce56" office:value-type="float" office:value="134041" calcext:value-type="float">
            <text:p>134,041</text:p>
          </table:table-cell>
          <table:table-cell table:style-name="ce56" office:value-type="float" office:value="134749" calcext:value-type="float">
            <text:p>134,749</text:p>
          </table:table-cell>
          <table:table-cell table:style-name="ce56" office:value-type="float" office:value="134964" calcext:value-type="float">
            <text:p>134,964</text:p>
          </table:table-cell>
          <table:table-cell table:number-columns-repeated="1011"/>
        </table:table-row>
        <table:table-row table:style-name="ro3">
          <table:table-cell table:style-name="ce41" office:value-type="string" calcext:value-type="string">
            <text:p>.<text:span text:style-name="T1">Hammond, LA Metro Area</text:span></text:p>
          </table:table-cell>
          <table:table-cell table:style-name="ce56" office:value-type="float" office:value="121097" calcext:value-type="float">
            <text:p>121,097</text:p>
          </table:table-cell>
          <table:table-cell table:style-name="ce56" office:value-type="float" office:value="121109" calcext:value-type="float">
            <text:p>121,109</text:p>
          </table:table-cell>
          <table:table-cell table:style-name="ce56" office:value-type="float" office:value="121485" calcext:value-type="float">
            <text:p>121,485</text:p>
          </table:table-cell>
          <table:table-cell table:style-name="ce56" office:value-type="float" office:value="122700" calcext:value-type="float">
            <text:p>122,700</text:p>
          </table:table-cell>
          <table:table-cell table:style-name="ce56" office:value-type="float" office:value="123646" calcext:value-type="float">
            <text:p>123,646</text:p>
          </table:table-cell>
          <table:table-cell table:style-name="ce56" office:value-type="float" office:value="125520" calcext:value-type="float">
            <text:p>125,520</text:p>
          </table:table-cell>
          <table:table-cell table:style-name="ce56" office:value-type="float" office:value="127010" calcext:value-type="float">
            <text:p>127,010</text:p>
          </table:table-cell>
          <table:table-cell table:style-name="ce56" office:value-type="float" office:value="128716" calcext:value-type="float">
            <text:p>128,716</text:p>
          </table:table-cell>
          <table:table-cell table:style-name="ce56" office:value-type="float" office:value="130619" calcext:value-type="float">
            <text:p>130,619</text:p>
          </table:table-cell>
          <table:table-cell table:style-name="ce56" office:value-type="float" office:value="132353" calcext:value-type="float">
            <text:p>132,353</text:p>
          </table:table-cell>
          <table:table-cell table:style-name="ce56" office:value-type="float" office:value="133837" calcext:value-type="float">
            <text:p>133,837</text:p>
          </table:table-cell>
          <table:table-cell table:style-name="ce56" office:value-type="float" office:value="134758" calcext:value-type="float">
            <text:p>134,758</text:p>
          </table:table-cell>
          <table:table-cell table:number-columns-repeated="1011"/>
        </table:table-row>
        <table:table-row table:style-name="ro3">
          <table:table-cell table:style-name="ce41" office:value-type="string" calcext:value-type="string">
            <text:p>.<text:span text:style-name="T1">Battle Creek, MI Metro Area</text:span></text:p>
          </table:table-cell>
          <table:table-cell table:style-name="ce56" office:value-type="float" office:value="136146" calcext:value-type="float">
            <text:p>136,146</text:p>
          </table:table-cell>
          <table:table-cell table:style-name="ce56" office:value-type="float" office:value="136150" calcext:value-type="float">
            <text:p>136,150</text:p>
          </table:table-cell>
          <table:table-cell table:style-name="ce56" office:value-type="float" office:value="135951" calcext:value-type="float">
            <text:p>135,951</text:p>
          </table:table-cell>
          <table:table-cell table:style-name="ce56" office:value-type="float" office:value="135105" calcext:value-type="float">
            <text:p>135,105</text:p>
          </table:table-cell>
          <table:table-cell table:style-name="ce56" office:value-type="float" office:value="134737" calcext:value-type="float">
            <text:p>134,737</text:p>
          </table:table-cell>
          <table:table-cell table:style-name="ce56" office:value-type="float" office:value="134751" calcext:value-type="float">
            <text:p>134,751</text:p>
          </table:table-cell>
          <table:table-cell table:style-name="ce56" office:value-type="float" office:value="134804" calcext:value-type="float">
            <text:p>134,804</text:p>
          </table:table-cell>
          <table:table-cell table:style-name="ce56" office:value-type="float" office:value="134327" calcext:value-type="float">
            <text:p>134,327</text:p>
          </table:table-cell>
          <table:table-cell table:style-name="ce56" office:value-type="float" office:value="134344" calcext:value-type="float">
            <text:p>134,344</text:p>
          </table:table-cell>
          <table:table-cell table:style-name="ce56" office:value-type="float" office:value="134180" calcext:value-type="float">
            <text:p>134,180</text:p>
          </table:table-cell>
          <table:table-cell table:style-name="ce56" office:value-type="float" office:value="134049" calcext:value-type="float">
            <text:p>134,049</text:p>
          </table:table-cell>
          <table:table-cell table:style-name="ce56" office:value-type="float" office:value="134159" calcext:value-type="float">
            <text:p>134,159</text:p>
          </table:table-cell>
          <table:table-cell table:number-columns-repeated="1011"/>
        </table:table-row>
        <table:table-row table:style-name="ro3">
          <table:table-cell table:style-name="ce41" office:value-type="string" calcext:value-type="string">
            <text:p>.<text:span text:style-name="T1">Springfield, OH Metro Area</text:span></text:p>
          </table:table-cell>
          <table:table-cell table:style-name="ce56" office:value-type="float" office:value="138333" calcext:value-type="float">
            <text:p>138,333</text:p>
          </table:table-cell>
          <table:table-cell table:style-name="ce56" office:value-type="float" office:value="138339" calcext:value-type="float">
            <text:p>138,339</text:p>
          </table:table-cell>
          <table:table-cell table:style-name="ce56" office:value-type="float" office:value="138274" calcext:value-type="float">
            <text:p>138,274</text:p>
          </table:table-cell>
          <table:table-cell table:style-name="ce56" office:value-type="float" office:value="137811" calcext:value-type="float">
            <text:p>137,811</text:p>
          </table:table-cell>
          <table:table-cell table:style-name="ce56" office:value-type="float" office:value="137171" calcext:value-type="float">
            <text:p>137,171</text:p>
          </table:table-cell>
          <table:table-cell table:style-name="ce56" office:value-type="float" office:value="136638" calcext:value-type="float">
            <text:p>136,638</text:p>
          </table:table-cell>
          <table:table-cell table:style-name="ce56" office:value-type="float" office:value="136311" calcext:value-type="float">
            <text:p>136,311</text:p>
          </table:table-cell>
          <table:table-cell table:style-name="ce56" office:value-type="float" office:value="135746" calcext:value-type="float">
            <text:p>135,746</text:p>
          </table:table-cell>
          <table:table-cell table:style-name="ce56" office:value-type="float" office:value="134723" calcext:value-type="float">
            <text:p>134,723</text:p>
          </table:table-cell>
          <table:table-cell table:style-name="ce56" office:value-type="float" office:value="134549" calcext:value-type="float">
            <text:p>134,549</text:p>
          </table:table-cell>
          <table:table-cell table:style-name="ce56" office:value-type="float" office:value="134528" calcext:value-type="float">
            <text:p>134,528</text:p>
          </table:table-cell>
          <table:table-cell table:style-name="ce56" office:value-type="float" office:value="134083" calcext:value-type="float">
            <text:p>134,083</text:p>
          </table:table-cell>
          <table:table-cell table:number-columns-repeated="1011"/>
        </table:table-row>
        <table:table-row table:style-name="ro3">
          <table:table-cell table:style-name="ce41" office:value-type="string" calcext:value-type="string">
            <text:p>.<text:span text:style-name="T1">Jonesboro, AR Metro Area</text:span></text:p>
          </table:table-cell>
          <table:table-cell table:style-name="ce56" office:value-type="float" office:value="121026" calcext:value-type="float">
            <text:p>121,026</text:p>
          </table:table-cell>
          <table:table-cell table:style-name="ce56" office:value-type="float" office:value="121019" calcext:value-type="float">
            <text:p>121,019</text:p>
          </table:table-cell>
          <table:table-cell table:style-name="ce56" office:value-type="float" office:value="121263" calcext:value-type="float">
            <text:p>121,263</text:p>
          </table:table-cell>
          <table:table-cell table:style-name="ce56" office:value-type="float" office:value="122854" calcext:value-type="float">
            <text:p>122,854</text:p>
          </table:table-cell>
          <table:table-cell table:style-name="ce56" office:value-type="float" office:value="124292" calcext:value-type="float">
            <text:p>124,292</text:p>
          </table:table-cell>
          <table:table-cell table:style-name="ce56" office:value-type="float" office:value="125840" calcext:value-type="float">
            <text:p>125,840</text:p>
          </table:table-cell>
          <table:table-cell table:style-name="ce56" office:value-type="float" office:value="126813" calcext:value-type="float">
            <text:p>126,813</text:p>
          </table:table-cell>
          <table:table-cell table:style-name="ce56" office:value-type="float" office:value="128459" calcext:value-type="float">
            <text:p>128,459</text:p>
          </table:table-cell>
          <table:table-cell table:style-name="ce56" office:value-type="float" office:value="129906" calcext:value-type="float">
            <text:p>129,906</text:p>
          </table:table-cell>
          <table:table-cell table:style-name="ce56" office:value-type="float" office:value="131259" calcext:value-type="float">
            <text:p>131,259</text:p>
          </table:table-cell>
          <table:table-cell table:style-name="ce56" office:value-type="float" office:value="132719" calcext:value-type="float">
            <text:p>132,719</text:p>
          </table:table-cell>
          <table:table-cell table:style-name="ce56" office:value-type="float" office:value="133860" calcext:value-type="float">
            <text:p>133,860</text:p>
          </table:table-cell>
          <table:table-cell table:number-columns-repeated="1011"/>
        </table:table-row>
        <table:table-row table:style-name="ro3">
          <table:table-cell table:style-name="ce41" office:value-type="string" calcext:value-type="string">
            <text:p>.<text:span text:style-name="T1">The Villages, FL Metro Area</text:span></text:p>
          </table:table-cell>
          <table:table-cell table:number-columns-repeated="2" table:style-name="ce56" office:value-type="float" office:value="93420" calcext:value-type="float">
            <text:p>93,420</text:p>
          </table:table-cell>
          <table:table-cell table:style-name="ce56" office:value-type="float" office:value="94278" calcext:value-type="float">
            <text:p>94,278</text:p>
          </table:table-cell>
          <table:table-cell table:style-name="ce56" office:value-type="float" office:value="97975" calcext:value-type="float">
            <text:p>97,975</text:p>
          </table:table-cell>
          <table:table-cell table:style-name="ce56" office:value-type="float" office:value="101669" calcext:value-type="float">
            <text:p>101,669</text:p>
          </table:table-cell>
          <table:table-cell table:style-name="ce56" office:value-type="float" office:value="106898" calcext:value-type="float">
            <text:p>106,898</text:p>
          </table:table-cell>
          <table:table-cell table:style-name="ce56" office:value-type="float" office:value="112236" calcext:value-type="float">
            <text:p>112,236</text:p>
          </table:table-cell>
          <table:table-cell table:style-name="ce56" office:value-type="float" office:value="117076" calcext:value-type="float">
            <text:p>117,076</text:p>
          </table:table-cell>
          <table:table-cell table:style-name="ce56" office:value-type="float" office:value="122009" calcext:value-type="float">
            <text:p>122,009</text:p>
          </table:table-cell>
          <table:table-cell table:style-name="ce56" office:value-type="float" office:value="124995" calcext:value-type="float">
            <text:p>124,995</text:p>
          </table:table-cell>
          <table:table-cell table:style-name="ce56" office:value-type="float" office:value="128719" calcext:value-type="float">
            <text:p>128,719</text:p>
          </table:table-cell>
          <table:table-cell table:style-name="ce56" office:value-type="float" office:value="132420" calcext:value-type="float">
            <text:p>132,420</text:p>
          </table:table-cell>
          <table:table-cell table:number-columns-repeated="1011"/>
        </table:table-row>
        <table:table-row table:style-name="ro3">
          <table:table-cell table:style-name="ce41" office:value-type="string" calcext:value-type="string">
            <text:p>.<text:span text:style-name="T1">Manhattan, KS Metro Area</text:span></text:p>
          </table:table-cell>
          <table:table-cell table:style-name="ce56" office:value-type="float" office:value="127081" calcext:value-type="float">
            <text:p>127,081</text:p>
          </table:table-cell>
          <table:table-cell table:style-name="ce56" office:value-type="float" office:value="127094" calcext:value-type="float">
            <text:p>127,094</text:p>
          </table:table-cell>
          <table:table-cell table:style-name="ce56" office:value-type="float" office:value="128521" calcext:value-type="float">
            <text:p>128,521</text:p>
          </table:table-cell>
          <table:table-cell table:style-name="ce56" office:value-type="float" office:value="130746" calcext:value-type="float">
            <text:p>130,746</text:p>
          </table:table-cell>
          <table:table-cell table:style-name="ce56" office:value-type="float" office:value="137731" calcext:value-type="float">
            <text:p>137,731</text:p>
          </table:table-cell>
          <table:table-cell table:style-name="ce56" office:value-type="float" office:value="136294" calcext:value-type="float">
            <text:p>136,294</text:p>
          </table:table-cell>
          <table:table-cell table:style-name="ce56" office:value-type="float" office:value="135665" calcext:value-type="float">
            <text:p>135,665</text:p>
          </table:table-cell>
          <table:table-cell table:style-name="ce56" office:value-type="float" office:value="136989" calcext:value-type="float">
            <text:p>136,989</text:p>
          </table:table-cell>
          <table:table-cell table:style-name="ce56" office:value-type="float" office:value="134000" calcext:value-type="float">
            <text:p>134,000</text:p>
          </table:table-cell>
          <table:table-cell table:style-name="ce56" office:value-type="float" office:value="131667" calcext:value-type="float">
            <text:p>131,667</text:p>
          </table:table-cell>
          <table:table-cell table:style-name="ce56" office:value-type="float" office:value="131698" calcext:value-type="float">
            <text:p>131,698</text:p>
          </table:table-cell>
          <table:table-cell table:style-name="ce56" office:value-type="float" office:value="130285" calcext:value-type="float">
            <text:p>130,285</text:p>
          </table:table-cell>
          <table:table-cell table:number-columns-repeated="1011"/>
        </table:table-row>
        <table:table-row table:style-name="ro3">
          <table:table-cell table:style-name="ce41" office:value-type="string" calcext:value-type="string">
            <text:p>.<text:span text:style-name="T1">Johnstown, PA Metro Area</text:span></text:p>
          </table:table-cell>
          <table:table-cell table:style-name="ce56" office:value-type="float" office:value="143679" calcext:value-type="float">
            <text:p>143,679</text:p>
          </table:table-cell>
          <table:table-cell table:style-name="ce56" office:value-type="float" office:value="143695" calcext:value-type="float">
            <text:p>143,695</text:p>
          </table:table-cell>
          <table:table-cell table:style-name="ce56" office:value-type="float" office:value="143461" calcext:value-type="float">
            <text:p>143,461</text:p>
          </table:table-cell>
          <table:table-cell table:style-name="ce56" office:value-type="float" office:value="142579" calcext:value-type="float">
            <text:p>142,579</text:p>
          </table:table-cell>
          <table:table-cell table:style-name="ce56" office:value-type="float" office:value="141536" calcext:value-type="float">
            <text:p>141,536</text:p>
          </table:table-cell>
          <table:table-cell table:style-name="ce56" office:value-type="float" office:value="138826" calcext:value-type="float">
            <text:p>138,826</text:p>
          </table:table-cell>
          <table:table-cell table:style-name="ce56" office:value-type="float" office:value="137537" calcext:value-type="float">
            <text:p>137,537</text:p>
          </table:table-cell>
          <table:table-cell table:style-name="ce56" office:value-type="float" office:value="136028" calcext:value-type="float">
            <text:p>136,028</text:p>
          </table:table-cell>
          <table:table-cell table:style-name="ce56" office:value-type="float" office:value="134414" calcext:value-type="float">
            <text:p>134,414</text:p>
          </table:table-cell>
          <table:table-cell table:style-name="ce56" office:value-type="float" office:value="132960" calcext:value-type="float">
            <text:p>132,960</text:p>
          </table:table-cell>
          <table:table-cell table:style-name="ce56" office:value-type="float" office:value="131449" calcext:value-type="float">
            <text:p>131,449</text:p>
          </table:table-cell>
          <table:table-cell table:style-name="ce56" office:value-type="float" office:value="130192" calcext:value-type="float">
            <text:p>130,192</text:p>
          </table:table-cell>
          <table:table-cell table:number-columns-repeated="1011"/>
        </table:table-row>
        <table:table-row table:style-name="ro3">
          <table:table-cell table:style-name="ce41" office:value-type="string" calcext:value-type="string">
            <text:p>.<text:span text:style-name="T1">Albany-Lebanon, OR Metro Area</text:span></text:p>
          </table:table-cell>
          <table:table-cell table:style-name="ce56" office:value-type="float" office:value="116672" calcext:value-type="float">
            <text:p>116,672</text:p>
          </table:table-cell>
          <table:table-cell table:style-name="ce56" office:value-type="float" office:value="116681" calcext:value-type="float">
            <text:p>116,681</text:p>
          </table:table-cell>
          <table:table-cell table:style-name="ce56" office:value-type="float" office:value="116891" calcext:value-type="float">
            <text:p>116,891</text:p>
          </table:table-cell>
          <table:table-cell table:style-name="ce56" office:value-type="float" office:value="118164" calcext:value-type="float">
            <text:p>118,164</text:p>
          </table:table-cell>
          <table:table-cell table:style-name="ce56" office:value-type="float" office:value="118273" calcext:value-type="float">
            <text:p>118,273</text:p>
          </table:table-cell>
          <table:table-cell table:style-name="ce56" office:value-type="float" office:value="118405" calcext:value-type="float">
            <text:p>118,405</text:p>
          </table:table-cell>
          <table:table-cell table:style-name="ce56" office:value-type="float" office:value="119042" calcext:value-type="float">
            <text:p>119,042</text:p>
          </table:table-cell>
          <table:table-cell table:style-name="ce56" office:value-type="float" office:value="120236" calcext:value-type="float">
            <text:p>120,236</text:p>
          </table:table-cell>
          <table:table-cell table:style-name="ce56" office:value-type="float" office:value="122769" calcext:value-type="float">
            <text:p>122,769</text:p>
          </table:table-cell>
          <table:table-cell table:style-name="ce56" office:value-type="float" office:value="125035" calcext:value-type="float">
            <text:p>125,035</text:p>
          </table:table-cell>
          <table:table-cell table:style-name="ce56" office:value-type="float" office:value="127451" calcext:value-type="float">
            <text:p>127,451</text:p>
          </table:table-cell>
          <table:table-cell table:style-name="ce56" office:value-type="float" office:value="129749" calcext:value-type="float">
            <text:p>129,749</text:p>
          </table:table-cell>
          <table:table-cell table:number-columns-repeated="1011"/>
        </table:table-row>
        <table:table-row table:style-name="ro3">
          <table:table-cell table:style-name="ce41" office:value-type="string" calcext:value-type="string">
            <text:p>.<text:span text:style-name="T1">Mount Vernon-Anacortes, WA Metro Area</text:span></text:p>
          </table:table-cell>
          <table:table-cell table:style-name="ce56" office:value-type="float" office:value="116901" calcext:value-type="float">
            <text:p>116,901</text:p>
          </table:table-cell>
          <table:table-cell table:style-name="ce56" office:value-type="float" office:value="116892" calcext:value-type="float">
            <text:p>116,892</text:p>
          </table:table-cell>
          <table:table-cell table:style-name="ce56" office:value-type="float" office:value="116944" calcext:value-type="float">
            <text:p>116,944</text:p>
          </table:table-cell>
          <table:table-cell table:style-name="ce56" office:value-type="float" office:value="117578" calcext:value-type="float">
            <text:p>117,578</text:p>
          </table:table-cell>
          <table:table-cell table:style-name="ce56" office:value-type="float" office:value="117714" calcext:value-type="float">
            <text:p>117,714</text:p>
          </table:table-cell>
          <table:table-cell table:style-name="ce56" office:value-type="float" office:value="118255" calcext:value-type="float">
            <text:p>118,255</text:p>
          </table:table-cell>
          <table:table-cell table:style-name="ce56" office:value-type="float" office:value="119966" calcext:value-type="float">
            <text:p>119,966</text:p>
          </table:table-cell>
          <table:table-cell table:style-name="ce56" office:value-type="float" office:value="121559" calcext:value-type="float">
            <text:p>121,559</text:p>
          </table:table-cell>
          <table:table-cell table:style-name="ce56" office:value-type="float" office:value="123603" calcext:value-type="float">
            <text:p>123,603</text:p>
          </table:table-cell>
          <table:table-cell table:style-name="ce56" office:value-type="float" office:value="125860" calcext:value-type="float">
            <text:p>125,860</text:p>
          </table:table-cell>
          <table:table-cell table:style-name="ce56" office:value-type="float" office:value="127835" calcext:value-type="float">
            <text:p>127,835</text:p>
          </table:table-cell>
          <table:table-cell table:style-name="ce56" office:value-type="float" office:value="129205" calcext:value-type="float">
            <text:p>129,205</text:p>
          </table:table-cell>
          <table:table-cell table:number-columns-repeated="1011"/>
        </table:table-row>
        <table:table-row table:style-name="ro3">
          <table:table-cell table:style-name="ce41" office:value-type="string" calcext:value-type="string">
            <text:p>.<text:span text:style-name="T1">Bismarck, ND Metro Area</text:span></text:p>
          </table:table-cell>
          <table:table-cell table:number-columns-repeated="2" table:style-name="ce56" office:value-type="float" office:value="110625" calcext:value-type="float">
            <text:p>110,625</text:p>
          </table:table-cell>
          <table:table-cell table:style-name="ce56" office:value-type="float" office:value="111112" calcext:value-type="float">
            <text:p>111,112</text:p>
          </table:table-cell>
          <table:table-cell table:style-name="ce56" office:value-type="float" office:value="112865" calcext:value-type="float">
            <text:p>112,865</text:p>
          </table:table-cell>
          <table:table-cell table:style-name="ce56" office:value-type="float" office:value="115679" calcext:value-type="float">
            <text:p>115,679</text:p>
          </table:table-cell>
          <table:table-cell table:style-name="ce56" office:value-type="float" office:value="119240" calcext:value-type="float">
            <text:p>119,240</text:p>
          </table:table-cell>
          <table:table-cell table:style-name="ce56" office:value-type="float" office:value="122155" calcext:value-type="float">
            <text:p>122,155</text:p>
          </table:table-cell>
          <table:table-cell table:style-name="ce56" office:value-type="float" office:value="125325" calcext:value-type="float">
            <text:p>125,325</text:p>
          </table:table-cell>
          <table:table-cell table:style-name="ce56" office:value-type="float" office:value="127233" calcext:value-type="float">
            <text:p>127,233</text:p>
          </table:table-cell>
          <table:table-cell table:style-name="ce56" office:value-type="float" office:value="128115" calcext:value-type="float">
            <text:p>128,115</text:p>
          </table:table-cell>
          <table:table-cell table:style-name="ce56" office:value-type="float" office:value="128279" calcext:value-type="float">
            <text:p>128,279</text:p>
          </table:table-cell>
          <table:table-cell table:style-name="ce56" office:value-type="float" office:value="128949" calcext:value-type="float">
            <text:p>128,949</text:p>
          </table:table-cell>
          <table:table-cell table:number-columns-repeated="1011"/>
        </table:table-row>
        <table:table-row table:style-name="ro3">
          <table:table-cell table:style-name="ce41" office:value-type="string" calcext:value-type="string">
            <text:p>.<text:span text:style-name="T1">Lawton, OK Metro Area</text:span></text:p>
          </table:table-cell>
          <table:table-cell table:style-name="ce56" office:value-type="float" office:value="130291" calcext:value-type="float">
            <text:p>130,291</text:p>
          </table:table-cell>
          <table:table-cell table:style-name="ce56" office:value-type="float" office:value="130288" calcext:value-type="float">
            <text:p>130,288</text:p>
          </table:table-cell>
          <table:table-cell table:style-name="ce56" office:value-type="float" office:value="131569" calcext:value-type="float">
            <text:p>131,569</text:p>
          </table:table-cell>
          <table:table-cell table:style-name="ce56" office:value-type="float" office:value="132255" calcext:value-type="float">
            <text:p>132,255</text:p>
          </table:table-cell>
          <table:table-cell table:style-name="ce56" office:value-type="float" office:value="132696" calcext:value-type="float">
            <text:p>132,696</text:p>
          </table:table-cell>
          <table:table-cell table:style-name="ce56" office:value-type="float" office:value="131113" calcext:value-type="float">
            <text:p>131,113</text:p>
          </table:table-cell>
          <table:table-cell table:style-name="ce56" office:value-type="float" office:value="130909" calcext:value-type="float">
            <text:p>130,909</text:p>
          </table:table-cell>
          <table:table-cell table:style-name="ce56" office:value-type="float" office:value="130011" calcext:value-type="float">
            <text:p>130,011</text:p>
          </table:table-cell>
          <table:table-cell table:style-name="ce56" office:value-type="float" office:value="127676" calcext:value-type="float">
            <text:p>127,676</text:p>
          </table:table-cell>
          <table:table-cell table:style-name="ce56" office:value-type="float" office:value="127649" calcext:value-type="float">
            <text:p>127,649</text:p>
          </table:table-cell>
          <table:table-cell table:style-name="ce56" office:value-type="float" office:value="126348" calcext:value-type="float">
            <text:p>126,348</text:p>
          </table:table-cell>
          <table:table-cell table:style-name="ce56" office:value-type="float" office:value="126415" calcext:value-type="float">
            <text:p>126,415</text:p>
          </table:table-cell>
          <table:table-cell table:number-columns-repeated="1011"/>
        </table:table-row>
        <table:table-row table:style-name="ro3">
          <table:table-cell table:style-name="ce41" office:value-type="string" calcext:value-type="string">
            <text:p>.<text:span text:style-name="T1">Sierra Vista-Douglas, AZ Metro Area</text:span></text:p>
          </table:table-cell>
          <table:table-cell table:style-name="ce56" office:value-type="float" office:value="131346" calcext:value-type="float">
            <text:p>131,346</text:p>
          </table:table-cell>
          <table:table-cell table:style-name="ce56" office:value-type="float" office:value="131359" calcext:value-type="float">
            <text:p>131,359</text:p>
          </table:table-cell>
          <table:table-cell table:style-name="ce56" office:value-type="float" office:value="131822" calcext:value-type="float">
            <text:p>131,822</text:p>
          </table:table-cell>
          <table:table-cell table:style-name="ce56" office:value-type="float" office:value="133097" calcext:value-type="float">
            <text:p>133,097</text:p>
          </table:table-cell>
          <table:table-cell table:style-name="ce56" office:value-type="float" office:value="132017" calcext:value-type="float">
            <text:p>132,017</text:p>
          </table:table-cell>
          <table:table-cell table:style-name="ce56" office:value-type="float" office:value="129578" calcext:value-type="float">
            <text:p>129,578</text:p>
          </table:table-cell>
          <table:table-cell table:style-name="ce56" office:value-type="float" office:value="127314" calcext:value-type="float">
            <text:p>127,314</text:p>
          </table:table-cell>
          <table:table-cell table:style-name="ce56" office:value-type="float" office:value="126454" calcext:value-type="float">
            <text:p>126,454</text:p>
          </table:table-cell>
          <table:table-cell table:style-name="ce56" office:value-type="float" office:value="125686" calcext:value-type="float">
            <text:p>125,686</text:p>
          </table:table-cell>
          <table:table-cell table:style-name="ce56" office:value-type="float" office:value="124864" calcext:value-type="float">
            <text:p>124,864</text:p>
          </table:table-cell>
          <table:table-cell table:style-name="ce56" office:value-type="float" office:value="126411" calcext:value-type="float">
            <text:p>126,411</text:p>
          </table:table-cell>
          <table:table-cell table:style-name="ce56" office:value-type="float" office:value="125922" calcext:value-type="float">
            <text:p>125,922</text:p>
          </table:table-cell>
          <table:table-cell table:number-columns-repeated="1011"/>
        </table:table-row>
        <table:table-row table:style-name="ro3">
          <table:table-cell table:style-name="ce41" office:value-type="string" calcext:value-type="string">
            <text:p>.<text:span text:style-name="T1">St. Joseph, MO-KS Metro Area</text:span></text:p>
          </table:table-cell>
          <table:table-cell table:style-name="ce56" office:value-type="float" office:value="127329" calcext:value-type="float">
            <text:p>127,329</text:p>
          </table:table-cell>
          <table:table-cell table:style-name="ce56" office:value-type="float" office:value="127319" calcext:value-type="float">
            <text:p>127,319</text:p>
          </table:table-cell>
          <table:table-cell table:style-name="ce56" office:value-type="float" office:value="127271" calcext:value-type="float">
            <text:p>127,271</text:p>
          </table:table-cell>
          <table:table-cell table:style-name="ce56" office:value-type="float" office:value="127700" calcext:value-type="float">
            <text:p>127,700</text:p>
          </table:table-cell>
          <table:table-cell table:style-name="ce56" office:value-type="float" office:value="127908" calcext:value-type="float">
            <text:p>127,908</text:p>
          </table:table-cell>
          <table:table-cell table:style-name="ce56" office:value-type="float" office:value="127635" calcext:value-type="float">
            <text:p>127,635</text:p>
          </table:table-cell>
          <table:table-cell table:style-name="ce56" office:value-type="float" office:value="127261" calcext:value-type="float">
            <text:p>127,261</text:p>
          </table:table-cell>
          <table:table-cell table:style-name="ce56" office:value-type="float" office:value="126724" calcext:value-type="float">
            <text:p>126,724</text:p>
          </table:table-cell>
          <table:table-cell table:style-name="ce56" office:value-type="float" office:value="126597" calcext:value-type="float">
            <text:p>126,597</text:p>
          </table:table-cell>
          <table:table-cell table:style-name="ce56" office:value-type="float" office:value="126323" calcext:value-type="float">
            <text:p>126,323</text:p>
          </table:table-cell>
          <table:table-cell table:style-name="ce56" office:value-type="float" office:value="125998" calcext:value-type="float">
            <text:p>125,998</text:p>
          </table:table-cell>
          <table:table-cell table:style-name="ce56" office:value-type="float" office:value="125223" calcext:value-type="float">
            <text:p>125,223</text:p>
          </table:table-cell>
          <table:table-cell table:number-columns-repeated="1011"/>
        </table:table-row>
        <table:table-row table:style-name="ro3">
          <table:table-cell table:style-name="ce41" office:value-type="string" calcext:value-type="string">
            <text:p>.<text:span text:style-name="T1">Glens Falls, NY Metro Area</text:span></text:p>
          </table:table-cell>
          <table:table-cell table:style-name="ce56" office:value-type="float" office:value="128923" calcext:value-type="float">
            <text:p>128,923</text:p>
          </table:table-cell>
          <table:table-cell table:style-name="ce56" office:value-type="float" office:value="128946" calcext:value-type="float">
            <text:p>128,946</text:p>
          </table:table-cell>
          <table:table-cell table:style-name="ce56" office:value-type="float" office:value="129021" calcext:value-type="float">
            <text:p>129,021</text:p>
          </table:table-cell>
          <table:table-cell table:style-name="ce56" office:value-type="float" office:value="128827" calcext:value-type="float">
            <text:p>128,827</text:p>
          </table:table-cell>
          <table:table-cell table:style-name="ce56" office:value-type="float" office:value="128420" calcext:value-type="float">
            <text:p>128,420</text:p>
          </table:table-cell>
          <table:table-cell table:style-name="ce56" office:value-type="float" office:value="127848" calcext:value-type="float">
            <text:p>127,848</text:p>
          </table:table-cell>
          <table:table-cell table:style-name="ce56" office:value-type="float" office:value="127341" calcext:value-type="float">
            <text:p>127,341</text:p>
          </table:table-cell>
          <table:table-cell table:style-name="ce56" office:value-type="float" office:value="126666" calcext:value-type="float">
            <text:p>126,666</text:p>
          </table:table-cell>
          <table:table-cell table:style-name="ce56" office:value-type="float" office:value="126233" calcext:value-type="float">
            <text:p>126,233</text:p>
          </table:table-cell>
          <table:table-cell table:style-name="ce56" office:value-type="float" office:value="125924" calcext:value-type="float">
            <text:p>125,924</text:p>
          </table:table-cell>
          <table:table-cell table:style-name="ce56" office:value-type="float" office:value="125489" calcext:value-type="float">
            <text:p>125,489</text:p>
          </table:table-cell>
          <table:table-cell table:style-name="ce56" office:value-type="float" office:value="125148" calcext:value-type="float">
            <text:p>125,148</text:p>
          </table:table-cell>
          <table:table-cell table:number-columns-repeated="1011"/>
        </table:table-row>
        <table:table-row table:style-name="ro3">
          <table:table-cell table:style-name="ce41" office:value-type="string" calcext:value-type="string">
            <text:p>.<text:span text:style-name="T1">Pittsfield, MA Metro Area</text:span></text:p>
          </table:table-cell>
          <table:table-cell table:style-name="ce56" office:value-type="float" office:value="131219" calcext:value-type="float">
            <text:p>131,219</text:p>
          </table:table-cell>
          <table:table-cell table:style-name="ce56" office:value-type="float" office:value="131274" calcext:value-type="float">
            <text:p>131,274</text:p>
          </table:table-cell>
          <table:table-cell table:style-name="ce56" office:value-type="float" office:value="131317" calcext:value-type="float">
            <text:p>131,317</text:p>
          </table:table-cell>
          <table:table-cell table:style-name="ce56" office:value-type="float" office:value="130547" calcext:value-type="float">
            <text:p>130,547</text:p>
          </table:table-cell>
          <table:table-cell table:style-name="ce56" office:value-type="float" office:value="130284" calcext:value-type="float">
            <text:p>130,284</text:p>
          </table:table-cell>
          <table:table-cell table:style-name="ce56" office:value-type="float" office:value="129488" calcext:value-type="float">
            <text:p>129,488</text:p>
          </table:table-cell>
          <table:table-cell table:style-name="ce56" office:value-type="float" office:value="128856" calcext:value-type="float">
            <text:p>128,856</text:p>
          </table:table-cell>
          <table:table-cell table:style-name="ce56" office:value-type="float" office:value="127858" calcext:value-type="float">
            <text:p>127,858</text:p>
          </table:table-cell>
          <table:table-cell table:style-name="ce56" office:value-type="float" office:value="127067" calcext:value-type="float">
            <text:p>127,067</text:p>
          </table:table-cell>
          <table:table-cell table:style-name="ce56" office:value-type="float" office:value="126353" calcext:value-type="float">
            <text:p>126,353</text:p>
          </table:table-cell>
          <table:table-cell table:style-name="ce56" office:value-type="float" office:value="125901" calcext:value-type="float">
            <text:p>125,901</text:p>
          </table:table-cell>
          <table:table-cell table:style-name="ce56" office:value-type="float" office:value="124944" calcext:value-type="float">
            <text:p>124,944</text:p>
          </table:table-cell>
          <table:table-cell table:number-columns-repeated="1011"/>
        </table:table-row>
        <table:table-row table:style-name="ro3">
          <table:table-cell table:style-name="ce41" office:value-type="string" calcext:value-type="string">
            <text:p>.<text:span text:style-name="T1">Cleveland, TN Metro Area</text:span></text:p>
          </table:table-cell>
          <table:table-cell table:style-name="ce56" office:value-type="float" office:value="115788" calcext:value-type="float">
            <text:p>115,788</text:p>
          </table:table-cell>
          <table:table-cell table:style-name="ce56" office:value-type="float" office:value="115747" calcext:value-type="float">
            <text:p>115,747</text:p>
          </table:table-cell>
          <table:table-cell table:style-name="ce56" office:value-type="float" office:value="115896" calcext:value-type="float">
            <text:p>115,896</text:p>
          </table:table-cell>
          <table:table-cell table:style-name="ce56" office:value-type="float" office:value="116569" calcext:value-type="float">
            <text:p>116,569</text:p>
          </table:table-cell>
          <table:table-cell table:style-name="ce56" office:value-type="float" office:value="117673" calcext:value-type="float">
            <text:p>117,673</text:p>
          </table:table-cell>
          <table:table-cell table:style-name="ce56" office:value-type="float" office:value="118410" calcext:value-type="float">
            <text:p>118,410</text:p>
          </table:table-cell>
          <table:table-cell table:style-name="ce56" office:value-type="float" office:value="119455" calcext:value-type="float">
            <text:p>119,455</text:p>
          </table:table-cell>
          <table:table-cell table:style-name="ce56" office:value-type="float" office:value="120543" calcext:value-type="float">
            <text:p>120,543</text:p>
          </table:table-cell>
          <table:table-cell table:style-name="ce56" office:value-type="float" office:value="121184" calcext:value-type="float">
            <text:p>121,184</text:p>
          </table:table-cell>
          <table:table-cell table:style-name="ce56" office:value-type="float" office:value="122180" calcext:value-type="float">
            <text:p>122,180</text:p>
          </table:table-cell>
          <table:table-cell table:style-name="ce56" office:value-type="float" office:value="123968" calcext:value-type="float">
            <text:p>123,968</text:p>
          </table:table-cell>
          <table:table-cell table:style-name="ce56" office:value-type="float" office:value="124942" calcext:value-type="float">
            <text:p>124,942</text:p>
          </table:table-cell>
          <table:table-cell table:number-columns-repeated="1011"/>
        </table:table-row>
        <table:table-row table:style-name="ro3">
          <table:table-cell table:style-name="ce41" office:value-type="string" calcext:value-type="string">
            <text:p>.<text:span text:style-name="T1">New Bern, NC Metro Area</text:span></text:p>
          </table:table-cell>
          <table:table-cell table:style-name="ce56" office:value-type="float" office:value="126802" calcext:value-type="float">
            <text:p>126,802</text:p>
          </table:table-cell>
          <table:table-cell table:style-name="ce56" office:value-type="float" office:value="126808" calcext:value-type="float">
            <text:p>126,808</text:p>
          </table:table-cell>
          <table:table-cell table:style-name="ce56" office:value-type="float" office:value="127423" calcext:value-type="float">
            <text:p>127,423</text:p>
          </table:table-cell>
          <table:table-cell table:style-name="ce56" office:value-type="float" office:value="128135" calcext:value-type="float">
            <text:p>128,135</text:p>
          </table:table-cell>
          <table:table-cell table:style-name="ce56" office:value-type="float" office:value="128409" calcext:value-type="float">
            <text:p>128,409</text:p>
          </table:table-cell>
          <table:table-cell table:style-name="ce56" office:value-type="float" office:value="127172" calcext:value-type="float">
            <text:p>127,172</text:p>
          </table:table-cell>
          <table:table-cell table:style-name="ce56" office:value-type="float" office:value="126778" calcext:value-type="float">
            <text:p>126,778</text:p>
          </table:table-cell>
          <table:table-cell table:style-name="ce56" office:value-type="float" office:value="125371" calcext:value-type="float">
            <text:p>125,371</text:p>
          </table:table-cell>
          <table:table-cell table:style-name="ce56" office:value-type="float" office:value="124985" calcext:value-type="float">
            <text:p>124,985</text:p>
          </table:table-cell>
          <table:table-cell table:style-name="ce56" office:value-type="float" office:value="124703" calcext:value-type="float">
            <text:p>124,703</text:p>
          </table:table-cell>
          <table:table-cell table:style-name="ce56" office:value-type="float" office:value="124584" calcext:value-type="float">
            <text:p>124,584</text:p>
          </table:table-cell>
          <table:table-cell table:style-name="ce56" office:value-type="float" office:value="124284" calcext:value-type="float">
            <text:p>124,284</text:p>
          </table:table-cell>
          <table:table-cell table:number-columns-repeated="1011"/>
        </table:table-row>
        <table:table-row table:style-name="ro3">
          <table:table-cell table:style-name="ce41" office:value-type="string" calcext:value-type="string">
            <text:p>.<text:span text:style-name="T1">Farmington, NM Metro Area</text:span></text:p>
          </table:table-cell>
          <table:table-cell table:style-name="ce56" office:value-type="float" office:value="130044" calcext:value-type="float">
            <text:p>130,044</text:p>
          </table:table-cell>
          <table:table-cell table:style-name="ce56" office:value-type="float" office:value="130045" calcext:value-type="float">
            <text:p>130,045</text:p>
          </table:table-cell>
          <table:table-cell table:style-name="ce56" office:value-type="float" office:value="130203" calcext:value-type="float">
            <text:p>130,203</text:p>
          </table:table-cell>
          <table:table-cell table:style-name="ce56" office:value-type="float" office:value="129711" calcext:value-type="float">
            <text:p>129,711</text:p>
          </table:table-cell>
          <table:table-cell table:style-name="ce56" office:value-type="float" office:value="129756" calcext:value-type="float">
            <text:p>129,756</text:p>
          </table:table-cell>
          <table:table-cell table:style-name="ce56" office:value-type="float" office:value="129467" calcext:value-type="float">
            <text:p>129,467</text:p>
          </table:table-cell>
          <table:table-cell table:style-name="ce56" office:value-type="float" office:value="129084" calcext:value-type="float">
            <text:p>129,084</text:p>
          </table:table-cell>
          <table:table-cell table:style-name="ce56" office:value-type="float" office:value="128246" calcext:value-type="float">
            <text:p>128,246</text:p>
          </table:table-cell>
          <table:table-cell table:style-name="ce56" office:value-type="float" office:value="127954" calcext:value-type="float">
            <text:p>127,954</text:p>
          </table:table-cell>
          <table:table-cell table:style-name="ce56" office:value-type="float" office:value="126917" calcext:value-type="float">
            <text:p>126,917</text:p>
          </table:table-cell>
          <table:table-cell table:style-name="ce56" office:value-type="float" office:value="125499" calcext:value-type="float">
            <text:p>125,499</text:p>
          </table:table-cell>
          <table:table-cell table:style-name="ce56" office:value-type="float" office:value="123958" calcext:value-type="float">
            <text:p>123,958</text:p>
          </table:table-cell>
          <table:table-cell table:number-columns-repeated="1011"/>
        </table:table-row>
        <table:table-row table:style-name="ro3">
          <table:table-cell table:style-name="ce41" office:value-type="string" calcext:value-type="string">
            <text:p>.<text:span text:style-name="T1">Ames, IA Metro Area</text:span></text:p>
          </table:table-cell>
          <table:table-cell table:style-name="ce56" office:value-type="float" office:value="115848" calcext:value-type="float">
            <text:p>115,848</text:p>
          </table:table-cell>
          <table:table-cell table:style-name="ce56" office:value-type="float" office:value="115850" calcext:value-type="float">
            <text:p>115,850</text:p>
          </table:table-cell>
          <table:table-cell table:style-name="ce56" office:value-type="float" office:value="115925" calcext:value-type="float">
            <text:p>115,925</text:p>
          </table:table-cell>
          <table:table-cell table:style-name="ce56" office:value-type="float" office:value="117424" calcext:value-type="float">
            <text:p>117,424</text:p>
          </table:table-cell>
          <table:table-cell table:style-name="ce56" office:value-type="float" office:value="118139" calcext:value-type="float">
            <text:p>118,139</text:p>
          </table:table-cell>
          <table:table-cell table:style-name="ce56" office:value-type="float" office:value="120161" calcext:value-type="float">
            <text:p>120,161</text:p>
          </table:table-cell>
          <table:table-cell table:style-name="ce56" office:value-type="float" office:value="122092" calcext:value-type="float">
            <text:p>122,092</text:p>
          </table:table-cell>
          <table:table-cell table:style-name="ce56" office:value-type="float" office:value="123079" calcext:value-type="float">
            <text:p>123,079</text:p>
          </table:table-cell>
          <table:table-cell table:style-name="ce56" office:value-type="float" office:value="123309" calcext:value-type="float">
            <text:p>123,309</text:p>
          </table:table-cell>
          <table:table-cell table:style-name="ce56" office:value-type="float" office:value="123721" calcext:value-type="float">
            <text:p>123,721</text:p>
          </table:table-cell>
          <table:table-cell table:style-name="ce56" office:value-type="float" office:value="123093" calcext:value-type="float">
            <text:p>123,093</text:p>
          </table:table-cell>
          <table:table-cell table:style-name="ce56" office:value-type="float" office:value="123351" calcext:value-type="float">
            <text:p>123,351</text:p>
          </table:table-cell>
          <table:table-cell table:number-columns-repeated="1011"/>
        </table:table-row>
        <table:table-row table:style-name="ro3">
          <table:table-cell table:style-name="ce41" office:value-type="string" calcext:value-type="string">
            <text:p>.<text:span text:style-name="T1">Goldsboro, NC Metro Area</text:span></text:p>
          </table:table-cell>
          <table:table-cell table:style-name="ce56" office:value-type="float" office:value="122623" calcext:value-type="float">
            <text:p>122,623</text:p>
          </table:table-cell>
          <table:table-cell table:style-name="ce56" office:value-type="float" office:value="122661" calcext:value-type="float">
            <text:p>122,661</text:p>
          </table:table-cell>
          <table:table-cell table:style-name="ce56" office:value-type="float" office:value="122886" calcext:value-type="float">
            <text:p>122,886</text:p>
          </table:table-cell>
          <table:table-cell table:style-name="ce56" office:value-type="float" office:value="124038" calcext:value-type="float">
            <text:p>124,038</text:p>
          </table:table-cell>
          <table:table-cell table:style-name="ce56" office:value-type="float" office:value="124559" calcext:value-type="float">
            <text:p>124,559</text:p>
          </table:table-cell>
          <table:table-cell table:style-name="ce56" office:value-type="float" office:value="124587" calcext:value-type="float">
            <text:p>124,587</text:p>
          </table:table-cell>
          <table:table-cell table:style-name="ce56" office:value-type="float" office:value="124586" calcext:value-type="float">
            <text:p>124,586</text:p>
          </table:table-cell>
          <table:table-cell table:style-name="ce56" office:value-type="float" office:value="124342" calcext:value-type="float">
            <text:p>124,342</text:p>
          </table:table-cell>
          <table:table-cell table:style-name="ce56" office:value-type="float" office:value="124269" calcext:value-type="float">
            <text:p>124,269</text:p>
          </table:table-cell>
          <table:table-cell table:style-name="ce56" office:value-type="float" office:value="123034" calcext:value-type="float">
            <text:p>123,034</text:p>
          </table:table-cell>
          <table:table-cell table:style-name="ce56" office:value-type="float" office:value="123237" calcext:value-type="float">
            <text:p>123,237</text:p>
          </table:table-cell>
          <table:table-cell table:style-name="ce56" office:value-type="float" office:value="123131" calcext:value-type="float">
            <text:p>123,131</text:p>
          </table:table-cell>
          <table:table-cell table:number-columns-repeated="1011"/>
        </table:table-row>
        <table:table-row table:style-name="ro3">
          <table:table-cell table:style-name="ce41" office:value-type="string" calcext:value-type="string">
            <text:p>.<text:span text:style-name="T1">Staunton, VA Metro Area</text:span></text:p>
          </table:table-cell>
          <table:table-cell table:style-name="ce56" office:value-type="float" office:value="118502" calcext:value-type="float">
            <text:p>118,502</text:p>
          </table:table-cell>
          <table:table-cell table:style-name="ce56" office:value-type="float" office:value="118496" calcext:value-type="float">
            <text:p>118,496</text:p>
          </table:table-cell>
          <table:table-cell table:style-name="ce56" office:value-type="float" office:value="118314" calcext:value-type="float">
            <text:p>118,314</text:p>
          </table:table-cell>
          <table:table-cell table:style-name="ce56" office:value-type="float" office:value="118774" calcext:value-type="float">
            <text:p>118,774</text:p>
          </table:table-cell>
          <table:table-cell table:style-name="ce56" office:value-type="float" office:value="118463" calcext:value-type="float">
            <text:p>118,463</text:p>
          </table:table-cell>
          <table:table-cell table:style-name="ce56" office:value-type="float" office:value="119110" calcext:value-type="float">
            <text:p>119,110</text:p>
          </table:table-cell>
          <table:table-cell table:style-name="ce56" office:value-type="float" office:value="119469" calcext:value-type="float">
            <text:p>119,469</text:p>
          </table:table-cell>
          <table:table-cell table:style-name="ce56" office:value-type="float" office:value="120019" calcext:value-type="float">
            <text:p>120,019</text:p>
          </table:table-cell>
          <table:table-cell table:style-name="ce56" office:value-type="float" office:value="120747" calcext:value-type="float">
            <text:p>120,747</text:p>
          </table:table-cell>
          <table:table-cell table:style-name="ce56" office:value-type="float" office:value="121744" calcext:value-type="float">
            <text:p>121,744</text:p>
          </table:table-cell>
          <table:table-cell table:style-name="ce56" office:value-type="float" office:value="122628" calcext:value-type="float">
            <text:p>122,628</text:p>
          </table:table-cell>
          <table:table-cell table:style-name="ce56" office:value-type="float" office:value="123120" calcext:value-type="float">
            <text:p>123,120</text:p>
          </table:table-cell>
          <table:table-cell table:number-columns-repeated="1011"/>
        </table:table-row>
        <table:table-row table:style-name="ro3">
          <table:table-cell table:style-name="ce41" office:value-type="string" calcext:value-type="string">
            <text:p>.<text:span text:style-name="T1">Lawrence, KS Metro Area</text:span></text:p>
          </table:table-cell>
          <table:table-cell table:number-columns-repeated="2" table:style-name="ce56" office:value-type="float" office:value="110826" calcext:value-type="float">
            <text:p>110,826</text:p>
          </table:table-cell>
          <table:table-cell table:style-name="ce56" office:value-type="float" office:value="111198" calcext:value-type="float">
            <text:p>111,198</text:p>
          </table:table-cell>
          <table:table-cell table:style-name="ce56" office:value-type="float" office:value="112479" calcext:value-type="float">
            <text:p>112,479</text:p>
          </table:table-cell>
          <table:table-cell table:style-name="ce56" office:value-type="float" office:value="113313" calcext:value-type="float">
            <text:p>113,313</text:p>
          </table:table-cell>
          <table:table-cell table:style-name="ce56" office:value-type="float" office:value="114713" calcext:value-type="float">
            <text:p>114,713</text:p>
          </table:table-cell>
          <table:table-cell table:style-name="ce56" office:value-type="float" office:value="116445" calcext:value-type="float">
            <text:p>116,445</text:p>
          </table:table-cell>
          <table:table-cell table:style-name="ce56" office:value-type="float" office:value="118141" calcext:value-type="float">
            <text:p>118,141</text:p>
          </table:table-cell>
          <table:table-cell table:style-name="ce56" office:value-type="float" office:value="119662" calcext:value-type="float">
            <text:p>119,662</text:p>
          </table:table-cell>
          <table:table-cell table:style-name="ce56" office:value-type="float" office:value="120281" calcext:value-type="float">
            <text:p>120,281</text:p>
          </table:table-cell>
          <table:table-cell table:style-name="ce56" office:value-type="float" office:value="121109" calcext:value-type="float">
            <text:p>121,109</text:p>
          </table:table-cell>
          <table:table-cell table:style-name="ce56" office:value-type="float" office:value="122259" calcext:value-type="float">
            <text:p>122,259</text:p>
          </table:table-cell>
          <table:table-cell table:number-columns-repeated="1011"/>
        </table:table-row>
        <table:table-row table:style-name="ro3">
          <table:table-cell table:style-name="ce41" office:value-type="string" calcext:value-type="string">
            <text:p>.<text:span text:style-name="T1">San Angelo, TX Metro Area</text:span></text:p>
          </table:table-cell>
          <table:table-cell table:style-name="ce56" office:value-type="float" office:value="112966" calcext:value-type="float">
            <text:p>112,966</text:p>
          </table:table-cell>
          <table:table-cell table:style-name="ce56" office:value-type="float" office:value="112968" calcext:value-type="float">
            <text:p>112,968</text:p>
          </table:table-cell>
          <table:table-cell table:style-name="ce56" office:value-type="float" office:value="113422" calcext:value-type="float">
            <text:p>113,422</text:p>
          </table:table-cell>
          <table:table-cell table:style-name="ce56" office:value-type="float" office:value="114513" calcext:value-type="float">
            <text:p>114,513</text:p>
          </table:table-cell>
          <table:table-cell table:style-name="ce56" office:value-type="float" office:value="116071" calcext:value-type="float">
            <text:p>116,071</text:p>
          </table:table-cell>
          <table:table-cell table:style-name="ce56" office:value-type="float" office:value="117519" calcext:value-type="float">
            <text:p>117,519</text:p>
          </table:table-cell>
          <table:table-cell table:style-name="ce56" office:value-type="float" office:value="119233" calcext:value-type="float">
            <text:p>119,233</text:p>
          </table:table-cell>
          <table:table-cell table:style-name="ce56" office:value-type="float" office:value="120390" calcext:value-type="float">
            <text:p>120,390</text:p>
          </table:table-cell>
          <table:table-cell table:style-name="ce56" office:value-type="float" office:value="120535" calcext:value-type="float">
            <text:p>120,535</text:p>
          </table:table-cell>
          <table:table-cell table:style-name="ce56" office:value-type="float" office:value="120365" calcext:value-type="float">
            <text:p>120,365</text:p>
          </table:table-cell>
          <table:table-cell table:style-name="ce56" office:value-type="float" office:value="120834" calcext:value-type="float">
            <text:p>120,834</text:p>
          </table:table-cell>
          <table:table-cell table:style-name="ce56" office:value-type="float" office:value="122027" calcext:value-type="float">
            <text:p>122,027</text:p>
          </table:table-cell>
          <table:table-cell table:number-columns-repeated="1011"/>
        </table:table-row>
        <table:table-row table:style-name="ro3">
          <table:table-cell table:style-name="ce41" office:value-type="string" calcext:value-type="string">
            <text:p>.<text:span text:style-name="T1">Altoona, PA Metro Area</text:span></text:p>
          </table:table-cell>
          <table:table-cell table:style-name="ce56" office:value-type="float" office:value="127089" calcext:value-type="float">
            <text:p>127,089</text:p>
          </table:table-cell>
          <table:table-cell table:style-name="ce56" office:value-type="float" office:value="127117" calcext:value-type="float">
            <text:p>127,117</text:p>
          </table:table-cell>
          <table:table-cell table:style-name="ce56" office:value-type="float" office:value="127045" calcext:value-type="float">
            <text:p>127,045</text:p>
          </table:table-cell>
          <table:table-cell table:style-name="ce56" office:value-type="float" office:value="126970" calcext:value-type="float">
            <text:p>126,970</text:p>
          </table:table-cell>
          <table:table-cell table:style-name="ce56" office:value-type="float" office:value="126544" calcext:value-type="float">
            <text:p>126,544</text:p>
          </table:table-cell>
          <table:table-cell table:style-name="ce56" office:value-type="float" office:value="125836" calcext:value-type="float">
            <text:p>125,836</text:p>
          </table:table-cell>
          <table:table-cell table:style-name="ce56" office:value-type="float" office:value="125274" calcext:value-type="float">
            <text:p>125,274</text:p>
          </table:table-cell>
          <table:table-cell table:style-name="ce56" office:value-type="float" office:value="124596" calcext:value-type="float">
            <text:p>124,596</text:p>
          </table:table-cell>
          <table:table-cell table:style-name="ce56" office:value-type="float" office:value="123708" calcext:value-type="float">
            <text:p>123,708</text:p>
          </table:table-cell>
          <table:table-cell table:style-name="ce56" office:value-type="float" office:value="123147" calcext:value-type="float">
            <text:p>123,147</text:p>
          </table:table-cell>
          <table:table-cell table:style-name="ce56" office:value-type="float" office:value="122503" calcext:value-type="float">
            <text:p>122,503</text:p>
          </table:table-cell>
          <table:table-cell table:style-name="ce56" office:value-type="float" office:value="121829" calcext:value-type="float">
            <text:p>121,829</text:p>
          </table:table-cell>
          <table:table-cell table:number-columns-repeated="1011"/>
        </table:table-row>
        <table:table-row table:style-name="ro3">
          <table:table-cell table:style-name="ce41" office:value-type="string" calcext:value-type="string">
            <text:p>.<text:span text:style-name="T1">Mansfield, OH Metro Area</text:span></text:p>
          </table:table-cell>
          <table:table-cell table:style-name="ce56" office:value-type="float" office:value="124475" calcext:value-type="float">
            <text:p>124,475</text:p>
          </table:table-cell>
          <table:table-cell table:style-name="ce56" office:value-type="float" office:value="124474" calcext:value-type="float">
            <text:p>124,474</text:p>
          </table:table-cell>
          <table:table-cell table:style-name="ce56" office:value-type="float" office:value="124162" calcext:value-type="float">
            <text:p>124,162</text:p>
          </table:table-cell>
          <table:table-cell table:style-name="ce56" office:value-type="float" office:value="123144" calcext:value-type="float">
            <text:p>123,144</text:p>
          </table:table-cell>
          <table:table-cell table:style-name="ce56" office:value-type="float" office:value="122633" calcext:value-type="float">
            <text:p>122,633</text:p>
          </table:table-cell>
          <table:table-cell table:style-name="ce56" office:value-type="float" office:value="122314" calcext:value-type="float">
            <text:p>122,314</text:p>
          </table:table-cell>
          <table:table-cell table:style-name="ce56" office:value-type="float" office:value="121999" calcext:value-type="float">
            <text:p>121,999</text:p>
          </table:table-cell>
          <table:table-cell table:style-name="ce56" office:value-type="float" office:value="121688" calcext:value-type="float">
            <text:p>121,688</text:p>
          </table:table-cell>
          <table:table-cell table:style-name="ce56" office:value-type="float" office:value="121242" calcext:value-type="float">
            <text:p>121,242</text:p>
          </table:table-cell>
          <table:table-cell table:style-name="ce56" office:value-type="float" office:value="120430" calcext:value-type="float">
            <text:p>120,430</text:p>
          </table:table-cell>
          <table:table-cell table:style-name="ce56" office:value-type="float" office:value="120987" calcext:value-type="float">
            <text:p>120,987</text:p>
          </table:table-cell>
          <table:table-cell table:style-name="ce56" office:value-type="float" office:value="121154" calcext:value-type="float">
            <text:p>121,154</text:p>
          </table:table-cell>
          <table:table-cell table:number-columns-repeated="1011"/>
        </table:table-row>
        <table:table-row table:style-name="ro3">
          <table:table-cell table:style-name="ce41" office:value-type="string" calcext:value-type="string">
            <text:p>.<text:span text:style-name="T1">Wenatchee, WA Metro Area</text:span></text:p>
          </table:table-cell>
          <table:table-cell table:style-name="ce56" office:value-type="float" office:value="110884" calcext:value-type="float">
            <text:p>110,884</text:p>
          </table:table-cell>
          <table:table-cell table:style-name="ce56" office:value-type="float" office:value="110887" calcext:value-type="float">
            <text:p>110,887</text:p>
          </table:table-cell>
          <table:table-cell table:style-name="ce56" office:value-type="float" office:value="111264" calcext:value-type="float">
            <text:p>111,264</text:p>
          </table:table-cell>
          <table:table-cell table:style-name="ce56" office:value-type="float" office:value="111876" calcext:value-type="float">
            <text:p>111,876</text:p>
          </table:table-cell>
          <table:table-cell table:style-name="ce56" office:value-type="float" office:value="112669" calcext:value-type="float">
            <text:p>112,669</text:p>
          </table:table-cell>
          <table:table-cell table:style-name="ce56" office:value-type="float" office:value="113110" calcext:value-type="float">
            <text:p>113,110</text:p>
          </table:table-cell>
          <table:table-cell table:style-name="ce56" office:value-type="float" office:value="113894" calcext:value-type="float">
            <text:p>113,894</text:p>
          </table:table-cell>
          <table:table-cell table:style-name="ce56" office:value-type="float" office:value="115586" calcext:value-type="float">
            <text:p>115,586</text:p>
          </table:table-cell>
          <table:table-cell table:style-name="ce56" office:value-type="float" office:value="117221" calcext:value-type="float">
            <text:p>117,221</text:p>
          </table:table-cell>
          <table:table-cell table:style-name="ce56" office:value-type="float" office:value="118325" calcext:value-type="float">
            <text:p>118,325</text:p>
          </table:table-cell>
          <table:table-cell table:style-name="ce56" office:value-type="float" office:value="119501" calcext:value-type="float">
            <text:p>119,501</text:p>
          </table:table-cell>
          <table:table-cell table:style-name="ce56" office:value-type="float" office:value="120629" calcext:value-type="float">
            <text:p>120,629</text:p>
          </table:table-cell>
          <table:table-cell table:number-columns-repeated="1011"/>
        </table:table-row>
        <table:table-row table:style-name="ro3">
          <table:table-cell table:style-name="ce41" office:value-type="string" calcext:value-type="string">
            <text:p>.<text:span text:style-name="T1">Missoula, MT Metro Area</text:span></text:p>
          </table:table-cell>
          <table:table-cell table:style-name="ce56" office:value-type="float" office:value="109299" calcext:value-type="float">
            <text:p>109,299</text:p>
          </table:table-cell>
          <table:table-cell table:style-name="ce56" office:value-type="float" office:value="109296" calcext:value-type="float">
            <text:p>109,296</text:p>
          </table:table-cell>
          <table:table-cell table:style-name="ce56" office:value-type="float" office:value="109467" calcext:value-type="float">
            <text:p>109,467</text:p>
          </table:table-cell>
          <table:table-cell table:style-name="ce56" office:value-type="float" office:value="110245" calcext:value-type="float">
            <text:p>110,245</text:p>
          </table:table-cell>
          <table:table-cell table:style-name="ce56" office:value-type="float" office:value="111042" calcext:value-type="float">
            <text:p>111,042</text:p>
          </table:table-cell>
          <table:table-cell table:style-name="ce56" office:value-type="float" office:value="111900" calcext:value-type="float">
            <text:p>111,900</text:p>
          </table:table-cell>
          <table:table-cell table:style-name="ce56" office:value-type="float" office:value="112801" calcext:value-type="float">
            <text:p>112,801</text:p>
          </table:table-cell>
          <table:table-cell table:style-name="ce56" office:value-type="float" office:value="114122" calcext:value-type="float">
            <text:p>114,122</text:p>
          </table:table-cell>
          <table:table-cell table:style-name="ce56" office:value-type="float" office:value="116349" calcext:value-type="float">
            <text:p>116,349</text:p>
          </table:table-cell>
          <table:table-cell table:style-name="ce56" office:value-type="float" office:value="117834" calcext:value-type="float">
            <text:p>117,834</text:p>
          </table:table-cell>
          <table:table-cell table:style-name="ce56" office:value-type="float" office:value="118640" calcext:value-type="float">
            <text:p>118,640</text:p>
          </table:table-cell>
          <table:table-cell table:style-name="ce56" office:value-type="float" office:value="119600" calcext:value-type="float">
            <text:p>119,600</text:p>
          </table:table-cell>
          <table:table-cell table:number-columns-repeated="1011"/>
        </table:table-row>
        <table:table-row table:style-name="ro3">
          <table:table-cell table:style-name="ce41" office:value-type="string" calcext:value-type="string">
            <text:p>.<text:span text:style-name="T1">Owensboro, KY Metro Area</text:span></text:p>
          </table:table-cell>
          <table:table-cell table:style-name="ce56" office:value-type="float" office:value="114752" calcext:value-type="float">
            <text:p>114,752</text:p>
          </table:table-cell>
          <table:table-cell table:style-name="ce56" office:value-type="float" office:value="114746" calcext:value-type="float">
            <text:p>114,746</text:p>
          </table:table-cell>
          <table:table-cell table:style-name="ce56" office:value-type="float" office:value="114770" calcext:value-type="float">
            <text:p>114,770</text:p>
          </table:table-cell>
          <table:table-cell table:style-name="ce56" office:value-type="float" office:value="115255" calcext:value-type="float">
            <text:p>115,255</text:p>
          </table:table-cell>
          <table:table-cell table:style-name="ce56" office:value-type="float" office:value="115972" calcext:value-type="float">
            <text:p>115,972</text:p>
          </table:table-cell>
          <table:table-cell table:style-name="ce56" office:value-type="float" office:value="116373" calcext:value-type="float">
            <text:p>116,373</text:p>
          </table:table-cell>
          <table:table-cell table:style-name="ce56" office:value-type="float" office:value="116529" calcext:value-type="float">
            <text:p>116,529</text:p>
          </table:table-cell>
          <table:table-cell table:style-name="ce56" office:value-type="float" office:value="117521" calcext:value-type="float">
            <text:p>117,521</text:p>
          </table:table-cell>
          <table:table-cell table:style-name="ce56" office:value-type="float" office:value="118092" calcext:value-type="float">
            <text:p>118,092</text:p>
          </table:table-cell>
          <table:table-cell table:style-name="ce56" office:value-type="float" office:value="118455" calcext:value-type="float">
            <text:p>118,455</text:p>
          </table:table-cell>
          <table:table-cell table:style-name="ce56" office:value-type="float" office:value="118879" calcext:value-type="float">
            <text:p>118,879</text:p>
          </table:table-cell>
          <table:table-cell table:style-name="ce56" office:value-type="float" office:value="119440" calcext:value-type="float">
            <text:p>119,440</text:p>
          </table:table-cell>
          <table:table-cell table:number-columns-repeated="1011"/>
        </table:table-row>
        <table:table-row table:style-name="ro3">
          <table:table-cell table:style-name="ce41" office:value-type="string" calcext:value-type="string">
            <text:p>.<text:span text:style-name="T1">Brunswick, GA Metro Area</text:span></text:p>
          </table:table-cell>
          <table:table-cell table:style-name="ce56" office:value-type="float" office:value="112370" calcext:value-type="float">
            <text:p>112,370</text:p>
          </table:table-cell>
          <table:table-cell table:style-name="ce56" office:value-type="float" office:value="112385" calcext:value-type="float">
            <text:p>112,385</text:p>
          </table:table-cell>
          <table:table-cell table:style-name="ce56" office:value-type="float" office:value="112534" calcext:value-type="float">
            <text:p>112,534</text:p>
          </table:table-cell>
          <table:table-cell table:style-name="ce56" office:value-type="float" office:value="112895" calcext:value-type="float">
            <text:p>112,895</text:p>
          </table:table-cell>
          <table:table-cell table:style-name="ce56" office:value-type="float" office:value="113281" calcext:value-type="float">
            <text:p>113,281</text:p>
          </table:table-cell>
          <table:table-cell table:style-name="ce56" office:value-type="float" office:value="113781" calcext:value-type="float">
            <text:p>113,781</text:p>
          </table:table-cell>
          <table:table-cell table:style-name="ce56" office:value-type="float" office:value="114607" calcext:value-type="float">
            <text:p>114,607</text:p>
          </table:table-cell>
          <table:table-cell table:style-name="ce56" office:value-type="float" office:value="115779" calcext:value-type="float">
            <text:p>115,779</text:p>
          </table:table-cell>
          <table:table-cell table:style-name="ce56" office:value-type="float" office:value="116571" calcext:value-type="float">
            <text:p>116,571</text:p>
          </table:table-cell>
          <table:table-cell table:style-name="ce56" office:value-type="float" office:value="117587" calcext:value-type="float">
            <text:p>117,587</text:p>
          </table:table-cell>
          <table:table-cell table:style-name="ce56" office:value-type="float" office:value="118282" calcext:value-type="float">
            <text:p>118,282</text:p>
          </table:table-cell>
          <table:table-cell table:style-name="ce56" office:value-type="float" office:value="118779" calcext:value-type="float">
            <text:p>118,779</text:p>
          </table:table-cell>
          <table:table-cell table:number-columns-repeated="1011"/>
        </table:table-row>
        <table:table-row table:style-name="ro3">
          <table:table-cell table:style-name="ce41" office:value-type="string" calcext:value-type="string">
            <text:p>.<text:span text:style-name="T1">Weirton-Steubenville, WV-OH Metro Area</text:span></text:p>
          </table:table-cell>
          <table:table-cell table:style-name="ce56" office:value-type="float" office:value="124454" calcext:value-type="float">
            <text:p>124,454</text:p>
          </table:table-cell>
          <table:table-cell table:style-name="ce56" office:value-type="float" office:value="124455" calcext:value-type="float">
            <text:p>124,455</text:p>
          </table:table-cell>
          <table:table-cell table:style-name="ce56" office:value-type="float" office:value="124329" calcext:value-type="float">
            <text:p>124,329</text:p>
          </table:table-cell>
          <table:table-cell table:style-name="ce56" office:value-type="float" office:value="123482" calcext:value-type="float">
            <text:p>123,482</text:p>
          </table:table-cell>
          <table:table-cell table:style-name="ce56" office:value-type="float" office:value="122680" calcext:value-type="float">
            <text:p>122,680</text:p>
          </table:table-cell>
          <table:table-cell table:style-name="ce56" office:value-type="float" office:value="122139" calcext:value-type="float">
            <text:p>122,139</text:p>
          </table:table-cell>
          <table:table-cell table:style-name="ce56" office:value-type="float" office:value="121507" calcext:value-type="float">
            <text:p>121,507</text:p>
          </table:table-cell>
          <table:table-cell table:style-name="ce56" office:value-type="float" office:value="120665" calcext:value-type="float">
            <text:p>120,665</text:p>
          </table:table-cell>
          <table:table-cell table:style-name="ce56" office:value-type="float" office:value="119269" calcext:value-type="float">
            <text:p>119,269</text:p>
          </table:table-cell>
          <table:table-cell table:style-name="ce56" office:value-type="float" office:value="118074" calcext:value-type="float">
            <text:p>118,074</text:p>
          </table:table-cell>
          <table:table-cell table:style-name="ce56" office:value-type="float" office:value="116982" calcext:value-type="float">
            <text:p>116,982</text:p>
          </table:table-cell>
          <table:table-cell table:style-name="ce56" office:value-type="float" office:value="116074" calcext:value-type="float">
            <text:p>116,074</text:p>
          </table:table-cell>
          <table:table-cell table:number-columns-repeated="1011"/>
        </table:table-row>
        <table:table-row table:style-name="ro3">
          <table:table-cell table:style-name="ce41" office:value-type="string" calcext:value-type="string">
            <text:p>.<text:span text:style-name="T1">Beckley, WV Metro Area</text:span></text:p>
          </table:table-cell>
          <table:table-cell table:style-name="ce56" office:value-type="float" office:value="124898" calcext:value-type="float">
            <text:p>124,898</text:p>
          </table:table-cell>
          <table:table-cell table:style-name="ce56" office:value-type="float" office:value="124914" calcext:value-type="float">
            <text:p>124,914</text:p>
          </table:table-cell>
          <table:table-cell table:style-name="ce56" office:value-type="float" office:value="124949" calcext:value-type="float">
            <text:p>124,949</text:p>
          </table:table-cell>
          <table:table-cell table:style-name="ce56" office:value-type="float" office:value="125266" calcext:value-type="float">
            <text:p>125,266</text:p>
          </table:table-cell>
          <table:table-cell table:style-name="ce56" office:value-type="float" office:value="125110" calcext:value-type="float">
            <text:p>125,110</text:p>
          </table:table-cell>
          <table:table-cell table:style-name="ce56" office:value-type="float" office:value="124356" calcext:value-type="float">
            <text:p>124,356</text:p>
          </table:table-cell>
          <table:table-cell table:style-name="ce56" office:value-type="float" office:value="123342" calcext:value-type="float">
            <text:p>123,342</text:p>
          </table:table-cell>
          <table:table-cell table:style-name="ce56" office:value-type="float" office:value="122070" calcext:value-type="float">
            <text:p>122,070</text:p>
          </table:table-cell>
          <table:table-cell table:style-name="ce56" office:value-type="float" office:value="120475" calcext:value-type="float">
            <text:p>120,475</text:p>
          </table:table-cell>
          <table:table-cell table:style-name="ce56" office:value-type="float" office:value="118673" calcext:value-type="float">
            <text:p>118,673</text:p>
          </table:table-cell>
          <table:table-cell table:style-name="ce56" office:value-type="float" office:value="117154" calcext:value-type="float">
            <text:p>117,154</text:p>
          </table:table-cell>
          <table:table-cell table:style-name="ce56" office:value-type="float" office:value="115767" calcext:value-type="float">
            <text:p>115,767</text:p>
          </table:table-cell>
          <table:table-cell table:number-columns-repeated="1011"/>
        </table:table-row>
        <table:table-row table:style-name="ro3">
          <table:table-cell table:style-name="ce41" office:value-type="string" calcext:value-type="string">
            <text:p>.<text:span text:style-name="T1">Sheboygan, WI Metro Area</text:span></text:p>
          </table:table-cell>
          <table:table-cell table:style-name="ce56" office:value-type="float" office:value="115507" calcext:value-type="float">
            <text:p>115,507</text:p>
          </table:table-cell>
          <table:table-cell table:style-name="ce56" office:value-type="float" office:value="115512" calcext:value-type="float">
            <text:p>115,512</text:p>
          </table:table-cell>
          <table:table-cell table:style-name="ce56" office:value-type="float" office:value="115524" calcext:value-type="float">
            <text:p>115,524</text:p>
          </table:table-cell>
          <table:table-cell table:style-name="ce56" office:value-type="float" office:value="115208" calcext:value-type="float">
            <text:p>115,208</text:p>
          </table:table-cell>
          <table:table-cell table:style-name="ce56" office:value-type="float" office:value="114767" calcext:value-type="float">
            <text:p>114,767</text:p>
          </table:table-cell>
          <table:table-cell table:style-name="ce56" office:value-type="float" office:value="114697" calcext:value-type="float">
            <text:p>114,697</text:p>
          </table:table-cell>
          <table:table-cell table:style-name="ce56" office:value-type="float" office:value="114982" calcext:value-type="float">
            <text:p>114,982</text:p>
          </table:table-cell>
          <table:table-cell table:style-name="ce56" office:value-type="float" office:value="115196" calcext:value-type="float">
            <text:p>115,196</text:p>
          </table:table-cell>
          <table:table-cell table:style-name="ce56" office:value-type="float" office:value="115030" calcext:value-type="float">
            <text:p>115,030</text:p>
          </table:table-cell>
          <table:table-cell table:style-name="ce56" office:value-type="float" office:value="115089" calcext:value-type="float">
            <text:p>115,089</text:p>
          </table:table-cell>
          <table:table-cell table:style-name="ce56" office:value-type="float" office:value="115233" calcext:value-type="float">
            <text:p>115,233</text:p>
          </table:table-cell>
          <table:table-cell table:style-name="ce56" office:value-type="float" office:value="115340" calcext:value-type="float">
            <text:p>115,340</text:p>
          </table:table-cell>
          <table:table-cell table:number-columns-repeated="1011"/>
        </table:table-row>
        <table:table-row table:style-name="ro3">
          <table:table-cell table:style-name="ce41" office:value-type="string" calcext:value-type="string">
            <text:p>.<text:span text:style-name="T1">Muncie, IN Metro Area</text:span></text:p>
          </table:table-cell>
          <table:table-cell table:style-name="ce56" office:value-type="float" office:value="117671" calcext:value-type="float">
            <text:p>117,671</text:p>
          </table:table-cell>
          <table:table-cell table:style-name="ce56" office:value-type="float" office:value="117670" calcext:value-type="float">
            <text:p>117,670</text:p>
          </table:table-cell>
          <table:table-cell table:style-name="ce56" office:value-type="float" office:value="117665" calcext:value-type="float">
            <text:p>117,665</text:p>
          </table:table-cell>
          <table:table-cell table:style-name="ce56" office:value-type="float" office:value="117901" calcext:value-type="float">
            <text:p>117,901</text:p>
          </table:table-cell>
          <table:table-cell table:style-name="ce56" office:value-type="float" office:value="117027" calcext:value-type="float">
            <text:p>117,027</text:p>
          </table:table-cell>
          <table:table-cell table:style-name="ce56" office:value-type="float" office:value="116831" calcext:value-type="float">
            <text:p>116,831</text:p>
          </table:table-cell>
          <table:table-cell table:style-name="ce56" office:value-type="float" office:value="116487" calcext:value-type="float">
            <text:p>116,487</text:p>
          </table:table-cell>
          <table:table-cell table:style-name="ce56" office:value-type="float" office:value="115767" calcext:value-type="float">
            <text:p>115,767</text:p>
          </table:table-cell>
          <table:table-cell table:style-name="ce56" office:value-type="float" office:value="115657" calcext:value-type="float">
            <text:p>115,657</text:p>
          </table:table-cell>
          <table:table-cell table:style-name="ce56" office:value-type="float" office:value="115246" calcext:value-type="float">
            <text:p>115,246</text:p>
          </table:table-cell>
          <table:table-cell table:style-name="ce56" office:value-type="float" office:value="114297" calcext:value-type="float">
            <text:p>114,297</text:p>
          </table:table-cell>
          <table:table-cell table:style-name="ce56" office:value-type="float" office:value="114135" calcext:value-type="float">
            <text:p>114,135</text:p>
          </table:table-cell>
          <table:table-cell table:number-columns-repeated="1011"/>
        </table:table-row>
        <table:table-row table:style-name="ro3">
          <table:table-cell table:style-name="ce41" office:value-type="string" calcext:value-type="string">
            <text:p>.<text:span text:style-name="T1">Anniston-Oxford, AL Metro Area</text:span></text:p>
          </table:table-cell>
          <table:table-cell table:style-name="ce56" office:value-type="float" office:value="118572" calcext:value-type="float">
            <text:p>118,572</text:p>
          </table:table-cell>
          <table:table-cell table:style-name="ce56" office:value-type="float" office:value="118526" calcext:value-type="float">
            <text:p>118,526</text:p>
          </table:table-cell>
          <table:table-cell table:style-name="ce56" office:value-type="float" office:value="118408" calcext:value-type="float">
            <text:p>118,408</text:p>
          </table:table-cell>
          <table:table-cell table:style-name="ce56" office:value-type="float" office:value="117744" calcext:value-type="float">
            <text:p>117,744</text:p>
          </table:table-cell>
          <table:table-cell table:style-name="ce56" office:value-type="float" office:value="117190" calcext:value-type="float">
            <text:p>117,190</text:p>
          </table:table-cell>
          <table:table-cell table:style-name="ce56" office:value-type="float" office:value="116471" calcext:value-type="float">
            <text:p>116,471</text:p>
          </table:table-cell>
          <table:table-cell table:style-name="ce56" office:value-type="float" office:value="115917" calcext:value-type="float">
            <text:p>115,917</text:p>
          </table:table-cell>
          <table:table-cell table:style-name="ce56" office:value-type="float" office:value="115469" calcext:value-type="float">
            <text:p>115,469</text:p>
          </table:table-cell>
          <table:table-cell table:style-name="ce56" office:value-type="float" office:value="114973" calcext:value-type="float">
            <text:p>114,973</text:p>
          </table:table-cell>
          <table:table-cell table:style-name="ce56" office:value-type="float" office:value="114710" calcext:value-type="float">
            <text:p>114,710</text:p>
          </table:table-cell>
          <table:table-cell table:style-name="ce56" office:value-type="float" office:value="114331" calcext:value-type="float">
            <text:p>114,331</text:p>
          </table:table-cell>
          <table:table-cell table:style-name="ce56" office:value-type="float" office:value="113605" calcext:value-type="float">
            <text:p>113,605</text:p>
          </table:table-cell>
          <table:table-cell table:number-columns-repeated="1011"/>
        </table:table-row>
        <table:table-row table:style-name="ro3">
          <table:table-cell table:style-name="ce41" office:value-type="string" calcext:value-type="string">
            <text:p>.<text:span text:style-name="T1">California-Lexington Park, MD Metro Area</text:span></text:p>
          </table:table-cell>
          <table:table-cell table:style-name="ce56" office:value-type="float" office:value="105151" calcext:value-type="float">
            <text:p>105,151</text:p>
          </table:table-cell>
          <table:table-cell table:style-name="ce56" office:value-type="float" office:value="105144" calcext:value-type="float">
            <text:p>105,144</text:p>
          </table:table-cell>
          <table:table-cell table:style-name="ce56" office:value-type="float" office:value="105761" calcext:value-type="float">
            <text:p>105,761</text:p>
          </table:table-cell>
          <table:table-cell table:style-name="ce56" office:value-type="float" office:value="107566" calcext:value-type="float">
            <text:p>107,566</text:p>
          </table:table-cell>
          <table:table-cell table:style-name="ce56" office:value-type="float" office:value="108800" calcext:value-type="float">
            <text:p>108,800</text:p>
          </table:table-cell>
          <table:table-cell table:style-name="ce56" office:value-type="float" office:value="109224" calcext:value-type="float">
            <text:p>109,224</text:p>
          </table:table-cell>
          <table:table-cell table:style-name="ce56" office:value-type="float" office:value="109913" calcext:value-type="float">
            <text:p>109,913</text:p>
          </table:table-cell>
          <table:table-cell table:style-name="ce56" office:value-type="float" office:value="110985" calcext:value-type="float">
            <text:p>110,985</text:p>
          </table:table-cell>
          <table:table-cell table:style-name="ce56" office:value-type="float" office:value="111750" calcext:value-type="float">
            <text:p>111,750</text:p>
          </table:table-cell>
          <table:table-cell table:style-name="ce56" office:value-type="float" office:value="112487" calcext:value-type="float">
            <text:p>112,487</text:p>
          </table:table-cell>
          <table:table-cell table:style-name="ce56" office:value-type="float" office:value="112720" calcext:value-type="float">
            <text:p>112,720</text:p>
          </table:table-cell>
          <table:table-cell table:style-name="ce56" office:value-type="float" office:value="113510" calcext:value-type="float">
            <text:p>113,510</text:p>
          </table:table-cell>
          <table:table-cell table:number-columns-repeated="1011"/>
        </table:table-row>
        <table:table-row table:style-name="ro3">
          <table:table-cell table:style-name="ce41" office:value-type="string" calcext:value-type="string">
            <text:p>.<text:span text:style-name="T1">Williamsport, PA Metro Area</text:span></text:p>
          </table:table-cell>
          <table:table-cell table:style-name="ce56" office:value-type="float" office:value="116111" calcext:value-type="float">
            <text:p>116,111</text:p>
          </table:table-cell>
          <table:table-cell table:style-name="ce56" office:value-type="float" office:value="116102" calcext:value-type="float">
            <text:p>116,102</text:p>
          </table:table-cell>
          <table:table-cell table:style-name="ce56" office:value-type="float" office:value="116225" calcext:value-type="float">
            <text:p>116,225</text:p>
          </table:table-cell>
          <table:table-cell table:style-name="ce56" office:value-type="float" office:value="116748" calcext:value-type="float">
            <text:p>116,748</text:p>
          </table:table-cell>
          <table:table-cell table:style-name="ce56" office:value-type="float" office:value="117222" calcext:value-type="float">
            <text:p>117,222</text:p>
          </table:table-cell>
          <table:table-cell table:style-name="ce56" office:value-type="float" office:value="116598" calcext:value-type="float">
            <text:p>116,598</text:p>
          </table:table-cell>
          <table:table-cell table:style-name="ce56" office:value-type="float" office:value="116290" calcext:value-type="float">
            <text:p>116,290</text:p>
          </table:table-cell>
          <table:table-cell table:style-name="ce56" office:value-type="float" office:value="115598" calcext:value-type="float">
            <text:p>115,598</text:p>
          </table:table-cell>
          <table:table-cell table:style-name="ce56" office:value-type="float" office:value="114876" calcext:value-type="float">
            <text:p>114,876</text:p>
          </table:table-cell>
          <table:table-cell table:style-name="ce56" office:value-type="float" office:value="114012" calcext:value-type="float">
            <text:p>114,012</text:p>
          </table:table-cell>
          <table:table-cell table:style-name="ce56" office:value-type="float" office:value="113866" calcext:value-type="float">
            <text:p>113,866</text:p>
          </table:table-cell>
          <table:table-cell table:style-name="ce56" office:value-type="float" office:value="113299" calcext:value-type="float">
            <text:p>113,299</text:p>
          </table:table-cell>
          <table:table-cell table:number-columns-repeated="1011"/>
        </table:table-row>
        <table:table-row table:style-name="ro3">
          <table:table-cell table:style-name="ce41" office:value-type="string" calcext:value-type="string">
            <text:p>.<text:span text:style-name="T1">Twin Falls, ID Metro Area</text:span></text:p>
          </table:table-cell>
          <table:table-cell table:style-name="ce56" office:value-type="float" office:value="99604" calcext:value-type="float">
            <text:p>99,604</text:p>
          </table:table-cell>
          <table:table-cell table:style-name="ce56" office:value-type="float" office:value="99596" calcext:value-type="float">
            <text:p>99,596</text:p>
          </table:table-cell>
          <table:table-cell table:style-name="ce56" office:value-type="float" office:value="99987" calcext:value-type="float">
            <text:p>99,987</text:p>
          </table:table-cell>
          <table:table-cell table:style-name="ce56" office:value-type="float" office:value="100620" calcext:value-type="float">
            <text:p>100,620</text:p>
          </table:table-cell>
          <table:table-cell table:style-name="ce56" office:value-type="float" office:value="101128" calcext:value-type="float">
            <text:p>101,128</text:p>
          </table:table-cell>
          <table:table-cell table:style-name="ce56" office:value-type="float" office:value="102662" calcext:value-type="float">
            <text:p>102,662</text:p>
          </table:table-cell>
          <table:table-cell table:style-name="ce56" office:value-type="float" office:value="103912" calcext:value-type="float">
            <text:p>103,912</text:p>
          </table:table-cell>
          <table:table-cell table:style-name="ce56" office:value-type="float" office:value="105216" calcext:value-type="float">
            <text:p>105,216</text:p>
          </table:table-cell>
          <table:table-cell table:style-name="ce56" office:value-type="float" office:value="107252" calcext:value-type="float">
            <text:p>107,252</text:p>
          </table:table-cell>
          <table:table-cell table:style-name="ce56" office:value-type="float" office:value="109142" calcext:value-type="float">
            <text:p>109,142</text:p>
          </table:table-cell>
          <table:table-cell table:style-name="ce56" office:value-type="float" office:value="110095" calcext:value-type="float">
            <text:p>110,095</text:p>
          </table:table-cell>
          <table:table-cell table:style-name="ce56" office:value-type="float" office:value="111290" calcext:value-type="float">
            <text:p>111,290</text:p>
          </table:table-cell>
          <table:table-cell table:number-columns-repeated="1011"/>
        </table:table-row>
        <table:table-row table:style-name="ro3">
          <table:table-cell table:style-name="ce41" office:value-type="string" calcext:value-type="string">
            <text:p>.<text:span text:style-name="T1">Longview, WA Metro Area</text:span></text:p>
          </table:table-cell>
          <table:table-cell table:style-name="ce56" office:value-type="float" office:value="102410" calcext:value-type="float">
            <text:p>102,410</text:p>
          </table:table-cell>
          <table:table-cell table:style-name="ce56" office:value-type="float" office:value="102408" calcext:value-type="float">
            <text:p>102,408</text:p>
          </table:table-cell>
          <table:table-cell table:style-name="ce56" office:value-type="float" office:value="102358" calcext:value-type="float">
            <text:p>102,358</text:p>
          </table:table-cell>
          <table:table-cell table:style-name="ce56" office:value-type="float" office:value="102309" calcext:value-type="float">
            <text:p>102,309</text:p>
          </table:table-cell>
          <table:table-cell table:style-name="ce56" office:value-type="float" office:value="101663" calcext:value-type="float">
            <text:p>101,663</text:p>
          </table:table-cell>
          <table:table-cell table:style-name="ce56" office:value-type="float" office:value="101483" calcext:value-type="float">
            <text:p>101,483</text:p>
          </table:table-cell>
          <table:table-cell table:style-name="ce56" office:value-type="float" office:value="101790" calcext:value-type="float">
            <text:p>101,790</text:p>
          </table:table-cell>
          <table:table-cell table:style-name="ce56" office:value-type="float" office:value="102999" calcext:value-type="float">
            <text:p>102,999</text:p>
          </table:table-cell>
          <table:table-cell table:style-name="ce56" office:value-type="float" office:value="104740" calcext:value-type="float">
            <text:p>104,740</text:p>
          </table:table-cell>
          <table:table-cell table:style-name="ce56" office:value-type="float" office:value="106805" calcext:value-type="float">
            <text:p>106,805</text:p>
          </table:table-cell>
          <table:table-cell table:style-name="ce56" office:value-type="float" office:value="108752" calcext:value-type="float">
            <text:p>108,752</text:p>
          </table:table-cell>
          <table:table-cell table:style-name="ce56" office:value-type="float" office:value="110593" calcext:value-type="float">
            <text:p>110,593</text:p>
          </table:table-cell>
          <table:table-cell table:number-columns-repeated="1011"/>
        </table:table-row>
        <table:table-row table:style-name="ro3">
          <table:table-cell table:style-name="ce41" office:value-type="string" calcext:value-type="string">
            <text:p>.<text:span text:style-name="T1">Michigan City-La Porte, IN Metro Area</text:span></text:p>
          </table:table-cell>
          <table:table-cell table:style-name="ce56" office:value-type="float" office:value="111467" calcext:value-type="float">
            <text:p>111,467</text:p>
          </table:table-cell>
          <table:table-cell table:style-name="ce56" office:value-type="float" office:value="111466" calcext:value-type="float">
            <text:p>111,466</text:p>
          </table:table-cell>
          <table:table-cell table:style-name="ce56" office:value-type="float" office:value="111459" calcext:value-type="float">
            <text:p>111,459</text:p>
          </table:table-cell>
          <table:table-cell table:style-name="ce56" office:value-type="float" office:value="111317" calcext:value-type="float">
            <text:p>111,317</text:p>
          </table:table-cell>
          <table:table-cell table:style-name="ce56" office:value-type="float" office:value="111304" calcext:value-type="float">
            <text:p>111,304</text:p>
          </table:table-cell>
          <table:table-cell table:style-name="ce56" office:value-type="float" office:value="111423" calcext:value-type="float">
            <text:p>111,423</text:p>
          </table:table-cell>
          <table:table-cell table:style-name="ce56" office:value-type="float" office:value="111735" calcext:value-type="float">
            <text:p>111,735</text:p>
          </table:table-cell>
          <table:table-cell table:style-name="ce56" office:value-type="float" office:value="110835" calcext:value-type="float">
            <text:p>110,835</text:p>
          </table:table-cell>
          <table:table-cell table:style-name="ce56" office:value-type="float" office:value="110222" calcext:value-type="float">
            <text:p>110,222</text:p>
          </table:table-cell>
          <table:table-cell table:style-name="ce56" office:value-type="float" office:value="109842" calcext:value-type="float">
            <text:p>109,842</text:p>
          </table:table-cell>
          <table:table-cell table:style-name="ce56" office:value-type="float" office:value="109981" calcext:value-type="float">
            <text:p>109,981</text:p>
          </table:table-cell>
          <table:table-cell table:style-name="ce56" office:value-type="float" office:value="109888" calcext:value-type="float">
            <text:p>109,888</text:p>
          </table:table-cell>
          <table:table-cell table:number-columns-repeated="1011"/>
        </table:table-row>
        <table:table-row table:style-name="ro3">
          <table:table-cell table:style-name="ce41" office:value-type="string" calcext:value-type="string">
            <text:p>.<text:span text:style-name="T1">Kankakee, IL Metro Area</text:span></text:p>
          </table:table-cell>
          <table:table-cell table:style-name="ce56" office:value-type="float" office:value="113449" calcext:value-type="float">
            <text:p>113,449</text:p>
          </table:table-cell>
          <table:table-cell table:style-name="ce56" office:value-type="float" office:value="113450" calcext:value-type="float">
            <text:p>113,450</text:p>
          </table:table-cell>
          <table:table-cell table:style-name="ce56" office:value-type="float" office:value="113418" calcext:value-type="float">
            <text:p>113,418</text:p>
          </table:table-cell>
          <table:table-cell table:style-name="ce56" office:value-type="float" office:value="113519" calcext:value-type="float">
            <text:p>113,519</text:p>
          </table:table-cell>
          <table:table-cell table:style-name="ce56" office:value-type="float" office:value="112974" calcext:value-type="float">
            <text:p>112,974</text:p>
          </table:table-cell>
          <table:table-cell table:style-name="ce56" office:value-type="float" office:value="112735" calcext:value-type="float">
            <text:p>112,735</text:p>
          </table:table-cell>
          <table:table-cell table:style-name="ce56" office:value-type="float" office:value="111883" calcext:value-type="float">
            <text:p>111,883</text:p>
          </table:table-cell>
          <table:table-cell table:style-name="ce56" office:value-type="float" office:value="111750" calcext:value-type="float">
            <text:p>111,750</text:p>
          </table:table-cell>
          <table:table-cell table:style-name="ce56" office:value-type="float" office:value="111080" calcext:value-type="float">
            <text:p>111,080</text:p>
          </table:table-cell>
          <table:table-cell table:style-name="ce56" office:value-type="float" office:value="110540" calcext:value-type="float">
            <text:p>110,540</text:p>
          </table:table-cell>
          <table:table-cell table:style-name="ce56" office:value-type="float" office:value="109953" calcext:value-type="float">
            <text:p>109,953</text:p>
          </table:table-cell>
          <table:table-cell table:style-name="ce56" office:value-type="float" office:value="109862" calcext:value-type="float">
            <text:p>109,862</text:p>
          </table:table-cell>
          <table:table-cell table:number-columns-repeated="1011"/>
        </table:table-row>
        <table:table-row table:style-name="ro3">
          <table:table-cell table:style-name="ce41" office:value-type="string" calcext:value-type="string">
            <text:p>.<text:span text:style-name="T1">Watertown-Fort Drum, NY Metro Area</text:span></text:p>
          </table:table-cell>
          <table:table-cell table:style-name="ce56" office:value-type="float" office:value="116229" calcext:value-type="float">
            <text:p>116,229</text:p>
          </table:table-cell>
          <table:table-cell table:style-name="ce56" office:value-type="float" office:value="116232" calcext:value-type="float">
            <text:p>116,232</text:p>
          </table:table-cell>
          <table:table-cell table:style-name="ce56" office:value-type="float" office:value="116592" calcext:value-type="float">
            <text:p>116,592</text:p>
          </table:table-cell>
          <table:table-cell table:style-name="ce56" office:value-type="float" office:value="117752" calcext:value-type="float">
            <text:p>117,752</text:p>
          </table:table-cell>
          <table:table-cell table:style-name="ce56" office:value-type="float" office:value="120235" calcext:value-type="float">
            <text:p>120,235</text:p>
          </table:table-cell>
          <table:table-cell table:style-name="ce56" office:value-type="float" office:value="118490" calcext:value-type="float">
            <text:p>118,490</text:p>
          </table:table-cell>
          <table:table-cell table:style-name="ce56" office:value-type="float" office:value="117971" calcext:value-type="float">
            <text:p>117,971</text:p>
          </table:table-cell>
          <table:table-cell table:style-name="ce56" office:value-type="float" office:value="116371" calcext:value-type="float">
            <text:p>116,371</text:p>
          </table:table-cell>
          <table:table-cell table:style-name="ce56" office:value-type="float" office:value="112980" calcext:value-type="float">
            <text:p>112,980</text:p>
          </table:table-cell>
          <table:table-cell table:style-name="ce56" office:value-type="float" office:value="113157" calcext:value-type="float">
            <text:p>113,157</text:p>
          </table:table-cell>
          <table:table-cell table:style-name="ce56" office:value-type="float" office:value="111866" calcext:value-type="float">
            <text:p>111,866</text:p>
          </table:table-cell>
          <table:table-cell table:style-name="ce56" office:value-type="float" office:value="109834" calcext:value-type="float">
            <text:p>109,834</text:p>
          </table:table-cell>
          <table:table-cell table:number-columns-repeated="1011"/>
        </table:table-row>
        <table:table-row table:style-name="ro3">
          <table:table-cell table:style-name="ce41" office:value-type="string" calcext:value-type="string">
            <text:p>.<text:span text:style-name="T1">Lewiston-Auburn, ME Metro Area</text:span></text:p>
          </table:table-cell>
          <table:table-cell table:style-name="ce56" office:value-type="float" office:value="107702" calcext:value-type="float">
            <text:p>107,702</text:p>
          </table:table-cell>
          <table:table-cell table:style-name="ce56" office:value-type="float" office:value="107709" calcext:value-type="float">
            <text:p>107,709</text:p>
          </table:table-cell>
          <table:table-cell table:style-name="ce56" office:value-type="float" office:value="107708" calcext:value-type="float">
            <text:p>107,708</text:p>
          </table:table-cell>
          <table:table-cell table:style-name="ce56" office:value-type="float" office:value="107439" calcext:value-type="float">
            <text:p>107,439</text:p>
          </table:table-cell>
          <table:table-cell table:style-name="ce56" office:value-type="float" office:value="107486" calcext:value-type="float">
            <text:p>107,486</text:p>
          </table:table-cell>
          <table:table-cell table:style-name="ce56" office:value-type="float" office:value="107223" calcext:value-type="float">
            <text:p>107,223</text:p>
          </table:table-cell>
          <table:table-cell table:style-name="ce56" office:value-type="float" office:value="107358" calcext:value-type="float">
            <text:p>107,358</text:p>
          </table:table-cell>
          <table:table-cell table:style-name="ce56" office:value-type="float" office:value="107124" calcext:value-type="float">
            <text:p>107,124</text:p>
          </table:table-cell>
          <table:table-cell table:style-name="ce56" office:value-type="float" office:value="107296" calcext:value-type="float">
            <text:p>107,296</text:p>
          </table:table-cell>
          <table:table-cell table:style-name="ce56" office:value-type="float" office:value="107399" calcext:value-type="float">
            <text:p>107,399</text:p>
          </table:table-cell>
          <table:table-cell table:style-name="ce56" office:value-type="float" office:value="107914" calcext:value-type="float">
            <text:p>107,914</text:p>
          </table:table-cell>
          <table:table-cell table:style-name="ce56" office:value-type="float" office:value="108277" calcext:value-type="float">
            <text:p>108,277</text:p>
          </table:table-cell>
          <table:table-cell table:number-columns-repeated="1011"/>
        </table:table-row>
        <table:table-row table:style-name="ro3">
          <table:table-cell table:style-name="ce41" office:value-type="string" calcext:value-type="string">
            <text:p>.<text:span text:style-name="T1">Sebring-Avon Park, FL Metro Area</text:span></text:p>
          </table:table-cell>
          <table:table-cell table:style-name="ce56" office:value-type="float" office:value="98786" calcext:value-type="float">
            <text:p>98,786</text:p>
          </table:table-cell>
          <table:table-cell table:style-name="ce56" office:value-type="float" office:value="98784" calcext:value-type="float">
            <text:p>98,784</text:p>
          </table:table-cell>
          <table:table-cell table:style-name="ce56" office:value-type="float" office:value="98635" calcext:value-type="float">
            <text:p>98,635</text:p>
          </table:table-cell>
          <table:table-cell table:style-name="ce56" office:value-type="float" office:value="98477" calcext:value-type="float">
            <text:p>98,477</text:p>
          </table:table-cell>
          <table:table-cell table:style-name="ce56" office:value-type="float" office:value="98222" calcext:value-type="float">
            <text:p>98,222</text:p>
          </table:table-cell>
          <table:table-cell table:style-name="ce56" office:value-type="float" office:value="98077" calcext:value-type="float">
            <text:p>98,077</text:p>
          </table:table-cell>
          <table:table-cell table:style-name="ce56" office:value-type="float" office:value="98584" calcext:value-type="float">
            <text:p>98,584</text:p>
          </table:table-cell>
          <table:table-cell table:style-name="ce56" office:value-type="float" office:value="100137" calcext:value-type="float">
            <text:p>100,137</text:p>
          </table:table-cell>
          <table:table-cell table:style-name="ce56" office:value-type="float" office:value="102041" calcext:value-type="float">
            <text:p>102,041</text:p>
          </table:table-cell>
          <table:table-cell table:style-name="ce56" office:value-type="float" office:value="103852" calcext:value-type="float">
            <text:p>103,852</text:p>
          </table:table-cell>
          <table:table-cell table:style-name="ce56" office:value-type="float" office:value="104933" calcext:value-type="float">
            <text:p>104,933</text:p>
          </table:table-cell>
          <table:table-cell table:style-name="ce56" office:value-type="float" office:value="106221" calcext:value-type="float">
            <text:p>106,221</text:p>
          </table:table-cell>
          <table:table-cell table:number-columns-repeated="1011"/>
        </table:table-row>
        <table:table-row table:style-name="ro3">
          <table:table-cell table:style-name="ce41" office:value-type="string" calcext:value-type="string">
            <text:p>.<text:span text:style-name="T1">Decatur, IL Metro Area</text:span></text:p>
          </table:table-cell>
          <table:table-cell table:style-name="ce56" office:value-type="float" office:value="110768" calcext:value-type="float">
            <text:p>110,768</text:p>
          </table:table-cell>
          <table:table-cell table:style-name="ce56" office:value-type="float" office:value="110777" calcext:value-type="float">
            <text:p>110,777</text:p>
          </table:table-cell>
          <table:table-cell table:style-name="ce56" office:value-type="float" office:value="110787" calcext:value-type="float">
            <text:p>110,787</text:p>
          </table:table-cell>
          <table:table-cell table:style-name="ce56" office:value-type="float" office:value="110684" calcext:value-type="float">
            <text:p>110,684</text:p>
          </table:table-cell>
          <table:table-cell table:style-name="ce56" office:value-type="float" office:value="110134" calcext:value-type="float">
            <text:p>110,134</text:p>
          </table:table-cell>
          <table:table-cell table:style-name="ce56" office:value-type="float" office:value="109561" calcext:value-type="float">
            <text:p>109,561</text:p>
          </table:table-cell>
          <table:table-cell table:style-name="ce56" office:value-type="float" office:value="108515" calcext:value-type="float">
            <text:p>108,515</text:p>
          </table:table-cell>
          <table:table-cell table:style-name="ce56" office:value-type="float" office:value="107343" calcext:value-type="float">
            <text:p>107,343</text:p>
          </table:table-cell>
          <table:table-cell table:style-name="ce56" office:value-type="float" office:value="106383" calcext:value-type="float">
            <text:p>106,383</text:p>
          </table:table-cell>
          <table:table-cell table:style-name="ce56" office:value-type="float" office:value="105399" calcext:value-type="float">
            <text:p>105,399</text:p>
          </table:table-cell>
          <table:table-cell table:style-name="ce56" office:value-type="float" office:value="104504" calcext:value-type="float">
            <text:p>104,504</text:p>
          </table:table-cell>
          <table:table-cell table:style-name="ce56" office:value-type="float" office:value="104009" calcext:value-type="float">
            <text:p>104,009</text:p>
          </table:table-cell>
          <table:table-cell table:number-columns-repeated="1011"/>
        </table:table-row>
        <table:table-row table:style-name="ro3">
          <table:table-cell table:style-name="ce41" office:value-type="string" calcext:value-type="string">
            <text:p>.<text:span text:style-name="T1">Fond du Lac, WI Metro Area</text:span></text:p>
          </table:table-cell>
          <table:table-cell table:style-name="ce56" office:value-type="float" office:value="101633" calcext:value-type="float">
            <text:p>101,633</text:p>
          </table:table-cell>
          <table:table-cell table:style-name="ce56" office:value-type="float" office:value="101623" calcext:value-type="float">
            <text:p>101,623</text:p>
          </table:table-cell>
          <table:table-cell table:style-name="ce56" office:value-type="float" office:value="101576" calcext:value-type="float">
            <text:p>101,576</text:p>
          </table:table-cell>
          <table:table-cell table:style-name="ce56" office:value-type="float" office:value="101810" calcext:value-type="float">
            <text:p>101,810</text:p>
          </table:table-cell>
          <table:table-cell table:style-name="ce56" office:value-type="float" office:value="101788" calcext:value-type="float">
            <text:p>101,788</text:p>
          </table:table-cell>
          <table:table-cell table:style-name="ce56" office:value-type="float" office:value="101787" calcext:value-type="float">
            <text:p>101,787</text:p>
          </table:table-cell>
          <table:table-cell table:style-name="ce56" office:value-type="float" office:value="101977" calcext:value-type="float">
            <text:p>101,977</text:p>
          </table:table-cell>
          <table:table-cell table:style-name="ce56" office:value-type="float" office:value="101955" calcext:value-type="float">
            <text:p>101,955</text:p>
          </table:table-cell>
          <table:table-cell table:style-name="ce56" office:value-type="float" office:value="102211" calcext:value-type="float">
            <text:p>102,211</text:p>
          </table:table-cell>
          <table:table-cell table:style-name="ce56" office:value-type="float" office:value="102417" calcext:value-type="float">
            <text:p>102,417</text:p>
          </table:table-cell>
          <table:table-cell table:style-name="ce56" office:value-type="float" office:value="103001" calcext:value-type="float">
            <text:p>103,001</text:p>
          </table:table-cell>
          <table:table-cell table:style-name="ce56" office:value-type="float" office:value="103403" calcext:value-type="float">
            <text:p>103,403</text:p>
          </table:table-cell>
          <table:table-cell table:number-columns-repeated="1011"/>
        </table:table-row>
        <table:table-row table:style-name="ro3">
          <table:table-cell table:style-name="ce41" office:value-type="string" calcext:value-type="string">
            <text:p>.<text:span text:style-name="T1">Bay City, MI Metro Area</text:span></text:p>
          </table:table-cell>
          <table:table-cell table:style-name="ce56" office:value-type="float" office:value="107771" calcext:value-type="float">
            <text:p>107,771</text:p>
          </table:table-cell>
          <table:table-cell table:style-name="ce56" office:value-type="float" office:value="107773" calcext:value-type="float">
            <text:p>107,773</text:p>
          </table:table-cell>
          <table:table-cell table:style-name="ce56" office:value-type="float" office:value="107679" calcext:value-type="float">
            <text:p>107,679</text:p>
          </table:table-cell>
          <table:table-cell table:style-name="ce56" office:value-type="float" office:value="107417" calcext:value-type="float">
            <text:p>107,417</text:p>
          </table:table-cell>
          <table:table-cell table:style-name="ce56" office:value-type="float" office:value="106967" calcext:value-type="float">
            <text:p>106,967</text:p>
          </table:table-cell>
          <table:table-cell table:style-name="ce56" office:value-type="float" office:value="106794" calcext:value-type="float">
            <text:p>106,794</text:p>
          </table:table-cell>
          <table:table-cell table:style-name="ce56" office:value-type="float" office:value="106046" calcext:value-type="float">
            <text:p>106,046</text:p>
          </table:table-cell>
          <table:table-cell table:style-name="ce56" office:value-type="float" office:value="105237" calcext:value-type="float">
            <text:p>105,237</text:p>
          </table:table-cell>
          <table:table-cell table:style-name="ce56" office:value-type="float" office:value="104411" calcext:value-type="float">
            <text:p>104,411</text:p>
          </table:table-cell>
          <table:table-cell table:style-name="ce56" office:value-type="float" office:value="104045" calcext:value-type="float">
            <text:p>104,045</text:p>
          </table:table-cell>
          <table:table-cell table:style-name="ce56" office:value-type="float" office:value="103702" calcext:value-type="float">
            <text:p>103,702</text:p>
          </table:table-cell>
          <table:table-cell table:style-name="ce56" office:value-type="float" office:value="103126" calcext:value-type="float">
            <text:p>103,126</text:p>
          </table:table-cell>
          <table:table-cell table:number-columns-repeated="1011"/>
        </table:table-row>
        <table:table-row table:style-name="ro3">
          <table:table-cell table:style-name="ce41" office:value-type="string" calcext:value-type="string">
            <text:p>.<text:span text:style-name="T1">Gettysburg, PA Metro Area</text:span></text:p>
          </table:table-cell>
          <table:table-cell table:style-name="ce56" office:value-type="float" office:value="101407" calcext:value-type="float">
            <text:p>101,407</text:p>
          </table:table-cell>
          <table:table-cell table:style-name="ce56" office:value-type="float" office:value="101428" calcext:value-type="float">
            <text:p>101,428</text:p>
          </table:table-cell>
          <table:table-cell table:style-name="ce56" office:value-type="float" office:value="101479" calcext:value-type="float">
            <text:p>101,479</text:p>
          </table:table-cell>
          <table:table-cell table:style-name="ce56" office:value-type="float" office:value="101474" calcext:value-type="float">
            <text:p>101,474</text:p>
          </table:table-cell>
          <table:table-cell table:style-name="ce56" office:value-type="float" office:value="101254" calcext:value-type="float">
            <text:p>101,254</text:p>
          </table:table-cell>
          <table:table-cell table:style-name="ce56" office:value-type="float" office:value="101137" calcext:value-type="float">
            <text:p>101,137</text:p>
          </table:table-cell>
          <table:table-cell table:style-name="ce56" office:value-type="float" office:value="101353" calcext:value-type="float">
            <text:p>101,353</text:p>
          </table:table-cell>
          <table:table-cell table:style-name="ce56" office:value-type="float" office:value="101808" calcext:value-type="float">
            <text:p>101,808</text:p>
          </table:table-cell>
          <table:table-cell table:style-name="ce56" office:value-type="float" office:value="101911" calcext:value-type="float">
            <text:p>101,911</text:p>
          </table:table-cell>
          <table:table-cell table:style-name="ce56" office:value-type="float" office:value="102562" calcext:value-type="float">
            <text:p>102,562</text:p>
          </table:table-cell>
          <table:table-cell table:style-name="ce56" office:value-type="float" office:value="103062" calcext:value-type="float">
            <text:p>103,062</text:p>
          </table:table-cell>
          <table:table-cell table:style-name="ce56" office:value-type="float" office:value="103009" calcext:value-type="float">
            <text:p>103,009</text:p>
          </table:table-cell>
          <table:table-cell table:number-columns-repeated="1011"/>
        </table:table-row>
        <table:table-row table:style-name="ro3">
          <table:table-cell table:style-name="ce41" office:value-type="string" calcext:value-type="string">
            <text:p>.<text:span text:style-name="T1">Lima, OH Metro Area</text:span></text:p>
          </table:table-cell>
          <table:table-cell table:style-name="ce56" office:value-type="float" office:value="106331" calcext:value-type="float">
            <text:p>106,331</text:p>
          </table:table-cell>
          <table:table-cell table:style-name="ce56" office:value-type="float" office:value="106313" calcext:value-type="float">
            <text:p>106,313</text:p>
          </table:table-cell>
          <table:table-cell table:style-name="ce56" office:value-type="float" office:value="106358" calcext:value-type="float">
            <text:p>106,358</text:p>
          </table:table-cell>
          <table:table-cell table:style-name="ce56" office:value-type="float" office:value="105988" calcext:value-type="float">
            <text:p>105,988</text:p>
          </table:table-cell>
          <table:table-cell table:style-name="ce56" office:value-type="float" office:value="105244" calcext:value-type="float">
            <text:p>105,244</text:p>
          </table:table-cell>
          <table:table-cell table:style-name="ce56" office:value-type="float" office:value="105055" calcext:value-type="float">
            <text:p>105,055</text:p>
          </table:table-cell>
          <table:table-cell table:style-name="ce56" office:value-type="float" office:value="104848" calcext:value-type="float">
            <text:p>104,848</text:p>
          </table:table-cell>
          <table:table-cell table:style-name="ce56" office:value-type="float" office:value="104095" calcext:value-type="float">
            <text:p>104,095</text:p>
          </table:table-cell>
          <table:table-cell table:style-name="ce56" office:value-type="float" office:value="103613" calcext:value-type="float">
            <text:p>103,613</text:p>
          </table:table-cell>
          <table:table-cell table:style-name="ce56" office:value-type="float" office:value="103093" calcext:value-type="float">
            <text:p>103,093</text:p>
          </table:table-cell>
          <table:table-cell table:style-name="ce56" office:value-type="float" office:value="102725" calcext:value-type="float">
            <text:p>102,725</text:p>
          </table:table-cell>
          <table:table-cell table:style-name="ce56" office:value-type="float" office:value="102351" calcext:value-type="float">
            <text:p>102,351</text:p>
          </table:table-cell>
          <table:table-cell table:number-columns-repeated="1011"/>
        </table:table-row>
        <table:table-row table:style-name="ro3">
          <table:table-cell table:style-name="ce41" office:value-type="string" calcext:value-type="string">
            <text:p>.<text:span text:style-name="T1">Gadsden, AL Metro Area</text:span></text:p>
          </table:table-cell>
          <table:table-cell table:style-name="ce56" office:value-type="float" office:value="104430" calcext:value-type="float">
            <text:p>104,430</text:p>
          </table:table-cell>
          <table:table-cell table:style-name="ce56" office:value-type="float" office:value="104429" calcext:value-type="float">
            <text:p>104,429</text:p>
          </table:table-cell>
          <table:table-cell table:style-name="ce56" office:value-type="float" office:value="104459" calcext:value-type="float">
            <text:p>104,459</text:p>
          </table:table-cell>
          <table:table-cell table:style-name="ce56" office:value-type="float" office:value="104369" calcext:value-type="float">
            <text:p>104,369</text:p>
          </table:table-cell>
          <table:table-cell table:style-name="ce56" office:value-type="float" office:value="104278" calcext:value-type="float">
            <text:p>104,278</text:p>
          </table:table-cell>
          <table:table-cell table:style-name="ce56" office:value-type="float" office:value="103884" calcext:value-type="float">
            <text:p>103,884</text:p>
          </table:table-cell>
          <table:table-cell table:style-name="ce56" office:value-type="float" office:value="103399" calcext:value-type="float">
            <text:p>103,399</text:p>
          </table:table-cell>
          <table:table-cell table:style-name="ce56" office:value-type="float" office:value="102998" calcext:value-type="float">
            <text:p>102,998</text:p>
          </table:table-cell>
          <table:table-cell table:style-name="ce56" office:value-type="float" office:value="102855" calcext:value-type="float">
            <text:p>102,855</text:p>
          </table:table-cell>
          <table:table-cell table:style-name="ce56" office:value-type="float" office:value="103007" calcext:value-type="float">
            <text:p>103,007</text:p>
          </table:table-cell>
          <table:table-cell table:style-name="ce56" office:value-type="float" office:value="102611" calcext:value-type="float">
            <text:p>102,611</text:p>
          </table:table-cell>
          <table:table-cell table:style-name="ce56" office:value-type="float" office:value="102268" calcext:value-type="float">
            <text:p>102,268</text:p>
          </table:table-cell>
          <table:table-cell table:number-columns-repeated="1011"/>
        </table:table-row>
        <table:table-row table:style-name="ro3">
          <table:table-cell table:style-name="ce41" office:value-type="string" calcext:value-type="string">
            <text:p>.<text:span text:style-name="T1">Ithaca, NY Metro Area</text:span></text:p>
          </table:table-cell>
          <table:table-cell table:style-name="ce56" office:value-type="float" office:value="101564" calcext:value-type="float">
            <text:p>101,564</text:p>
          </table:table-cell>
          <table:table-cell table:style-name="ce56" office:value-type="float" office:value="101592" calcext:value-type="float">
            <text:p>101,592</text:p>
          </table:table-cell>
          <table:table-cell table:style-name="ce56" office:value-type="float" office:value="101740" calcext:value-type="float">
            <text:p>101,740</text:p>
          </table:table-cell>
          <table:table-cell table:style-name="ce56" office:value-type="float" office:value="101821" calcext:value-type="float">
            <text:p>101,821</text:p>
          </table:table-cell>
          <table:table-cell table:style-name="ce56" office:value-type="float" office:value="102726" calcext:value-type="float">
            <text:p>102,726</text:p>
          </table:table-cell>
          <table:table-cell table:style-name="ce56" office:value-type="float" office:value="103553" calcext:value-type="float">
            <text:p>103,553</text:p>
          </table:table-cell>
          <table:table-cell table:style-name="ce56" office:value-type="float" office:value="103391" calcext:value-type="float">
            <text:p>103,391</text:p>
          </table:table-cell>
          <table:table-cell table:style-name="ce56" office:value-type="float" office:value="103006" calcext:value-type="float">
            <text:p>103,006</text:p>
          </table:table-cell>
          <table:table-cell table:style-name="ce56" office:value-type="float" office:value="102942" calcext:value-type="float">
            <text:p>102,942</text:p>
          </table:table-cell>
          <table:table-cell table:style-name="ce56" office:value-type="float" office:value="102664" calcext:value-type="float">
            <text:p>102,664</text:p>
          </table:table-cell>
          <table:table-cell table:style-name="ce56" office:value-type="float" office:value="102419" calcext:value-type="float">
            <text:p>102,419</text:p>
          </table:table-cell>
          <table:table-cell table:style-name="ce56" office:value-type="float" office:value="102180" calcext:value-type="float">
            <text:p>102,180</text:p>
          </table:table-cell>
          <table:table-cell table:number-columns-repeated="1011"/>
        </table:table-row>
        <table:table-row table:style-name="ro3">
          <table:table-cell table:style-name="ce41" office:value-type="string" calcext:value-type="string">
            <text:p>.<text:span text:style-name="T1">Mankato, MN Metro Area</text:span></text:p>
          </table:table-cell>
          <table:table-cell table:style-name="ce56" office:value-type="float" office:value="96740" calcext:value-type="float">
            <text:p>96,740</text:p>
          </table:table-cell>
          <table:table-cell table:style-name="ce56" office:value-type="float" office:value="96742" calcext:value-type="float">
            <text:p>96,742</text:p>
          </table:table-cell>
          <table:table-cell table:style-name="ce56" office:value-type="float" office:value="96844" calcext:value-type="float">
            <text:p>96,844</text:p>
          </table:table-cell>
          <table:table-cell table:style-name="ce56" office:value-type="float" office:value="97325" calcext:value-type="float">
            <text:p>97,325</text:p>
          </table:table-cell>
          <table:table-cell table:style-name="ce56" office:value-type="float" office:value="97994" calcext:value-type="float">
            <text:p>97,994</text:p>
          </table:table-cell>
          <table:table-cell table:style-name="ce56" office:value-type="float" office:value="97718" calcext:value-type="float">
            <text:p>97,718</text:p>
          </table:table-cell>
          <table:table-cell table:style-name="ce56" office:value-type="float" office:value="98670" calcext:value-type="float">
            <text:p>98,670</text:p>
          </table:table-cell>
          <table:table-cell table:style-name="ce56" office:value-type="float" office:value="99199" calcext:value-type="float">
            <text:p>99,199</text:p>
          </table:table-cell>
          <table:table-cell table:style-name="ce56" office:value-type="float" office:value="100075" calcext:value-type="float">
            <text:p>100,075</text:p>
          </table:table-cell>
          <table:table-cell table:style-name="ce56" office:value-type="float" office:value="100968" calcext:value-type="float">
            <text:p>100,968</text:p>
          </table:table-cell>
          <table:table-cell table:style-name="ce56" office:value-type="float" office:value="101577" calcext:value-type="float">
            <text:p>101,577</text:p>
          </table:table-cell>
          <table:table-cell table:style-name="ce56" office:value-type="float" office:value="101927" calcext:value-type="float">
            <text:p>101,927</text:p>
          </table:table-cell>
          <table:table-cell table:number-columns-repeated="1011"/>
        </table:table-row>
        <table:table-row table:style-name="ro3">
          <table:table-cell table:style-name="ce41" office:value-type="string" calcext:value-type="string">
            <text:p>.<text:span text:style-name="T1">Grand Forks, ND-MN Metro Area</text:span></text:p>
          </table:table-cell>
          <table:table-cell table:style-name="ce56" office:value-type="float" office:value="98461" calcext:value-type="float">
            <text:p>98,461</text:p>
          </table:table-cell>
          <table:table-cell table:style-name="ce56" office:value-type="float" office:value="98464" calcext:value-type="float">
            <text:p>98,464</text:p>
          </table:table-cell>
          <table:table-cell table:style-name="ce56" office:value-type="float" office:value="98633" calcext:value-type="float">
            <text:p>98,633</text:p>
          </table:table-cell>
          <table:table-cell table:style-name="ce56" office:value-type="float" office:value="98194" calcext:value-type="float">
            <text:p>98,194</text:p>
          </table:table-cell>
          <table:table-cell table:style-name="ce56" office:value-type="float" office:value="99093" calcext:value-type="float">
            <text:p>99,093</text:p>
          </table:table-cell>
          <table:table-cell table:style-name="ce56" office:value-type="float" office:value="100741" calcext:value-type="float">
            <text:p>100,741</text:p>
          </table:table-cell>
          <table:table-cell table:style-name="ce56" office:value-type="float" office:value="101260" calcext:value-type="float">
            <text:p>101,260</text:p>
          </table:table-cell>
          <table:table-cell table:style-name="ce56" office:value-type="float" office:value="101849" calcext:value-type="float">
            <text:p>101,849</text:p>
          </table:table-cell>
          <table:table-cell table:style-name="ce56" office:value-type="float" office:value="102171" calcext:value-type="float">
            <text:p>102,171</text:p>
          </table:table-cell>
          <table:table-cell table:style-name="ce56" office:value-type="float" office:value="102126" calcext:value-type="float">
            <text:p>102,126</text:p>
          </table:table-cell>
          <table:table-cell table:style-name="ce56" office:value-type="float" office:value="101766" calcext:value-type="float">
            <text:p>101,766</text:p>
          </table:table-cell>
          <table:table-cell table:style-name="ce56" office:value-type="float" office:value="100815" calcext:value-type="float">
            <text:p>100,815</text:p>
          </table:table-cell>
          <table:table-cell table:number-columns-repeated="1011"/>
        </table:table-row>
        <table:table-row table:style-name="ro3">
          <table:table-cell table:style-name="ce41" office:value-type="string" calcext:value-type="string">
            <text:p>.<text:span text:style-name="T1">Victoria, TX Metro Area</text:span></text:p>
          </table:table-cell>
          <table:table-cell table:number-columns-repeated="2" table:style-name="ce56" office:value-type="float" office:value="94003" calcext:value-type="float">
            <text:p>94,003</text:p>
          </table:table-cell>
          <table:table-cell table:style-name="ce56" office:value-type="float" office:value="94102" calcext:value-type="float">
            <text:p>94,102</text:p>
          </table:table-cell>
          <table:table-cell table:style-name="ce56" office:value-type="float" office:value="94765" calcext:value-type="float">
            <text:p>94,765</text:p>
          </table:table-cell>
          <table:table-cell table:style-name="ce56" office:value-type="float" office:value="96447" calcext:value-type="float">
            <text:p>96,447</text:p>
          </table:table-cell>
          <table:table-cell table:style-name="ce56" office:value-type="float" office:value="97518" calcext:value-type="float">
            <text:p>97,518</text:p>
          </table:table-cell>
          <table:table-cell table:style-name="ce56" office:value-type="float" office:value="98548" calcext:value-type="float">
            <text:p>98,548</text:p>
          </table:table-cell>
          <table:table-cell table:style-name="ce56" office:value-type="float" office:value="99649" calcext:value-type="float">
            <text:p>99,649</text:p>
          </table:table-cell>
          <table:table-cell table:style-name="ce56" office:value-type="float" office:value="99914" calcext:value-type="float">
            <text:p>99,914</text:p>
          </table:table-cell>
          <table:table-cell table:style-name="ce56" office:value-type="float" office:value="99597" calcext:value-type="float">
            <text:p>99,597</text:p>
          </table:table-cell>
          <table:table-cell table:style-name="ce56" office:value-type="float" office:value="99466" calcext:value-type="float">
            <text:p>99,466</text:p>
          </table:table-cell>
          <table:table-cell table:style-name="ce56" office:value-type="float" office:value="99742" calcext:value-type="float">
            <text:p>99,742</text:p>
          </table:table-cell>
          <table:table-cell table:number-columns-repeated="1011"/>
        </table:table-row>
        <table:table-row table:style-name="ro3">
          <table:table-cell table:style-name="ce41" office:value-type="string" calcext:value-type="string">
            <text:p>.<text:span text:style-name="T1">Cheyenne, WY Metro Area</text:span></text:p>
          </table:table-cell>
          <table:table-cell table:style-name="ce56" office:value-type="float" office:value="91738" calcext:value-type="float">
            <text:p>91,738</text:p>
          </table:table-cell>
          <table:table-cell table:style-name="ce56" office:value-type="float" office:value="91885" calcext:value-type="float">
            <text:p>91,885</text:p>
          </table:table-cell>
          <table:table-cell table:style-name="ce56" office:value-type="float" office:value="92236" calcext:value-type="float">
            <text:p>92,236</text:p>
          </table:table-cell>
          <table:table-cell table:style-name="ce56" office:value-type="float" office:value="92576" calcext:value-type="float">
            <text:p>92,576</text:p>
          </table:table-cell>
          <table:table-cell table:style-name="ce56" office:value-type="float" office:value="94697" calcext:value-type="float">
            <text:p>94,697</text:p>
          </table:table-cell>
          <table:table-cell table:style-name="ce56" office:value-type="float" office:value="95707" calcext:value-type="float">
            <text:p>95,707</text:p>
          </table:table-cell>
          <table:table-cell table:style-name="ce56" office:value-type="float" office:value="96036" calcext:value-type="float">
            <text:p>96,036</text:p>
          </table:table-cell>
          <table:table-cell table:style-name="ce56" office:value-type="float" office:value="96969" calcext:value-type="float">
            <text:p>96,969</text:p>
          </table:table-cell>
          <table:table-cell table:style-name="ce56" office:value-type="float" office:value="97887" calcext:value-type="float">
            <text:p>97,887</text:p>
          </table:table-cell>
          <table:table-cell table:style-name="ce56" office:value-type="float" office:value="98377" calcext:value-type="float">
            <text:p>98,377</text:p>
          </table:table-cell>
          <table:table-cell table:style-name="ce56" office:value-type="float" office:value="98865" calcext:value-type="float">
            <text:p>98,865</text:p>
          </table:table-cell>
          <table:table-cell table:style-name="ce56" office:value-type="float" office:value="99500" calcext:value-type="float">
            <text:p>99,500</text:p>
          </table:table-cell>
          <table:table-cell table:number-columns-repeated="1011"/>
        </table:table-row>
        <table:table-row table:style-name="ro3">
          <table:table-cell table:style-name="ce41" office:value-type="string" calcext:value-type="string">
            <text:p>.<text:span text:style-name="T1">Hot Springs, AR Metro Area</text:span></text:p>
          </table:table-cell>
          <table:table-cell table:style-name="ce56" office:value-type="float" office:value="96024" calcext:value-type="float">
            <text:p>96,024</text:p>
          </table:table-cell>
          <table:table-cell table:style-name="ce56" office:value-type="float" office:value="95999" calcext:value-type="float">
            <text:p>95,999</text:p>
          </table:table-cell>
          <table:table-cell table:style-name="ce56" office:value-type="float" office:value="96067" calcext:value-type="float">
            <text:p>96,067</text:p>
          </table:table-cell>
          <table:table-cell table:style-name="ce56" office:value-type="float" office:value="96854" calcext:value-type="float">
            <text:p>96,854</text:p>
          </table:table-cell>
          <table:table-cell table:style-name="ce56" office:value-type="float" office:value="96986" calcext:value-type="float">
            <text:p>96,986</text:p>
          </table:table-cell>
          <table:table-cell table:style-name="ce56" office:value-type="float" office:value="97654" calcext:value-type="float">
            <text:p>97,654</text:p>
          </table:table-cell>
          <table:table-cell table:style-name="ce56" office:value-type="float" office:value="97758" calcext:value-type="float">
            <text:p>97,758</text:p>
          </table:table-cell>
          <table:table-cell table:style-name="ce56" office:value-type="float" office:value="97814" calcext:value-type="float">
            <text:p>97,814</text:p>
          </table:table-cell>
          <table:table-cell table:style-name="ce56" office:value-type="float" office:value="98282" calcext:value-type="float">
            <text:p>98,282</text:p>
          </table:table-cell>
          <table:table-cell table:style-name="ce56" office:value-type="float" office:value="98327" calcext:value-type="float">
            <text:p>98,327</text:p>
          </table:table-cell>
          <table:table-cell table:style-name="ce56" office:value-type="float" office:value="98966" calcext:value-type="float">
            <text:p>98,966</text:p>
          </table:table-cell>
          <table:table-cell table:style-name="ce56" office:value-type="float" office:value="99386" calcext:value-type="float">
            <text:p>99,386</text:p>
          </table:table-cell>
          <table:table-cell table:number-columns-repeated="1011"/>
        </table:table-row>
        <table:table-row table:style-name="ro3">
          <table:table-cell table:style-name="ce41" office:value-type="string" calcext:value-type="string">
            <text:p>.<text:span text:style-name="T1">Rome, GA Metro Area</text:span></text:p>
          </table:table-cell>
          <table:table-cell table:style-name="ce56" office:value-type="float" office:value="96317" calcext:value-type="float">
            <text:p>96,317</text:p>
          </table:table-cell>
          <table:table-cell table:style-name="ce56" office:value-type="float" office:value="96314" calcext:value-type="float">
            <text:p>96,314</text:p>
          </table:table-cell>
          <table:table-cell table:style-name="ce56" office:value-type="float" office:value="96431" calcext:value-type="float">
            <text:p>96,431</text:p>
          </table:table-cell>
          <table:table-cell table:style-name="ce56" office:value-type="float" office:value="96161" calcext:value-type="float">
            <text:p>96,161</text:p>
          </table:table-cell>
          <table:table-cell table:style-name="ce56" office:value-type="float" office:value="95940" calcext:value-type="float">
            <text:p>95,940</text:p>
          </table:table-cell>
          <table:table-cell table:style-name="ce56" office:value-type="float" office:value="95880" calcext:value-type="float">
            <text:p>95,880</text:p>
          </table:table-cell>
          <table:table-cell table:style-name="ce56" office:value-type="float" office:value="95868" calcext:value-type="float">
            <text:p>95,868</text:p>
          </table:table-cell>
          <table:table-cell table:style-name="ce56" office:value-type="float" office:value="96186" calcext:value-type="float">
            <text:p>96,186</text:p>
          </table:table-cell>
          <table:table-cell table:style-name="ce56" office:value-type="float" office:value="96698" calcext:value-type="float">
            <text:p>96,698</text:p>
          </table:table-cell>
          <table:table-cell table:style-name="ce56" office:value-type="float" office:value="97500" calcext:value-type="float">
            <text:p>97,500</text:p>
          </table:table-cell>
          <table:table-cell table:style-name="ce56" office:value-type="float" office:value="97964" calcext:value-type="float">
            <text:p>97,964</text:p>
          </table:table-cell>
          <table:table-cell table:style-name="ce56" office:value-type="float" office:value="98498" calcext:value-type="float">
            <text:p>98,498</text:p>
          </table:table-cell>
          <table:table-cell table:number-columns-repeated="1011"/>
        </table:table-row>
        <table:table-row table:style-name="ro3">
          <table:table-cell table:style-name="ce41" office:value-type="string" calcext:value-type="string">
            <text:p>.<text:span text:style-name="T1">Dubuque, IA Metro Area</text:span></text:p>
          </table:table-cell>
          <table:table-cell table:style-name="ce56" office:value-type="float" office:value="93653" calcext:value-type="float">
            <text:p>93,653</text:p>
          </table:table-cell>
          <table:table-cell table:style-name="ce56" office:value-type="float" office:value="93643" calcext:value-type="float">
            <text:p>93,643</text:p>
          </table:table-cell>
          <table:table-cell table:style-name="ce56" office:value-type="float" office:value="93929" calcext:value-type="float">
            <text:p>93,929</text:p>
          </table:table-cell>
          <table:table-cell table:style-name="ce56" office:value-type="float" office:value="94593" calcext:value-type="float">
            <text:p>94,593</text:p>
          </table:table-cell>
          <table:table-cell table:style-name="ce56" office:value-type="float" office:value="95159" calcext:value-type="float">
            <text:p>95,159</text:p>
          </table:table-cell>
          <table:table-cell table:style-name="ce56" office:value-type="float" office:value="95945" calcext:value-type="float">
            <text:p>95,945</text:p>
          </table:table-cell>
          <table:table-cell table:style-name="ce56" office:value-type="float" office:value="96481" calcext:value-type="float">
            <text:p>96,481</text:p>
          </table:table-cell>
          <table:table-cell table:style-name="ce56" office:value-type="float" office:value="96850" calcext:value-type="float">
            <text:p>96,850</text:p>
          </table:table-cell>
          <table:table-cell table:style-name="ce56" office:value-type="float" office:value="96763" calcext:value-type="float">
            <text:p>96,763</text:p>
          </table:table-cell>
          <table:table-cell table:style-name="ce56" office:value-type="float" office:value="97066" calcext:value-type="float">
            <text:p>97,066</text:p>
          </table:table-cell>
          <table:table-cell table:style-name="ce56" office:value-type="float" office:value="96922" calcext:value-type="float">
            <text:p>96,922</text:p>
          </table:table-cell>
          <table:table-cell table:style-name="ce56" office:value-type="float" office:value="97311" calcext:value-type="float">
            <text:p>97,311</text:p>
          </table:table-cell>
          <table:table-cell table:number-columns-repeated="1011"/>
        </table:table-row>
        <table:table-row table:style-name="ro3">
          <table:table-cell table:style-name="ce41" office:value-type="string" calcext:value-type="string">
            <text:p>.<text:span text:style-name="T1">Cumberland, MD-WV Metro Area</text:span></text:p>
          </table:table-cell>
          <table:table-cell table:style-name="ce56" office:value-type="float" office:value="103299" calcext:value-type="float">
            <text:p>103,299</text:p>
          </table:table-cell>
          <table:table-cell table:style-name="ce56" office:value-type="float" office:value="103272" calcext:value-type="float">
            <text:p>103,272</text:p>
          </table:table-cell>
          <table:table-cell table:style-name="ce56" office:value-type="float" office:value="103170" calcext:value-type="float">
            <text:p>103,170</text:p>
          </table:table-cell>
          <table:table-cell table:style-name="ce56" office:value-type="float" office:value="102629" calcext:value-type="float">
            <text:p>102,629</text:p>
          </table:table-cell>
          <table:table-cell table:style-name="ce56" office:value-type="float" office:value="101833" calcext:value-type="float">
            <text:p>101,833</text:p>
          </table:table-cell>
          <table:table-cell table:style-name="ce56" office:value-type="float" office:value="101267" calcext:value-type="float">
            <text:p>101,267</text:p>
          </table:table-cell>
          <table:table-cell table:style-name="ce56" office:value-type="float" office:value="100587" calcext:value-type="float">
            <text:p>100,587</text:p>
          </table:table-cell>
          <table:table-cell table:style-name="ce56" office:value-type="float" office:value="99879" calcext:value-type="float">
            <text:p>99,879</text:p>
          </table:table-cell>
          <table:table-cell table:style-name="ce56" office:value-type="float" office:value="99428" calcext:value-type="float">
            <text:p>99,428</text:p>
          </table:table-cell>
          <table:table-cell table:style-name="ce56" office:value-type="float" office:value="98575" calcext:value-type="float">
            <text:p>98,575</text:p>
          </table:table-cell>
          <table:table-cell table:style-name="ce56" office:value-type="float" office:value="97894" calcext:value-type="float">
            <text:p>97,894</text:p>
          </table:table-cell>
          <table:table-cell table:style-name="ce56" office:value-type="float" office:value="97284" calcext:value-type="float">
            <text:p>97,284</text:p>
          </table:table-cell>
          <table:table-cell table:number-columns-repeated="1011"/>
        </table:table-row>
        <table:table-row table:style-name="ro3">
          <table:table-cell table:style-name="ce41" office:value-type="string" calcext:value-type="string">
            <text:p>.<text:span text:style-name="T1">Fairbanks, AK Metro Area</text:span></text:p>
          </table:table-cell>
          <table:table-cell table:style-name="ce56" office:value-type="float" office:value="97581" calcext:value-type="float">
            <text:p>97,581</text:p>
          </table:table-cell>
          <table:table-cell table:style-name="ce56" office:value-type="float" office:value="97585" calcext:value-type="float">
            <text:p>97,585</text:p>
          </table:table-cell>
          <table:table-cell table:style-name="ce56" office:value-type="float" office:value="98264" calcext:value-type="float">
            <text:p>98,264</text:p>
          </table:table-cell>
          <table:table-cell table:style-name="ce56" office:value-type="float" office:value="98120" calcext:value-type="float">
            <text:p>98,120</text:p>
          </table:table-cell>
          <table:table-cell table:style-name="ce56" office:value-type="float" office:value="100311" calcext:value-type="float">
            <text:p>100,311</text:p>
          </table:table-cell>
          <table:table-cell table:style-name="ce56" office:value-type="float" office:value="100933" calcext:value-type="float">
            <text:p>100,933</text:p>
          </table:table-cell>
          <table:table-cell table:style-name="ce56" office:value-type="float" office:value="99254" calcext:value-type="float">
            <text:p>99,254</text:p>
          </table:table-cell>
          <table:table-cell table:style-name="ce56" office:value-type="float" office:value="99636" calcext:value-type="float">
            <text:p>99,636</text:p>
          </table:table-cell>
          <table:table-cell table:style-name="ce56" office:value-type="float" office:value="100633" calcext:value-type="float">
            <text:p>100,633</text:p>
          </table:table-cell>
          <table:table-cell table:style-name="ce56" office:value-type="float" office:value="99675" calcext:value-type="float">
            <text:p>99,675</text:p>
          </table:table-cell>
          <table:table-cell table:style-name="ce56" office:value-type="float" office:value="98565" calcext:value-type="float">
            <text:p>98,565</text:p>
          </table:table-cell>
          <table:table-cell table:style-name="ce56" office:value-type="float" office:value="96849" calcext:value-type="float">
            <text:p>96,849</text:p>
          </table:table-cell>
          <table:table-cell table:number-columns-repeated="1011"/>
        </table:table-row>
        <table:table-row table:style-name="ro3">
          <table:table-cell table:style-name="ce41" office:value-type="string" calcext:value-type="string">
            <text:p>.<text:span text:style-name="T1">Cape Girardeau, MO-IL Metro Area</text:span></text:p>
          </table:table-cell>
          <table:table-cell table:style-name="ce56" office:value-type="float" office:value="96275" calcext:value-type="float">
            <text:p>96,275</text:p>
          </table:table-cell>
          <table:table-cell table:style-name="ce56" office:value-type="float" office:value="96270" calcext:value-type="float">
            <text:p>96,270</text:p>
          </table:table-cell>
          <table:table-cell table:style-name="ce56" office:value-type="float" office:value="96447" calcext:value-type="float">
            <text:p>96,447</text:p>
          </table:table-cell>
          <table:table-cell table:style-name="ce56" office:value-type="float" office:value="96982" calcext:value-type="float">
            <text:p>96,982</text:p>
          </table:table-cell>
          <table:table-cell table:style-name="ce56" office:value-type="float" office:value="97210" calcext:value-type="float">
            <text:p>97,210</text:p>
          </table:table-cell>
          <table:table-cell table:style-name="ce56" office:value-type="float" office:value="97177" calcext:value-type="float">
            <text:p>97,177</text:p>
          </table:table-cell>
          <table:table-cell table:style-name="ce56" office:value-type="float" office:value="97405" calcext:value-type="float">
            <text:p>97,405</text:p>
          </table:table-cell>
          <table:table-cell table:style-name="ce56" office:value-type="float" office:value="97316" calcext:value-type="float">
            <text:p>97,316</text:p>
          </table:table-cell>
          <table:table-cell table:style-name="ce56" office:value-type="float" office:value="97109" calcext:value-type="float">
            <text:p>97,109</text:p>
          </table:table-cell>
          <table:table-cell table:style-name="ce56" office:value-type="float" office:value="96819" calcext:value-type="float">
            <text:p>96,819</text:p>
          </table:table-cell>
          <table:table-cell table:style-name="ce56" office:value-type="float" office:value="96868" calcext:value-type="float">
            <text:p>96,868</text:p>
          </table:table-cell>
          <table:table-cell table:style-name="ce56" office:value-type="float" office:value="96765" calcext:value-type="float">
            <text:p>96,765</text:p>
          </table:table-cell>
          <table:table-cell table:number-columns-repeated="1011"/>
        </table:table-row>
        <table:table-row table:style-name="ro3">
          <table:table-cell table:style-name="ce41" office:value-type="string" calcext:value-type="string">
            <text:p>.<text:span text:style-name="T1">Pocatello, ID Metro Area</text:span></text:p>
          </table:table-cell>
          <table:table-cell table:style-name="ce56" office:value-type="float" office:value="90656" calcext:value-type="float">
            <text:p>90,656</text:p>
          </table:table-cell>
          <table:table-cell table:style-name="ce56" office:value-type="float" office:value="90661" calcext:value-type="float">
            <text:p>90,661</text:p>
          </table:table-cell>
          <table:table-cell table:style-name="ce56" office:value-type="float" office:value="90892" calcext:value-type="float">
            <text:p>90,892</text:p>
          </table:table-cell>
          <table:table-cell table:style-name="ce56" office:value-type="float" office:value="91421" calcext:value-type="float">
            <text:p>91,421</text:p>
          </table:table-cell>
          <table:table-cell table:style-name="ce56" office:value-type="float" office:value="91585" calcext:value-type="float">
            <text:p>91,585</text:p>
          </table:table-cell>
          <table:table-cell table:style-name="ce56" office:value-type="float" office:value="91246" calcext:value-type="float">
            <text:p>91,246</text:p>
          </table:table-cell>
          <table:table-cell table:style-name="ce56" office:value-type="float" office:value="91265" calcext:value-type="float">
            <text:p>91,265</text:p>
          </table:table-cell>
          <table:table-cell table:style-name="ce56" office:value-type="float" office:value="91871" calcext:value-type="float">
            <text:p>91,871</text:p>
          </table:table-cell>
          <table:table-cell table:style-name="ce56" office:value-type="float" office:value="92357" calcext:value-type="float">
            <text:p>92,357</text:p>
          </table:table-cell>
          <table:table-cell table:style-name="ce56" office:value-type="float" office:value="93088" calcext:value-type="float">
            <text:p>93,088</text:p>
          </table:table-cell>
          <table:table-cell table:style-name="ce56" office:value-type="float" office:value="94374" calcext:value-type="float">
            <text:p>94,374</text:p>
          </table:table-cell>
          <table:table-cell table:style-name="ce56" office:value-type="float" office:value="95489" calcext:value-type="float">
            <text:p>95,489</text:p>
          </table:table-cell>
          <table:table-cell table:number-columns-repeated="1011"/>
        </table:table-row>
        <table:table-row table:style-name="ro3">
          <table:table-cell table:style-name="ce41" office:value-type="string" calcext:value-type="string">
            <text:p>.<text:span text:style-name="T1">Corvallis, OR Metro Area</text:span></text:p>
          </table:table-cell>
          <table:table-cell table:style-name="ce56" office:value-type="float" office:value="85579" calcext:value-type="float">
            <text:p>85,579</text:p>
          </table:table-cell>
          <table:table-cell table:style-name="ce56" office:value-type="float" office:value="85581" calcext:value-type="float">
            <text:p>85,581</text:p>
          </table:table-cell>
          <table:table-cell table:style-name="ce56" office:value-type="float" office:value="85574" calcext:value-type="float">
            <text:p>85,574</text:p>
          </table:table-cell>
          <table:table-cell table:style-name="ce56" office:value-type="float" office:value="86266" calcext:value-type="float">
            <text:p>86,266</text:p>
          </table:table-cell>
          <table:table-cell table:style-name="ce56" office:value-type="float" office:value="86678" calcext:value-type="float">
            <text:p>86,678</text:p>
          </table:table-cell>
          <table:table-cell table:style-name="ce56" office:value-type="float" office:value="86167" calcext:value-type="float">
            <text:p>86,167</text:p>
          </table:table-cell>
          <table:table-cell table:style-name="ce56" office:value-type="float" office:value="87215" calcext:value-type="float">
            <text:p>87,215</text:p>
          </table:table-cell>
          <table:table-cell table:style-name="ce56" office:value-type="float" office:value="88333" calcext:value-type="float">
            <text:p>88,333</text:p>
          </table:table-cell>
          <table:table-cell table:style-name="ce56" office:value-type="float" office:value="89918" calcext:value-type="float">
            <text:p>89,918</text:p>
          </table:table-cell>
          <table:table-cell table:style-name="ce56" office:value-type="float" office:value="91790" calcext:value-type="float">
            <text:p>91,790</text:p>
          </table:table-cell>
          <table:table-cell table:style-name="ce56" office:value-type="float" office:value="92442" calcext:value-type="float">
            <text:p>92,442</text:p>
          </table:table-cell>
          <table:table-cell table:style-name="ce56" office:value-type="float" office:value="93053" calcext:value-type="float">
            <text:p>93,053</text:p>
          </table:table-cell>
          <table:table-cell table:number-columns-repeated="1011"/>
        </table:table-row>
        <table:table-row table:style-name="ro3">
          <table:table-cell table:style-name="ce41" office:value-type="string" calcext:value-type="string">
            <text:p>.<text:span text:style-name="T1">Ocean City, NJ Metro Area</text:span></text:p>
          </table:table-cell>
          <table:table-cell table:style-name="ce56" office:value-type="float" office:value="97265" calcext:value-type="float">
            <text:p>97,265</text:p>
          </table:table-cell>
          <table:table-cell table:style-name="ce56" office:value-type="float" office:value="97257" calcext:value-type="float">
            <text:p>97,257</text:p>
          </table:table-cell>
          <table:table-cell table:style-name="ce56" office:value-type="float" office:value="97212" calcext:value-type="float">
            <text:p>97,212</text:p>
          </table:table-cell>
          <table:table-cell table:style-name="ce56" office:value-type="float" office:value="96494" calcext:value-type="float">
            <text:p>96,494</text:p>
          </table:table-cell>
          <table:table-cell table:style-name="ce56" office:value-type="float" office:value="96228" calcext:value-type="float">
            <text:p>96,228</text:p>
          </table:table-cell>
          <table:table-cell table:style-name="ce56" office:value-type="float" office:value="95498" calcext:value-type="float">
            <text:p>95,498</text:p>
          </table:table-cell>
          <table:table-cell table:style-name="ce56" office:value-type="float" office:value="94907" calcext:value-type="float">
            <text:p>94,907</text:p>
          </table:table-cell>
          <table:table-cell table:style-name="ce56" office:value-type="float" office:value="94160" calcext:value-type="float">
            <text:p>94,160</text:p>
          </table:table-cell>
          <table:table-cell table:style-name="ce56" office:value-type="float" office:value="93655" calcext:value-type="float">
            <text:p>93,655</text:p>
          </table:table-cell>
          <table:table-cell table:style-name="ce56" office:value-type="float" office:value="93129" calcext:value-type="float">
            <text:p>93,129</text:p>
          </table:table-cell>
          <table:table-cell table:style-name="ce56" office:value-type="float" office:value="92446" calcext:value-type="float">
            <text:p>92,446</text:p>
          </table:table-cell>
          <table:table-cell table:style-name="ce56" office:value-type="float" office:value="92039" calcext:value-type="float">
            <text:p>92,039</text:p>
          </table:table-cell>
          <table:table-cell table:number-columns-repeated="1011"/>
        </table:table-row>
        <table:table-row table:style-name="ro3">
          <table:table-cell table:style-name="ce41" office:value-type="string" calcext:value-type="string">
            <text:p>.<text:span text:style-name="T1">Parkersburg-Vienna, WV Metro Area</text:span></text:p>
          </table:table-cell>
          <table:table-cell table:style-name="ce56" office:value-type="float" office:value="92673" calcext:value-type="float">
            <text:p>92,673</text:p>
          </table:table-cell>
          <table:table-cell table:style-name="ce56" office:value-type="float" office:value="92667" calcext:value-type="float">
            <text:p>92,667</text:p>
          </table:table-cell>
          <table:table-cell table:style-name="ce56" office:value-type="float" office:value="92698" calcext:value-type="float">
            <text:p>92,698</text:p>
          </table:table-cell>
          <table:table-cell table:style-name="ce56" office:value-type="float" office:value="92643" calcext:value-type="float">
            <text:p>92,643</text:p>
          </table:table-cell>
          <table:table-cell table:style-name="ce56" office:value-type="float" office:value="92390" calcext:value-type="float">
            <text:p>92,390</text:p>
          </table:table-cell>
          <table:table-cell table:style-name="ce56" office:value-type="float" office:value="92360" calcext:value-type="float">
            <text:p>92,360</text:p>
          </table:table-cell>
          <table:table-cell table:style-name="ce56" office:value-type="float" office:value="92259" calcext:value-type="float">
            <text:p>92,259</text:p>
          </table:table-cell>
          <table:table-cell table:style-name="ce56" office:value-type="float" office:value="92139" calcext:value-type="float">
            <text:p>92,139</text:p>
          </table:table-cell>
          <table:table-cell table:style-name="ce56" office:value-type="float" office:value="91476" calcext:value-type="float">
            <text:p>91,476</text:p>
          </table:table-cell>
          <table:table-cell table:style-name="ce56" office:value-type="float" office:value="90846" calcext:value-type="float">
            <text:p>90,846</text:p>
          </table:table-cell>
          <table:table-cell table:style-name="ce56" office:value-type="float" office:value="89991" calcext:value-type="float">
            <text:p>89,991</text:p>
          </table:table-cell>
          <table:table-cell table:style-name="ce56" office:value-type="float" office:value="89339" calcext:value-type="float">
            <text:p>89,339</text:p>
          </table:table-cell>
          <table:table-cell table:number-columns-repeated="1011"/>
        </table:table-row>
        <table:table-row table:style-name="ro3">
          <table:table-cell table:style-name="ce41" office:value-type="string" calcext:value-type="string">
            <text:p>.<text:span text:style-name="T1">Pine Bluff, AR Metro Area</text:span></text:p>
          </table:table-cell>
          <table:table-cell table:style-name="ce56" office:value-type="float" office:value="100258" calcext:value-type="float">
            <text:p>100,258</text:p>
          </table:table-cell>
          <table:table-cell table:style-name="ce56" office:value-type="float" office:value="100289" calcext:value-type="float">
            <text:p>100,289</text:p>
          </table:table-cell>
          <table:table-cell table:style-name="ce56" office:value-type="float" office:value="100107" calcext:value-type="float">
            <text:p>100,107</text:p>
          </table:table-cell>
          <table:table-cell table:style-name="ce56" office:value-type="float" office:value="99052" calcext:value-type="float">
            <text:p>99,052</text:p>
          </table:table-cell>
          <table:table-cell table:style-name="ce56" office:value-type="float" office:value="97423" calcext:value-type="float">
            <text:p>97,423</text:p>
          </table:table-cell>
          <table:table-cell table:style-name="ce56" office:value-type="float" office:value="95769" calcext:value-type="float">
            <text:p>95,769</text:p>
          </table:table-cell>
          <table:table-cell table:style-name="ce56" office:value-type="float" office:value="94882" calcext:value-type="float">
            <text:p>94,882</text:p>
          </table:table-cell>
          <table:table-cell table:style-name="ce56" office:value-type="float" office:value="94022" calcext:value-type="float">
            <text:p>94,022</text:p>
          </table:table-cell>
          <table:table-cell table:style-name="ce56" office:value-type="float" office:value="92380" calcext:value-type="float">
            <text:p>92,380</text:p>
          </table:table-cell>
          <table:table-cell table:style-name="ce56" office:value-type="float" office:value="90875" calcext:value-type="float">
            <text:p>90,875</text:p>
          </table:table-cell>
          <table:table-cell table:style-name="ce56" office:value-type="float" office:value="89246" calcext:value-type="float">
            <text:p>89,246</text:p>
          </table:table-cell>
          <table:table-cell table:style-name="ce56" office:value-type="float" office:value="87804" calcext:value-type="float">
            <text:p>87,804</text:p>
          </table:table-cell>
          <table:table-cell table:number-columns-repeated="1011"/>
        </table:table-row>
        <table:table-row table:style-name="ro3">
          <table:table-cell table:style-name="ce41" office:value-type="string" calcext:value-type="string">
            <text:p>.<text:span text:style-name="T1">Grants Pass, OR Metro Area</text:span></text:p>
          </table:table-cell>
          <table:table-cell table:style-name="ce56" office:value-type="float" office:value="82713" calcext:value-type="float">
            <text:p>82,713</text:p>
          </table:table-cell>
          <table:table-cell table:style-name="ce56" office:value-type="float" office:value="82719" calcext:value-type="float">
            <text:p>82,719</text:p>
          </table:table-cell>
          <table:table-cell table:style-name="ce56" office:value-type="float" office:value="82879" calcext:value-type="float">
            <text:p>82,879</text:p>
          </table:table-cell>
          <table:table-cell table:style-name="ce56" office:value-type="float" office:value="82702" calcext:value-type="float">
            <text:p>82,702</text:p>
          </table:table-cell>
          <table:table-cell table:style-name="ce56" office:value-type="float" office:value="82755" calcext:value-type="float">
            <text:p>82,755</text:p>
          </table:table-cell>
          <table:table-cell table:style-name="ce56" office:value-type="float" office:value="83131" calcext:value-type="float">
            <text:p>83,131</text:p>
          </table:table-cell>
          <table:table-cell table:style-name="ce56" office:value-type="float" office:value="83377" calcext:value-type="float">
            <text:p>83,377</text:p>
          </table:table-cell>
          <table:table-cell table:style-name="ce56" office:value-type="float" office:value="84528" calcext:value-type="float">
            <text:p>84,528</text:p>
          </table:table-cell>
          <table:table-cell table:style-name="ce56" office:value-type="float" office:value="85504" calcext:value-type="float">
            <text:p>85,504</text:p>
          </table:table-cell>
          <table:table-cell table:style-name="ce56" office:value-type="float" office:value="86584" calcext:value-type="float">
            <text:p>86,584</text:p>
          </table:table-cell>
          <table:table-cell table:style-name="ce56" office:value-type="float" office:value="87150" calcext:value-type="float">
            <text:p>87,150</text:p>
          </table:table-cell>
          <table:table-cell table:style-name="ce56" office:value-type="float" office:value="87487" calcext:value-type="float">
            <text:p>87,487</text:p>
          </table:table-cell>
          <table:table-cell table:number-columns-repeated="1011"/>
        </table:table-row>
        <table:table-row table:style-name="ro3">
          <table:table-cell table:style-name="ce41" office:value-type="string" calcext:value-type="string">
            <text:p>.<text:span text:style-name="T1">Columbus, IN Metro Area</text:span></text:p>
          </table:table-cell>
          <table:table-cell table:style-name="ce56" office:value-type="float" office:value="76794" calcext:value-type="float">
            <text:p>76,794</text:p>
          </table:table-cell>
          <table:table-cell table:style-name="ce56" office:value-type="float" office:value="76783" calcext:value-type="float">
            <text:p>76,783</text:p>
          </table:table-cell>
          <table:table-cell table:style-name="ce56" office:value-type="float" office:value="76818" calcext:value-type="float">
            <text:p>76,818</text:p>
          </table:table-cell>
          <table:table-cell table:style-name="ce56" office:value-type="float" office:value="77620" calcext:value-type="float">
            <text:p>77,620</text:p>
          </table:table-cell>
          <table:table-cell table:style-name="ce56" office:value-type="float" office:value="79001" calcext:value-type="float">
            <text:p>79,001</text:p>
          </table:table-cell>
          <table:table-cell table:style-name="ce56" office:value-type="float" office:value="79655" calcext:value-type="float">
            <text:p>79,655</text:p>
          </table:table-cell>
          <table:table-cell table:style-name="ce56" office:value-type="float" office:value="80497" calcext:value-type="float">
            <text:p>80,497</text:p>
          </table:table-cell>
          <table:table-cell table:style-name="ce56" office:value-type="float" office:value="81458" calcext:value-type="float">
            <text:p>81,458</text:p>
          </table:table-cell>
          <table:table-cell table:style-name="ce56" office:value-type="float" office:value="82231" calcext:value-type="float">
            <text:p>82,231</text:p>
          </table:table-cell>
          <table:table-cell table:style-name="ce56" office:value-type="float" office:value="82213" calcext:value-type="float">
            <text:p>82,213</text:p>
          </table:table-cell>
          <table:table-cell table:style-name="ce56" office:value-type="float" office:value="82722" calcext:value-type="float">
            <text:p>82,722</text:p>
          </table:table-cell>
          <table:table-cell table:style-name="ce56" office:value-type="float" office:value="83779" calcext:value-type="float">
            <text:p>83,779</text:p>
          </table:table-cell>
          <table:table-cell table:number-columns-repeated="1011"/>
        </table:table-row>
        <table:table-row table:style-name="ro3">
          <table:table-cell table:style-name="ce41" office:value-type="string" calcext:value-type="string">
            <text:p>.<text:span text:style-name="T1">Elmira, NY Metro Area</text:span></text:p>
          </table:table-cell>
          <table:table-cell table:style-name="ce56" office:value-type="float" office:value="88830" calcext:value-type="float">
            <text:p>88,830</text:p>
          </table:table-cell>
          <table:table-cell table:style-name="ce56" office:value-type="float" office:value="88847" calcext:value-type="float">
            <text:p>88,847</text:p>
          </table:table-cell>
          <table:table-cell table:style-name="ce56" office:value-type="float" office:value="88895" calcext:value-type="float">
            <text:p>88,895</text:p>
          </table:table-cell>
          <table:table-cell table:style-name="ce56" office:value-type="float" office:value="88899" calcext:value-type="float">
            <text:p>88,899</text:p>
          </table:table-cell>
          <table:table-cell table:style-name="ce56" office:value-type="float" office:value="89137" calcext:value-type="float">
            <text:p>89,137</text:p>
          </table:table-cell>
          <table:table-cell table:style-name="ce56" office:value-type="float" office:value="88199" calcext:value-type="float">
            <text:p>88,199</text:p>
          </table:table-cell>
          <table:table-cell table:style-name="ce56" office:value-type="float" office:value="87177" calcext:value-type="float">
            <text:p>87,177</text:p>
          </table:table-cell>
          <table:table-cell table:style-name="ce56" office:value-type="float" office:value="86705" calcext:value-type="float">
            <text:p>86,705</text:p>
          </table:table-cell>
          <table:table-cell table:style-name="ce56" office:value-type="float" office:value="85644" calcext:value-type="float">
            <text:p>85,644</text:p>
          </table:table-cell>
          <table:table-cell table:style-name="ce56" office:value-type="float" office:value="84736" calcext:value-type="float">
            <text:p>84,736</text:p>
          </table:table-cell>
          <table:table-cell table:style-name="ce56" office:value-type="float" office:value="83935" calcext:value-type="float">
            <text:p>83,935</text:p>
          </table:table-cell>
          <table:table-cell table:style-name="ce56" office:value-type="float" office:value="83456" calcext:value-type="float">
            <text:p>83,456</text:p>
          </table:table-cell>
          <table:table-cell table:number-columns-repeated="1011"/>
        </table:table-row>
        <table:table-row table:style-name="ro3">
          <table:table-cell table:style-name="ce41" office:value-type="string" calcext:value-type="string">
            <text:p>.<text:span text:style-name="T1">Bloomsburg-Berwick, PA Metro Area</text:span></text:p>
          </table:table-cell>
          <table:table-cell table:style-name="ce56" office:value-type="float" office:value="85562" calcext:value-type="float">
            <text:p>85,562</text:p>
          </table:table-cell>
          <table:table-cell table:style-name="ce56" office:value-type="float" office:value="85555" calcext:value-type="float">
            <text:p>85,555</text:p>
          </table:table-cell>
          <table:table-cell table:style-name="ce56" office:value-type="float" office:value="85657" calcext:value-type="float">
            <text:p>85,657</text:p>
          </table:table-cell>
          <table:table-cell table:style-name="ce56" office:value-type="float" office:value="85449" calcext:value-type="float">
            <text:p>85,449</text:p>
          </table:table-cell>
          <table:table-cell table:style-name="ce56" office:value-type="float" office:value="85472" calcext:value-type="float">
            <text:p>85,472</text:p>
          </table:table-cell>
          <table:table-cell table:style-name="ce56" office:value-type="float" office:value="85592" calcext:value-type="float">
            <text:p>85,592</text:p>
          </table:table-cell>
          <table:table-cell table:style-name="ce56" office:value-type="float" office:value="85538" calcext:value-type="float">
            <text:p>85,538</text:p>
          </table:table-cell>
          <table:table-cell table:style-name="ce56" office:value-type="float" office:value="84980" calcext:value-type="float">
            <text:p>84,980</text:p>
          </table:table-cell>
          <table:table-cell table:style-name="ce56" office:value-type="float" office:value="84390" calcext:value-type="float">
            <text:p>84,390</text:p>
          </table:table-cell>
          <table:table-cell table:style-name="ce56" office:value-type="float" office:value="83851" calcext:value-type="float">
            <text:p>83,851</text:p>
          </table:table-cell>
          <table:table-cell table:style-name="ce56" office:value-type="float" office:value="83455" calcext:value-type="float">
            <text:p>83,455</text:p>
          </table:table-cell>
          <table:table-cell table:style-name="ce56" office:value-type="float" office:value="83194" calcext:value-type="float">
            <text:p>83,194</text:p>
          </table:table-cell>
          <table:table-cell table:number-columns-repeated="1011"/>
        </table:table-row>
        <table:table-row table:style-name="ro3">
          <table:table-cell table:style-name="ce41" office:value-type="string" calcext:value-type="string">
            <text:p>.<text:span text:style-name="T1">Midland, MI Metro Area</text:span></text:p>
          </table:table-cell>
          <table:table-cell table:style-name="ce56" office:value-type="float" office:value="83629" calcext:value-type="float">
            <text:p>83,629</text:p>
          </table:table-cell>
          <table:table-cell table:style-name="ce56" office:value-type="float" office:value="83621" calcext:value-type="float">
            <text:p>83,621</text:p>
          </table:table-cell>
          <table:table-cell table:style-name="ce56" office:value-type="float" office:value="83651" calcext:value-type="float">
            <text:p>83,651</text:p>
          </table:table-cell>
          <table:table-cell table:style-name="ce56" office:value-type="float" office:value="83805" calcext:value-type="float">
            <text:p>83,805</text:p>
          </table:table-cell>
          <table:table-cell table:style-name="ce56" office:value-type="float" office:value="83721" calcext:value-type="float">
            <text:p>83,721</text:p>
          </table:table-cell>
          <table:table-cell table:style-name="ce56" office:value-type="float" office:value="83651" calcext:value-type="float">
            <text:p>83,651</text:p>
          </table:table-cell>
          <table:table-cell table:style-name="ce56" office:value-type="float" office:value="83492" calcext:value-type="float">
            <text:p>83,492</text:p>
          </table:table-cell>
          <table:table-cell table:style-name="ce56" office:value-type="float" office:value="83662" calcext:value-type="float">
            <text:p>83,662</text:p>
          </table:table-cell>
          <table:table-cell table:style-name="ce56" office:value-type="float" office:value="83422" calcext:value-type="float">
            <text:p>83,422</text:p>
          </table:table-cell>
          <table:table-cell table:style-name="ce56" office:value-type="float" office:value="83314" calcext:value-type="float">
            <text:p>83,314</text:p>
          </table:table-cell>
          <table:table-cell table:style-name="ce56" office:value-type="float" office:value="83223" calcext:value-type="float">
            <text:p>83,223</text:p>
          </table:table-cell>
          <table:table-cell table:style-name="ce56" office:value-type="float" office:value="83156" calcext:value-type="float">
            <text:p>83,156</text:p>
          </table:table-cell>
          <table:table-cell table:number-columns-repeated="1011"/>
        </table:table-row>
        <table:table-row table:style-name="ro3">
          <table:table-cell table:style-name="ce41" office:value-type="string" calcext:value-type="string">
            <text:p>.<text:span text:style-name="T1">Kokomo, IN Metro Area</text:span></text:p>
          </table:table-cell>
          <table:table-cell table:style-name="ce56" office:value-type="float" office:value="82752" calcext:value-type="float">
            <text:p>82,752</text:p>
          </table:table-cell>
          <table:table-cell table:style-name="ce56" office:value-type="float" office:value="82748" calcext:value-type="float">
            <text:p>82,748</text:p>
          </table:table-cell>
          <table:table-cell table:style-name="ce56" office:value-type="float" office:value="82752" calcext:value-type="float">
            <text:p>82,752</text:p>
          </table:table-cell>
          <table:table-cell table:style-name="ce56" office:value-type="float" office:value="82797" calcext:value-type="float">
            <text:p>82,797</text:p>
          </table:table-cell>
          <table:table-cell table:style-name="ce56" office:value-type="float" office:value="82839" calcext:value-type="float">
            <text:p>82,839</text:p>
          </table:table-cell>
          <table:table-cell table:style-name="ce56" office:value-type="float" office:value="82738" calcext:value-type="float">
            <text:p>82,738</text:p>
          </table:table-cell>
          <table:table-cell table:style-name="ce56" office:value-type="float" office:value="82605" calcext:value-type="float">
            <text:p>82,605</text:p>
          </table:table-cell>
          <table:table-cell table:style-name="ce56" office:value-type="float" office:value="82338" calcext:value-type="float">
            <text:p>82,338</text:p>
          </table:table-cell>
          <table:table-cell table:style-name="ce56" office:value-type="float" office:value="82304" calcext:value-type="float">
            <text:p>82,304</text:p>
          </table:table-cell>
          <table:table-cell table:style-name="ce56" office:value-type="float" office:value="82210" calcext:value-type="float">
            <text:p>82,210</text:p>
          </table:table-cell>
          <table:table-cell table:style-name="ce56" office:value-type="float" office:value="82257" calcext:value-type="float">
            <text:p>82,257</text:p>
          </table:table-cell>
          <table:table-cell table:style-name="ce56" office:value-type="float" office:value="82544" calcext:value-type="float">
            <text:p>82,544</text:p>
          </table:table-cell>
          <table:table-cell table:number-columns-repeated="1011"/>
        </table:table-row>
        <table:table-row table:style-name="ro3">
          <table:table-cell table:style-name="ce41" office:value-type="string" calcext:value-type="string">
            <text:p>.<text:span text:style-name="T1">Great Falls, MT Metro Area</text:span></text:p>
          </table:table-cell>
          <table:table-cell table:style-name="ce56" office:value-type="float" office:value="81327" calcext:value-type="float">
            <text:p>81,327</text:p>
          </table:table-cell>
          <table:table-cell table:style-name="ce56" office:value-type="float" office:value="81326" calcext:value-type="float">
            <text:p>81,326</text:p>
          </table:table-cell>
          <table:table-cell table:style-name="ce56" office:value-type="float" office:value="81507" calcext:value-type="float">
            <text:p>81,507</text:p>
          </table:table-cell>
          <table:table-cell table:style-name="ce56" office:value-type="float" office:value="81714" calcext:value-type="float">
            <text:p>81,714</text:p>
          </table:table-cell>
          <table:table-cell table:style-name="ce56" office:value-type="float" office:value="81622" calcext:value-type="float">
            <text:p>81,622</text:p>
          </table:table-cell>
          <table:table-cell table:style-name="ce56" office:value-type="float" office:value="82194" calcext:value-type="float">
            <text:p>82,194</text:p>
          </table:table-cell>
          <table:table-cell table:style-name="ce56" office:value-type="float" office:value="82056" calcext:value-type="float">
            <text:p>82,056</text:p>
          </table:table-cell>
          <table:table-cell table:style-name="ce56" office:value-type="float" office:value="81878" calcext:value-type="float">
            <text:p>81,878</text:p>
          </table:table-cell>
          <table:table-cell table:style-name="ce56" office:value-type="float" office:value="81562" calcext:value-type="float">
            <text:p>81,562</text:p>
          </table:table-cell>
          <table:table-cell table:style-name="ce56" office:value-type="float" office:value="81633" calcext:value-type="float">
            <text:p>81,633</text:p>
          </table:table-cell>
          <table:table-cell table:style-name="ce56" office:value-type="float" office:value="81688" calcext:value-type="float">
            <text:p>81,688</text:p>
          </table:table-cell>
          <table:table-cell table:style-name="ce56" office:value-type="float" office:value="81366" calcext:value-type="float">
            <text:p>81,366</text:p>
          </table:table-cell>
          <table:table-cell table:number-columns-repeated="1011"/>
        </table:table-row>
        <table:table-row table:style-name="ro3">
          <table:table-cell table:style-name="ce41" office:value-type="string" calcext:value-type="string">
            <text:p>.<text:span text:style-name="T1">Hinesville, GA Metro Area</text:span></text:p>
          </table:table-cell>
          <table:table-cell table:style-name="ce56" office:value-type="float" office:value="77917" calcext:value-type="float">
            <text:p>77,917</text:p>
          </table:table-cell>
          <table:table-cell table:style-name="ce56" office:value-type="float" office:value="77929" calcext:value-type="float">
            <text:p>77,929</text:p>
          </table:table-cell>
          <table:table-cell table:style-name="ce56" office:value-type="float" office:value="77339" calcext:value-type="float">
            <text:p>77,339</text:p>
          </table:table-cell>
          <table:table-cell table:style-name="ce56" office:value-type="float" office:value="80267" calcext:value-type="float">
            <text:p>80,267</text:p>
          </table:table-cell>
          <table:table-cell table:style-name="ce56" office:value-type="float" office:value="80406" calcext:value-type="float">
            <text:p>80,406</text:p>
          </table:table-cell>
          <table:table-cell table:style-name="ce56" office:value-type="float" office:value="78825" calcext:value-type="float">
            <text:p>78,825</text:p>
          </table:table-cell>
          <table:table-cell table:style-name="ce56" office:value-type="float" office:value="81120" calcext:value-type="float">
            <text:p>81,120</text:p>
          </table:table-cell>
          <table:table-cell table:style-name="ce56" office:value-type="float" office:value="79269" calcext:value-type="float">
            <text:p>79,269</text:p>
          </table:table-cell>
          <table:table-cell table:style-name="ce56" office:value-type="float" office:value="79845" calcext:value-type="float">
            <text:p>79,845</text:p>
          </table:table-cell>
          <table:table-cell table:style-name="ce56" office:value-type="float" office:value="80399" calcext:value-type="float">
            <text:p>80,399</text:p>
          </table:table-cell>
          <table:table-cell table:style-name="ce56" office:value-type="float" office:value="79697" calcext:value-type="float">
            <text:p>79,697</text:p>
          </table:table-cell>
          <table:table-cell table:style-name="ce56" office:value-type="float" office:value="80994" calcext:value-type="float">
            <text:p>80,994</text:p>
          </table:table-cell>
          <table:table-cell table:number-columns-repeated="1011"/>
        </table:table-row>
        <table:table-row table:style-name="ro3">
          <table:table-cell table:style-name="ce41" office:value-type="string" calcext:value-type="string">
            <text:p>.<text:span text:style-name="T1">Casper, WY Metro Area</text:span></text:p>
          </table:table-cell>
          <table:table-cell table:style-name="ce56" office:value-type="float" office:value="75450" calcext:value-type="float">
            <text:p>75,450</text:p>
          </table:table-cell>
          <table:table-cell table:style-name="ce56" office:value-type="float" office:value="75448" calcext:value-type="float">
            <text:p>75,448</text:p>
          </table:table-cell>
          <table:table-cell table:style-name="ce56" office:value-type="float" office:value="75470" calcext:value-type="float">
            <text:p>75,470</text:p>
          </table:table-cell>
          <table:table-cell table:style-name="ce56" office:value-type="float" office:value="76399" calcext:value-type="float">
            <text:p>76,399</text:p>
          </table:table-cell>
          <table:table-cell table:style-name="ce56" office:value-type="float" office:value="78565" calcext:value-type="float">
            <text:p>78,565</text:p>
          </table:table-cell>
          <table:table-cell table:style-name="ce56" office:value-type="float" office:value="81103" calcext:value-type="float">
            <text:p>81,103</text:p>
          </table:table-cell>
          <table:table-cell table:style-name="ce56" office:value-type="float" office:value="81377" calcext:value-type="float">
            <text:p>81,377</text:p>
          </table:table-cell>
          <table:table-cell table:style-name="ce56" office:value-type="float" office:value="82137" calcext:value-type="float">
            <text:p>82,137</text:p>
          </table:table-cell>
          <table:table-cell table:style-name="ce56" office:value-type="float" office:value="80909" calcext:value-type="float">
            <text:p>80,909</text:p>
          </table:table-cell>
          <table:table-cell table:style-name="ce56" office:value-type="float" office:value="79586" calcext:value-type="float">
            <text:p>79,586</text:p>
          </table:table-cell>
          <table:table-cell table:style-name="ce56" office:value-type="float" office:value="79175" calcext:value-type="float">
            <text:p>79,175</text:p>
          </table:table-cell>
          <table:table-cell table:style-name="ce56" office:value-type="float" office:value="79858" calcext:value-type="float">
            <text:p>79,858</text:p>
          </table:table-cell>
          <table:table-cell table:number-columns-repeated="1011"/>
        </table:table-row>
        <table:table-row table:style-name="ro3">
          <table:table-cell table:style-name="ce41" office:value-type="string" calcext:value-type="string">
            <text:p>.<text:span text:style-name="T1">Danville, IL Metro Area</text:span></text:p>
          </table:table-cell>
          <table:table-cell table:number-columns-repeated="2" table:style-name="ce56" office:value-type="float" office:value="81625" calcext:value-type="float">
            <text:p>81,625</text:p>
          </table:table-cell>
          <table:table-cell table:style-name="ce56" office:value-type="float" office:value="81640" calcext:value-type="float">
            <text:p>81,640</text:p>
          </table:table-cell>
          <table:table-cell table:style-name="ce56" office:value-type="float" office:value="81414" calcext:value-type="float">
            <text:p>81,414</text:p>
          </table:table-cell>
          <table:table-cell table:style-name="ce56" office:value-type="float" office:value="80862" calcext:value-type="float">
            <text:p>80,862</text:p>
          </table:table-cell>
          <table:table-cell table:style-name="ce56" office:value-type="float" office:value="80585" calcext:value-type="float">
            <text:p>80,585</text:p>
          </table:table-cell>
          <table:table-cell table:style-name="ce56" office:value-type="float" office:value="79783" calcext:value-type="float">
            <text:p>79,783</text:p>
          </table:table-cell>
          <table:table-cell table:style-name="ce56" office:value-type="float" office:value="79170" calcext:value-type="float">
            <text:p>79,170</text:p>
          </table:table-cell>
          <table:table-cell table:style-name="ce56" office:value-type="float" office:value="78494" calcext:value-type="float">
            <text:p>78,494</text:p>
          </table:table-cell>
          <table:table-cell table:style-name="ce56" office:value-type="float" office:value="77689" calcext:value-type="float">
            <text:p>77,689</text:p>
          </table:table-cell>
          <table:table-cell table:style-name="ce56" office:value-type="float" office:value="76702" calcext:value-type="float">
            <text:p>76,702</text:p>
          </table:table-cell>
          <table:table-cell table:style-name="ce56" office:value-type="float" office:value="75758" calcext:value-type="float">
            <text:p>75,758</text:p>
          </table:table-cell>
          <table:table-cell table:number-columns-repeated="1011"/>
        </table:table-row>
        <table:table-row table:style-name="ro3">
          <table:table-cell table:style-name="ce41" office:value-type="string" calcext:value-type="string">
            <text:p>.<text:span text:style-name="T1">Grand Island, NE Metro Area</text:span></text:p>
          </table:table-cell>
          <table:table-cell table:style-name="ce56" office:value-type="float" office:value="72726" calcext:value-type="float">
            <text:p>72,726</text:p>
          </table:table-cell>
          <table:table-cell table:style-name="ce56" office:value-type="float" office:value="72744" calcext:value-type="float">
            <text:p>72,744</text:p>
          </table:table-cell>
          <table:table-cell table:style-name="ce56" office:value-type="float" office:value="72936" calcext:value-type="float">
            <text:p>72,936</text:p>
          </table:table-cell>
          <table:table-cell table:style-name="ce56" office:value-type="float" office:value="73547" calcext:value-type="float">
            <text:p>73,547</text:p>
          </table:table-cell>
          <table:table-cell table:style-name="ce56" office:value-type="float" office:value="74238" calcext:value-type="float">
            <text:p>74,238</text:p>
          </table:table-cell>
          <table:table-cell table:style-name="ce56" office:value-type="float" office:value="74652" calcext:value-type="float">
            <text:p>74,652</text:p>
          </table:table-cell>
          <table:table-cell table:style-name="ce56" office:value-type="float" office:value="75240" calcext:value-type="float">
            <text:p>75,240</text:p>
          </table:table-cell>
          <table:table-cell table:style-name="ce56" office:value-type="float" office:value="75319" calcext:value-type="float">
            <text:p>75,319</text:p>
          </table:table-cell>
          <table:table-cell table:style-name="ce56" office:value-type="float" office:value="75598" calcext:value-type="float">
            <text:p>75,598</text:p>
          </table:table-cell>
          <table:table-cell table:style-name="ce56" office:value-type="float" office:value="75456" calcext:value-type="float">
            <text:p>75,456</text:p>
          </table:table-cell>
          <table:table-cell table:style-name="ce56" office:value-type="float" office:value="75476" calcext:value-type="float">
            <text:p>75,476</text:p>
          </table:table-cell>
          <table:table-cell table:style-name="ce56" office:value-type="float" office:value="75553" calcext:value-type="float">
            <text:p>75,553</text:p>
          </table:table-cell>
          <table:table-cell table:number-columns-repeated="1011"/>
        </table:table-row>
        <table:table-row table:style-name="ro3">
          <table:table-cell table:style-name="ce41" office:value-type="string" calcext:value-type="string">
            <text:p>.<text:span text:style-name="T1">Lewiston, ID-WA Metro Area</text:span></text:p>
          </table:table-cell>
          <table:table-cell table:style-name="ce56" office:value-type="float" office:value="60888" calcext:value-type="float">
            <text:p>60,888</text:p>
          </table:table-cell>
          <table:table-cell table:style-name="ce56" office:value-type="float" office:value="60893" calcext:value-type="float">
            <text:p>60,893</text:p>
          </table:table-cell>
          <table:table-cell table:style-name="ce56" office:value-type="float" office:value="61040" calcext:value-type="float">
            <text:p>61,040</text:p>
          </table:table-cell>
          <table:table-cell table:style-name="ce56" office:value-type="float" office:value="61409" calcext:value-type="float">
            <text:p>61,409</text:p>
          </table:table-cell>
          <table:table-cell table:style-name="ce56" office:value-type="float" office:value="61413" calcext:value-type="float">
            <text:p>61,413</text:p>
          </table:table-cell>
          <table:table-cell table:style-name="ce56" office:value-type="float" office:value="61927" calcext:value-type="float">
            <text:p>61,927</text:p>
          </table:table-cell>
          <table:table-cell table:style-name="ce56" office:value-type="float" office:value="62031" calcext:value-type="float">
            <text:p>62,031</text:p>
          </table:table-cell>
          <table:table-cell table:style-name="ce56" office:value-type="float" office:value="62108" calcext:value-type="float">
            <text:p>62,108</text:p>
          </table:table-cell>
          <table:table-cell table:style-name="ce56" office:value-type="float" office:value="62422" calcext:value-type="float">
            <text:p>62,422</text:p>
          </table:table-cell>
          <table:table-cell table:style-name="ce56" office:value-type="float" office:value="62798" calcext:value-type="float">
            <text:p>62,798</text:p>
          </table:table-cell>
          <table:table-cell table:style-name="ce56" office:value-type="float" office:value="62872" calcext:value-type="float">
            <text:p>62,872</text:p>
          </table:table-cell>
          <table:table-cell table:style-name="ce56" office:value-type="float" office:value="62990" calcext:value-type="float">
            <text:p>62,990</text:p>
          </table:table-cell>
          <table:table-cell table:number-columns-repeated="1011"/>
        </table:table-row>
        <table:table-row table:style-name="ro3">
          <table:table-cell table:style-name="ce41" office:value-type="string" calcext:value-type="string">
            <text:p>.<text:span text:style-name="T1">Enid, OK Metro Area</text:span></text:p>
          </table:table-cell>
          <table:table-cell table:number-columns-repeated="2" table:style-name="ce56" office:value-type="float" office:value="60580" calcext:value-type="float">
            <text:p>60,580</text:p>
          </table:table-cell>
          <table:table-cell table:style-name="ce56" office:value-type="float" office:value="60765" calcext:value-type="float">
            <text:p>60,765</text:p>
          </table:table-cell>
          <table:table-cell table:style-name="ce56" office:value-type="float" office:value="60763" calcext:value-type="float">
            <text:p>60,763</text:p>
          </table:table-cell>
          <table:table-cell table:style-name="ce56" office:value-type="float" office:value="61399" calcext:value-type="float">
            <text:p>61,399</text:p>
          </table:table-cell>
          <table:table-cell table:style-name="ce56" office:value-type="float" office:value="62370" calcext:value-type="float">
            <text:p>62,370</text:p>
          </table:table-cell>
          <table:table-cell table:style-name="ce56" office:value-type="float" office:value="62790" calcext:value-type="float">
            <text:p>62,790</text:p>
          </table:table-cell>
          <table:table-cell table:style-name="ce56" office:value-type="float" office:value="63248" calcext:value-type="float">
            <text:p>63,248</text:p>
          </table:table-cell>
          <table:table-cell table:style-name="ce56" office:value-type="float" office:value="62493" calcext:value-type="float">
            <text:p>62,493</text:p>
          </table:table-cell>
          <table:table-cell table:style-name="ce56" office:value-type="float" office:value="61600" calcext:value-type="float">
            <text:p>61,600</text:p>
          </table:table-cell>
          <table:table-cell table:style-name="ce56" office:value-type="float" office:value="61095" calcext:value-type="float">
            <text:p>61,095</text:p>
          </table:table-cell>
          <table:table-cell table:style-name="ce56" office:value-type="float" office:value="61056" calcext:value-type="float">
            <text:p>61,056</text:p>
          </table:table-cell>
          <table:table-cell table:number-columns-repeated="1011"/>
        </table:table-row>
        <table:table-row table:style-name="ro3">
          <table:table-cell table:style-name="ce41" office:value-type="string" calcext:value-type="string">
            <text:p>.<text:span text:style-name="T1">Walla Walla, WA Metro Area</text:span></text:p>
          </table:table-cell>
          <table:table-cell table:number-columns-repeated="2" table:style-name="ce56" office:value-type="float" office:value="58781" calcext:value-type="float">
            <text:p>58,781</text:p>
          </table:table-cell>
          <table:table-cell table:style-name="ce56" office:value-type="float" office:value="58915" calcext:value-type="float">
            <text:p>58,915</text:p>
          </table:table-cell>
          <table:table-cell table:style-name="ce56" office:value-type="float" office:value="59444" calcext:value-type="float">
            <text:p>59,444</text:p>
          </table:table-cell>
          <table:table-cell table:style-name="ce56" office:value-type="float" office:value="59329" calcext:value-type="float">
            <text:p>59,329</text:p>
          </table:table-cell>
          <table:table-cell table:style-name="ce56" office:value-type="float" office:value="59361" calcext:value-type="float">
            <text:p>59,361</text:p>
          </table:table-cell>
          <table:table-cell table:style-name="ce56" office:value-type="float" office:value="59510" calcext:value-type="float">
            <text:p>59,510</text:p>
          </table:table-cell>
          <table:table-cell table:style-name="ce56" office:value-type="float" office:value="59932" calcext:value-type="float">
            <text:p>59,932</text:p>
          </table:table-cell>
          <table:table-cell table:style-name="ce56" office:value-type="float" office:value="60008" calcext:value-type="float">
            <text:p>60,008</text:p>
          </table:table-cell>
          <table:table-cell table:style-name="ce56" office:value-type="float" office:value="60512" calcext:value-type="float">
            <text:p>60,512</text:p>
          </table:table-cell>
          <table:table-cell table:style-name="ce56" office:value-type="float" office:value="60615" calcext:value-type="float">
            <text:p>60,615</text:p>
          </table:table-cell>
          <table:table-cell table:style-name="ce56" office:value-type="float" office:value="60760" calcext:value-type="float">
            <text:p>60,760</text:p>
          </table:table-cell>
          <table:table-cell table:number-columns-repeated="1011"/>
        </table:table-row>
        <table:table-row table:style-name="ro3">
          <table:table-cell table:style-name="ce41" office:value-type="string" calcext:value-type="string">
            <text:p>.<text:span text:style-name="T1">Carson City, NV Metro Area</text:span></text:p>
          </table:table-cell>
          <table:table-cell table:style-name="ce56" office:value-type="float" office:value="55274" calcext:value-type="float">
            <text:p>55,274</text:p>
          </table:table-cell>
          <table:table-cell table:style-name="ce56" office:value-type="float" office:value="55269" calcext:value-type="float">
            <text:p>55,269</text:p>
          </table:table-cell>
          <table:table-cell table:style-name="ce56" office:value-type="float" office:value="54981" calcext:value-type="float">
            <text:p>54,981</text:p>
          </table:table-cell>
          <table:table-cell table:style-name="ce56" office:value-type="float" office:value="54676" calcext:value-type="float">
            <text:p>54,676</text:p>
          </table:table-cell>
          <table:table-cell table:style-name="ce56" office:value-type="float" office:value="54312" calcext:value-type="float">
            <text:p>54,312</text:p>
          </table:table-cell>
          <table:table-cell table:style-name="ce56" office:value-type="float" office:value="53726" calcext:value-type="float">
            <text:p>53,726</text:p>
          </table:table-cell>
          <table:table-cell table:style-name="ce56" office:value-type="float" office:value="54082" calcext:value-type="float">
            <text:p>54,082</text:p>
          </table:table-cell>
          <table:table-cell table:style-name="ce56" office:value-type="float" office:value="54068" calcext:value-type="float">
            <text:p>54,068</text:p>
          </table:table-cell>
          <table:table-cell table:style-name="ce56" office:value-type="float" office:value="54147" calcext:value-type="float">
            <text:p>54,147</text:p>
          </table:table-cell>
          <table:table-cell table:style-name="ce56" office:value-type="float" office:value="54532" calcext:value-type="float">
            <text:p>54,532</text:p>
          </table:table-cell>
          <table:table-cell table:style-name="ce56" office:value-type="float" office:value="55202" calcext:value-type="float">
            <text:p>55,202</text:p>
          </table:table-cell>
          <table:table-cell table:style-name="ce56" office:value-type="float" office:value="55916" calcext:value-type="float">
            <text:p>55,916</text:p>
          </table:table-cell>
          <table:table-cell table:number-columns-repeated="1011"/>
        </table:table-row>
        <table:table-row table:style-name="ro3">
          <table:table-cell table:style-name="ce41" office:value-type="string" calcext:value-type="string">
            <text:p>.</text:p>
          </table:table-cell>
          <table:table-cell table:style-name="ce56" table:number-columns-repeated="12"/>
          <table:table-cell table:number-columns-repeated="1011"/>
        </table:table-row>
        <table:table-row table:style-name="ro3">
          <table:table-cell table:style-name="ce43" office:value-type="string" calcext:value-type="string">
            <text:p>.<text:span text:style-name="T2">Puerto Rico</text:span></text:p>
          </table:table-cell>
          <table:table-cell table:style-name="ce55" office:value-type="float" office:value="3725789" calcext:value-type="float">
            <text:p>3,725,789</text:p>
          </table:table-cell>
          <table:table-cell table:style-name="ce55" office:value-type="float" office:value="3726157" calcext:value-type="float">
            <text:p>3,726,157</text:p>
          </table:table-cell>
          <table:table-cell table:style-name="ce55" office:value-type="float" office:value="3721525" calcext:value-type="float">
            <text:p>3,721,525</text:p>
          </table:table-cell>
          <table:table-cell table:style-name="ce55" office:value-type="float" office:value="3678732" calcext:value-type="float">
            <text:p>3,678,732</text:p>
          </table:table-cell>
          <table:table-cell table:style-name="ce55" office:value-type="float" office:value="3634488" calcext:value-type="float">
            <text:p>3,634,488</text:p>
          </table:table-cell>
          <table:table-cell table:style-name="ce55" office:value-type="float" office:value="3593077" calcext:value-type="float">
            <text:p>3,593,077</text:p>
          </table:table-cell>
          <table:table-cell table:style-name="ce55" office:value-type="float" office:value="3534874" calcext:value-type="float">
            <text:p>3,534,874</text:p>
          </table:table-cell>
          <table:table-cell table:style-name="ce55" office:value-type="float" office:value="3473232" calcext:value-type="float">
            <text:p>3,473,232</text:p>
          </table:table-cell>
          <table:table-cell table:style-name="ce55" office:value-type="float" office:value="3406672" calcext:value-type="float">
            <text:p>3,406,672</text:p>
          </table:table-cell>
          <table:table-cell table:style-name="ce55" office:value-type="float" office:value="3325286" calcext:value-type="float">
            <text:p>3,325,286</text:p>
          </table:table-cell>
          <table:table-cell table:style-name="ce55" office:value-type="float" office:value="3193354" calcext:value-type="float">
            <text:p>3,193,354</text:p>
          </table:table-cell>
          <table:table-cell table:style-name="ce55" office:value-type="float" office:value="3193694" calcext:value-type="float">
            <text:p>3,193,694</text:p>
          </table:table-cell>
          <table:table-cell table:number-columns-repeated="1011"/>
        </table:table-row>
        <table:table-row table:style-name="ro3">
          <table:table-cell table:style-name="ce44" office:value-type="string" calcext:value-type="string">
            <text:p>.<text:span text:style-name="T2">In Metropolitan Statistical Area</text:span></text:p>
          </table:table-cell>
          <table:table-cell table:style-name="ce55" office:value-type="float" office:value="3596888" calcext:value-type="float">
            <text:p>3,596,888</text:p>
          </table:table-cell>
          <table:table-cell table:style-name="ce55" office:value-type="float" office:value="3597256" calcext:value-type="float">
            <text:p>3,597,256</text:p>
          </table:table-cell>
          <table:table-cell table:style-name="ce55" office:value-type="float" office:value="3592579" calcext:value-type="float">
            <text:p>3,592,579</text:p>
          </table:table-cell>
          <table:table-cell table:style-name="ce55" office:value-type="float" office:value="3550527" calcext:value-type="float">
            <text:p>3,550,527</text:p>
          </table:table-cell>
          <table:table-cell table:style-name="ce55" office:value-type="float" office:value="3507201" calcext:value-type="float">
            <text:p>3,507,201</text:p>
          </table:table-cell>
          <table:table-cell table:style-name="ce55" office:value-type="float" office:value="3466496" calcext:value-type="float">
            <text:p>3,466,496</text:p>
          </table:table-cell>
          <table:table-cell table:style-name="ce55" office:value-type="float" office:value="3409698" calcext:value-type="float">
            <text:p>3,409,698</text:p>
          </table:table-cell>
          <table:table-cell table:style-name="ce55" office:value-type="float" office:value="3349609" calcext:value-type="float">
            <text:p>3,349,609</text:p>
          </table:table-cell>
          <table:table-cell table:style-name="ce55" office:value-type="float" office:value="3284765" calcext:value-type="float">
            <text:p>3,284,765</text:p>
          </table:table-cell>
          <table:table-cell table:style-name="ce55" office:value-type="float" office:value="3205633" calcext:value-type="float">
            <text:p>3,205,633</text:p>
          </table:table-cell>
          <table:table-cell table:style-name="ce55" office:value-type="float" office:value="3077938" calcext:value-type="float">
            <text:p>3,077,938</text:p>
          </table:table-cell>
          <table:table-cell table:style-name="ce55" office:value-type="float" office:value="3077600" calcext:value-type="float">
            <text:p>3,077,600</text:p>
          </table:table-cell>
          <table:table-cell table:number-columns-repeated="1011"/>
        </table:table-row>
        <table:table-row table:style-name="ro3">
          <table:table-cell table:style-name="ce45" office:value-type="string" calcext:value-type="string">
            <text:p>.<text:span text:style-name="T1">Aguadilla-Isabela, PR Metro Area</text:span></text:p>
          </table:table-cell>
          <table:table-cell table:style-name="ce56" office:value-type="float" office:value="339441" calcext:value-type="float">
            <text:p>339,441</text:p>
          </table:table-cell>
          <table:table-cell table:style-name="ce56" office:value-type="float" office:value="339465" calcext:value-type="float">
            <text:p>339,465</text:p>
          </table:table-cell>
          <table:table-cell table:style-name="ce56" office:value-type="float" office:value="338958" calcext:value-type="float">
            <text:p>338,958</text:p>
          </table:table-cell>
          <table:table-cell table:style-name="ce56" office:value-type="float" office:value="335118" calcext:value-type="float">
            <text:p>335,118</text:p>
          </table:table-cell>
          <table:table-cell table:style-name="ce56" office:value-type="float" office:value="330752" calcext:value-type="float">
            <text:p>330,752</text:p>
          </table:table-cell>
          <table:table-cell table:style-name="ce56" office:value-type="float" office:value="326684" calcext:value-type="float">
            <text:p>326,684</text:p>
          </table:table-cell>
          <table:table-cell table:style-name="ce56" office:value-type="float" office:value="321451" calcext:value-type="float">
            <text:p>321,451</text:p>
          </table:table-cell>
          <table:table-cell table:style-name="ce56" office:value-type="float" office:value="315621" calcext:value-type="float">
            <text:p>315,621</text:p>
          </table:table-cell>
          <table:table-cell table:style-name="ce56" office:value-type="float" office:value="309310" calcext:value-type="float">
            <text:p>309,310</text:p>
          </table:table-cell>
          <table:table-cell table:style-name="ce56" office:value-type="float" office:value="301725" calcext:value-type="float">
            <text:p>301,725</text:p>
          </table:table-cell>
          <table:table-cell table:style-name="ce56" office:value-type="float" office:value="289594" calcext:value-type="float">
            <text:p>289,594</text:p>
          </table:table-cell>
          <table:table-cell table:style-name="ce56" office:value-type="float" office:value="289289" calcext:value-type="float">
            <text:p>289,289</text:p>
          </table:table-cell>
          <table:table-cell table:number-columns-repeated="1011"/>
        </table:table-row>
        <table:table-row table:style-name="ro3">
          <table:table-cell table:style-name="ce45" office:value-type="string" calcext:value-type="string">
            <text:p>.<text:span text:style-name="T1">Arecibo, PR Metro Area</text:span></text:p>
          </table:table-cell>
          <table:table-cell table:number-columns-repeated="2" table:style-name="ce56" office:value-type="float" office:value="199471" calcext:value-type="float">
            <text:p>199,471</text:p>
          </table:table-cell>
          <table:table-cell table:style-name="ce56" office:value-type="float" office:value="199212" calcext:value-type="float">
            <text:p>199,212</text:p>
          </table:table-cell>
          <table:table-cell table:style-name="ce56" office:value-type="float" office:value="197379" calcext:value-type="float">
            <text:p>197,379</text:p>
          </table:table-cell>
          <table:table-cell table:style-name="ce56" office:value-type="float" office:value="195493" calcext:value-type="float">
            <text:p>195,493</text:p>
          </table:table-cell>
          <table:table-cell table:style-name="ce56" office:value-type="float" office:value="194023" calcext:value-type="float">
            <text:p>194,023</text:p>
          </table:table-cell>
          <table:table-cell table:style-name="ce56" office:value-type="float" office:value="191124" calcext:value-type="float">
            <text:p>191,124</text:p>
          </table:table-cell>
          <table:table-cell table:style-name="ce56" office:value-type="float" office:value="188265" calcext:value-type="float">
            <text:p>188,265</text:p>
          </table:table-cell>
          <table:table-cell table:style-name="ce56" office:value-type="float" office:value="184999" calcext:value-type="float">
            <text:p>184,999</text:p>
          </table:table-cell>
          <table:table-cell table:style-name="ce56" office:value-type="float" office:value="180765" calcext:value-type="float">
            <text:p>180,765</text:p>
          </table:table-cell>
          <table:table-cell table:style-name="ce56" office:value-type="float" office:value="174200" calcext:value-type="float">
            <text:p>174,200</text:p>
          </table:table-cell>
          <table:table-cell table:style-name="ce56" office:value-type="float" office:value="174606" calcext:value-type="float">
            <text:p>174,606</text:p>
          </table:table-cell>
          <table:table-cell table:number-columns-repeated="1011"/>
        </table:table-row>
        <table:table-row table:style-name="ro3">
          <table:table-cell table:style-name="ce45" office:value-type="string" calcext:value-type="string">
            <text:p>.<text:span text:style-name="T1">Guayama, PR Metro Area</text:span></text:p>
          </table:table-cell>
          <table:table-cell table:style-name="ce56" office:value-type="float" office:value="84214" calcext:value-type="float">
            <text:p>84,214</text:p>
          </table:table-cell>
          <table:table-cell table:style-name="ce56" office:value-type="float" office:value="84194" calcext:value-type="float">
            <text:p>84,194</text:p>
          </table:table-cell>
          <table:table-cell table:style-name="ce56" office:value-type="float" office:value="84057" calcext:value-type="float">
            <text:p>84,057</text:p>
          </table:table-cell>
          <table:table-cell table:style-name="ce56" office:value-type="float" office:value="82811" calcext:value-type="float">
            <text:p>82,811</text:p>
          </table:table-cell>
          <table:table-cell table:style-name="ce56" office:value-type="float" office:value="82192" calcext:value-type="float">
            <text:p>82,192</text:p>
          </table:table-cell>
          <table:table-cell table:style-name="ce56" office:value-type="float" office:value="81430" calcext:value-type="float">
            <text:p>81,430</text:p>
          </table:table-cell>
          <table:table-cell table:style-name="ce56" office:value-type="float" office:value="80239" calcext:value-type="float">
            <text:p>80,239</text:p>
          </table:table-cell>
          <table:table-cell table:style-name="ce56" office:value-type="float" office:value="78963" calcext:value-type="float">
            <text:p>78,963</text:p>
          </table:table-cell>
          <table:table-cell table:style-name="ce56" office:value-type="float" office:value="77613" calcext:value-type="float">
            <text:p>77,613</text:p>
          </table:table-cell>
          <table:table-cell table:style-name="ce56" office:value-type="float" office:value="75882" calcext:value-type="float">
            <text:p>75,882</text:p>
          </table:table-cell>
          <table:table-cell table:style-name="ce56" office:value-type="float" office:value="72738" calcext:value-type="float">
            <text:p>72,738</text:p>
          </table:table-cell>
          <table:table-cell table:style-name="ce56" office:value-type="float" office:value="72914" calcext:value-type="float">
            <text:p>72,914</text:p>
          </table:table-cell>
          <table:table-cell table:number-columns-repeated="1011"/>
        </table:table-row>
        <table:table-row table:style-name="ro3">
          <table:table-cell table:style-name="ce45" office:value-type="string" calcext:value-type="string">
            <text:p>.<text:span text:style-name="T1">Mayagüez, PR Metro Area</text:span></text:p>
          </table:table-cell>
          <table:table-cell table:number-columns-repeated="2" table:style-name="ce56" office:value-type="float" office:value="116211" calcext:value-type="float">
            <text:p>116,211</text:p>
          </table:table-cell>
          <table:table-cell table:style-name="ce56" office:value-type="float" office:value="115929" calcext:value-type="float">
            <text:p>115,929</text:p>
          </table:table-cell>
          <table:table-cell table:style-name="ce56" office:value-type="float" office:value="113915" calcext:value-type="float">
            <text:p>113,915</text:p>
          </table:table-cell>
          <table:table-cell table:style-name="ce56" office:value-type="float" office:value="111845" calcext:value-type="float">
            <text:p>111,845</text:p>
          </table:table-cell>
          <table:table-cell table:style-name="ce56" office:value-type="float" office:value="109938" calcext:value-type="float">
            <text:p>109,938</text:p>
          </table:table-cell>
          <table:table-cell table:style-name="ce56" office:value-type="float" office:value="107458" calcext:value-type="float">
            <text:p>107,458</text:p>
          </table:table-cell>
          <table:table-cell table:style-name="ce56" office:value-type="float" office:value="105048" calcext:value-type="float">
            <text:p>105,048</text:p>
          </table:table-cell>
          <table:table-cell table:style-name="ce56" office:value-type="float" office:value="102580" calcext:value-type="float">
            <text:p>102,580</text:p>
          </table:table-cell>
          <table:table-cell table:style-name="ce56" office:value-type="float" office:value="99742" calcext:value-type="float">
            <text:p>99,742</text:p>
          </table:table-cell>
          <table:table-cell table:style-name="ce56" office:value-type="float" office:value="95378" calcext:value-type="float">
            <text:p>95,378</text:p>
          </table:table-cell>
          <table:table-cell table:style-name="ce56" office:value-type="float" office:value="94975" calcext:value-type="float">
            <text:p>94,975</text:p>
          </table:table-cell>
          <table:table-cell table:number-columns-repeated="1011"/>
        </table:table-row>
        <table:table-row table:style-name="ro3">
          <table:table-cell table:style-name="ce45" office:value-type="string" calcext:value-type="string">
            <text:p>.<text:span text:style-name="T1">Ponce, PR Metro Area</text:span></text:p>
          </table:table-cell>
          <table:table-cell table:number-columns-repeated="2" table:style-name="ce56" office:value-type="float" office:value="262630" calcext:value-type="float">
            <text:p>262,630</text:p>
          </table:table-cell>
          <table:table-cell table:style-name="ce56" office:value-type="float" office:value="261924" calcext:value-type="float">
            <text:p>261,924</text:p>
          </table:table-cell>
          <table:table-cell table:style-name="ce56" office:value-type="float" office:value="257719" calcext:value-type="float">
            <text:p>257,719</text:p>
          </table:table-cell>
          <table:table-cell table:style-name="ce56" office:value-type="float" office:value="253345" calcext:value-type="float">
            <text:p>253,345</text:p>
          </table:table-cell>
          <table:table-cell table:style-name="ce56" office:value-type="float" office:value="249504" calcext:value-type="float">
            <text:p>249,504</text:p>
          </table:table-cell>
          <table:table-cell table:style-name="ce56" office:value-type="float" office:value="244760" calcext:value-type="float">
            <text:p>244,760</text:p>
          </table:table-cell>
          <table:table-cell table:style-name="ce56" office:value-type="float" office:value="239275" calcext:value-type="float">
            <text:p>239,275</text:p>
          </table:table-cell>
          <table:table-cell table:style-name="ce56" office:value-type="float" office:value="233160" calcext:value-type="float">
            <text:p>233,160</text:p>
          </table:table-cell>
          <table:table-cell table:style-name="ce56" office:value-type="float" office:value="226541" calcext:value-type="float">
            <text:p>226,541</text:p>
          </table:table-cell>
          <table:table-cell table:style-name="ce56" office:value-type="float" office:value="216312" calcext:value-type="float">
            <text:p>216,312</text:p>
          </table:table-cell>
          <table:table-cell table:style-name="ce56" office:value-type="float" office:value="215295" calcext:value-type="float">
            <text:p>215,295</text:p>
          </table:table-cell>
          <table:table-cell table:number-columns-repeated="1011"/>
        </table:table-row>
        <table:table-row table:style-name="ro3">
          <table:table-cell table:style-name="ce45" office:value-type="string" calcext:value-type="string">
            <text:p>.<text:span text:style-name="T1">San Germán, PR Metro Area</text:span></text:p>
          </table:table-cell>
          <table:table-cell table:style-name="ce56" office:value-type="float" office:value="137462" calcext:value-type="float">
            <text:p>137,462</text:p>
          </table:table-cell>
          <table:table-cell table:style-name="ce56" office:value-type="float" office:value="137722" calcext:value-type="float">
            <text:p>137,722</text:p>
          </table:table-cell>
          <table:table-cell table:style-name="ce56" office:value-type="float" office:value="137630" calcext:value-type="float">
            <text:p>137,630</text:p>
          </table:table-cell>
          <table:table-cell table:style-name="ce56" office:value-type="float" office:value="136415" calcext:value-type="float">
            <text:p>136,415</text:p>
          </table:table-cell>
          <table:table-cell table:style-name="ce56" office:value-type="float" office:value="135185" calcext:value-type="float">
            <text:p>135,185</text:p>
          </table:table-cell>
          <table:table-cell table:style-name="ce56" office:value-type="float" office:value="133955" calcext:value-type="float">
            <text:p>133,955</text:p>
          </table:table-cell>
          <table:table-cell table:style-name="ce56" office:value-type="float" office:value="132195" calcext:value-type="float">
            <text:p>132,195</text:p>
          </table:table-cell>
          <table:table-cell table:style-name="ce56" office:value-type="float" office:value="130238" calcext:value-type="float">
            <text:p>130,238</text:p>
          </table:table-cell>
          <table:table-cell table:style-name="ce56" office:value-type="float" office:value="128290" calcext:value-type="float">
            <text:p>128,290</text:p>
          </table:table-cell>
          <table:table-cell table:style-name="ce56" office:value-type="float" office:value="125549" calcext:value-type="float">
            <text:p>125,549</text:p>
          </table:table-cell>
          <table:table-cell table:style-name="ce56" office:value-type="float" office:value="121080" calcext:value-type="float">
            <text:p>121,080</text:p>
          </table:table-cell>
          <table:table-cell table:style-name="ce56" office:value-type="float" office:value="121464" calcext:value-type="float">
            <text:p>121,464</text:p>
          </table:table-cell>
          <table:table-cell table:number-columns-repeated="1011"/>
        </table:table-row>
        <table:table-row table:style-name="ro3">
          <table:table-cell table:style-name="ce45" office:value-type="string" calcext:value-type="string">
            <text:p>.<text:span text:style-name="T1">San Juan-Bayamón-Caguas, PR Metro Area</text:span></text:p>
          </table:table-cell>
          <table:table-cell table:style-name="ce56" office:value-type="float" office:value="2350126" calcext:value-type="float">
            <text:p>2,350,126</text:p>
          </table:table-cell>
          <table:table-cell table:style-name="ce56" office:value-type="float" office:value="2350326" calcext:value-type="float">
            <text:p>2,350,326</text:p>
          </table:table-cell>
          <table:table-cell table:style-name="ce56" office:value-type="float" office:value="2347932" calcext:value-type="float">
            <text:p>2,347,932</text:p>
          </table:table-cell>
          <table:table-cell table:style-name="ce56" office:value-type="float" office:value="2322216" calcext:value-type="float">
            <text:p>2,322,216</text:p>
          </table:table-cell>
          <table:table-cell table:style-name="ce56" office:value-type="float" office:value="2295419" calcext:value-type="float">
            <text:p>2,295,419</text:p>
          </table:table-cell>
          <table:table-cell table:style-name="ce56" office:value-type="float" office:value="2269908" calcext:value-type="float">
            <text:p>2,269,908</text:p>
          </table:table-cell>
          <table:table-cell table:style-name="ce56" office:value-type="float" office:value="2233776" calcext:value-type="float">
            <text:p>2,233,776</text:p>
          </table:table-cell>
          <table:table-cell table:style-name="ce56" office:value-type="float" office:value="2195941" calcext:value-type="float">
            <text:p>2,195,941</text:p>
          </table:table-cell>
          <table:table-cell table:style-name="ce56" office:value-type="float" office:value="2155066" calcext:value-type="float">
            <text:p>2,155,066</text:p>
          </table:table-cell>
          <table:table-cell table:style-name="ce56" office:value-type="float" office:value="2104671" calcext:value-type="float">
            <text:p>2,104,671</text:p>
          </table:table-cell>
          <table:table-cell table:style-name="ce56" office:value-type="float" office:value="2022139" calcext:value-type="float">
            <text:p>2,022,139</text:p>
          </table:table-cell>
          <table:table-cell table:style-name="ce56" office:value-type="float" office:value="2023227" calcext:value-type="float">
            <text:p>2,023,227</text:p>
          </table:table-cell>
          <table:table-cell table:number-columns-repeated="1011"/>
        </table:table-row>
        <table:table-row table:style-name="ro3">
          <table:table-cell table:style-name="ce46" office:value-type="string" calcext:value-type="string">
            <text:p>.<text:span text:style-name="T1">Yauco, PR Metro Area</text:span></text:p>
          </table:table-cell>
          <table:table-cell table:style-name="ce57" office:value-type="float" office:value="107333" calcext:value-type="float">
            <text:p>107,333</text:p>
          </table:table-cell>
          <table:table-cell table:style-name="ce57" office:value-type="float" office:value="107237" calcext:value-type="float">
            <text:p>107,237</text:p>
          </table:table-cell>
          <table:table-cell table:style-name="ce57" office:value-type="float" office:value="106937" calcext:value-type="float">
            <text:p>106,937</text:p>
          </table:table-cell>
          <table:table-cell table:style-name="ce57" office:value-type="float" office:value="104954" calcext:value-type="float">
            <text:p>104,954</text:p>
          </table:table-cell>
          <table:table-cell table:style-name="ce57" office:value-type="float" office:value="102970" calcext:value-type="float">
            <text:p>102,970</text:p>
          </table:table-cell>
          <table:table-cell table:style-name="ce57" office:value-type="float" office:value="101054" calcext:value-type="float">
            <text:p>101,054</text:p>
          </table:table-cell>
          <table:table-cell table:style-name="ce57" office:value-type="float" office:value="98695" calcext:value-type="float">
            <text:p>98,695</text:p>
          </table:table-cell>
          <table:table-cell table:style-name="ce57" office:value-type="float" office:value="96258" calcext:value-type="float">
            <text:p>96,258</text:p>
          </table:table-cell>
          <table:table-cell table:style-name="ce57" office:value-type="float" office:value="93747" calcext:value-type="float">
            <text:p>93,747</text:p>
          </table:table-cell>
          <table:table-cell table:style-name="ce57" office:value-type="float" office:value="90758" calcext:value-type="float">
            <text:p>90,758</text:p>
          </table:table-cell>
          <table:table-cell table:style-name="ce57" office:value-type="float" office:value="86497" calcext:value-type="float">
            <text:p>86,497</text:p>
          </table:table-cell>
          <table:table-cell table:style-name="ce57" office:value-type="float" office:value="85830" calcext:value-type="float">
            <text:p>85,830</text:p>
          </table:table-cell>
          <table:table-cell table:number-columns-repeated="1011"/>
        </table:table-row>
        <table:table-row table:style-name="ro6">
          <table:table-cell table:style-name="ce47" office:value-type="string" calcext:value-type="string" table:number-columns-spanned="13" table:number-rows-spanned="1">
            <text:p>Note: The estimates are based on the 2010 Census and reflect changes to the April 1, 2010 population due to the Count Question Resolution program and geographic program revisions. All geographic boundaries for the 2019 population estimates series except statistical area delineations are as of January 1, 2019. The Office of Management and Budget's statistical area delineations for metropolitan, micropolitan, and combined statistical areas, as well as metropolitan divisions, are those issued by that agency in September 2018. For population estimates methodology statements, see http://www.census.gov/programs-surveys/popest/technical-documentation/methodology.html.</text:p>
          </table:table-cell>
          <table:covered-table-cell table:number-columns-repeated="11" table:style-name="ce58"/>
          <table:covered-table-cell table:style-name="ce63"/>
          <table:table-cell table:number-columns-repeated="1011"/>
        </table:table-row>
        <table:table-row table:style-name="ro3">
          <table:table-cell table:style-name="ce48" office:value-type="string" calcext:value-type="string" table:number-columns-spanned="13" table:number-rows-spanned="1">
            <text:p>Suggested Citation:</text:p>
          </table:table-cell>
          <table:covered-table-cell table:number-columns-repeated="11" table:style-name="ce59"/>
          <table:covered-table-cell table:style-name="ce64"/>
          <table:table-cell table:number-columns-repeated="1011"/>
        </table:table-row>
        <table:table-row table:style-name="ro5">
          <table:table-cell table:style-name="ce49" office:value-type="string" calcext:value-type="string" table:number-columns-spanned="13" table:number-rows-spanned="1">
            <text:p>Annual Estimates of the Resident Population for Metropolitan Statistical Areas in the United States and Puerto Rico: April 1, 2010 to July 1, 2019 (CBSA-MET-EST2019-ANNRES)</text:p>
          </table:table-cell>
          <table:covered-table-cell table:number-columns-repeated="11" table:style-name="ce60"/>
          <table:covered-table-cell table:style-name="ce65"/>
          <table:table-cell table:number-columns-repeated="1011"/>
        </table:table-row>
        <table:table-row table:style-name="ro5">
          <table:table-cell table:style-name="ce49" office:value-type="string" calcext:value-type="string" table:number-columns-spanned="13" table:number-rows-spanned="1">
            <text:p>Source: U.S. Census Bureau, Population Division</text:p>
          </table:table-cell>
          <table:covered-table-cell table:number-columns-repeated="11" table:style-name="ce60"/>
          <table:covered-table-cell table:style-name="ce65"/>
          <table:table-cell table:number-columns-repeated="1011"/>
        </table:table-row>
        <table:table-row table:style-name="ro3">
          <table:table-cell table:style-name="ce50" office:value-type="string" calcext:value-type="string" table:number-columns-spanned="13" table:number-rows-spanned="1">
            <text:p>Release Date: March 2020</text:p>
          </table:table-cell>
          <table:covered-table-cell table:number-columns-repeated="11" table:style-name="ce61"/>
          <table:covered-table-cell table:style-name="ce66"/>
          <table:table-cell table:number-columns-repeated="1011"/>
        </table:table-row>
        <table:table-row table:style-name="ro3" table:number-rows-repeated="1048138">
          <table:table-cell table:number-columns-repeated="1024"/>
        </table:table-row>
        <table:table-row table:style-name="ro3">
          <table:table-cell table:number-columns-repeated="1024"/>
        </table:table-row>
        <table:named-expressions>
          <table:named-range table:name="_xlnm.Print_Area" table:base-cell-address="$'CBSA-MET-EST2019-ANNRES'.$A$1" table:cell-range-address="$'CBSA-MET-EST2019-ANNRES'.$A$2:.$M$437" table:range-usable-as="print-range"/>
          <table:named-expression table:name="_xlnm.Print_Titles" table:base-cell-address="$'CBSA-MET-EST2019-ANNRES'.$A$1" table:expression="[$'CBSA-MET-EST2019-ANNRES'.$A$1:.$A$1048576];[$'CBSA-MET-EST2019-ANNRES'.$A$2:.$AMJ$2]"/>
        </table:named-expressions>
      </table:table>
      <table:table table:name="Cities over 500k" table:style-name="ta2">
        <office:forms form:automatic-focus="false" form:apply-design-mode="false"/>
        <table:table-column table:style-name="co5" table:default-cell-style-name="Default"/>
        <table:table-column table:style-name="co6" table:default-cell-style-name="Default"/>
        <table:table-column table:style-name="co7" table:default-cell-style-name="ce113"/>
        <table:table-column table:style-name="co8" table:default-cell-style-name="ce113"/>
        <table:table-column table:style-name="co9" table:default-cell-style-name="Default"/>
        <table:table-row table:style-name="ro3">
          <table:table-cell table:style-name="ce35" office:value-type="string" calcext:value-type="string">
            <text:p>United States</text:p>
          </table:table-cell>
          <table:table-cell office:value-type="string" calcext:value-type="string">
            <text:p>City Pop</text:p>
          </table:table-cell>
          <table:table-cell office:value-type="string" calcext:value-type="string">
            <text:p>Lat</text:p>
          </table:table-cell>
          <table:table-cell office:value-type="string" calcext:value-type="string">
            <text:p>Lon</text:p>
          </table:table-cell>
          <table:table-cell/>
        </table:table-row>
        <table:table-row table:style-name="ro3">
          <table:table-cell table:style-name="ce69" office:value-type="string" calcext:value-type="string">
            <text:p>.<text:span text:style-name="T1">New York-Newark-Jersey City, NY-NJ-PA Metro Area</text:span></text:p>
          </table:table-cell>
          <table:table-cell office:value-type="float" office:value="19216182" calcext:value-type="float">
            <text:p>19216182</text:p>
          </table:table-cell>
          <table:table-cell office:value-type="float" office:value="40.7128" calcext:value-type="float">
            <text:p>40.7128</text:p>
          </table:table-cell>
          <table:table-cell office:value-type="float" office:value="-74.006" calcext:value-type="float">
            <text:p>-74.0060</text:p>
          </table:table-cell>
          <table:table-cell/>
        </table:table-row>
        <table:table-row table:style-name="ro3">
          <table:table-cell table:style-name="ce69" office:value-type="string" calcext:value-type="string">
            <text:p>.<text:span text:style-name="T1">Los Angeles-Long Beach-Anaheim, CA Metro Area</text:span></text:p>
          </table:table-cell>
          <table:table-cell office:value-type="float" office:value="13214799" calcext:value-type="float">
            <text:p>13214799</text:p>
          </table:table-cell>
          <table:table-cell office:value-type="float" office:value="34.0522" calcext:value-type="float">
            <text:p>34.0522</text:p>
          </table:table-cell>
          <table:table-cell office:value-type="float" office:value="-118.2437" calcext:value-type="float">
            <text:p>-118.2437</text:p>
          </table:table-cell>
          <table:table-cell/>
        </table:table-row>
        <table:table-row table:style-name="ro3">
          <table:table-cell table:style-name="ce69" office:value-type="string" calcext:value-type="string">
            <text:p>.<text:span text:style-name="T1">Chicago-Naperville-Elgin, IL-IN-WI Metro Area</text:span></text:p>
          </table:table-cell>
          <table:table-cell office:value-type="float" office:value="9458539" calcext:value-type="float">
            <text:p>9458539</text:p>
          </table:table-cell>
          <table:table-cell office:value-type="float" office:value="41.8781" calcext:value-type="float">
            <text:p>41.8781</text:p>
          </table:table-cell>
          <table:table-cell office:value-type="float" office:value="-87.6298" calcext:value-type="float">
            <text:p>-87.6298</text:p>
          </table:table-cell>
          <table:table-cell/>
        </table:table-row>
        <table:table-row table:style-name="ro3">
          <table:table-cell table:style-name="ce69" office:value-type="string" calcext:value-type="string">
            <text:p>.<text:span text:style-name="T1">Dallas-Fort Worth-Arlington, TX Metro Area</text:span></text:p>
          </table:table-cell>
          <table:table-cell office:value-type="float" office:value="7573136" calcext:value-type="float">
            <text:p>7573136</text:p>
          </table:table-cell>
          <table:table-cell office:value-type="float" office:value="32.7767" calcext:value-type="float">
            <text:p>32.7767</text:p>
          </table:table-cell>
          <table:table-cell office:value-type="float" office:value="-96.797" calcext:value-type="float">
            <text:p>-96.7970</text:p>
          </table:table-cell>
          <table:table-cell/>
        </table:table-row>
        <table:table-row table:style-name="ro3">
          <table:table-cell table:style-name="ce69" office:value-type="string" calcext:value-type="string">
            <text:p>.<text:span text:style-name="T1">Houston-The Woodlands-Sugar Land, TX Metro Area</text:span></text:p>
          </table:table-cell>
          <table:table-cell office:value-type="float" office:value="7066141" calcext:value-type="float">
            <text:p>7066141</text:p>
          </table:table-cell>
          <table:table-cell office:value-type="float" office:value="29.7604" calcext:value-type="float">
            <text:p>29.7604</text:p>
          </table:table-cell>
          <table:table-cell office:value-type="float" office:value="-95.3698" calcext:value-type="float">
            <text:p>-95.3698</text:p>
          </table:table-cell>
          <table:table-cell/>
        </table:table-row>
        <table:table-row table:style-name="ro3">
          <table:table-cell table:style-name="ce69" office:value-type="string" calcext:value-type="string">
            <text:p>.<text:span text:style-name="T1">Washington-Arlington-Alexandria, DC-VA-MD-WV Metro Area</text:span></text:p>
          </table:table-cell>
          <table:table-cell office:value-type="float" office:value="6280487" calcext:value-type="float">
            <text:p>6280487</text:p>
          </table:table-cell>
          <table:table-cell office:value-type="float" office:value="38.9072" calcext:value-type="float">
            <text:p>38.9072</text:p>
          </table:table-cell>
          <table:table-cell office:value-type="float" office:value="-77.0369" calcext:value-type="float">
            <text:p>-77.0369</text:p>
          </table:table-cell>
          <table:table-cell/>
        </table:table-row>
        <table:table-row table:style-name="ro3">
          <table:table-cell table:style-name="ce69" office:value-type="string" calcext:value-type="string">
            <text:p>.<text:span text:style-name="T1">Miami-Fort Lauderdale-Pompano Beach, FL Metro Area</text:span></text:p>
          </table:table-cell>
          <table:table-cell office:value-type="float" office:value="6166488" calcext:value-type="float">
            <text:p>6166488</text:p>
          </table:table-cell>
          <table:table-cell office:value-type="float" office:value="25.7617" calcext:value-type="float">
            <text:p>25.7617</text:p>
          </table:table-cell>
          <table:table-cell office:value-type="float" office:value="-80.1918" calcext:value-type="float">
            <text:p>-80.1918</text:p>
          </table:table-cell>
          <table:table-cell/>
        </table:table-row>
        <table:table-row table:style-name="ro3">
          <table:table-cell table:style-name="ce69" office:value-type="string" calcext:value-type="string">
            <text:p>.<text:span text:style-name="T1">Philadelphia-Camden-Wilmington, PA-NJ-DE-MD Metro Area</text:span></text:p>
          </table:table-cell>
          <table:table-cell office:value-type="float" office:value="6102434" calcext:value-type="float">
            <text:p>6102434</text:p>
          </table:table-cell>
          <table:table-cell office:value-type="float" office:value="39.9526" calcext:value-type="float">
            <text:p>39.9526</text:p>
          </table:table-cell>
          <table:table-cell office:value-type="float" office:value="-75.1652" calcext:value-type="float">
            <text:p>-75.1652</text:p>
          </table:table-cell>
          <table:table-cell/>
        </table:table-row>
        <table:table-row table:style-name="ro3">
          <table:table-cell table:style-name="ce69" office:value-type="string" calcext:value-type="string">
            <text:p>.<text:span text:style-name="T1">Atlanta-Sandy Springs-Alpharetta, GA Metro Area</text:span></text:p>
          </table:table-cell>
          <table:table-cell office:value-type="float" office:value="6020364" calcext:value-type="float">
            <text:p>6020364</text:p>
          </table:table-cell>
          <table:table-cell office:value-type="float" office:value="33.749" calcext:value-type="float">
            <text:p>33.7490</text:p>
          </table:table-cell>
          <table:table-cell office:value-type="float" office:value="-84.388" calcext:value-type="float">
            <text:p>-84.3880</text:p>
          </table:table-cell>
          <table:table-cell/>
        </table:table-row>
        <table:table-row table:style-name="ro3">
          <table:table-cell table:style-name="ce69" office:value-type="string" calcext:value-type="string">
            <text:p>.<text:span text:style-name="T1">Phoenix-Mesa-Chandler, AZ Metro Area</text:span></text:p>
          </table:table-cell>
          <table:table-cell office:value-type="float" office:value="4948203" calcext:value-type="float">
            <text:p>4948203</text:p>
          </table:table-cell>
          <table:table-cell office:value-type="float" office:value="33.4484" calcext:value-type="float">
            <text:p>33.4484</text:p>
          </table:table-cell>
          <table:table-cell office:value-type="float" office:value="-112.074" calcext:value-type="float">
            <text:p>-112.0740</text:p>
          </table:table-cell>
          <table:table-cell/>
        </table:table-row>
        <table:table-row table:style-name="ro3">
          <table:table-cell table:style-name="ce69" office:value-type="string" calcext:value-type="string">
            <text:p>.<text:span text:style-name="T1">Boston-Cambridge-Newton, MA-NH Metro Area</text:span></text:p>
          </table:table-cell>
          <table:table-cell office:value-type="float" office:value="4873019" calcext:value-type="float">
            <text:p>4873019</text:p>
          </table:table-cell>
          <table:table-cell office:value-type="float" office:value="42.3601" calcext:value-type="float">
            <text:p>42.3601</text:p>
          </table:table-cell>
          <table:table-cell office:value-type="float" office:value="-71.0589" calcext:value-type="float">
            <text:p>-71.0589</text:p>
          </table:table-cell>
          <table:table-cell/>
        </table:table-row>
        <table:table-row table:style-name="ro3">
          <table:table-cell table:style-name="ce69" office:value-type="string" calcext:value-type="string">
            <text:p>.<text:span text:style-name="T1">San Francisco-Oakland-Berkeley, CA Metro Area</text:span></text:p>
          </table:table-cell>
          <table:table-cell office:value-type="float" office:value="4731803" calcext:value-type="float">
            <text:p>4731803</text:p>
          </table:table-cell>
          <table:table-cell office:value-type="float" office:value="37.7749" calcext:value-type="float">
            <text:p>37.7749</text:p>
          </table:table-cell>
          <table:table-cell office:value-type="float" office:value="-122.4194" calcext:value-type="float">
            <text:p>-122.4194</text:p>
          </table:table-cell>
          <table:table-cell/>
        </table:table-row>
        <table:table-row table:style-name="ro3">
          <table:table-cell table:style-name="ce69" office:value-type="string" calcext:value-type="string">
            <text:p>.<text:span text:style-name="T1">Riverside-San Bernardino-Ontario, CA Metro Area</text:span></text:p>
          </table:table-cell>
          <table:table-cell office:value-type="float" office:value="4650631" calcext:value-type="float">
            <text:p>4650631</text:p>
          </table:table-cell>
          <table:table-cell office:value-type="float" office:value="34.1083" calcext:value-type="float">
            <text:p>34.1083</text:p>
          </table:table-cell>
          <table:table-cell office:value-type="float" office:value="-117.2898" calcext:value-type="float">
            <text:p>-117.2898</text:p>
          </table:table-cell>
          <table:table-cell/>
        </table:table-row>
        <table:table-row table:style-name="ro3">
          <table:table-cell table:style-name="ce69" office:value-type="string" calcext:value-type="string">
            <text:p>.<text:span text:style-name="T1">Detroit-Warren-Dearborn, MI Metro Area</text:span></text:p>
          </table:table-cell>
          <table:table-cell office:value-type="float" office:value="4319629" calcext:value-type="float">
            <text:p>4319629</text:p>
          </table:table-cell>
          <table:table-cell office:value-type="float" office:value="42.3314" calcext:value-type="float">
            <text:p>42.3314</text:p>
          </table:table-cell>
          <table:table-cell office:value-type="float" office:value="-83.0458" calcext:value-type="float">
            <text:p>-83.0458</text:p>
          </table:table-cell>
          <table:table-cell/>
        </table:table-row>
        <table:table-row table:style-name="ro3">
          <table:table-cell table:style-name="ce69" office:value-type="string" calcext:value-type="string">
            <text:p>.<text:span text:style-name="T1">Seattle-Tacoma-Bellevue, WA Metro Area</text:span></text:p>
          </table:table-cell>
          <table:table-cell office:value-type="float" office:value="3979845" calcext:value-type="float">
            <text:p>3979845</text:p>
          </table:table-cell>
          <table:table-cell office:value-type="float" office:value="47.6062" calcext:value-type="float">
            <text:p>47.6062</text:p>
          </table:table-cell>
          <table:table-cell office:value-type="float" office:value="-122.3321" calcext:value-type="float">
            <text:p>-122.3321</text:p>
          </table:table-cell>
          <table:table-cell/>
        </table:table-row>
        <table:table-row table:style-name="ro3">
          <table:table-cell table:style-name="ce69" office:value-type="string" calcext:value-type="string">
            <text:p>.<text:span text:style-name="T1">Minneapolis-St. Paul-Bloomington, MN-WI Metro Area</text:span></text:p>
          </table:table-cell>
          <table:table-cell office:value-type="float" office:value="3640043" calcext:value-type="float">
            <text:p>3640043</text:p>
          </table:table-cell>
          <table:table-cell office:value-type="float" office:value="44.9778" calcext:value-type="float">
            <text:p>44.9778</text:p>
          </table:table-cell>
          <table:table-cell office:value-type="float" office:value="-93.265" calcext:value-type="float">
            <text:p>-93.2650</text:p>
          </table:table-cell>
          <table:table-cell/>
        </table:table-row>
        <table:table-row table:style-name="ro3">
          <table:table-cell table:style-name="ce69" office:value-type="string" calcext:value-type="string">
            <text:p>.<text:span text:style-name="T1">San Diego-Chula Vista-Carlsbad, CA Metro Area</text:span></text:p>
          </table:table-cell>
          <table:table-cell office:value-type="float" office:value="3338330" calcext:value-type="float">
            <text:p>3338330</text:p>
          </table:table-cell>
          <table:table-cell office:value-type="float" office:value="32.7157" calcext:value-type="float">
            <text:p>32.7157</text:p>
          </table:table-cell>
          <table:table-cell office:value-type="float" office:value="-117.1611" calcext:value-type="float">
            <text:p>-117.1611</text:p>
          </table:table-cell>
          <table:table-cell/>
        </table:table-row>
        <table:table-row table:style-name="ro3">
          <table:table-cell table:style-name="ce69" office:value-type="string" calcext:value-type="string">
            <text:p>.<text:span text:style-name="T1">Tampa-St. Petersburg-Clearwater, FL Metro Area</text:span></text:p>
          </table:table-cell>
          <table:table-cell office:value-type="float" office:value="3194831" calcext:value-type="float">
            <text:p>3194831</text:p>
          </table:table-cell>
          <table:table-cell office:value-type="float" office:value="27.9506" calcext:value-type="float">
            <text:p>27.9506</text:p>
          </table:table-cell>
          <table:table-cell office:value-type="float" office:value="-82.4572" calcext:value-type="float">
            <text:p>-82.4572</text:p>
          </table:table-cell>
          <table:table-cell/>
        </table:table-row>
        <table:table-row table:style-name="ro3">
          <table:table-cell table:style-name="ce69" office:value-type="string" calcext:value-type="string">
            <text:p>.<text:span text:style-name="T1">Denver-Aurora-Lakewood, CO Metro Area</text:span></text:p>
          </table:table-cell>
          <table:table-cell office:value-type="float" office:value="2967239" calcext:value-type="float">
            <text:p>2967239</text:p>
          </table:table-cell>
          <table:table-cell office:value-type="float" office:value="39.7392" calcext:value-type="float">
            <text:p>39.7392</text:p>
          </table:table-cell>
          <table:table-cell office:value-type="float" office:value="-104.9903" calcext:value-type="float">
            <text:p>-104.9903</text:p>
          </table:table-cell>
          <table:table-cell/>
        </table:table-row>
        <table:table-row table:style-name="ro3">
          <table:table-cell table:style-name="ce69" office:value-type="string" calcext:value-type="string">
            <text:p>.<text:span text:style-name="T1">St. Louis, MO-IL Metro Area</text:span></text:p>
          </table:table-cell>
          <table:table-cell office:value-type="float" office:value="2803228" calcext:value-type="float">
            <text:p>2803228</text:p>
          </table:table-cell>
          <table:table-cell office:value-type="float" office:value="38.627" calcext:value-type="float">
            <text:p>38.6270</text:p>
          </table:table-cell>
          <table:table-cell office:value-type="float" office:value="-90.1994" calcext:value-type="float">
            <text:p>-90.1994</text:p>
          </table:table-cell>
          <table:table-cell/>
        </table:table-row>
        <table:table-row table:style-name="ro3">
          <table:table-cell table:style-name="ce69" office:value-type="string" calcext:value-type="string">
            <text:p>.<text:span text:style-name="T1">Baltimore-Columbia-Towson, MD Metro Area</text:span></text:p>
          </table:table-cell>
          <table:table-cell office:value-type="float" office:value="2800053" calcext:value-type="float">
            <text:p>2800053</text:p>
          </table:table-cell>
          <table:table-cell office:value-type="float" office:value="39.2904" calcext:value-type="float">
            <text:p>39.2904</text:p>
          </table:table-cell>
          <table:table-cell office:value-type="float" office:value="-76.6122" calcext:value-type="float">
            <text:p>-76.6122</text:p>
          </table:table-cell>
          <table:table-cell/>
        </table:table-row>
        <table:table-row table:style-name="ro3">
          <table:table-cell table:style-name="ce69" office:value-type="string" calcext:value-type="string">
            <text:p>.<text:span text:style-name="T1">Charlotte-Concord-Gastonia, NC-SC Metro Area</text:span></text:p>
          </table:table-cell>
          <table:table-cell office:value-type="float" office:value="2636883" calcext:value-type="float">
            <text:p>2636883</text:p>
          </table:table-cell>
          <table:table-cell office:value-type="float" office:value="35.2271" calcext:value-type="float">
            <text:p>35.2271</text:p>
          </table:table-cell>
          <table:table-cell office:value-type="float" office:value="-80.8431" calcext:value-type="float">
            <text:p>-80.8431</text:p>
          </table:table-cell>
          <table:table-cell/>
        </table:table-row>
        <table:table-row table:style-name="ro3">
          <table:table-cell table:style-name="ce69" office:value-type="string" calcext:value-type="string">
            <text:p>.<text:span text:style-name="T1">Orlando-Kissimmee-Sanford, FL Metro Area</text:span></text:p>
          </table:table-cell>
          <table:table-cell office:value-type="float" office:value="2608147" calcext:value-type="float">
            <text:p>2608147</text:p>
          </table:table-cell>
          <table:table-cell office:value-type="float" office:value="28.5384" calcext:value-type="float">
            <text:p>28.5384</text:p>
          </table:table-cell>
          <table:table-cell office:value-type="float" office:value="-81.3789" calcext:value-type="float">
            <text:p>-81.3789</text:p>
          </table:table-cell>
          <table:table-cell/>
        </table:table-row>
        <table:table-row table:style-name="ro3">
          <table:table-cell table:style-name="ce69" office:value-type="string" calcext:value-type="string">
            <text:p>.<text:span text:style-name="T1">San Antonio-New Braunfels, TX Metro Area</text:span></text:p>
          </table:table-cell>
          <table:table-cell office:value-type="float" office:value="2550960" calcext:value-type="float">
            <text:p>2550960</text:p>
          </table:table-cell>
          <table:table-cell office:value-type="float" office:value="29.4241" calcext:value-type="float">
            <text:p>29.4241</text:p>
          </table:table-cell>
          <table:table-cell office:value-type="float" office:value="-98.4936" calcext:value-type="float">
            <text:p>-98.4936</text:p>
          </table:table-cell>
          <table:table-cell/>
        </table:table-row>
        <table:table-row table:style-name="ro3">
          <table:table-cell table:style-name="ce69" office:value-type="string" calcext:value-type="string">
            <text:p>.<text:span text:style-name="T1">Portland-Vancouver-Hillsboro, OR-WA Metro Area</text:span></text:p>
          </table:table-cell>
          <table:table-cell office:value-type="float" office:value="2492412" calcext:value-type="float">
            <text:p>2492412</text:p>
          </table:table-cell>
          <table:table-cell office:value-type="float" office:value="45.5152" calcext:value-type="float">
            <text:p>45.5152</text:p>
          </table:table-cell>
          <table:table-cell office:value-type="float" office:value="-122.6784" calcext:value-type="float">
            <text:p>-122.6784</text:p>
          </table:table-cell>
          <table:table-cell/>
        </table:table-row>
        <table:table-row table:style-name="ro3">
          <table:table-cell table:style-name="ce69" office:value-type="string" calcext:value-type="string">
            <text:p>.<text:span text:style-name="T1">Sacramento-Roseville-Folsom, CA Metro Area</text:span></text:p>
          </table:table-cell>
          <table:table-cell office:value-type="float" office:value="2363730" calcext:value-type="float">
            <text:p>2363730</text:p>
          </table:table-cell>
          <table:table-cell office:value-type="float" office:value="38.5816" calcext:value-type="float">
            <text:p>38.5816</text:p>
          </table:table-cell>
          <table:table-cell office:value-type="float" office:value="-121.4944" calcext:value-type="float">
            <text:p>-121.4944</text:p>
          </table:table-cell>
          <table:table-cell/>
        </table:table-row>
        <table:table-row table:style-name="ro3">
          <table:table-cell table:style-name="ce69" office:value-type="string" calcext:value-type="string">
            <text:p>.<text:span text:style-name="T1">Pittsburgh, PA Metro Area</text:span></text:p>
          </table:table-cell>
          <table:table-cell office:value-type="float" office:value="2317600" calcext:value-type="float">
            <text:p>2317600</text:p>
          </table:table-cell>
          <table:table-cell office:value-type="float" office:value="40.4406" calcext:value-type="float">
            <text:p>40.4406</text:p>
          </table:table-cell>
          <table:table-cell office:value-type="float" office:value="-79.9959" calcext:value-type="float">
            <text:p>-79.9959</text:p>
          </table:table-cell>
          <table:table-cell/>
        </table:table-row>
        <table:table-row table:style-name="ro3">
          <table:table-cell table:style-name="ce69" office:value-type="string" calcext:value-type="string">
            <text:p>.<text:span text:style-name="T1">Las Vegas-Henderson-Paradise, NV Metro Area</text:span></text:p>
          </table:table-cell>
          <table:table-cell office:value-type="float" office:value="2266715" calcext:value-type="float">
            <text:p>2266715</text:p>
          </table:table-cell>
          <table:table-cell office:value-type="float" office:value="36.1699" calcext:value-type="float">
            <text:p>36.1699</text:p>
          </table:table-cell>
          <table:table-cell office:value-type="float" office:value="-115.1398" calcext:value-type="float">
            <text:p>-115.1398</text:p>
          </table:table-cell>
          <table:table-cell/>
        </table:table-row>
        <table:table-row table:style-name="ro3">
          <table:table-cell table:style-name="ce69" office:value-type="string" calcext:value-type="string">
            <text:p>.<text:span text:style-name="T1">Austin-Round Rock-Georgetown, TX Metro Area</text:span></text:p>
          </table:table-cell>
          <table:table-cell office:value-type="float" office:value="2227083" calcext:value-type="float">
            <text:p>2227083</text:p>
          </table:table-cell>
          <table:table-cell office:value-type="float" office:value="30.2672" calcext:value-type="float">
            <text:p>30.2672</text:p>
          </table:table-cell>
          <table:table-cell office:value-type="float" office:value="-97.7431" calcext:value-type="float">
            <text:p>-97.7431</text:p>
          </table:table-cell>
          <table:table-cell/>
        </table:table-row>
        <table:table-row table:style-name="ro3">
          <table:table-cell table:style-name="ce69" office:value-type="string" calcext:value-type="string">
            <text:p>.<text:span text:style-name="T1">Cincinnati, OH-KY-IN Metro Area</text:span></text:p>
          </table:table-cell>
          <table:table-cell office:value-type="float" office:value="2221208" calcext:value-type="float">
            <text:p>2221208</text:p>
          </table:table-cell>
          <table:table-cell office:value-type="float" office:value="39.1031" calcext:value-type="float">
            <text:p>39.1031</text:p>
          </table:table-cell>
          <table:table-cell office:value-type="float" office:value="-84.512" calcext:value-type="float">
            <text:p>-84.5120</text:p>
          </table:table-cell>
          <table:table-cell/>
        </table:table-row>
        <table:table-row table:style-name="ro3">
          <table:table-cell table:style-name="ce69" office:value-type="string" calcext:value-type="string">
            <text:p>.<text:span text:style-name="T1">Kansas City, MO-KS Metro Area</text:span></text:p>
          </table:table-cell>
          <table:table-cell office:value-type="float" office:value="2157990" calcext:value-type="float">
            <text:p>2157990</text:p>
          </table:table-cell>
          <table:table-cell office:value-type="float" office:value="39.0997" calcext:value-type="float">
            <text:p>39.0997</text:p>
          </table:table-cell>
          <table:table-cell office:value-type="float" office:value="-94.5786" calcext:value-type="float">
            <text:p>-94.5786</text:p>
          </table:table-cell>
          <table:table-cell/>
        </table:table-row>
        <table:table-row table:style-name="ro3">
          <table:table-cell table:style-name="ce69" office:value-type="string" calcext:value-type="string">
            <text:p>.<text:span text:style-name="T1">Columbus, OH Metro Area</text:span></text:p>
          </table:table-cell>
          <table:table-cell office:value-type="float" office:value="2122271" calcext:value-type="float">
            <text:p>2122271</text:p>
          </table:table-cell>
          <table:table-cell office:value-type="float" office:value="39.9612" calcext:value-type="float">
            <text:p>39.9612</text:p>
          </table:table-cell>
          <table:table-cell office:value-type="float" office:value="-82.9988" calcext:value-type="float">
            <text:p>-82.9988</text:p>
          </table:table-cell>
          <table:table-cell/>
        </table:table-row>
        <table:table-row table:style-name="ro3">
          <table:table-cell table:style-name="ce69" office:value-type="string" calcext:value-type="string">
            <text:p>.<text:span text:style-name="T1">Indianapolis-Carmel-Anderson, IN Metro Area</text:span></text:p>
          </table:table-cell>
          <table:table-cell office:value-type="float" office:value="2074537" calcext:value-type="float">
            <text:p>2074537</text:p>
          </table:table-cell>
          <table:table-cell office:value-type="float" office:value="39.7684" calcext:value-type="float">
            <text:p>39.7684</text:p>
          </table:table-cell>
          <table:table-cell office:value-type="float" office:value="-86.1581" calcext:value-type="float">
            <text:p>-86.1581</text:p>
          </table:table-cell>
          <table:table-cell/>
        </table:table-row>
        <table:table-row table:style-name="ro3">
          <table:table-cell table:style-name="ce69" office:value-type="string" calcext:value-type="string">
            <text:p>.<text:span text:style-name="T1">Cleveland-Elyria, OH Metro Area</text:span></text:p>
          </table:table-cell>
          <table:table-cell office:value-type="float" office:value="2048449" calcext:value-type="float">
            <text:p>2048449</text:p>
          </table:table-cell>
          <table:table-cell office:value-type="float" office:value="41.4993" calcext:value-type="float">
            <text:p>41.4993</text:p>
          </table:table-cell>
          <table:table-cell office:value-type="float" office:value="-81.6944" calcext:value-type="float">
            <text:p>-81.6944</text:p>
          </table:table-cell>
          <table:table-cell/>
        </table:table-row>
        <table:table-row table:style-name="ro3">
          <table:table-cell table:style-name="ce69" office:value-type="string" calcext:value-type="string">
            <text:p>.<text:span text:style-name="T1">San Jose-Sunnyvale-Santa Clara, CA Metro Area</text:span></text:p>
          </table:table-cell>
          <table:table-cell office:value-type="float" office:value="1990660" calcext:value-type="float">
            <text:p>1990660</text:p>
          </table:table-cell>
          <table:table-cell office:value-type="float" office:value="37.3382" calcext:value-type="float">
            <text:p>37.3382</text:p>
          </table:table-cell>
          <table:table-cell office:value-type="float" office:value="-121.8863" calcext:value-type="float">
            <text:p>-121.8863</text:p>
          </table:table-cell>
          <table:table-cell/>
        </table:table-row>
        <table:table-row table:style-name="ro3">
          <table:table-cell table:style-name="ce69" office:value-type="string" calcext:value-type="string">
            <text:p>.<text:span text:style-name="T1">Nashville-Davidson--Murfreesboro--Franklin, TN Metro Area</text:span></text:p>
          </table:table-cell>
          <table:table-cell office:value-type="float" office:value="1934317" calcext:value-type="float">
            <text:p>1934317</text:p>
          </table:table-cell>
          <table:table-cell office:value-type="float" office:value="36.1627" calcext:value-type="float">
            <text:p>36.1627</text:p>
          </table:table-cell>
          <table:table-cell office:value-type="float" office:value="-86.7816" calcext:value-type="float">
            <text:p>-86.7816</text:p>
          </table:table-cell>
          <table:table-cell/>
        </table:table-row>
        <table:table-row table:style-name="ro3">
          <table:table-cell table:style-name="ce69" office:value-type="string" calcext:value-type="string">
            <text:p>.<text:span text:style-name="T1">Virginia Beach-Norfolk-Newport News, VA-NC Metro Area</text:span></text:p>
          </table:table-cell>
          <table:table-cell office:value-type="float" office:value="1768901" calcext:value-type="float">
            <text:p>1768901</text:p>
          </table:table-cell>
          <table:table-cell office:value-type="float" office:value="36.8529" calcext:value-type="float">
            <text:p>36.8529</text:p>
          </table:table-cell>
          <table:table-cell office:value-type="float" office:value="-75.978" calcext:value-type="float">
            <text:p>-75.9780</text:p>
          </table:table-cell>
          <table:table-cell/>
        </table:table-row>
        <table:table-row table:style-name="ro3">
          <table:table-cell table:style-name="ce69" office:value-type="string" calcext:value-type="string">
            <text:p>.<text:span text:style-name="T1">Providence-Warwick, RI-MA Metro Area</text:span></text:p>
          </table:table-cell>
          <table:table-cell office:value-type="float" office:value="1624578" calcext:value-type="float">
            <text:p>1624578</text:p>
          </table:table-cell>
          <table:table-cell office:value-type="float" office:value="41.824" calcext:value-type="float">
            <text:p>41.8240</text:p>
          </table:table-cell>
          <table:table-cell office:value-type="float" office:value="-71.4128" calcext:value-type="float">
            <text:p>-71.4128</text:p>
          </table:table-cell>
          <table:table-cell/>
        </table:table-row>
        <table:table-row table:style-name="ro3">
          <table:table-cell table:style-name="ce69" office:value-type="string" calcext:value-type="string">
            <text:p>.<text:span text:style-name="T1">Milwaukee-Waukesha, WI Metro Area</text:span></text:p>
          </table:table-cell>
          <table:table-cell office:value-type="float" office:value="1575179" calcext:value-type="float">
            <text:p>1575179</text:p>
          </table:table-cell>
          <table:table-cell office:value-type="float" office:value="43.0389" calcext:value-type="float">
            <text:p>43.0389</text:p>
          </table:table-cell>
          <table:table-cell office:value-type="float" office:value="-87.9065" calcext:value-type="float">
            <text:p>-87.9065</text:p>
          </table:table-cell>
          <table:table-cell/>
        </table:table-row>
        <table:table-row table:style-name="ro3">
          <table:table-cell table:style-name="ce69" office:value-type="string" calcext:value-type="string">
            <text:p>.<text:span text:style-name="T1">Jacksonville, FL Metro Area</text:span></text:p>
          </table:table-cell>
          <table:table-cell office:value-type="float" office:value="1559514" calcext:value-type="float">
            <text:p>1559514</text:p>
          </table:table-cell>
          <table:table-cell office:value-type="float" office:value="30.3322" calcext:value-type="float">
            <text:p>30.3322</text:p>
          </table:table-cell>
          <table:table-cell office:value-type="float" office:value="-81.6557" calcext:value-type="float">
            <text:p>-81.6557</text:p>
          </table:table-cell>
          <table:table-cell/>
        </table:table-row>
        <table:table-row table:style-name="ro3">
          <table:table-cell table:style-name="ce69" office:value-type="string" calcext:value-type="string">
            <text:p>.<text:span text:style-name="T1">Oklahoma City, OK Metro Area</text:span></text:p>
          </table:table-cell>
          <table:table-cell office:value-type="float" office:value="1408950" calcext:value-type="float">
            <text:p>1408950</text:p>
          </table:table-cell>
          <table:table-cell office:value-type="float" office:value="35.4676" calcext:value-type="float">
            <text:p>35.4676</text:p>
          </table:table-cell>
          <table:table-cell office:value-type="float" office:value="-97.5164" calcext:value-type="float">
            <text:p>-97.5164</text:p>
          </table:table-cell>
          <table:table-cell/>
        </table:table-row>
        <table:table-row table:style-name="ro3">
          <table:table-cell table:style-name="ce69" office:value-type="string" calcext:value-type="string">
            <text:p>.<text:span text:style-name="T1">Raleigh-Cary, NC Metro Area</text:span></text:p>
          </table:table-cell>
          <table:table-cell office:value-type="float" office:value="1390785" calcext:value-type="float">
            <text:p>1390785</text:p>
          </table:table-cell>
          <table:table-cell office:value-type="float" office:value="35.7796" calcext:value-type="float">
            <text:p>35.7796</text:p>
          </table:table-cell>
          <table:table-cell office:value-type="float" office:value="-78.6382" calcext:value-type="float">
            <text:p>-78.6382</text:p>
          </table:table-cell>
          <table:table-cell/>
        </table:table-row>
        <table:table-row table:style-name="ro3">
          <table:table-cell table:style-name="ce69" office:value-type="string" calcext:value-type="string">
            <text:p>.<text:span text:style-name="T1">Memphis, TN-MS-AR Metro Area</text:span></text:p>
          </table:table-cell>
          <table:table-cell office:value-type="float" office:value="1346045" calcext:value-type="float">
            <text:p>1346045</text:p>
          </table:table-cell>
          <table:table-cell office:value-type="float" office:value="35.1495" calcext:value-type="float">
            <text:p>35.1495</text:p>
          </table:table-cell>
          <table:table-cell office:value-type="float" office:value="-90.049" calcext:value-type="float">
            <text:p>-90.0490</text:p>
          </table:table-cell>
          <table:table-cell/>
        </table:table-row>
        <table:table-row table:style-name="ro3">
          <table:table-cell table:style-name="ce69" office:value-type="string" calcext:value-type="string">
            <text:p>.<text:span text:style-name="T1">Richmond, VA Metro Area</text:span></text:p>
          </table:table-cell>
          <table:table-cell office:value-type="float" office:value="1291900" calcext:value-type="float">
            <text:p>1291900</text:p>
          </table:table-cell>
          <table:table-cell office:value-type="float" office:value="37.5407" calcext:value-type="float">
            <text:p>37.5407</text:p>
          </table:table-cell>
          <table:table-cell office:value-type="float" office:value="-77.436" calcext:value-type="float">
            <text:p>-77.4360</text:p>
          </table:table-cell>
          <table:table-cell/>
        </table:table-row>
        <table:table-row table:style-name="ro3">
          <table:table-cell table:style-name="ce69" office:value-type="string" calcext:value-type="string">
            <text:p>.<text:span text:style-name="T1">New Orleans-Metairie, LA Metro Area</text:span></text:p>
          </table:table-cell>
          <table:table-cell office:value-type="float" office:value="1270530" calcext:value-type="float">
            <text:p>1270530</text:p>
          </table:table-cell>
          <table:table-cell office:value-type="float" office:value="29.9511" calcext:value-type="float">
            <text:p>29.9511</text:p>
          </table:table-cell>
          <table:table-cell office:value-type="float" office:value="-90.0715" calcext:value-type="float">
            <text:p>-90.0715</text:p>
          </table:table-cell>
          <table:table-cell/>
        </table:table-row>
        <table:table-row table:style-name="ro3">
          <table:table-cell table:style-name="ce69" office:value-type="string" calcext:value-type="string">
            <text:p>.<text:span text:style-name="T1">Louisville/Jefferson County, KY-IN Metro Area</text:span></text:p>
          </table:table-cell>
          <table:table-cell office:value-type="float" office:value="1265108" calcext:value-type="float">
            <text:p>1265108</text:p>
          </table:table-cell>
          <table:table-cell table:style-name="Default" office:value-type="float" office:value="38.2527" calcext:value-type="float">
            <text:p>38.2527</text:p>
          </table:table-cell>
          <table:table-cell table:style-name="Default" office:value-type="float" office:value="-85.7585" calcext:value-type="float">
            <text:p>-85.7585</text:p>
          </table:table-cell>
          <table:table-cell/>
        </table:table-row>
        <table:table-row table:style-name="ro3">
          <table:table-cell table:style-name="ce69" office:value-type="string" calcext:value-type="string">
            <text:p>.<text:span text:style-name="T1">Salt Lake City, UT Metro Area</text:span></text:p>
          </table:table-cell>
          <table:table-cell office:value-type="float" office:value="1232696" calcext:value-type="float">
            <text:p>1232696</text:p>
          </table:table-cell>
          <table:table-cell office:value-type="float" office:value="40.7608" calcext:value-type="float">
            <text:p>40.7608</text:p>
          </table:table-cell>
          <table:table-cell office:value-type="float" office:value="-111.891" calcext:value-type="float">
            <text:p>-111.8910</text:p>
          </table:table-cell>
          <table:table-cell/>
        </table:table-row>
        <table:table-row table:style-name="ro3">
          <table:table-cell table:style-name="ce69" office:value-type="string" calcext:value-type="string">
            <text:p>.<text:span text:style-name="T1">Hartford-East Hartford-Middletown, CT Metro Area</text:span></text:p>
          </table:table-cell>
          <table:table-cell office:value-type="float" office:value="1204877" calcext:value-type="float">
            <text:p>1204877</text:p>
          </table:table-cell>
          <table:table-cell office:value-type="float" office:value="41.7658" calcext:value-type="float">
            <text:p>41.7658</text:p>
          </table:table-cell>
          <table:table-cell office:value-type="float" office:value="-72.6734" calcext:value-type="float">
            <text:p>-72.6734</text:p>
          </table:table-cell>
          <table:table-cell/>
        </table:table-row>
        <table:table-row table:style-name="ro3">
          <table:table-cell table:style-name="ce69" office:value-type="string" calcext:value-type="string">
            <text:p>.<text:span text:style-name="T1">Buffalo-Cheektowaga, NY Metro Area</text:span></text:p>
          </table:table-cell>
          <table:table-cell office:value-type="float" office:value="1127983" calcext:value-type="float">
            <text:p>1127983</text:p>
          </table:table-cell>
          <table:table-cell office:value-type="float" office:value="42.8864" calcext:value-type="float">
            <text:p>42.8864</text:p>
          </table:table-cell>
          <table:table-cell office:value-type="float" office:value="-78.8784" calcext:value-type="float">
            <text:p>-78.8784</text:p>
          </table:table-cell>
          <table:table-cell/>
        </table:table-row>
        <table:table-row table:style-name="ro3">
          <table:table-cell table:style-name="ce69" office:value-type="string" calcext:value-type="string">
            <text:p>.<text:span text:style-name="T1">Birmingham-Hoover, AL Metro Area</text:span></text:p>
          </table:table-cell>
          <table:table-cell office:value-type="float" office:value="1090435" calcext:value-type="float">
            <text:p>1090435</text:p>
          </table:table-cell>
          <table:table-cell office:value-type="float" office:value="33.5186" calcext:value-type="float">
            <text:p>33.5186</text:p>
          </table:table-cell>
          <table:table-cell office:value-type="float" office:value="-86.8104" calcext:value-type="float">
            <text:p>-86.8104</text:p>
          </table:table-cell>
          <table:table-cell/>
        </table:table-row>
        <table:table-row table:style-name="ro3">
          <table:table-cell table:style-name="ce69" office:value-type="string" calcext:value-type="string">
            <text:p>.<text:span text:style-name="T1">Grand Rapids-Kentwood, MI Metro Area</text:span></text:p>
          </table:table-cell>
          <table:table-cell office:value-type="float" office:value="1077370" calcext:value-type="float">
            <text:p>1077370</text:p>
          </table:table-cell>
          <table:table-cell office:value-type="float" office:value="42.9634" calcext:value-type="float">
            <text:p>42.9634</text:p>
          </table:table-cell>
          <table:table-cell office:value-type="float" office:value="-85.6681" calcext:value-type="float">
            <text:p>-85.6681</text:p>
          </table:table-cell>
          <table:table-cell/>
        </table:table-row>
        <table:table-row table:style-name="ro3">
          <table:table-cell table:style-name="ce69" office:value-type="string" calcext:value-type="string">
            <text:p>.<text:span text:style-name="T1">Rochester, NY Metro Area</text:span></text:p>
          </table:table-cell>
          <table:table-cell office:value-type="float" office:value="1069644" calcext:value-type="float">
            <text:p>1069644</text:p>
          </table:table-cell>
          <table:table-cell office:value-type="float" office:value="43.1566" calcext:value-type="float">
            <text:p>43.1566</text:p>
          </table:table-cell>
          <table:table-cell office:value-type="float" office:value="-77.6088" calcext:value-type="float">
            <text:p>-77.6088</text:p>
          </table:table-cell>
          <table:table-cell/>
        </table:table-row>
        <table:table-row table:style-name="ro3">
          <table:table-cell table:style-name="ce69" office:value-type="string" calcext:value-type="string">
            <text:p>.<text:span text:style-name="T1">Tucson, AZ Metro Area</text:span></text:p>
          </table:table-cell>
          <table:table-cell office:value-type="float" office:value="1047279" calcext:value-type="float">
            <text:p>1047279</text:p>
          </table:table-cell>
          <table:table-cell office:value-type="float" office:value="32.2226" calcext:value-type="float">
            <text:p>32.2226</text:p>
          </table:table-cell>
          <table:table-cell office:value-type="float" office:value="-110.9747" calcext:value-type="float">
            <text:p>-110.9747</text:p>
          </table:table-cell>
          <table:table-cell/>
        </table:table-row>
        <table:table-row table:style-name="ro3">
          <table:table-cell table:style-name="ce69" office:value-type="string" calcext:value-type="string">
            <text:p>.<text:span text:style-name="T1">Fresno, CA Metro Area</text:span></text:p>
          </table:table-cell>
          <table:table-cell office:value-type="float" office:value="999101" calcext:value-type="float">
            <text:p>999101</text:p>
          </table:table-cell>
          <table:table-cell office:value-type="float" office:value="36.7378" calcext:value-type="float">
            <text:p>36.7378</text:p>
          </table:table-cell>
          <table:table-cell office:value-type="float" office:value="-119.7871" calcext:value-type="float">
            <text:p>-119.7871</text:p>
          </table:table-cell>
          <table:table-cell/>
        </table:table-row>
        <table:table-row table:style-name="ro3">
          <table:table-cell table:style-name="ce69" office:value-type="string" calcext:value-type="string">
            <text:p>.<text:span text:style-name="T1">Tulsa, OK Metro Area</text:span></text:p>
          </table:table-cell>
          <table:table-cell office:value-type="float" office:value="998626" calcext:value-type="float">
            <text:p>998626</text:p>
          </table:table-cell>
          <table:table-cell office:value-type="float" office:value="36.154" calcext:value-type="float">
            <text:p>36.1540</text:p>
          </table:table-cell>
          <table:table-cell office:value-type="float" office:value="-95.9928" calcext:value-type="float">
            <text:p>-95.9928</text:p>
          </table:table-cell>
          <table:table-cell/>
        </table:table-row>
        <table:table-row table:style-name="ro3">
          <table:table-cell table:style-name="ce69" office:value-type="string" calcext:value-type="string">
            <text:p>.<text:span text:style-name="T1">Urban Honolulu, HI Metro Area</text:span></text:p>
          </table:table-cell>
          <table:table-cell office:value-type="float" office:value="974563" calcext:value-type="float">
            <text:p>974563</text:p>
          </table:table-cell>
          <table:table-cell office:value-type="float" office:value="21.3069" calcext:value-type="float">
            <text:p>21.3069</text:p>
          </table:table-cell>
          <table:table-cell office:value-type="float" office:value="-157.8583" calcext:value-type="float">
            <text:p>-157.8583</text:p>
          </table:table-cell>
          <table:table-cell/>
        </table:table-row>
        <table:table-row table:style-name="ro3">
          <table:table-cell table:style-name="ce69" office:value-type="string" calcext:value-type="string">
            <text:p>.<text:span text:style-name="T1">Omaha-Council Bluffs, NE-IA Metro Area</text:span></text:p>
          </table:table-cell>
          <table:table-cell office:value-type="float" office:value="949442" calcext:value-type="float">
            <text:p>949442</text:p>
          </table:table-cell>
          <table:table-cell office:value-type="float" office:value="41.2565" calcext:value-type="float">
            <text:p>41.2565</text:p>
          </table:table-cell>
          <table:table-cell office:value-type="float" office:value="-95.9345" calcext:value-type="float">
            <text:p>-95.9345</text:p>
          </table:table-cell>
          <table:table-cell/>
        </table:table-row>
        <table:table-row table:style-name="ro3">
          <table:table-cell table:style-name="ce69" office:value-type="string" calcext:value-type="string">
            <text:p>.<text:span text:style-name="T1">Worcester, MA-CT Metro Area</text:span></text:p>
          </table:table-cell>
          <table:table-cell office:value-type="float" office:value="947404" calcext:value-type="float">
            <text:p>947404</text:p>
          </table:table-cell>
          <table:table-cell office:value-type="float" office:value="42.2626" calcext:value-type="float">
            <text:p>42.2626</text:p>
          </table:table-cell>
          <table:table-cell office:value-type="float" office:value="-71.8023" calcext:value-type="float">
            <text:p>-71.8023</text:p>
          </table:table-cell>
          <table:table-cell/>
        </table:table-row>
        <table:table-row table:style-name="ro3">
          <table:table-cell table:style-name="ce69" office:value-type="string" calcext:value-type="string">
            <text:p>.<text:span text:style-name="T1">Bridgeport-Stamford-Norwalk, CT Metro Area</text:span></text:p>
          </table:table-cell>
          <table:table-cell office:value-type="float" office:value="943332" calcext:value-type="float">
            <text:p>943332</text:p>
          </table:table-cell>
          <table:table-cell office:value-type="float" office:value="41.1792" calcext:value-type="float">
            <text:p>41.1792</text:p>
          </table:table-cell>
          <table:table-cell office:value-type="float" office:value="-73.1894" calcext:value-type="float">
            <text:p>-73.1894</text:p>
          </table:table-cell>
          <table:table-cell/>
        </table:table-row>
        <table:table-row table:style-name="ro3">
          <table:table-cell table:style-name="ce69" office:value-type="string" calcext:value-type="string">
            <text:p>.<text:span text:style-name="T1">Greenville-Anderson, SC Metro Area</text:span></text:p>
          </table:table-cell>
          <table:table-cell office:value-type="float" office:value="920477" calcext:value-type="float">
            <text:p>920477</text:p>
          </table:table-cell>
          <table:table-cell office:value-type="float" office:value="34.8526" calcext:value-type="float">
            <text:p>34.8526</text:p>
          </table:table-cell>
          <table:table-cell office:value-type="float" office:value="-82.394" calcext:value-type="float">
            <text:p>-82.3940</text:p>
          </table:table-cell>
          <table:table-cell/>
        </table:table-row>
        <table:table-row table:style-name="ro3">
          <table:table-cell table:style-name="ce69" office:value-type="string" calcext:value-type="string">
            <text:p>.<text:span text:style-name="T1">Albuquerque, NM Metro Area</text:span></text:p>
          </table:table-cell>
          <table:table-cell office:value-type="float" office:value="918018" calcext:value-type="float">
            <text:p>918018</text:p>
          </table:table-cell>
          <table:table-cell office:value-type="float" office:value="35.0844" calcext:value-type="float">
            <text:p>35.0844</text:p>
          </table:table-cell>
          <table:table-cell office:value-type="float" office:value="-106.6504" calcext:value-type="float">
            <text:p>-106.6504</text:p>
          </table:table-cell>
          <table:table-cell/>
        </table:table-row>
        <table:table-row table:style-name="ro3">
          <table:table-cell table:style-name="ce69" office:value-type="string" calcext:value-type="string">
            <text:p>.<text:span text:style-name="T1">Bakersfield, CA Metro Area</text:span></text:p>
          </table:table-cell>
          <table:table-cell office:value-type="float" office:value="900202" calcext:value-type="float">
            <text:p>900202</text:p>
          </table:table-cell>
          <table:table-cell office:value-type="float" office:value="35.3733" calcext:value-type="float">
            <text:p>35.3733</text:p>
          </table:table-cell>
          <table:table-cell office:value-type="float" office:value="-119.0187" calcext:value-type="float">
            <text:p>-119.0187</text:p>
          </table:table-cell>
          <table:table-cell/>
        </table:table-row>
        <table:table-row table:style-name="ro3">
          <table:table-cell table:style-name="ce69" office:value-type="string" calcext:value-type="string">
            <text:p>.<text:span text:style-name="T1">Albany-Schenectady-Troy, NY Metro Area</text:span></text:p>
          </table:table-cell>
          <table:table-cell office:value-type="float" office:value="880381" calcext:value-type="float">
            <text:p>880381</text:p>
          </table:table-cell>
          <table:table-cell office:value-type="float" office:value="42.6526" calcext:value-type="float">
            <text:p>42.6526</text:p>
          </table:table-cell>
          <table:table-cell office:value-type="float" office:value="-73.7562" calcext:value-type="float">
            <text:p>-73.7562</text:p>
          </table:table-cell>
          <table:table-cell/>
        </table:table-row>
        <table:table-row table:style-name="ro3">
          <table:table-cell table:style-name="ce69" office:value-type="string" calcext:value-type="string">
            <text:p>.<text:span text:style-name="T1">Knoxville, TN Metro Area</text:span></text:p>
          </table:table-cell>
          <table:table-cell office:value-type="float" office:value="869046" calcext:value-type="float">
            <text:p>869046</text:p>
          </table:table-cell>
          <table:table-cell office:value-type="float" office:value="35.9606" calcext:value-type="float">
            <text:p>35.9606</text:p>
          </table:table-cell>
          <table:table-cell office:value-type="float" office:value="-83.9207" calcext:value-type="float">
            <text:p>-83.9207</text:p>
          </table:table-cell>
          <table:table-cell/>
        </table:table-row>
        <table:table-row table:style-name="ro3">
          <table:table-cell table:style-name="ce69" office:value-type="string" calcext:value-type="string">
            <text:p>.<text:span text:style-name="T1">McAllen-Edinburg-Mission, TX Metro Area</text:span></text:p>
          </table:table-cell>
          <table:table-cell office:value-type="float" office:value="868707" calcext:value-type="float">
            <text:p>868707</text:p>
          </table:table-cell>
          <table:table-cell office:value-type="float" office:value="26.2034" calcext:value-type="float">
            <text:p>26.2034</text:p>
          </table:table-cell>
          <table:table-cell office:value-type="float" office:value="-98.23" calcext:value-type="float">
            <text:p>-98.2300</text:p>
          </table:table-cell>
          <table:table-cell/>
        </table:table-row>
        <table:table-row table:style-name="ro3">
          <table:table-cell table:style-name="ce69" office:value-type="string" calcext:value-type="string">
            <text:p>.<text:span text:style-name="T1">Baton Rouge, LA Metro Area</text:span></text:p>
          </table:table-cell>
          <table:table-cell office:value-type="float" office:value="854884" calcext:value-type="float">
            <text:p>854884</text:p>
          </table:table-cell>
          <table:table-cell office:value-type="float" office:value="30.4515" calcext:value-type="float">
            <text:p>30.4515</text:p>
          </table:table-cell>
          <table:table-cell office:value-type="float" office:value="-91.1871" calcext:value-type="float">
            <text:p>-91.1871</text:p>
          </table:table-cell>
          <table:table-cell/>
        </table:table-row>
        <table:table-row table:style-name="ro3">
          <table:table-cell table:style-name="ce69" office:value-type="string" calcext:value-type="string">
            <text:p>.<text:span text:style-name="T1">New Haven-Milford, CT Metro Area</text:span></text:p>
          </table:table-cell>
          <table:table-cell office:value-type="float" office:value="854757" calcext:value-type="float">
            <text:p>854757</text:p>
          </table:table-cell>
          <table:table-cell office:value-type="float" office:value="41.3083" calcext:value-type="float">
            <text:p>41.3083</text:p>
          </table:table-cell>
          <table:table-cell office:value-type="float" office:value="-72.9279" calcext:value-type="float">
            <text:p>-72.9279</text:p>
          </table:table-cell>
          <table:table-cell/>
        </table:table-row>
        <table:table-row table:style-name="ro3">
          <table:table-cell table:style-name="ce69" office:value-type="string" calcext:value-type="string">
            <text:p>.<text:span text:style-name="T1">Oxnard-Thousand Oaks-Ventura, CA Metro Area</text:span></text:p>
          </table:table-cell>
          <table:table-cell office:value-type="float" office:value="846006" calcext:value-type="float">
            <text:p>846006</text:p>
          </table:table-cell>
          <table:table-cell office:value-type="float" office:value="34.1975" calcext:value-type="float">
            <text:p>34.1975</text:p>
          </table:table-cell>
          <table:table-cell office:value-type="float" office:value="-119.1771" calcext:value-type="float">
            <text:p>-119.1771</text:p>
          </table:table-cell>
          <table:table-cell/>
        </table:table-row>
        <table:table-row table:style-name="ro3">
          <table:table-cell table:style-name="ce69" office:value-type="string" calcext:value-type="string">
            <text:p>.<text:span text:style-name="T1">El Paso, TX Metro Area</text:span></text:p>
          </table:table-cell>
          <table:table-cell office:value-type="float" office:value="844124" calcext:value-type="float">
            <text:p>844124</text:p>
          </table:table-cell>
          <table:table-cell office:value-type="float" office:value="31.7619" calcext:value-type="float">
            <text:p>31.7619</text:p>
          </table:table-cell>
          <table:table-cell office:value-type="float" office:value="-106.485" calcext:value-type="float">
            <text:p>-106.4850</text:p>
          </table:table-cell>
          <table:table-cell/>
        </table:table-row>
        <table:table-row table:style-name="ro3">
          <table:table-cell table:style-name="ce69" office:value-type="string" calcext:value-type="string">
            <text:p>.<text:span text:style-name="T1">Allentown-Bethlehem-Easton, PA-NJ Metro Area</text:span></text:p>
          </table:table-cell>
          <table:table-cell office:value-type="float" office:value="844052" calcext:value-type="float">
            <text:p>844052</text:p>
          </table:table-cell>
          <table:table-cell office:value-type="float" office:value="40.6023" calcext:value-type="float">
            <text:p>40.6023</text:p>
          </table:table-cell>
          <table:table-cell office:value-type="float" office:value="-75.4714" calcext:value-type="float">
            <text:p>-75.4714</text:p>
          </table:table-cell>
          <table:table-cell/>
        </table:table-row>
        <table:table-row table:style-name="ro3">
          <table:table-cell table:style-name="ce69" office:value-type="string" calcext:value-type="string">
            <text:p>.<text:span text:style-name="T1">Columbia, SC Metro Area</text:span></text:p>
          </table:table-cell>
          <table:table-cell office:value-type="float" office:value="838433" calcext:value-type="float">
            <text:p>838433</text:p>
          </table:table-cell>
          <table:table-cell office:value-type="float" office:value="34.0007" calcext:value-type="float">
            <text:p>34.0007</text:p>
          </table:table-cell>
          <table:table-cell office:value-type="float" office:value="-81.0348" calcext:value-type="float">
            <text:p>-81.0348</text:p>
          </table:table-cell>
          <table:table-cell/>
        </table:table-row>
        <table:table-row table:style-name="ro3">
          <table:table-cell table:style-name="ce69" office:value-type="string" calcext:value-type="string">
            <text:p>.<text:span text:style-name="T1">North Port-Sarasota-Bradenton, FL Metro Area</text:span></text:p>
          </table:table-cell>
          <table:table-cell office:value-type="float" office:value="836995" calcext:value-type="float">
            <text:p>836995</text:p>
          </table:table-cell>
          <table:table-cell office:value-type="float" office:value="27.0442" calcext:value-type="float">
            <text:p>27.0442</text:p>
          </table:table-cell>
          <table:table-cell office:value-type="float" office:value="-82.2359" calcext:value-type="float">
            <text:p>-82.2359</text:p>
          </table:table-cell>
          <table:table-cell/>
        </table:table-row>
        <table:table-row table:style-name="ro3">
          <table:table-cell table:style-name="ce69" office:value-type="string" calcext:value-type="string">
            <text:p>.<text:span text:style-name="T1">Dayton-Kettering, OH Metro Area</text:span></text:p>
          </table:table-cell>
          <table:table-cell office:value-type="float" office:value="807611" calcext:value-type="float">
            <text:p>807611</text:p>
          </table:table-cell>
          <table:table-cell office:value-type="float" office:value="39.7589" calcext:value-type="float">
            <text:p>39.7589</text:p>
          </table:table-cell>
          <table:table-cell office:value-type="float" office:value="-84.1916" calcext:value-type="float">
            <text:p>-84.1916</text:p>
          </table:table-cell>
          <table:table-cell/>
        </table:table-row>
        <table:table-row table:style-name="ro3">
          <table:table-cell table:style-name="ce69" office:value-type="string" calcext:value-type="string">
            <text:p>.<text:span text:style-name="T1">Charleston-North Charleston, SC Metro Area</text:span></text:p>
          </table:table-cell>
          <table:table-cell office:value-type="float" office:value="802122" calcext:value-type="float">
            <text:p>802122</text:p>
          </table:table-cell>
          <table:table-cell office:value-type="float" office:value="32.7765" calcext:value-type="float">
            <text:p>32.7765</text:p>
          </table:table-cell>
          <table:table-cell office:value-type="float" office:value="-79.9311" calcext:value-type="float">
            <text:p>-79.9311</text:p>
          </table:table-cell>
          <table:table-cell/>
        </table:table-row>
        <table:table-row table:style-name="ro3">
          <table:table-cell table:style-name="ce69" office:value-type="string" calcext:value-type="string">
            <text:p>.<text:span text:style-name="T1">Greensboro-High Point, NC Metro Area</text:span></text:p>
          </table:table-cell>
          <table:table-cell office:value-type="float" office:value="771851" calcext:value-type="float">
            <text:p>771851</text:p>
          </table:table-cell>
          <table:table-cell office:value-type="float" office:value="36.0726" calcext:value-type="float">
            <text:p>36.0726</text:p>
          </table:table-cell>
          <table:table-cell office:value-type="float" office:value="-79.792" calcext:value-type="float">
            <text:p>-79.7920</text:p>
          </table:table-cell>
          <table:table-cell/>
        </table:table-row>
        <table:table-row table:style-name="ro3">
          <table:table-cell table:style-name="ce69" office:value-type="string" calcext:value-type="string">
            <text:p>.<text:span text:style-name="T1">Cape Coral-Fort Myers, FL Metro Area</text:span></text:p>
          </table:table-cell>
          <table:table-cell office:value-type="float" office:value="770577" calcext:value-type="float">
            <text:p>770577</text:p>
          </table:table-cell>
          <table:table-cell office:value-type="float" office:value="26.5629" calcext:value-type="float">
            <text:p>26.5629</text:p>
          </table:table-cell>
          <table:table-cell office:value-type="float" office:value="-81.9495" calcext:value-type="float">
            <text:p>-81.9495</text:p>
          </table:table-cell>
          <table:table-cell/>
        </table:table-row>
        <table:table-row table:style-name="ro3">
          <table:table-cell table:style-name="ce69" office:value-type="string" calcext:value-type="string">
            <text:p>.<text:span text:style-name="T1">Stockton, CA Metro Area</text:span></text:p>
          </table:table-cell>
          <table:table-cell office:value-type="float" office:value="762148" calcext:value-type="float">
            <text:p>762148</text:p>
          </table:table-cell>
          <table:table-cell office:value-type="float" office:value="37.9577" calcext:value-type="float">
            <text:p>37.9577</text:p>
          </table:table-cell>
          <table:table-cell office:value-type="float" office:value="-121.2908" calcext:value-type="float">
            <text:p>-121.2908</text:p>
          </table:table-cell>
          <table:table-cell/>
        </table:table-row>
        <table:table-row table:style-name="ro3">
          <table:table-cell table:style-name="ce69" office:value-type="string" calcext:value-type="string">
            <text:p>.<text:span text:style-name="T1">Boise City, ID Metro Area</text:span></text:p>
          </table:table-cell>
          <table:table-cell office:value-type="float" office:value="749202" calcext:value-type="float">
            <text:p>749202</text:p>
          </table:table-cell>
          <table:table-cell office:value-type="float" office:value="43.615" calcext:value-type="float">
            <text:p>43.6150</text:p>
          </table:table-cell>
          <table:table-cell office:value-type="float" office:value="-116.2023" calcext:value-type="float">
            <text:p>-116.2023</text:p>
          </table:table-cell>
          <table:table-cell/>
        </table:table-row>
        <table:table-row table:style-name="ro3">
          <table:table-cell table:style-name="ce69" office:value-type="string" calcext:value-type="string">
            <text:p>.<text:span text:style-name="T1">Colorado Springs, CO Metro Area</text:span></text:p>
          </table:table-cell>
          <table:table-cell office:value-type="float" office:value="745791" calcext:value-type="float">
            <text:p>745791</text:p>
          </table:table-cell>
          <table:table-cell office:value-type="float" office:value="38.8339" calcext:value-type="float">
            <text:p>38.8339</text:p>
          </table:table-cell>
          <table:table-cell office:value-type="float" office:value="-104.8214" calcext:value-type="float">
            <text:p>-104.8214</text:p>
          </table:table-cell>
          <table:table-cell/>
        </table:table-row>
        <table:table-row table:style-name="ro3">
          <table:table-cell table:style-name="ce69" office:value-type="string" calcext:value-type="string">
            <text:p>.<text:span text:style-name="T1">Little Rock-North Little Rock-Conway, AR Metro Area</text:span></text:p>
          </table:table-cell>
          <table:table-cell office:value-type="float" office:value="742384" calcext:value-type="float">
            <text:p>742384</text:p>
          </table:table-cell>
          <table:table-cell office:value-type="float" office:value="34.7465" calcext:value-type="float">
            <text:p>34.7465</text:p>
          </table:table-cell>
          <table:table-cell office:value-type="float" office:value="-92.2896" calcext:value-type="float">
            <text:p>-92.2896</text:p>
          </table:table-cell>
          <table:table-cell/>
        </table:table-row>
        <table:table-row table:style-name="ro3">
          <table:table-cell table:style-name="ce69" office:value-type="string" calcext:value-type="string">
            <text:p>.<text:span text:style-name="T1">Lakeland-Winter Haven, FL Metro Area</text:span></text:p>
          </table:table-cell>
          <table:table-cell office:value-type="float" office:value="724777" calcext:value-type="float">
            <text:p>724777</text:p>
          </table:table-cell>
          <table:table-cell office:value-type="float" office:value="28.0395" calcext:value-type="float">
            <text:p>28.0395</text:p>
          </table:table-cell>
          <table:table-cell office:value-type="float" office:value="-81.9498" calcext:value-type="float">
            <text:p>-81.9498</text:p>
          </table:table-cell>
          <table:table-cell/>
        </table:table-row>
        <table:table-row table:style-name="ro3">
          <table:table-cell table:style-name="ce69" office:value-type="string" calcext:value-type="string">
            <text:p>.<text:span text:style-name="T1">Akron, OH Metro Area</text:span></text:p>
          </table:table-cell>
          <table:table-cell office:value-type="float" office:value="703479" calcext:value-type="float">
            <text:p>703479</text:p>
          </table:table-cell>
          <table:table-cell office:value-type="float" office:value="41.0814" calcext:value-type="float">
            <text:p>41.0814</text:p>
          </table:table-cell>
          <table:table-cell office:value-type="float" office:value="-81.519" calcext:value-type="float">
            <text:p>-81.5190</text:p>
          </table:table-cell>
          <table:table-cell/>
        </table:table-row>
        <table:table-row table:style-name="ro3">
          <table:table-cell table:style-name="ce69" office:value-type="string" calcext:value-type="string">
            <text:p>.<text:span text:style-name="T1">Des Moines-West Des Moines, IA Metro Area</text:span></text:p>
          </table:table-cell>
          <table:table-cell office:value-type="float" office:value="699292" calcext:value-type="float">
            <text:p>699292</text:p>
          </table:table-cell>
          <table:table-cell office:value-type="float" office:value="41.5868" calcext:value-type="float">
            <text:p>41.5868</text:p>
          </table:table-cell>
          <table:table-cell office:value-type="float" office:value="-93.625" calcext:value-type="float">
            <text:p>-93.6250</text:p>
          </table:table-cell>
          <table:table-cell/>
        </table:table-row>
        <table:table-row table:style-name="ro3">
          <table:table-cell table:style-name="ce69" office:value-type="string" calcext:value-type="string">
            <text:p>.<text:span text:style-name="T1">Springfield, MA Metro Area</text:span></text:p>
          </table:table-cell>
          <table:table-cell office:value-type="float" office:value="697382" calcext:value-type="float">
            <text:p>697382</text:p>
          </table:table-cell>
          <table:table-cell office:value-type="float" office:value="42.1015" calcext:value-type="float">
            <text:p>42.1015</text:p>
          </table:table-cell>
          <table:table-cell office:value-type="float" office:value="-72.5898" calcext:value-type="float">
            <text:p>-72.5898</text:p>
          </table:table-cell>
          <table:table-cell/>
        </table:table-row>
        <table:table-row table:style-name="ro3">
          <table:table-cell table:style-name="ce69" office:value-type="string" calcext:value-type="string">
            <text:p>.<text:span text:style-name="T1">Ogden-Clearfield, UT Metro Area</text:span></text:p>
          </table:table-cell>
          <table:table-cell office:value-type="float" office:value="683864" calcext:value-type="float">
            <text:p>683864</text:p>
          </table:table-cell>
          <table:table-cell office:value-type="float" office:value="41.223" calcext:value-type="float">
            <text:p>41.2230</text:p>
          </table:table-cell>
          <table:table-cell office:value-type="float" office:value="-111.9738" calcext:value-type="float">
            <text:p>-111.9738</text:p>
          </table:table-cell>
          <table:table-cell/>
        </table:table-row>
        <table:table-row table:style-name="ro3">
          <table:table-cell table:style-name="ce69" office:value-type="string" calcext:value-type="string">
            <text:p>.<text:span text:style-name="T1">Poughkeepsie-Newburgh-Middletown, NY Metro Area</text:span></text:p>
          </table:table-cell>
          <table:table-cell office:value-type="float" office:value="679158" calcext:value-type="float">
            <text:p>679158</text:p>
          </table:table-cell>
          <table:table-cell office:value-type="float" office:value="41.7004" calcext:value-type="float">
            <text:p>41.7004</text:p>
          </table:table-cell>
          <table:table-cell office:value-type="float" office:value="-73.921" calcext:value-type="float">
            <text:p>-73.9210</text:p>
          </table:table-cell>
          <table:table-cell/>
        </table:table-row>
        <table:table-row table:style-name="ro3">
          <table:table-cell table:style-name="ce69" office:value-type="string" calcext:value-type="string">
            <text:p>.<text:span text:style-name="T1">Winston-Salem, NC Metro Area</text:span></text:p>
          </table:table-cell>
          <table:table-cell office:value-type="float" office:value="676008" calcext:value-type="float">
            <text:p>676008</text:p>
          </table:table-cell>
          <table:table-cell office:value-type="float" office:value="36.0999" calcext:value-type="float">
            <text:p>36.0999</text:p>
          </table:table-cell>
          <table:table-cell office:value-type="float" office:value="-80.2442" calcext:value-type="float">
            <text:p>-80.2442</text:p>
          </table:table-cell>
          <table:table-cell/>
        </table:table-row>
        <table:table-row table:style-name="ro3">
          <table:table-cell table:style-name="ce69" office:value-type="string" calcext:value-type="string">
            <text:p>.<text:span text:style-name="T1">Deltona-Daytona Beach-Ormond Beach, FL Metro Area</text:span></text:p>
          </table:table-cell>
          <table:table-cell office:value-type="float" office:value="668365" calcext:value-type="float">
            <text:p>668365</text:p>
          </table:table-cell>
          <table:table-cell office:value-type="float" office:value="29.2108" calcext:value-type="float">
            <text:p>29.2108</text:p>
          </table:table-cell>
          <table:table-cell office:value-type="float" office:value="-81.0228" calcext:value-type="float">
            <text:p>-81.0228</text:p>
          </table:table-cell>
          <table:table-cell/>
        </table:table-row>
        <table:table-row table:style-name="ro3">
          <table:table-cell table:style-name="ce69" office:value-type="string" calcext:value-type="string">
            <text:p>.<text:span text:style-name="T1">Madison, WI Metro Area</text:span></text:p>
          </table:table-cell>
          <table:table-cell office:value-type="float" office:value="664865" calcext:value-type="float">
            <text:p>664865</text:p>
          </table:table-cell>
          <table:table-cell office:value-type="float" office:value="43.0731" calcext:value-type="float">
            <text:p>43.0731</text:p>
          </table:table-cell>
          <table:table-cell office:value-type="float" office:value="-89.4012" calcext:value-type="float">
            <text:p>-89.4012</text:p>
          </table:table-cell>
          <table:table-cell/>
        </table:table-row>
        <table:table-row table:style-name="ro3">
          <table:table-cell table:style-name="ce69" office:value-type="string" calcext:value-type="string">
            <text:p>.<text:span text:style-name="T1">Syracuse, NY Metro Area</text:span></text:p>
          </table:table-cell>
          <table:table-cell office:value-type="float" office:value="648593" calcext:value-type="float">
            <text:p>648593</text:p>
          </table:table-cell>
          <table:table-cell office:value-type="float" office:value="43.0481" calcext:value-type="float">
            <text:p>43.0481</text:p>
          </table:table-cell>
          <table:table-cell office:value-type="float" office:value="-76.1474" calcext:value-type="float">
            <text:p>-76.1474</text:p>
          </table:table-cell>
          <table:table-cell/>
        </table:table-row>
        <table:table-row table:style-name="ro3">
          <table:table-cell table:style-name="ce69" office:value-type="string" calcext:value-type="string">
            <text:p>.<text:span text:style-name="T1">Provo-Orem, UT Metro Area</text:span></text:p>
          </table:table-cell>
          <table:table-cell office:value-type="float" office:value="648252" calcext:value-type="float">
            <text:p>648252</text:p>
          </table:table-cell>
          <table:table-cell office:value-type="float" office:value="40.2338" calcext:value-type="float">
            <text:p>40.2338</text:p>
          </table:table-cell>
          <table:table-cell office:value-type="float" office:value="-111.6585" calcext:value-type="float">
            <text:p>-111.6585</text:p>
          </table:table-cell>
          <table:table-cell/>
        </table:table-row>
        <table:table-row table:style-name="ro3">
          <table:table-cell table:style-name="ce69" office:value-type="string" calcext:value-type="string">
            <text:p>.<text:span text:style-name="T1">Durham-Chapel Hill, NC Metro Area</text:span></text:p>
          </table:table-cell>
          <table:table-cell office:value-type="float" office:value="644367" calcext:value-type="float">
            <text:p>644367</text:p>
          </table:table-cell>
          <table:table-cell office:value-type="float" office:value="35.994" calcext:value-type="float">
            <text:p>35.9940</text:p>
          </table:table-cell>
          <table:table-cell office:value-type="float" office:value="-78.8986" calcext:value-type="float">
            <text:p>-78.8986</text:p>
          </table:table-cell>
          <table:table-cell/>
        </table:table-row>
        <table:table-row table:style-name="ro3">
          <table:table-cell table:style-name="ce69" office:value-type="string" calcext:value-type="string">
            <text:p>.<text:span text:style-name="T1">Toledo, OH Metro Area</text:span></text:p>
          </table:table-cell>
          <table:table-cell office:value-type="float" office:value="641816" calcext:value-type="float">
            <text:p>641816</text:p>
          </table:table-cell>
          <table:table-cell office:value-type="float" office:value="41.6528" calcext:value-type="float">
            <text:p>41.6528</text:p>
          </table:table-cell>
          <table:table-cell office:value-type="float" office:value="-83.5379" calcext:value-type="float">
            <text:p>-83.5379</text:p>
          </table:table-cell>
          <table:table-cell/>
        </table:table-row>
        <table:table-row table:style-name="ro3">
          <table:table-cell table:style-name="ce69" office:value-type="string" calcext:value-type="string">
            <text:p>.<text:span text:style-name="T1">Wichita, KS Metro Area</text:span></text:p>
          </table:table-cell>
          <table:table-cell office:value-type="float" office:value="640218" calcext:value-type="float">
            <text:p>640218</text:p>
          </table:table-cell>
          <table:table-cell office:value-type="float" office:value="37.6872" calcext:value-type="float">
            <text:p>37.6872</text:p>
          </table:table-cell>
          <table:table-cell office:value-type="float" office:value="-97.3301" calcext:value-type="float">
            <text:p>-97.3301</text:p>
          </table:table-cell>
          <table:table-cell/>
        </table:table-row>
        <table:table-row table:style-name="ro3">
          <table:table-cell table:style-name="ce69" office:value-type="string" calcext:value-type="string">
            <text:p>.<text:span text:style-name="T1">Augusta-Richmond County, GA-SC Metro Area</text:span></text:p>
          </table:table-cell>
          <table:table-cell office:value-type="float" office:value="608980" calcext:value-type="float">
            <text:p>608980</text:p>
          </table:table-cell>
          <table:table-cell office:value-type="float" office:value="33.4735" calcext:value-type="float">
            <text:p>33.4735</text:p>
          </table:table-cell>
          <table:table-cell office:value-type="float" office:value="-82.0105" calcext:value-type="float">
            <text:p>-82.0105</text:p>
          </table:table-cell>
          <table:table-cell/>
        </table:table-row>
        <table:table-row table:style-name="ro3">
          <table:table-cell table:style-name="ce69" office:value-type="string" calcext:value-type="string">
            <text:p>.<text:span text:style-name="T1">Palm Bay-Melbourne-Titusville, FL Metro Area</text:span></text:p>
          </table:table-cell>
          <table:table-cell office:value-type="float" office:value="601942" calcext:value-type="float">
            <text:p>601942</text:p>
          </table:table-cell>
          <table:table-cell office:value-type="float" office:value="28.0345" calcext:value-type="float">
            <text:p>28.0345</text:p>
          </table:table-cell>
          <table:table-cell office:value-type="float" office:value="-80.5887" calcext:value-type="float">
            <text:p>-80.5887</text:p>
          </table:table-cell>
          <table:table-cell/>
        </table:table-row>
        <table:table-row table:style-name="ro3">
          <table:table-cell table:style-name="ce69" office:value-type="string" calcext:value-type="string">
            <text:p>.<text:span text:style-name="T1">Jackson, MS Metro Area</text:span></text:p>
          </table:table-cell>
          <table:table-cell office:value-type="float" office:value="594806" calcext:value-type="float">
            <text:p>594806</text:p>
          </table:table-cell>
          <table:table-cell office:value-type="float" office:value="32.2988" calcext:value-type="float">
            <text:p>32.2988</text:p>
          </table:table-cell>
          <table:table-cell office:value-type="float" office:value="-90.1848" calcext:value-type="float">
            <text:p>-90.1848</text:p>
          </table:table-cell>
          <table:table-cell/>
        </table:table-row>
        <table:table-row table:style-name="ro3">
          <table:table-cell table:style-name="ce69" office:value-type="string" calcext:value-type="string">
            <text:p>.<text:span text:style-name="T1">Harrisburg-Carlisle, PA Metro Area</text:span></text:p>
          </table:table-cell>
          <table:table-cell office:value-type="float" office:value="577941" calcext:value-type="float">
            <text:p>577941</text:p>
          </table:table-cell>
          <table:table-cell office:value-type="float" office:value="40.2732" calcext:value-type="float">
            <text:p>40.2732</text:p>
          </table:table-cell>
          <table:table-cell office:value-type="float" office:value="-76.8867" calcext:value-type="float">
            <text:p>-76.8867</text:p>
          </table:table-cell>
          <table:table-cell/>
        </table:table-row>
        <table:table-row table:style-name="ro3">
          <table:table-cell table:style-name="ce69" office:value-type="string" calcext:value-type="string">
            <text:p>.<text:span text:style-name="T1">Spokane-Spokane Valley, WA Metro Area</text:span></text:p>
          </table:table-cell>
          <table:table-cell office:value-type="float" office:value="568521" calcext:value-type="float">
            <text:p>568521</text:p>
          </table:table-cell>
          <table:table-cell office:value-type="float" office:value="47.6588" calcext:value-type="float">
            <text:p>47.6588</text:p>
          </table:table-cell>
          <table:table-cell office:value-type="float" office:value="-117.426" calcext:value-type="float">
            <text:p>-117.4260</text:p>
          </table:table-cell>
          <table:table-cell/>
        </table:table-row>
        <table:table-row table:style-name="ro3">
          <table:table-cell table:style-name="ce69" office:value-type="string" calcext:value-type="string">
            <text:p>.<text:span text:style-name="T1">Chattanooga, TN-GA Metro Area</text:span></text:p>
          </table:table-cell>
          <table:table-cell office:value-type="float" office:value="565194" calcext:value-type="float">
            <text:p>565194</text:p>
          </table:table-cell>
          <table:table-cell office:value-type="float" office:value="35.0456" calcext:value-type="float">
            <text:p>35.0456</text:p>
          </table:table-cell>
          <table:table-cell office:value-type="float" office:value="-85.3097" calcext:value-type="float">
            <text:p>-85.3097</text:p>
          </table:table-cell>
          <table:table-cell/>
        </table:table-row>
        <table:table-row table:style-name="ro3">
          <table:table-cell table:style-name="ce69" office:value-type="string" calcext:value-type="string">
            <text:p>.<text:span text:style-name="T1">Scranton--Wilkes-Barre, PA Metro Area</text:span></text:p>
          </table:table-cell>
          <table:table-cell office:value-type="float" office:value="553885" calcext:value-type="float">
            <text:p>553885</text:p>
          </table:table-cell>
          <table:table-cell office:value-type="float" office:value="41.409" calcext:value-type="float">
            <text:p>41.4090</text:p>
          </table:table-cell>
          <table:table-cell office:value-type="float" office:value="-75.6624" calcext:value-type="float">
            <text:p>-75.6624</text:p>
          </table:table-cell>
          <table:table-cell/>
        </table:table-row>
        <table:table-row table:style-name="ro3">
          <table:table-cell table:style-name="ce69" office:value-type="string" calcext:value-type="string">
            <text:p>.<text:span text:style-name="T1">Modesto, CA Metro Area</text:span></text:p>
          </table:table-cell>
          <table:table-cell office:value-type="float" office:value="550660" calcext:value-type="float">
            <text:p>550660</text:p>
          </table:table-cell>
          <table:table-cell office:value-type="float" office:value="37.6393" calcext:value-type="float">
            <text:p>37.6393</text:p>
          </table:table-cell>
          <table:table-cell office:value-type="float" office:value="-120.997" calcext:value-type="float">
            <text:p>-120.9970</text:p>
          </table:table-cell>
          <table:table-cell/>
        </table:table-row>
        <table:table-row table:style-name="ro3">
          <table:table-cell table:style-name="ce69" office:value-type="string" calcext:value-type="string">
            <text:p>.<text:span text:style-name="T1">Lansing-East Lansing, MI Metro Area</text:span></text:p>
          </table:table-cell>
          <table:table-cell office:value-type="float" office:value="550391" calcext:value-type="float">
            <text:p>550391</text:p>
          </table:table-cell>
          <table:table-cell office:value-type="float" office:value="42.7325" calcext:value-type="float">
            <text:p>42.7325</text:p>
          </table:table-cell>
          <table:table-cell office:value-type="float" office:value="-84.5555" calcext:value-type="float">
            <text:p>-84.5555</text:p>
          </table:table-cell>
          <table:table-cell/>
        </table:table-row>
        <table:table-row table:style-name="ro3">
          <table:table-cell table:style-name="ce69" office:value-type="string" calcext:value-type="string">
            <text:p>.<text:span text:style-name="T1">Lancaster, PA Metro Area</text:span></text:p>
          </table:table-cell>
          <table:table-cell office:value-type="float" office:value="545724" calcext:value-type="float">
            <text:p>545724</text:p>
          </table:table-cell>
          <table:table-cell office:value-type="float" office:value="40.0379" calcext:value-type="float">
            <text:p>40.0379</text:p>
          </table:table-cell>
          <table:table-cell office:value-type="float" office:value="-76.3055" calcext:value-type="float">
            <text:p>-76.3055</text:p>
          </table:table-cell>
          <table:table-cell/>
        </table:table-row>
        <table:table-row table:style-name="ro3">
          <table:table-cell table:style-name="ce69" office:value-type="string" calcext:value-type="string">
            <text:p>.<text:span text:style-name="T1">Portland-South Portland, ME Metro Area</text:span></text:p>
          </table:table-cell>
          <table:table-cell office:value-type="float" office:value="538500" calcext:value-type="float">
            <text:p>538500</text:p>
          </table:table-cell>
          <table:table-cell office:value-type="float" office:value="43.6591" calcext:value-type="float">
            <text:p>43.6591</text:p>
          </table:table-cell>
          <table:table-cell office:value-type="float" office:value="-70.2568" calcext:value-type="float">
            <text:p>-70.2568</text:p>
          </table:table-cell>
          <table:table-cell/>
        </table:table-row>
        <table:table-row table:style-name="ro3">
          <table:table-cell table:style-name="ce69" office:value-type="string" calcext:value-type="string">
            <text:p>.<text:span text:style-name="T1">Youngstown-Warren-Boardman, OH-PA Metro Area</text:span></text:p>
          </table:table-cell>
          <table:table-cell office:value-type="float" office:value="536081" calcext:value-type="float">
            <text:p>536081</text:p>
          </table:table-cell>
          <table:table-cell office:value-type="float" office:value="41.0998" calcext:value-type="float">
            <text:p>41.0998</text:p>
          </table:table-cell>
          <table:table-cell office:value-type="float" office:value="-80.6495" calcext:value-type="float">
            <text:p>-80.6495</text:p>
          </table:table-cell>
          <table:table-cell/>
        </table:table-row>
        <table:table-row table:style-name="ro3">
          <table:table-cell table:style-name="ce69" office:value-type="string" calcext:value-type="string">
            <text:p>.<text:span text:style-name="T1">Fayetteville-Springdale-Rogers, AR Metro Area</text:span></text:p>
          </table:table-cell>
          <table:table-cell office:value-type="float" office:value="534904" calcext:value-type="float">
            <text:p>534904</text:p>
          </table:table-cell>
          <table:table-cell office:value-type="float" office:value="36.0662" calcext:value-type="float">
            <text:p>36.0662</text:p>
          </table:table-cell>
          <table:table-cell office:value-type="float" office:value="-94.1579" calcext:value-type="float">
            <text:p>-94.1579</text:p>
          </table:table-cell>
          <table:table-cell/>
        </table:table-row>
        <table:table-row table:style-name="ro3">
          <table:table-cell table:style-name="ce69" office:value-type="string" calcext:value-type="string">
            <text:p>.<text:span text:style-name="T1">Fayetteville, NC Metro Area</text:span></text:p>
          </table:table-cell>
          <table:table-cell office:value-type="float" office:value="526719" calcext:value-type="float">
            <text:p>526719</text:p>
          </table:table-cell>
          <table:table-cell office:value-type="float" office:value="35.0527" calcext:value-type="float">
            <text:p>35.0527</text:p>
          </table:table-cell>
          <table:table-cell office:value-type="float" office:value="-78.8784" calcext:value-type="float">
            <text:p>-78.8784</text:p>
          </table:table-cell>
          <table:table-cell/>
        </table:table-row>
        <table:table-row table:style-name="ro3">
          <table:table-cell table:style-name="ce69" office:value-type="string" calcext:value-type="string">
            <text:p>.<text:span text:style-name="T1">Lexington-Fayette, KY Metro Area</text:span></text:p>
          </table:table-cell>
          <table:table-cell office:value-type="float" office:value="517056" calcext:value-type="float">
            <text:p>517056</text:p>
          </table:table-cell>
          <table:table-cell office:value-type="float" office:value="38.0406" calcext:value-type="float">
            <text:p>38.0406</text:p>
          </table:table-cell>
          <table:table-cell office:value-type="float" office:value="-84.5037" calcext:value-type="float">
            <text:p>-84.5037</text:p>
          </table:table-cell>
          <table:table-cell/>
        </table:table-row>
        <table:table-row table:style-name="ro3">
          <table:table-cell table:style-name="ce69" office:value-type="string" calcext:value-type="string">
            <text:p>.<text:span text:style-name="T1">Pensacola-Ferry Pass-Brent, FL Metro Area</text:span></text:p>
          </table:table-cell>
          <table:table-cell office:value-type="float" office:value="502629" calcext:value-type="float">
            <text:p>502629</text:p>
          </table:table-cell>
          <table:table-cell office:value-type="float" office:value="30.4213" calcext:value-type="float">
            <text:p>30.4213</text:p>
          </table:table-cell>
          <table:table-cell office:value-type="float" office:value="-87.2169" calcext:value-type="float">
            <text:p>-87.2169</text:p>
          </table:table-cell>
          <table:table-cell/>
        </table:table-row>
        <table:table-row table:style-name="ro3">
          <table:table-cell table:style-name="ce69" office:value-type="string" calcext:value-type="string">
            <text:p>.<text:span text:style-name="T1">Myrtle Beach-Conway-North Myrtle Beach, SC-NC Metro Area</text:span></text:p>
          </table:table-cell>
          <table:table-cell office:value-type="float" office:value="496901" calcext:value-type="float">
            <text:p>496901</text:p>
          </table:table-cell>
          <table:table-cell office:value-type="float" office:value="33.6891" calcext:value-type="float">
            <text:p>33.6891</text:p>
          </table:table-cell>
          <table:table-cell office:value-type="float" office:value="-78.8867" calcext:value-type="float">
            <text:p>-78.8867</text:p>
          </table:table-cell>
          <table:table-cell/>
        </table:table-row>
        <table:table-row table:style-name="ro3">
          <table:table-cell table:style-name="ce69" office:value-type="string" calcext:value-type="string">
            <text:p>.<text:span text:style-name="T1">Santa Rosa-Petaluma, CA Metro Area</text:span></text:p>
          </table:table-cell>
          <table:table-cell office:value-type="float" office:value="494336" calcext:value-type="float">
            <text:p>494336</text:p>
          </table:table-cell>
          <table:table-cell office:value-type="float" office:value="38.4404" calcext:value-type="float">
            <text:p>38.4404</text:p>
          </table:table-cell>
          <table:table-cell office:value-type="float" office:value="-122.7141" calcext:value-type="float">
            <text:p>-122.7141</text:p>
          </table:table-cell>
          <table:table-cell/>
        </table:table-row>
        <table:table-row table:style-name="ro3">
          <table:table-cell table:style-name="ce69" office:value-type="string" calcext:value-type="string">
            <text:p>.<text:span text:style-name="T1">Port St. Lucie, FL Metro Area</text:span></text:p>
          </table:table-cell>
          <table:table-cell office:value-type="float" office:value="489297" calcext:value-type="float">
            <text:p>489297</text:p>
          </table:table-cell>
          <table:table-cell office:value-type="float" office:value="27.273" calcext:value-type="float">
            <text:p>27.2730</text:p>
          </table:table-cell>
          <table:table-cell office:value-type="float" office:value="-80.3582" calcext:value-type="float">
            <text:p>-80.3582</text:p>
          </table:table-cell>
          <table:table-cell/>
        </table:table-row>
        <table:table-row table:style-name="ro3">
          <table:table-cell table:style-name="ce69" office:value-type="string" calcext:value-type="string">
            <text:p>.<text:span text:style-name="T1">Lafayette, LA Metro Area</text:span></text:p>
          </table:table-cell>
          <table:table-cell office:value-type="float" office:value="489207" calcext:value-type="float">
            <text:p>489207</text:p>
          </table:table-cell>
          <table:table-cell office:value-type="float" office:value="30.2241" calcext:value-type="float">
            <text:p>30.2241</text:p>
          </table:table-cell>
          <table:table-cell office:value-type="float" office:value="-92.0198" calcext:value-type="float">
            <text:p>-92.0198</text:p>
          </table:table-cell>
          <table:table-cell/>
        </table:table-row>
        <table:table-row table:style-name="ro3">
          <table:table-cell table:style-name="ce69" office:value-type="string" calcext:value-type="string">
            <text:p>.<text:span text:style-name="T1">Reno, NV Metro Area</text:span></text:p>
          </table:table-cell>
          <table:table-cell office:value-type="float" office:value="475642" calcext:value-type="float">
            <text:p>475642</text:p>
          </table:table-cell>
          <table:table-cell office:value-type="float" office:value="39.5299" calcext:value-type="float">
            <text:p>39.5299</text:p>
          </table:table-cell>
          <table:table-cell office:value-type="float" office:value="-119.8143" calcext:value-type="float">
            <text:p>-119.8143</text:p>
          </table:table-cell>
          <table:table-cell/>
        </table:table-row>
        <table:table-row table:style-name="ro3">
          <table:table-cell table:style-name="ce69" office:value-type="string" calcext:value-type="string">
            <text:p>.<text:span text:style-name="T1">Huntsville, AL Metro Area</text:span></text:p>
          </table:table-cell>
          <table:table-cell office:value-type="float" office:value="471824" calcext:value-type="float">
            <text:p>471824</text:p>
          </table:table-cell>
          <table:table-cell office:value-type="float" office:value="34.7304" calcext:value-type="float">
            <text:p>34.7304</text:p>
          </table:table-cell>
          <table:table-cell office:value-type="float" office:value="-86.5861" calcext:value-type="float">
            <text:p>-86.5861</text:p>
          </table:table-cell>
          <table:table-cell/>
        </table:table-row>
        <table:table-row table:style-name="ro3">
          <table:table-cell table:style-name="ce69" office:value-type="string" calcext:value-type="string">
            <text:p>.<text:span text:style-name="T1">Springfield, MO Metro Area</text:span></text:p>
          </table:table-cell>
          <table:table-cell office:value-type="float" office:value="470300" calcext:value-type="float">
            <text:p>470300</text:p>
          </table:table-cell>
          <table:table-cell office:value-type="float" office:value="37.209" calcext:value-type="float">
            <text:p>37.2090</text:p>
          </table:table-cell>
          <table:table-cell office:value-type="float" office:value="-93.2923" calcext:value-type="float">
            <text:p>-93.2923</text:p>
          </table:table-cell>
          <table:table-cell/>
        </table:table-row>
        <table:table-row table:style-name="ro3">
          <table:table-cell table:style-name="ce69" office:value-type="string" calcext:value-type="string">
            <text:p>.<text:span text:style-name="T1">Visalia, CA Metro Area</text:span></text:p>
          </table:table-cell>
          <table:table-cell office:value-type="float" office:value="466195" calcext:value-type="float">
            <text:p>466195</text:p>
          </table:table-cell>
          <table:table-cell office:value-type="float" office:value="36.3302" calcext:value-type="float">
            <text:p>36.3302</text:p>
          </table:table-cell>
          <table:table-cell office:value-type="float" office:value="-119.2921" calcext:value-type="float">
            <text:p>-119.2921</text:p>
          </table:table-cell>
          <table:table-cell/>
        </table:table-row>
        <table:table-row table:style-name="ro3">
          <table:table-cell table:style-name="ce69" office:value-type="string" calcext:value-type="string">
            <text:p>.<text:span text:style-name="T1">Asheville, NC Metro Area</text:span></text:p>
          </table:table-cell>
          <table:table-cell office:value-type="float" office:value="462680" calcext:value-type="float">
            <text:p>462680</text:p>
          </table:table-cell>
          <table:table-cell office:value-type="float" office:value="35.5951" calcext:value-type="float">
            <text:p>35.5951</text:p>
          </table:table-cell>
          <table:table-cell office:value-type="float" office:value="-82.5515" calcext:value-type="float">
            <text:p>-82.5515</text:p>
          </table:table-cell>
          <table:table-cell/>
        </table:table-row>
        <table:table-row table:style-name="ro3">
          <table:table-cell table:style-name="ce69" office:value-type="string" calcext:value-type="string">
            <text:p>.<text:span text:style-name="T1">Killeen-Temple, TX Metro Area</text:span></text:p>
          </table:table-cell>
          <table:table-cell office:value-type="float" office:value="460303" calcext:value-type="float">
            <text:p>460303</text:p>
          </table:table-cell>
          <table:table-cell office:value-type="float" office:value="31.1171" calcext:value-type="float">
            <text:p>31.1171</text:p>
          </table:table-cell>
          <table:table-cell office:value-type="float" office:value="-97.7278" calcext:value-type="float">
            <text:p>-97.7278</text:p>
          </table:table-cell>
          <table:table-cell/>
        </table:table-row>
        <table:table-row table:style-name="ro3">
          <table:table-cell table:style-name="ce69" office:value-type="string" calcext:value-type="string">
            <text:p>.<text:span text:style-name="T1">York-Hanover, PA Metro Area</text:span></text:p>
          </table:table-cell>
          <table:table-cell office:value-type="float" office:value="449058" calcext:value-type="float">
            <text:p>449058</text:p>
          </table:table-cell>
          <table:table-cell office:value-type="float" office:value="39.9626" calcext:value-type="float">
            <text:p>39.9626</text:p>
          </table:table-cell>
          <table:table-cell office:value-type="float" office:value="-76.7277" calcext:value-type="float">
            <text:p>-76.7277</text:p>
          </table:table-cell>
          <table:table-cell/>
        </table:table-row>
        <table:table-row table:style-name="ro3">
          <table:table-cell table:style-name="ce69" office:value-type="string" calcext:value-type="string">
            <text:p>.<text:span text:style-name="T1">Vallejo, CA Metro Area</text:span></text:p>
          </table:table-cell>
          <table:table-cell office:value-type="float" office:value="447643" calcext:value-type="float">
            <text:p>447643</text:p>
          </table:table-cell>
          <table:table-cell office:value-type="float" office:value="38.1041" calcext:value-type="float">
            <text:p>38.1041</text:p>
          </table:table-cell>
          <table:table-cell office:value-type="float" office:value="-122.2566" calcext:value-type="float">
            <text:p>-122.2566</text:p>
          </table:table-cell>
          <table:table-cell/>
        </table:table-row>
        <table:table-row table:style-name="ro3">
          <table:table-cell table:style-name="ce69" office:value-type="string" calcext:value-type="string">
            <text:p>.<text:span text:style-name="T1">Santa Maria-Santa Barbara, CA Metro Area</text:span></text:p>
          </table:table-cell>
          <table:table-cell office:value-type="float" office:value="446499" calcext:value-type="float">
            <text:p>446499</text:p>
          </table:table-cell>
          <table:table-cell office:value-type="float" office:value="34.953" calcext:value-type="float">
            <text:p>34.9530</text:p>
          </table:table-cell>
          <table:table-cell office:value-type="float" office:value="-120.4357" calcext:value-type="float">
            <text:p>-120.4357</text:p>
          </table:table-cell>
          <table:table-cell/>
        </table:table-row>
        <table:table-row table:style-name="ro3">
          <table:table-cell table:style-name="ce69" office:value-type="string" calcext:value-type="string">
            <text:p>.<text:span text:style-name="T1">Salinas, CA Metro Area</text:span></text:p>
          </table:table-cell>
          <table:table-cell office:value-type="float" office:value="434061" calcext:value-type="float">
            <text:p>434061</text:p>
          </table:table-cell>
          <table:table-cell office:value-type="float" office:value="36.6777" calcext:value-type="float">
            <text:p>36.6777</text:p>
          </table:table-cell>
          <table:table-cell office:value-type="float" office:value="-121.6555" calcext:value-type="float">
            <text:p>-121.6555</text:p>
          </table:table-cell>
          <table:table-cell/>
        </table:table-row>
        <table:table-row table:style-name="ro3">
          <table:table-cell table:style-name="ce69" office:value-type="string" calcext:value-type="string">
            <text:p>.<text:span text:style-name="T1">Salem, OR Metro Area</text:span></text:p>
          </table:table-cell>
          <table:table-cell office:value-type="float" office:value="433903" calcext:value-type="float">
            <text:p>433903</text:p>
          </table:table-cell>
          <table:table-cell office:value-type="float" office:value="44.9429" calcext:value-type="float">
            <text:p>44.9429</text:p>
          </table:table-cell>
          <table:table-cell office:value-type="float" office:value="-123.0351" calcext:value-type="float">
            <text:p>-123.0351</text:p>
          </table:table-cell>
          <table:table-cell/>
        </table:table-row>
        <table:table-row table:style-name="ro3">
          <table:table-cell table:style-name="ce69" office:value-type="string" calcext:value-type="string">
            <text:p>.<text:span text:style-name="T1">Mobile, AL Metro Area</text:span></text:p>
          </table:table-cell>
          <table:table-cell office:value-type="float" office:value="429536" calcext:value-type="float">
            <text:p>429536</text:p>
          </table:table-cell>
          <table:table-cell office:value-type="float" office:value="30.6954" calcext:value-type="float">
            <text:p>30.6954</text:p>
          </table:table-cell>
          <table:table-cell office:value-type="float" office:value="-88.0399" calcext:value-type="float">
            <text:p>-88.0399</text:p>
          </table:table-cell>
          <table:table-cell/>
        </table:table-row>
        <table:table-row table:style-name="ro3">
          <table:table-cell table:style-name="ce69" office:value-type="string" calcext:value-type="string">
            <text:p>.<text:span text:style-name="T1">Corpus Christi, TX Metro Area</text:span></text:p>
          </table:table-cell>
          <table:table-cell office:value-type="float" office:value="429024" calcext:value-type="float">
            <text:p>429024</text:p>
          </table:table-cell>
          <table:table-cell office:value-type="float" office:value="27.8006" calcext:value-type="float">
            <text:p>27.8006</text:p>
          </table:table-cell>
          <table:table-cell office:value-type="float" office:value="-97.3964" calcext:value-type="float">
            <text:p>-97.3964</text:p>
          </table:table-cell>
          <table:table-cell/>
        </table:table-row>
        <table:table-row table:style-name="ro3">
          <table:table-cell table:style-name="ce69" office:value-type="string" calcext:value-type="string">
            <text:p>.<text:span text:style-name="T1">Brownsville-Harlingen, TX Metro Area</text:span></text:p>
          </table:table-cell>
          <table:table-cell office:value-type="float" office:value="423163" calcext:value-type="float">
            <text:p>423163</text:p>
          </table:table-cell>
          <table:table-cell office:value-type="float" office:value="25.9017" calcext:value-type="float">
            <text:p>25.9017</text:p>
          </table:table-cell>
          <table:table-cell office:value-type="float" office:value="-97.4975" calcext:value-type="float">
            <text:p>-97.4975</text:p>
          </table:table-cell>
          <table:table-cell/>
        </table:table-row>
        <table:table-row table:style-name="ro3">
          <table:table-cell table:style-name="ce69" office:value-type="string" calcext:value-type="string">
            <text:p>.<text:span text:style-name="T1">Reading, PA Metro Area</text:span></text:p>
          </table:table-cell>
          <table:table-cell office:value-type="float" office:value="421164" calcext:value-type="float">
            <text:p>421164</text:p>
          </table:table-cell>
          <table:table-cell office:value-type="float" office:value="40.3356" calcext:value-type="float">
            <text:p>40.3356</text:p>
          </table:table-cell>
          <table:table-cell office:value-type="float" office:value="-75.9269" calcext:value-type="float">
            <text:p>-75.9269</text:p>
          </table:table-cell>
          <table:table-cell/>
        </table:table-row>
        <table:table-row table:style-name="ro3">
          <table:table-cell table:style-name="ce69" office:value-type="string" calcext:value-type="string">
            <text:p>.<text:span text:style-name="T1">Gulfport-Biloxi, MS Metro Area</text:span></text:p>
          </table:table-cell>
          <table:table-cell office:value-type="float" office:value="417665" calcext:value-type="float">
            <text:p>417665</text:p>
          </table:table-cell>
          <table:table-cell office:value-type="float" office:value="30.3674" calcext:value-type="float">
            <text:p>30.3674</text:p>
          </table:table-cell>
          <table:table-cell office:value-type="float" office:value="-89.0928" calcext:value-type="float">
            <text:p>-89.0928</text:p>
          </table:table-cell>
          <table:table-cell/>
        </table:table-row>
        <table:table-row table:style-name="ro3">
          <table:table-cell table:style-name="ce69" office:value-type="string" calcext:value-type="string">
            <text:p>.<text:span text:style-name="T1">Manchester-Nashua, NH Metro Area</text:span></text:p>
          </table:table-cell>
          <table:table-cell office:value-type="float" office:value="417025" calcext:value-type="float">
            <text:p>417025</text:p>
          </table:table-cell>
          <table:table-cell office:value-type="float" office:value="42.9956" calcext:value-type="float">
            <text:p>42.9956</text:p>
          </table:table-cell>
          <table:table-cell office:value-type="float" office:value="-71.4548" calcext:value-type="float">
            <text:p>-71.4548</text:p>
          </table:table-cell>
          <table:table-cell/>
        </table:table-row>
        <table:table-row table:style-name="ro3">
          <table:table-cell table:style-name="ce69" office:value-type="string" calcext:value-type="string">
            <text:p>.<text:span text:style-name="T1">Salisbury, MD-DE Metro Area</text:span></text:p>
          </table:table-cell>
          <table:table-cell office:value-type="float" office:value="415726" calcext:value-type="float">
            <text:p>415726</text:p>
          </table:table-cell>
          <table:table-cell office:value-type="float" office:value="38.3607" calcext:value-type="float">
            <text:p>38.3607</text:p>
          </table:table-cell>
          <table:table-cell office:value-type="float" office:value="-75.5994" calcext:value-type="float">
            <text:p>-75.5994</text:p>
          </table:table-cell>
          <table:table-cell/>
        </table:table-row>
        <table:table-row table:style-name="ro3">
          <table:table-cell table:style-name="ce69" office:value-type="string" calcext:value-type="string">
            <text:p>.<text:span text:style-name="T1">Fort Wayne, IN Metro Area</text:span></text:p>
          </table:table-cell>
          <table:table-cell office:value-type="float" office:value="413263" calcext:value-type="float">
            <text:p>413263</text:p>
          </table:table-cell>
          <table:table-cell office:value-type="float" office:value="41.0793" calcext:value-type="float">
            <text:p>41.0793</text:p>
          </table:table-cell>
          <table:table-cell office:value-type="float" office:value="-85.1394" calcext:value-type="float">
            <text:p>-85.1394</text:p>
          </table:table-cell>
          <table:table-cell/>
        </table:table-row>
        <table:table-row table:style-name="ro3">
          <table:table-cell table:style-name="ce69" office:value-type="string" calcext:value-type="string">
            <text:p>.<text:span text:style-name="T1">Flint, MI Metro Area</text:span></text:p>
          </table:table-cell>
          <table:table-cell office:value-type="float" office:value="405813" calcext:value-type="float">
            <text:p>405813</text:p>
          </table:table-cell>
          <table:table-cell office:value-type="float" office:value="43.0125" calcext:value-type="float">
            <text:p>43.0125</text:p>
          </table:table-cell>
          <table:table-cell office:value-type="float" office:value="-83.6875" calcext:value-type="float">
            <text:p>-83.6875</text:p>
          </table:table-cell>
          <table:table-cell/>
        </table:table-row>
        <table:table-row table:style-name="ro3">
          <table:table-cell table:style-name="ce69" office:value-type="string" calcext:value-type="string">
            <text:p>.<text:span text:style-name="T1">Peoria, IL Metro Area</text:span></text:p>
          </table:table-cell>
          <table:table-cell office:value-type="float" office:value="400561" calcext:value-type="float">
            <text:p>400561</text:p>
          </table:table-cell>
          <table:table-cell office:value-type="float" office:value="40.6936" calcext:value-type="float">
            <text:p>40.6936</text:p>
          </table:table-cell>
          <table:table-cell office:value-type="float" office:value="-89.589" calcext:value-type="float">
            <text:p>-89.5890</text:p>
          </table:table-cell>
          <table:table-cell/>
        </table:table-row>
        <table:table-row table:style-name="ro3">
          <table:table-cell table:style-name="ce69" office:value-type="string" calcext:value-type="string">
            <text:p>.<text:span text:style-name="T1">Canton-Massillon, OH Metro Area</text:span></text:p>
          </table:table-cell>
          <table:table-cell office:value-type="float" office:value="397520" calcext:value-type="float">
            <text:p>397520</text:p>
          </table:table-cell>
          <table:table-cell office:value-type="float" office:value="40.7989" calcext:value-type="float">
            <text:p>40.7989</text:p>
          </table:table-cell>
          <table:table-cell office:value-type="float" office:value="-81.3784" calcext:value-type="float">
            <text:p>-81.3784</text:p>
          </table:table-cell>
          <table:table-cell/>
        </table:table-row>
        <table:table-row table:style-name="ro3">
          <table:table-cell table:style-name="ce69" office:value-type="string" calcext:value-type="string">
            <text:p>.<text:span text:style-name="T1">Anchorage, AK Metro Area</text:span></text:p>
          </table:table-cell>
          <table:table-cell office:value-type="float" office:value="396317" calcext:value-type="float">
            <text:p>396317</text:p>
          </table:table-cell>
          <table:table-cell office:value-type="float" office:value="61.2176" calcext:value-type="float">
            <text:p>61.2176</text:p>
          </table:table-cell>
          <table:table-cell office:value-type="float" office:value="-149.8997" calcext:value-type="float">
            <text:p>-149.8997</text:p>
          </table:table-cell>
          <table:table-cell/>
        </table:table-row>
        <table:table-row table:style-name="ro3">
          <table:table-cell table:style-name="ce69" office:value-type="string" calcext:value-type="string">
            <text:p>.<text:span text:style-name="T1">Shreveport-Bossier City, LA Metro Area</text:span></text:p>
          </table:table-cell>
          <table:table-cell office:value-type="float" office:value="394706" calcext:value-type="float">
            <text:p>394706</text:p>
          </table:table-cell>
          <table:table-cell office:value-type="float" office:value="32.5252" calcext:value-type="float">
            <text:p>32.5252</text:p>
          </table:table-cell>
          <table:table-cell office:value-type="float" office:value="-93.7502" calcext:value-type="float">
            <text:p>-93.7502</text:p>
          </table:table-cell>
          <table:table-cell/>
        </table:table-row>
        <table:table-row table:style-name="ro3">
          <table:table-cell table:style-name="ce69" office:value-type="string" calcext:value-type="string">
            <text:p>.<text:span text:style-name="T1">Savannah, GA Metro Area</text:span></text:p>
          </table:table-cell>
          <table:table-cell office:value-type="float" office:value="393353" calcext:value-type="float">
            <text:p>393353</text:p>
          </table:table-cell>
          <table:table-cell office:value-type="float" office:value="32.0809" calcext:value-type="float">
            <text:p>32.0809</text:p>
          </table:table-cell>
          <table:table-cell office:value-type="float" office:value="-81.0912" calcext:value-type="float">
            <text:p>-81.0912</text:p>
          </table:table-cell>
          <table:table-cell/>
        </table:table-row>
        <table:table-row table:style-name="ro3">
          <table:table-cell table:style-name="ce69" office:value-type="string" calcext:value-type="string">
            <text:p>.<text:span text:style-name="T1">Beaumont-Port Arthur, TX Metro Area</text:span></text:p>
          </table:table-cell>
          <table:table-cell office:value-type="float" office:value="392563" calcext:value-type="float">
            <text:p>392563</text:p>
          </table:table-cell>
          <table:table-cell office:value-type="float" office:value="30.0802" calcext:value-type="float">
            <text:p>30.0802</text:p>
          </table:table-cell>
          <table:table-cell office:value-type="float" office:value="-94.1266" calcext:value-type="float">
            <text:p>-94.1266</text:p>
          </table:table-cell>
          <table:table-cell/>
        </table:table-row>
        <table:table-row table:style-name="ro3">
          <table:table-cell table:style-name="ce69" office:value-type="string" calcext:value-type="string">
            <text:p>.<text:span text:style-name="T1">Tallahassee, FL Metro Area</text:span></text:p>
          </table:table-cell>
          <table:table-cell office:value-type="float" office:value="387227" calcext:value-type="float">
            <text:p>387227</text:p>
          </table:table-cell>
          <table:table-cell office:value-type="float" office:value="30.4383" calcext:value-type="float">
            <text:p>30.4383</text:p>
          </table:table-cell>
          <table:table-cell office:value-type="float" office:value="-84.2807" calcext:value-type="float">
            <text:p>-84.2807</text:p>
          </table:table-cell>
          <table:table-cell/>
        </table:table-row>
        <table:table-row table:style-name="ro3">
          <table:table-cell table:style-name="ce69" office:value-type="string" calcext:value-type="string">
            <text:p>.<text:span text:style-name="T1">Naples-Marco Island, FL Metro Area</text:span></text:p>
          </table:table-cell>
          <table:table-cell office:value-type="float" office:value="384902" calcext:value-type="float">
            <text:p>384902</text:p>
          </table:table-cell>
          <table:table-cell office:value-type="float" office:value="26.142" calcext:value-type="float">
            <text:p>26.1420</text:p>
          </table:table-cell>
          <table:table-cell office:value-type="float" office:value="-81.7948" calcext:value-type="float">
            <text:p>-81.7948</text:p>
          </table:table-cell>
          <table:table-cell/>
        </table:table-row>
        <table:table-row table:style-name="ro3">
          <table:table-cell table:style-name="ce69" office:value-type="string" calcext:value-type="string">
            <text:p>.<text:span text:style-name="T1">Eugene-Springfield, OR Metro Area</text:span></text:p>
          </table:table-cell>
          <table:table-cell office:value-type="float" office:value="382067" calcext:value-type="float">
            <text:p>382067</text:p>
          </table:table-cell>
          <table:table-cell office:value-type="float" office:value="44.0521" calcext:value-type="float">
            <text:p>44.0521</text:p>
          </table:table-cell>
          <table:table-cell office:value-type="float" office:value="-123.0868" calcext:value-type="float">
            <text:p>-123.0868</text:p>
          </table:table-cell>
          <table:table-cell/>
        </table:table-row>
        <table:table-row table:style-name="ro3">
          <table:table-cell table:style-name="ce69" office:value-type="string" calcext:value-type="string">
            <text:p>.<text:span text:style-name="T1">Davenport-Moline-Rock Island, IA-IL Metro Area</text:span></text:p>
          </table:table-cell>
          <table:table-cell office:value-type="float" office:value="379172" calcext:value-type="float">
            <text:p>379172</text:p>
          </table:table-cell>
          <table:table-cell office:value-type="float" office:value="41.5236" calcext:value-type="float">
            <text:p>41.5236</text:p>
          </table:table-cell>
          <table:table-cell office:value-type="float" office:value="-90.5776" calcext:value-type="float">
            <text:p>-90.5776</text:p>
          </table:table-cell>
          <table:table-cell/>
        </table:table-row>
        <table:table-row table:style-name="ro3">
          <table:table-cell table:style-name="ce69" office:value-type="string" calcext:value-type="string">
            <text:p>.<text:span text:style-name="T1">Montgomery, AL Metro Area</text:span></text:p>
          </table:table-cell>
          <table:table-cell office:value-type="float" office:value="373290" calcext:value-type="float">
            <text:p>373290</text:p>
          </table:table-cell>
          <table:table-cell office:value-type="float" office:value="32.3792" calcext:value-type="float">
            <text:p>32.3792</text:p>
          </table:table-cell>
          <table:table-cell office:value-type="float" office:value="-86.3077" calcext:value-type="float">
            <text:p>-86.3077</text:p>
          </table:table-cell>
          <table:table-cell/>
        </table:table-row>
        <table:table-row table:style-name="ro3">
          <table:table-cell table:style-name="ce69" office:value-type="string" calcext:value-type="string">
            <text:p>.<text:span text:style-name="T1">Hickory-Lenoir-Morganton, NC Metro Area</text:span></text:p>
          </table:table-cell>
          <table:table-cell office:value-type="float" office:value="369711" calcext:value-type="float">
            <text:p>369711</text:p>
          </table:table-cell>
          <table:table-cell office:value-type="float" office:value="35.7345" calcext:value-type="float">
            <text:p>35.7345</text:p>
          </table:table-cell>
          <table:table-cell office:value-type="float" office:value="-81.3445" calcext:value-type="float">
            <text:p>-81.3445</text:p>
          </table:table-cell>
          <table:table-cell/>
        </table:table-row>
        <table:table-row table:style-name="ro3">
          <table:table-cell table:style-name="ce69" office:value-type="string" calcext:value-type="string">
            <text:p>.<text:span text:style-name="T1">Ann Arbor, MI Metro Area</text:span></text:p>
          </table:table-cell>
          <table:table-cell office:value-type="float" office:value="367601" calcext:value-type="float">
            <text:p>367601</text:p>
          </table:table-cell>
          <table:table-cell office:value-type="float" office:value="42.2808" calcext:value-type="float">
            <text:p>42.2808</text:p>
          </table:table-cell>
          <table:table-cell office:value-type="float" office:value="-83.743" calcext:value-type="float">
            <text:p>-83.7430</text:p>
          </table:table-cell>
          <table:table-cell/>
        </table:table-row>
        <table:table-row table:style-name="ro3">
          <table:table-cell table:style-name="ce69" office:value-type="string" calcext:value-type="string">
            <text:p>.<text:span text:style-name="T1">Trenton-Princeton, NJ Metro Area</text:span></text:p>
          </table:table-cell>
          <table:table-cell office:value-type="float" office:value="367430" calcext:value-type="float">
            <text:p>367430</text:p>
          </table:table-cell>
          <table:table-cell office:value-type="float" office:value="40.2206" calcext:value-type="float">
            <text:p>40.2206</text:p>
          </table:table-cell>
          <table:table-cell office:value-type="float" office:value="-74.7597" calcext:value-type="float">
            <text:p>-74.7597</text:p>
          </table:table-cell>
          <table:table-cell/>
        </table:table-row>
        <table:table-row table:style-name="ro3">
          <table:table-cell table:style-name="ce69" office:value-type="string" calcext:value-type="string">
            <text:p>.<text:span text:style-name="T1">Ocala, FL Metro Area</text:span></text:p>
          </table:table-cell>
          <table:table-cell office:value-type="float" office:value="365579" calcext:value-type="float">
            <text:p>365579</text:p>
          </table:table-cell>
          <table:table-cell office:value-type="float" office:value="29.1872" calcext:value-type="float">
            <text:p>29.1872</text:p>
          </table:table-cell>
          <table:table-cell office:value-type="float" office:value="-82.1401" calcext:value-type="float">
            <text:p>-82.1401</text:p>
          </table:table-cell>
          <table:table-cell/>
        </table:table-row>
        <table:table-row table:style-name="ro3">
          <table:table-cell table:style-name="ce69" office:value-type="string" calcext:value-type="string">
            <text:p>.<text:span text:style-name="T1">Fort Collins, CO Metro Area</text:span></text:p>
          </table:table-cell>
          <table:table-cell office:value-type="float" office:value="356899" calcext:value-type="float">
            <text:p>356899</text:p>
          </table:table-cell>
          <table:table-cell office:value-type="float" office:value="40.5853" calcext:value-type="float">
            <text:p>40.5853</text:p>
          </table:table-cell>
          <table:table-cell office:value-type="float" office:value="-105.0844" calcext:value-type="float">
            <text:p>-105.0844</text:p>
          </table:table-cell>
          <table:table-cell/>
        </table:table-row>
        <table:table-row table:style-name="ro3">
          <table:table-cell table:style-name="ce69" office:value-type="string" calcext:value-type="string">
            <text:p>.<text:span text:style-name="T1">Huntington-Ashland, WV-KY-OH Metro Area</text:span></text:p>
          </table:table-cell>
          <table:table-cell office:value-type="float" office:value="355873" calcext:value-type="float">
            <text:p>355873</text:p>
          </table:table-cell>
          <table:table-cell office:value-type="float" office:value="38.4192" calcext:value-type="float">
            <text:p>38.4192</text:p>
          </table:table-cell>
          <table:table-cell office:value-type="float" office:value="-82.4452" calcext:value-type="float">
            <text:p>-82.4452</text:p>
          </table:table-cell>
          <table:table-cell/>
        </table:table-row>
        <table:table-row table:style-name="ro3">
          <table:table-cell table:style-name="ce69" office:value-type="string" calcext:value-type="string">
            <text:p>.<text:span text:style-name="T1">Lincoln, NE Metro Area</text:span></text:p>
          </table:table-cell>
          <table:table-cell office:value-type="float" office:value="336374" calcext:value-type="float">
            <text:p>336374</text:p>
          </table:table-cell>
          <table:table-cell office:value-type="float" office:value="40.8136" calcext:value-type="float">
            <text:p>40.8136</text:p>
          </table:table-cell>
          <table:table-cell office:value-type="float" office:value="-96.7026" calcext:value-type="float">
            <text:p>-96.7026</text:p>
          </table:table-cell>
          <table:table-cell/>
        </table:table-row>
        <table:table-row table:style-name="ro3">
          <table:table-cell table:style-name="ce69" office:value-type="string" calcext:value-type="string">
            <text:p>.<text:span text:style-name="T1">Rockford, IL Metro Area</text:span></text:p>
          </table:table-cell>
          <table:table-cell office:value-type="float" office:value="336116" calcext:value-type="float">
            <text:p>336116</text:p>
          </table:table-cell>
          <table:table-cell office:value-type="float" office:value="42.2711" calcext:value-type="float">
            <text:p>42.2711</text:p>
          </table:table-cell>
          <table:table-cell office:value-type="float" office:value="-89.094" calcext:value-type="float">
            <text:p>-89.0940</text:p>
          </table:table-cell>
          <table:table-cell/>
        </table:table-row>
        <table:table-row table:style-name="ro3">
          <table:table-cell table:style-name="ce69" office:value-type="string" calcext:value-type="string">
            <text:p>.<text:span text:style-name="T1">Gainesville, FL Metro Area</text:span></text:p>
          </table:table-cell>
          <table:table-cell office:value-type="float" office:value="329128" calcext:value-type="float">
            <text:p>329128</text:p>
          </table:table-cell>
          <table:table-cell office:value-type="float" office:value="29.6516" calcext:value-type="float">
            <text:p>29.6516</text:p>
          </table:table-cell>
          <table:table-cell office:value-type="float" office:value="-82.3248" calcext:value-type="float">
            <text:p>-82.3248</text:p>
          </table:table-cell>
          <table:table-cell/>
        </table:table-row>
        <table:table-row table:style-name="ro3">
          <table:table-cell table:style-name="ce69" office:value-type="string" calcext:value-type="string">
            <text:p>.<text:span text:style-name="T1">Boulder, CO Metro Area</text:span></text:p>
          </table:table-cell>
          <table:table-cell office:value-type="float" office:value="326196" calcext:value-type="float">
            <text:p>326196</text:p>
          </table:table-cell>
          <table:table-cell office:value-type="float" office:value="40.015" calcext:value-type="float">
            <text:p>40.0150</text:p>
          </table:table-cell>
          <table:table-cell office:value-type="float" office:value="-105.2705" calcext:value-type="float">
            <text:p>-105.2705</text:p>
          </table:table-cell>
          <table:table-cell/>
        </table:table-row>
        <table:table-row table:style-name="ro3">
          <table:table-cell table:style-name="ce69" office:value-type="string" calcext:value-type="string">
            <text:p>.<text:span text:style-name="T1">Greeley, CO Metro Area</text:span></text:p>
          </table:table-cell>
          <table:table-cell office:value-type="float" office:value="324492" calcext:value-type="float">
            <text:p>324492</text:p>
          </table:table-cell>
          <table:table-cell office:value-type="float" office:value="40.4233" calcext:value-type="float">
            <text:p>40.4233</text:p>
          </table:table-cell>
          <table:table-cell office:value-type="float" office:value="-104.7091" calcext:value-type="float">
            <text:p>-104.7091</text:p>
          </table:table-cell>
          <table:table-cell/>
        </table:table-row>
        <table:table-row table:style-name="ro3">
          <table:table-cell table:style-name="ce69" office:value-type="string" calcext:value-type="string">
            <text:p>.<text:span text:style-name="T1">South Bend-Mishawaka, IN-MI Metro Area</text:span></text:p>
          </table:table-cell>
          <table:table-cell office:value-type="float" office:value="323613" calcext:value-type="float">
            <text:p>323613</text:p>
          </table:table-cell>
          <table:table-cell office:value-type="float" office:value="41.6764" calcext:value-type="float">
            <text:p>41.6764</text:p>
          </table:table-cell>
          <table:table-cell office:value-type="float" office:value="-86.252" calcext:value-type="float">
            <text:p>-86.2520</text:p>
          </table:table-cell>
          <table:table-cell/>
        </table:table-row>
        <table:table-row table:style-name="ro3">
          <table:table-cell table:style-name="ce69" office:value-type="string" calcext:value-type="string">
            <text:p>.<text:span text:style-name="T1">Green Bay, WI Metro Area</text:span></text:p>
          </table:table-cell>
          <table:table-cell office:value-type="float" office:value="322906" calcext:value-type="float">
            <text:p>322906</text:p>
          </table:table-cell>
          <table:table-cell office:value-type="float" office:value="44.5133" calcext:value-type="float">
            <text:p>44.5133</text:p>
          </table:table-cell>
          <table:table-cell office:value-type="float" office:value="-88.0133" calcext:value-type="float">
            <text:p>-88.0133</text:p>
          </table:table-cell>
          <table:table-cell/>
        </table:table-row>
        <table:table-row table:style-name="ro3">
          <table:table-cell table:style-name="ce69" office:value-type="string" calcext:value-type="string">
            <text:p>.<text:span text:style-name="T1">Lubbock, TX Metro Area</text:span></text:p>
          </table:table-cell>
          <table:table-cell office:value-type="float" office:value="322257" calcext:value-type="float">
            <text:p>322257</text:p>
          </table:table-cell>
          <table:table-cell office:value-type="float" office:value="33.5779" calcext:value-type="float">
            <text:p>33.5779</text:p>
          </table:table-cell>
          <table:table-cell office:value-type="float" office:value="-101.8552" calcext:value-type="float">
            <text:p>-101.8552</text:p>
          </table:table-cell>
          <table:table-cell/>
        </table:table-row>
        <table:table-row table:style-name="ro3">
          <table:table-cell table:style-name="ce69" office:value-type="string" calcext:value-type="string">
            <text:p>.<text:span text:style-name="T1">Columbus, GA-AL Metro Area</text:span></text:p>
          </table:table-cell>
          <table:table-cell office:value-type="float" office:value="321048" calcext:value-type="float">
            <text:p>321048</text:p>
          </table:table-cell>
          <table:table-cell office:value-type="float" office:value="32.461" calcext:value-type="float">
            <text:p>32.4610</text:p>
          </table:table-cell>
          <table:table-cell office:value-type="float" office:value="-84.9877" calcext:value-type="float">
            <text:p>-84.9877</text:p>
          </table:table-cell>
          <table:table-cell/>
        </table:table-row>
        <table:table-row table:style-name="ro3">
          <table:table-cell table:style-name="ce69" office:value-type="string" calcext:value-type="string">
            <text:p>.<text:span text:style-name="T1">Spartanburg, SC Metro Area</text:span></text:p>
          </table:table-cell>
          <table:table-cell office:value-type="float" office:value="319785" calcext:value-type="float">
            <text:p>319785</text:p>
          </table:table-cell>
          <table:table-cell office:value-type="float" office:value="34.9496" calcext:value-type="float">
            <text:p>34.9496</text:p>
          </table:table-cell>
          <table:table-cell office:value-type="float" office:value="-81.932" calcext:value-type="float">
            <text:p>-81.9320</text:p>
          </table:table-cell>
          <table:table-cell/>
        </table:table-row>
        <table:table-row table:style-name="ro3">
          <table:table-cell table:style-name="ce69" office:value-type="string" calcext:value-type="string">
            <text:p>.<text:span text:style-name="T1">Evansville, IN-KY Metro Area</text:span></text:p>
          </table:table-cell>
          <table:table-cell office:value-type="float" office:value="315086" calcext:value-type="float">
            <text:p>315086</text:p>
          </table:table-cell>
          <table:table-cell office:value-type="float" office:value="38.0903" calcext:value-type="float">
            <text:p>38.0903</text:p>
          </table:table-cell>
          <table:table-cell office:value-type="float" office:value="-89.9384" calcext:value-type="float">
            <text:p>-89.9384</text:p>
          </table:table-cell>
          <table:table-cell/>
        </table:table-row>
        <table:table-row table:style-name="ro3">
          <table:table-cell table:style-name="ce69" office:value-type="string" calcext:value-type="string">
            <text:p>.<text:span text:style-name="T1">Roanoke, VA Metro Area</text:span></text:p>
          </table:table-cell>
          <table:table-cell office:value-type="float" office:value="313222" calcext:value-type="float">
            <text:p>313222</text:p>
          </table:table-cell>
          <table:table-cell office:value-type="float" office:value="37.271" calcext:value-type="float">
            <text:p>37.2710</text:p>
          </table:table-cell>
          <table:table-cell office:value-type="float" office:value="-79.9414" calcext:value-type="float">
            <text:p>-79.9414</text:p>
          </table:table-cell>
          <table:table-cell/>
        </table:table-row>
        <table:table-row table:style-name="ro3">
          <table:table-cell table:style-name="ce69" office:value-type="string" calcext:value-type="string">
            <text:p>.<text:span text:style-name="T1">Clarksville, TN-KY Metro Area</text:span></text:p>
          </table:table-cell>
          <table:table-cell office:value-type="float" office:value="307820" calcext:value-type="float">
            <text:p>307820</text:p>
          </table:table-cell>
          <table:table-cell office:value-type="float" office:value="36.5298" calcext:value-type="float">
            <text:p>36.5298</text:p>
          </table:table-cell>
          <table:table-cell office:value-type="float" office:value="-87.3595" calcext:value-type="float">
            <text:p>-87.3595</text:p>
          </table:table-cell>
          <table:table-cell/>
        </table:table-row>
        <table:table-row table:style-name="ro3">
          <table:table-cell table:style-name="ce69" office:value-type="string" calcext:value-type="string">
            <text:p>.<text:span text:style-name="T1">Kingsport-Bristol, TN-VA Metro Area</text:span></text:p>
          </table:table-cell>
          <table:table-cell office:value-type="float" office:value="307202" calcext:value-type="float">
            <text:p>307202</text:p>
          </table:table-cell>
          <table:table-cell office:value-type="float" office:value="36.5484" calcext:value-type="float">
            <text:p>36.5484</text:p>
          </table:table-cell>
          <table:table-cell office:value-type="float" office:value="-82.5618" calcext:value-type="float">
            <text:p>-82.5618</text:p>
          </table:table-cell>
          <table:table-cell/>
        </table:table-row>
        <table:table-row table:style-name="ro3">
          <table:table-cell table:style-name="ce69" office:value-type="string" calcext:value-type="string">
            <text:p>.<text:span text:style-name="T1">Kennewick-Richland, WA Metro Area</text:span></text:p>
          </table:table-cell>
          <table:table-cell office:value-type="float" office:value="299612" calcext:value-type="float">
            <text:p>299612</text:p>
          </table:table-cell>
          <table:table-cell office:value-type="float" office:value="46.2087" calcext:value-type="float">
            <text:p>46.2087</text:p>
          </table:table-cell>
          <table:table-cell office:value-type="float" office:value="-119.1199" calcext:value-type="float">
            <text:p>-119.1199</text:p>
          </table:table-cell>
          <table:table-cell/>
        </table:table-row>
        <table:table-row table:style-name="ro3">
          <table:table-cell table:style-name="ce69" office:value-type="string" calcext:value-type="string">
            <text:p>.<text:span text:style-name="T1">Wilmington, NC Metro Area</text:span></text:p>
          </table:table-cell>
          <table:table-cell office:value-type="float" office:value="297533" calcext:value-type="float">
            <text:p>297533</text:p>
          </table:table-cell>
          <table:table-cell office:value-type="float" office:value="34.2104" calcext:value-type="float">
            <text:p>34.2104</text:p>
          </table:table-cell>
          <table:table-cell office:value-type="float" office:value="-77.8868" calcext:value-type="float">
            <text:p>-77.8868</text:p>
          </table:table-cell>
          <table:table-cell/>
        </table:table-row>
        <table:table-row table:style-name="ro3">
          <table:table-cell table:style-name="ce69" office:value-type="string" calcext:value-type="string">
            <text:p>.<text:span text:style-name="T1">Olympia-Lacey-Tumwater, WA Metro Area</text:span></text:p>
          </table:table-cell>
          <table:table-cell office:value-type="float" office:value="290536" calcext:value-type="float">
            <text:p>290536</text:p>
          </table:table-cell>
          <table:table-cell office:value-type="float" office:value="47.0379" calcext:value-type="float">
            <text:p>47.0379</text:p>
          </table:table-cell>
          <table:table-cell office:value-type="float" office:value="-122.9007" calcext:value-type="float">
            <text:p>-122.9007</text:p>
          </table:table-cell>
          <table:table-cell/>
        </table:table-row>
        <table:table-row table:style-name="ro3">
          <table:table-cell table:style-name="ce69" office:value-type="string" calcext:value-type="string">
            <text:p>.<text:span text:style-name="T1">Utica-Rome, NY Metro Area</text:span></text:p>
          </table:table-cell>
          <table:table-cell office:value-type="float" office:value="289990" calcext:value-type="float">
            <text:p>289990</text:p>
          </table:table-cell>
          <table:table-cell office:value-type="float" office:value="43.1009" calcext:value-type="float">
            <text:p>43.1009</text:p>
          </table:table-cell>
          <table:table-cell office:value-type="float" office:value="-75.2327" calcext:value-type="float">
            <text:p>-75.2327</text:p>
          </table:table-cell>
          <table:table-cell/>
        </table:table-row>
        <table:table-row table:style-name="ro3">
          <table:table-cell table:style-name="ce69" office:value-type="string" calcext:value-type="string">
            <text:p>.<text:span text:style-name="T1">Duluth, MN-WI Metro Area</text:span></text:p>
          </table:table-cell>
          <table:table-cell office:value-type="float" office:value="288732" calcext:value-type="float">
            <text:p>288732</text:p>
          </table:table-cell>
          <table:table-cell office:value-type="float" office:value="46.7867" calcext:value-type="float">
            <text:p>46.7867</text:p>
          </table:table-cell>
          <table:table-cell office:value-type="float" office:value="-92.1005" calcext:value-type="float">
            <text:p>-92.1005</text:p>
          </table:table-cell>
          <table:table-cell/>
        </table:table-row>
        <table:table-row table:style-name="ro3">
          <table:table-cell table:style-name="ce69" office:value-type="string" calcext:value-type="string">
            <text:p>.<text:span text:style-name="T1">Hagerstown-Martinsburg, MD-WV Metro Area</text:span></text:p>
          </table:table-cell>
          <table:table-cell office:value-type="float" office:value="288104" calcext:value-type="float">
            <text:p>288104</text:p>
          </table:table-cell>
          <table:table-cell office:value-type="float" office:value="39.6418" calcext:value-type="float">
            <text:p>39.6418</text:p>
          </table:table-cell>
          <table:table-cell office:value-type="float" office:value="-77.72" calcext:value-type="float">
            <text:p>-77.7200</text:p>
          </table:table-cell>
          <table:table-cell/>
        </table:table-row>
        <table:table-row table:style-name="ro3">
          <table:table-cell table:style-name="ce69" office:value-type="string" calcext:value-type="string">
            <text:p>.<text:span text:style-name="T1">Longview, TX Metro Area</text:span></text:p>
          </table:table-cell>
          <table:table-cell office:value-type="float" office:value="286657" calcext:value-type="float">
            <text:p>286657</text:p>
          </table:table-cell>
          <table:table-cell office:value-type="float" office:value="32.5007" calcext:value-type="float">
            <text:p>32.5007</text:p>
          </table:table-cell>
          <table:table-cell office:value-type="float" office:value="-94.7405" calcext:value-type="float">
            <text:p>-94.7405</text:p>
          </table:table-cell>
          <table:table-cell/>
        </table:table-row>
        <table:table-row table:style-name="ro3">
          <table:table-cell table:style-name="ce69" office:value-type="string" calcext:value-type="string">
            <text:p>.<text:span text:style-name="T1">Crestview-Fort Walton Beach-Destin, FL Metro Area</text:span></text:p>
          </table:table-cell>
          <table:table-cell office:value-type="float" office:value="284809" calcext:value-type="float">
            <text:p>284809</text:p>
          </table:table-cell>
          <table:table-cell office:value-type="float" office:value="30.7542" calcext:value-type="float">
            <text:p>30.7542</text:p>
          </table:table-cell>
          <table:table-cell office:value-type="float" office:value="-86.5728" calcext:value-type="float">
            <text:p>-86.5728</text:p>
          </table:table-cell>
          <table:table-cell/>
        </table:table-row>
        <table:table-row table:style-name="ro3">
          <table:table-cell table:style-name="ce69" office:value-type="string" calcext:value-type="string">
            <text:p>.<text:span text:style-name="T1">San Luis Obispo-Paso Robles, CA Metro Area</text:span></text:p>
          </table:table-cell>
          <table:table-cell office:value-type="float" office:value="283111" calcext:value-type="float">
            <text:p>283111</text:p>
          </table:table-cell>
          <table:table-cell office:value-type="float" office:value="35.2828" calcext:value-type="float">
            <text:p>35.2828</text:p>
          </table:table-cell>
          <table:table-cell office:value-type="float" office:value="-120.6596" calcext:value-type="float">
            <text:p>-120.6596</text:p>
          </table:table-cell>
          <table:table-cell/>
        </table:table-row>
        <table:table-row table:style-name="ro3">
          <table:table-cell table:style-name="ce69" office:value-type="string" calcext:value-type="string">
            <text:p>.<text:span text:style-name="T1">Merced, CA Metro Area</text:span></text:p>
          </table:table-cell>
          <table:table-cell office:value-type="float" office:value="277680" calcext:value-type="float">
            <text:p>277680</text:p>
          </table:table-cell>
          <table:table-cell office:value-type="float" office:value="37.3022" calcext:value-type="float">
            <text:p>37.3022</text:p>
          </table:table-cell>
          <table:table-cell office:value-type="float" office:value="-120.483" calcext:value-type="float">
            <text:p>-120.4830</text:p>
          </table:table-cell>
          <table:table-cell/>
        </table:table-row>
        <table:table-row table:style-name="ro3">
          <table:table-cell table:style-name="ce69" office:value-type="string" calcext:value-type="string">
            <text:p>.<text:span text:style-name="T1">Laredo, TX Metro Area</text:span></text:p>
          </table:table-cell>
          <table:table-cell office:value-type="float" office:value="276652" calcext:value-type="float">
            <text:p>276652</text:p>
          </table:table-cell>
          <table:table-cell office:value-type="float" office:value="27.5036" calcext:value-type="float">
            <text:p>27.5036</text:p>
          </table:table-cell>
          <table:table-cell office:value-type="float" office:value="-99.5076" calcext:value-type="float">
            <text:p>-99.5076</text:p>
          </table:table-cell>
          <table:table-cell/>
        </table:table-row>
        <table:table-row table:style-name="ro3">
          <table:table-cell table:style-name="ce69" office:value-type="string" calcext:value-type="string">
            <text:p>.<text:span text:style-name="T1">Waco, TX Metro Area</text:span></text:p>
          </table:table-cell>
          <table:table-cell office:value-type="float" office:value="273920" calcext:value-type="float">
            <text:p>273920</text:p>
          </table:table-cell>
          <table:table-cell office:value-type="float" office:value="31.5493" calcext:value-type="float">
            <text:p>31.5493</text:p>
          </table:table-cell>
          <table:table-cell office:value-type="float" office:value="-97.1467" calcext:value-type="float">
            <text:p>-97.1467</text:p>
          </table:table-cell>
          <table:table-cell/>
        </table:table-row>
        <table:table-row table:style-name="ro3">
          <table:table-cell table:style-name="ce69" office:value-type="string" calcext:value-type="string">
            <text:p>.<text:span text:style-name="T1">Santa Cruz-Watsonville, CA Metro Area</text:span></text:p>
          </table:table-cell>
          <table:table-cell office:value-type="float" office:value="273213" calcext:value-type="float">
            <text:p>273213</text:p>
          </table:table-cell>
          <table:table-cell office:value-type="float" office:value="36.9741" calcext:value-type="float">
            <text:p>36.9741</text:p>
          </table:table-cell>
          <table:table-cell office:value-type="float" office:value="-122.0308" calcext:value-type="float">
            <text:p>-122.0308</text:p>
          </table:table-cell>
          <table:table-cell/>
        </table:table-row>
        <table:table-row table:style-name="ro3">
          <table:table-cell table:style-name="ce69" office:value-type="string" calcext:value-type="string">
            <text:p>.<text:span text:style-name="T1">Cedar Rapids, IA Metro Area</text:span></text:p>
          </table:table-cell>
          <table:table-cell office:value-type="float" office:value="273032" calcext:value-type="float">
            <text:p>273032</text:p>
          </table:table-cell>
          <table:table-cell office:value-type="float" office:value="41.9779" calcext:value-type="float">
            <text:p>41.9779</text:p>
          </table:table-cell>
          <table:table-cell office:value-type="float" office:value="-91.6656" calcext:value-type="float">
            <text:p>-91.6656</text:p>
          </table:table-cell>
          <table:table-cell/>
        </table:table-row>
        <table:table-row table:style-name="ro3">
          <table:table-cell table:style-name="ce69" office:value-type="string" calcext:value-type="string">
            <text:p>.<text:span text:style-name="T1">Bremerton-Silverdale-Port Orchard, WA Metro Area</text:span></text:p>
          </table:table-cell>
          <table:table-cell office:value-type="float" office:value="271473" calcext:value-type="float">
            <text:p>271473</text:p>
          </table:table-cell>
          <table:table-cell office:value-type="float" office:value="47.565" calcext:value-type="float">
            <text:p>47.5650</text:p>
          </table:table-cell>
          <table:table-cell office:value-type="float" office:value="-122.627" calcext:value-type="float">
            <text:p>-122.6270</text:p>
          </table:table-cell>
          <table:table-cell/>
        </table:table-row>
        <table:table-row table:style-name="ro3">
          <table:table-cell table:style-name="ce69" office:value-type="string" calcext:value-type="string">
            <text:p>.<text:span text:style-name="T1">Erie, PA Metro Area</text:span></text:p>
          </table:table-cell>
          <table:table-cell office:value-type="float" office:value="269728" calcext:value-type="float">
            <text:p>269728</text:p>
          </table:table-cell>
          <table:table-cell office:value-type="float" office:value="42.1292" calcext:value-type="float">
            <text:p>42.1292</text:p>
          </table:table-cell>
          <table:table-cell office:value-type="float" office:value="-80.0851" calcext:value-type="float">
            <text:p>-80.0851</text:p>
          </table:table-cell>
          <table:table-cell/>
        </table:table-row>
        <table:table-row table:style-name="ro3">
          <table:table-cell table:style-name="ce69" office:value-type="string" calcext:value-type="string">
            <text:p>.<text:span text:style-name="T1">Sioux Falls, SD Metro Area</text:span></text:p>
          </table:table-cell>
          <table:table-cell office:value-type="float" office:value="268232" calcext:value-type="float">
            <text:p>268232</text:p>
          </table:table-cell>
          <table:table-cell office:value-type="float" office:value="43.546" calcext:value-type="float">
            <text:p>43.5460</text:p>
          </table:table-cell>
          <table:table-cell office:value-type="float" office:value="-96.7313" calcext:value-type="float">
            <text:p>-96.7313</text:p>
          </table:table-cell>
          <table:table-cell/>
        </table:table-row>
        <table:table-row table:style-name="ro3">
          <table:table-cell table:style-name="ce69" office:value-type="string" calcext:value-type="string">
            <text:p>.<text:span text:style-name="T1">Norwich-New London, CT Metro Area</text:span></text:p>
          </table:table-cell>
          <table:table-cell office:value-type="float" office:value="265206" calcext:value-type="float">
            <text:p>265206</text:p>
          </table:table-cell>
          <table:table-cell office:value-type="float" office:value="41.5243" calcext:value-type="float">
            <text:p>41.5243</text:p>
          </table:table-cell>
          <table:table-cell office:value-type="float" office:value="-72.0759" calcext:value-type="float">
            <text:p>-72.0759</text:p>
          </table:table-cell>
          <table:table-cell/>
        </table:table-row>
        <table:table-row table:style-name="ro3">
          <table:table-cell table:style-name="ce69" office:value-type="string" calcext:value-type="string">
            <text:p>.<text:span text:style-name="T1">Kalamazoo-Portage, MI Metro Area</text:span></text:p>
          </table:table-cell>
          <table:table-cell office:value-type="float" office:value="265066" calcext:value-type="float">
            <text:p>265066</text:p>
          </table:table-cell>
          <table:table-cell office:value-type="float" office:value="42.2917" calcext:value-type="float">
            <text:p>42.2917</text:p>
          </table:table-cell>
          <table:table-cell office:value-type="float" office:value="-85.5872" calcext:value-type="float">
            <text:p>-85.5872</text:p>
          </table:table-cell>
          <table:table-cell/>
        </table:table-row>
        <table:table-row table:style-name="ro3">
          <table:table-cell table:style-name="ce69" office:value-type="string" calcext:value-type="string">
            <text:p>.<text:span text:style-name="T1">Amarillo, TX Metro Area</text:span></text:p>
          </table:table-cell>
          <table:table-cell office:value-type="float" office:value="265053" calcext:value-type="float">
            <text:p>265053</text:p>
          </table:table-cell>
          <table:table-cell office:value-type="float" office:value="35.222" calcext:value-type="float">
            <text:p>35.2220</text:p>
          </table:table-cell>
          <table:table-cell office:value-type="float" office:value="-101.8313" calcext:value-type="float">
            <text:p>-101.8313</text:p>
          </table:table-cell>
          <table:table-cell/>
        </table:table-row>
        <table:table-row table:style-name="ro3">
          <table:table-cell table:style-name="ce69" office:value-type="string" calcext:value-type="string">
            <text:p>.<text:span text:style-name="T1">College Station-Bryan, TX Metro Area</text:span></text:p>
          </table:table-cell>
          <table:table-cell office:value-type="float" office:value="264728" calcext:value-type="float">
            <text:p>264728</text:p>
          </table:table-cell>
          <table:table-cell office:value-type="float" office:value="30.628" calcext:value-type="float">
            <text:p>30.6280</text:p>
          </table:table-cell>
          <table:table-cell office:value-type="float" office:value="-96.3344" calcext:value-type="float">
            <text:p>-96.3344</text:p>
          </table:table-cell>
          <table:table-cell/>
        </table:table-row>
        <table:table-row table:style-name="ro3">
          <table:table-cell table:style-name="ce69" office:value-type="string" calcext:value-type="string">
            <text:p>.<text:span text:style-name="T1">Atlantic City-Hammonton, NJ Metro Area</text:span></text:p>
          </table:table-cell>
          <table:table-cell office:value-type="float" office:value="263670" calcext:value-type="float">
            <text:p>263670</text:p>
          </table:table-cell>
          <table:table-cell office:value-type="float" office:value="39.3643" calcext:value-type="float">
            <text:p>39.3643</text:p>
          </table:table-cell>
          <table:table-cell office:value-type="float" office:value="-74.4229" calcext:value-type="float">
            <text:p>-74.4229</text:p>
          </table:table-cell>
          <table:table-cell/>
        </table:table-row>
        <table:table-row table:style-name="ro3">
          <table:table-cell table:style-name="ce69" office:value-type="string" calcext:value-type="string">
            <text:p>.<text:span text:style-name="T1">Lynchburg, VA Metro Area</text:span></text:p>
          </table:table-cell>
          <table:table-cell office:value-type="float" office:value="263566" calcext:value-type="float">
            <text:p>263566</text:p>
          </table:table-cell>
          <table:table-cell office:value-type="float" office:value="37.4138" calcext:value-type="float">
            <text:p>37.4138</text:p>
          </table:table-cell>
          <table:table-cell office:value-type="float" office:value="-79.1422" calcext:value-type="float">
            <text:p>-79.1422</text:p>
          </table:table-cell>
          <table:table-cell/>
        </table:table-row>
        <table:table-row table:style-name="ro3">
          <table:table-cell table:style-name="ce69" office:value-type="string" calcext:value-type="string">
            <text:p>.<text:span text:style-name="T1">Charleston, WV Metro Area</text:span></text:p>
          </table:table-cell>
          <table:table-cell office:value-type="float" office:value="257074" calcext:value-type="float">
            <text:p>257074</text:p>
          </table:table-cell>
          <table:table-cell office:value-type="float" office:value="38.3498" calcext:value-type="float">
            <text:p>38.3498</text:p>
          </table:table-cell>
          <table:table-cell office:value-type="float" office:value="-81.6326" calcext:value-type="float">
            <text:p>-81.6326</text:p>
          </table:table-cell>
          <table:table-cell/>
        </table:table-row>
        <table:table-row table:style-name="ro3">
          <table:table-cell table:style-name="ce69" office:value-type="string" calcext:value-type="string">
            <text:p>.<text:span text:style-name="T1">Tuscaloosa, AL Metro Area</text:span></text:p>
          </table:table-cell>
          <table:table-cell office:value-type="float" office:value="252047" calcext:value-type="float">
            <text:p>252047</text:p>
          </table:table-cell>
          <table:table-cell office:value-type="float" office:value="33.2098" calcext:value-type="float">
            <text:p>33.2098</text:p>
          </table:table-cell>
          <table:table-cell office:value-type="float" office:value="-87.5692" calcext:value-type="float">
            <text:p>-87.5692</text:p>
          </table:table-cell>
          <table:table-cell/>
        </table:table-row>
        <table:table-row table:style-name="ro3">
          <table:table-cell table:style-name="ce69" office:value-type="string" calcext:value-type="string">
            <text:p>.<text:span text:style-name="T1">Yakima, WA Metro Area</text:span></text:p>
          </table:table-cell>
          <table:table-cell office:value-type="float" office:value="250873" calcext:value-type="float">
            <text:p>250873</text:p>
          </table:table-cell>
          <table:table-cell office:value-type="float" office:value="46.6021" calcext:value-type="float">
            <text:p>46.6021</text:p>
          </table:table-cell>
          <table:table-cell office:value-type="float" office:value="-120.5059" calcext:value-type="float">
            <text:p>-120.5059</text:p>
          </table:table-cell>
          <table:table-cell/>
        </table:table-row>
        <table:table-row table:style-name="ro3">
          <table:table-cell table:style-name="ce69" office:value-type="string" calcext:value-type="string">
            <text:p>.<text:span text:style-name="T1">Fort Smith, AR-OK Metro Area</text:span></text:p>
          </table:table-cell>
          <table:table-cell office:value-type="float" office:value="250368" calcext:value-type="float">
            <text:p>250368</text:p>
          </table:table-cell>
          <table:table-cell office:value-type="float" office:value="35.3844" calcext:value-type="float">
            <text:p>35.3844</text:p>
          </table:table-cell>
          <table:table-cell office:value-type="float" office:value="-94.421" calcext:value-type="float">
            <text:p>-94.4210</text:p>
          </table:table-cell>
          <table:table-cell/>
        </table:table-row>
        <table:table-row table:style-name="ro3">
          <table:table-cell table:style-name="ce69" office:value-type="string" calcext:value-type="string">
            <text:p>.<text:span text:style-name="T1">Fargo, ND-MN Metro Area</text:span></text:p>
          </table:table-cell>
          <table:table-cell office:value-type="float" office:value="246145" calcext:value-type="float">
            <text:p>246145</text:p>
          </table:table-cell>
          <table:table-cell office:value-type="float" office:value="46.8772" calcext:value-type="float">
            <text:p>46.8772</text:p>
          </table:table-cell>
          <table:table-cell office:value-type="float" office:value="-96.7898" calcext:value-type="float">
            <text:p>-96.7898</text:p>
          </table:table-cell>
          <table:table-cell table:style-name="ce113"/>
        </table:table-row>
        <table:table-row table:style-name="ro3">
          <table:table-cell table:style-name="ce69" office:value-type="string" calcext:value-type="string">
            <text:p>.<text:span text:style-name="T1">Binghamton, NY Metro Area</text:span></text:p>
          </table:table-cell>
          <table:table-cell office:value-type="float" office:value="238691" calcext:value-type="float">
            <text:p>238691</text:p>
          </table:table-cell>
          <table:table-cell office:value-type="float" office:value="42.0987" calcext:value-type="float">
            <text:p>42.0987</text:p>
          </table:table-cell>
          <table:table-cell office:value-type="float" office:value="-75.918" calcext:value-type="float">
            <text:p>-75.9180</text:p>
          </table:table-cell>
          <table:table-cell table:style-name="ce113"/>
        </table:table-row>
        <table:table-row table:style-name="ro3">
          <table:table-cell table:style-name="ce69" office:value-type="string" calcext:value-type="string">
            <text:p>.<text:span text:style-name="T1">Appleton, WI Metro Area</text:span></text:p>
          </table:table-cell>
          <table:table-cell office:value-type="float" office:value="237974" calcext:value-type="float">
            <text:p>237974</text:p>
          </table:table-cell>
          <table:table-cell office:value-type="float" office:value="44.2619" calcext:value-type="float">
            <text:p>44.2619</text:p>
          </table:table-cell>
          <table:table-cell office:value-type="float" office:value="-88.4154" calcext:value-type="float">
            <text:p>-88.4154</text:p>
          </table:table-cell>
          <table:table-cell table:style-name="ce113"/>
        </table:table-row>
        <table:table-row table:style-name="ro3">
          <table:table-cell table:style-name="ce69" office:value-type="string" calcext:value-type="string">
            <text:p>.<text:span text:style-name="T1">Prescott Valley-Prescott, AZ Metro Area</text:span></text:p>
          </table:table-cell>
          <table:table-cell office:value-type="float" office:value="235099" calcext:value-type="float">
            <text:p>235099</text:p>
          </table:table-cell>
          <table:table-cell office:value-type="float" office:value="34.54" calcext:value-type="float">
            <text:p>34.5400</text:p>
          </table:table-cell>
          <table:table-cell office:value-type="float" office:value="-112.4685" calcext:value-type="float">
            <text:p>-112.4685</text:p>
          </table:table-cell>
          <table:table-cell table:style-name="ce113"/>
        </table:table-row>
        <table:table-row table:style-name="ro3">
          <table:table-cell table:style-name="ce69" office:value-type="string" calcext:value-type="string">
            <text:p>.<text:span text:style-name="T1">Lafayette-West Lafayette, IN Metro Area</text:span></text:p>
          </table:table-cell>
          <table:table-cell office:value-type="float" office:value="233002" calcext:value-type="float">
            <text:p>233002</text:p>
          </table:table-cell>
          <table:table-cell office:value-type="float" office:value="40.3513" calcext:value-type="float">
            <text:p>40.3513</text:p>
          </table:table-cell>
          <table:table-cell office:value-type="float" office:value="-86.9824" calcext:value-type="float">
            <text:p>-86.9824</text:p>
          </table:table-cell>
          <table:table-cell table:style-name="ce113"/>
        </table:table-row>
        <table:table-row table:style-name="ro3">
          <table:table-cell table:style-name="ce69" office:value-type="string" calcext:value-type="string">
            <text:p>.<text:span text:style-name="T1">Tyler, TX Metro Area</text:span></text:p>
          </table:table-cell>
          <table:table-cell office:value-type="float" office:value="232751" calcext:value-type="float">
            <text:p>232751</text:p>
          </table:table-cell>
          <table:table-cell office:value-type="float" office:value="32.3513" calcext:value-type="float">
            <text:p>32.3513</text:p>
          </table:table-cell>
          <table:table-cell office:value-type="float" office:value="-95.3011" calcext:value-type="float">
            <text:p>-95.3011</text:p>
          </table:table-cell>
          <table:table-cell table:style-name="ce113"/>
        </table:table-row>
        <table:table-row table:style-name="ro3">
          <table:table-cell table:style-name="ce69" office:value-type="string" calcext:value-type="string">
            <text:p>.<text:span text:style-name="T1">Topeka, KS Metro Area</text:span></text:p>
          </table:table-cell>
          <table:table-cell office:value-type="float" office:value="231969" calcext:value-type="float">
            <text:p>231969</text:p>
          </table:table-cell>
          <table:table-cell office:value-type="float" office:value="39.0473" calcext:value-type="float">
            <text:p>39.0473</text:p>
          </table:table-cell>
          <table:table-cell office:value-type="float" office:value="-95.6752" calcext:value-type="float">
            <text:p>-95.6752</text:p>
          </table:table-cell>
          <table:table-cell table:style-name="ce113"/>
        </table:table-row>
        <table:table-row table:style-name="ro3">
          <table:table-cell table:style-name="ce69" office:value-type="string" calcext:value-type="string">
            <text:p>.<text:span text:style-name="T1">Macon-Bibb County, GA Metro Area</text:span></text:p>
          </table:table-cell>
          <table:table-cell office:value-type="float" office:value="229996" calcext:value-type="float">
            <text:p>229996</text:p>
          </table:table-cell>
          <table:table-cell office:value-type="float" office:value="32.8407" calcext:value-type="float">
            <text:p>32.8407</text:p>
          </table:table-cell>
          <table:table-cell office:value-type="float" office:value="-83.6324" calcext:value-type="float">
            <text:p>-83.6324</text:p>
          </table:table-cell>
          <table:table-cell table:style-name="ce113"/>
        </table:table-row>
        <table:table-row table:style-name="ro3">
          <table:table-cell table:style-name="ce69" office:value-type="string" calcext:value-type="string">
            <text:p>.<text:span text:style-name="T1">Bellingham, WA Metro Area</text:span></text:p>
          </table:table-cell>
          <table:table-cell office:value-type="float" office:value="229247" calcext:value-type="float">
            <text:p>229247</text:p>
          </table:table-cell>
          <table:table-cell office:value-type="float" office:value="48.7519" calcext:value-type="float">
            <text:p>48.7519</text:p>
          </table:table-cell>
          <table:table-cell office:value-type="float" office:value="-122.4787" calcext:value-type="float">
            <text:p>-122.4787</text:p>
          </table:table-cell>
          <table:table-cell table:style-name="ce114"/>
        </table:table-row>
        <table:table-row table:style-name="ro3">
          <table:table-cell table:style-name="ce69" office:value-type="string" calcext:value-type="string">
            <text:p>.<text:span text:style-name="T1">Champaign-Urbana, IL Metro Area</text:span></text:p>
          </table:table-cell>
          <table:table-cell office:value-type="float" office:value="226033" calcext:value-type="float">
            <text:p>226033</text:p>
          </table:table-cell>
          <table:table-cell table:style-name="ce114" office:value-type="float" office:value="40.1164" calcext:value-type="float">
            <text:p>40.1164</text:p>
          </table:table-cell>
          <table:table-cell office:value-type="float" office:value="-88.2434" calcext:value-type="float">
            <text:p>-88.2434</text:p>
          </table:table-cell>
          <table:table-cell table:style-name="ce114"/>
        </table:table-row>
        <table:table-row table:style-name="ro3">
          <table:table-cell table:style-name="ce69" office:value-type="string" calcext:value-type="string">
            <text:p>.<text:span text:style-name="T1">Daphne-Fairhope-Foley, AL Metro Area</text:span></text:p>
          </table:table-cell>
          <table:table-cell office:value-type="float" office:value="223234" calcext:value-type="float">
            <text:p>223234</text:p>
          </table:table-cell>
          <table:table-cell table:style-name="ce114" office:value-type="float" office:value="30.6035" calcext:value-type="float">
            <text:p>30.6035</text:p>
          </table:table-cell>
          <table:table-cell office:value-type="float" office:value="-87.9036" calcext:value-type="float">
            <text:p>-87.9036</text:p>
          </table:table-cell>
          <table:table-cell table:style-name="ce114"/>
        </table:table-row>
        <table:table-row table:style-name="ro3">
          <table:table-cell table:style-name="ce69" office:value-type="string" calcext:value-type="string">
            <text:p>.<text:span text:style-name="T1">Hilton Head Island-Bluffton, SC Metro Area</text:span></text:p>
          </table:table-cell>
          <table:table-cell office:value-type="float" office:value="222195" calcext:value-type="float">
            <text:p>222195</text:p>
          </table:table-cell>
          <table:table-cell table:style-name="ce114" office:value-type="float" office:value="32.2371" calcext:value-type="float">
            <text:p>32.2371</text:p>
          </table:table-cell>
          <table:table-cell office:value-type="float" office:value="-80.8604" calcext:value-type="float">
            <text:p>-80.8604</text:p>
          </table:table-cell>
          <table:table-cell table:style-name="ce114"/>
        </table:table-row>
        <table:table-row table:style-name="ro3">
          <table:table-cell table:style-name="ce69" office:value-type="string" calcext:value-type="string">
            <text:p>.<text:span text:style-name="T1">Rochester, MN Metro Area</text:span></text:p>
          </table:table-cell>
          <table:table-cell office:value-type="float" office:value="221921" calcext:value-type="float">
            <text:p>221921</text:p>
          </table:table-cell>
          <table:table-cell table:style-name="ce114" office:value-type="float" office:value="44.0121" calcext:value-type="float">
            <text:p>44.0121</text:p>
          </table:table-cell>
          <table:table-cell office:value-type="float" office:value="-92.4802" calcext:value-type="float">
            <text:p>-92.4802</text:p>
          </table:table-cell>
          <table:table-cell table:style-name="ce114"/>
        </table:table-row>
        <table:table-row table:style-name="ro3">
          <table:table-cell table:style-name="ce69" office:value-type="string" calcext:value-type="string">
            <text:p>.<text:span text:style-name="T1">Medford, OR Metro Area</text:span></text:p>
          </table:table-cell>
          <table:table-cell office:value-type="float" office:value="220944" calcext:value-type="float">
            <text:p>220944</text:p>
          </table:table-cell>
          <table:table-cell table:style-name="ce114" office:value-type="float" office:value="42.3265" calcext:value-type="float">
            <text:p>42.3265</text:p>
          </table:table-cell>
          <table:table-cell office:value-type="float" office:value="-122.8756" calcext:value-type="float">
            <text:p>-122.8756</text:p>
          </table:table-cell>
          <table:table-cell table:style-name="ce114"/>
        </table:table-row>
        <table:table-row table:style-name="ro3">
          <table:table-cell table:style-name="ce69" office:value-type="string" calcext:value-type="string">
            <text:p>.<text:span text:style-name="T1">Burlington-South Burlington, VT Metro Area</text:span></text:p>
          </table:table-cell>
          <table:table-cell office:value-type="float" office:value="220411" calcext:value-type="float">
            <text:p>220411</text:p>
          </table:table-cell>
          <table:table-cell table:style-name="ce114" office:value-type="float" office:value="44.4759" calcext:value-type="float">
            <text:p>44.4759</text:p>
          </table:table-cell>
          <table:table-cell office:value-type="float" office:value="-73.2121" calcext:value-type="float">
            <text:p>-73.2121</text:p>
          </table:table-cell>
          <table:table-cell table:style-name="ce114"/>
        </table:table-row>
        <table:table-row table:style-name="ro3">
          <table:table-cell table:style-name="ce69" office:value-type="string" calcext:value-type="string">
            <text:p>.<text:span text:style-name="T1">Chico, CA Metro Area</text:span></text:p>
          </table:table-cell>
          <table:table-cell office:value-type="float" office:value="219186" calcext:value-type="float">
            <text:p>219186</text:p>
          </table:table-cell>
          <table:table-cell table:style-name="ce114" office:value-type="float" office:value="39.7285" calcext:value-type="float">
            <text:p>39.7285</text:p>
          </table:table-cell>
          <table:table-cell office:value-type="float" office:value="-121.8375" calcext:value-type="float">
            <text:p>-121.8375</text:p>
          </table:table-cell>
          <table:table-cell table:style-name="ce114"/>
        </table:table-row>
        <table:table-row table:style-name="ro3">
          <table:table-cell table:style-name="ce69" office:value-type="string" calcext:value-type="string">
            <text:p>.<text:span text:style-name="T1">Charlottesville, VA Metro Area</text:span></text:p>
          </table:table-cell>
          <table:table-cell office:value-type="float" office:value="218615" calcext:value-type="float">
            <text:p>218615</text:p>
          </table:table-cell>
          <table:table-cell table:style-name="ce114" office:value-type="float" office:value="38.0293" calcext:value-type="float">
            <text:p>38.0293</text:p>
          </table:table-cell>
          <table:table-cell office:value-type="float" office:value="-78.4767" calcext:value-type="float">
            <text:p>-78.4767</text:p>
          </table:table-cell>
          <table:table-cell table:style-name="ce114"/>
        </table:table-row>
        <table:table-row table:style-name="ro3">
          <table:table-cell table:style-name="ce69" office:value-type="string" calcext:value-type="string">
            <text:p>.<text:span text:style-name="T1">Las Cruces, NM Metro Area</text:span></text:p>
          </table:table-cell>
          <table:table-cell office:value-type="float" office:value="218195" calcext:value-type="float">
            <text:p>218195</text:p>
          </table:table-cell>
          <table:table-cell table:style-name="ce114" office:value-type="float" office:value="32.3199" calcext:value-type="float">
            <text:p>32.3199</text:p>
          </table:table-cell>
          <table:table-cell office:value-type="float" office:value="-106.7637" calcext:value-type="float">
            <text:p>-106.7637</text:p>
          </table:table-cell>
          <table:table-cell table:style-name="ce114"/>
        </table:table-row>
        <table:table-row table:style-name="ro3">
          <table:table-cell table:style-name="ce69" office:value-type="string" calcext:value-type="string">
            <text:p>.<text:span text:style-name="T1">Yuma, AZ Metro Area</text:span></text:p>
          </table:table-cell>
          <table:table-cell office:value-type="float" office:value="213787" calcext:value-type="float">
            <text:p>213787</text:p>
          </table:table-cell>
          <table:table-cell table:style-name="ce114" office:value-type="float" office:value="32.6927" calcext:value-type="float">
            <text:p>32.6927</text:p>
          </table:table-cell>
          <table:table-cell office:value-type="float" office:value="-114.6277" calcext:value-type="float">
            <text:p>-114.6277</text:p>
          </table:table-cell>
          <table:table-cell table:style-name="ce114"/>
        </table:table-row>
        <table:table-row table:style-name="ro3">
          <table:table-cell table:style-name="ce69" office:value-type="string" calcext:value-type="string">
            <text:p>.<text:span text:style-name="T1">Athens-Clarke County, GA Metro Area</text:span></text:p>
          </table:table-cell>
          <table:table-cell office:value-type="float" office:value="213750" calcext:value-type="float">
            <text:p>213750</text:p>
          </table:table-cell>
          <table:table-cell table:style-name="ce114" office:value-type="float" office:value="33.9519" calcext:value-type="float">
            <text:p>33.9519</text:p>
          </table:table-cell>
          <table:table-cell office:value-type="float" office:value="-83.3576" calcext:value-type="float">
            <text:p>-83.3576</text:p>
          </table:table-cell>
          <table:table-cell table:style-name="ce114"/>
        </table:table-row>
        <table:table-row table:style-name="ro3">
          <table:table-cell table:style-name="ce69" office:value-type="string" calcext:value-type="string">
            <text:p>.<text:span text:style-name="T1">Barnstable Town, MA Metro Area</text:span></text:p>
          </table:table-cell>
          <table:table-cell office:value-type="float" office:value="212990" calcext:value-type="float">
            <text:p>212990</text:p>
          </table:table-cell>
          <table:table-cell table:style-name="ce114" office:value-type="float" office:value="41.7003" calcext:value-type="float">
            <text:p>41.7003</text:p>
          </table:table-cell>
          <table:table-cell office:value-type="float" office:value="-70.3002" calcext:value-type="float">
            <text:p>-70.3002</text:p>
          </table:table-cell>
          <table:table-cell table:style-name="ce114"/>
        </table:table-row>
        <table:table-row table:style-name="ro3">
          <table:table-cell table:style-name="ce69" office:value-type="string" calcext:value-type="string">
            <text:p>.<text:span text:style-name="T1">Lake Havasu City-Kingman, AZ Metro Area</text:span></text:p>
          </table:table-cell>
          <table:table-cell office:value-type="float" office:value="212181" calcext:value-type="float">
            <text:p>212181</text:p>
          </table:table-cell>
          <table:table-cell table:style-name="ce114" office:value-type="float" office:value="35.1894" calcext:value-type="float">
            <text:p>35.1894</text:p>
          </table:table-cell>
          <table:table-cell office:value-type="float" office:value="-114.053" calcext:value-type="float">
            <text:p>-114.0530</text:p>
          </table:table-cell>
          <table:table-cell table:style-name="ce114"/>
        </table:table-row>
        <table:table-row table:style-name="ro3">
          <table:table-cell table:style-name="ce69" office:value-type="string" calcext:value-type="string">
            <text:p>.<text:span text:style-name="T1">Lake Charles, LA Metro Area</text:span></text:p>
          </table:table-cell>
          <table:table-cell office:value-type="float" office:value="210409" calcext:value-type="float">
            <text:p>210409</text:p>
          </table:table-cell>
          <table:table-cell table:style-name="ce114" office:value-type="float" office:value="30.2266" calcext:value-type="float">
            <text:p>30.2266</text:p>
          </table:table-cell>
          <table:table-cell office:value-type="float" office:value="-93.2174" calcext:value-type="float">
            <text:p>-93.2174</text:p>
          </table:table-cell>
          <table:table-cell table:style-name="ce114"/>
        </table:table-row>
        <table:table-row table:style-name="ro3">
          <table:table-cell table:style-name="ce69" office:value-type="string" calcext:value-type="string">
            <text:p>.<text:span text:style-name="T1">Columbia, MO Metro Area</text:span></text:p>
          </table:table-cell>
          <table:table-cell office:value-type="float" office:value="208173" calcext:value-type="float">
            <text:p>208173</text:p>
          </table:table-cell>
          <table:table-cell table:style-name="ce114" office:value-type="float" office:value="38.9517" calcext:value-type="float">
            <text:p>38.9517</text:p>
          </table:table-cell>
          <table:table-cell office:value-type="float" office:value="-92.3341" calcext:value-type="float">
            <text:p>-92.3341</text:p>
          </table:table-cell>
          <table:table-cell table:style-name="ce114"/>
        </table:table-row>
        <table:table-row table:style-name="ro3">
          <table:table-cell table:style-name="ce69" office:value-type="string" calcext:value-type="string">
            <text:p>.<text:span text:style-name="T1">Houma-Thibodaux, LA Metro Area</text:span></text:p>
          </table:table-cell>
          <table:table-cell office:value-type="float" office:value="208075" calcext:value-type="float">
            <text:p>208075</text:p>
          </table:table-cell>
          <table:table-cell table:style-name="ce114" office:value-type="float" office:value="29.6014" calcext:value-type="float">
            <text:p>29.6014</text:p>
          </table:table-cell>
          <table:table-cell office:value-type="float" office:value="-90.7533" calcext:value-type="float">
            <text:p>-90.7533</text:p>
          </table:table-cell>
          <table:table-cell table:style-name="ce114"/>
        </table:table-row>
        <table:table-row table:style-name="ro3">
          <table:table-cell table:style-name="ce69" office:value-type="string" calcext:value-type="string">
            <text:p>.<text:span text:style-name="T1">Springfield, IL Metro Area</text:span></text:p>
          </table:table-cell>
          <table:table-cell office:value-type="float" office:value="206868" calcext:value-type="float">
            <text:p>206868</text:p>
          </table:table-cell>
          <table:table-cell table:style-name="ce114" office:value-type="float" office:value="39.7817" calcext:value-type="float">
            <text:p>39.7817</text:p>
          </table:table-cell>
          <table:table-cell office:value-type="float" office:value="-89.6501" calcext:value-type="float">
            <text:p>-89.6501</text:p>
          </table:table-cell>
          <table:table-cell table:style-name="ce114"/>
        </table:table-row>
        <table:table-row table:style-name="ro3">
          <table:table-cell table:style-name="ce69" office:value-type="string" calcext:value-type="string">
            <text:p>.<text:span text:style-name="T1">Elkhart-Goshen, IN Metro Area</text:span></text:p>
          </table:table-cell>
          <table:table-cell office:value-type="float" office:value="206341" calcext:value-type="float">
            <text:p>206341</text:p>
          </table:table-cell>
          <table:table-cell table:style-name="ce114" office:value-type="float" office:value="41.5868" calcext:value-type="float">
            <text:p>41.5868</text:p>
          </table:table-cell>
          <table:table-cell office:value-type="float" office:value="-85.8268" calcext:value-type="float">
            <text:p>-85.8268</text:p>
          </table:table-cell>
          <table:table-cell table:style-name="ce114"/>
        </table:table-row>
        <table:table-row table:style-name="ro3">
          <table:table-cell table:style-name="ce69" office:value-type="string" calcext:value-type="string">
            <text:p>.<text:span text:style-name="T1">Florence, SC Metro Area</text:span></text:p>
          </table:table-cell>
          <table:table-cell office:value-type="float" office:value="204911" calcext:value-type="float">
            <text:p>204911</text:p>
          </table:table-cell>
          <table:table-cell table:style-name="ce114" office:value-type="float" office:value="34.1954" calcext:value-type="float">
            <text:p>34.1954</text:p>
          </table:table-cell>
          <table:table-cell office:value-type="float" office:value="-79.7626" calcext:value-type="float">
            <text:p>-79.7626</text:p>
          </table:table-cell>
          <table:table-cell table:style-name="ce114"/>
        </table:table-row>
        <table:table-row table:style-name="ro3">
          <table:table-cell table:style-name="ce69" office:value-type="string" calcext:value-type="string">
            <text:p>.<text:span text:style-name="T1">Gainesville, GA Metro Area</text:span></text:p>
          </table:table-cell>
          <table:table-cell office:value-type="float" office:value="204441" calcext:value-type="float">
            <text:p>204441</text:p>
          </table:table-cell>
          <table:table-cell table:style-name="ce114" office:value-type="float" office:value="34.2979" calcext:value-type="float">
            <text:p>34.2979</text:p>
          </table:table-cell>
          <table:table-cell office:value-type="float" office:value="-83.8241" calcext:value-type="float">
            <text:p>-83.8241</text:p>
          </table:table-cell>
          <table:table-cell table:style-name="ce114"/>
        </table:table-row>
        <table:table-row table:style-name="ro3">
          <table:table-cell table:style-name="ce69" office:value-type="string" calcext:value-type="string">
            <text:p>.<text:span text:style-name="T1">Johnson City, TN Metro Area</text:span></text:p>
          </table:table-cell>
          <table:table-cell office:value-type="float" office:value="203649" calcext:value-type="float">
            <text:p>203649</text:p>
          </table:table-cell>
          <table:table-cell table:style-name="ce114" office:value-type="float" office:value="36.3134" calcext:value-type="float">
            <text:p>36.3134</text:p>
          </table:table-cell>
          <table:table-cell office:value-type="float" office:value="-82.3535" calcext:value-type="float">
            <text:p>-82.3535</text:p>
          </table:table-cell>
          <table:table-cell table:style-name="ce114"/>
        </table:table-row>
        <table:table-row table:style-name="ro3">
          <table:table-cell table:style-name="ce69" office:value-type="string" calcext:value-type="string">
            <text:p>.<text:span text:style-name="T1">St. Cloud, MN Metro Area</text:span></text:p>
          </table:table-cell>
          <table:table-cell office:value-type="float" office:value="201964" calcext:value-type="float">
            <text:p>201964</text:p>
          </table:table-cell>
          <table:table-cell table:style-name="ce114" office:value-type="float" office:value="45.5579" calcext:value-type="float">
            <text:p>45.5579</text:p>
          </table:table-cell>
          <table:table-cell office:value-type="float" office:value="-94.1632" calcext:value-type="float">
            <text:p>-94.1632</text:p>
          </table:table-cell>
          <table:table-cell table:style-name="ce114"/>
        </table:table-row>
        <table:table-row table:style-name="ro3">
          <table:table-cell table:style-name="ce69" office:value-type="string" calcext:value-type="string">
            <text:p>.<text:span text:style-name="T1">Monroe, LA Metro Area</text:span></text:p>
          </table:table-cell>
          <table:table-cell office:value-type="float" office:value="200261" calcext:value-type="float">
            <text:p>200261</text:p>
          </table:table-cell>
          <table:table-cell table:style-name="ce114" office:value-type="float" office:value="32.5093" calcext:value-type="float">
            <text:p>32.5093</text:p>
          </table:table-cell>
          <table:table-cell office:value-type="float" office:value="-92.1193" calcext:value-type="float">
            <text:p>-92.1193</text:p>
          </table:table-cell>
          <table:table-cell table:style-name="ce114"/>
        </table:table-row>
        <table:table-row table:style-name="ro3">
          <table:table-cell table:style-name="ce69" office:value-type="string" calcext:value-type="string">
            <text:p>.<text:span text:style-name="T1">Jacksonville, NC Metro Area</text:span></text:p>
          </table:table-cell>
          <table:table-cell office:value-type="float" office:value="197938" calcext:value-type="float">
            <text:p>197938</text:p>
          </table:table-cell>
          <table:table-cell table:style-name="ce114" office:value-type="float" office:value="34.7541" calcext:value-type="float">
            <text:p>34.7541</text:p>
          </table:table-cell>
          <table:table-cell table:style-name="Default" office:value-type="float" office:value="-77.4302" calcext:value-type="float">
            <text:p>-77.4302</text:p>
          </table:table-cell>
          <table:table-cell/>
        </table:table-row>
        <table:table-row table:style-name="ro3">
          <table:table-cell table:style-name="ce69" office:value-type="string" calcext:value-type="string">
            <text:p>.<text:span text:style-name="T1">Bend, OR Metro Area</text:span></text:p>
          </table:table-cell>
          <table:table-cell office:value-type="float" office:value="197692" calcext:value-type="float">
            <text:p>197692</text:p>
          </table:table-cell>
          <table:table-cell table:style-name="ce114" office:value-type="float" office:value="44.0582" calcext:value-type="float">
            <text:p>44.0582</text:p>
          </table:table-cell>
          <table:table-cell table:style-name="Default" office:value-type="float" office:value="-121.3153" calcext:value-type="float">
            <text:p>-121.3153</text:p>
          </table:table-cell>
          <table:table-cell/>
        </table:table-row>
        <table:table-row table:style-name="ro3">
          <table:table-cell table:style-name="ce69" office:value-type="string" calcext:value-type="string">
            <text:p>.<text:span text:style-name="T1">Racine, WI Metro Area</text:span></text:p>
          </table:table-cell>
          <table:table-cell office:value-type="float" office:value="196311" calcext:value-type="float">
            <text:p>196311</text:p>
          </table:table-cell>
          <table:table-cell table:style-name="ce114" office:value-type="float" office:value="42.7261" calcext:value-type="float">
            <text:p>42.7261</text:p>
          </table:table-cell>
          <table:table-cell table:style-name="Default" office:value-type="float" office:value="-87.7829" calcext:value-type="float">
            <text:p>-87.7829</text:p>
          </table:table-cell>
          <table:table-cell/>
        </table:table-row>
        <table:table-row table:style-name="ro3">
          <table:table-cell table:style-name="ce69" office:value-type="string" calcext:value-type="string">
            <text:p>.<text:span text:style-name="T1">Saginaw, MI Metro Area</text:span></text:p>
          </table:table-cell>
          <table:table-cell office:value-type="float" office:value="190539" calcext:value-type="float">
            <text:p>190539</text:p>
          </table:table-cell>
          <table:table-cell table:style-name="ce114" office:value-type="float" office:value="43.4195" calcext:value-type="float">
            <text:p>43.4195</text:p>
          </table:table-cell>
          <table:table-cell table:style-name="Default" office:value-type="float" office:value="-83.9508" calcext:value-type="float">
            <text:p>-83.9508</text:p>
          </table:table-cell>
          <table:table-cell/>
        </table:table-row>
        <table:table-row table:style-name="ro3">
          <table:table-cell table:style-name="ce69" office:value-type="string" calcext:value-type="string">
            <text:p>.<text:span text:style-name="T1">Punta Gorda, FL Metro Area</text:span></text:p>
          </table:table-cell>
          <table:table-cell office:value-type="float" office:value="188910" calcext:value-type="float">
            <text:p>188910</text:p>
          </table:table-cell>
          <table:table-cell table:style-name="ce114" office:value-type="float" office:value="26.9298" calcext:value-type="float">
            <text:p>26.9298</text:p>
          </table:table-cell>
          <table:table-cell table:style-name="Default" office:value-type="float" office:value="-82.0454" calcext:value-type="float">
            <text:p>-82.0454</text:p>
          </table:table-cell>
          <table:table-cell/>
        </table:table-row>
        <table:table-row table:style-name="ro3">
          <table:table-cell table:style-name="ce69" office:value-type="string" calcext:value-type="string">
            <text:p>.<text:span text:style-name="T1">Terre Haute, IN Metro Area</text:span></text:p>
          </table:table-cell>
          <table:table-cell office:value-type="float" office:value="186367" calcext:value-type="float">
            <text:p>186367</text:p>
          </table:table-cell>
          <table:table-cell table:style-name="ce114" office:value-type="float" office:value="39.4667" calcext:value-type="float">
            <text:p>39.4667</text:p>
          </table:table-cell>
          <table:table-cell table:style-name="Default" office:value-type="float" office:value="-87.4139" calcext:value-type="float">
            <text:p>-87.4139</text:p>
          </table:table-cell>
          <table:table-cell/>
        </table:table-row>
        <table:table-row table:style-name="ro3">
          <table:table-cell table:style-name="ce69" office:value-type="string" calcext:value-type="string">
            <text:p>.<text:span text:style-name="T1">Warner Robins, GA Metro Area</text:span></text:p>
          </table:table-cell>
          <table:table-cell office:value-type="float" office:value="185409" calcext:value-type="float">
            <text:p>185409</text:p>
          </table:table-cell>
          <table:table-cell table:style-name="ce114" office:value-type="float" office:value="32.613" calcext:value-type="float">
            <text:p>32.613</text:p>
          </table:table-cell>
          <table:table-cell table:style-name="Default" office:value-type="float" office:value="-83.6242" calcext:value-type="float">
            <text:p>-83.6242</text:p>
          </table:table-cell>
          <table:table-cell/>
        </table:table-row>
        <table:table-row table:style-name="ro3">
          <table:table-cell table:style-name="ce69" office:value-type="string" calcext:value-type="string">
            <text:p>.<text:span text:style-name="T1">Midland, TX Metro Area</text:span></text:p>
          </table:table-cell>
          <table:table-cell office:value-type="float" office:value="182603" calcext:value-type="float">
            <text:p>182603</text:p>
          </table:table-cell>
          <table:table-cell table:style-name="ce114" office:value-type="float" office:value="31.9973" calcext:value-type="float">
            <text:p>31.9973</text:p>
          </table:table-cell>
          <table:table-cell table:style-name="Default" office:value-type="float" office:value="-102.0779" calcext:value-type="float">
            <text:p>-102.0779</text:p>
          </table:table-cell>
          <table:table-cell/>
        </table:table-row>
        <table:table-row table:style-name="ro3">
          <table:table-cell table:style-name="ce69" office:value-type="string" calcext:value-type="string">
            <text:p>.<text:span text:style-name="T1">Billings, MT Metro Area</text:span></text:p>
          </table:table-cell>
          <table:table-cell office:value-type="float" office:value="181667" calcext:value-type="float">
            <text:p>181667</text:p>
          </table:table-cell>
          <table:table-cell table:style-name="ce114" office:value-type="float" office:value="45.7833" calcext:value-type="float">
            <text:p>45.7833</text:p>
          </table:table-cell>
          <table:table-cell table:style-name="Default" office:value-type="float" office:value="-108.5007" calcext:value-type="float">
            <text:p>-108.5007</text:p>
          </table:table-cell>
          <table:table-cell/>
        </table:table-row>
        <table:table-row table:style-name="ro3">
          <table:table-cell table:style-name="ce69" office:value-type="string" calcext:value-type="string">
            <text:p>.<text:span text:style-name="T1">El Centro, CA Metro Area</text:span></text:p>
          </table:table-cell>
          <table:table-cell office:value-type="float" office:value="181215" calcext:value-type="float">
            <text:p>181215</text:p>
          </table:table-cell>
          <table:table-cell table:style-name="ce114" office:value-type="float" office:value="32.792" calcext:value-type="float">
            <text:p>32.792</text:p>
          </table:table-cell>
          <table:table-cell table:style-name="Default" office:value-type="float" office:value="-115.5631" calcext:value-type="float">
            <text:p>-115.5631</text:p>
          </table:table-cell>
          <table:table-cell/>
        </table:table-row>
        <table:table-row table:style-name="ro3">
          <table:table-cell table:style-name="ce69" office:value-type="string" calcext:value-type="string">
            <text:p>.<text:span text:style-name="T1">Dover, DE Metro Area</text:span></text:p>
          </table:table-cell>
          <table:table-cell office:value-type="float" office:value="180786" calcext:value-type="float">
            <text:p>180786</text:p>
          </table:table-cell>
          <table:table-cell table:style-name="ce114" office:value-type="float" office:value="39.1582" calcext:value-type="float">
            <text:p>39.1582</text:p>
          </table:table-cell>
          <table:table-cell table:style-name="Default" office:value-type="float" office:value="-75.5244" calcext:value-type="float">
            <text:p>-75.5244</text:p>
          </table:table-cell>
          <table:table-cell/>
        </table:table-row>
        <table:table-row table:style-name="ro3">
          <table:table-cell table:style-name="ce69" office:value-type="string" calcext:value-type="string">
            <text:p>.<text:span text:style-name="T1">Greenville, NC Metro Area</text:span></text:p>
          </table:table-cell>
          <table:table-cell office:value-type="float" office:value="180742" calcext:value-type="float">
            <text:p>180742</text:p>
          </table:table-cell>
          <table:table-cell table:style-name="ce114" office:value-type="float" office:value="35.6127" calcext:value-type="float">
            <text:p>35.6127</text:p>
          </table:table-cell>
          <table:table-cell table:style-name="Default" office:value-type="float" office:value="-77.3664" calcext:value-type="float">
            <text:p>-77.3664</text:p>
          </table:table-cell>
          <table:table-cell/>
        </table:table-row>
        <table:table-row table:style-name="ro3">
          <table:table-cell table:style-name="ce69" office:value-type="string" calcext:value-type="string">
            <text:p>.<text:span text:style-name="T1">Redding, CA Metro Area</text:span></text:p>
          </table:table-cell>
          <table:table-cell office:value-type="float" office:value="180080" calcext:value-type="float">
            <text:p>180080</text:p>
          </table:table-cell>
          <table:table-cell table:style-name="ce114" office:value-type="float" office:value="40.5865" calcext:value-type="float">
            <text:p>40.5865</text:p>
          </table:table-cell>
          <table:table-cell table:style-name="Default" office:value-type="float" office:value="-122.3917" calcext:value-type="float">
            <text:p>-122.3917</text:p>
          </table:table-cell>
          <table:table-cell/>
        </table:table-row>
        <table:table-row table:style-name="ro3">
          <table:table-cell table:style-name="ce69" office:value-type="string" calcext:value-type="string">
            <text:p>.<text:span text:style-name="T1">Joplin, MO Metro Area</text:span></text:p>
          </table:table-cell>
          <table:table-cell office:value-type="float" office:value="179564" calcext:value-type="float">
            <text:p>179564</text:p>
          </table:table-cell>
          <table:table-cell table:style-name="ce114" office:value-type="float" office:value="37.0842" calcext:value-type="float">
            <text:p>37.0842</text:p>
          </table:table-cell>
          <table:table-cell table:style-name="Default" office:value-type="float" office:value="-94.5133" calcext:value-type="float">
            <text:p>-94.5133</text:p>
          </table:table-cell>
          <table:table-cell/>
        </table:table-row>
        <table:table-row table:style-name="ro3">
          <table:table-cell table:style-name="ce69" office:value-type="string" calcext:value-type="string">
            <text:p>.<text:span text:style-name="T1">Bowling Green, KY Metro Area</text:span></text:p>
          </table:table-cell>
          <table:table-cell office:value-type="float" office:value="179240" calcext:value-type="float">
            <text:p>179240</text:p>
          </table:table-cell>
          <table:table-cell table:style-name="ce114" office:value-type="float" office:value="36.9685" calcext:value-type="float">
            <text:p>36.9685</text:p>
          </table:table-cell>
          <table:table-cell table:style-name="Default" office:value-type="float" office:value="-86.4808" calcext:value-type="float">
            <text:p>-86.4808</text:p>
          </table:table-cell>
          <table:table-cell/>
        </table:table-row>
        <table:table-row table:style-name="ro3">
          <table:table-cell table:style-name="ce69" office:value-type="string" calcext:value-type="string">
            <text:p>.<text:span text:style-name="T1">Jackson, TN Metro Area</text:span></text:p>
          </table:table-cell>
          <table:table-cell office:value-type="float" office:value="178644" calcext:value-type="float">
            <text:p>178644</text:p>
          </table:table-cell>
          <table:table-cell table:style-name="ce114" office:value-type="float" office:value="35.6145" calcext:value-type="float">
            <text:p>35.6145</text:p>
          </table:table-cell>
          <table:table-cell table:style-name="Default" office:value-type="float" office:value="-88.8139" calcext:value-type="float">
            <text:p>-88.8139</text:p>
          </table:table-cell>
          <table:table-cell/>
        </table:table-row>
        <table:table-row table:style-name="ro3">
          <table:table-cell table:style-name="ce69" office:value-type="string" calcext:value-type="string">
            <text:p>.<text:span text:style-name="T1">Kingston, NY Metro Area</text:span></text:p>
          </table:table-cell>
          <table:table-cell office:value-type="float" office:value="177573" calcext:value-type="float">
            <text:p>177573</text:p>
          </table:table-cell>
          <table:table-cell table:style-name="ce114" office:value-type="float" office:value="41.927" calcext:value-type="float">
            <text:p>41.927</text:p>
          </table:table-cell>
          <table:table-cell table:style-name="Default" office:value-type="float" office:value="-73.9974" calcext:value-type="float">
            <text:p>-73.9974</text:p>
          </table:table-cell>
          <table:table-cell/>
        </table:table-row>
        <table:table-row table:style-name="ro3">
          <table:table-cell table:style-name="ce69" office:value-type="string" calcext:value-type="string">
            <text:p>.<text:span text:style-name="T1">St. George, UT Metro Area</text:span></text:p>
          </table:table-cell>
          <table:table-cell office:value-type="float" office:value="177556" calcext:value-type="float">
            <text:p>177556</text:p>
          </table:table-cell>
          <table:table-cell table:style-name="ce114" office:value-type="float" office:value="37.0965" calcext:value-type="float">
            <text:p>37.0965</text:p>
          </table:table-cell>
          <table:table-cell table:style-name="Default" office:value-type="float" office:value="-113.5684" calcext:value-type="float">
            <text:p>-113.5684</text:p>
          </table:table-cell>
          <table:table-cell/>
        </table:table-row>
        <table:table-row table:style-name="ro3">
          <table:table-cell table:style-name="ce69" office:value-type="string" calcext:value-type="string">
            <text:p>.<text:span text:style-name="T1">Yuba City, CA Metro Area</text:span></text:p>
          </table:table-cell>
          <table:table-cell office:value-type="float" office:value="175639" calcext:value-type="float">
            <text:p>175639</text:p>
          </table:table-cell>
          <table:table-cell table:style-name="ce114" office:value-type="float" office:value="39.1404" calcext:value-type="float">
            <text:p>39.1404</text:p>
          </table:table-cell>
          <table:table-cell table:style-name="Default" office:value-type="float" office:value="-121.6169" calcext:value-type="float">
            <text:p>-121.6169</text:p>
          </table:table-cell>
          <table:table-cell/>
        </table:table-row>
        <table:table-row table:style-name="ro3">
          <table:table-cell table:style-name="ce69" office:value-type="string" calcext:value-type="string">
            <text:p>.<text:span text:style-name="T1">Panama City, FL Metro Area</text:span></text:p>
          </table:table-cell>
          <table:table-cell office:value-type="float" office:value="174705" calcext:value-type="float">
            <text:p>174705</text:p>
          </table:table-cell>
          <table:table-cell table:style-name="ce114" office:value-type="float" office:value="30.1588" calcext:value-type="float">
            <text:p>30.1588</text:p>
          </table:table-cell>
          <table:table-cell table:style-name="Default" office:value-type="float" office:value="-85.6602" calcext:value-type="float">
            <text:p>-85.6602</text:p>
          </table:table-cell>
          <table:table-cell/>
        </table:table-row>
        <table:table-row table:style-name="ro3">
          <table:table-cell table:style-name="ce69" office:value-type="string" calcext:value-type="string">
            <text:p>.<text:span text:style-name="T1">Muskegon, MI Metro Area</text:span></text:p>
          </table:table-cell>
          <table:table-cell office:value-type="float" office:value="173566" calcext:value-type="float">
            <text:p>173566</text:p>
          </table:table-cell>
          <table:table-cell table:style-name="ce114" office:value-type="float" office:value="43.2342" calcext:value-type="float">
            <text:p>43.2342</text:p>
          </table:table-cell>
          <table:table-cell table:style-name="Default" office:value-type="float" office:value="-86.2484" calcext:value-type="float">
            <text:p>-86.2484</text:p>
          </table:table-cell>
          <table:table-cell/>
        </table:table-row>
        <table:table-row table:style-name="ro3">
          <table:table-cell table:style-name="ce69" office:value-type="string" calcext:value-type="string">
            <text:p>.<text:span text:style-name="T1">Iowa City, IA Metro Area</text:span></text:p>
          </table:table-cell>
          <table:table-cell office:value-type="float" office:value="173105" calcext:value-type="float">
            <text:p>173105</text:p>
          </table:table-cell>
          <table:table-cell table:style-name="ce114" office:value-type="float" office:value="41.6611" calcext:value-type="float">
            <text:p>41.6611</text:p>
          </table:table-cell>
          <table:table-cell table:style-name="Default" office:value-type="float" office:value="-91.5302" calcext:value-type="float">
            <text:p>-91.5302</text:p>
          </table:table-cell>
          <table:table-cell/>
        </table:table-row>
        <table:table-row table:style-name="ro3">
          <table:table-cell table:style-name="ce69" office:value-type="string" calcext:value-type="string">
            <text:p>.<text:span text:style-name="T1">Abilene, TX Metro Area</text:span></text:p>
          </table:table-cell>
          <table:table-cell office:value-type="float" office:value="172060" calcext:value-type="float">
            <text:p>172060</text:p>
          </table:table-cell>
          <table:table-cell table:style-name="ce114" office:value-type="float" office:value="32.4487" calcext:value-type="float">
            <text:p>32.4487</text:p>
          </table:table-cell>
          <table:table-cell table:style-name="Default" office:value-type="float" office:value="-99.7331" calcext:value-type="float">
            <text:p>-99.7331</text:p>
          </table:table-cell>
          <table:table-cell/>
        </table:table-row>
        <table:table-row table:style-name="ro3">
          <table:table-cell table:style-name="ce69" office:value-type="string" calcext:value-type="string">
            <text:p>.<text:span text:style-name="T1">Oshkosh-Neenah, WI Metro Area</text:span></text:p>
          </table:table-cell>
          <table:table-cell office:value-type="float" office:value="171907" calcext:value-type="float">
            <text:p>171907</text:p>
          </table:table-cell>
          <table:table-cell table:style-name="ce114" office:value-type="float" office:value="44.0127" calcext:value-type="float">
            <text:p>44.0127</text:p>
          </table:table-cell>
          <table:table-cell table:style-name="Default" office:value-type="float" office:value="-88.7109" calcext:value-type="float">
            <text:p>-88.7109</text:p>
          </table:table-cell>
          <table:table-cell/>
        </table:table-row>
        <table:table-row table:style-name="ro3">
          <table:table-cell table:style-name="ce69" office:value-type="string" calcext:value-type="string">
            <text:p>.<text:span text:style-name="T1">Bloomington, IL Metro Area</text:span></text:p>
          </table:table-cell>
          <table:table-cell office:value-type="float" office:value="171517" calcext:value-type="float">
            <text:p>171517</text:p>
          </table:table-cell>
          <table:table-cell table:style-name="ce114" office:value-type="float" office:value="40.4842" calcext:value-type="float">
            <text:p>40.4842</text:p>
          </table:table-cell>
          <table:table-cell table:style-name="Default" office:value-type="float" office:value="-88.9937" calcext:value-type="float">
            <text:p>-88.9937</text:p>
          </table:table-cell>
          <table:table-cell/>
        </table:table-row>
        <table:table-row table:style-name="ro3">
          <table:table-cell table:style-name="ce69" office:value-type="string" calcext:value-type="string">
            <text:p>.<text:span text:style-name="T1">East Stroudsburg, PA Metro Area</text:span></text:p>
          </table:table-cell>
          <table:table-cell office:value-type="float" office:value="170271" calcext:value-type="float">
            <text:p>170271</text:p>
          </table:table-cell>
          <table:table-cell table:style-name="ce114" office:value-type="float" office:value="41.0031" calcext:value-type="float">
            <text:p>41.0031</text:p>
          </table:table-cell>
          <table:table-cell table:style-name="Default" office:value-type="float" office:value="-75.1818" calcext:value-type="float">
            <text:p>-75.1818</text:p>
          </table:table-cell>
          <table:table-cell/>
        </table:table-row>
        <table:table-row table:style-name="ro3">
          <table:table-cell table:style-name="ce69" office:value-type="string" calcext:value-type="string">
            <text:p>.<text:span text:style-name="T1">Burlington, NC Metro Area</text:span></text:p>
          </table:table-cell>
          <table:table-cell office:value-type="float" office:value="169509" calcext:value-type="float">
            <text:p>169509</text:p>
          </table:table-cell>
          <table:table-cell table:style-name="ce114" office:value-type="float" office:value="36.096" calcext:value-type="float">
            <text:p>36.096</text:p>
          </table:table-cell>
          <table:table-cell table:style-name="Default" office:value-type="float" office:value="-79.4372" calcext:value-type="float">
            <text:p>-79.4372</text:p>
          </table:table-cell>
          <table:table-cell/>
        </table:table-row>
        <table:table-row table:style-name="ro3">
          <table:table-cell table:style-name="ce69" office:value-type="string" calcext:value-type="string">
            <text:p>.<text:span text:style-name="T1">Eau Claire, WI Metro Area</text:span></text:p>
          </table:table-cell>
          <table:table-cell office:value-type="float" office:value="169304" calcext:value-type="float">
            <text:p>169304</text:p>
          </table:table-cell>
          <table:table-cell table:style-name="ce114" office:value-type="float" office:value="44.8113" calcext:value-type="float">
            <text:p>44.8113</text:p>
          </table:table-cell>
          <table:table-cell table:style-name="Default" office:value-type="float" office:value="-91.4985" calcext:value-type="float">
            <text:p>-91.4985</text:p>
          </table:table-cell>
          <table:table-cell/>
        </table:table-row>
        <table:table-row table:style-name="ro3">
          <table:table-cell table:style-name="ce69" office:value-type="string" calcext:value-type="string">
            <text:p>.<text:span text:style-name="T1">Bloomington, IN Metro Area</text:span></text:p>
          </table:table-cell>
          <table:table-cell office:value-type="float" office:value="169230" calcext:value-type="float">
            <text:p>169230</text:p>
          </table:table-cell>
          <table:table-cell table:style-name="ce114" office:value-type="float" office:value="39.1653" calcext:value-type="float">
            <text:p>39.1653</text:p>
          </table:table-cell>
          <table:table-cell table:style-name="Default" office:value-type="float" office:value="-86.5264" calcext:value-type="float">
            <text:p>-86.5264</text:p>
          </table:table-cell>
          <table:table-cell/>
        </table:table-row>
        <table:table-row table:style-name="ro3">
          <table:table-cell table:style-name="ce69" office:value-type="string" calcext:value-type="string">
            <text:p>.<text:span text:style-name="T1">Hattiesburg, MS Metro Area</text:span></text:p>
          </table:table-cell>
          <table:table-cell office:value-type="float" office:value="168849" calcext:value-type="float">
            <text:p>168849</text:p>
          </table:table-cell>
          <table:table-cell table:style-name="ce114" office:value-type="float" office:value="31.3271" calcext:value-type="float">
            <text:p>31.3271</text:p>
          </table:table-cell>
          <table:table-cell table:style-name="Default" office:value-type="float" office:value="-89.2903" calcext:value-type="float">
            <text:p>-89.2903</text:p>
          </table:table-cell>
          <table:table-cell/>
        </table:table-row>
        <table:table-row table:style-name="ro3">
          <table:table-cell table:style-name="ce69" office:value-type="string" calcext:value-type="string">
            <text:p>.<text:span text:style-name="T1">Waterloo-Cedar Falls, IA Metro Area</text:span></text:p>
          </table:table-cell>
          <table:table-cell office:value-type="float" office:value="168522" calcext:value-type="float">
            <text:p>168522</text:p>
          </table:table-cell>
          <table:table-cell table:style-name="ce114" office:value-type="float" office:value="42.6845" calcext:value-type="float">
            <text:p>42.6845</text:p>
          </table:table-cell>
          <table:table-cell table:style-name="Default" office:value-type="float" office:value="-92.3024" calcext:value-type="float">
            <text:p>-92.3024</text:p>
          </table:table-cell>
          <table:table-cell/>
        </table:table-row>
        <table:table-row table:style-name="ro3">
          <table:table-cell table:style-name="ce69" office:value-type="string" calcext:value-type="string">
            <text:p>.<text:span text:style-name="T1">Pueblo, CO Metro Area</text:span></text:p>
          </table:table-cell>
          <table:table-cell office:value-type="float" office:value="168424" calcext:value-type="float">
            <text:p>168424</text:p>
          </table:table-cell>
          <table:table-cell table:style-name="ce114" office:value-type="float" office:value="38.2544" calcext:value-type="float">
            <text:p>38.2544</text:p>
          </table:table-cell>
          <table:table-cell table:style-name="Default" office:value-type="float" office:value="-104.6091" calcext:value-type="float">
            <text:p>-104.6091</text:p>
          </table:table-cell>
          <table:table-cell/>
        </table:table-row>
        <table:table-row table:style-name="ro3">
          <table:table-cell table:style-name="ce69" office:value-type="string" calcext:value-type="string">
            <text:p>.<text:span text:style-name="T1">Blacksburg-Christiansburg, VA Metro Area</text:span></text:p>
          </table:table-cell>
          <table:table-cell office:value-type="float" office:value="167531" calcext:value-type="float">
            <text:p>167531</text:p>
          </table:table-cell>
          <table:table-cell table:style-name="ce114" office:value-type="float" office:value="37.1753" calcext:value-type="float">
            <text:p>37.1753</text:p>
          </table:table-cell>
          <table:table-cell table:style-name="Default" office:value-type="float" office:value="-80.5438" calcext:value-type="float">
            <text:p>-80.5438</text:p>
          </table:table-cell>
          <table:table-cell/>
        </table:table-row>
        <table:table-row table:style-name="ro3">
          <table:table-cell table:style-name="ce69" office:value-type="string" calcext:value-type="string">
            <text:p>.<text:span text:style-name="T1">Kahului-Wailuku-Lahaina, HI Metro Area</text:span></text:p>
          </table:table-cell>
          <table:table-cell office:value-type="float" office:value="167417" calcext:value-type="float">
            <text:p>167417</text:p>
          </table:table-cell>
          <table:table-cell table:style-name="ce114" office:value-type="float" office:value="20.8911" calcext:value-type="float">
            <text:p>20.8911</text:p>
          </table:table-cell>
          <table:table-cell table:style-name="Default" office:value-type="float" office:value="-156.5047" calcext:value-type="float">
            <text:p>-156.5047</text:p>
          </table:table-cell>
          <table:table-cell/>
        </table:table-row>
        <table:table-row table:style-name="ro3">
          <table:table-cell table:style-name="ce69" office:value-type="string" calcext:value-type="string">
            <text:p>.<text:span text:style-name="T1">Odessa, TX Metro Area</text:span></text:p>
          </table:table-cell>
          <table:table-cell office:value-type="float" office:value="166223" calcext:value-type="float">
            <text:p>166223</text:p>
          </table:table-cell>
          <table:table-cell table:style-name="ce114" office:value-type="float" office:value="31.8457" calcext:value-type="float">
            <text:p>31.8457</text:p>
          </table:table-cell>
          <table:table-cell table:style-name="Default" office:value-type="float" office:value="-102.3676" calcext:value-type="float">
            <text:p>-102.3676</text:p>
          </table:table-cell>
          <table:table-cell/>
        </table:table-row>
        <table:table-row table:style-name="ro3">
          <table:table-cell table:style-name="ce69" office:value-type="string" calcext:value-type="string">
            <text:p>.<text:span text:style-name="T1">Coeur d'Alene, ID Metro Area</text:span></text:p>
          </table:table-cell>
          <table:table-cell office:value-type="float" office:value="165697" calcext:value-type="float">
            <text:p>165697</text:p>
          </table:table-cell>
          <table:table-cell table:style-name="ce114" office:value-type="float" office:value="47.6735" calcext:value-type="float">
            <text:p>47.6735</text:p>
          </table:table-cell>
          <table:table-cell table:style-name="Default" office:value-type="float" office:value="-116.7812" calcext:value-type="float">
            <text:p>-116.7812</text:p>
          </table:table-cell>
          <table:table-cell/>
        </table:table-row>
        <table:table-row table:style-name="ro3">
          <table:table-cell table:style-name="ce69" office:value-type="string" calcext:value-type="string">
            <text:p>.<text:span text:style-name="T1">Auburn-Opelika, AL Metro Area</text:span></text:p>
          </table:table-cell>
          <table:table-cell office:value-type="float" office:value="164542" calcext:value-type="float">
            <text:p>164542</text:p>
          </table:table-cell>
          <table:table-cell table:style-name="ce114" office:value-type="float" office:value="32.5889" calcext:value-type="float">
            <text:p>32.5889</text:p>
          </table:table-cell>
          <table:table-cell table:style-name="Default" office:value-type="float" office:value="-85.3963" calcext:value-type="float">
            <text:p>-85.3963</text:p>
          </table:table-cell>
          <table:table-cell/>
        </table:table-row>
        <table:table-row table:style-name="ro3">
          <table:table-cell table:style-name="ce69" office:value-type="string" calcext:value-type="string">
            <text:p>.<text:span text:style-name="T1">Janesville-Beloit, WI Metro Area</text:span></text:p>
          </table:table-cell>
          <table:table-cell office:value-type="float" office:value="163354" calcext:value-type="float">
            <text:p>163354</text:p>
          </table:table-cell>
          <table:table-cell table:style-name="ce114" office:value-type="float" office:value="42.6828" calcext:value-type="float">
            <text:p>42.6828</text:p>
          </table:table-cell>
          <table:table-cell table:style-name="Default" office:value-type="float" office:value="-89.0187" calcext:value-type="float">
            <text:p>-89.0187</text:p>
          </table:table-cell>
          <table:table-cell/>
        </table:table-row>
        <table:table-row table:style-name="ro3">
          <table:table-cell table:style-name="ce69" office:value-type="string" calcext:value-type="string">
            <text:p>.<text:span text:style-name="T1">Wausau-Weston, WI Metro Area</text:span></text:p>
          </table:table-cell>
          <table:table-cell office:value-type="float" office:value="163285" calcext:value-type="float">
            <text:p>163285</text:p>
          </table:table-cell>
          <table:table-cell table:style-name="ce114" office:value-type="float" office:value="44.9591" calcext:value-type="float">
            <text:p>44.9591</text:p>
          </table:table-cell>
          <table:table-cell table:style-name="Default" office:value-type="float" office:value="-89.6301" calcext:value-type="float">
            <text:p>-89.6301</text:p>
          </table:table-cell>
          <table:table-cell/>
        </table:table-row>
        <table:table-row table:style-name="ro3">
          <table:table-cell table:style-name="ce69" office:value-type="string" calcext:value-type="string">
            <text:p>.<text:span text:style-name="T1">State College, PA Metro Area</text:span></text:p>
          </table:table-cell>
          <table:table-cell office:value-type="float" office:value="162385" calcext:value-type="float">
            <text:p>162385</text:p>
          </table:table-cell>
          <table:table-cell table:style-name="ce114" office:value-type="float" office:value="40.7934" calcext:value-type="float">
            <text:p>40.7934</text:p>
          </table:table-cell>
          <table:table-cell table:style-name="Default" office:value-type="float" office:value="-77.86" calcext:value-type="float">
            <text:p>-77.86</text:p>
          </table:table-cell>
          <table:table-cell/>
        </table:table-row>
        <table:table-row table:style-name="ro3">
          <table:table-cell table:style-name="ce69" office:value-type="string" calcext:value-type="string">
            <text:p>.<text:span text:style-name="T1">Sebastian-Vero Beach, FL Metro Area</text:span></text:p>
          </table:table-cell>
          <table:table-cell office:value-type="float" office:value="159923" calcext:value-type="float">
            <text:p>159923</text:p>
          </table:table-cell>
          <table:table-cell table:style-name="ce114" office:value-type="float" office:value="27.8164" calcext:value-type="float">
            <text:p>27.8164</text:p>
          </table:table-cell>
          <table:table-cell table:style-name="Default" office:value-type="float" office:value="-80.4706" calcext:value-type="float">
            <text:p>-80.4706</text:p>
          </table:table-cell>
          <table:table-cell/>
        </table:table-row>
        <table:table-row table:style-name="ro3">
          <table:table-cell table:style-name="ce69" office:value-type="string" calcext:value-type="string">
            <text:p>.<text:span text:style-name="T1">Jackson, MI Metro Area</text:span></text:p>
          </table:table-cell>
          <table:table-cell office:value-type="float" office:value="158510" calcext:value-type="float">
            <text:p>158510</text:p>
          </table:table-cell>
          <table:table-cell table:style-name="ce114" office:value-type="float" office:value="42.2459" calcext:value-type="float">
            <text:p>42.2459</text:p>
          </table:table-cell>
          <table:table-cell table:style-name="Default" office:value-type="float" office:value="-84.4013" calcext:value-type="float">
            <text:p>-84.4013</text:p>
          </table:table-cell>
          <table:table-cell/>
        </table:table-row>
        <table:table-row table:style-name="ro3">
          <table:table-cell table:style-name="ce69" office:value-type="string" calcext:value-type="string">
            <text:p>.<text:span text:style-name="T1">Madera, CA Metro Area</text:span></text:p>
          </table:table-cell>
          <table:table-cell office:value-type="float" office:value="157327" calcext:value-type="float">
            <text:p>157327</text:p>
          </table:table-cell>
          <table:table-cell table:style-name="ce114" office:value-type="float" office:value="36.9613" calcext:value-type="float">
            <text:p>36.9613</text:p>
          </table:table-cell>
          <table:table-cell table:style-name="Default" office:value-type="float" office:value="-120.0607" calcext:value-type="float">
            <text:p>-120.0607</text:p>
          </table:table-cell>
          <table:table-cell/>
        </table:table-row>
        <table:table-row table:style-name="ro3">
          <table:table-cell table:style-name="ce69" office:value-type="string" calcext:value-type="string">
            <text:p>.<text:span text:style-name="T1">Chambersburg-Waynesboro, PA Metro Area</text:span></text:p>
          </table:table-cell>
          <table:table-cell office:value-type="float" office:value="155027" calcext:value-type="float">
            <text:p>155027</text:p>
          </table:table-cell>
          <table:table-cell table:style-name="ce114" office:value-type="float" office:value="39.9376" calcext:value-type="float">
            <text:p>39.9376</text:p>
          </table:table-cell>
          <table:table-cell table:style-name="Default" office:value-type="float" office:value="-77.6611" calcext:value-type="float">
            <text:p>-77.6611</text:p>
          </table:table-cell>
          <table:table-cell/>
        </table:table-row>
        <table:table-row table:style-name="ro3">
          <table:table-cell table:style-name="ce69" office:value-type="string" calcext:value-type="string">
            <text:p>.<text:span text:style-name="T1">Grand Junction, CO Metro Area</text:span></text:p>
          </table:table-cell>
          <table:table-cell office:value-type="float" office:value="154210" calcext:value-type="float">
            <text:p>154210</text:p>
          </table:table-cell>
          <table:table-cell table:style-name="ce114" office:value-type="float" office:value="39.0639" calcext:value-type="float">
            <text:p>39.0639</text:p>
          </table:table-cell>
          <table:table-cell table:style-name="Default" office:value-type="float" office:value="-108.5506" calcext:value-type="float">
            <text:p>-108.5506</text:p>
          </table:table-cell>
          <table:table-cell/>
        </table:table-row>
        <table:table-row table:style-name="ro3">
          <table:table-cell table:style-name="ce69" office:value-type="string" calcext:value-type="string">
            <text:p>.<text:span text:style-name="T1">Elizabethtown-Fort Knox, KY Metro Area</text:span></text:p>
          </table:table-cell>
          <table:table-cell office:value-type="float" office:value="153928" calcext:value-type="float">
            <text:p>153928</text:p>
          </table:table-cell>
          <table:table-cell table:style-name="ce114" office:value-type="float" office:value="37.7031" calcext:value-type="float">
            <text:p>37.7031</text:p>
          </table:table-cell>
          <table:table-cell table:style-name="Default" office:value-type="float" office:value="-85.8649" calcext:value-type="float">
            <text:p>-85.8649</text:p>
          </table:table-cell>
          <table:table-cell/>
        </table:table-row>
        <table:table-row table:style-name="ro3">
          <table:table-cell table:style-name="ce69" office:value-type="string" calcext:value-type="string">
            <text:p>.<text:span text:style-name="T1">Niles, MI Metro Area</text:span></text:p>
          </table:table-cell>
          <table:table-cell office:value-type="float" office:value="153401" calcext:value-type="float">
            <text:p>153401</text:p>
          </table:table-cell>
          <table:table-cell table:style-name="ce114" office:value-type="float" office:value="41.8298" calcext:value-type="float">
            <text:p>41.8298</text:p>
          </table:table-cell>
          <table:table-cell table:style-name="Default" office:value-type="float" office:value="-86.2542" calcext:value-type="float">
            <text:p>-86.2542</text:p>
          </table:table-cell>
          <table:table-cell/>
        </table:table-row>
        <table:table-row table:style-name="ro3">
          <table:table-cell table:style-name="ce69" office:value-type="string" calcext:value-type="string">
            <text:p>.<text:span text:style-name="T1">Hanford-Corcoran, CA Metro Area</text:span></text:p>
          </table:table-cell>
          <table:table-cell office:value-type="float" office:value="152940" calcext:value-type="float">
            <text:p>152940</text:p>
          </table:table-cell>
          <table:table-cell table:style-name="ce114" office:value-type="float" office:value="36.0988" calcext:value-type="float">
            <text:p>36.0988</text:p>
          </table:table-cell>
          <table:table-cell table:style-name="Default" office:value-type="float" office:value="-119.8815" calcext:value-type="float">
            <text:p>-119.8815</text:p>
          </table:table-cell>
          <table:table-cell/>
        </table:table-row>
        <table:table-row table:style-name="ro3">
          <table:table-cell table:style-name="ce69" office:value-type="string" calcext:value-type="string">
            <text:p>.<text:span text:style-name="T1">Decatur, AL Metro Area</text:span></text:p>
          </table:table-cell>
          <table:table-cell office:value-type="float" office:value="152603" calcext:value-type="float">
            <text:p>152603</text:p>
          </table:table-cell>
          <table:table-cell table:style-name="ce114" office:value-type="float" office:value="34.6059" calcext:value-type="float">
            <text:p>34.6059</text:p>
          </table:table-cell>
          <table:table-cell table:style-name="Default" office:value-type="float" office:value="-86.9833" calcext:value-type="float">
            <text:p>-86.9833</text:p>
          </table:table-cell>
          <table:table-cell/>
        </table:table-row>
        <table:table-row table:style-name="ro3">
          <table:table-cell table:style-name="ce69" office:value-type="string" calcext:value-type="string">
            <text:p>.<text:span text:style-name="T1">Bangor, ME Metro Area</text:span></text:p>
          </table:table-cell>
          <table:table-cell office:value-type="float" office:value="152148" calcext:value-type="float">
            <text:p>152148</text:p>
          </table:table-cell>
          <table:table-cell table:style-name="ce114" office:value-type="float" office:value="44.8016" calcext:value-type="float">
            <text:p>44.8016</text:p>
          </table:table-cell>
          <table:table-cell table:style-name="Default" office:value-type="float" office:value="-68.7712" calcext:value-type="float">
            <text:p>-68.7712</text:p>
          </table:table-cell>
          <table:table-cell/>
        </table:table-row>
        <table:table-row table:style-name="ro3">
          <table:table-cell table:style-name="ce69" office:value-type="string" calcext:value-type="string">
            <text:p>.<text:span text:style-name="T1">Alexandria, LA Metro Area</text:span></text:p>
          </table:table-cell>
          <table:table-cell office:value-type="float" office:value="152037" calcext:value-type="float">
            <text:p>152037</text:p>
          </table:table-cell>
          <table:table-cell table:style-name="ce114" office:value-type="float" office:value="31.3113" calcext:value-type="float">
            <text:p>31.3113</text:p>
          </table:table-cell>
          <table:table-cell table:style-name="Default" office:value-type="float" office:value="-92.4451" calcext:value-type="float">
            <text:p>-92.4451</text:p>
          </table:table-cell>
          <table:table-cell/>
        </table:table-row>
        <table:table-row table:style-name="ro3">
          <table:table-cell table:style-name="ce69" office:value-type="string" calcext:value-type="string">
            <text:p>.<text:span text:style-name="T1">Idaho Falls, ID Metro Area</text:span></text:p>
          </table:table-cell>
          <table:table-cell office:value-type="float" office:value="151530" calcext:value-type="float">
            <text:p>151530</text:p>
          </table:table-cell>
          <table:table-cell table:style-name="ce114" office:value-type="float" office:value="43.5427" calcext:value-type="float">
            <text:p>43.5427</text:p>
          </table:table-cell>
          <table:table-cell table:style-name="Default" office:value-type="float" office:value="-111.8431" calcext:value-type="float">
            <text:p>-111.8431</text:p>
          </table:table-cell>
          <table:table-cell/>
        </table:table-row>
        <table:table-row table:style-name="ro3">
          <table:table-cell table:style-name="ce69" office:value-type="string" calcext:value-type="string">
            <text:p>.<text:span text:style-name="T1">Wichita Falls, TX Metro Area</text:span></text:p>
          </table:table-cell>
          <table:table-cell office:value-type="float" office:value="151254" calcext:value-type="float">
            <text:p>151254</text:p>
          </table:table-cell>
          <table:table-cell table:style-name="ce114" office:value-type="float" office:value="33.9137" calcext:value-type="float">
            <text:p>33.9137</text:p>
          </table:table-cell>
          <table:table-cell table:style-name="Default" office:value-type="float" office:value="-98.4934" calcext:value-type="float">
            <text:p>-98.4934</text:p>
          </table:table-cell>
          <table:table-cell/>
        </table:table-row>
        <table:table-row table:style-name="ro3">
          <table:table-cell table:style-name="ce69" office:value-type="string" calcext:value-type="string">
            <text:p>.<text:span text:style-name="T1">Jefferson City, MO Metro Area</text:span></text:p>
          </table:table-cell>
          <table:table-cell office:value-type="float" office:value="151235" calcext:value-type="float">
            <text:p>151235</text:p>
          </table:table-cell>
          <table:table-cell table:style-name="ce114" office:value-type="float" office:value="38.5767" calcext:value-type="float">
            <text:p>38.5767</text:p>
          </table:table-cell>
          <table:table-cell table:style-name="Default" office:value-type="float" office:value="-92.1735" calcext:value-type="float">
            <text:p>-92.1735</text:p>
          </table:table-cell>
          <table:table-cell/>
        </table:table-row>
        <table:table-row table:style-name="ro3">
          <table:table-cell table:style-name="ce69" office:value-type="string" calcext:value-type="string">
            <text:p>.<text:span text:style-name="T1">Monroe, MI Metro Area</text:span></text:p>
          </table:table-cell>
          <table:table-cell office:value-type="float" office:value="150500" calcext:value-type="float">
            <text:p>150500</text:p>
          </table:table-cell>
          <table:table-cell table:style-name="ce114" office:value-type="float" office:value="41.9164" calcext:value-type="float">
            <text:p>41.9164</text:p>
          </table:table-cell>
          <table:table-cell table:style-name="Default" office:value-type="float" office:value="-83.3977" calcext:value-type="float">
            <text:p>-83.3977</text:p>
          </table:table-cell>
          <table:table-cell/>
        </table:table-row>
        <table:table-row table:style-name="ro3">
          <table:table-cell table:style-name="ce69" office:value-type="string" calcext:value-type="string">
            <text:p>.<text:span text:style-name="T1">Santa Fe, NM Metro Area</text:span></text:p>
          </table:table-cell>
          <table:table-cell office:value-type="float" office:value="150358" calcext:value-type="float">
            <text:p>150358</text:p>
          </table:table-cell>
          <table:table-cell table:style-name="ce114" office:value-type="float" office:value="35.687" calcext:value-type="float">
            <text:p>35.687</text:p>
          </table:table-cell>
          <table:table-cell table:style-name="Default" office:value-type="float" office:value="-105.9378" calcext:value-type="float">
            <text:p>-105.9378</text:p>
          </table:table-cell>
          <table:table-cell/>
        </table:table-row>
        <table:table-row table:style-name="ro3">
          <table:table-cell table:style-name="ce69" office:value-type="string" calcext:value-type="string">
            <text:p>.<text:span text:style-name="T1">Homosassa Springs, FL Metro Area</text:span></text:p>
          </table:table-cell>
          <table:table-cell office:value-type="float" office:value="149657" calcext:value-type="float">
            <text:p>149657</text:p>
          </table:table-cell>
          <table:table-cell table:style-name="Default" office:value-type="float" office:value="28.8037" calcext:value-type="float">
            <text:p>28.8037</text:p>
          </table:table-cell>
          <table:table-cell table:style-name="Default" office:value-type="float" office:value="-82.5761" calcext:value-type="float">
            <text:p>-82.5761</text:p>
          </table:table-cell>
          <table:table-cell/>
        </table:table-row>
        <table:table-row table:style-name="ro3">
          <table:table-cell table:style-name="ce69" office:value-type="string" calcext:value-type="string">
            <text:p>.<text:span text:style-name="T1">Vineland-Bridgeton, NJ Metro Area</text:span></text:p>
          </table:table-cell>
          <table:table-cell office:value-type="float" office:value="149527" calcext:value-type="float">
            <text:p>149527</text:p>
          </table:table-cell>
          <table:table-cell table:style-name="Default" office:value-type="float" office:value="39.4864" calcext:value-type="float">
            <text:p>39.4864</text:p>
          </table:table-cell>
          <table:table-cell table:style-name="Default" office:value-type="float" office:value="-75.026" calcext:value-type="float">
            <text:p>-75.026</text:p>
          </table:table-cell>
          <table:table-cell/>
        </table:table-row>
        <table:table-row table:style-name="ro3">
          <table:table-cell table:style-name="ce69" office:value-type="string" calcext:value-type="string">
            <text:p>.<text:span text:style-name="T1">Dothan, AL Metro Area</text:span></text:p>
          </table:table-cell>
          <table:table-cell office:value-type="float" office:value="149358" calcext:value-type="float">
            <text:p>149358</text:p>
          </table:table-cell>
          <table:table-cell table:style-name="Default" office:value-type="float" office:value="31.2232" calcext:value-type="float">
            <text:p>31.2232</text:p>
          </table:table-cell>
          <table:table-cell table:style-name="Default" office:value-type="float" office:value="-85.3905" calcext:value-type="float">
            <text:p>-85.3905</text:p>
          </table:table-cell>
          <table:table-cell/>
        </table:table-row>
        <table:table-row table:style-name="ro3">
          <table:table-cell table:style-name="ce69" office:value-type="string" calcext:value-type="string">
            <text:p>.<text:span text:style-name="T1">Texarkana, TX-AR Metro Area</text:span></text:p>
          </table:table-cell>
          <table:table-cell office:value-type="float" office:value="148761" calcext:value-type="float">
            <text:p>148761</text:p>
          </table:table-cell>
          <table:table-cell table:style-name="Default" office:value-type="float" office:value="33.4251" calcext:value-type="float">
            <text:p>33.4251</text:p>
          </table:table-cell>
          <table:table-cell table:style-name="Default" office:value-type="float" office:value="-94.0477" calcext:value-type="float">
            <text:p>-94.0477</text:p>
          </table:table-cell>
          <table:table-cell/>
        </table:table-row>
        <table:table-row table:style-name="ro3">
          <table:table-cell table:style-name="ce69" office:value-type="string" calcext:value-type="string">
            <text:p>.<text:span text:style-name="T1">Florence-Muscle Shoals, AL Metro Area</text:span></text:p>
          </table:table-cell>
          <table:table-cell office:value-type="float" office:value="147970" calcext:value-type="float">
            <text:p>147970</text:p>
          </table:table-cell>
          <table:table-cell table:style-name="Default" office:value-type="float" office:value="34.7448" calcext:value-type="float">
            <text:p>34.7448</text:p>
          </table:table-cell>
          <table:table-cell table:style-name="Default" office:value-type="float" office:value="-87.6675" calcext:value-type="float">
            <text:p>-87.6675</text:p>
          </table:table-cell>
          <table:table-cell/>
        </table:table-row>
        <table:table-row table:style-name="ro3">
          <table:table-cell table:style-name="ce69" office:value-type="string" calcext:value-type="string">
            <text:p>.<text:span text:style-name="T1">Valdosta, GA Metro Area</text:span></text:p>
          </table:table-cell>
          <table:table-cell office:value-type="float" office:value="147292" calcext:value-type="float">
            <text:p>147292</text:p>
          </table:table-cell>
          <table:table-cell table:style-name="Default" office:value-type="float" office:value="30.8327" calcext:value-type="float">
            <text:p>30.8327</text:p>
          </table:table-cell>
          <table:table-cell table:style-name="Default" office:value-type="float" office:value="-83.2785" calcext:value-type="float">
            <text:p>-83.2785</text:p>
          </table:table-cell>
          <table:table-cell/>
        </table:table-row>
        <table:table-row table:style-name="ro3">
          <table:table-cell table:style-name="ce69" office:value-type="string" calcext:value-type="string">
            <text:p>.<text:span text:style-name="T1">Albany, GA Metro Area</text:span></text:p>
          </table:table-cell>
          <table:table-cell office:value-type="float" office:value="146726" calcext:value-type="float">
            <text:p>146726</text:p>
          </table:table-cell>
          <table:table-cell table:style-name="Default" office:value-type="float" office:value="31.5785" calcext:value-type="float">
            <text:p>31.5785</text:p>
          </table:table-cell>
          <table:table-cell table:style-name="Default" office:value-type="float" office:value="-84.1557" calcext:value-type="float">
            <text:p>-84.1557</text:p>
          </table:table-cell>
          <table:table-cell/>
        </table:table-row>
        <table:table-row table:style-name="ro3">
          <table:table-cell table:style-name="ce69" office:value-type="string" calcext:value-type="string">
            <text:p>.<text:span text:style-name="T1">Rocky Mount, NC Metro Area</text:span></text:p>
          </table:table-cell>
          <table:table-cell office:value-type="float" office:value="145770" calcext:value-type="float">
            <text:p>145770</text:p>
          </table:table-cell>
          <table:table-cell table:style-name="Default" office:value-type="float" office:value="35.9382" calcext:value-type="float">
            <text:p>35.9382</text:p>
          </table:table-cell>
          <table:table-cell table:style-name="Default" office:value-type="float" office:value="-77.7905" calcext:value-type="float">
            <text:p>-77.7905</text:p>
          </table:table-cell>
          <table:table-cell/>
        </table:table-row>
        <table:table-row table:style-name="ro3">
          <table:table-cell table:style-name="ce69" office:value-type="string" calcext:value-type="string">
            <text:p>.<text:span text:style-name="T1">Dalton, GA Metro Area</text:span></text:p>
          </table:table-cell>
          <table:table-cell office:value-type="float" office:value="144724" calcext:value-type="float">
            <text:p>144724</text:p>
          </table:table-cell>
          <table:table-cell table:style-name="Default" office:value-type="float" office:value="34.7698" calcext:value-type="float">
            <text:p>34.7698</text:p>
          </table:table-cell>
          <table:table-cell table:style-name="Default" office:value-type="float" office:value="-84.9702" calcext:value-type="float">
            <text:p>-84.9702</text:p>
          </table:table-cell>
          <table:table-cell/>
        </table:table-row>
        <table:table-row table:style-name="ro3">
          <table:table-cell table:style-name="ce69" office:value-type="string" calcext:value-type="string">
            <text:p>.<text:span text:style-name="T1">Sioux City, IA-NE-SD Metro Area</text:span></text:p>
          </table:table-cell>
          <table:table-cell office:value-type="float" office:value="144701" calcext:value-type="float">
            <text:p>144701</text:p>
          </table:table-cell>
          <table:table-cell table:style-name="Default" office:value-type="float" office:value="42.4963" calcext:value-type="float">
            <text:p>42.4963</text:p>
          </table:table-cell>
          <table:table-cell table:style-name="Default" office:value-type="float" office:value="-96.4049" calcext:value-type="float">
            <text:p>-96.4049</text:p>
          </table:table-cell>
          <table:table-cell/>
        </table:table-row>
        <table:table-row table:style-name="ro3">
          <table:table-cell table:style-name="ce69" office:value-type="string" calcext:value-type="string">
            <text:p>.<text:span text:style-name="T1">Flagstaff, AZ Metro Area</text:span></text:p>
          </table:table-cell>
          <table:table-cell office:value-type="float" office:value="143476" calcext:value-type="float">
            <text:p>143476</text:p>
          </table:table-cell>
          <table:table-cell table:style-name="Default" office:value-type="float" office:value="35.1983" calcext:value-type="float">
            <text:p>35.1983</text:p>
          </table:table-cell>
          <table:table-cell table:style-name="Default" office:value-type="float" office:value="-111.6513" calcext:value-type="float">
            <text:p>-111.6513</text:p>
          </table:table-cell>
          <table:table-cell/>
        </table:table-row>
        <table:table-row table:style-name="ro3">
          <table:table-cell table:style-name="ce69" office:value-type="string" calcext:value-type="string">
            <text:p>.<text:span text:style-name="T1">Morristown, TN Metro Area</text:span></text:p>
          </table:table-cell>
          <table:table-cell office:value-type="float" office:value="142749" calcext:value-type="float">
            <text:p>142749</text:p>
          </table:table-cell>
          <table:table-cell table:style-name="Default" office:value-type="float" office:value="36.214" calcext:value-type="float">
            <text:p>36.214</text:p>
          </table:table-cell>
          <table:table-cell table:style-name="Default" office:value-type="float" office:value="-83.2949" calcext:value-type="float">
            <text:p>-83.2949</text:p>
          </table:table-cell>
          <table:table-cell/>
        </table:table-row>
        <table:table-row table:style-name="ro3">
          <table:table-cell table:style-name="ce69" office:value-type="string" calcext:value-type="string">
            <text:p>.<text:span text:style-name="T1">Logan, UT-ID Metro Area</text:span></text:p>
          </table:table-cell>
          <table:table-cell office:value-type="float" office:value="142165" calcext:value-type="float">
            <text:p>142165</text:p>
          </table:table-cell>
          <table:table-cell table:style-name="Default" office:value-type="float" office:value="41.9078" calcext:value-type="float">
            <text:p>41.9078</text:p>
          </table:table-cell>
          <table:table-cell table:style-name="Default" office:value-type="float" office:value="-111.7615" calcext:value-type="float">
            <text:p>-111.7615</text:p>
          </table:table-cell>
          <table:table-cell/>
        </table:table-row>
        <table:table-row table:style-name="ro3">
          <table:table-cell table:style-name="ce69" office:value-type="string" calcext:value-type="string">
            <text:p>.<text:span text:style-name="T1">Rapid City, SD Metro Area</text:span></text:p>
          </table:table-cell>
          <table:table-cell office:value-type="float" office:value="142107" calcext:value-type="float">
            <text:p>142107</text:p>
          </table:table-cell>
          <table:table-cell table:style-name="Default" office:value-type="float" office:value="44.0805" calcext:value-type="float">
            <text:p>44.0805</text:p>
          </table:table-cell>
          <table:table-cell table:style-name="Default" office:value-type="float" office:value="-103.231" calcext:value-type="float">
            <text:p>-103.231</text:p>
          </table:table-cell>
          <table:table-cell/>
        </table:table-row>
        <table:table-row table:style-name="ro3">
          <table:table-cell table:style-name="ce69" office:value-type="string" calcext:value-type="string">
            <text:p>.<text:span text:style-name="T1">Lebanon, PA Metro Area</text:span></text:p>
          </table:table-cell>
          <table:table-cell office:value-type="float" office:value="141793" calcext:value-type="float">
            <text:p>141793</text:p>
          </table:table-cell>
          <table:table-cell table:style-name="Default" office:value-type="float" office:value="40.3409" calcext:value-type="float">
            <text:p>40.3409</text:p>
          </table:table-cell>
          <table:table-cell table:style-name="Default" office:value-type="float" office:value="-76.4113" calcext:value-type="float">
            <text:p>-76.4113</text:p>
          </table:table-cell>
          <table:table-cell/>
        </table:table-row>
        <table:table-row table:style-name="ro3">
          <table:table-cell table:style-name="ce69" office:value-type="string" calcext:value-type="string">
            <text:p>.<text:span text:style-name="T1">Winchester, VA-WV Metro Area</text:span></text:p>
          </table:table-cell>
          <table:table-cell office:value-type="float" office:value="140566" calcext:value-type="float">
            <text:p>140566</text:p>
          </table:table-cell>
          <table:table-cell table:style-name="Default" office:value-type="float" office:value="39.1857" calcext:value-type="float">
            <text:p>39.1857</text:p>
          </table:table-cell>
          <table:table-cell table:style-name="Default" office:value-type="float" office:value="-78.1633" calcext:value-type="float">
            <text:p>-78.1633</text:p>
          </table:table-cell>
          <table:table-cell/>
        </table:table-row>
        <table:table-row table:style-name="ro3">
          <table:table-cell table:style-name="ce69" office:value-type="string" calcext:value-type="string">
            <text:p>.<text:span text:style-name="T1">Sumter, SC Metro Area</text:span></text:p>
          </table:table-cell>
          <table:table-cell office:value-type="float" office:value="140466" calcext:value-type="float">
            <text:p>140466</text:p>
          </table:table-cell>
          <table:table-cell table:style-name="Default" office:value-type="float" office:value="33.9204" calcext:value-type="float">
            <text:p>33.9204</text:p>
          </table:table-cell>
          <table:table-cell table:style-name="Default" office:value-type="float" office:value="-80.3415" calcext:value-type="float">
            <text:p>-80.3415</text:p>
          </table:table-cell>
          <table:table-cell/>
        </table:table-row>
        <table:table-row table:style-name="ro3">
          <table:table-cell table:style-name="ce69" office:value-type="string" calcext:value-type="string">
            <text:p>.<text:span text:style-name="T1">Morgantown, WV Metro Area</text:span></text:p>
          </table:table-cell>
          <table:table-cell office:value-type="float" office:value="139044" calcext:value-type="float">
            <text:p>139044</text:p>
          </table:table-cell>
          <table:table-cell table:style-name="Default" office:value-type="float" office:value="39.6295" calcext:value-type="float">
            <text:p>39.6295</text:p>
          </table:table-cell>
          <table:table-cell table:style-name="Default" office:value-type="float" office:value="-79.9559" calcext:value-type="float">
            <text:p>-79.9559</text:p>
          </table:table-cell>
          <table:table-cell/>
        </table:table-row>
        <table:table-row table:style-name="ro3">
          <table:table-cell table:style-name="ce69" office:value-type="string" calcext:value-type="string">
            <text:p>.<text:span text:style-name="T1">Wheeling, WV-OH Metro Area</text:span></text:p>
          </table:table-cell>
          <table:table-cell office:value-type="float" office:value="138948" calcext:value-type="float">
            <text:p>138948</text:p>
          </table:table-cell>
          <table:table-cell table:style-name="Default" office:value-type="float" office:value="40.064" calcext:value-type="float">
            <text:p>40.064</text:p>
          </table:table-cell>
          <table:table-cell table:style-name="Default" office:value-type="float" office:value="-80.7209" calcext:value-type="float">
            <text:p>-80.7209</text:p>
          </table:table-cell>
          <table:table-cell/>
        </table:table-row>
        <table:table-row table:style-name="ro3">
          <table:table-cell table:style-name="ce69" office:value-type="string" calcext:value-type="string">
            <text:p>.<text:span text:style-name="T1">Napa, CA Metro Area</text:span></text:p>
          </table:table-cell>
          <table:table-cell office:value-type="float" office:value="137744" calcext:value-type="float">
            <text:p>137744</text:p>
          </table:table-cell>
          <table:table-cell table:style-name="Default" office:value-type="float" office:value="38.2975" calcext:value-type="float">
            <text:p>38.2975</text:p>
          </table:table-cell>
          <table:table-cell table:style-name="Default" office:value-type="float" office:value="-122.2869" calcext:value-type="float">
            <text:p>-122.2869</text:p>
          </table:table-cell>
          <table:table-cell/>
        </table:table-row>
        <table:table-row table:style-name="ro3">
          <table:table-cell table:style-name="ce69" office:value-type="string" calcext:value-type="string">
            <text:p>.<text:span text:style-name="T1">La Crosse-Onalaska, WI-MN Metro Area</text:span></text:p>
          </table:table-cell>
          <table:table-cell office:value-type="float" office:value="136616" calcext:value-type="float">
            <text:p>136616</text:p>
          </table:table-cell>
          <table:table-cell table:style-name="Default" office:value-type="float" office:value="43.8138" calcext:value-type="float">
            <text:p>43.8138</text:p>
          </table:table-cell>
          <table:table-cell table:style-name="Default" office:value-type="float" office:value="-91.2519" calcext:value-type="float">
            <text:p>-91.2519</text:p>
          </table:table-cell>
          <table:table-cell/>
        </table:table-row>
        <table:table-row table:style-name="ro3">
          <table:table-cell table:style-name="ce69" office:value-type="string" calcext:value-type="string">
            <text:p>.<text:span text:style-name="T1">Sherman-Denison, TX Metro Area</text:span></text:p>
          </table:table-cell>
          <table:table-cell office:value-type="float" office:value="136212" calcext:value-type="float">
            <text:p>136212</text:p>
          </table:table-cell>
          <table:table-cell table:style-name="Default" office:value-type="float" office:value="33.6357" calcext:value-type="float">
            <text:p>33.6357</text:p>
          </table:table-cell>
          <table:table-cell table:style-name="Default" office:value-type="float" office:value="-96.6089" calcext:value-type="float">
            <text:p>-96.6089</text:p>
          </table:table-cell>
          <table:table-cell/>
        </table:table-row>
        <table:table-row table:style-name="ro3">
          <table:table-cell table:style-name="ce69" office:value-type="string" calcext:value-type="string">
            <text:p>.<text:span text:style-name="T1">Carbondale-Marion, IL Metro Area</text:span></text:p>
          </table:table-cell>
          <table:table-cell office:value-type="float" office:value="135764" calcext:value-type="float">
            <text:p>135764</text:p>
          </table:table-cell>
          <table:table-cell table:style-name="Default" office:value-type="float" office:value="37.7273" calcext:value-type="float">
            <text:p>37.7273</text:p>
          </table:table-cell>
          <table:table-cell table:style-name="Default" office:value-type="float" office:value="-89.2168" calcext:value-type="float">
            <text:p>-89.2168</text:p>
          </table:table-cell>
          <table:table-cell/>
        </table:table-row>
        <table:table-row table:style-name="ro3">
          <table:table-cell table:style-name="ce69" office:value-type="string" calcext:value-type="string">
            <text:p>.<text:span text:style-name="T1">Harrisonburg, VA Metro Area</text:span></text:p>
          </table:table-cell>
          <table:table-cell office:value-type="float" office:value="134964" calcext:value-type="float">
            <text:p>134964</text:p>
          </table:table-cell>
          <table:table-cell table:style-name="Default" office:value-type="float" office:value="38.4496" calcext:value-type="float">
            <text:p>38.4496</text:p>
          </table:table-cell>
          <table:table-cell table:style-name="Default" office:value-type="float" office:value="-78.8689" calcext:value-type="float">
            <text:p>-78.8689</text:p>
          </table:table-cell>
          <table:table-cell/>
        </table:table-row>
        <table:table-row table:style-name="ro3">
          <table:table-cell table:style-name="ce69" office:value-type="string" calcext:value-type="string">
            <text:p>.<text:span text:style-name="T1">Hammond, LA Metro Area</text:span></text:p>
          </table:table-cell>
          <table:table-cell office:value-type="float" office:value="134758" calcext:value-type="float">
            <text:p>134758</text:p>
          </table:table-cell>
          <table:table-cell table:style-name="Default" office:value-type="float" office:value="30.5044" calcext:value-type="float">
            <text:p>30.5044</text:p>
          </table:table-cell>
          <table:table-cell table:style-name="Default" office:value-type="float" office:value="-90.4612" calcext:value-type="float">
            <text:p>-90.4612</text:p>
          </table:table-cell>
          <table:table-cell/>
        </table:table-row>
        <table:table-row table:style-name="ro3">
          <table:table-cell table:style-name="ce69" office:value-type="string" calcext:value-type="string">
            <text:p>.<text:span text:style-name="T1">Battle Creek, MI Metro Area</text:span></text:p>
          </table:table-cell>
          <table:table-cell office:value-type="float" office:value="134159" calcext:value-type="float">
            <text:p>134159</text:p>
          </table:table-cell>
          <table:table-cell table:style-name="Default" office:value-type="float" office:value="42.3212" calcext:value-type="float">
            <text:p>42.3212</text:p>
          </table:table-cell>
          <table:table-cell table:style-name="Default" office:value-type="float" office:value="-85.1797" calcext:value-type="float">
            <text:p>-85.1797</text:p>
          </table:table-cell>
          <table:table-cell/>
        </table:table-row>
        <table:table-row table:style-name="ro3">
          <table:table-cell table:style-name="ce69" office:value-type="string" calcext:value-type="string">
            <text:p>.<text:span text:style-name="T1">Springfield, OH Metro Area</text:span></text:p>
          </table:table-cell>
          <table:table-cell office:value-type="float" office:value="134083" calcext:value-type="float">
            <text:p>134083</text:p>
          </table:table-cell>
          <table:table-cell table:style-name="Default" office:value-type="float" office:value="39.9242" calcext:value-type="float">
            <text:p>39.9242</text:p>
          </table:table-cell>
          <table:table-cell table:style-name="Default" office:value-type="float" office:value="-83.8088" calcext:value-type="float">
            <text:p>-83.8088</text:p>
          </table:table-cell>
          <table:table-cell/>
        </table:table-row>
        <table:table-row table:style-name="ro3">
          <table:table-cell table:style-name="ce69" office:value-type="string" calcext:value-type="string">
            <text:p>.<text:span text:style-name="T1">Jonesboro, AR Metro Area</text:span></text:p>
          </table:table-cell>
          <table:table-cell office:value-type="float" office:value="133860" calcext:value-type="float">
            <text:p>133860</text:p>
          </table:table-cell>
          <table:table-cell table:style-name="Default" office:value-type="float" office:value="35.8357" calcext:value-type="float">
            <text:p>35.8357</text:p>
          </table:table-cell>
          <table:table-cell table:style-name="Default" office:value-type="float" office:value="-90.7051" calcext:value-type="float">
            <text:p>-90.7051</text:p>
          </table:table-cell>
          <table:table-cell/>
        </table:table-row>
        <table:table-row table:style-name="ro3">
          <table:table-cell table:style-name="ce69" office:value-type="string" calcext:value-type="string">
            <text:p>.<text:span text:style-name="T1">The Villages, FL Metro Area</text:span></text:p>
          </table:table-cell>
          <table:table-cell office:value-type="float" office:value="132420" calcext:value-type="float">
            <text:p>132420</text:p>
          </table:table-cell>
          <table:table-cell table:style-name="Default" office:value-type="float" office:value="28.927" calcext:value-type="float">
            <text:p>28.927</text:p>
          </table:table-cell>
          <table:table-cell table:style-name="Default" office:value-type="float" office:value="-82.0038" calcext:value-type="float">
            <text:p>-82.0038</text:p>
          </table:table-cell>
          <table:table-cell/>
        </table:table-row>
        <table:table-row table:style-name="ro3">
          <table:table-cell table:style-name="ce69" office:value-type="string" calcext:value-type="string">
            <text:p>.<text:span text:style-name="T1">Manhattan, KS Metro Area</text:span></text:p>
          </table:table-cell>
          <table:table-cell office:value-type="float" office:value="130285" calcext:value-type="float">
            <text:p>130285</text:p>
          </table:table-cell>
          <table:table-cell table:style-name="Default" office:value-type="float" office:value="39.1836" calcext:value-type="float">
            <text:p>39.1836</text:p>
          </table:table-cell>
          <table:table-cell table:style-name="Default" office:value-type="float" office:value="-96.5717" calcext:value-type="float">
            <text:p>-96.5717</text:p>
          </table:table-cell>
          <table:table-cell/>
        </table:table-row>
        <table:table-row table:style-name="ro3">
          <table:table-cell table:style-name="ce69" office:value-type="string" calcext:value-type="string">
            <text:p>.<text:span text:style-name="T1">Johnstown, PA Metro Area</text:span></text:p>
          </table:table-cell>
          <table:table-cell office:value-type="float" office:value="130192" calcext:value-type="float">
            <text:p>130192</text:p>
          </table:table-cell>
          <table:table-cell table:style-name="Default" office:value-type="float" office:value="40.3267" calcext:value-type="float">
            <text:p>40.3267</text:p>
          </table:table-cell>
          <table:table-cell table:style-name="Default" office:value-type="float" office:value="-78.922" calcext:value-type="float">
            <text:p>-78.922</text:p>
          </table:table-cell>
          <table:table-cell/>
        </table:table-row>
        <table:table-row table:style-name="ro3">
          <table:table-cell table:style-name="ce69" office:value-type="string" calcext:value-type="string">
            <text:p>.<text:span text:style-name="T1">Albany-Lebanon, OR Metro Area</text:span></text:p>
          </table:table-cell>
          <table:table-cell office:value-type="float" office:value="129749" calcext:value-type="float">
            <text:p>129749</text:p>
          </table:table-cell>
          <table:table-cell table:style-name="ce114" office:value-type="float" office:value="44.6365" calcext:value-type="float">
            <text:p>44.6365</text:p>
          </table:table-cell>
          <table:table-cell table:style-name="Default" office:value-type="float" office:value="-123.1059" calcext:value-type="float">
            <text:p>-123.1059</text:p>
          </table:table-cell>
          <table:table-cell/>
        </table:table-row>
        <table:table-row table:style-name="ro3">
          <table:table-cell table:style-name="ce69" office:value-type="string" calcext:value-type="string">
            <text:p>.<text:span text:style-name="T1">Mount Vernon-Anacortes, WA Metro Area</text:span></text:p>
          </table:table-cell>
          <table:table-cell office:value-type="float" office:value="129205" calcext:value-type="float">
            <text:p>129205</text:p>
          </table:table-cell>
          <table:table-cell table:style-name="Default" office:value-type="float" office:value="48.4242" calcext:value-type="float">
            <text:p>48.4242</text:p>
          </table:table-cell>
          <table:table-cell table:style-name="Default" office:value-type="float" office:value="-121.7114" calcext:value-type="float">
            <text:p>-121.7114</text:p>
          </table:table-cell>
          <table:table-cell/>
        </table:table-row>
        <table:table-row table:style-name="ro3">
          <table:table-cell table:style-name="ce69" office:value-type="string" calcext:value-type="string">
            <text:p>.<text:span text:style-name="T1">Bismarck, ND Metro Area</text:span></text:p>
          </table:table-cell>
          <table:table-cell office:value-type="float" office:value="128949" calcext:value-type="float">
            <text:p>128949</text:p>
          </table:table-cell>
          <table:table-cell table:style-name="Default" office:value-type="float" office:value="46.8083" calcext:value-type="float">
            <text:p>46.8083</text:p>
          </table:table-cell>
          <table:table-cell table:style-name="Default" office:value-type="float" office:value="-100.7837" calcext:value-type="float">
            <text:p>-100.7837</text:p>
          </table:table-cell>
          <table:table-cell/>
        </table:table-row>
        <table:table-row table:style-name="ro3">
          <table:table-cell table:style-name="ce69" office:value-type="string" calcext:value-type="string">
            <text:p>.<text:span text:style-name="T1">Lawton, OK Metro Area</text:span></text:p>
          </table:table-cell>
          <table:table-cell office:value-type="float" office:value="126415" calcext:value-type="float">
            <text:p>126415</text:p>
          </table:table-cell>
          <table:table-cell table:style-name="Default" office:value-type="float" office:value="34.6036" calcext:value-type="float">
            <text:p>34.6036</text:p>
          </table:table-cell>
          <table:table-cell table:style-name="Default" office:value-type="float" office:value="-98.3959" calcext:value-type="float">
            <text:p>-98.3959</text:p>
          </table:table-cell>
          <table:table-cell/>
        </table:table-row>
        <table:table-row table:style-name="ro3">
          <table:table-cell table:style-name="ce69" office:value-type="string" calcext:value-type="string">
            <text:p>.<text:span text:style-name="T1">Sierra Vista-Douglas, AZ Metro Area</text:span></text:p>
          </table:table-cell>
          <table:table-cell office:value-type="float" office:value="125922" calcext:value-type="float">
            <text:p>125922</text:p>
          </table:table-cell>
          <table:table-cell table:style-name="Default" office:value-type="float" office:value="31.3445" calcext:value-type="float">
            <text:p>31.3445</text:p>
          </table:table-cell>
          <table:table-cell table:style-name="Default" office:value-type="float" office:value="-109.5453" calcext:value-type="float">
            <text:p>-109.5453</text:p>
          </table:table-cell>
          <table:table-cell/>
        </table:table-row>
        <table:table-row table:style-name="ro3">
          <table:table-cell table:style-name="ce69" office:value-type="string" calcext:value-type="string">
            <text:p>.<text:span text:style-name="T1">St. Joseph, MO-KS Metro Area</text:span></text:p>
          </table:table-cell>
          <table:table-cell office:value-type="float" office:value="125223" calcext:value-type="float">
            <text:p>125223</text:p>
          </table:table-cell>
          <table:table-cell table:style-name="Default" office:value-type="float" office:value="39.7675" calcext:value-type="float">
            <text:p>39.7675</text:p>
          </table:table-cell>
          <table:table-cell table:style-name="Default" office:value-type="float" office:value="-94.8467" calcext:value-type="float">
            <text:p>-94.8467</text:p>
          </table:table-cell>
          <table:table-cell/>
        </table:table-row>
        <table:table-row table:style-name="ro3">
          <table:table-cell table:style-name="ce69" office:value-type="string" calcext:value-type="string">
            <text:p>.<text:span text:style-name="T1">Glens Falls, NY Metro Area</text:span></text:p>
          </table:table-cell>
          <table:table-cell office:value-type="float" office:value="125148" calcext:value-type="float">
            <text:p>125148</text:p>
          </table:table-cell>
          <table:table-cell table:style-name="Default" office:value-type="float" office:value="43.3095" calcext:value-type="float">
            <text:p>43.3095</text:p>
          </table:table-cell>
          <table:table-cell table:style-name="Default" office:value-type="float" office:value="-73.644" calcext:value-type="float">
            <text:p>-73.644</text:p>
          </table:table-cell>
          <table:table-cell/>
        </table:table-row>
        <table:table-row table:style-name="ro3">
          <table:table-cell table:style-name="ce69" office:value-type="string" calcext:value-type="string">
            <text:p>.<text:span text:style-name="T1">Pittsfield, MA Metro Area</text:span></text:p>
          </table:table-cell>
          <table:table-cell office:value-type="float" office:value="124944" calcext:value-type="float">
            <text:p>124944</text:p>
          </table:table-cell>
          <table:table-cell table:style-name="Default" office:value-type="float" office:value="42.4501" calcext:value-type="float">
            <text:p>42.4501</text:p>
          </table:table-cell>
          <table:table-cell table:style-name="Default" office:value-type="float" office:value="-73.2454" calcext:value-type="float">
            <text:p>-73.2454</text:p>
          </table:table-cell>
          <table:table-cell/>
        </table:table-row>
        <table:table-row table:style-name="ro3">
          <table:table-cell table:style-name="ce69" office:value-type="string" calcext:value-type="string">
            <text:p>.<text:span text:style-name="T1">Cleveland, TN Metro Area</text:span></text:p>
          </table:table-cell>
          <table:table-cell office:value-type="float" office:value="124942" calcext:value-type="float">
            <text:p>124942</text:p>
          </table:table-cell>
          <table:table-cell table:style-name="Default" office:value-type="float" office:value="35.1595" calcext:value-type="float">
            <text:p>35.1595</text:p>
          </table:table-cell>
          <table:table-cell table:style-name="Default" office:value-type="float" office:value="-84.8766" calcext:value-type="float">
            <text:p>-84.8766</text:p>
          </table:table-cell>
          <table:table-cell/>
        </table:table-row>
        <table:table-row table:style-name="ro3">
          <table:table-cell table:style-name="ce69" office:value-type="string" calcext:value-type="string">
            <text:p>.<text:span text:style-name="T1">New Bern, NC Metro Area</text:span></text:p>
          </table:table-cell>
          <table:table-cell office:value-type="float" office:value="124284" calcext:value-type="float">
            <text:p>124284</text:p>
          </table:table-cell>
          <table:table-cell table:style-name="Default" office:value-type="float" office:value="35.1085" calcext:value-type="float">
            <text:p>35.1085</text:p>
          </table:table-cell>
          <table:table-cell table:style-name="Default" office:value-type="float" office:value="-77.0441" calcext:value-type="float">
            <text:p>-77.0441</text:p>
          </table:table-cell>
          <table:table-cell/>
        </table:table-row>
        <table:table-row table:style-name="ro3">
          <table:table-cell table:style-name="ce69" office:value-type="string" calcext:value-type="string">
            <text:p>.<text:span text:style-name="T1">Farmington, NM Metro Area</text:span></text:p>
          </table:table-cell>
          <table:table-cell office:value-type="float" office:value="123958" calcext:value-type="float">
            <text:p>123958</text:p>
          </table:table-cell>
          <table:table-cell table:style-name="Default" office:value-type="float" office:value="36.7281" calcext:value-type="float">
            <text:p>36.7281</text:p>
          </table:table-cell>
          <table:table-cell table:style-name="Default" office:value-type="float" office:value="-108.2187" calcext:value-type="float">
            <text:p>-108.2187</text:p>
          </table:table-cell>
          <table:table-cell/>
        </table:table-row>
        <table:table-row table:style-name="ro3">
          <table:table-cell table:style-name="ce69" office:value-type="string" calcext:value-type="string">
            <text:p>.<text:span text:style-name="T1">Ames, IA Metro Area</text:span></text:p>
          </table:table-cell>
          <table:table-cell office:value-type="float" office:value="123351" calcext:value-type="float">
            <text:p>123351</text:p>
          </table:table-cell>
          <table:table-cell table:style-name="Default" office:value-type="float" office:value="42.0308" calcext:value-type="float">
            <text:p>42.0308</text:p>
          </table:table-cell>
          <table:table-cell table:style-name="Default" office:value-type="float" office:value="-93.6319" calcext:value-type="float">
            <text:p>-93.6319</text:p>
          </table:table-cell>
          <table:table-cell/>
        </table:table-row>
        <table:table-row table:style-name="ro3">
          <table:table-cell table:style-name="ce69" office:value-type="string" calcext:value-type="string">
            <text:p>.<text:span text:style-name="T1">Goldsboro, NC Metro Area</text:span></text:p>
          </table:table-cell>
          <table:table-cell office:value-type="float" office:value="123131" calcext:value-type="float">
            <text:p>123131</text:p>
          </table:table-cell>
          <table:table-cell table:style-name="Default" office:value-type="float" office:value="35.3849" calcext:value-type="float">
            <text:p>35.3849</text:p>
          </table:table-cell>
          <table:table-cell table:style-name="Default" office:value-type="float" office:value="-77.9928" calcext:value-type="float">
            <text:p>-77.9928</text:p>
          </table:table-cell>
          <table:table-cell/>
        </table:table-row>
        <table:table-row table:style-name="ro3">
          <table:table-cell table:style-name="ce69" office:value-type="string" calcext:value-type="string">
            <text:p>.<text:span text:style-name="T1">Staunton, VA Metro Area</text:span></text:p>
          </table:table-cell>
          <table:table-cell office:value-type="float" office:value="123120" calcext:value-type="float">
            <text:p>123120</text:p>
          </table:table-cell>
          <table:table-cell table:style-name="Default" office:value-type="float" office:value="38.1496" calcext:value-type="float">
            <text:p>38.1496</text:p>
          </table:table-cell>
          <table:table-cell table:style-name="Default" office:value-type="float" office:value="-79.0717" calcext:value-type="float">
            <text:p>-79.0717</text:p>
          </table:table-cell>
          <table:table-cell/>
        </table:table-row>
        <table:table-row table:style-name="ro3">
          <table:table-cell table:style-name="ce69" office:value-type="string" calcext:value-type="string">
            <text:p>.<text:span text:style-name="T1">Lawrence, KS Metro Area</text:span></text:p>
          </table:table-cell>
          <table:table-cell office:value-type="float" office:value="122259" calcext:value-type="float">
            <text:p>122259</text:p>
          </table:table-cell>
          <table:table-cell table:style-name="Default" office:value-type="float" office:value="38.9717" calcext:value-type="float">
            <text:p>38.9717</text:p>
          </table:table-cell>
          <table:table-cell table:style-name="Default" office:value-type="float" office:value="-95.2353" calcext:value-type="float">
            <text:p>-95.2353</text:p>
          </table:table-cell>
          <table:table-cell/>
        </table:table-row>
        <table:table-row table:style-name="ro3">
          <table:table-cell table:style-name="ce69" office:value-type="string" calcext:value-type="string">
            <text:p>.<text:span text:style-name="T1">San Angelo, TX Metro Area</text:span></text:p>
          </table:table-cell>
          <table:table-cell office:value-type="float" office:value="122027" calcext:value-type="float">
            <text:p>122027</text:p>
          </table:table-cell>
          <table:table-cell table:style-name="Default" office:value-type="float" office:value="31.4638" calcext:value-type="float">
            <text:p>31.4638</text:p>
          </table:table-cell>
          <table:table-cell table:style-name="Default" office:value-type="float" office:value="-100.437" calcext:value-type="float">
            <text:p>-100.437</text:p>
          </table:table-cell>
          <table:table-cell/>
        </table:table-row>
        <table:table-row table:style-name="ro3">
          <table:table-cell table:style-name="ce69" office:value-type="string" calcext:value-type="string">
            <text:p>.<text:span text:style-name="T1">Altoona, PA Metro Area</text:span></text:p>
          </table:table-cell>
          <table:table-cell office:value-type="float" office:value="121829" calcext:value-type="float">
            <text:p>121829</text:p>
          </table:table-cell>
          <table:table-cell table:style-name="Default" office:value-type="float" office:value="40.5187" calcext:value-type="float">
            <text:p>40.5187</text:p>
          </table:table-cell>
          <table:table-cell table:style-name="Default" office:value-type="float" office:value="-78.3947" calcext:value-type="float">
            <text:p>-78.3947</text:p>
          </table:table-cell>
          <table:table-cell/>
        </table:table-row>
        <table:table-row table:style-name="ro3">
          <table:table-cell table:style-name="ce69" office:value-type="string" calcext:value-type="string">
            <text:p>.<text:span text:style-name="T1">Mansfield, OH Metro Area</text:span></text:p>
          </table:table-cell>
          <table:table-cell office:value-type="float" office:value="121154" calcext:value-type="float">
            <text:p>121154</text:p>
          </table:table-cell>
          <table:table-cell table:style-name="Default" office:value-type="float" office:value="40.7584" calcext:value-type="float">
            <text:p>40.7584</text:p>
          </table:table-cell>
          <table:table-cell table:style-name="Default" office:value-type="float" office:value="-82.5154" calcext:value-type="float">
            <text:p>-82.5154</text:p>
          </table:table-cell>
          <table:table-cell/>
        </table:table-row>
        <table:table-row table:style-name="ro3">
          <table:table-cell table:style-name="ce69" office:value-type="string" calcext:value-type="string">
            <text:p>.<text:span text:style-name="T1">Wenatchee, WA Metro Area</text:span></text:p>
          </table:table-cell>
          <table:table-cell office:value-type="float" office:value="120629" calcext:value-type="float">
            <text:p>120629</text:p>
          </table:table-cell>
          <table:table-cell table:style-name="Default" office:value-type="float" office:value="47.4235" calcext:value-type="float">
            <text:p>47.4235</text:p>
          </table:table-cell>
          <table:table-cell table:style-name="Default" office:value-type="float" office:value="-120.3103" calcext:value-type="float">
            <text:p>-120.3103</text:p>
          </table:table-cell>
          <table:table-cell/>
        </table:table-row>
        <table:table-row table:style-name="ro3">
          <table:table-cell table:style-name="ce69" office:value-type="string" calcext:value-type="string">
            <text:p>.<text:span text:style-name="T1">Missoula, MT Metro Area</text:span></text:p>
          </table:table-cell>
          <table:table-cell office:value-type="float" office:value="119600" calcext:value-type="float">
            <text:p>119600</text:p>
          </table:table-cell>
          <table:table-cell table:style-name="Default" office:value-type="float" office:value="46.8721" calcext:value-type="float">
            <text:p>46.8721</text:p>
          </table:table-cell>
          <table:table-cell table:style-name="Default" office:value-type="float" office:value="-113.994" calcext:value-type="float">
            <text:p>-113.994</text:p>
          </table:table-cell>
          <table:table-cell/>
        </table:table-row>
        <table:table-row table:style-name="ro3">
          <table:table-cell table:style-name="ce69" office:value-type="string" calcext:value-type="string">
            <text:p>.<text:span text:style-name="T1">Owensboro, KY Metro Area</text:span></text:p>
          </table:table-cell>
          <table:table-cell office:value-type="float" office:value="119440" calcext:value-type="float">
            <text:p>119440</text:p>
          </table:table-cell>
          <table:table-cell table:style-name="Default" office:value-type="float" office:value="37.7719" calcext:value-type="float">
            <text:p>37.7719</text:p>
          </table:table-cell>
          <table:table-cell table:style-name="Default" office:value-type="float" office:value="-87.1112" calcext:value-type="float">
            <text:p>-87.1112</text:p>
          </table:table-cell>
          <table:table-cell/>
        </table:table-row>
        <table:table-row table:style-name="ro3">
          <table:table-cell table:style-name="ce69" office:value-type="string" calcext:value-type="string">
            <text:p>.<text:span text:style-name="T1">Brunswick, GA Metro Area</text:span></text:p>
          </table:table-cell>
          <table:table-cell office:value-type="float" office:value="118779" calcext:value-type="float">
            <text:p>118779</text:p>
          </table:table-cell>
          <table:table-cell table:style-name="Default" office:value-type="float" office:value="31.15" calcext:value-type="float">
            <text:p>31.15</text:p>
          </table:table-cell>
          <table:table-cell table:style-name="Default" office:value-type="float" office:value="-81.4915" calcext:value-type="float">
            <text:p>-81.4915</text:p>
          </table:table-cell>
          <table:table-cell/>
        </table:table-row>
        <table:table-row table:style-name="ro3">
          <table:table-cell table:style-name="ce69" office:value-type="string" calcext:value-type="string">
            <text:p>.<text:span text:style-name="T1">Weirton-Steubenville, WV-OH Metro Area</text:span></text:p>
          </table:table-cell>
          <table:table-cell office:value-type="float" office:value="116074" calcext:value-type="float">
            <text:p>116074</text:p>
          </table:table-cell>
          <table:table-cell table:style-name="Default" office:value-type="float" office:value="40.3698" calcext:value-type="float">
            <text:p>40.3698</text:p>
          </table:table-cell>
          <table:table-cell table:style-name="Default" office:value-type="float" office:value="-80.634" calcext:value-type="float">
            <text:p>-80.634</text:p>
          </table:table-cell>
          <table:table-cell/>
        </table:table-row>
        <table:table-row table:style-name="ro3">
          <table:table-cell table:style-name="ce69" office:value-type="string" calcext:value-type="string">
            <text:p>.<text:span text:style-name="T1">Beckley, WV Metro Area</text:span></text:p>
          </table:table-cell>
          <table:table-cell office:value-type="float" office:value="115767" calcext:value-type="float">
            <text:p>115767</text:p>
          </table:table-cell>
          <table:table-cell table:style-name="Default" office:value-type="float" office:value="37.7782" calcext:value-type="float">
            <text:p>37.7782</text:p>
          </table:table-cell>
          <table:table-cell table:style-name="Default" office:value-type="float" office:value="-81.1882" calcext:value-type="float">
            <text:p>-81.1882</text:p>
          </table:table-cell>
          <table:table-cell/>
        </table:table-row>
        <table:table-row table:style-name="ro3">
          <table:table-cell table:style-name="ce69" office:value-type="string" calcext:value-type="string">
            <text:p>.<text:span text:style-name="T1">Sheboygan, WI Metro Area</text:span></text:p>
          </table:table-cell>
          <table:table-cell office:value-type="float" office:value="115340" calcext:value-type="float">
            <text:p>115340</text:p>
          </table:table-cell>
          <table:table-cell table:style-name="Default" office:value-type="float" office:value="43.7508" calcext:value-type="float">
            <text:p>43.7508</text:p>
          </table:table-cell>
          <table:table-cell table:style-name="Default" office:value-type="float" office:value="-87.7145" calcext:value-type="float">
            <text:p>-87.7145</text:p>
          </table:table-cell>
          <table:table-cell/>
        </table:table-row>
        <table:table-row table:style-name="ro3">
          <table:table-cell table:style-name="ce69" office:value-type="string" calcext:value-type="string">
            <text:p>.<text:span text:style-name="T1">Muncie, IN Metro Area</text:span></text:p>
          </table:table-cell>
          <table:table-cell office:value-type="float" office:value="114135" calcext:value-type="float">
            <text:p>114135</text:p>
          </table:table-cell>
          <table:table-cell table:style-name="Default" office:value-type="float" office:value="40.1934" calcext:value-type="float">
            <text:p>40.1934</text:p>
          </table:table-cell>
          <table:table-cell table:style-name="Default" office:value-type="float" office:value="-85.3864" calcext:value-type="float">
            <text:p>-85.3864</text:p>
          </table:table-cell>
          <table:table-cell/>
        </table:table-row>
        <table:table-row table:style-name="ro3">
          <table:table-cell table:style-name="ce69" office:value-type="string" calcext:value-type="string">
            <text:p>.<text:span text:style-name="T1">Anniston-Oxford, AL Metro Area</text:span></text:p>
          </table:table-cell>
          <table:table-cell office:value-type="float" office:value="113605" calcext:value-type="float">
            <text:p>113605</text:p>
          </table:table-cell>
          <table:table-cell table:style-name="Default" office:value-type="float" office:value="33.7702" calcext:value-type="float">
            <text:p>33.7702</text:p>
          </table:table-cell>
          <table:table-cell table:style-name="Default" office:value-type="float" office:value="-85.8077" calcext:value-type="float">
            <text:p>-85.8077</text:p>
          </table:table-cell>
          <table:table-cell/>
        </table:table-row>
        <table:table-row table:style-name="ro3">
          <table:table-cell table:style-name="ce69" office:value-type="string" calcext:value-type="string">
            <text:p>.<text:span text:style-name="T1">California-Lexington Park, MD Metro Area</text:span></text:p>
          </table:table-cell>
          <table:table-cell office:value-type="float" office:value="113510" calcext:value-type="float">
            <text:p>113510</text:p>
          </table:table-cell>
          <table:table-cell table:style-name="Default" office:value-type="float" office:value="38.2576" calcext:value-type="float">
            <text:p>38.2576</text:p>
          </table:table-cell>
          <table:table-cell table:style-name="Default" office:value-type="float" office:value="-76.4621" calcext:value-type="float">
            <text:p>-76.4621</text:p>
          </table:table-cell>
          <table:table-cell/>
        </table:table-row>
        <table:table-row table:style-name="ro3">
          <table:table-cell table:style-name="ce69" office:value-type="string" calcext:value-type="string">
            <text:p>.<text:span text:style-name="T1">Williamsport, PA Metro Area</text:span></text:p>
          </table:table-cell>
          <table:table-cell office:value-type="float" office:value="113299" calcext:value-type="float">
            <text:p>113299</text:p>
          </table:table-cell>
          <table:table-cell table:style-name="Default" office:value-type="float" office:value="41.2412" calcext:value-type="float">
            <text:p>41.2412</text:p>
          </table:table-cell>
          <table:table-cell table:style-name="Default" office:value-type="float" office:value="-77.0011" calcext:value-type="float">
            <text:p>-77.0011</text:p>
          </table:table-cell>
          <table:table-cell/>
        </table:table-row>
        <table:table-row table:style-name="ro3">
          <table:table-cell table:style-name="ce69" office:value-type="string" calcext:value-type="string">
            <text:p>.<text:span text:style-name="T1">Twin Falls, ID Metro Area</text:span></text:p>
          </table:table-cell>
          <table:table-cell office:value-type="float" office:value="111290" calcext:value-type="float">
            <text:p>111290</text:p>
          </table:table-cell>
          <table:table-cell table:style-name="Default" office:value-type="float" office:value="42.5558" calcext:value-type="float">
            <text:p>42.5558</text:p>
          </table:table-cell>
          <table:table-cell table:style-name="Default" office:value-type="float" office:value="-114.4701" calcext:value-type="float">
            <text:p>-114.4701</text:p>
          </table:table-cell>
          <table:table-cell/>
        </table:table-row>
        <table:table-row table:style-name="ro3">
          <table:table-cell table:style-name="ce69" office:value-type="string" calcext:value-type="string">
            <text:p>.<text:span text:style-name="T1">Longview, WA Metro Area</text:span></text:p>
          </table:table-cell>
          <table:table-cell office:value-type="float" office:value="110593" calcext:value-type="float">
            <text:p>110593</text:p>
          </table:table-cell>
          <table:table-cell table:style-name="Default" office:value-type="float" office:value="46.1382" calcext:value-type="float">
            <text:p>46.1382</text:p>
          </table:table-cell>
          <table:table-cell table:style-name="Default" office:value-type="float" office:value="-122.9382" calcext:value-type="float">
            <text:p>-122.9382</text:p>
          </table:table-cell>
          <table:table-cell/>
        </table:table-row>
        <table:table-row table:style-name="ro3" table:number-rows-repeated="1048232">
          <table:table-cell table:number-columns-repeated="5"/>
        </table:table-row>
        <table:table-row table:style-name="ro3">
          <table:table-cell table:number-columns-repeated="5"/>
        </table:table-row>
      </table:table>
      <table:table table:name="To Be Added" table:style-name="ta2">
        <office:forms form:automatic-focus="false" form:apply-design-mode="false"/>
        <table:table-column table:style-name="co10" table:default-cell-style-name="Default"/>
        <table:table-column table:style-name="co11" table:default-cell-style-name="Default"/>
        <table:table-row table:style-name="ro3">
          <table:table-cell table:style-name="ce69" office:value-type="string" calcext:value-type="string">
            <text:p>.<text:span text:style-name="T1">Michigan City-La Porte, IN Metro Area</text:span></text:p>
          </table:table-cell>
          <table:table-cell table:style-name="ce72" office:value-type="float" office:value="109888" calcext:value-type="float">
            <text:p>109,888</text:p>
          </table:table-cell>
        </table:table-row>
        <table:table-row table:style-name="ro3">
          <table:table-cell table:style-name="ce69" office:value-type="string" calcext:value-type="string">
            <text:p>.<text:span text:style-name="T1">Kankakee, IL Metro Area</text:span></text:p>
          </table:table-cell>
          <table:table-cell table:style-name="ce72" office:value-type="float" office:value="109862" calcext:value-type="float">
            <text:p>109,862</text:p>
          </table:table-cell>
        </table:table-row>
        <table:table-row table:style-name="ro3">
          <table:table-cell table:style-name="ce69" office:value-type="string" calcext:value-type="string">
            <text:p>.<text:span text:style-name="T1">Watertown-Fort Drum, NY Metro Area</text:span></text:p>
          </table:table-cell>
          <table:table-cell table:style-name="ce72" office:value-type="float" office:value="109834" calcext:value-type="float">
            <text:p>109,834</text:p>
          </table:table-cell>
        </table:table-row>
        <table:table-row table:style-name="ro3">
          <table:table-cell table:style-name="ce69" office:value-type="string" calcext:value-type="string">
            <text:p>.<text:span text:style-name="T1">Lewiston-Auburn, ME Metro Area</text:span></text:p>
          </table:table-cell>
          <table:table-cell table:style-name="ce72" office:value-type="float" office:value="108277" calcext:value-type="float">
            <text:p>108,277</text:p>
          </table:table-cell>
        </table:table-row>
        <table:table-row table:style-name="ro3">
          <table:table-cell table:style-name="ce69" office:value-type="string" calcext:value-type="string">
            <text:p>.<text:span text:style-name="T1">Sebring-Avon Park, FL Metro Area</text:span></text:p>
          </table:table-cell>
          <table:table-cell table:style-name="ce72" office:value-type="float" office:value="106221" calcext:value-type="float">
            <text:p>106,221</text:p>
          </table:table-cell>
        </table:table-row>
        <table:table-row table:style-name="ro3">
          <table:table-cell table:style-name="ce69" office:value-type="string" calcext:value-type="string">
            <text:p>.<text:span text:style-name="T1">Decatur, IL Metro Area</text:span></text:p>
          </table:table-cell>
          <table:table-cell table:style-name="ce72" office:value-type="float" office:value="104009" calcext:value-type="float">
            <text:p>104,009</text:p>
          </table:table-cell>
        </table:table-row>
        <table:table-row table:style-name="ro3">
          <table:table-cell table:style-name="ce69" office:value-type="string" calcext:value-type="string">
            <text:p>.<text:span text:style-name="T1">Fond du Lac, WI Metro Area</text:span></text:p>
          </table:table-cell>
          <table:table-cell table:style-name="ce72" office:value-type="float" office:value="103403" calcext:value-type="float">
            <text:p>103,403</text:p>
          </table:table-cell>
        </table:table-row>
        <table:table-row table:style-name="ro3">
          <table:table-cell table:style-name="ce69" office:value-type="string" calcext:value-type="string">
            <text:p>.<text:span text:style-name="T1">Bay City, MI Metro Area</text:span></text:p>
          </table:table-cell>
          <table:table-cell table:style-name="ce72" office:value-type="float" office:value="103126" calcext:value-type="float">
            <text:p>103,126</text:p>
          </table:table-cell>
        </table:table-row>
        <table:table-row table:style-name="ro3">
          <table:table-cell table:style-name="ce69" office:value-type="string" calcext:value-type="string">
            <text:p>.<text:span text:style-name="T1">Gettysburg, PA Metro Area</text:span></text:p>
          </table:table-cell>
          <table:table-cell table:style-name="ce72" office:value-type="float" office:value="103009" calcext:value-type="float">
            <text:p>103,009</text:p>
          </table:table-cell>
        </table:table-row>
        <table:table-row table:style-name="ro3">
          <table:table-cell table:style-name="ce69" office:value-type="string" calcext:value-type="string">
            <text:p>.<text:span text:style-name="T1">Lima, OH Metro Area</text:span></text:p>
          </table:table-cell>
          <table:table-cell table:style-name="ce72" office:value-type="float" office:value="102351" calcext:value-type="float">
            <text:p>102,351</text:p>
          </table:table-cell>
        </table:table-row>
        <table:table-row table:style-name="ro3">
          <table:table-cell table:style-name="ce69" office:value-type="string" calcext:value-type="string">
            <text:p>.<text:span text:style-name="T1">Gadsden, AL Metro Area</text:span></text:p>
          </table:table-cell>
          <table:table-cell table:style-name="ce72" office:value-type="float" office:value="102268" calcext:value-type="float">
            <text:p>102,268</text:p>
          </table:table-cell>
        </table:table-row>
        <table:table-row table:style-name="ro3">
          <table:table-cell table:style-name="ce69" office:value-type="string" calcext:value-type="string">
            <text:p>.<text:span text:style-name="T1">Ithaca, NY Metro Area</text:span></text:p>
          </table:table-cell>
          <table:table-cell table:style-name="ce72" office:value-type="float" office:value="102180" calcext:value-type="float">
            <text:p>102,180</text:p>
          </table:table-cell>
        </table:table-row>
        <table:table-row table:style-name="ro3">
          <table:table-cell table:style-name="ce69" office:value-type="string" calcext:value-type="string">
            <text:p>.<text:span text:style-name="T1">Mankato, MN Metro Area</text:span></text:p>
          </table:table-cell>
          <table:table-cell table:style-name="ce72" office:value-type="float" office:value="101927" calcext:value-type="float">
            <text:p>101,927</text:p>
          </table:table-cell>
        </table:table-row>
        <table:table-row table:style-name="ro3">
          <table:table-cell table:style-name="ce69" office:value-type="string" calcext:value-type="string">
            <text:p>.<text:span text:style-name="T1">Grand Forks, ND-MN Metro Area</text:span></text:p>
          </table:table-cell>
          <table:table-cell table:style-name="ce72" office:value-type="float" office:value="100815" calcext:value-type="float">
            <text:p>100,815</text:p>
          </table:table-cell>
        </table:table-row>
        <table:table-row table:style-name="ro3" table:number-rows-repeated="1048561">
          <table:table-cell table:number-columns-repeated="2"/>
        </table:table-row>
        <table:table-row table:style-name="ro3">
          <table:table-cell table:number-columns-repeated="2"/>
        </table:table-row>
      </table:table>
      <table:named-expressions>
        <table:named-range table:name="annres_metro_cbsa" table:base-cell-address="$'CBSA-MET-EST2019-ANNRES'.$A$1" table:cell-range-address="$'CBSA-MET-EST2019-ANNRES'.$A$4:.$M$432"/>
      </table:named-expressions>
      <table:database-ranges>
        <table:database-range table:name="__Anonymous_Sheet_DB__0" table:target-range-address="'CBSA-MET-EST2019-ANNRES'.A7:'CBSA-MET-EST2019-ANNRES'.M421" table:contains-header="false">
          <table:sort>
            <table:sort-by table:field-number="12" table:order="descending" table:data-type="automatic"/>
          </table:sort>
        </table:database-range>
        <table:database-range table:name="__Anonymous_Sheet_DB__1" table:target-range-address="'Cities over 500k'.A1:'Cities over 500k'.B303">
          <table:sort>
            <table:sort-by table:field-number="1" table:order="descending" table:data-type="automatic"/>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style:font-face style:name="arial" svg:font-family="arial" style:font-family-generic="swiss"/>
  </office:font-face-decls>
  <office:styles>
    <style:default-style style:family="table-cell">
      <style:paragraph-properties style:tab-stop-distance="0.5in"/>
      <style:text-properties style:font-name="Liberation Sans" fo:font-size="10pt" fo:language="en" fo:country="US" style:font-name-asian="Tahoma" style:font-size-asian="10pt" style:language-asian="zh" style:country-asian="CN" style:font-name-complex="Tahoma"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number-style style:name="N126">
      <number:number number:decimal-places="3" number:min-decimal-places="3" number:min-integer-digits="1"/>
    </number:number-style>
    <number:number-style style:name="N127">
      <number:number number:decimal-places="4" number:min-decimal-places="4" number:min-integer-digits="1"/>
    </number:number-style>
    <number:number-style style:name="N128">
      <number:number number:decimal-places="13" number:min-decimal-places="13" number:min-integer-digits="1"/>
    </number:number-style>
    <number:number-style style:name="N129">
      <number:number number:decimal-places="12" number:min-decimal-places="12" number:min-integer-digits="1"/>
    </number:number-style>
    <number:number-style style:name="N130">
      <number:number number:decimal-places="11" number:min-decimal-places="11" number:min-integer-digits="1"/>
    </number:number-style>
    <number:number-style style:name="N131">
      <number:number number:decimal-places="10" number:min-decimal-places="10" number:min-integer-digits="1"/>
    </number:number-style>
    <number:number-style style:name="N132">
      <number:number number:decimal-places="9" number:min-decimal-places="9" number:min-integer-digits="1"/>
    </number:number-style>
    <number:number-style style:name="N133">
      <number:number number:decimal-places="8" number:min-decimal-places="8" number:min-integer-digits="1"/>
    </number:number-style>
    <number:number-style style:name="N134">
      <number:number number:decimal-places="7" number:min-decimal-places="7" number:min-integer-digits="1"/>
    </number:number-style>
    <number:number-style style:name="N135">
      <number:number number:decimal-places="6" number:min-decimal-places="6" number:min-integer-digits="1"/>
    </number:number-style>
    <number:number-style style:name="N136">
      <number:number number:decimal-places="5" number:min-decimal-places="5" number:min-integer-digits="1"/>
    </number:number-style>
    <number:number-style style:name="N137">
      <number:number number:decimal-places="14" number:min-decimal-places="14" number:min-integer-digits="1"/>
    </number:number-style>
    <number:number-style style:name="N138">
      <number:number number:decimal-places="1" number:min-decimal-places="1" number:min-integer-digits="1" number:grouping="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1in" fo:margin-left="0.25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0-30">00/00/0000</text:date>, <text:time style:data-style-name="N2" text:time-value="12:01:35.3294002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BSA-MET-EST2019-ANNRES" style:display-name="PageStyle_CBSA-MET-EST2019-ANNR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as user</meta:initial-creator>
    <meta:creation-date>2011-02-11T15:45:55</meta:creation-date>
    <dc:date>2022-10-30T22:39:38.539371964</dc:date>
    <meta:generator>LibreOffice/7.2.5.2$MacOSX_X86_64 LibreOffice_project/499f9727c189e6ef3471021d6132d4c694f357e5</meta:generator>
    <meta:editing-duration>PT21H39M28S</meta:editing-duration>
    <meta:editing-cycles>76</meta:editing-cycles>
    <meta:document-statistic meta:table-count="3" meta:cell-count="6974" meta:object-count="0"/>
    <meta:user-defined meta:name=""/>
    <meta:user-defined meta:name="AppVersion">16.0300</meta:user-defined>
    <meta:user-defined meta:name="Company">SAS Institute Inc</meta:user-defined>
    <meta:user-defined meta:name="DocSecurity" meta:value-type="float">0</meta:user-defined>
    <meta:user-defined meta:name="HyperlinksChanged" meta:value-type="boolean">false</meta:user-defined>
    <meta:user-defined meta:name="LinksUpToDate" meta:value-type="boolean">false</meta:user-defined>
    <meta:user-defined meta:name="SV_HIDDEN_GRID_QUERY_LIST_4F35BF76-6C0D-4D9B-82B2-816C12CF3733" meta:value-type="string">empty_477D106A-C0D6-4607-AEBD-E2C9D60EA279</meta:user-defined>
    <meta:user-defined meta:name="SV_QUERY_LIST_4F35BF76-6C0D-4D9B-82B2-816C12CF3733" meta:value-type="string">empty_477D106A-C0D6-4607-AEBD-E2C9D60EA279</meta:user-defined>
    <meta:user-defined meta:name="ScaleCrop" meta:value-type="boolean">false</meta:user-defined>
    <meta:user-defined meta:name="ShareDoc" meta:value-type="boolean">false</meta:user-defined>
  </office:meta>
</office:document-meta>
</file>